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1.2945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2.91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4.0575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1.5173in"/>
    </style:style>
    <style:style style:name="co11" style:family="table-column">
      <style:table-column-properties fo:break-before="auto" style:column-width="0.5945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1819in"/>
    </style:style>
    <style:style style:name="co14" style:family="table-column">
      <style:table-column-properties fo:break-before="auto" style:column-width="0.4728in"/>
    </style:style>
    <style:style style:name="co15" style:family="table-column">
      <style:table-column-properties fo:break-before="auto" style:column-width="0.4374in"/>
    </style:style>
    <style:style style:name="co18" style:family="table-column">
      <style:table-column-properties fo:break-before="auto" style:column-width="1.3134in"/>
    </style:style>
    <style:style style:name="co19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1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6" style:family="table-cell" style:parent-style-name="Default">
      <style:text-properties fo:color="#000000" style:text-position="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4" style:family="table-cell" style:parent-style-name="Default">
      <style:text-properties style:font-name="Ariel" fo:font-size="10pt" style:font-size-asian="10pt" style:font-size-complex="10pt"/>
    </style:style>
    <style:style style:name="ce5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Arie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Ariel"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Ariel" fo:font-size="10pt" style:font-size-asian="10pt" style:font-size-complex="10pt"/>
    </style:style>
    <style:style style:name="ce8" style:family="table-cell" style:parent-style-name="Default">
      <style:table-cell-properties fo:background-color="#c0c0c0"/>
      <style:text-properties style:font-name="Ariel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font-name="Arie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e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el" fo:font-size="10pt" style:font-size-asian="10pt" style:font-size-complex="10pt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Ariel" fo:font-size="10pt" style:font-size-asian="10pt" style:font-size-complex="10pt"/>
    </style:style>
    <style:style style:name="ce1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font-name="Arie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6ff00"/>
      <style:text-properties style:font-name="Ariel" fo:font-size="10pt" style:font-size-asian="10pt" style:font-size-complex="10pt"/>
    </style:style>
    <style:style style:name="ce15" style:family="table-cell" style:parent-style-name="Default">
      <style:table-cell-properties fo:background-color="#c0c0c0"/>
      <style:text-properties style:font-name="Arie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el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style:font-name="Ariel" fo:font-size="10pt" style:font-name-asian="Andale Sans UI" style:font-size-asian="10pt" style:font-name-complex="Tahoma" style:font-size-complex="10pt"/>
    </style:style>
    <style:style style:name="ce18" style:family="table-cell" style:parent-style-name="Default">
      <style:table-cell-properties fo:background-color="transparent"/>
      <style:text-properties style:font-name="Arie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el" fo:font-size="10pt" style:font-name-asian="Andale Sans UI" style:font-size-asian="10pt" style:font-name-complex="Tahoma" style:font-size-complex="10pt"/>
    </style:style>
    <style:style style:name="ce20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el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el" fo:font-size="10pt" style:font-size-asian="10pt" style:font-size-complex="10pt"/>
    </style:style>
    <style:style style:name="ce22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e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e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el" fo:font-size="10pt" style:font-size-asian="10pt" style:font-size-complex="10pt"/>
    </style:style>
    <style:style style:name="ce28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style:font-name="Ariel" fo:font-size="10pt" style:font-name-asian="Andale Sans UI" style:font-size-asian="10pt" style:font-name-complex="Tahoma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33" style:family="table-cell" style:parent-style-name="Default">
      <style:table-cell-properties fo:background-color="#c0c0c0"/>
    </style:style>
    <style:style style:name="gr1" style:family="graphic">
      <style:graphic-properties draw:stroke="none" draw:fill="non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uper Variable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Execu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opyCalcCellsToTxt?language=Basic&amp;location=document" xlink:type="simple"/>
              </office:event-listeners>
            </form:button>
          </form:form>
        </office:forms>
        <table:shapes>
          <draw:control draw:z-index="0" draw:text-style-name="P1" svg:width="1.2398in" svg:height="0.5307in" svg:x="0.1874in" svg:y="0.2921in" draw:control="control1"/>
        </table:shapes>
        <table:table-column table:style-name="co3" table:default-cell-style-name="ce4"/>
        <table:table-column table:style-name="co4" table:default-cell-style-name="ce9"/>
        <table:table-column table:style-name="co5" table:default-cell-style-name="ce10"/>
        <table:table-column table:style-name="co6" table:default-cell-style-name="ce4"/>
        <table:table-column table:style-name="co7" table:default-cell-style-name="ce4"/>
        <table:table-column table:style-name="co8" table:default-cell-style-name="ce9"/>
        <table:table-column table:style-name="co9" table:default-cell-style-name="ce9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16"/>
        <table:table-column table:style-name="co13" table:default-cell-style-name="ce4"/>
        <table:table-column table:style-name="co15" table:default-cell-style-name="ce4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16" table:number-columns-repeated="1007" table:default-cell-style-name="ce4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3" office:value-type="string" calcext:value-type="string">
            <text:p>Output Path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4" office:value-type="string" calcext:value-type="string">
            <text:p>/home/zsobin/KEEP SendingUnit/SendingUnit 637/prog_SendingUnit/Globals/superVar_Declarations.h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table:style-name="ce11"/>
          <table:table-cell office:value-type="string" calcext:value-type="string">
            <text:p>X = blank (Normal Variable)</text:p>
          </table:table-cell>
          <table:table-cell table:number-columns-repeated="7"/>
          <table:table-cell table:style-name="ce27"/>
          <table:table-cell table:number-columns-repeated="1012"/>
        </table:table-row>
        <table:table-row table:style-name="ro1">
          <table:table-cell/>
          <table:table-cell table:style-name="ce4"/>
          <table:table-cell table:style-name="ce11"/>
          <table:table-cell office:value-type="string" calcext:value-type="string">
            <text:p>X = 1 Array Declaration</text:p>
          </table:table-cell>
          <table:table-cell/>
          <table:table-cell office:value-type="string" calcext:value-type="string">
            <text:p>(FOR THE PURPOSES OF AUTO SUPERVAR GEN, IGNORE OTHER TABS IN THIS SPREADSHEET)</text:p>
          </table:table-cell>
          <table:table-cell table:number-columns-repeated="5"/>
          <table:table-cell table:style-name="ce27"/>
          <table:table-cell table:number-columns-repeated="1012"/>
        </table:table-row>
        <table:table-row table:style-name="ro1">
          <table:table-cell/>
          <table:table-cell table:style-name="ce4"/>
          <table:table-cell table:style-name="ce11"/>
          <table:table-cell office:value-type="string" calcext:value-type="string">
            <text:p>X = 2 Array Element or var already declared in program</text:p>
          </table:table-cell>
          <table:table-cell table:number-columns-repeated="7"/>
          <table:table-cell table:style-name="ce27"/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re Flags</text:p>
          </table:table-cell>
          <table:table-cell table:style-name="ce5" office:value-type="string" calcext:value-type="string">
            <text:p>Flags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Unit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8" table:number-columns-repeated="1010"/>
        </table:table-row>
        <table:table-row table:style-name="ro1">
          <table:table-cell table:style-name="ce6" table:number-columns-repeated="8"/>
          <table:table-cell table:style-name="ce20"/>
          <table:table-cell table:style-name="ce22" office:value-type="string" calcext:value-type="string">
            <text:p>#ifndef SUPERVAR_DECLARE2_H</text:p>
          </table:table-cell>
          <table:table-cell table:style-name="ce20"/>
          <table:table-cell table:style-name="ce22" office:value-type="string" calcext:value-type="string">
            <text:p>void setVariableData(){</text:p>
          </table:table-cell>
          <table:table-cell table:style-name="ce20"/>
          <table:table-cell table:style-name="ce22" office:value-type="string" calcext:value-type="string">
            <text:p>void makeListofCraftStatus(){</text:p>
          </table:table-cell>
          <table:table-cell table:style-name="ce9" table:number-columns-repeated="1010"/>
        </table:table-row>
        <table:table-row table:style-name="ro1">
          <table:table-cell table:style-name="ce7" table:number-columns-repeated="8"/>
          <table:table-cell table:style-name="ce21"/>
          <table:table-cell table:style-name="ce23" office:value-type="string" calcext:value-type="string">
            <text:p>#define SUPERVAR_DECLARE2_H</text:p>
          </table:table-cell>
          <table:table-cell table:style-name="ce21"/>
          <table:table-cell table:style-name="ce23" office:value-type="string" calcext:value-type="string">
            <text:p>;</text:p>
          </table:table-cell>
          <table:table-cell table:style-name="ce21"/>
          <table:table-cell table:style-name="ce23" office:value-type="string" calcext:value-type="string">
            <text:p>int l=listOf_CraftStatus;int i=-1;QString errText="listOf_Craft overflow";</text:p>
          </table:table-cell>
          <table:table-cell table:style-name="ce9" table:number-columns-repeated="1010"/>
        </table:table-row>
        <table:table-row table:style-name="ro1">
          <table:table-cell table:style-name="ce8" office:value-type="string" calcext:value-type="string">
            <text:p>//Flightboard Variables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10] &lt;&gt; 2; IF([.A10]=&quot;&quot;;CONCATENATE(&quot;     &quot;;[.B10];&quot; &quot;;[.D10];&quot;;&quot;);[.A10]); &quot;//intentionally blank&quot;)" office:value-type="string" office:string-value="//Flightboard Variables" calcext:value-type="string">
            <text:p>//Flightboard Variables</text:p>
          </table:table-cell>
          <table:table-cell office:value-type="string" calcext:value-type="string">
            <text:p>;</text:p>
          </table:table-cell>
          <table:table-cell table:style-name="ce28" table:formula="of:=IF([.C10] &lt;&gt; 1; IF((AND([.A10]=&quot;&quot;;[.B10]&lt;&gt;&quot;&quot;));CONCATENATE(&quot;addSuperVar(&quot;;[.D10];&quot;,     &quot;&quot;&quot;;[.D10];&quot;&quot;&quot;, &quot;;    CONCATENATE( [.F10] ; &quot; &quot;; [.E10]);&quot;,&quot;; [.G10];&quot;,&quot;;&quot;&quot;&quot;&quot;;CONCATENATE([.H10];&quot; - &quot;;[.I10])  ; &quot;&quot;&quot;);&quot;);IF([.A10]=&quot;&quot;;[.D10];[.A10])); &quot;//intentionally blank&quot;)" office:value-type="string" office:string-value="//Flightboard Variables" calcext:value-type="string">
            <text:p>//Flightboard Variables</text:p>
          </table:table-cell>
          <table:table-cell office:value-type="string" calcext:value-type="string">
            <text:p>;</text:p>
          </table:table-cell>
          <table:table-cell table:style-name="ce8" table:formula="of:=IF([.C10] &lt;&gt; 1; IF(AND([.A10]=&quot;&quot;;[.B10] &lt;&gt; &quot;&quot;);CONCATENATE(&quot;i++; detectOverflow(i, maxListIndex, errText) ;varList[l][i] = getVarID(&quot;&quot;&quot;;[.D10];&quot;&quot;&quot;);&quot;);IF([.A10]=&quot;&quot;;[.D10];[.A10])); &quot;//intentionally blank&quot;)" office:value-type="string" office:string-value="//Flightboard Variables" calcext:value-type="string">
            <text:p>//Flightboard Variables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/>
          <table:table-cell table:style-name="ce16" office:value-type="string" calcext:value-type="string">
            <text:p>guardA</text:p>
          </table:table-cell>
          <table:table-cell table:style-name="ce16"/>
          <table:table-cell table:style-name="ce16" office:value-type="string" calcext:value-type="string">
            <text:p>I2CFast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] &lt;&gt; 2; IF([.A11]=&quot;&quot;;CONCATENATE(&quot;     &quot;;[.B11];&quot; &quot;;[.D11];&quot;;&quot;);[.A11]); &quot;//intentionally blank&quot;)" office:value-type="string" office:string-value="     unsigned char guardA;" calcext:value-type="string">
            <text:p><text:s text:c="5"/>unsigned char guardA;</text:p>
          </table:table-cell>
          <table:table-cell office:value-type="string" calcext:value-type="string">
            <text:p>;</text:p>
          </table:table-cell>
          <table:table-cell table:style-name="ce28" table:formula="of:=IF([.C11] &lt;&gt; 1; IF((AND([.A11]=&quot;&quot;;[.B11]&lt;&gt;&quot;&quot;));CONCATENATE(&quot;addSuperVar(&quot;;[.D11];&quot;,     &quot;&quot;&quot;;[.D11];&quot;&quot;&quot;, &quot;;    CONCATENATE( [.F11] ; &quot; &quot;; [.E11]);&quot;,&quot;; [.G11];&quot;,&quot;;&quot;&quot;&quot;&quot;;CONCATENATE([.H11];&quot; - &quot;;[.I11])  ; &quot;&quot;&quot;);&quot;);IF([.A11]=&quot;&quot;;[.D11];[.A11])); &quot;//intentionally blank&quot;)" office:value-type="string" office:string-value="addSuperVar(guardA,     &quot;guardA&quot;, I2CFast ,1,&quot;units - comment&quot;);" calcext:value-type="string">
            <text:p>addSuperVar(guardA, <text:s text:c="4"/>"guardA", I2CFast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] &lt;&gt; 1; IF(AND([.A11]=&quot;&quot;;[.B11] &lt;&gt; &quot;&quot;);CONCATENATE(&quot;i++; detectOverflow(i, maxListIndex, errText) ;varList[l][i] = getVarID(&quot;&quot;&quot;;[.D11];&quot;&quot;&quot;);&quot;);IF([.A11]=&quot;&quot;;[.D11];[.A11])); &quot;//intentionally blank&quot;)" office:value-type="string" office:string-value="i++; detectOverflow(i, maxListIndex, errText) ;varList[l][i] = getVarID(&quot;guardA&quot;);" calcext:value-type="string">
            <text:p>i++; detectOverflow(i, maxListIndex, errText) ;varList[l][i] = getVarID("guardA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_X</text:p>
          </table:table-cell>
          <table:table-cell table:style-name="ce16"/>
          <table:table-cell table:style-name="ce16" office:value-type="string" calcext:value-type="string">
            <text:p>I2CFast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] &lt;&gt; 2; IF([.A12]=&quot;&quot;;CONCATENATE(&quot;     &quot;;[.B12];&quot; &quot;;[.D12];&quot;;&quot;);[.A12]); &quot;//intentionally blank&quot;)" office:value-type="string" office:string-value="     float Sensor_Accelerometer_X;" calcext:value-type="string">
            <text:p><text:s text:c="5"/>float Sensor_Accelerometer_X;</text:p>
          </table:table-cell>
          <table:table-cell office:value-type="string" calcext:value-type="string">
            <text:p>;</text:p>
          </table:table-cell>
          <table:table-cell table:style-name="ce28" table:formula="of:=IF([.C12] &lt;&gt; 1; IF((AND([.A12]=&quot;&quot;;[.B12]&lt;&gt;&quot;&quot;));CONCATENATE(&quot;addSuperVar(&quot;;[.D12];&quot;,     &quot;&quot;&quot;;[.D12];&quot;&quot;&quot;, &quot;;    CONCATENATE( [.F12] ; &quot; &quot;; [.E12]);&quot;,&quot;; [.G12];&quot;,&quot;;&quot;&quot;&quot;&quot;;CONCATENATE([.H12];&quot; - &quot;;[.I12])  ; &quot;&quot;&quot;);&quot;);IF([.A12]=&quot;&quot;;[.D12];[.A12])); &quot;//intentionally blank&quot;)" office:value-type="string" office:string-value="addSuperVar(Sensor_Accelerometer_X,     &quot;Sensor_Accelerometer_X&quot;, I2CFast ,1,&quot;units - comment&quot;);" calcext:value-type="string">
            <text:p>addSuperVar(Sensor_Accelerometer_X, <text:s text:c="4"/>"Sensor_Accelerometer_X", I2CFast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] &lt;&gt; 1; IF(AND([.A12]=&quot;&quot;;[.B12] &lt;&gt; &quot;&quot;);CONCATENATE(&quot;i++; detectOverflow(i, maxListIndex, errText) ;varList[l][i] = getVarID(&quot;&quot;&quot;;[.D12];&quot;&quot;&quot;);&quot;);IF([.A12]=&quot;&quot;;[.D12];[.A12])); &quot;//intentionally blank&quot;)" office:value-type="string" office:string-value="i++; detectOverflow(i, maxListIndex, errText) ;varList[l][i] = getVarID(&quot;Sensor_Accelerometer_X&quot;);" calcext:value-type="string">
            <text:p>i++; detectOverflow(i, maxListIndex, errText) ;varList[l][i] = getVarID("Sensor_Accelerometer_X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_Y</text:p>
          </table:table-cell>
          <table:table-cell table:style-name="ce16"/>
          <table:table-cell table:style-name="ce16" office:value-type="string" calcext:value-type="string">
            <text:p>I2CFast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minute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] &lt;&gt; 2; IF([.A13]=&quot;&quot;;CONCATENATE(&quot;     &quot;;[.B13];&quot; &quot;;[.D13];&quot;;&quot;);[.A13]); &quot;//intentionally blank&quot;)" office:value-type="string" office:string-value="     float Sensor_Accelerometer_Y;" calcext:value-type="string">
            <text:p><text:s text:c="5"/>float Sensor_Accelerometer_Y;</text:p>
          </table:table-cell>
          <table:table-cell office:value-type="string" calcext:value-type="string">
            <text:p>;</text:p>
          </table:table-cell>
          <table:table-cell table:style-name="ce28" table:formula="of:=IF([.C13] &lt;&gt; 1; IF((AND([.A13]=&quot;&quot;;[.B13]&lt;&gt;&quot;&quot;));CONCATENATE(&quot;addSuperVar(&quot;;[.D13];&quot;,     &quot;&quot;&quot;;[.D13];&quot;&quot;&quot;, &quot;;    CONCATENATE( [.F13] ; &quot; &quot;; [.E13]);&quot;,&quot;; [.G13];&quot;,&quot;;&quot;&quot;&quot;&quot;;CONCATENATE([.H13];&quot; - &quot;;[.I13])  ; &quot;&quot;&quot;);&quot;);IF([.A13]=&quot;&quot;;[.D13];[.A13])); &quot;//intentionally blank&quot;)" office:value-type="string" office:string-value="addSuperVar(Sensor_Accelerometer_Y,     &quot;Sensor_Accelerometer_Y&quot;, I2CFast ,1,&quot;minutes - comment&quot;);" calcext:value-type="string">
            <text:p>addSuperVar(Sensor_Accelerometer_Y, <text:s text:c="4"/>"Sensor_Accelerometer_Y", I2CFast ,1,"minutes - comment");</text:p>
          </table:table-cell>
          <table:table-cell office:value-type="string" calcext:value-type="string">
            <text:p>;</text:p>
          </table:table-cell>
          <table:table-cell table:style-name="ce8" table:formula="of:=IF([.C13] &lt;&gt; 1; IF(AND([.A13]=&quot;&quot;;[.B13] &lt;&gt; &quot;&quot;);CONCATENATE(&quot;i++; detectOverflow(i, maxListIndex, errText) ;varList[l][i] = getVarID(&quot;&quot;&quot;;[.D13];&quot;&quot;&quot;);&quot;);IF([.A13]=&quot;&quot;;[.D13];[.A13])); &quot;//intentionally blank&quot;)" office:value-type="string" office:string-value="i++; detectOverflow(i, maxListIndex, errText) ;varList[l][i] = getVarID(&quot;Sensor_Accelerometer_Y&quot;);" calcext:value-type="string">
            <text:p>i++; detectOverflow(i, maxListIndex, errText) ;varList[l][i] = getVarID("Sensor_Accelerometer_Y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_Z</text:p>
          </table:table-cell>
          <table:table-cell table:style-name="ce16"/>
          <table:table-cell table:style-name="ce16" office:value-type="string" calcext:value-type="string">
            <text:p>I2CFast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minute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] &lt;&gt; 2; IF([.A14]=&quot;&quot;;CONCATENATE(&quot;     &quot;;[.B14];&quot; &quot;;[.D14];&quot;;&quot;);[.A14]); &quot;//intentionally blank&quot;)" office:value-type="string" office:string-value="     float Sensor_Accelerometer_Z;" calcext:value-type="string">
            <text:p><text:s text:c="5"/>float Sensor_Accelerometer_Z;</text:p>
          </table:table-cell>
          <table:table-cell office:value-type="string" calcext:value-type="string">
            <text:p>;</text:p>
          </table:table-cell>
          <table:table-cell table:style-name="ce28" table:formula="of:=IF([.C14] &lt;&gt; 1; IF((AND([.A14]=&quot;&quot;;[.B14]&lt;&gt;&quot;&quot;));CONCATENATE(&quot;addSuperVar(&quot;;[.D14];&quot;,     &quot;&quot;&quot;;[.D14];&quot;&quot;&quot;, &quot;;    CONCATENATE( [.F14] ; &quot; &quot;; [.E14]);&quot;,&quot;; [.G14];&quot;,&quot;;&quot;&quot;&quot;&quot;;CONCATENATE([.H14];&quot; - &quot;;[.I14])  ; &quot;&quot;&quot;);&quot;);IF([.A14]=&quot;&quot;;[.D14];[.A14])); &quot;//intentionally blank&quot;)" office:value-type="string" office:string-value="addSuperVar(Sensor_Accelerometer_Z,     &quot;Sensor_Accelerometer_Z&quot;, I2CFast ,1,&quot;minutes - comment&quot;);" calcext:value-type="string">
            <text:p>addSuperVar(Sensor_Accelerometer_Z, <text:s text:c="4"/>"Sensor_Accelerometer_Z", I2CFast ,1,"minutes - comment");</text:p>
          </table:table-cell>
          <table:table-cell office:value-type="string" calcext:value-type="string">
            <text:p>;</text:p>
          </table:table-cell>
          <table:table-cell table:style-name="ce8" table:formula="of:=IF([.C14] &lt;&gt; 1; IF(AND([.A14]=&quot;&quot;;[.B14] &lt;&gt; &quot;&quot;);CONCATENATE(&quot;i++; detectOverflow(i, maxListIndex, errText) ;varList[l][i] = getVarID(&quot;&quot;&quot;;[.D14];&quot;&quot;&quot;);&quot;);IF([.A14]=&quot;&quot;;[.D14];[.A14])); &quot;//intentionally blank&quot;)" office:value-type="string" office:string-value="i++; detectOverflow(i, maxListIndex, errText) ;varList[l][i] = getVarID(&quot;Sensor_Accelerometer_Z&quot;);" calcext:value-type="string">
            <text:p>i++; detectOverflow(i, maxListIndex, errText) ;varList[l][i] = getVarID("Sensor_Accelerometer_Z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16" office:value-type="string" calcext:value-type="string">
            <text:p>FlighboardErrorCod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minute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] &lt;&gt; 2; IF([.A15]=&quot;&quot;;CONCATENATE(&quot;     &quot;;[.B15];&quot; &quot;;[.D15];&quot;;&quot;);[.A15]); &quot;//intentionally blank&quot;)" office:value-type="string" office:string-value="     unsigned short int FlighboardErrorCode;" calcext:value-type="string">
            <text:p><text:s text:c="5"/>unsigned short int FlighboardErrorCode;</text:p>
          </table:table-cell>
          <table:table-cell office:value-type="string" calcext:value-type="string">
            <text:p>;</text:p>
          </table:table-cell>
          <table:table-cell table:style-name="ce28" table:formula="of:=IF([.C15] &lt;&gt; 1; IF((AND([.A15]=&quot;&quot;;[.B15]&lt;&gt;&quot;&quot;));CONCATENATE(&quot;addSuperVar(&quot;;[.D15];&quot;,     &quot;&quot;&quot;;[.D15];&quot;&quot;&quot;, &quot;;    CONCATENATE( [.F15] ; &quot; &quot;; [.E15]);&quot;,&quot;; [.G15];&quot;,&quot;;&quot;&quot;&quot;&quot;;CONCATENATE([.H15];&quot; - &quot;;[.I15])  ; &quot;&quot;&quot;);&quot;);IF([.A15]=&quot;&quot;;[.D15];[.A15])); &quot;//intentionally blank&quot;)" office:value-type="string" office:string-value="addSuperVar(FlighboardErrorCode,     &quot;FlighboardErrorCode&quot;, I2CSlow ,1,&quot;minutes - comment&quot;);" calcext:value-type="string">
            <text:p>addSuperVar(FlighboardErrorCode, <text:s text:c="4"/>"FlighboardErrorCode", I2CSlow ,1,"minutes - comment");</text:p>
          </table:table-cell>
          <table:table-cell office:value-type="string" calcext:value-type="string">
            <text:p>;</text:p>
          </table:table-cell>
          <table:table-cell table:style-name="ce8" table:formula="of:=IF([.C15] &lt;&gt; 1; IF(AND([.A15]=&quot;&quot;;[.B15] &lt;&gt; &quot;&quot;);CONCATENATE(&quot;i++; detectOverflow(i, maxListIndex, errText) ;varList[l][i] = getVarID(&quot;&quot;&quot;;[.D15];&quot;&quot;&quot;);&quot;);IF([.A15]=&quot;&quot;;[.D15];[.A15])); &quot;//intentionally blank&quot;)" office:value-type="string" office:string-value="i++; detectOverflow(i, maxListIndex, errText) ;varList[l][i] = getVarID(&quot;FlighboardErrorCode&quot;);" calcext:value-type="string">
            <text:p>i++; detectOverflow(i, maxListIndex, errText) ;varList[l][i] = getVarID("FlighboardErrorCo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16" office:value-type="string" calcext:value-type="string">
            <text:p>FlighboardErrorCode2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minute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] &lt;&gt; 2; IF([.A16]=&quot;&quot;;CONCATENATE(&quot;     &quot;;[.B16];&quot; &quot;;[.D16];&quot;;&quot;);[.A16]); &quot;//intentionally blank&quot;)" office:value-type="string" office:string-value="     unsigned short int FlighboardErrorCode2;" calcext:value-type="string">
            <text:p><text:s text:c="5"/>unsigned short int FlighboardErrorCode2;</text:p>
          </table:table-cell>
          <table:table-cell office:value-type="string" calcext:value-type="string">
            <text:p>;</text:p>
          </table:table-cell>
          <table:table-cell table:style-name="ce28" table:formula="of:=IF([.C16] &lt;&gt; 1; IF((AND([.A16]=&quot;&quot;;[.B16]&lt;&gt;&quot;&quot;));CONCATENATE(&quot;addSuperVar(&quot;;[.D16];&quot;,     &quot;&quot;&quot;;[.D16];&quot;&quot;&quot;, &quot;;    CONCATENATE( [.F16] ; &quot; &quot;; [.E16]);&quot;,&quot;; [.G16];&quot;,&quot;;&quot;&quot;&quot;&quot;;CONCATENATE([.H16];&quot; - &quot;;[.I16])  ; &quot;&quot;&quot;);&quot;);IF([.A16]=&quot;&quot;;[.D16];[.A16])); &quot;//intentionally blank&quot;)" office:value-type="string" office:string-value="addSuperVar(FlighboardErrorCode2,     &quot;FlighboardErrorCode2&quot;, I2CSlow ,1,&quot;minutes - comment&quot;);" calcext:value-type="string">
            <text:p>addSuperVar(FlighboardErrorCode2, <text:s text:c="4"/>"FlighboardErrorCode2", I2CSlow ,1,"minutes - comment");</text:p>
          </table:table-cell>
          <table:table-cell office:value-type="string" calcext:value-type="string">
            <text:p>;</text:p>
          </table:table-cell>
          <table:table-cell table:style-name="ce8" table:formula="of:=IF([.C16] &lt;&gt; 1; IF(AND([.A16]=&quot;&quot;;[.B16] &lt;&gt; &quot;&quot;);CONCATENATE(&quot;i++; detectOverflow(i, maxListIndex, errText) ;varList[l][i] = getVarID(&quot;&quot;&quot;;[.D16];&quot;&quot;&quot;);&quot;);IF([.A16]=&quot;&quot;;[.D16];[.A16])); &quot;//intentionally blank&quot;)" office:value-type="string" office:string-value="i++; detectOverflow(i, maxListIndex, errText) ;varList[l][i] = getVarID(&quot;FlighboardErrorCode2&quot;);" calcext:value-type="string">
            <text:p>i++; detectOverflow(i, maxListIndex, errText) ;varList[l][i] = getVarID("FlighboardErrorCode2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QString</text:p>
          </table:table-cell>
          <table:table-cell table:style-name="ce4"/>
          <table:table-cell table:style-name="ce16" office:value-type="string" calcext:value-type="string">
            <text:p>FlighboardErrorString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minute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] &lt;&gt; 2; IF([.A17]=&quot;&quot;;CONCATENATE(&quot;     &quot;;[.B17];&quot; &quot;;[.D17];&quot;;&quot;);[.A17]); &quot;//intentionally blank&quot;)" office:value-type="string" office:string-value="     QString FlighboardErrorString;" calcext:value-type="string">
            <text:p><text:s text:c="5"/>QString FlighboardErrorString;</text:p>
          </table:table-cell>
          <table:table-cell office:value-type="string" calcext:value-type="string">
            <text:p>;</text:p>
          </table:table-cell>
          <table:table-cell table:style-name="ce28" table:formula="of:=IF([.C17] &lt;&gt; 1; IF((AND([.A17]=&quot;&quot;;[.B17]&lt;&gt;&quot;&quot;));CONCATENATE(&quot;addSuperVar(&quot;;[.D17];&quot;,     &quot;&quot;&quot;;[.D17];&quot;&quot;&quot;, &quot;;    CONCATENATE( [.F17] ; &quot; &quot;; [.E17]);&quot;,&quot;; [.G17];&quot;,&quot;;&quot;&quot;&quot;&quot;;CONCATENATE([.H17];&quot; - &quot;;[.I17])  ; &quot;&quot;&quot;);&quot;);IF([.A17]=&quot;&quot;;[.D17];[.A17])); &quot;//intentionally blank&quot;)" office:value-type="string" office:string-value="addSuperVar(FlighboardErrorString,     &quot;FlighboardErrorString&quot;, I2CSlow ,1,&quot;minutes - comment&quot;);" calcext:value-type="string">
            <text:p>addSuperVar(FlighboardErrorString, <text:s text:c="4"/>"FlighboardErrorString", I2CSlow ,1,"minutes - comment");</text:p>
          </table:table-cell>
          <table:table-cell office:value-type="string" calcext:value-type="string">
            <text:p>;</text:p>
          </table:table-cell>
          <table:table-cell table:style-name="ce8" table:formula="of:=IF([.C17] &lt;&gt; 1; IF(AND([.A17]=&quot;&quot;;[.B17] &lt;&gt; &quot;&quot;);CONCATENATE(&quot;i++; detectOverflow(i, maxListIndex, errText) ;varList[l][i] = getVarID(&quot;&quot;&quot;;[.D17];&quot;&quot;&quot;);&quot;);IF([.A17]=&quot;&quot;;[.D17];[.A17])); &quot;//intentionally blank&quot;)" office:value-type="string" office:string-value="i++; detectOverflow(i, maxListIndex, errText) ;varList[l][i] = getVarID(&quot;FlighboardErrorString&quot;);" calcext:value-type="string">
            <text:p>i++; detectOverflow(i, maxListIndex, errText) ;varList[l][i] = getVarID("FlighboardErrorStrin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_Magnitud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minute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] &lt;&gt; 2; IF([.A18]=&quot;&quot;;CONCATENATE(&quot;     &quot;;[.B18];&quot; &quot;;[.D18];&quot;;&quot;);[.A18]); &quot;//intentionally blank&quot;)" office:value-type="string" office:string-value="     float Sensor_Accelerometer_Magnitude;" calcext:value-type="string">
            <text:p><text:s text:c="5"/>float Sensor_Accelerometer_Magnitude;</text:p>
          </table:table-cell>
          <table:table-cell office:value-type="string" calcext:value-type="string">
            <text:p>;</text:p>
          </table:table-cell>
          <table:table-cell table:style-name="ce28" table:formula="of:=IF([.C18] &lt;&gt; 1; IF((AND([.A18]=&quot;&quot;;[.B18]&lt;&gt;&quot;&quot;));CONCATENATE(&quot;addSuperVar(&quot;;[.D18];&quot;,     &quot;&quot;&quot;;[.D18];&quot;&quot;&quot;, &quot;;    CONCATENATE( [.F18] ; &quot; &quot;; [.E18]);&quot;,&quot;; [.G18];&quot;,&quot;;&quot;&quot;&quot;&quot;;CONCATENATE([.H18];&quot; - &quot;;[.I18])  ; &quot;&quot;&quot;);&quot;);IF([.A18]=&quot;&quot;;[.D18];[.A18])); &quot;//intentionally blank&quot;)" office:value-type="string" office:string-value="addSuperVar(Sensor_Accelerometer_Magnitude,     &quot;Sensor_Accelerometer_Magnitude&quot;, I2CSlow ,1,&quot;minutes - comment&quot;);" calcext:value-type="string">
            <text:p>addSuperVar(Sensor_Accelerometer_Magnitude, <text:s text:c="4"/>"Sensor_Accelerometer_Magnitude", I2CSlow ,1,"minutes - comment");</text:p>
          </table:table-cell>
          <table:table-cell office:value-type="string" calcext:value-type="string">
            <text:p>;</text:p>
          </table:table-cell>
          <table:table-cell table:style-name="ce8" table:formula="of:=IF([.C18] &lt;&gt; 1; IF(AND([.A18]=&quot;&quot;;[.B18] &lt;&gt; &quot;&quot;);CONCATENATE(&quot;i++; detectOverflow(i, maxListIndex, errText) ;varList[l][i] = getVarID(&quot;&quot;&quot;;[.D18];&quot;&quot;&quot;);&quot;);IF([.A18]=&quot;&quot;;[.D18];[.A18])); &quot;//intentionally blank&quot;)" office:value-type="string" office:string-value="i++; detectOverflow(i, maxListIndex, errText) ;varList[l][i] = getVarID(&quot;Sensor_Accelerometer_Magnitude&quot;);" calcext:value-type="string">
            <text:p>i++; detectOverflow(i, maxListIndex, errText) ;varList[l][i] = getVarID("Sensor_Accelerometer_Magn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_RelAzimuth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] &lt;&gt; 2; IF([.A19]=&quot;&quot;;CONCATENATE(&quot;     &quot;;[.B19];&quot; &quot;;[.D19];&quot;;&quot;);[.A19]); &quot;//intentionally blank&quot;)" office:value-type="string" office:string-value="     float Sensor_Accelerometer_RelAzimuth;" calcext:value-type="string">
            <text:p><text:s text:c="5"/>float Sensor_Accelerometer_RelAzimuth;</text:p>
          </table:table-cell>
          <table:table-cell office:value-type="string" calcext:value-type="string">
            <text:p>;</text:p>
          </table:table-cell>
          <table:table-cell table:style-name="ce28" table:formula="of:=IF([.C19] &lt;&gt; 1; IF((AND([.A19]=&quot;&quot;;[.B19]&lt;&gt;&quot;&quot;));CONCATENATE(&quot;addSuperVar(&quot;;[.D19];&quot;,     &quot;&quot;&quot;;[.D19];&quot;&quot;&quot;, &quot;;    CONCATENATE( [.F19] ; &quot; &quot;; [.E19]);&quot;,&quot;; [.G19];&quot;,&quot;;&quot;&quot;&quot;&quot;;CONCATENATE([.H19];&quot; - &quot;;[.I19])  ; &quot;&quot;&quot;);&quot;);IF([.A19]=&quot;&quot;;[.D19];[.A19])); &quot;//intentionally blank&quot;)" office:value-type="string" office:string-value="addSuperVar(Sensor_Accelerometer_RelAzimuth,     &quot;Sensor_Accelerometer_RelAzimuth&quot;, I2CSlow ,1,&quot;units - comment&quot;);" calcext:value-type="string">
            <text:p>addSuperVar(Sensor_Accelerometer_RelAzimuth, <text:s text:c="4"/>"Sensor_Accelerometer_RelAzimut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9] &lt;&gt; 1; IF(AND([.A19]=&quot;&quot;;[.B19] &lt;&gt; &quot;&quot;);CONCATENATE(&quot;i++; detectOverflow(i, maxListIndex, errText) ;varList[l][i] = getVarID(&quot;&quot;&quot;;[.D19];&quot;&quot;&quot;);&quot;);IF([.A19]=&quot;&quot;;[.D19];[.A19])); &quot;//intentionally blank&quot;)" office:value-type="string" office:string-value="i++; detectOverflow(i, maxListIndex, errText) ;varList[l][i] = getVarID(&quot;Sensor_Accelerometer_RelAzimuth&quot;);" calcext:value-type="string">
            <text:p>i++; detectOverflow(i, maxListIndex, errText) ;varList[l][i] = getVarID("Sensor_Accelerometer_RelAzimuth");</text:p>
          </table:table-cell>
          <table:table-cell office:value-type="string" calcext:value-type="string">
            <text:p>;</text:p>
          </table:table-cell>
          <table:table-cell table:style-name="ce8" office:value-type="string" calcext:value-type="string">
            <text:p><text:s text:c="5"/>float Sensor_Accelerometer_RelIncline;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_RelInclin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] &lt;&gt; 2; IF([.A20]=&quot;&quot;;CONCATENATE(&quot;     &quot;;[.B20];&quot; &quot;;[.D20];&quot;;&quot;);[.A20]); &quot;//intentionally blank&quot;)" office:value-type="string" office:string-value="     float Sensor_Accelerometer_RelIncline;" calcext:value-type="string">
            <text:p><text:s text:c="5"/>float Sensor_Accelerometer_RelIncline;</text:p>
          </table:table-cell>
          <table:table-cell office:value-type="string" calcext:value-type="string">
            <text:p>;</text:p>
          </table:table-cell>
          <table:table-cell table:style-name="ce28" table:formula="of:=IF([.C20] &lt;&gt; 1; IF((AND([.A20]=&quot;&quot;;[.B20]&lt;&gt;&quot;&quot;));CONCATENATE(&quot;addSuperVar(&quot;;[.D20];&quot;,     &quot;&quot;&quot;;[.D20];&quot;&quot;&quot;, &quot;;    CONCATENATE( [.F20] ; &quot; &quot;; [.E20]);&quot;,&quot;; [.G20];&quot;,&quot;;&quot;&quot;&quot;&quot;;CONCATENATE([.H20];&quot; - &quot;;[.I20])  ; &quot;&quot;&quot;);&quot;);IF([.A20]=&quot;&quot;;[.D20];[.A20])); &quot;//intentionally blank&quot;)" office:value-type="string" office:string-value="addSuperVar(Sensor_Accelerometer_RelIncline,     &quot;Sensor_Accelerometer_RelIncline&quot;, I2CSlow ,1,&quot;units - comment&quot;);" calcext:value-type="string">
            <text:p>addSuperVar(Sensor_Accelerometer_RelIncline, <text:s text:c="4"/>"Sensor_Accelerometer_RelInclin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] &lt;&gt; 1; IF(AND([.A20]=&quot;&quot;;[.B20] &lt;&gt; &quot;&quot;);CONCATENATE(&quot;i++; detectOverflow(i, maxListIndex, errText) ;varList[l][i] = getVarID(&quot;&quot;&quot;;[.D20];&quot;&quot;&quot;);&quot;);IF([.A20]=&quot;&quot;;[.D20];[.A20])); &quot;//intentionally blank&quot;)" office:value-type="string" office:string-value="i++; detectOverflow(i, maxListIndex, errText) ;varList[l][i] = getVarID(&quot;Sensor_Accelerometer_RelIncline&quot;);" calcext:value-type="string">
            <text:p>i++; detectOverflow(i, maxListIndex, errText) ;varList[l][i] = getVarID("Sensor_Accelerometer_RelIncline");</text:p>
          </table:table-cell>
          <table:table-cell office:value-type="string" calcext:value-type="string">
            <text:p>;</text:p>
          </table:table-cell>
          <table:table-cell table:style-name="ce28" office:value-type="string" calcext:value-type="string">
            <text:p>addSuperVar(Sensor_Accelerometer_RelIncline, <text:s text:c="4"/>"Sensor_Accelerometer_RelIncline", I2CPoll ,1,"units - comment");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Compass_X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] &lt;&gt; 2; IF([.A21]=&quot;&quot;;CONCATENATE(&quot;     &quot;;[.B21];&quot; &quot;;[.D21];&quot;;&quot;);[.A21]); &quot;//intentionally blank&quot;)" office:value-type="string" office:string-value="     float Sensor_Compass_X;" calcext:value-type="string">
            <text:p><text:s text:c="5"/>float Sensor_Compass_X;</text:p>
          </table:table-cell>
          <table:table-cell office:value-type="string" calcext:value-type="string">
            <text:p>;</text:p>
          </table:table-cell>
          <table:table-cell table:style-name="ce28" table:formula="of:=IF([.C21] &lt;&gt; 1; IF((AND([.A21]=&quot;&quot;;[.B21]&lt;&gt;&quot;&quot;));CONCATENATE(&quot;addSuperVar(&quot;;[.D21];&quot;,     &quot;&quot;&quot;;[.D21];&quot;&quot;&quot;, &quot;;    CONCATENATE( [.F21] ; &quot; &quot;; [.E21]);&quot;,&quot;; [.G21];&quot;,&quot;;&quot;&quot;&quot;&quot;;CONCATENATE([.H21];&quot; - &quot;;[.I21])  ; &quot;&quot;&quot;);&quot;);IF([.A21]=&quot;&quot;;[.D21];[.A21])); &quot;//intentionally blank&quot;)" office:value-type="string" office:string-value="addSuperVar(Sensor_Compass_X,     &quot;Sensor_Compass_X&quot;, I2CSlow ,1,&quot;units - comment&quot;);" calcext:value-type="string">
            <text:p>addSuperVar(Sensor_Compass_X, <text:s text:c="4"/>"Sensor_Compass_X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1] &lt;&gt; 1; IF(AND([.A21]=&quot;&quot;;[.B21] &lt;&gt; &quot;&quot;);CONCATENATE(&quot;i++; detectOverflow(i, maxListIndex, errText) ;varList[l][i] = getVarID(&quot;&quot;&quot;;[.D21];&quot;&quot;&quot;);&quot;);IF([.A21]=&quot;&quot;;[.D21];[.A21])); &quot;//intentionally blank&quot;)" office:value-type="string" office:string-value="i++; detectOverflow(i, maxListIndex, errText) ;varList[l][i] = getVarID(&quot;Sensor_Compass_X&quot;);" calcext:value-type="string">
            <text:p>i++; detectOverflow(i, maxListIndex, errText) ;varList[l][i] = getVarID("Sensor_Compass_X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Compass_Y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] &lt;&gt; 2; IF([.A22]=&quot;&quot;;CONCATENATE(&quot;     &quot;;[.B22];&quot; &quot;;[.D22];&quot;;&quot;);[.A22]); &quot;//intentionally blank&quot;)" office:value-type="string" office:string-value="     float Sensor_Compass_Y;" calcext:value-type="string">
            <text:p><text:s text:c="5"/>float Sensor_Compass_Y;</text:p>
          </table:table-cell>
          <table:table-cell office:value-type="string" calcext:value-type="string">
            <text:p>;</text:p>
          </table:table-cell>
          <table:table-cell table:style-name="ce28" table:formula="of:=IF([.C22] &lt;&gt; 1; IF((AND([.A22]=&quot;&quot;;[.B22]&lt;&gt;&quot;&quot;));CONCATENATE(&quot;addSuperVar(&quot;;[.D22];&quot;,     &quot;&quot;&quot;;[.D22];&quot;&quot;&quot;, &quot;;    CONCATENATE( [.F22] ; &quot; &quot;; [.E22]);&quot;,&quot;; [.G22];&quot;,&quot;;&quot;&quot;&quot;&quot;;CONCATENATE([.H22];&quot; - &quot;;[.I22])  ; &quot;&quot;&quot;);&quot;);IF([.A22]=&quot;&quot;;[.D22];[.A22])); &quot;//intentionally blank&quot;)" office:value-type="string" office:string-value="addSuperVar(Sensor_Compass_Y,     &quot;Sensor_Compass_Y&quot;, I2CSlow ,1,&quot;units - comment&quot;);" calcext:value-type="string">
            <text:p>addSuperVar(Sensor_Compass_Y, <text:s text:c="4"/>"Sensor_Compass_Y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] &lt;&gt; 1; IF(AND([.A22]=&quot;&quot;;[.B22] &lt;&gt; &quot;&quot;);CONCATENATE(&quot;i++; detectOverflow(i, maxListIndex, errText) ;varList[l][i] = getVarID(&quot;&quot;&quot;;[.D22];&quot;&quot;&quot;);&quot;);IF([.A22]=&quot;&quot;;[.D22];[.A22])); &quot;//intentionally blank&quot;)" office:value-type="string" office:string-value="i++; detectOverflow(i, maxListIndex, errText) ;varList[l][i] = getVarID(&quot;Sensor_Compass_Y&quot;);" calcext:value-type="string">
            <text:p>i++; detectOverflow(i, maxListIndex, errText) ;varList[l][i] = getVarID("Sensor_Compass_Y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Compass_Z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] &lt;&gt; 2; IF([.A23]=&quot;&quot;;CONCATENATE(&quot;     &quot;;[.B23];&quot; &quot;;[.D23];&quot;;&quot;);[.A23]); &quot;//intentionally blank&quot;)" office:value-type="string" office:string-value="     float Sensor_Compass_Z;" calcext:value-type="string">
            <text:p><text:s text:c="5"/>float Sensor_Compass_Z;</text:p>
          </table:table-cell>
          <table:table-cell office:value-type="string" calcext:value-type="string">
            <text:p>;</text:p>
          </table:table-cell>
          <table:table-cell table:style-name="ce28" table:formula="of:=IF([.C23] &lt;&gt; 1; IF((AND([.A23]=&quot;&quot;;[.B23]&lt;&gt;&quot;&quot;));CONCATENATE(&quot;addSuperVar(&quot;;[.D23];&quot;,     &quot;&quot;&quot;;[.D23];&quot;&quot;&quot;, &quot;;    CONCATENATE( [.F23] ; &quot; &quot;; [.E23]);&quot;,&quot;; [.G23];&quot;,&quot;;&quot;&quot;&quot;&quot;;CONCATENATE([.H23];&quot; - &quot;;[.I23])  ; &quot;&quot;&quot;);&quot;);IF([.A23]=&quot;&quot;;[.D23];[.A23])); &quot;//intentionally blank&quot;)" office:value-type="string" office:string-value="addSuperVar(Sensor_Compass_Z,     &quot;Sensor_Compass_Z&quot;, I2CSlow ,1,&quot;units - comment&quot;);" calcext:value-type="string">
            <text:p>addSuperVar(Sensor_Compass_Z, <text:s text:c="4"/>"Sensor_Compass_Z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] &lt;&gt; 1; IF(AND([.A23]=&quot;&quot;;[.B23] &lt;&gt; &quot;&quot;);CONCATENATE(&quot;i++; detectOverflow(i, maxListIndex, errText) ;varList[l][i] = getVarID(&quot;&quot;&quot;;[.D23];&quot;&quot;&quot;);&quot;);IF([.A23]=&quot;&quot;;[.D23];[.A23])); &quot;//intentionally blank&quot;)" office:value-type="string" office:string-value="i++; detectOverflow(i, maxListIndex, errText) ;varList[l][i] = getVarID(&quot;Sensor_Compass_Z&quot;);" calcext:value-type="string">
            <text:p>i++; detectOverflow(i, maxListIndex, errText) ;varList[l][i] = getVarID("Sensor_Compass_Z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Compass_FieldStrength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4] &lt;&gt; 2; IF([.A24]=&quot;&quot;;CONCATENATE(&quot;     &quot;;[.B24];&quot; &quot;;[.D24];&quot;;&quot;);[.A24]); &quot;//intentionally blank&quot;)" office:value-type="string" office:string-value="     float Sensor_Compass_FieldStrength;" calcext:value-type="string">
            <text:p><text:s text:c="5"/>float Sensor_Compass_FieldStrength;</text:p>
          </table:table-cell>
          <table:table-cell office:value-type="string" calcext:value-type="string">
            <text:p>;</text:p>
          </table:table-cell>
          <table:table-cell table:style-name="ce28" table:formula="of:=IF([.C24] &lt;&gt; 1; IF((AND([.A24]=&quot;&quot;;[.B24]&lt;&gt;&quot;&quot;));CONCATENATE(&quot;addSuperVar(&quot;;[.D24];&quot;,     &quot;&quot;&quot;;[.D24];&quot;&quot;&quot;, &quot;;    CONCATENATE( [.F24] ; &quot; &quot;; [.E24]);&quot;,&quot;; [.G24];&quot;,&quot;;&quot;&quot;&quot;&quot;;CONCATENATE([.H24];&quot; - &quot;;[.I24])  ; &quot;&quot;&quot;);&quot;);IF([.A24]=&quot;&quot;;[.D24];[.A24])); &quot;//intentionally blank&quot;)" office:value-type="string" office:string-value="addSuperVar(Sensor_Compass_FieldStrength,     &quot;Sensor_Compass_FieldStrength&quot;, I2CSlow ,1,&quot;units - comment&quot;);" calcext:value-type="string">
            <text:p>addSuperVar(Sensor_Compass_FieldStrength, <text:s text:c="4"/>"Sensor_Compass_FieldStrengt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4] &lt;&gt; 1; IF(AND([.A24]=&quot;&quot;;[.B24] &lt;&gt; &quot;&quot;);CONCATENATE(&quot;i++; detectOverflow(i, maxListIndex, errText) ;varList[l][i] = getVarID(&quot;&quot;&quot;;[.D24];&quot;&quot;&quot;);&quot;);IF([.A24]=&quot;&quot;;[.D24];[.A24])); &quot;//intentionally blank&quot;)" office:value-type="string" office:string-value="i++; detectOverflow(i, maxListIndex, errText) ;varList[l][i] = getVarID(&quot;Sensor_Compass_FieldStrength&quot;);" calcext:value-type="string">
            <text:p>i++; detectOverflow(i, maxListIndex, errText) ;varList[l][i] = getVarID("Sensor_Compass_FieldStreng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Compass_NorthRelAzimuth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5] &lt;&gt; 2; IF([.A25]=&quot;&quot;;CONCATENATE(&quot;     &quot;;[.B25];&quot; &quot;;[.D25];&quot;;&quot;);[.A25]); &quot;//intentionally blank&quot;)" office:value-type="string" office:string-value="     float Sensor_Compass_NorthRelAzimuth;" calcext:value-type="string">
            <text:p><text:s text:c="5"/>float Sensor_Compass_NorthRelAzimuth;</text:p>
          </table:table-cell>
          <table:table-cell office:value-type="string" calcext:value-type="string">
            <text:p>;</text:p>
          </table:table-cell>
          <table:table-cell table:style-name="ce28" table:formula="of:=IF([.C25] &lt;&gt; 1; IF((AND([.A25]=&quot;&quot;;[.B25]&lt;&gt;&quot;&quot;));CONCATENATE(&quot;addSuperVar(&quot;;[.D25];&quot;,     &quot;&quot;&quot;;[.D25];&quot;&quot;&quot;, &quot;;    CONCATENATE( [.F25] ; &quot; &quot;; [.E25]);&quot;,&quot;; [.G25];&quot;,&quot;;&quot;&quot;&quot;&quot;;CONCATENATE([.H25];&quot; - &quot;;[.I25])  ; &quot;&quot;&quot;);&quot;);IF([.A25]=&quot;&quot;;[.D25];[.A25])); &quot;//intentionally blank&quot;)" office:value-type="string" office:string-value="addSuperVar(Sensor_Compass_NorthRelAzimuth,     &quot;Sensor_Compass_NorthRelAzimuth&quot;, I2CSlow ,1,&quot;units - comment&quot;);" calcext:value-type="string">
            <text:p>addSuperVar(Sensor_Compass_NorthRelAzimuth, <text:s text:c="4"/>"Sensor_Compass_NorthRelAzimut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5] &lt;&gt; 1; IF(AND([.A25]=&quot;&quot;;[.B25] &lt;&gt; &quot;&quot;);CONCATENATE(&quot;i++; detectOverflow(i, maxListIndex, errText) ;varList[l][i] = getVarID(&quot;&quot;&quot;;[.D25];&quot;&quot;&quot;);&quot;);IF([.A25]=&quot;&quot;;[.D25];[.A25])); &quot;//intentionally blank&quot;)" office:value-type="string" office:string-value="i++; detectOverflow(i, maxListIndex, errText) ;varList[l][i] = getVarID(&quot;Sensor_Compass_NorthRelAzimuth&quot;);" calcext:value-type="string">
            <text:p>i++; detectOverflow(i, maxListIndex, errText) ;varList[l][i] = getVarID("Sensor_Compass_NorthRel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Compass_NorthRel_Inclin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6] &lt;&gt; 2; IF([.A26]=&quot;&quot;;CONCATENATE(&quot;     &quot;;[.B26];&quot; &quot;;[.D26];&quot;;&quot;);[.A26]); &quot;//intentionally blank&quot;)" office:value-type="string" office:string-value="     float Sensor_Compass_NorthRel_Incline;" calcext:value-type="string">
            <text:p><text:s text:c="5"/>float Sensor_Compass_NorthRel_Incline;</text:p>
          </table:table-cell>
          <table:table-cell office:value-type="string" calcext:value-type="string">
            <text:p>;</text:p>
          </table:table-cell>
          <table:table-cell table:style-name="ce28" table:formula="of:=IF([.C26] &lt;&gt; 1; IF((AND([.A26]=&quot;&quot;;[.B26]&lt;&gt;&quot;&quot;));CONCATENATE(&quot;addSuperVar(&quot;;[.D26];&quot;,     &quot;&quot;&quot;;[.D26];&quot;&quot;&quot;, &quot;;    CONCATENATE( [.F26] ; &quot; &quot;; [.E26]);&quot;,&quot;; [.G26];&quot;,&quot;;&quot;&quot;&quot;&quot;;CONCATENATE([.H26];&quot; - &quot;;[.I26])  ; &quot;&quot;&quot;);&quot;);IF([.A26]=&quot;&quot;;[.D26];[.A26])); &quot;//intentionally blank&quot;)" office:value-type="string" office:string-value="addSuperVar(Sensor_Compass_NorthRel_Incline,     &quot;Sensor_Compass_NorthRel_Incline&quot;, I2CSlow ,1,&quot;units - comment&quot;);" calcext:value-type="string">
            <text:p>addSuperVar(Sensor_Compass_NorthRel_Incline, <text:s text:c="4"/>"Sensor_Compass_NorthRel_Inclin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6] &lt;&gt; 1; IF(AND([.A26]=&quot;&quot;;[.B26] &lt;&gt; &quot;&quot;);CONCATENATE(&quot;i++; detectOverflow(i, maxListIndex, errText) ;varList[l][i] = getVarID(&quot;&quot;&quot;;[.D26];&quot;&quot;&quot;);&quot;);IF([.A26]=&quot;&quot;;[.D26];[.A26])); &quot;//intentionally blank&quot;)" office:value-type="string" office:string-value="i++; detectOverflow(i, maxListIndex, errText) ;varList[l][i] = getVarID(&quot;Sensor_Compass_NorthRel_Incline&quot;);" calcext:value-type="string">
            <text:p>i++; detectOverflow(i, maxListIndex, errText) ;varList[l][i] = getVarID("Sensor_Compass_NorthRel_Inclin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Baro_psia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7] &lt;&gt; 2; IF([.A27]=&quot;&quot;;CONCATENATE(&quot;     &quot;;[.B27];&quot; &quot;;[.D27];&quot;;&quot;);[.A27]); &quot;//intentionally blank&quot;)" office:value-type="string" office:string-value="     float Sensor_Baro_psia;" calcext:value-type="string">
            <text:p><text:s text:c="5"/>float Sensor_Baro_psia;</text:p>
          </table:table-cell>
          <table:table-cell office:value-type="string" calcext:value-type="string">
            <text:p>;</text:p>
          </table:table-cell>
          <table:table-cell table:style-name="ce28" table:formula="of:=IF([.C27] &lt;&gt; 1; IF((AND([.A27]=&quot;&quot;;[.B27]&lt;&gt;&quot;&quot;));CONCATENATE(&quot;addSuperVar(&quot;;[.D27];&quot;,     &quot;&quot;&quot;;[.D27];&quot;&quot;&quot;, &quot;;    CONCATENATE( [.F27] ; &quot; &quot;; [.E27]);&quot;,&quot;; [.G27];&quot;,&quot;;&quot;&quot;&quot;&quot;;CONCATENATE([.H27];&quot; - &quot;;[.I27])  ; &quot;&quot;&quot;);&quot;);IF([.A27]=&quot;&quot;;[.D27];[.A27])); &quot;//intentionally blank&quot;)" office:value-type="string" office:string-value="addSuperVar(Sensor_Baro_psia,     &quot;Sensor_Baro_psia&quot;, I2CSlow ,1,&quot;units - comment&quot;);" calcext:value-type="string">
            <text:p>addSuperVar(Sensor_Baro_psia, <text:s text:c="4"/>"Sensor_Baro_psia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7] &lt;&gt; 1; IF(AND([.A27]=&quot;&quot;;[.B27] &lt;&gt; &quot;&quot;);CONCATENATE(&quot;i++; detectOverflow(i, maxListIndex, errText) ;varList[l][i] = getVarID(&quot;&quot;&quot;;[.D27];&quot;&quot;&quot;);&quot;);IF([.A27]=&quot;&quot;;[.D27];[.A27])); &quot;//intentionally blank&quot;)" office:value-type="string" office:string-value="i++; detectOverflow(i, maxListIndex, errText) ;varList[l][i] = getVarID(&quot;Sensor_Baro_psia&quot;);" calcext:value-type="string">
            <text:p>i++; detectOverflow(i, maxListIndex, errText) ;varList[l][i] = getVarID("Sensor_Baro_psia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Baro_altimeter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8] &lt;&gt; 2; IF([.A28]=&quot;&quot;;CONCATENATE(&quot;     &quot;;[.B28];&quot; &quot;;[.D28];&quot;;&quot;);[.A28]); &quot;//intentionally blank&quot;)" office:value-type="string" office:string-value="     float Sensor_Baro_altimeter;" calcext:value-type="string">
            <text:p><text:s text:c="5"/>float Sensor_Baro_altimeter;</text:p>
          </table:table-cell>
          <table:table-cell office:value-type="string" calcext:value-type="string">
            <text:p>;</text:p>
          </table:table-cell>
          <table:table-cell table:style-name="ce28" table:formula="of:=IF([.C28] &lt;&gt; 1; IF((AND([.A28]=&quot;&quot;;[.B28]&lt;&gt;&quot;&quot;));CONCATENATE(&quot;addSuperVar(&quot;;[.D28];&quot;,     &quot;&quot;&quot;;[.D28];&quot;&quot;&quot;, &quot;;    CONCATENATE( [.F28] ; &quot; &quot;; [.E28]);&quot;,&quot;; [.G28];&quot;,&quot;;&quot;&quot;&quot;&quot;;CONCATENATE([.H28];&quot; - &quot;;[.I28])  ; &quot;&quot;&quot;);&quot;);IF([.A28]=&quot;&quot;;[.D28];[.A28])); &quot;//intentionally blank&quot;)" office:value-type="string" office:string-value="addSuperVar(Sensor_Baro_altimeter,     &quot;Sensor_Baro_altimeter&quot;, I2CSlow ,1,&quot;units - comment&quot;);" calcext:value-type="string">
            <text:p>addSuperVar(Sensor_Baro_altimeter, <text:s text:c="4"/>"Sensor_Baro_altimeter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8] &lt;&gt; 1; IF(AND([.A28]=&quot;&quot;;[.B28] &lt;&gt; &quot;&quot;);CONCATENATE(&quot;i++; detectOverflow(i, maxListIndex, errText) ;varList[l][i] = getVarID(&quot;&quot;&quot;;[.D28];&quot;&quot;&quot;);&quot;);IF([.A28]=&quot;&quot;;[.D28];[.A28])); &quot;//intentionally blank&quot;)" office:value-type="string" office:string-value="i++; detectOverflow(i, maxListIndex, errText) ;varList[l][i] = getVarID(&quot;Sensor_Baro_altimeter&quot;);" calcext:value-type="string">
            <text:p>i++; detectOverflow(i, maxListIndex, errText) ;varList[l][i] = getVarID("Sensor_Baro_altimeter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Baro_temp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9] &lt;&gt; 2; IF([.A29]=&quot;&quot;;CONCATENATE(&quot;     &quot;;[.B29];&quot; &quot;;[.D29];&quot;;&quot;);[.A29]); &quot;//intentionally blank&quot;)" office:value-type="string" office:string-value="     float Sensor_Baro_temp;" calcext:value-type="string">
            <text:p><text:s text:c="5"/>float Sensor_Baro_temp;</text:p>
          </table:table-cell>
          <table:table-cell office:value-type="string" calcext:value-type="string">
            <text:p>;</text:p>
          </table:table-cell>
          <table:table-cell table:style-name="ce28" table:formula="of:=IF([.C29] &lt;&gt; 1; IF((AND([.A29]=&quot;&quot;;[.B29]&lt;&gt;&quot;&quot;));CONCATENATE(&quot;addSuperVar(&quot;;[.D29];&quot;,     &quot;&quot;&quot;;[.D29];&quot;&quot;&quot;, &quot;;    CONCATENATE( [.F29] ; &quot; &quot;; [.E29]);&quot;,&quot;; [.G29];&quot;,&quot;;&quot;&quot;&quot;&quot;;CONCATENATE([.H29];&quot; - &quot;;[.I29])  ; &quot;&quot;&quot;);&quot;);IF([.A29]=&quot;&quot;;[.D29];[.A29])); &quot;//intentionally blank&quot;)" office:value-type="string" office:string-value="addSuperVar(Sensor_Baro_temp,     &quot;Sensor_Baro_temp&quot;, I2CSlow ,1,&quot;units - comment&quot;);" calcext:value-type="string">
            <text:p>addSuperVar(Sensor_Baro_temp, <text:s text:c="4"/>"Sensor_Baro_temp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9] &lt;&gt; 1; IF(AND([.A29]=&quot;&quot;;[.B29] &lt;&gt; &quot;&quot;);CONCATENATE(&quot;i++; detectOverflow(i, maxListIndex, errText) ;varList[l][i] = getVarID(&quot;&quot;&quot;;[.D29];&quot;&quot;&quot;);&quot;);IF([.A29]=&quot;&quot;;[.D29];[.A29])); &quot;//intentionally blank&quot;)" office:value-type="string" office:string-value="i++; detectOverflow(i, maxListIndex, errText) ;varList[l][i] = getVarID(&quot;Sensor_Baro_temp&quot;);" calcext:value-type="string">
            <text:p>i++; detectOverflow(i, maxListIndex, errText) ;varList[l][i] = getVarID("Sensor_Baro_tem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Gyro_yawRat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0] &lt;&gt; 2; IF([.A30]=&quot;&quot;;CONCATENATE(&quot;     &quot;;[.B30];&quot; &quot;;[.D30];&quot;;&quot;);[.A30]); &quot;//intentionally blank&quot;)" office:value-type="string" office:string-value="     float Sensor_Gyro_yawRate;" calcext:value-type="string">
            <text:p><text:s text:c="5"/>float Sensor_Gyro_yawRate;</text:p>
          </table:table-cell>
          <table:table-cell office:value-type="string" calcext:value-type="string">
            <text:p>;</text:p>
          </table:table-cell>
          <table:table-cell table:style-name="ce28" table:formula="of:=IF([.C30] &lt;&gt; 1; IF((AND([.A30]=&quot;&quot;;[.B30]&lt;&gt;&quot;&quot;));CONCATENATE(&quot;addSuperVar(&quot;;[.D30];&quot;,     &quot;&quot;&quot;;[.D30];&quot;&quot;&quot;, &quot;;    CONCATENATE( [.F30] ; &quot; &quot;; [.E30]);&quot;,&quot;; [.G30];&quot;,&quot;;&quot;&quot;&quot;&quot;;CONCATENATE([.H30];&quot; - &quot;;[.I30])  ; &quot;&quot;&quot;);&quot;);IF([.A30]=&quot;&quot;;[.D30];[.A30])); &quot;//intentionally blank&quot;)" office:value-type="string" office:string-value="addSuperVar(Sensor_Gyro_yawRate,     &quot;Sensor_Gyro_yawRate&quot;, I2CSlow ,1,&quot;units - comment&quot;);" calcext:value-type="string">
            <text:p>addSuperVar(Sensor_Gyro_yawRate, <text:s text:c="4"/>"Sensor_Gyro_yawRat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0] &lt;&gt; 1; IF(AND([.A30]=&quot;&quot;;[.B30] &lt;&gt; &quot;&quot;);CONCATENATE(&quot;i++; detectOverflow(i, maxListIndex, errText) ;varList[l][i] = getVarID(&quot;&quot;&quot;;[.D30];&quot;&quot;&quot;);&quot;);IF([.A30]=&quot;&quot;;[.D30];[.A30])); &quot;//intentionally blank&quot;)" office:value-type="string" office:string-value="i++; detectOverflow(i, maxListIndex, errText) ;varList[l][i] = getVarID(&quot;Sensor_Gyro_yawRate&quot;);" calcext:value-type="string">
            <text:p>i++; detectOverflow(i, maxListIndex, errText) ;varList[l][i] = getVarID("Sensor_Gyro_yawRa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Gyro_pitchRat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1] &lt;&gt; 2; IF([.A31]=&quot;&quot;;CONCATENATE(&quot;     &quot;;[.B31];&quot; &quot;;[.D31];&quot;;&quot;);[.A31]); &quot;//intentionally blank&quot;)" office:value-type="string" office:string-value="     float Sensor_Gyro_pitchRate;" calcext:value-type="string">
            <text:p><text:s text:c="5"/>float Sensor_Gyro_pitchRate;</text:p>
          </table:table-cell>
          <table:table-cell office:value-type="string" calcext:value-type="string">
            <text:p>;</text:p>
          </table:table-cell>
          <table:table-cell table:style-name="ce28" table:formula="of:=IF([.C31] &lt;&gt; 1; IF((AND([.A31]=&quot;&quot;;[.B31]&lt;&gt;&quot;&quot;));CONCATENATE(&quot;addSuperVar(&quot;;[.D31];&quot;,     &quot;&quot;&quot;;[.D31];&quot;&quot;&quot;, &quot;;    CONCATENATE( [.F31] ; &quot; &quot;; [.E31]);&quot;,&quot;; [.G31];&quot;,&quot;;&quot;&quot;&quot;&quot;;CONCATENATE([.H31];&quot; - &quot;;[.I31])  ; &quot;&quot;&quot;);&quot;);IF([.A31]=&quot;&quot;;[.D31];[.A31])); &quot;//intentionally blank&quot;)" office:value-type="string" office:string-value="addSuperVar(Sensor_Gyro_pitchRate,     &quot;Sensor_Gyro_pitchRate&quot;, I2CSlow ,1,&quot;units - comment&quot;);" calcext:value-type="string">
            <text:p>addSuperVar(Sensor_Gyro_pitchRate, <text:s text:c="4"/>"Sensor_Gyro_pitchRat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1] &lt;&gt; 1; IF(AND([.A31]=&quot;&quot;;[.B31] &lt;&gt; &quot;&quot;);CONCATENATE(&quot;i++; detectOverflow(i, maxListIndex, errText) ;varList[l][i] = getVarID(&quot;&quot;&quot;;[.D31];&quot;&quot;&quot;);&quot;);IF([.A31]=&quot;&quot;;[.D31];[.A31])); &quot;//intentionally blank&quot;)" office:value-type="string" office:string-value="i++; detectOverflow(i, maxListIndex, errText) ;varList[l][i] = getVarID(&quot;Sensor_Gyro_pitchRate&quot;);" calcext:value-type="string">
            <text:p>i++; detectOverflow(i, maxListIndex, errText) ;varList[l][i] = getVarID("Sensor_Gyro_pitchRa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Gyro_rollRat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2] &lt;&gt; 2; IF([.A32]=&quot;&quot;;CONCATENATE(&quot;     &quot;;[.B32];&quot; &quot;;[.D32];&quot;;&quot;);[.A32]); &quot;//intentionally blank&quot;)" office:value-type="string" office:string-value="     float Sensor_Gyro_rollRate;" calcext:value-type="string">
            <text:p><text:s text:c="5"/>float Sensor_Gyro_rollRate;</text:p>
          </table:table-cell>
          <table:table-cell office:value-type="string" calcext:value-type="string">
            <text:p>;</text:p>
          </table:table-cell>
          <table:table-cell table:style-name="ce28" table:formula="of:=IF([.C32] &lt;&gt; 1; IF((AND([.A32]=&quot;&quot;;[.B32]&lt;&gt;&quot;&quot;));CONCATENATE(&quot;addSuperVar(&quot;;[.D32];&quot;,     &quot;&quot;&quot;;[.D32];&quot;&quot;&quot;, &quot;;    CONCATENATE( [.F32] ; &quot; &quot;; [.E32]);&quot;,&quot;; [.G32];&quot;,&quot;;&quot;&quot;&quot;&quot;;CONCATENATE([.H32];&quot; - &quot;;[.I32])  ; &quot;&quot;&quot;);&quot;);IF([.A32]=&quot;&quot;;[.D32];[.A32])); &quot;//intentionally blank&quot;)" office:value-type="string" office:string-value="addSuperVar(Sensor_Gyro_rollRate,     &quot;Sensor_Gyro_rollRate&quot;, I2CSlow ,1,&quot;units - comment&quot;);" calcext:value-type="string">
            <text:p>addSuperVar(Sensor_Gyro_rollRate, <text:s text:c="4"/>"Sensor_Gyro_rollRat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2] &lt;&gt; 1; IF(AND([.A32]=&quot;&quot;;[.B32] &lt;&gt; &quot;&quot;);CONCATENATE(&quot;i++; detectOverflow(i, maxListIndex, errText) ;varList[l][i] = getVarID(&quot;&quot;&quot;;[.D32];&quot;&quot;&quot;);&quot;);IF([.A32]=&quot;&quot;;[.D32];[.A32])); &quot;//intentionally blank&quot;)" office:value-type="string" office:string-value="i++; detectOverflow(i, maxListIndex, errText) ;varList[l][i] = getVarID(&quot;Sensor_Gyro_rollRate&quot;);" calcext:value-type="string">
            <text:p>i++; detectOverflow(i, maxListIndex, errText) ;varList[l][i] = getVarID("Sensor_Gyro_rollRa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Gyro_RelAzimuth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3] &lt;&gt; 2; IF([.A33]=&quot;&quot;;CONCATENATE(&quot;     &quot;;[.B33];&quot; &quot;;[.D33];&quot;;&quot;);[.A33]); &quot;//intentionally blank&quot;)" office:value-type="string" office:string-value="     float Sensor_Gyro_RelAzimuth;" calcext:value-type="string">
            <text:p><text:s text:c="5"/>float Sensor_Gyro_RelAzimuth;</text:p>
          </table:table-cell>
          <table:table-cell office:value-type="string" calcext:value-type="string">
            <text:p>;</text:p>
          </table:table-cell>
          <table:table-cell table:style-name="ce28" table:formula="of:=IF([.C33] &lt;&gt; 1; IF((AND([.A33]=&quot;&quot;;[.B33]&lt;&gt;&quot;&quot;));CONCATENATE(&quot;addSuperVar(&quot;;[.D33];&quot;,     &quot;&quot;&quot;;[.D33];&quot;&quot;&quot;, &quot;;    CONCATENATE( [.F33] ; &quot; &quot;; [.E33]);&quot;,&quot;; [.G33];&quot;,&quot;;&quot;&quot;&quot;&quot;;CONCATENATE([.H33];&quot; - &quot;;[.I33])  ; &quot;&quot;&quot;);&quot;);IF([.A33]=&quot;&quot;;[.D33];[.A33])); &quot;//intentionally blank&quot;)" office:value-type="string" office:string-value="addSuperVar(Sensor_Gyro_RelAzimuth,     &quot;Sensor_Gyro_RelAzimuth&quot;, I2CSlow ,1,&quot;units - comment&quot;);" calcext:value-type="string">
            <text:p>addSuperVar(Sensor_Gyro_RelAzimuth, <text:s text:c="4"/>"Sensor_Gyro_RelAzimut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3] &lt;&gt; 1; IF(AND([.A33]=&quot;&quot;;[.B33] &lt;&gt; &quot;&quot;);CONCATENATE(&quot;i++; detectOverflow(i, maxListIndex, errText) ;varList[l][i] = getVarID(&quot;&quot;&quot;;[.D33];&quot;&quot;&quot;);&quot;);IF([.A33]=&quot;&quot;;[.D33];[.A33])); &quot;//intentionally blank&quot;)" office:value-type="string" office:string-value="i++; detectOverflow(i, maxListIndex, errText) ;varList[l][i] = getVarID(&quot;Sensor_Gyro_RelAzimuth&quot;);" calcext:value-type="string">
            <text:p>i++; detectOverflow(i, maxListIndex, errText) ;varList[l][i] = getVarID("Sensor_Gyro_Rel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Gyro_Rel_Inclin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4] &lt;&gt; 2; IF([.A34]=&quot;&quot;;CONCATENATE(&quot;     &quot;;[.B34];&quot; &quot;;[.D34];&quot;;&quot;);[.A34]); &quot;//intentionally blank&quot;)" office:value-type="string" office:string-value="     float Sensor_Gyro_Rel_Incline;" calcext:value-type="string">
            <text:p><text:s text:c="5"/>float Sensor_Gyro_Rel_Incline;</text:p>
          </table:table-cell>
          <table:table-cell office:value-type="string" calcext:value-type="string">
            <text:p>;</text:p>
          </table:table-cell>
          <table:table-cell table:style-name="ce28" table:formula="of:=IF([.C34] &lt;&gt; 1; IF((AND([.A34]=&quot;&quot;;[.B34]&lt;&gt;&quot;&quot;));CONCATENATE(&quot;addSuperVar(&quot;;[.D34];&quot;,     &quot;&quot;&quot;;[.D34];&quot;&quot;&quot;, &quot;;    CONCATENATE( [.F34] ; &quot; &quot;; [.E34]);&quot;,&quot;; [.G34];&quot;,&quot;;&quot;&quot;&quot;&quot;;CONCATENATE([.H34];&quot; - &quot;;[.I34])  ; &quot;&quot;&quot;);&quot;);IF([.A34]=&quot;&quot;;[.D34];[.A34])); &quot;//intentionally blank&quot;)" office:value-type="string" office:string-value="addSuperVar(Sensor_Gyro_Rel_Incline,     &quot;Sensor_Gyro_Rel_Incline&quot;, I2CSlow ,1,&quot;units - comment&quot;);" calcext:value-type="string">
            <text:p>addSuperVar(Sensor_Gyro_Rel_Incline, <text:s text:c="4"/>"Sensor_Gyro_Rel_Inclin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4] &lt;&gt; 1; IF(AND([.A34]=&quot;&quot;;[.B34] &lt;&gt; &quot;&quot;);CONCATENATE(&quot;i++; detectOverflow(i, maxListIndex, errText) ;varList[l][i] = getVarID(&quot;&quot;&quot;;[.D34];&quot;&quot;&quot;);&quot;);IF([.A34]=&quot;&quot;;[.D34];[.A34])); &quot;//intentionally blank&quot;)" office:value-type="string" office:string-value="i++; detectOverflow(i, maxListIndex, errText) ;varList[l][i] = getVarID(&quot;Sensor_Gyro_Rel_Incline&quot;);" calcext:value-type="string">
            <text:p>i++; detectOverflow(i, maxListIndex, errText) ;varList[l][i] = getVarID("Sensor_Gyro_Rel_Inclin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Gyro_Rat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5] &lt;&gt; 2; IF([.A35]=&quot;&quot;;CONCATENATE(&quot;     &quot;;[.B35];&quot; &quot;;[.D35];&quot;;&quot;);[.A35]); &quot;//intentionally blank&quot;)" office:value-type="string" office:string-value="     float Sensor_Gyro_Rate;" calcext:value-type="string">
            <text:p><text:s text:c="5"/>float Sensor_Gyro_Rate;</text:p>
          </table:table-cell>
          <table:table-cell office:value-type="string" calcext:value-type="string">
            <text:p>;</text:p>
          </table:table-cell>
          <table:table-cell table:style-name="ce28" table:formula="of:=IF([.C35] &lt;&gt; 1; IF((AND([.A35]=&quot;&quot;;[.B35]&lt;&gt;&quot;&quot;));CONCATENATE(&quot;addSuperVar(&quot;;[.D35];&quot;,     &quot;&quot;&quot;;[.D35];&quot;&quot;&quot;, &quot;;    CONCATENATE( [.F35] ; &quot; &quot;; [.E35]);&quot;,&quot;; [.G35];&quot;,&quot;;&quot;&quot;&quot;&quot;;CONCATENATE([.H35];&quot; - &quot;;[.I35])  ; &quot;&quot;&quot;);&quot;);IF([.A35]=&quot;&quot;;[.D35];[.A35])); &quot;//intentionally blank&quot;)" office:value-type="string" office:string-value="addSuperVar(Sensor_Gyro_Rate,     &quot;Sensor_Gyro_Rate&quot;, I2CSlow ,1,&quot;units - comment&quot;);" calcext:value-type="string">
            <text:p>addSuperVar(Sensor_Gyro_Rate, <text:s text:c="4"/>"Sensor_Gyro_Rat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5] &lt;&gt; 1; IF(AND([.A35]=&quot;&quot;;[.B35] &lt;&gt; &quot;&quot;);CONCATENATE(&quot;i++; detectOverflow(i, maxListIndex, errText) ;varList[l][i] = getVarID(&quot;&quot;&quot;;[.D35];&quot;&quot;&quot;);&quot;);IF([.A35]=&quot;&quot;;[.D35];[.A35])); &quot;//intentionally blank&quot;)" office:value-type="string" office:string-value="i++; detectOverflow(i, maxListIndex, errText) ;varList[l][i] = getVarID(&quot;Sensor_Gyro_Rate&quot;);" calcext:value-type="string">
            <text:p>i++; detectOverflow(i, maxListIndex, errText) ;varList[l][i] = getVarID("Sensor_Gyro_Ra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/>
          <table:table-cell table:style-name="ce16" office:value-type="string" calcext:value-type="string">
            <text:p>Sensor_GPS_IsAvailabl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6] &lt;&gt; 2; IF([.A36]=&quot;&quot;;CONCATENATE(&quot;     &quot;;[.B36];&quot; &quot;;[.D36];&quot;;&quot;);[.A36]); &quot;//intentionally blank&quot;)" office:value-type="string" office:string-value="     unsigned char Sensor_GPS_IsAvailable;" calcext:value-type="string">
            <text:p><text:s text:c="5"/>unsigned char Sensor_GPS_IsAvailable;</text:p>
          </table:table-cell>
          <table:table-cell office:value-type="string" calcext:value-type="string">
            <text:p>;</text:p>
          </table:table-cell>
          <table:table-cell table:style-name="ce28" table:formula="of:=IF([.C36] &lt;&gt; 1; IF((AND([.A36]=&quot;&quot;;[.B36]&lt;&gt;&quot;&quot;));CONCATENATE(&quot;addSuperVar(&quot;;[.D36];&quot;,     &quot;&quot;&quot;;[.D36];&quot;&quot;&quot;, &quot;;    CONCATENATE( [.F36] ; &quot; &quot;; [.E36]);&quot;,&quot;; [.G36];&quot;,&quot;;&quot;&quot;&quot;&quot;;CONCATENATE([.H36];&quot; - &quot;;[.I36])  ; &quot;&quot;&quot;);&quot;);IF([.A36]=&quot;&quot;;[.D36];[.A36])); &quot;//intentionally blank&quot;)" office:value-type="string" office:string-value="addSuperVar(Sensor_GPS_IsAvailable,     &quot;Sensor_GPS_IsAvailable&quot;, I2CSlow ,1,&quot;units - comment&quot;);" calcext:value-type="string">
            <text:p>addSuperVar(Sensor_GPS_IsAvailable, <text:s text:c="4"/>"Sensor_GPS_IsAvailabl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6] &lt;&gt; 1; IF(AND([.A36]=&quot;&quot;;[.B36] &lt;&gt; &quot;&quot;);CONCATENATE(&quot;i++; detectOverflow(i, maxListIndex, errText) ;varList[l][i] = getVarID(&quot;&quot;&quot;;[.D36];&quot;&quot;&quot;);&quot;);IF([.A36]=&quot;&quot;;[.D36];[.A36])); &quot;//intentionally blank&quot;)" office:value-type="string" office:string-value="i++; detectOverflow(i, maxListIndex, errText) ;varList[l][i] = getVarID(&quot;Sensor_GPS_IsAvailable&quot;);" calcext:value-type="string">
            <text:p>i++; detectOverflow(i, maxListIndex, errText) ;varList[l][i] = getVarID("Sensor_GPS_IsAvailabl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llint</text:p>
          </table:table-cell>
          <table:table-cell table:style-name="ce4"/>
          <table:table-cell table:style-name="ce16" office:value-type="string" calcext:value-type="string">
            <text:p>Sensor_GPS_Tim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7] &lt;&gt; 2; IF([.A37]=&quot;&quot;;CONCATENATE(&quot;     &quot;;[.B37];&quot; &quot;;[.D37];&quot;;&quot;);[.A37]); &quot;//intentionally blank&quot;)" office:value-type="string" office:string-value="     ullint Sensor_GPS_Time;" calcext:value-type="string">
            <text:p><text:s text:c="5"/>ullint Sensor_GPS_Time;</text:p>
          </table:table-cell>
          <table:table-cell office:value-type="string" calcext:value-type="string">
            <text:p>;</text:p>
          </table:table-cell>
          <table:table-cell table:style-name="ce28" table:formula="of:=IF([.C37] &lt;&gt; 1; IF((AND([.A37]=&quot;&quot;;[.B37]&lt;&gt;&quot;&quot;));CONCATENATE(&quot;addSuperVar(&quot;;[.D37];&quot;,     &quot;&quot;&quot;;[.D37];&quot;&quot;&quot;, &quot;;    CONCATENATE( [.F37] ; &quot; &quot;; [.E37]);&quot;,&quot;; [.G37];&quot;,&quot;;&quot;&quot;&quot;&quot;;CONCATENATE([.H37];&quot; - &quot;;[.I37])  ; &quot;&quot;&quot;);&quot;);IF([.A37]=&quot;&quot;;[.D37];[.A37])); &quot;//intentionally blank&quot;)" office:value-type="string" office:string-value="addSuperVar(Sensor_GPS_Time,     &quot;Sensor_GPS_Time&quot;, I2CSlow ,1,&quot;units - comment&quot;);" calcext:value-type="string">
            <text:p>addSuperVar(Sensor_GPS_Time, <text:s text:c="4"/>"Sensor_GPS_Tim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7] &lt;&gt; 1; IF(AND([.A37]=&quot;&quot;;[.B37] &lt;&gt; &quot;&quot;);CONCATENATE(&quot;i++; detectOverflow(i, maxListIndex, errText) ;varList[l][i] = getVarID(&quot;&quot;&quot;;[.D37];&quot;&quot;&quot;);&quot;);IF([.A37]=&quot;&quot;;[.D37];[.A37])); &quot;//intentionally blank&quot;)" office:value-type="string" office:string-value="i++; detectOverflow(i, maxListIndex, errText) ;varList[l][i] = getVarID(&quot;Sensor_GPS_Time&quot;);" calcext:value-type="string">
            <text:p>i++; detectOverflow(i, maxListIndex, errText) ;varList[l][i] = getVarID("Sensor_GPS_Tim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16" office:value-type="string" calcext:value-type="string">
            <text:p>Sensor_GPS_Altitud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8] &lt;&gt; 2; IF([.A38]=&quot;&quot;;CONCATENATE(&quot;     &quot;;[.B38];&quot; &quot;;[.D38];&quot;;&quot;);[.A38]); &quot;//intentionally blank&quot;)" office:value-type="string" office:string-value="     unsigned short int Sensor_GPS_Altitude;" calcext:value-type="string">
            <text:p><text:s text:c="5"/>unsigned short int Sensor_GPS_Altitude;</text:p>
          </table:table-cell>
          <table:table-cell office:value-type="string" calcext:value-type="string">
            <text:p>;</text:p>
          </table:table-cell>
          <table:table-cell table:style-name="ce28" table:formula="of:=IF([.C38] &lt;&gt; 1; IF((AND([.A38]=&quot;&quot;;[.B38]&lt;&gt;&quot;&quot;));CONCATENATE(&quot;addSuperVar(&quot;;[.D38];&quot;,     &quot;&quot;&quot;;[.D38];&quot;&quot;&quot;, &quot;;    CONCATENATE( [.F38] ; &quot; &quot;; [.E38]);&quot;,&quot;; [.G38];&quot;,&quot;;&quot;&quot;&quot;&quot;;CONCATENATE([.H38];&quot; - &quot;;[.I38])  ; &quot;&quot;&quot;);&quot;);IF([.A38]=&quot;&quot;;[.D38];[.A38])); &quot;//intentionally blank&quot;)" office:value-type="string" office:string-value="addSuperVar(Sensor_GPS_Altitude,     &quot;Sensor_GPS_Altitude&quot;, I2CSlow ,1,&quot;units - comment&quot;);" calcext:value-type="string">
            <text:p>addSuperVar(Sensor_GPS_Altitude, <text:s text:c="4"/>"Sensor_GPS_Alt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8] &lt;&gt; 1; IF(AND([.A38]=&quot;&quot;;[.B38] &lt;&gt; &quot;&quot;);CONCATENATE(&quot;i++; detectOverflow(i, maxListIndex, errText) ;varList[l][i] = getVarID(&quot;&quot;&quot;;[.D38];&quot;&quot;&quot;);&quot;);IF([.A38]=&quot;&quot;;[.D38];[.A38])); &quot;//intentionally blank&quot;)" office:value-type="string" office:string-value="i++; detectOverflow(i, maxListIndex, errText) ;varList[l][i] = getVarID(&quot;Sensor_GPS_Altitude&quot;);" calcext:value-type="string">
            <text:p>i++; detectOverflow(i, maxListIndex, errText) ;varList[l][i] = getVarID("Sensor_GPS_Alt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ce4"/>
          <table:table-cell table:style-name="ce16" office:value-type="string" calcext:value-type="string">
            <text:p>Sensor_GPS_Lattitud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9] &lt;&gt; 2; IF([.A39]=&quot;&quot;;CONCATENATE(&quot;     &quot;;[.B39];&quot; &quot;;[.D39];&quot;;&quot;);[.A39]); &quot;//intentionally blank&quot;)" office:value-type="string" office:string-value="     double Sensor_GPS_Lattitude;" calcext:value-type="string">
            <text:p><text:s text:c="5"/>double Sensor_GPS_Lattitude;</text:p>
          </table:table-cell>
          <table:table-cell office:value-type="string" calcext:value-type="string">
            <text:p>;</text:p>
          </table:table-cell>
          <table:table-cell table:style-name="ce28" table:formula="of:=IF([.C39] &lt;&gt; 1; IF((AND([.A39]=&quot;&quot;;[.B39]&lt;&gt;&quot;&quot;));CONCATENATE(&quot;addSuperVar(&quot;;[.D39];&quot;,     &quot;&quot;&quot;;[.D39];&quot;&quot;&quot;, &quot;;    CONCATENATE( [.F39] ; &quot; &quot;; [.E39]);&quot;,&quot;; [.G39];&quot;,&quot;;&quot;&quot;&quot;&quot;;CONCATENATE([.H39];&quot; - &quot;;[.I39])  ; &quot;&quot;&quot;);&quot;);IF([.A39]=&quot;&quot;;[.D39];[.A39])); &quot;//intentionally blank&quot;)" office:value-type="string" office:string-value="addSuperVar(Sensor_GPS_Lattitude,     &quot;Sensor_GPS_Lattitude&quot;, I2CSlow ,1,&quot;units - comment&quot;);" calcext:value-type="string">
            <text:p>addSuperVar(Sensor_GPS_Lattitude, <text:s text:c="4"/>"Sensor_GPS_Latt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9] &lt;&gt; 1; IF(AND([.A39]=&quot;&quot;;[.B39] &lt;&gt; &quot;&quot;);CONCATENATE(&quot;i++; detectOverflow(i, maxListIndex, errText) ;varList[l][i] = getVarID(&quot;&quot;&quot;;[.D39];&quot;&quot;&quot;);&quot;);IF([.A39]=&quot;&quot;;[.D39];[.A39])); &quot;//intentionally blank&quot;)" office:value-type="string" office:string-value="i++; detectOverflow(i, maxListIndex, errText) ;varList[l][i] = getVarID(&quot;Sensor_GPS_Lattitude&quot;);" calcext:value-type="string">
            <text:p>i++; detectOverflow(i, maxListIndex, errText) ;varList[l][i] = getVarID("Sensor_GPS_Latt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ce4"/>
          <table:table-cell table:style-name="ce16" office:value-type="string" calcext:value-type="string">
            <text:p>Sensor_GPS_Longitud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0] &lt;&gt; 2; IF([.A40]=&quot;&quot;;CONCATENATE(&quot;     &quot;;[.B40];&quot; &quot;;[.D40];&quot;;&quot;);[.A40]); &quot;//intentionally blank&quot;)" office:value-type="string" office:string-value="     double Sensor_GPS_Longitude;" calcext:value-type="string">
            <text:p><text:s text:c="5"/>double Sensor_GPS_Longitude;</text:p>
          </table:table-cell>
          <table:table-cell office:value-type="string" calcext:value-type="string">
            <text:p>;</text:p>
          </table:table-cell>
          <table:table-cell table:style-name="ce28" table:formula="of:=IF([.C40] &lt;&gt; 1; IF((AND([.A40]=&quot;&quot;;[.B40]&lt;&gt;&quot;&quot;));CONCATENATE(&quot;addSuperVar(&quot;;[.D40];&quot;,     &quot;&quot;&quot;;[.D40];&quot;&quot;&quot;, &quot;;    CONCATENATE( [.F40] ; &quot; &quot;; [.E40]);&quot;,&quot;; [.G40];&quot;,&quot;;&quot;&quot;&quot;&quot;;CONCATENATE([.H40];&quot; - &quot;;[.I40])  ; &quot;&quot;&quot;);&quot;);IF([.A40]=&quot;&quot;;[.D40];[.A40])); &quot;//intentionally blank&quot;)" office:value-type="string" office:string-value="addSuperVar(Sensor_GPS_Longitude,     &quot;Sensor_GPS_Longitude&quot;, I2CSlow ,1,&quot;units - comment&quot;);" calcext:value-type="string">
            <text:p>addSuperVar(Sensor_GPS_Longitude, <text:s text:c="4"/>"Sensor_GPS_Long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0] &lt;&gt; 1; IF(AND([.A40]=&quot;&quot;;[.B40] &lt;&gt; &quot;&quot;);CONCATENATE(&quot;i++; detectOverflow(i, maxListIndex, errText) ;varList[l][i] = getVarID(&quot;&quot;&quot;;[.D40];&quot;&quot;&quot;);&quot;);IF([.A40]=&quot;&quot;;[.D40];[.A40])); &quot;//intentionally blank&quot;)" office:value-type="string" office:string-value="i++; detectOverflow(i, maxListIndex, errText) ;varList[l][i] = getVarID(&quot;Sensor_GPS_Longitude&quot;);" calcext:value-type="string">
            <text:p>i++; detectOverflow(i, maxListIndex, errText) ;varList[l][i] = getVarID("Sensor_GPS_Long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GPS_Heading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1] &lt;&gt; 2; IF([.A41]=&quot;&quot;;CONCATENATE(&quot;     &quot;;[.B41];&quot; &quot;;[.D41];&quot;;&quot;);[.A41]); &quot;//intentionally blank&quot;)" office:value-type="string" office:string-value="     float Sensor_GPS_Heading;" calcext:value-type="string">
            <text:p><text:s text:c="5"/>float Sensor_GPS_Heading;</text:p>
          </table:table-cell>
          <table:table-cell office:value-type="string" calcext:value-type="string">
            <text:p>;</text:p>
          </table:table-cell>
          <table:table-cell table:style-name="ce28" table:formula="of:=IF([.C41] &lt;&gt; 1; IF((AND([.A41]=&quot;&quot;;[.B41]&lt;&gt;&quot;&quot;));CONCATENATE(&quot;addSuperVar(&quot;;[.D41];&quot;,     &quot;&quot;&quot;;[.D41];&quot;&quot;&quot;, &quot;;    CONCATENATE( [.F41] ; &quot; &quot;; [.E41]);&quot;,&quot;; [.G41];&quot;,&quot;;&quot;&quot;&quot;&quot;;CONCATENATE([.H41];&quot; - &quot;;[.I41])  ; &quot;&quot;&quot;);&quot;);IF([.A41]=&quot;&quot;;[.D41];[.A41])); &quot;//intentionally blank&quot;)" office:value-type="string" office:string-value="addSuperVar(Sensor_GPS_Heading,     &quot;Sensor_GPS_Heading&quot;, I2CSlow ,1,&quot;units - comment&quot;);" calcext:value-type="string">
            <text:p>addSuperVar(Sensor_GPS_Heading, <text:s text:c="4"/>"Sensor_GPS_Headin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1] &lt;&gt; 1; IF(AND([.A41]=&quot;&quot;;[.B41] &lt;&gt; &quot;&quot;);CONCATENATE(&quot;i++; detectOverflow(i, maxListIndex, errText) ;varList[l][i] = getVarID(&quot;&quot;&quot;;[.D41];&quot;&quot;&quot;);&quot;);IF([.A41]=&quot;&quot;;[.D41];[.A41])); &quot;//intentionally blank&quot;)" office:value-type="string" office:string-value="i++; detectOverflow(i, maxListIndex, errText) ;varList[l][i] = getVarID(&quot;Sensor_GPS_Heading&quot;);" calcext:value-type="string">
            <text:p>i++; detectOverflow(i, maxListIndex, errText) ;varList[l][i] = getVarID("Sensor_GPS_Headin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GPS_Speed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2] &lt;&gt; 2; IF([.A42]=&quot;&quot;;CONCATENATE(&quot;     &quot;;[.B42];&quot; &quot;;[.D42];&quot;;&quot;);[.A42]); &quot;//intentionally blank&quot;)" office:value-type="string" office:string-value="     float Sensor_GPS_Speed;" calcext:value-type="string">
            <text:p><text:s text:c="5"/>float Sensor_GPS_Speed;</text:p>
          </table:table-cell>
          <table:table-cell office:value-type="string" calcext:value-type="string">
            <text:p>;</text:p>
          </table:table-cell>
          <table:table-cell table:style-name="ce28" table:formula="of:=IF([.C42] &lt;&gt; 1; IF((AND([.A42]=&quot;&quot;;[.B42]&lt;&gt;&quot;&quot;));CONCATENATE(&quot;addSuperVar(&quot;;[.D42];&quot;,     &quot;&quot;&quot;;[.D42];&quot;&quot;&quot;, &quot;;    CONCATENATE( [.F42] ; &quot; &quot;; [.E42]);&quot;,&quot;; [.G42];&quot;,&quot;;&quot;&quot;&quot;&quot;;CONCATENATE([.H42];&quot; - &quot;;[.I42])  ; &quot;&quot;&quot;);&quot;);IF([.A42]=&quot;&quot;;[.D42];[.A42])); &quot;//intentionally blank&quot;)" office:value-type="string" office:string-value="addSuperVar(Sensor_GPS_Speed,     &quot;Sensor_GPS_Speed&quot;, I2CSlow ,1,&quot;units - comment&quot;);" calcext:value-type="string">
            <text:p>addSuperVar(Sensor_GPS_Speed, <text:s text:c="4"/>"Sensor_GPS_Spe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2] &lt;&gt; 1; IF(AND([.A42]=&quot;&quot;;[.B42] &lt;&gt; &quot;&quot;);CONCATENATE(&quot;i++; detectOverflow(i, maxListIndex, errText) ;varList[l][i] = getVarID(&quot;&quot;&quot;;[.D42];&quot;&quot;&quot;);&quot;);IF([.A42]=&quot;&quot;;[.D42];[.A42])); &quot;//intentionally blank&quot;)" office:value-type="string" office:string-value="i++; detectOverflow(i, maxListIndex, errText) ;varList[l][i] = getVarID(&quot;Sensor_GPS_Speed&quot;);" calcext:value-type="string">
            <text:p>i++; detectOverflow(i, maxListIndex, errText) ;varList[l][i] = getVarID("Sensor_GPS_Spe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GPS_Climbrat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3] &lt;&gt; 2; IF([.A43]=&quot;&quot;;CONCATENATE(&quot;     &quot;;[.B43];&quot; &quot;;[.D43];&quot;;&quot;);[.A43]); &quot;//intentionally blank&quot;)" office:value-type="string" office:string-value="     float Sensor_GPS_Climbrate;" calcext:value-type="string">
            <text:p><text:s text:c="5"/>float Sensor_GPS_Climbrate;</text:p>
          </table:table-cell>
          <table:table-cell office:value-type="string" calcext:value-type="string">
            <text:p>;</text:p>
          </table:table-cell>
          <table:table-cell table:style-name="ce28" table:formula="of:=IF([.C43] &lt;&gt; 1; IF((AND([.A43]=&quot;&quot;;[.B43]&lt;&gt;&quot;&quot;));CONCATENATE(&quot;addSuperVar(&quot;;[.D43];&quot;,     &quot;&quot;&quot;;[.D43];&quot;&quot;&quot;, &quot;;    CONCATENATE( [.F43] ; &quot; &quot;; [.E43]);&quot;,&quot;; [.G43];&quot;,&quot;;&quot;&quot;&quot;&quot;;CONCATENATE([.H43];&quot; - &quot;;[.I43])  ; &quot;&quot;&quot;);&quot;);IF([.A43]=&quot;&quot;;[.D43];[.A43])); &quot;//intentionally blank&quot;)" office:value-type="string" office:string-value="addSuperVar(Sensor_GPS_Climbrate,     &quot;Sensor_GPS_Climbrate&quot;, I2CSlow ,1,&quot;units - comment&quot;);" calcext:value-type="string">
            <text:p>addSuperVar(Sensor_GPS_Climbrate, <text:s text:c="4"/>"Sensor_GPS_Climbrat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3] &lt;&gt; 1; IF(AND([.A43]=&quot;&quot;;[.B43] &lt;&gt; &quot;&quot;);CONCATENATE(&quot;i++; detectOverflow(i, maxListIndex, errText) ;varList[l][i] = getVarID(&quot;&quot;&quot;;[.D43];&quot;&quot;&quot;);&quot;);IF([.A43]=&quot;&quot;;[.D43];[.A43])); &quot;//intentionally blank&quot;)" office:value-type="string" office:string-value="i++; detectOverflow(i, maxListIndex, errText) ;varList[l][i] = getVarID(&quot;Sensor_GPS_Climbrate&quot;);" calcext:value-type="string">
            <text:p>i++; detectOverflow(i, maxListIndex, errText) ;varList[l][i] = getVarID("Sensor_GPS_Climbra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ActualVoltag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4] &lt;&gt; 2; IF([.A44]=&quot;&quot;;CONCATENATE(&quot;     &quot;;[.B44];&quot; &quot;;[.D44];&quot;;&quot;);[.A44]); &quot;//intentionally blank&quot;)" office:value-type="string" office:string-value="     float Battery_ActualVoltage;" calcext:value-type="string">
            <text:p><text:s text:c="5"/>float Battery_ActualVoltage;</text:p>
          </table:table-cell>
          <table:table-cell office:value-type="string" calcext:value-type="string">
            <text:p>;</text:p>
          </table:table-cell>
          <table:table-cell table:style-name="ce28" table:formula="of:=IF([.C44] &lt;&gt; 1; IF((AND([.A44]=&quot;&quot;;[.B44]&lt;&gt;&quot;&quot;));CONCATENATE(&quot;addSuperVar(&quot;;[.D44];&quot;,     &quot;&quot;&quot;;[.D44];&quot;&quot;&quot;, &quot;;    CONCATENATE( [.F44] ; &quot; &quot;; [.E44]);&quot;,&quot;; [.G44];&quot;,&quot;;&quot;&quot;&quot;&quot;;CONCATENATE([.H44];&quot; - &quot;;[.I44])  ; &quot;&quot;&quot;);&quot;);IF([.A44]=&quot;&quot;;[.D44];[.A44])); &quot;//intentionally blank&quot;)" office:value-type="string" office:string-value="addSuperVar(Battery_ActualVoltage,     &quot;Battery_ActualVoltage&quot;, I2CSlow ,1,&quot;units - comment&quot;);" calcext:value-type="string">
            <text:p>addSuperVar(Battery_ActualVoltage, <text:s text:c="4"/>"Battery_ActualVoltag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4] &lt;&gt; 1; IF(AND([.A44]=&quot;&quot;;[.B44] &lt;&gt; &quot;&quot;);CONCATENATE(&quot;i++; detectOverflow(i, maxListIndex, errText) ;varList[l][i] = getVarID(&quot;&quot;&quot;;[.D44];&quot;&quot;&quot;);&quot;);IF([.A44]=&quot;&quot;;[.D44];[.A44])); &quot;//intentionally blank&quot;)" office:value-type="string" office:string-value="i++; detectOverflow(i, maxListIndex, errText) ;varList[l][i] = getVarID(&quot;Battery_ActualVoltage&quot;);" calcext:value-type="string">
            <text:p>i++; detectOverflow(i, maxListIndex, errText) ;varList[l][i] = getVarID("Battery_ActualVoltag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EffectiveVoltag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5] &lt;&gt; 2; IF([.A45]=&quot;&quot;;CONCATENATE(&quot;     &quot;;[.B45];&quot; &quot;;[.D45];&quot;;&quot;);[.A45]); &quot;//intentionally blank&quot;)" office:value-type="string" office:string-value="     float Battery_EffectiveVoltage;" calcext:value-type="string">
            <text:p><text:s text:c="5"/>float Battery_EffectiveVoltage;</text:p>
          </table:table-cell>
          <table:table-cell office:value-type="string" calcext:value-type="string">
            <text:p>;</text:p>
          </table:table-cell>
          <table:table-cell table:style-name="ce28" table:formula="of:=IF([.C45] &lt;&gt; 1; IF((AND([.A45]=&quot;&quot;;[.B45]&lt;&gt;&quot;&quot;));CONCATENATE(&quot;addSuperVar(&quot;;[.D45];&quot;,     &quot;&quot;&quot;;[.D45];&quot;&quot;&quot;, &quot;;    CONCATENATE( [.F45] ; &quot; &quot;; [.E45]);&quot;,&quot;; [.G45];&quot;,&quot;;&quot;&quot;&quot;&quot;;CONCATENATE([.H45];&quot; - &quot;;[.I45])  ; &quot;&quot;&quot;);&quot;);IF([.A45]=&quot;&quot;;[.D45];[.A45])); &quot;//intentionally blank&quot;)" office:value-type="string" office:string-value="addSuperVar(Battery_EffectiveVoltage,     &quot;Battery_EffectiveVoltage&quot;, I2CSlow ,1,&quot;units - comment&quot;);" calcext:value-type="string">
            <text:p>addSuperVar(Battery_EffectiveVoltage, <text:s text:c="4"/>"Battery_EffectiveVoltag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5] &lt;&gt; 1; IF(AND([.A45]=&quot;&quot;;[.B45] &lt;&gt; &quot;&quot;);CONCATENATE(&quot;i++; detectOverflow(i, maxListIndex, errText) ;varList[l][i] = getVarID(&quot;&quot;&quot;;[.D45];&quot;&quot;&quot;);&quot;);IF([.A45]=&quot;&quot;;[.D45];[.A45])); &quot;//intentionally blank&quot;)" office:value-type="string" office:string-value="i++; detectOverflow(i, maxListIndex, errText) ;varList[l][i] = getVarID(&quot;Battery_EffectiveVoltage&quot;);" calcext:value-type="string">
            <text:p>i++; detectOverflow(i, maxListIndex, errText) ;varList[l][i] = getVarID("Battery_EffectiveVoltag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PercentRemainingInstantaneous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6] &lt;&gt; 2; IF([.A46]=&quot;&quot;;CONCATENATE(&quot;     &quot;;[.B46];&quot; &quot;;[.D46];&quot;;&quot;);[.A46]); &quot;//intentionally blank&quot;)" office:value-type="string" office:string-value="     float Battery_PercentRemainingInstantaneous;" calcext:value-type="string">
            <text:p><text:s text:c="5"/>float Battery_PercentRemainingInstantaneous;</text:p>
          </table:table-cell>
          <table:table-cell office:value-type="string" calcext:value-type="string">
            <text:p>;</text:p>
          </table:table-cell>
          <table:table-cell table:style-name="ce28" table:formula="of:=IF([.C46] &lt;&gt; 1; IF((AND([.A46]=&quot;&quot;;[.B46]&lt;&gt;&quot;&quot;));CONCATENATE(&quot;addSuperVar(&quot;;[.D46];&quot;,     &quot;&quot;&quot;;[.D46];&quot;&quot;&quot;, &quot;;    CONCATENATE( [.F46] ; &quot; &quot;; [.E46]);&quot;,&quot;; [.G46];&quot;,&quot;;&quot;&quot;&quot;&quot;;CONCATENATE([.H46];&quot; - &quot;;[.I46])  ; &quot;&quot;&quot;);&quot;);IF([.A46]=&quot;&quot;;[.D46];[.A46])); &quot;//intentionally blank&quot;)" office:value-type="string" office:string-value="addSuperVar(Battery_PercentRemainingInstantaneous,     &quot;Battery_PercentRemainingInstantaneous&quot;, I2CSlow ,1,&quot;units - comment&quot;);" calcext:value-type="string">
            <text:p>addSuperVar(Battery_PercentRemainingInstantaneous, <text:s text:c="4"/>"Battery_PercentRemainingInstantaneous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6] &lt;&gt; 1; IF(AND([.A46]=&quot;&quot;;[.B46] &lt;&gt; &quot;&quot;);CONCATENATE(&quot;i++; detectOverflow(i, maxListIndex, errText) ;varList[l][i] = getVarID(&quot;&quot;&quot;;[.D46];&quot;&quot;&quot;);&quot;);IF([.A46]=&quot;&quot;;[.D46];[.A46])); &quot;//intentionally blank&quot;)" office:value-type="string" office:string-value="i++; detectOverflow(i, maxListIndex, errText) ;varList[l][i] = getVarID(&quot;Battery_PercentRemainingInstantaneous&quot;);" calcext:value-type="string">
            <text:p>i++; detectOverflow(i, maxListIndex, errText) ;varList[l][i] = getVarID("Battery_PercentRemainingInstantaneous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PercentRemainingFiltered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7] &lt;&gt; 2; IF([.A47]=&quot;&quot;;CONCATENATE(&quot;     &quot;;[.B47];&quot; &quot;;[.D47];&quot;;&quot;);[.A47]); &quot;//intentionally blank&quot;)" office:value-type="string" office:string-value="     float Battery_PercentRemainingFiltered;" calcext:value-type="string">
            <text:p><text:s text:c="5"/>float Battery_PercentRemainingFiltered;</text:p>
          </table:table-cell>
          <table:table-cell office:value-type="string" calcext:value-type="string">
            <text:p>;</text:p>
          </table:table-cell>
          <table:table-cell table:style-name="ce28" table:formula="of:=IF([.C47] &lt;&gt; 1; IF((AND([.A47]=&quot;&quot;;[.B47]&lt;&gt;&quot;&quot;));CONCATENATE(&quot;addSuperVar(&quot;;[.D47];&quot;,     &quot;&quot;&quot;;[.D47];&quot;&quot;&quot;, &quot;;    CONCATENATE( [.F47] ; &quot; &quot;; [.E47]);&quot;,&quot;; [.G47];&quot;,&quot;;&quot;&quot;&quot;&quot;;CONCATENATE([.H47];&quot; - &quot;;[.I47])  ; &quot;&quot;&quot;);&quot;);IF([.A47]=&quot;&quot;;[.D47];[.A47])); &quot;//intentionally blank&quot;)" office:value-type="string" office:string-value="addSuperVar(Battery_PercentRemainingFiltered,     &quot;Battery_PercentRemainingFiltered&quot;, I2CSlow ,1,&quot;units - comment&quot;);" calcext:value-type="string">
            <text:p>addSuperVar(Battery_PercentRemainingFiltered, <text:s text:c="4"/>"Battery_PercentRemainingFilter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7] &lt;&gt; 1; IF(AND([.A47]=&quot;&quot;;[.B47] &lt;&gt; &quot;&quot;);CONCATENATE(&quot;i++; detectOverflow(i, maxListIndex, errText) ;varList[l][i] = getVarID(&quot;&quot;&quot;;[.D47];&quot;&quot;&quot;);&quot;);IF([.A47]=&quot;&quot;;[.D47];[.A47])); &quot;//intentionally blank&quot;)" office:value-type="string" office:string-value="i++; detectOverflow(i, maxListIndex, errText) ;varList[l][i] = getVarID(&quot;Battery_PercentRemainingFiltered&quot;);" calcext:value-type="string">
            <text:p>i++; detectOverflow(i, maxListIndex, errText) ;varList[l][i] = getVarID("Battery_PercentRemainingFilter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batteryPercentPerMinute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8] &lt;&gt; 2; IF([.A48]=&quot;&quot;;CONCATENATE(&quot;     &quot;;[.B48];&quot; &quot;;[.D48];&quot;;&quot;);[.A48]); &quot;//intentionally blank&quot;)" office:value-type="string" office:string-value="     float Battery_batteryPercentPerMinute;" calcext:value-type="string">
            <text:p><text:s text:c="5"/>float Battery_batteryPercentPerMinute;</text:p>
          </table:table-cell>
          <table:table-cell office:value-type="string" calcext:value-type="string">
            <text:p>;</text:p>
          </table:table-cell>
          <table:table-cell table:style-name="ce28" table:formula="of:=IF([.C48] &lt;&gt; 1; IF((AND([.A48]=&quot;&quot;;[.B48]&lt;&gt;&quot;&quot;));CONCATENATE(&quot;addSuperVar(&quot;;[.D48];&quot;,     &quot;&quot;&quot;;[.D48];&quot;&quot;&quot;, &quot;;    CONCATENATE( [.F48] ; &quot; &quot;; [.E48]);&quot;,&quot;; [.G48];&quot;,&quot;;&quot;&quot;&quot;&quot;;CONCATENATE([.H48];&quot; - &quot;;[.I48])  ; &quot;&quot;&quot;);&quot;);IF([.A48]=&quot;&quot;;[.D48];[.A48])); &quot;//intentionally blank&quot;)" office:value-type="string" office:string-value="addSuperVar(Battery_batteryPercentPerMinute,     &quot;Battery_batteryPercentPerMinute&quot;, I2CSlow ,1,&quot;units - comment&quot;);" calcext:value-type="string">
            <text:p>addSuperVar(Battery_batteryPercentPerMinute, <text:s text:c="4"/>"Battery_batteryPercentPerMinut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8] &lt;&gt; 1; IF(AND([.A48]=&quot;&quot;;[.B48] &lt;&gt; &quot;&quot;);CONCATENATE(&quot;i++; detectOverflow(i, maxListIndex, errText) ;varList[l][i] = getVarID(&quot;&quot;&quot;;[.D48];&quot;&quot;&quot;);&quot;);IF([.A48]=&quot;&quot;;[.D48];[.A48])); &quot;//intentionally blank&quot;)" office:value-type="string" office:string-value="i++; detectOverflow(i, maxListIndex, errText) ;varList[l][i] = getVarID(&quot;Battery_batteryPercentPerMinute&quot;);" calcext:value-type="string">
            <text:p>i++; detectOverflow(i, maxListIndex, errText) ;varList[l][i] = getVarID("Battery_batteryPercentPerMinu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flightTimeRemaining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49] &lt;&gt; 2; IF([.A49]=&quot;&quot;;CONCATENATE(&quot;     &quot;;[.B49];&quot; &quot;;[.D49];&quot;;&quot;);[.A49]); &quot;//intentionally blank&quot;)" office:value-type="string" office:string-value="     float Battery_flightTimeRemaining;" calcext:value-type="string">
            <text:p><text:s text:c="5"/>float Battery_flightTimeRemaining;</text:p>
          </table:table-cell>
          <table:table-cell office:value-type="string" calcext:value-type="string">
            <text:p>;</text:p>
          </table:table-cell>
          <table:table-cell table:style-name="ce28" table:formula="of:=IF([.C49] &lt;&gt; 1; IF((AND([.A49]=&quot;&quot;;[.B49]&lt;&gt;&quot;&quot;));CONCATENATE(&quot;addSuperVar(&quot;;[.D49];&quot;,     &quot;&quot;&quot;;[.D49];&quot;&quot;&quot;, &quot;;    CONCATENATE( [.F49] ; &quot; &quot;; [.E49]);&quot;,&quot;; [.G49];&quot;,&quot;;&quot;&quot;&quot;&quot;;CONCATENATE([.H49];&quot; - &quot;;[.I49])  ; &quot;&quot;&quot;);&quot;);IF([.A49]=&quot;&quot;;[.D49];[.A49])); &quot;//intentionally blank&quot;)" office:value-type="string" office:string-value="addSuperVar(Battery_flightTimeRemaining,     &quot;Battery_flightTimeRemaining&quot;, I2CSlow ,1,&quot;units - comment&quot;);" calcext:value-type="string">
            <text:p>addSuperVar(Battery_flightTimeRemaining, <text:s text:c="4"/>"Battery_flightTimeRemainin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49] &lt;&gt; 1; IF(AND([.A49]=&quot;&quot;;[.B49] &lt;&gt; &quot;&quot;);CONCATENATE(&quot;i++; detectOverflow(i, maxListIndex, errText) ;varList[l][i] = getVarID(&quot;&quot;&quot;;[.D49];&quot;&quot;&quot;);&quot;);IF([.A49]=&quot;&quot;;[.D49];[.A49])); &quot;//intentionally blank&quot;)" office:value-type="string" office:string-value="i++; detectOverflow(i, maxListIndex, errText) ;varList[l][i] = getVarID(&quot;Battery_flightTimeRemaining&quot;);" calcext:value-type="string">
            <text:p>i++; detectOverflow(i, maxListIndex, errText) ;varList[l][i] = getVarID("Battery_flightTimeRemainin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throttleValues[7]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0] &lt;&gt; 2; IF([.A50]=&quot;&quot;;CONCATENATE(&quot;     &quot;;[.B50];&quot; &quot;;[.D50];&quot;;&quot;);[.A50]); &quot;//intentionally blank&quot;)" office:value-type="string" office:string-value="     float throttleValues[7];" calcext:value-type="string">
            <text:p><text:s text:c="5"/>float throttleValues[7];</text:p>
          </table:table-cell>
          <table:table-cell office:value-type="string" calcext:value-type="string">
            <text:p>;</text:p>
          </table:table-cell>
          <table:table-cell table:style-name="ce28" table:formula="of:=IF([.C50] &lt;&gt; 1; IF((AND([.A50]=&quot;&quot;;[.B50]&lt;&gt;&quot;&quot;));CONCATENATE(&quot;addSuperVar(&quot;;[.D50];&quot;,     &quot;&quot;&quot;;[.D50];&quot;&quot;&quot;, &quot;;    CONCATENATE( [.F50] ; &quot; &quot;; [.E50]);&quot;,&quot;; [.G50];&quot;,&quot;;&quot;&quot;&quot;&quot;;CONCATENATE([.H50];&quot; - &quot;;[.I50])  ; &quot;&quot;&quot;);&quot;);IF([.A50]=&quot;&quot;;[.D50];[.A50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8" table:formula="of:=IF([.C50] &lt;&gt; 1; IF(AND([.A50]=&quot;&quot;;[.B50] &lt;&gt; &quot;&quot;);CONCATENATE(&quot;i++; detectOverflow(i, maxListIndex, errText) ;varList[l][i] = getVarID(&quot;&quot;&quot;;[.D50];&quot;&quot;&quot;);&quot;);IF([.A50]=&quot;&quot;;[.D50];[.A50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hrottleValues[0]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1] &lt;&gt; 2; IF([.A51]=&quot;&quot;;CONCATENATE(&quot;     &quot;;[.B51];&quot; &quot;;[.D51];&quot;;&quot;);[.A51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51] &lt;&gt; 1; IF((AND([.A51]=&quot;&quot;;[.B51]&lt;&gt;&quot;&quot;));CONCATENATE(&quot;addSuperVar(&quot;;[.D51];&quot;,     &quot;&quot;&quot;;[.D51];&quot;&quot;&quot;, &quot;;    CONCATENATE( [.F51] ; &quot; &quot;; [.E51]);&quot;,&quot;; [.G51];&quot;,&quot;;&quot;&quot;&quot;&quot;;CONCATENATE([.H51];&quot; - &quot;;[.I51])  ; &quot;&quot;&quot;);&quot;);IF([.A51]=&quot;&quot;;[.D51];[.A51])); &quot;//intentionally blank&quot;)" office:value-type="string" office:string-value="addSuperVar(throttleValues[0],     &quot;throttleValues[0]&quot;, I2CSlow ,1,&quot;units - comment&quot;);" calcext:value-type="string">
            <text:p>addSuperVar(throttleValues[0], <text:s text:c="4"/>"throttleValues[0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51] &lt;&gt; 1; IF(AND([.A51]=&quot;&quot;;[.B51] &lt;&gt; &quot;&quot;);CONCATENATE(&quot;i++; detectOverflow(i, maxListIndex, errText) ;varList[l][i] = getVarID(&quot;&quot;&quot;;[.D51];&quot;&quot;&quot;);&quot;);IF([.A51]=&quot;&quot;;[.D51];[.A51])); &quot;//intentionally blank&quot;)" office:value-type="string" office:string-value="i++; detectOverflow(i, maxListIndex, errText) ;varList[l][i] = getVarID(&quot;throttleValues[0]&quot;);" calcext:value-type="string">
            <text:p>i++; detectOverflow(i, maxListIndex, errText) ;varList[l][i] = getVarID("throttleValues[0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hrottleValues[1]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2] &lt;&gt; 2; IF([.A52]=&quot;&quot;;CONCATENATE(&quot;     &quot;;[.B52];&quot; &quot;;[.D52];&quot;;&quot;);[.A52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52] &lt;&gt; 1; IF((AND([.A52]=&quot;&quot;;[.B52]&lt;&gt;&quot;&quot;));CONCATENATE(&quot;addSuperVar(&quot;;[.D52];&quot;,     &quot;&quot;&quot;;[.D52];&quot;&quot;&quot;, &quot;;    CONCATENATE( [.F52] ; &quot; &quot;; [.E52]);&quot;,&quot;; [.G52];&quot;,&quot;;&quot;&quot;&quot;&quot;;CONCATENATE([.H52];&quot; - &quot;;[.I52])  ; &quot;&quot;&quot;);&quot;);IF([.A52]=&quot;&quot;;[.D52];[.A52])); &quot;//intentionally blank&quot;)" office:value-type="string" office:string-value="addSuperVar(throttleValues[1],     &quot;throttleValues[1]&quot;, I2CSlow ,1,&quot;units - comment&quot;);" calcext:value-type="string">
            <text:p>addSuperVar(throttleValues[1], <text:s text:c="4"/>"throttleValues[1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52] &lt;&gt; 1; IF(AND([.A52]=&quot;&quot;;[.B52] &lt;&gt; &quot;&quot;);CONCATENATE(&quot;i++; detectOverflow(i, maxListIndex, errText) ;varList[l][i] = getVarID(&quot;&quot;&quot;;[.D52];&quot;&quot;&quot;);&quot;);IF([.A52]=&quot;&quot;;[.D52];[.A52])); &quot;//intentionally blank&quot;)" office:value-type="string" office:string-value="i++; detectOverflow(i, maxListIndex, errText) ;varList[l][i] = getVarID(&quot;throttleValues[1]&quot;);" calcext:value-type="string">
            <text:p>i++; detectOverflow(i, maxListIndex, errText) ;varList[l][i] = getVarID("throttleValues[1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hrottleValues[2]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3] &lt;&gt; 2; IF([.A53]=&quot;&quot;;CONCATENATE(&quot;     &quot;;[.B53];&quot; &quot;;[.D53];&quot;;&quot;);[.A53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53] &lt;&gt; 1; IF((AND([.A53]=&quot;&quot;;[.B53]&lt;&gt;&quot;&quot;));CONCATENATE(&quot;addSuperVar(&quot;;[.D53];&quot;,     &quot;&quot;&quot;;[.D53];&quot;&quot;&quot;, &quot;;    CONCATENATE( [.F53] ; &quot; &quot;; [.E53]);&quot;,&quot;; [.G53];&quot;,&quot;;&quot;&quot;&quot;&quot;;CONCATENATE([.H53];&quot; - &quot;;[.I53])  ; &quot;&quot;&quot;);&quot;);IF([.A53]=&quot;&quot;;[.D53];[.A53])); &quot;//intentionally blank&quot;)" office:value-type="string" office:string-value="addSuperVar(throttleValues[2],     &quot;throttleValues[2]&quot;, I2CSlow ,1,&quot;units - comment&quot;);" calcext:value-type="string">
            <text:p>addSuperVar(throttleValues[2], <text:s text:c="4"/>"throttleValues[2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53] &lt;&gt; 1; IF(AND([.A53]=&quot;&quot;;[.B53] &lt;&gt; &quot;&quot;);CONCATENATE(&quot;i++; detectOverflow(i, maxListIndex, errText) ;varList[l][i] = getVarID(&quot;&quot;&quot;;[.D53];&quot;&quot;&quot;);&quot;);IF([.A53]=&quot;&quot;;[.D53];[.A53])); &quot;//intentionally blank&quot;)" office:value-type="string" office:string-value="i++; detectOverflow(i, maxListIndex, errText) ;varList[l][i] = getVarID(&quot;throttleValues[2]&quot;);" calcext:value-type="string">
            <text:p>i++; detectOverflow(i, maxListIndex, errText) ;varList[l][i] = getVarID("throttleValues[2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hrottleValues[3]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4] &lt;&gt; 2; IF([.A54]=&quot;&quot;;CONCATENATE(&quot;     &quot;;[.B54];&quot; &quot;;[.D54];&quot;;&quot;);[.A54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54] &lt;&gt; 1; IF((AND([.A54]=&quot;&quot;;[.B54]&lt;&gt;&quot;&quot;));CONCATENATE(&quot;addSuperVar(&quot;;[.D54];&quot;,     &quot;&quot;&quot;;[.D54];&quot;&quot;&quot;, &quot;;    CONCATENATE( [.F54] ; &quot; &quot;; [.E54]);&quot;,&quot;; [.G54];&quot;,&quot;;&quot;&quot;&quot;&quot;;CONCATENATE([.H54];&quot; - &quot;;[.I54])  ; &quot;&quot;&quot;);&quot;);IF([.A54]=&quot;&quot;;[.D54];[.A54])); &quot;//intentionally blank&quot;)" office:value-type="string" office:string-value="addSuperVar(throttleValues[3],     &quot;throttleValues[3]&quot;, I2CSlow ,1,&quot;units - comment&quot;);" calcext:value-type="string">
            <text:p>addSuperVar(throttleValues[3], <text:s text:c="4"/>"throttleValues[3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54] &lt;&gt; 1; IF(AND([.A54]=&quot;&quot;;[.B54] &lt;&gt; &quot;&quot;);CONCATENATE(&quot;i++; detectOverflow(i, maxListIndex, errText) ;varList[l][i] = getVarID(&quot;&quot;&quot;;[.D54];&quot;&quot;&quot;);&quot;);IF([.A54]=&quot;&quot;;[.D54];[.A54])); &quot;//intentionally blank&quot;)" office:value-type="string" office:string-value="i++; detectOverflow(i, maxListIndex, errText) ;varList[l][i] = getVarID(&quot;throttleValues[3]&quot;);" calcext:value-type="string">
            <text:p>i++; detectOverflow(i, maxListIndex, errText) ;varList[l][i] = getVarID("throttleValues[3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hrottleValues[4]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5] &lt;&gt; 2; IF([.A55]=&quot;&quot;;CONCATENATE(&quot;     &quot;;[.B55];&quot; &quot;;[.D55];&quot;;&quot;);[.A55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55] &lt;&gt; 1; IF((AND([.A55]=&quot;&quot;;[.B55]&lt;&gt;&quot;&quot;));CONCATENATE(&quot;addSuperVar(&quot;;[.D55];&quot;,     &quot;&quot;&quot;;[.D55];&quot;&quot;&quot;, &quot;;    CONCATENATE( [.F55] ; &quot; &quot;; [.E55]);&quot;,&quot;; [.G55];&quot;,&quot;;&quot;&quot;&quot;&quot;;CONCATENATE([.H55];&quot; - &quot;;[.I55])  ; &quot;&quot;&quot;);&quot;);IF([.A55]=&quot;&quot;;[.D55];[.A55])); &quot;//intentionally blank&quot;)" office:value-type="string" office:string-value="addSuperVar(throttleValues[4],     &quot;throttleValues[4]&quot;, I2CSlow ,1,&quot;units - comment&quot;);" calcext:value-type="string">
            <text:p>addSuperVar(throttleValues[4], <text:s text:c="4"/>"throttleValues[4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55] &lt;&gt; 1; IF(AND([.A55]=&quot;&quot;;[.B55] &lt;&gt; &quot;&quot;);CONCATENATE(&quot;i++; detectOverflow(i, maxListIndex, errText) ;varList[l][i] = getVarID(&quot;&quot;&quot;;[.D55];&quot;&quot;&quot;);&quot;);IF([.A55]=&quot;&quot;;[.D55];[.A55])); &quot;//intentionally blank&quot;)" office:value-type="string" office:string-value="i++; detectOverflow(i, maxListIndex, errText) ;varList[l][i] = getVarID(&quot;throttleValues[4]&quot;);" calcext:value-type="string">
            <text:p>i++; detectOverflow(i, maxListIndex, errText) ;varList[l][i] = getVarID("throttleValues[4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hrottleValues[5]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6] &lt;&gt; 2; IF([.A56]=&quot;&quot;;CONCATENATE(&quot;     &quot;;[.B56];&quot; &quot;;[.D56];&quot;;&quot;);[.A56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56] &lt;&gt; 1; IF((AND([.A56]=&quot;&quot;;[.B56]&lt;&gt;&quot;&quot;));CONCATENATE(&quot;addSuperVar(&quot;;[.D56];&quot;,     &quot;&quot;&quot;;[.D56];&quot;&quot;&quot;, &quot;;    CONCATENATE( [.F56] ; &quot; &quot;; [.E56]);&quot;,&quot;; [.G56];&quot;,&quot;;&quot;&quot;&quot;&quot;;CONCATENATE([.H56];&quot; - &quot;;[.I56])  ; &quot;&quot;&quot;);&quot;);IF([.A56]=&quot;&quot;;[.D56];[.A56])); &quot;//intentionally blank&quot;)" office:value-type="string" office:string-value="addSuperVar(throttleValues[5],     &quot;throttleValues[5]&quot;, I2CSlow ,1,&quot;units - comment&quot;);" calcext:value-type="string">
            <text:p>addSuperVar(throttleValues[5], <text:s text:c="4"/>"throttleValues[5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56] &lt;&gt; 1; IF(AND([.A56]=&quot;&quot;;[.B56] &lt;&gt; &quot;&quot;);CONCATENATE(&quot;i++; detectOverflow(i, maxListIndex, errText) ;varList[l][i] = getVarID(&quot;&quot;&quot;;[.D56];&quot;&quot;&quot;);&quot;);IF([.A56]=&quot;&quot;;[.D56];[.A56])); &quot;//intentionally blank&quot;)" office:value-type="string" office:string-value="i++; detectOverflow(i, maxListIndex, errText) ;varList[l][i] = getVarID(&quot;throttleValues[5]&quot;);" calcext:value-type="string">
            <text:p>i++; detectOverflow(i, maxListIndex, errText) ;varList[l][i] = getVarID("throttleValues[5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throttleValues[6]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7] &lt;&gt; 2; IF([.A57]=&quot;&quot;;CONCATENATE(&quot;     &quot;;[.B57];&quot; &quot;;[.D57];&quot;;&quot;);[.A57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57] &lt;&gt; 1; IF((AND([.A57]=&quot;&quot;;[.B57]&lt;&gt;&quot;&quot;));CONCATENATE(&quot;addSuperVar(&quot;;[.D57];&quot;,     &quot;&quot;&quot;;[.D57];&quot;&quot;&quot;, &quot;;    CONCATENATE( [.F57] ; &quot; &quot;; [.E57]);&quot;,&quot;; [.G57];&quot;,&quot;;&quot;&quot;&quot;&quot;;CONCATENATE([.H57];&quot; - &quot;;[.I57])  ; &quot;&quot;&quot;);&quot;);IF([.A57]=&quot;&quot;;[.D57];[.A57])); &quot;//intentionally blank&quot;)" office:value-type="string" office:string-value="addSuperVar(throttleValues[6],     &quot;throttleValues[6]&quot;, I2CSlow ,1,&quot;units - comment&quot;);" calcext:value-type="string">
            <text:p>addSuperVar(throttleValues[6], <text:s text:c="4"/>"throttleValues[6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57] &lt;&gt; 1; IF(AND([.A57]=&quot;&quot;;[.B57] &lt;&gt; &quot;&quot;);CONCATENATE(&quot;i++; detectOverflow(i, maxListIndex, errText) ;varList[l][i] = getVarID(&quot;&quot;&quot;;[.D57];&quot;&quot;&quot;);&quot;);IF([.A57]=&quot;&quot;;[.D57];[.A57])); &quot;//intentionally blank&quot;)" office:value-type="string" office:string-value="i++; detectOverflow(i, maxListIndex, errText) ;varList[l][i] = getVarID(&quot;throttleValues[6]&quot;);" calcext:value-type="string">
            <text:p>i++; detectOverflow(i, maxListIndex, errText) ;varList[l][i] = getVarID("throttleValues[6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condsElapsed</text:p>
          </table:table-cell>
          <table:table-cell table:style-name="ce16"/>
          <table:table-cell table:style-name="ce16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8] &lt;&gt; 2; IF([.A58]=&quot;&quot;;CONCATENATE(&quot;     &quot;;[.B58];&quot; &quot;;[.D58];&quot;;&quot;);[.A58]); &quot;//intentionally blank&quot;)" office:value-type="string" office:string-value="     float secondsElapsed;" calcext:value-type="string">
            <text:p><text:s text:c="5"/>float secondsElapsed;</text:p>
          </table:table-cell>
          <table:table-cell office:value-type="string" calcext:value-type="string">
            <text:p>;</text:p>
          </table:table-cell>
          <table:table-cell table:style-name="ce28" table:formula="of:=IF([.C58] &lt;&gt; 1; IF((AND([.A58]=&quot;&quot;;[.B58]&lt;&gt;&quot;&quot;));CONCATENATE(&quot;addSuperVar(&quot;;[.D58];&quot;,     &quot;&quot;&quot;;[.D58];&quot;&quot;&quot;, &quot;;    CONCATENATE( [.F58] ; &quot; &quot;; [.E58]);&quot;,&quot;; [.G58];&quot;,&quot;;&quot;&quot;&quot;&quot;;CONCATENATE([.H58];&quot; - &quot;;[.I58])  ; &quot;&quot;&quot;);&quot;);IF([.A58]=&quot;&quot;;[.D58];[.A58])); &quot;//intentionally blank&quot;)" office:value-type="string" office:string-value="addSuperVar(secondsElapsed,     &quot;secondsElapsed&quot;, I2CSlow ,1,&quot;units - comment&quot;);" calcext:value-type="string">
            <text:p>addSuperVar(secondsElapsed, <text:s text:c="4"/>"secondsElaps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58] &lt;&gt; 1; IF(AND([.A58]=&quot;&quot;;[.B58] &lt;&gt; &quot;&quot;);CONCATENATE(&quot;i++; detectOverflow(i, maxListIndex, errText) ;varList[l][i] = getVarID(&quot;&quot;&quot;;[.D58];&quot;&quot;&quot;);&quot;);IF([.A58]=&quot;&quot;;[.D58];[.A58])); &quot;//intentionally blank&quot;)" office:value-type="string" office:string-value="i++; detectOverflow(i, maxListIndex, errText) ;varList[l][i] = getVarID(&quot;secondsElapsed&quot;);" calcext:value-type="string">
            <text:p>i++; detectOverflow(i, maxListIndex, errText) ;varList[l][i] = getVarID("secondsElaps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/>
          <table:table-cell table:style-name="ce9" office:value-type="string" calcext:value-type="string">
            <text:p>AutoPilot_Enabled</text:p>
          </table:table-cell>
          <table:table-cell table:style-name="ce16"/>
          <table:table-cell office:value-type="string" calcext:value-type="string">
            <text:p>I2CSlow <text:s text:c="2"/>| <text:s text:c="21"/>UserEditable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59] &lt;&gt; 2; IF([.A59]=&quot;&quot;;CONCATENATE(&quot;     &quot;;[.B59];&quot; &quot;;[.D59];&quot;;&quot;);[.A59]); &quot;//intentionally blank&quot;)" office:value-type="string" office:string-value="     unsigned char AutoPilot_Enabled;" calcext:value-type="string">
            <text:p><text:s text:c="5"/>unsigned char AutoPilot_Enabled;</text:p>
          </table:table-cell>
          <table:table-cell office:value-type="string" calcext:value-type="string">
            <text:p>;</text:p>
          </table:table-cell>
          <table:table-cell table:style-name="ce28" table:formula="of:=IF([.C59] &lt;&gt; 1; IF((AND([.A59]=&quot;&quot;;[.B59]&lt;&gt;&quot;&quot;));CONCATENATE(&quot;addSuperVar(&quot;;[.D59];&quot;,     &quot;&quot;&quot;;[.D59];&quot;&quot;&quot;, &quot;;    CONCATENATE( [.F59] ; &quot; &quot;; [.E59]);&quot;,&quot;; [.G59];&quot;,&quot;;&quot;&quot;&quot;&quot;;CONCATENATE([.H59];&quot; - &quot;;[.I59])  ; &quot;&quot;&quot;);&quot;);IF([.A59]=&quot;&quot;;[.D59];[.A59])); &quot;//intentionally blank&quot;)" office:value-type="string" office:string-value="addSuperVar(AutoPilot_Enabled,     &quot;AutoPilot_Enabled&quot;, I2CSlow   |                      UserEditable ,1,&quot;units - comment&quot;);" calcext:value-type="string">
            <text:p>addSuperVar(AutoPilot_Enabled, <text:s text:c="4"/>"AutoPilot_Enabled", I2CSlow <text:s text:c="2"/>| <text:s text:c="21"/>UserEditable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59] &lt;&gt; 1; IF(AND([.A59]=&quot;&quot;;[.B59] &lt;&gt; &quot;&quot;);CONCATENATE(&quot;i++; detectOverflow(i, maxListIndex, errText) ;varList[l][i] = getVarID(&quot;&quot;&quot;;[.D59];&quot;&quot;&quot;);&quot;);IF([.A59]=&quot;&quot;;[.D59];[.A59])); &quot;//intentionally blank&quot;)" office:value-type="string" office:string-value="i++; detectOverflow(i, maxListIndex, errText) ;varList[l][i] = getVarID(&quot;AutoPilot_Enabled&quot;);" calcext:value-type="string">
            <text:p>i++; detectOverflow(i, maxListIndex, errText) ;varList[l][i] = getVarID("AutoPilot_Enabled")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//must not be handshake since it can change remotely during a connection dropou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/>
          <table:table-cell table:style-name="ce17" office:value-type="string" calcext:value-type="string">
            <text:p>UserInput_AutoClimb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0=Manual, 1=Assisted, 2=Fully Automatic(See desired Altitude)</text:p>
          </table:table-cell>
          <table:table-cell table:style-name="ce8" table:formula="of:=IF([.C60] &lt;&gt; 2; IF([.A60]=&quot;&quot;;CONCATENATE(&quot;     &quot;;[.B60];&quot; &quot;;[.D60];&quot;;&quot;);[.A60]); &quot;//intentionally blank&quot;)" office:value-type="string" office:string-value="     unsigned char UserInput_AutoClimb;" calcext:value-type="string">
            <text:p><text:s text:c="5"/>unsigned char UserInput_AutoClimb;</text:p>
          </table:table-cell>
          <table:table-cell office:value-type="string" calcext:value-type="string">
            <text:p>;</text:p>
          </table:table-cell>
          <table:table-cell table:style-name="ce28" table:formula="of:=IF([.C60] &lt;&gt; 1; IF((AND([.A60]=&quot;&quot;;[.B60]&lt;&gt;&quot;&quot;));CONCATENATE(&quot;addSuperVar(&quot;;[.D60];&quot;,     &quot;&quot;&quot;;[.D60];&quot;&quot;&quot;, &quot;;    CONCATENATE( [.F60] ; &quot; &quot;; [.E60]);&quot;,&quot;; [.G60];&quot;,&quot;;&quot;&quot;&quot;&quot;;CONCATENATE([.H60];&quot; - &quot;;[.I60])  ; &quot;&quot;&quot;);&quot;);IF([.A60]=&quot;&quot;;[.D60];[.A60])); &quot;//intentionally blank&quot;)" office:value-type="string" office:string-value="addSuperVar(UserInput_AutoClimb,     &quot;UserInput_AutoClimb&quot;, I2CSlow ,1,&quot;Bool - 0=Manual, 1=Assisted, 2=Fully Automatic(See desired Altitude)&quot;);" calcext:value-type="string">
            <text:p>addSuperVar(UserInput_AutoClimb, <text:s text:c="4"/>"UserInput_AutoClimb", I2CSlow ,1,"Bool - 0=Manual, 1=Assisted, 2=Fully Automatic(See desired Altitude)");</text:p>
          </table:table-cell>
          <table:table-cell office:value-type="string" calcext:value-type="string">
            <text:p>;</text:p>
          </table:table-cell>
          <table:table-cell table:style-name="ce8" table:formula="of:=IF([.C60] &lt;&gt; 1; IF(AND([.A60]=&quot;&quot;;[.B60] &lt;&gt; &quot;&quot;);CONCATENATE(&quot;i++; detectOverflow(i, maxListIndex, errText) ;varList[l][i] = getVarID(&quot;&quot;&quot;;[.D60];&quot;&quot;&quot;);&quot;);IF([.A60]=&quot;&quot;;[.D60];[.A60])); &quot;//intentionally blank&quot;)" office:value-type="string" office:string-value="i++; detectOverflow(i, maxListIndex, errText) ;varList[l][i] = getVarID(&quot;UserInput_AutoClimb&quot;);" calcext:value-type="string">
            <text:p>i++; detectOverflow(i, maxListIndex, errText) ;varList[l][i] = getVarID("UserInput_AutoClimb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/>
          <table:table-cell table:style-name="ce17" office:value-type="string" calcext:value-type="string">
            <text:p>UserInput_AutoLateral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Bool</text:p>
          </table:table-cell>
          <table:table-cell table:style-name="ce9"/>
          <table:table-cell table:style-name="ce8" table:formula="of:=IF([.C61] &lt;&gt; 2; IF([.A61]=&quot;&quot;;CONCATENATE(&quot;     &quot;;[.B61];&quot; &quot;;[.D61];&quot;;&quot;);[.A61]); &quot;//intentionally blank&quot;)" office:value-type="string" office:string-value="     unsigned char UserInput_AutoLateral;" calcext:value-type="string">
            <text:p><text:s text:c="5"/>unsigned char UserInput_AutoLateral;</text:p>
          </table:table-cell>
          <table:table-cell office:value-type="string" calcext:value-type="string">
            <text:p>;</text:p>
          </table:table-cell>
          <table:table-cell table:style-name="ce28" table:formula="of:=IF([.C61] &lt;&gt; 1; IF((AND([.A61]=&quot;&quot;;[.B61]&lt;&gt;&quot;&quot;));CONCATENATE(&quot;addSuperVar(&quot;;[.D61];&quot;,     &quot;&quot;&quot;;[.D61];&quot;&quot;&quot;, &quot;;    CONCATENATE( [.F61] ; &quot; &quot;; [.E61]);&quot;,&quot;; [.G61];&quot;,&quot;;&quot;&quot;&quot;&quot;;CONCATENATE([.H61];&quot; - &quot;;[.I61])  ; &quot;&quot;&quot;);&quot;);IF([.A61]=&quot;&quot;;[.D61];[.A61])); &quot;//intentionally blank&quot;)" office:value-type="string" office:string-value="addSuperVar(UserInput_AutoLateral,     &quot;UserInput_AutoLateral&quot;, I2CSlow ,1,&quot;Bool - &quot;);" calcext:value-type="string">
            <text:p>addSuperVar(UserInput_AutoLateral, <text:s text:c="4"/>"UserInput_AutoLateral", I2CSlow ,1,"Bool - ");</text:p>
          </table:table-cell>
          <table:table-cell office:value-type="string" calcext:value-type="string">
            <text:p>;</text:p>
          </table:table-cell>
          <table:table-cell table:style-name="ce8" table:formula="of:=IF([.C61] &lt;&gt; 1; IF(AND([.A61]=&quot;&quot;;[.B61] &lt;&gt; &quot;&quot;);CONCATENATE(&quot;i++; detectOverflow(i, maxListIndex, errText) ;varList[l][i] = getVarID(&quot;&quot;&quot;;[.D61];&quot;&quot;&quot;);&quot;);IF([.A61]=&quot;&quot;;[.D61];[.A61])); &quot;//intentionally blank&quot;)" office:value-type="string" office:string-value="i++; detectOverflow(i, maxListIndex, errText) ;varList[l][i] = getVarID(&quot;UserInput_AutoLateral&quot;);" calcext:value-type="string">
            <text:p>i++; detectOverflow(i, maxListIndex, errText) ;varList[l][i] = getVarID("UserInput_AutoLater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/>
          <table:table-cell table:style-name="ce17" office:value-type="string" calcext:value-type="string">
            <text:p>UserInput_AutoYaw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Bool</text:p>
          </table:table-cell>
          <table:table-cell table:style-name="ce9"/>
          <table:table-cell table:style-name="ce8" table:formula="of:=IF([.C62] &lt;&gt; 2; IF([.A62]=&quot;&quot;;CONCATENATE(&quot;     &quot;;[.B62];&quot; &quot;;[.D62];&quot;;&quot;);[.A62]); &quot;//intentionally blank&quot;)" office:value-type="string" office:string-value="     unsigned char UserInput_AutoYaw;" calcext:value-type="string">
            <text:p><text:s text:c="5"/>unsigned char UserInput_AutoYaw;</text:p>
          </table:table-cell>
          <table:table-cell office:value-type="string" calcext:value-type="string">
            <text:p>;</text:p>
          </table:table-cell>
          <table:table-cell table:style-name="ce28" table:formula="of:=IF([.C62] &lt;&gt; 1; IF((AND([.A62]=&quot;&quot;;[.B62]&lt;&gt;&quot;&quot;));CONCATENATE(&quot;addSuperVar(&quot;;[.D62];&quot;,     &quot;&quot;&quot;;[.D62];&quot;&quot;&quot;, &quot;;    CONCATENATE( [.F62] ; &quot; &quot;; [.E62]);&quot;,&quot;; [.G62];&quot;,&quot;;&quot;&quot;&quot;&quot;;CONCATENATE([.H62];&quot; - &quot;;[.I62])  ; &quot;&quot;&quot;);&quot;);IF([.A62]=&quot;&quot;;[.D62];[.A62])); &quot;//intentionally blank&quot;)" office:value-type="string" office:string-value="addSuperVar(UserInput_AutoYaw,     &quot;UserInput_AutoYaw&quot;, I2CSlow ,1,&quot;Bool - &quot;);" calcext:value-type="string">
            <text:p>addSuperVar(UserInput_AutoYaw, <text:s text:c="4"/>"UserInput_AutoYaw", I2CSlow ,1,"Bool - ");</text:p>
          </table:table-cell>
          <table:table-cell office:value-type="string" calcext:value-type="string">
            <text:p>;</text:p>
          </table:table-cell>
          <table:table-cell table:style-name="ce8" table:formula="of:=IF([.C62] &lt;&gt; 1; IF(AND([.A62]=&quot;&quot;;[.B62] &lt;&gt; &quot;&quot;);CONCATENATE(&quot;i++; detectOverflow(i, maxListIndex, errText) ;varList[l][i] = getVarID(&quot;&quot;&quot;;[.D62];&quot;&quot;&quot;);&quot;);IF([.A62]=&quot;&quot;;[.D62];[.A62])); &quot;//intentionally blank&quot;)" office:value-type="string" office:string-value="i++; detectOverflow(i, maxListIndex, errText) ;varList[l][i] = getVarID(&quot;UserInput_AutoYaw&quot;);" calcext:value-type="string">
            <text:p>i++; detectOverflow(i, maxListIndex, errText) ;varList[l][i] = getVarID("UserInput_AutoYaw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/>
          <table:table-cell table:style-name="ce17" office:value-type="string" calcext:value-type="string">
            <text:p>UserInput_ControlAzimuthIsHeliRelative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This comes from the left joystick being pressed.</text:p>
          </table:table-cell>
          <table:table-cell table:style-name="ce8" table:formula="of:=IF([.C63] &lt;&gt; 2; IF([.A63]=&quot;&quot;;CONCATENATE(&quot;     &quot;;[.B63];&quot; &quot;;[.D63];&quot;;&quot;);[.A63]); &quot;//intentionally blank&quot;)" office:value-type="string" office:string-value="     unsigned char UserInput_ControlAzimuthIsHeliRelative;" calcext:value-type="string">
            <text:p><text:s text:c="5"/>unsigned char UserInput_ControlAzimuthIsHeliRelative;</text:p>
          </table:table-cell>
          <table:table-cell office:value-type="string" calcext:value-type="string">
            <text:p>;</text:p>
          </table:table-cell>
          <table:table-cell table:style-name="ce28" table:formula="of:=IF([.C63] &lt;&gt; 1; IF((AND([.A63]=&quot;&quot;;[.B63]&lt;&gt;&quot;&quot;));CONCATENATE(&quot;addSuperVar(&quot;;[.D63];&quot;,     &quot;&quot;&quot;;[.D63];&quot;&quot;&quot;, &quot;;    CONCATENATE( [.F63] ; &quot; &quot;; [.E63]);&quot;,&quot;; [.G63];&quot;,&quot;;&quot;&quot;&quot;&quot;;CONCATENATE([.H63];&quot; - &quot;;[.I63])  ; &quot;&quot;&quot;);&quot;);IF([.A63]=&quot;&quot;;[.D63];[.A63])); &quot;//intentionally blank&quot;)" office:value-type="string" office:string-value="addSuperVar(UserInput_ControlAzimuthIsHeliRelative,     &quot;UserInput_ControlAzimuthIsHeliRelative&quot;, I2CSlow ,1,&quot;Bool - This comes from the left joystick being pressed.&quot;);" calcext:value-type="string">
            <text:p>addSuperVar(UserInput_ControlAzimuthIsHeliRelative, <text:s text:c="4"/>"UserInput_ControlAzimuthIsHeliRelative", I2CSlow ,1,"Bool - This comes from the left joystick being pressed.");</text:p>
          </table:table-cell>
          <table:table-cell office:value-type="string" calcext:value-type="string">
            <text:p>;</text:p>
          </table:table-cell>
          <table:table-cell table:style-name="ce8" table:formula="of:=IF([.C63] &lt;&gt; 1; IF(AND([.A63]=&quot;&quot;;[.B63] &lt;&gt; &quot;&quot;);CONCATENATE(&quot;i++; detectOverflow(i, maxListIndex, errText) ;varList[l][i] = getVarID(&quot;&quot;&quot;;[.D63];&quot;&quot;&quot;);&quot;);IF([.A63]=&quot;&quot;;[.D63];[.A63])); &quot;//intentionally blank&quot;)" office:value-type="string" office:string-value="i++; detectOverflow(i, maxListIndex, errText) ;varList[l][i] = getVarID(&quot;UserInput_ControlAzimuthIsHeliRelative&quot;);" calcext:value-type="string">
            <text:p>i++; detectOverflow(i, maxListIndex, errText) ;varList[l][i] = getVarID("UserInput_ControlAzimuthIsHeliRelativ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paramSetChecksum_Flightboard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formula="of:=IF([.C64] &lt;&gt; 2; IF([.A64]=&quot;&quot;;CONCATENATE(&quot;     &quot;;[.B64];&quot; &quot;;[.D64];&quot;;&quot;);[.A64]); &quot;//intentionally blank&quot;)" office:value-type="string" office:string-value="     unsigned int paramSetChecksum_Flightboard;" calcext:value-type="string">
            <text:p><text:s text:c="5"/>unsigned int paramSetChecksum_Flightboard;</text:p>
          </table:table-cell>
          <table:table-cell office:value-type="string" calcext:value-type="string">
            <text:p>;</text:p>
          </table:table-cell>
          <table:table-cell table:style-name="ce28" table:formula="of:=IF([.C64] &lt;&gt; 1; IF((AND([.A64]=&quot;&quot;;[.B64]&lt;&gt;&quot;&quot;));CONCATENATE(&quot;addSuperVar(&quot;;[.D64];&quot;,     &quot;&quot;&quot;;[.D64];&quot;&quot;&quot;, &quot;;    CONCATENATE( [.F64] ; &quot; &quot;; [.E64]);&quot;,&quot;; [.G64];&quot;,&quot;;&quot;&quot;&quot;&quot;;CONCATENATE([.H64];&quot; - &quot;;[.I64])  ; &quot;&quot;&quot;);&quot;);IF([.A64]=&quot;&quot;;[.D64];[.A64])); &quot;//intentionally blank&quot;)" office:value-type="string" office:string-value="addSuperVar(paramSetChecksum_Flightboard,     &quot;paramSetChecksum_Flightboard&quot;, I2CSlow ,1,&quot; - &quot;);" calcext:value-type="string">
            <text:p>addSuperVar(paramSetChecksum_Flightboard, <text:s text:c="4"/>"paramSetChecksum_Flightboard", I2CSlow ,1," - ");</text:p>
          </table:table-cell>
          <table:table-cell office:value-type="string" calcext:value-type="string">
            <text:p>;</text:p>
          </table:table-cell>
          <table:table-cell table:style-name="ce8" table:formula="of:=IF([.C64] &lt;&gt; 1; IF(AND([.A64]=&quot;&quot;;[.B64] &lt;&gt; &quot;&quot;);CONCATENATE(&quot;i++; detectOverflow(i, maxListIndex, errText) ;varList[l][i] = getVarID(&quot;&quot;&quot;;[.D64];&quot;&quot;&quot;);&quot;);IF([.A64]=&quot;&quot;;[.D64];[.A64])); &quot;//intentionally blank&quot;)" office:value-type="string" office:string-value="i++; detectOverflow(i, maxListIndex, errText) ;varList[l][i] = getVarID(&quot;paramSetChecksum_Flightboard&quot;);" calcext:value-type="string">
            <text:p>i++; detectOverflow(i, maxListIndex, errText) ;varList[l][i] = getVarID("paramSetChecksum_Flightboar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counter_FB_mainLoop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formula="of:=IF([.C65] &lt;&gt; 2; IF([.A65]=&quot;&quot;;CONCATENATE(&quot;     &quot;;[.B65];&quot; &quot;;[.D65];&quot;;&quot;);[.A65]); &quot;//intentionally blank&quot;)" office:value-type="string" office:string-value="     unsigned int counter_FB_mainLoop;" calcext:value-type="string">
            <text:p><text:s text:c="5"/>unsigned int counter_FB_mainLoop;</text:p>
          </table:table-cell>
          <table:table-cell office:value-type="string" calcext:value-type="string">
            <text:p>;</text:p>
          </table:table-cell>
          <table:table-cell table:style-name="ce28" table:formula="of:=IF([.C65] &lt;&gt; 1; IF((AND([.A65]=&quot;&quot;;[.B65]&lt;&gt;&quot;&quot;));CONCATENATE(&quot;addSuperVar(&quot;;[.D65];&quot;,     &quot;&quot;&quot;;[.D65];&quot;&quot;&quot;, &quot;;    CONCATENATE( [.F65] ; &quot; &quot;; [.E65]);&quot;,&quot;; [.G65];&quot;,&quot;;&quot;&quot;&quot;&quot;;CONCATENATE([.H65];&quot; - &quot;;[.I65])  ; &quot;&quot;&quot;);&quot;);IF([.A65]=&quot;&quot;;[.D65];[.A65])); &quot;//intentionally blank&quot;)" office:value-type="string" office:string-value="addSuperVar(counter_FB_mainLoop,     &quot;counter_FB_mainLoop&quot;, I2CSlow ,1,&quot; - &quot;);" calcext:value-type="string">
            <text:p>addSuperVar(counter_FB_mainLoop, <text:s text:c="4"/>"counter_FB_mainLoop", I2CSlow ,1," - ");</text:p>
          </table:table-cell>
          <table:table-cell office:value-type="string" calcext:value-type="string">
            <text:p>;</text:p>
          </table:table-cell>
          <table:table-cell table:style-name="ce8" table:formula="of:=IF([.C65] &lt;&gt; 1; IF(AND([.A65]=&quot;&quot;;[.B65] &lt;&gt; &quot;&quot;);CONCATENATE(&quot;i++; detectOverflow(i, maxListIndex, errText) ;varList[l][i] = getVarID(&quot;&quot;&quot;;[.D65];&quot;&quot;&quot;);&quot;);IF([.A65]=&quot;&quot;;[.D65];[.A65])); &quot;//intentionally blank&quot;)" office:value-type="string" office:string-value="i++; detectOverflow(i, maxListIndex, errText) ;varList[l][i] = getVarID(&quot;counter_FB_mainLoop&quot;);" calcext:value-type="string">
            <text:p>i++; detectOverflow(i, maxListIndex, errText) ;varList[l][i] = getVarID("counter_FB_mainLoo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counter_FB_push_1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PushPolledVariables();</text:p>
          </table:table-cell>
          <table:table-cell table:style-name="ce8" table:formula="of:=IF([.C66] &lt;&gt; 2; IF([.A66]=&quot;&quot;;CONCATENATE(&quot;     &quot;;[.B66];&quot; &quot;;[.D66];&quot;;&quot;);[.A66]); &quot;//intentionally blank&quot;)" office:value-type="string" office:string-value="     unsigned int counter_FB_push_1;" calcext:value-type="string">
            <text:p><text:s text:c="5"/>unsigned int counter_FB_push_1;</text:p>
          </table:table-cell>
          <table:table-cell office:value-type="string" calcext:value-type="string">
            <text:p>;</text:p>
          </table:table-cell>
          <table:table-cell table:style-name="ce28" table:formula="of:=IF([.C66] &lt;&gt; 1; IF((AND([.A66]=&quot;&quot;;[.B66]&lt;&gt;&quot;&quot;));CONCATENATE(&quot;addSuperVar(&quot;;[.D66];&quot;,     &quot;&quot;&quot;;[.D66];&quot;&quot;&quot;, &quot;;    CONCATENATE( [.F66] ; &quot; &quot;; [.E66]);&quot;,&quot;; [.G66];&quot;,&quot;;&quot;&quot;&quot;&quot;;CONCATENATE([.H66];&quot; - &quot;;[.I66])  ; &quot;&quot;&quot;);&quot;);IF([.A66]=&quot;&quot;;[.D66];[.A66])); &quot;//intentionally blank&quot;)" office:value-type="string" office:string-value="addSuperVar(counter_FB_push_1,     &quot;counter_FB_push_1&quot;, I2CSlow ,1,&quot; - PushPolledVariables();&quot;);" calcext:value-type="string">
            <text:p>addSuperVar(counter_FB_push_1, <text:s text:c="4"/>"counter_FB_push_1", I2CSlow ,1," - PushPolledVariables();");</text:p>
          </table:table-cell>
          <table:table-cell office:value-type="string" calcext:value-type="string">
            <text:p>;</text:p>
          </table:table-cell>
          <table:table-cell table:style-name="ce8" table:formula="of:=IF([.C66] &lt;&gt; 1; IF(AND([.A66]=&quot;&quot;;[.B66] &lt;&gt; &quot;&quot;);CONCATENATE(&quot;i++; detectOverflow(i, maxListIndex, errText) ;varList[l][i] = getVarID(&quot;&quot;&quot;;[.D66];&quot;&quot;&quot;);&quot;);IF([.A66]=&quot;&quot;;[.D66];[.A66])); &quot;//intentionally blank&quot;)" office:value-type="string" office:string-value="i++; detectOverflow(i, maxListIndex, errText) ;varList[l][i] = getVarID(&quot;counter_FB_push_1&quot;);" calcext:value-type="string">
            <text:p>i++; detectOverflow(i, maxListIndex, errText) ;varList[l][i] = getVarID("counter_FB_push_1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counter_FB_push_2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formula="of:=IF([.C67] &lt;&gt; 2; IF([.A67]=&quot;&quot;;CONCATENATE(&quot;     &quot;;[.B67];&quot; &quot;;[.D67];&quot;;&quot;);[.A67]); &quot;//intentionally blank&quot;)" office:value-type="string" office:string-value="     unsigned int counter_FB_push_2;" calcext:value-type="string">
            <text:p><text:s text:c="5"/>unsigned int counter_FB_push_2;</text:p>
          </table:table-cell>
          <table:table-cell office:value-type="string" calcext:value-type="string">
            <text:p>;</text:p>
          </table:table-cell>
          <table:table-cell table:style-name="ce28" table:formula="of:=IF([.C67] &lt;&gt; 1; IF((AND([.A67]=&quot;&quot;;[.B67]&lt;&gt;&quot;&quot;));CONCATENATE(&quot;addSuperVar(&quot;;[.D67];&quot;,     &quot;&quot;&quot;;[.D67];&quot;&quot;&quot;, &quot;;    CONCATENATE( [.F67] ; &quot; &quot;; [.E67]);&quot;,&quot;; [.G67];&quot;,&quot;;&quot;&quot;&quot;&quot;;CONCATENATE([.H67];&quot; - &quot;;[.I67])  ; &quot;&quot;&quot;);&quot;);IF([.A67]=&quot;&quot;;[.D67];[.A67])); &quot;//intentionally blank&quot;)" office:value-type="string" office:string-value="addSuperVar(counter_FB_push_2,     &quot;counter_FB_push_2&quot;, I2CSlow ,1,&quot; - &quot;);" calcext:value-type="string">
            <text:p>addSuperVar(counter_FB_push_2, <text:s text:c="4"/>"counter_FB_push_2", I2CSlow ,1," - ");</text:p>
          </table:table-cell>
          <table:table-cell office:value-type="string" calcext:value-type="string">
            <text:p>;</text:p>
          </table:table-cell>
          <table:table-cell table:style-name="ce8" table:formula="of:=IF([.C67] &lt;&gt; 1; IF(AND([.A67]=&quot;&quot;;[.B67] &lt;&gt; &quot;&quot;);CONCATENATE(&quot;i++; detectOverflow(i, maxListIndex, errText) ;varList[l][i] = getVarID(&quot;&quot;&quot;;[.D67];&quot;&quot;&quot;);&quot;);IF([.A67]=&quot;&quot;;[.D67];[.A67])); &quot;//intentionally blank&quot;)" office:value-type="string" office:string-value="i++; detectOverflow(i, maxListIndex, errText) ;varList[l][i] = getVarID(&quot;counter_FB_push_2&quot;);" calcext:value-type="string">
            <text:p>i++; detectOverflow(i, maxListIndex, errText) ;varList[l][i] = getVarID("counter_FB_push_2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counter_FB_push_3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formula="of:=IF([.C68] &lt;&gt; 2; IF([.A68]=&quot;&quot;;CONCATENATE(&quot;     &quot;;[.B68];&quot; &quot;;[.D68];&quot;;&quot;);[.A68]); &quot;//intentionally blank&quot;)" office:value-type="string" office:string-value="     unsigned int counter_FB_push_3;" calcext:value-type="string">
            <text:p><text:s text:c="5"/>unsigned int counter_FB_push_3;</text:p>
          </table:table-cell>
          <table:table-cell office:value-type="string" calcext:value-type="string">
            <text:p>;</text:p>
          </table:table-cell>
          <table:table-cell table:style-name="ce28" table:formula="of:=IF([.C68] &lt;&gt; 1; IF((AND([.A68]=&quot;&quot;;[.B68]&lt;&gt;&quot;&quot;));CONCATENATE(&quot;addSuperVar(&quot;;[.D68];&quot;,     &quot;&quot;&quot;;[.D68];&quot;&quot;&quot;, &quot;;    CONCATENATE( [.F68] ; &quot; &quot;; [.E68]);&quot;,&quot;; [.G68];&quot;,&quot;;&quot;&quot;&quot;&quot;;CONCATENATE([.H68];&quot; - &quot;;[.I68])  ; &quot;&quot;&quot;);&quot;);IF([.A68]=&quot;&quot;;[.D68];[.A68])); &quot;//intentionally blank&quot;)" office:value-type="string" office:string-value="addSuperVar(counter_FB_push_3,     &quot;counter_FB_push_3&quot;, I2CSlow ,1,&quot; - &quot;);" calcext:value-type="string">
            <text:p>addSuperVar(counter_FB_push_3, <text:s text:c="4"/>"counter_FB_push_3", I2CSlow ,1," - ");</text:p>
          </table:table-cell>
          <table:table-cell office:value-type="string" calcext:value-type="string">
            <text:p>;</text:p>
          </table:table-cell>
          <table:table-cell table:style-name="ce8" table:formula="of:=IF([.C68] &lt;&gt; 1; IF(AND([.A68]=&quot;&quot;;[.B68] &lt;&gt; &quot;&quot;);CONCATENATE(&quot;i++; detectOverflow(i, maxListIndex, errText) ;varList[l][i] = getVarID(&quot;&quot;&quot;;[.D68];&quot;&quot;&quot;);&quot;);IF([.A68]=&quot;&quot;;[.D68];[.A68])); &quot;//intentionally blank&quot;)" office:value-type="string" office:string-value="i++; detectOverflow(i, maxListIndex, errText) ;varList[l][i] = getVarID(&quot;counter_FB_push_3&quot;);" calcext:value-type="string">
            <text:p>i++; detectOverflow(i, maxListIndex, errText) ;varList[l][i] = getVarID("counter_FB_push_3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counter_FB_get_1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getFastVars(); </text:p>
          </table:table-cell>
          <table:table-cell table:style-name="ce8" table:formula="of:=IF([.C69] &lt;&gt; 2; IF([.A69]=&quot;&quot;;CONCATENATE(&quot;     &quot;;[.B69];&quot; &quot;;[.D69];&quot;;&quot;);[.A69]); &quot;//intentionally blank&quot;)" office:value-type="string" office:string-value="     unsigned int counter_FB_get_1;" calcext:value-type="string">
            <text:p><text:s text:c="5"/>unsigned int counter_FB_get_1;</text:p>
          </table:table-cell>
          <table:table-cell office:value-type="string" calcext:value-type="string">
            <text:p>;</text:p>
          </table:table-cell>
          <table:table-cell table:style-name="ce28" table:formula="of:=IF([.C69] &lt;&gt; 1; IF((AND([.A69]=&quot;&quot;;[.B69]&lt;&gt;&quot;&quot;));CONCATENATE(&quot;addSuperVar(&quot;;[.D69];&quot;,     &quot;&quot;&quot;;[.D69];&quot;&quot;&quot;, &quot;;    CONCATENATE( [.F69] ; &quot; &quot;; [.E69]);&quot;,&quot;; [.G69];&quot;,&quot;;&quot;&quot;&quot;&quot;;CONCATENATE([.H69];&quot; - &quot;;[.I69])  ; &quot;&quot;&quot;);&quot;);IF([.A69]=&quot;&quot;;[.D69];[.A69])); &quot;//intentionally blank&quot;)" office:value-type="string" office:string-value="addSuperVar(counter_FB_get_1,     &quot;counter_FB_get_1&quot;, I2CSlow ,1,&quot; - getFastVars(); &quot;);" calcext:value-type="string">
            <text:p>addSuperVar(counter_FB_get_1, <text:s text:c="4"/>"counter_FB_get_1", I2CSlow ,1," - getFastVars(); ");</text:p>
          </table:table-cell>
          <table:table-cell office:value-type="string" calcext:value-type="string">
            <text:p>;</text:p>
          </table:table-cell>
          <table:table-cell table:style-name="ce8" table:formula="of:=IF([.C69] &lt;&gt; 1; IF(AND([.A69]=&quot;&quot;;[.B69] &lt;&gt; &quot;&quot;);CONCATENATE(&quot;i++; detectOverflow(i, maxListIndex, errText) ;varList[l][i] = getVarID(&quot;&quot;&quot;;[.D69];&quot;&quot;&quot;);&quot;);IF([.A69]=&quot;&quot;;[.D69];[.A69])); &quot;//intentionally blank&quot;)" office:value-type="string" office:string-value="i++; detectOverflow(i, maxListIndex, errText) ;varList[l][i] = getVarID(&quot;counter_FB_get_1&quot;);" calcext:value-type="string">
            <text:p>i++; detectOverflow(i, maxListIndex, errText) ;varList[l][i] = getVarID("counter_FB_get_1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counter_FB_get_2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getRetainVars();</text:p>
          </table:table-cell>
          <table:table-cell table:style-name="ce8" table:formula="of:=IF([.C70] &lt;&gt; 2; IF([.A70]=&quot;&quot;;CONCATENATE(&quot;     &quot;;[.B70];&quot; &quot;;[.D70];&quot;;&quot;);[.A70]); &quot;//intentionally blank&quot;)" office:value-type="string" office:string-value="     unsigned int counter_FB_get_2;" calcext:value-type="string">
            <text:p><text:s text:c="5"/>unsigned int counter_FB_get_2;</text:p>
          </table:table-cell>
          <table:table-cell office:value-type="string" calcext:value-type="string">
            <text:p>;</text:p>
          </table:table-cell>
          <table:table-cell table:style-name="ce28" table:formula="of:=IF([.C70] &lt;&gt; 1; IF((AND([.A70]=&quot;&quot;;[.B70]&lt;&gt;&quot;&quot;));CONCATENATE(&quot;addSuperVar(&quot;;[.D70];&quot;,     &quot;&quot;&quot;;[.D70];&quot;&quot;&quot;, &quot;;    CONCATENATE( [.F70] ; &quot; &quot;; [.E70]);&quot;,&quot;; [.G70];&quot;,&quot;;&quot;&quot;&quot;&quot;;CONCATENATE([.H70];&quot; - &quot;;[.I70])  ; &quot;&quot;&quot;);&quot;);IF([.A70]=&quot;&quot;;[.D70];[.A70])); &quot;//intentionally blank&quot;)" office:value-type="string" office:string-value="addSuperVar(counter_FB_get_2,     &quot;counter_FB_get_2&quot;, I2CSlow ,1,&quot; - getRetainVars();&quot;);" calcext:value-type="string">
            <text:p>addSuperVar(counter_FB_get_2, <text:s text:c="4"/>"counter_FB_get_2", I2CSlow ,1," - getRetainVars();");</text:p>
          </table:table-cell>
          <table:table-cell office:value-type="string" calcext:value-type="string">
            <text:p>;</text:p>
          </table:table-cell>
          <table:table-cell table:style-name="ce8" table:formula="of:=IF([.C70] &lt;&gt; 1; IF(AND([.A70]=&quot;&quot;;[.B70] &lt;&gt; &quot;&quot;);CONCATENATE(&quot;i++; detectOverflow(i, maxListIndex, errText) ;varList[l][i] = getVarID(&quot;&quot;&quot;;[.D70];&quot;&quot;&quot;);&quot;);IF([.A70]=&quot;&quot;;[.D70];[.A70])); &quot;//intentionally blank&quot;)" office:value-type="string" office:string-value="i++; detectOverflow(i, maxListIndex, errText) ;varList[l][i] = getVarID(&quot;counter_FB_get_2&quot;);" calcext:value-type="string">
            <text:p>i++; detectOverflow(i, maxListIndex, errText) ;varList[l][i] = getVarID("counter_FB_get_2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bufferVar_DoNotUse</text:p>
          </table:table-cell>
          <table:table-cell table:style-name="ce9"/>
          <table:table-cell table:style-name="ce16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formula="of:=IF([.C71] &lt;&gt; 2; IF([.A71]=&quot;&quot;;CONCATENATE(&quot;     &quot;;[.B71];&quot; &quot;;[.D71];&quot;;&quot;);[.A71]); &quot;//intentionally blank&quot;)" office:value-type="string" office:string-value="     unsigned int bufferVar_DoNotUse;" calcext:value-type="string">
            <text:p><text:s text:c="5"/>unsigned int bufferVar_DoNotUse;</text:p>
          </table:table-cell>
          <table:table-cell office:value-type="string" calcext:value-type="string">
            <text:p>;</text:p>
          </table:table-cell>
          <table:table-cell table:style-name="ce28" table:formula="of:=IF([.C71] &lt;&gt; 1; IF((AND([.A71]=&quot;&quot;;[.B71]&lt;&gt;&quot;&quot;));CONCATENATE(&quot;addSuperVar(&quot;;[.D71];&quot;,     &quot;&quot;&quot;;[.D71];&quot;&quot;&quot;, &quot;;    CONCATENATE( [.F71] ; &quot; &quot;; [.E71]);&quot;,&quot;; [.G71];&quot;,&quot;;&quot;&quot;&quot;&quot;;CONCATENATE([.H71];&quot; - &quot;;[.I71])  ; &quot;&quot;&quot;);&quot;);IF([.A71]=&quot;&quot;;[.D71];[.A71])); &quot;//intentionally blank&quot;)" office:value-type="string" office:string-value="addSuperVar(bufferVar_DoNotUse,     &quot;bufferVar_DoNotUse&quot;, I2CSlow ,1,&quot; - &quot;);" calcext:value-type="string">
            <text:p>addSuperVar(bufferVar_DoNotUse, <text:s text:c="4"/>"bufferVar_DoNotUse", I2CSlow ,1," - ");</text:p>
          </table:table-cell>
          <table:table-cell office:value-type="string" calcext:value-type="string">
            <text:p>;</text:p>
          </table:table-cell>
          <table:table-cell table:style-name="ce8" table:formula="of:=IF([.C71] &lt;&gt; 1; IF(AND([.A71]=&quot;&quot;;[.B71] &lt;&gt; &quot;&quot;);CONCATENATE(&quot;i++; detectOverflow(i, maxListIndex, errText) ;varList[l][i] = getVarID(&quot;&quot;&quot;;[.D71];&quot;&quot;&quot;);&quot;);IF([.A71]=&quot;&quot;;[.D71];[.A71])); &quot;//intentionally blank&quot;)" office:value-type="string" office:string-value="i++; detectOverflow(i, maxListIndex, errText) ;varList[l][i] = getVarID(&quot;bufferVar_DoNotUse&quot;);" calcext:value-type="string">
            <text:p>i++; detectOverflow(i, maxListIndex, errText) ;varList[l][i] = getVarID("bufferVar_DoNotUs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9" office:value-type="string" calcext:value-type="string">
            <text:p>xx_VAR_ID_OF_HIGHEST_I2C_POLLED_VAR_xx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72] &lt;&gt; 2; IF([.A72]=&quot;&quot;;CONCATENATE(&quot;     &quot;;[.B72];&quot; &quot;;[.D72];&quot;;&quot;);[.A72]); &quot;//intentionally blank&quot;)" office:value-type="string" office:string-value="     unsigned short int xx_VAR_ID_OF_HIGHEST_I2C_POLLED_VAR_xx;" calcext:value-type="string">
            <text:p><text:s text:c="5"/>unsigned short int xx_VAR_ID_OF_HIGHEST_I2C_POLLED_VAR_xx;</text:p>
          </table:table-cell>
          <table:table-cell office:value-type="string" calcext:value-type="string">
            <text:p>;</text:p>
          </table:table-cell>
          <table:table-cell table:style-name="ce28" table:formula="of:=IF([.C72] &lt;&gt; 1; IF((AND([.A72]=&quot;&quot;;[.B72]&lt;&gt;&quot;&quot;));CONCATENATE(&quot;addSuperVar(&quot;;[.D72];&quot;,     &quot;&quot;&quot;;[.D72];&quot;&quot;&quot;, &quot;;    CONCATENATE( [.F72] ; &quot; &quot;; [.E72]);&quot;,&quot;; [.G72];&quot;,&quot;;&quot;&quot;&quot;&quot;;CONCATENATE([.H72];&quot; - &quot;;[.I72])  ; &quot;&quot;&quot;);&quot;);IF([.A72]=&quot;&quot;;[.D72];[.A72])); &quot;//intentionally blank&quot;)" office:value-type="string" office:string-value="addSuperVar(xx_VAR_ID_OF_HIGHEST_I2C_POLLED_VAR_xx,     &quot;xx_VAR_ID_OF_HIGHEST_I2C_POLLED_VAR_xx&quot;, noFlags ,1,&quot;units - comment&quot;);" calcext:value-type="string">
            <text:p>addSuperVar(xx_VAR_ID_OF_HIGHEST_I2C_POLLED_VAR_xx, <text:s text:c="4"/>"xx_VAR_ID_OF_HIGHEST_I2C_POLLED_VAR_xx", noFlags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72] &lt;&gt; 1; IF(AND([.A72]=&quot;&quot;;[.B72] &lt;&gt; &quot;&quot;);CONCATENATE(&quot;i++; detectOverflow(i, maxListIndex, errText) ;varList[l][i] = getVarID(&quot;&quot;&quot;;[.D72];&quot;&quot;&quot;);&quot;);IF([.A72]=&quot;&quot;;[.D72];[.A72])); &quot;//intentionally blank&quot;)" office:value-type="string" office:string-value="i++; detectOverflow(i, maxListIndex, errText) ;varList[l][i] = getVarID(&quot;xx_VAR_ID_OF_HIGHEST_I2C_POLLED_VAR_xx&quot;);" calcext:value-type="string">
            <text:p>i++; detectOverflow(i, maxListIndex, errText) ;varList[l][i] = getVarID("xx_VAR_ID_OF_HIGHEST_I2C_POLLED_VAR_xx")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//must not be handshake since it can change remotely during a connection dropou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/>
          <table:table-cell table:style-name="ce9" office:value-type="string" calcext:value-type="string">
            <text:p>I2C_Error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73] &lt;&gt; 2; IF([.A73]=&quot;&quot;;CONCATENATE(&quot;     &quot;;[.B73];&quot; &quot;;[.D73];&quot;;&quot;);[.A73]); &quot;//intentionally blank&quot;)" office:value-type="string" office:string-value="     unsigned char I2C_Error;" calcext:value-type="string">
            <text:p><text:s text:c="5"/>unsigned char I2C_Error;</text:p>
          </table:table-cell>
          <table:table-cell office:value-type="string" calcext:value-type="string">
            <text:p>;</text:p>
          </table:table-cell>
          <table:table-cell table:style-name="ce28" table:formula="of:=IF([.C73] &lt;&gt; 1; IF((AND([.A73]=&quot;&quot;;[.B73]&lt;&gt;&quot;&quot;));CONCATENATE(&quot;addSuperVar(&quot;;[.D73];&quot;,     &quot;&quot;&quot;;[.D73];&quot;&quot;&quot;, &quot;;    CONCATENATE( [.F73] ; &quot; &quot;; [.E73]);&quot;,&quot;; [.G73];&quot;,&quot;;&quot;&quot;&quot;&quot;;CONCATENATE([.H73];&quot; - &quot;;[.I73])  ; &quot;&quot;&quot;);&quot;);IF([.A73]=&quot;&quot;;[.D73];[.A73])); &quot;//intentionally blank&quot;)" office:value-type="string" office:string-value="addSuperVar(I2C_Error,     &quot;I2C_Error&quot;, noFlags ,1,&quot;seconds - -1 for disabled&quot;);" calcext:value-type="string">
            <text:p>addSuperVar(I2C_Error, <text:s text:c="4"/>"I2C_Error", noFlags ,1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73] &lt;&gt; 1; IF(AND([.A73]=&quot;&quot;;[.B73] &lt;&gt; &quot;&quot;);CONCATENATE(&quot;i++; detectOverflow(i, maxListIndex, errText) ;varList[l][i] = getVarID(&quot;&quot;&quot;;[.D73];&quot;&quot;&quot;);&quot;);IF([.A73]=&quot;&quot;;[.D73];[.A73])); &quot;//intentionally blank&quot;)" office:value-type="string" office:string-value="i++; detectOverflow(i, maxListIndex, errText) ;varList[l][i] = getVarID(&quot;I2C_Error&quot;);" calcext:value-type="string">
            <text:p>i++; detectOverflow(i, maxListIndex, errText) ;varList[l][i] = getVarID("I2C_Error")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//this does not need to be shared with the laptop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9" office:value-type="string" calcext:value-type="string">
            <text:p>I2C_PollingPeriodMsecs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74] &lt;&gt; 2; IF([.A74]=&quot;&quot;;CONCATENATE(&quot;     &quot;;[.B74];&quot; &quot;;[.D74];&quot;;&quot;);[.A74]); &quot;//intentionally blank&quot;)" office:value-type="string" office:string-value="     unsigned short int I2C_PollingPeriodMsecs;" calcext:value-type="string">
            <text:p><text:s text:c="5"/>unsigned short int I2C_PollingPeriodMsecs;</text:p>
          </table:table-cell>
          <table:table-cell office:value-type="string" calcext:value-type="string">
            <text:p>;</text:p>
          </table:table-cell>
          <table:table-cell table:style-name="ce28" table:formula="of:=IF([.C74] &lt;&gt; 1; IF((AND([.A74]=&quot;&quot;;[.B74]&lt;&gt;&quot;&quot;));CONCATENATE(&quot;addSuperVar(&quot;;[.D74];&quot;,     &quot;&quot;&quot;;[.D74];&quot;&quot;&quot;, &quot;;    CONCATENATE( [.F74] ; &quot; &quot;; [.E74]);&quot;,&quot;; [.G74];&quot;,&quot;;&quot;&quot;&quot;&quot;;CONCATENATE([.H74];&quot; - &quot;;[.I74])  ; &quot;&quot;&quot;);&quot;);IF([.A74]=&quot;&quot;;[.D74];[.A74])); &quot;//intentionally blank&quot;)" office:value-type="string" office:string-value="addSuperVar(I2C_PollingPeriodMsecs,     &quot;I2C_PollingPeriodMsecs&quot;, noFlags ,1,&quot;seconds - -1 for disabled&quot;);" calcext:value-type="string">
            <text:p>addSuperVar(I2C_PollingPeriodMsecs, <text:s text:c="4"/>"I2C_PollingPeriodMsecs", noFlags ,1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74] &lt;&gt; 1; IF(AND([.A74]=&quot;&quot;;[.B74] &lt;&gt; &quot;&quot;);CONCATENATE(&quot;i++; detectOverflow(i, maxListIndex, errText) ;varList[l][i] = getVarID(&quot;&quot;&quot;;[.D74];&quot;&quot;&quot;);&quot;);IF([.A74]=&quot;&quot;;[.D74];[.A74])); &quot;//intentionally blank&quot;)" office:value-type="string" office:string-value="i++; detectOverflow(i, maxListIndex, errText) ;varList[l][i] = getVarID(&quot;I2C_PollingPeriodMsecs&quot;);" calcext:value-type="string">
            <text:p>i++; detectOverflow(i, maxListIndex, errText) ;varList[l][i] = getVarID("I2C_PollingPeriodMsecs")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//this does not need to be shared with the laptop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ControllerInput[3]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75] &lt;&gt; 2; IF([.A75]=&quot;&quot;;CONCATENATE(&quot;     &quot;;[.B75];&quot; &quot;;[.D75];&quot;;&quot;);[.A75]); &quot;//intentionally blank&quot;)" office:value-type="string" office:string-value="     unsigned char ControllerInput[3];" calcext:value-type="string">
            <text:p><text:s text:c="5"/>unsigned char ControllerInput[3];</text:p>
          </table:table-cell>
          <table:table-cell office:value-type="string" calcext:value-type="string">
            <text:p>;</text:p>
          </table:table-cell>
          <table:table-cell table:style-name="ce28" table:formula="of:=IF([.C75] &lt;&gt; 1; IF((AND([.A75]=&quot;&quot;;[.B75]&lt;&gt;&quot;&quot;));CONCATENATE(&quot;addSuperVar(&quot;;[.D75];&quot;,     &quot;&quot;&quot;;[.D75];&quot;&quot;&quot;, &quot;;    CONCATENATE( [.F75] ; &quot; &quot;; [.E75]);&quot;,&quot;; [.G75];&quot;,&quot;;&quot;&quot;&quot;&quot;;CONCATENATE([.H75];&quot; - &quot;;[.I75])  ; &quot;&quot;&quot;);&quot;);IF([.A75]=&quot;&quot;;[.D75];[.A75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8" table:formula="of:=IF([.C75] &lt;&gt; 1; IF(AND([.A75]=&quot;&quot;;[.B75] &lt;&gt; &quot;&quot;);CONCATENATE(&quot;i++; detectOverflow(i, maxListIndex, errText) ;varList[l][i] = getVarID(&quot;&quot;&quot;;[.D75];&quot;&quot;&quot;);&quot;);IF([.A75]=&quot;&quot;;[.D75];[.A75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ControllerInput[0]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This is the controller user input for I2C write to flightboard</text:p>
          </table:table-cell>
          <table:table-cell table:style-name="ce8" table:formula="of:=IF([.C76] &lt;&gt; 2; IF([.A76]=&quot;&quot;;CONCATENATE(&quot;     &quot;;[.B76];&quot; &quot;;[.D76];&quot;;&quot;);[.A76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76] &lt;&gt; 1; IF((AND([.A76]=&quot;&quot;;[.B76]&lt;&gt;&quot;&quot;));CONCATENATE(&quot;addSuperVar(&quot;;[.D76];&quot;,     &quot;&quot;&quot;;[.D76];&quot;&quot;&quot;, &quot;;    CONCATENATE( [.F76] ; &quot; &quot;; [.E76]);&quot;,&quot;; [.G76];&quot;,&quot;;&quot;&quot;&quot;&quot;;CONCATENATE([.H76];&quot; - &quot;;[.I76])  ; &quot;&quot;&quot;);&quot;);IF([.A76]=&quot;&quot;;[.D76];[.A76])); &quot;//intentionally blank&quot;)" office:value-type="string" office:string-value="addSuperVar(ControllerInput[0],     &quot;ControllerInput[0]&quot;, noFlags ,1,&quot;units - This is the controller user input for I2C write to flightboard&quot;);" calcext:value-type="string">
            <text:p>addSuperVar(ControllerInput[0], <text:s text:c="4"/>"ControllerInput[0]", noFlags ,1,"units - This is the controller user input for I2C write to flightboard");</text:p>
          </table:table-cell>
          <table:table-cell office:value-type="string" calcext:value-type="string">
            <text:p>;</text:p>
          </table:table-cell>
          <table:table-cell table:style-name="ce8" table:formula="of:=IF([.C76] &lt;&gt; 1; IF(AND([.A76]=&quot;&quot;;[.B76] &lt;&gt; &quot;&quot;);CONCATENATE(&quot;i++; detectOverflow(i, maxListIndex, errText) ;varList[l][i] = getVarID(&quot;&quot;&quot;;[.D76];&quot;&quot;&quot;);&quot;);IF([.A76]=&quot;&quot;;[.D76];[.A76])); &quot;//intentionally blank&quot;)" office:value-type="string" office:string-value="i++; detectOverflow(i, maxListIndex, errText) ;varList[l][i] = getVarID(&quot;ControllerInput[0]&quot;);" calcext:value-type="string">
            <text:p>i++; detectOverflow(i, maxListIndex, errText) ;varList[l][i] = getVarID("ControllerInput[0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ControllerInput[1]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This is the controller user input for I2C write to flightboard</text:p>
          </table:table-cell>
          <table:table-cell table:style-name="ce8" table:formula="of:=IF([.C77] &lt;&gt; 2; IF([.A77]=&quot;&quot;;CONCATENATE(&quot;     &quot;;[.B77];&quot; &quot;;[.D77];&quot;;&quot;);[.A77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77] &lt;&gt; 1; IF((AND([.A77]=&quot;&quot;;[.B77]&lt;&gt;&quot;&quot;));CONCATENATE(&quot;addSuperVar(&quot;;[.D77];&quot;,     &quot;&quot;&quot;;[.D77];&quot;&quot;&quot;, &quot;;    CONCATENATE( [.F77] ; &quot; &quot;; [.E77]);&quot;,&quot;; [.G77];&quot;,&quot;;&quot;&quot;&quot;&quot;;CONCATENATE([.H77];&quot; - &quot;;[.I77])  ; &quot;&quot;&quot;);&quot;);IF([.A77]=&quot;&quot;;[.D77];[.A77])); &quot;//intentionally blank&quot;)" office:value-type="string" office:string-value="addSuperVar(ControllerInput[1],     &quot;ControllerInput[1]&quot;, noFlags ,1,&quot;units - This is the controller user input for I2C write to flightboard&quot;);" calcext:value-type="string">
            <text:p>addSuperVar(ControllerInput[1], <text:s text:c="4"/>"ControllerInput[1]", noFlags ,1,"units - This is the controller user input for I2C write to flightboard");</text:p>
          </table:table-cell>
          <table:table-cell office:value-type="string" calcext:value-type="string">
            <text:p>;</text:p>
          </table:table-cell>
          <table:table-cell table:style-name="ce8" table:formula="of:=IF([.C77] &lt;&gt; 1; IF(AND([.A77]=&quot;&quot;;[.B77] &lt;&gt; &quot;&quot;);CONCATENATE(&quot;i++; detectOverflow(i, maxListIndex, errText) ;varList[l][i] = getVarID(&quot;&quot;&quot;;[.D77];&quot;&quot;&quot;);&quot;);IF([.A77]=&quot;&quot;;[.D77];[.A77])); &quot;//intentionally blank&quot;)" office:value-type="string" office:string-value="i++; detectOverflow(i, maxListIndex, errText) ;varList[l][i] = getVarID(&quot;ControllerInput[1]&quot;);" calcext:value-type="string">
            <text:p>i++; detectOverflow(i, maxListIndex, errText) ;varList[l][i] = getVarID("ControllerInput[1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ControllerInput[2]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This is the controller user input for I2C write to flightboard</text:p>
          </table:table-cell>
          <table:table-cell table:style-name="ce8" table:formula="of:=IF([.C78] &lt;&gt; 2; IF([.A78]=&quot;&quot;;CONCATENATE(&quot;     &quot;;[.B78];&quot; &quot;;[.D78];&quot;;&quot;);[.A78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78] &lt;&gt; 1; IF((AND([.A78]=&quot;&quot;;[.B78]&lt;&gt;&quot;&quot;));CONCATENATE(&quot;addSuperVar(&quot;;[.D78];&quot;,     &quot;&quot;&quot;;[.D78];&quot;&quot;&quot;, &quot;;    CONCATENATE( [.F78] ; &quot; &quot;; [.E78]);&quot;,&quot;; [.G78];&quot;,&quot;;&quot;&quot;&quot;&quot;;CONCATENATE([.H78];&quot; - &quot;;[.I78])  ; &quot;&quot;&quot;);&quot;);IF([.A78]=&quot;&quot;;[.D78];[.A78])); &quot;//intentionally blank&quot;)" office:value-type="string" office:string-value="addSuperVar(ControllerInput[2],     &quot;ControllerInput[2]&quot;, noFlags ,1,&quot;units - This is the controller user input for I2C write to flightboard&quot;);" calcext:value-type="string">
            <text:p>addSuperVar(ControllerInput[2], <text:s text:c="4"/>"ControllerInput[2]", noFlags ,1,"units - This is the controller user input for I2C write to flightboard");</text:p>
          </table:table-cell>
          <table:table-cell office:value-type="string" calcext:value-type="string">
            <text:p>;</text:p>
          </table:table-cell>
          <table:table-cell table:style-name="ce8" table:formula="of:=IF([.C78] &lt;&gt; 1; IF(AND([.A78]=&quot;&quot;;[.B78] &lt;&gt; &quot;&quot;);CONCATENATE(&quot;i++; detectOverflow(i, maxListIndex, errText) ;varList[l][i] = getVarID(&quot;&quot;&quot;;[.D78];&quot;&quot;&quot;);&quot;);IF([.A78]=&quot;&quot;;[.D78];[.A78])); &quot;//intentionally blank&quot;)" office:value-type="string" office:string-value="i++; detectOverflow(i, maxListIndex, errText) ;varList[l][i] = getVarID(&quot;ControllerInput[2]&quot;);" calcext:value-type="string">
            <text:p>i++; detectOverflow(i, maxListIndex, errText) ;varList[l][i] = getVarID("ControllerInput[2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16" office:value-type="string" calcext:value-type="string">
            <text:p>ControllerInput_LT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This is the controller user input for I2C write to flightboard</text:p>
          </table:table-cell>
          <table:table-cell table:style-name="ce8" table:formula="of:=IF([.C79] &lt;&gt; 2; IF([.A79]=&quot;&quot;;CONCATENATE(&quot;     &quot;;[.B79];&quot; &quot;;[.D79];&quot;;&quot;);[.A79]); &quot;//intentionally blank&quot;)" office:value-type="string" office:string-value="     unsigned short int ControllerInput_LT;" calcext:value-type="string">
            <text:p><text:s text:c="5"/>unsigned short int ControllerInput_LT;</text:p>
          </table:table-cell>
          <table:table-cell office:value-type="string" calcext:value-type="string">
            <text:p>;</text:p>
          </table:table-cell>
          <table:table-cell table:style-name="ce28" table:formula="of:=IF([.C79] &lt;&gt; 1; IF((AND([.A79]=&quot;&quot;;[.B79]&lt;&gt;&quot;&quot;));CONCATENATE(&quot;addSuperVar(&quot;;[.D79];&quot;,     &quot;&quot;&quot;;[.D79];&quot;&quot;&quot;, &quot;;    CONCATENATE( [.F79] ; &quot; &quot;; [.E79]);&quot;,&quot;; [.G79];&quot;,&quot;;&quot;&quot;&quot;&quot;;CONCATENATE([.H79];&quot; - &quot;;[.I79])  ; &quot;&quot;&quot;);&quot;);IF([.A79]=&quot;&quot;;[.D79];[.A79])); &quot;//intentionally blank&quot;)" office:value-type="string" office:string-value="addSuperVar(ControllerInput_LT,     &quot;ControllerInput_LT&quot;, noFlags ,1,&quot;units - This is the controller user input for I2C write to flightboard&quot;);" calcext:value-type="string">
            <text:p>addSuperVar(ControllerInput_LT, <text:s text:c="4"/>"ControllerInput_LT", noFlags ,1,"units - This is the controller user input for I2C write to flightboard");</text:p>
          </table:table-cell>
          <table:table-cell office:value-type="string" calcext:value-type="string">
            <text:p>;</text:p>
          </table:table-cell>
          <table:table-cell table:style-name="ce8" table:formula="of:=IF([.C79] &lt;&gt; 1; IF(AND([.A79]=&quot;&quot;;[.B79] &lt;&gt; &quot;&quot;);CONCATENATE(&quot;i++; detectOverflow(i, maxListIndex, errText) ;varList[l][i] = getVarID(&quot;&quot;&quot;;[.D79];&quot;&quot;&quot;);&quot;);IF([.A79]=&quot;&quot;;[.D79];[.A79])); &quot;//intentionally blank&quot;)" office:value-type="string" office:string-value="i++; detectOverflow(i, maxListIndex, errText) ;varList[l][i] = getVarID(&quot;ControllerInput_LT&quot;);" calcext:value-type="string">
            <text:p>i++; detectOverflow(i, maxListIndex, errText) ;varList[l][i] = getVarID("ControllerInput_L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16" office:value-type="string" calcext:value-type="string">
            <text:p>ControllerInput_RT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This is the controller user input for I2C write to flightboard</text:p>
          </table:table-cell>
          <table:table-cell table:style-name="ce8" table:formula="of:=IF([.C80] &lt;&gt; 2; IF([.A80]=&quot;&quot;;CONCATENATE(&quot;     &quot;;[.B80];&quot; &quot;;[.D80];&quot;;&quot;);[.A80]); &quot;//intentionally blank&quot;)" office:value-type="string" office:string-value="     unsigned short int ControllerInput_RT;" calcext:value-type="string">
            <text:p><text:s text:c="5"/>unsigned short int ControllerInput_RT;</text:p>
          </table:table-cell>
          <table:table-cell office:value-type="string" calcext:value-type="string">
            <text:p>;</text:p>
          </table:table-cell>
          <table:table-cell table:style-name="ce28" table:formula="of:=IF([.C80] &lt;&gt; 1; IF((AND([.A80]=&quot;&quot;;[.B80]&lt;&gt;&quot;&quot;));CONCATENATE(&quot;addSuperVar(&quot;;[.D80];&quot;,     &quot;&quot;&quot;;[.D80];&quot;&quot;&quot;, &quot;;    CONCATENATE( [.F80] ; &quot; &quot;; [.E80]);&quot;,&quot;; [.G80];&quot;,&quot;;&quot;&quot;&quot;&quot;;CONCATENATE([.H80];&quot; - &quot;;[.I80])  ; &quot;&quot;&quot;);&quot;);IF([.A80]=&quot;&quot;;[.D80];[.A80])); &quot;//intentionally blank&quot;)" office:value-type="string" office:string-value="addSuperVar(ControllerInput_RT,     &quot;ControllerInput_RT&quot;, noFlags ,1,&quot;units - This is the controller user input for I2C write to flightboard&quot;);" calcext:value-type="string">
            <text:p>addSuperVar(ControllerInput_RT, <text:s text:c="4"/>"ControllerInput_RT", noFlags ,1,"units - This is the controller user input for I2C write to flightboard");</text:p>
          </table:table-cell>
          <table:table-cell office:value-type="string" calcext:value-type="string">
            <text:p>;</text:p>
          </table:table-cell>
          <table:table-cell table:style-name="ce8" table:formula="of:=IF([.C80] &lt;&gt; 1; IF(AND([.A80]=&quot;&quot;;[.B80] &lt;&gt; &quot;&quot;);CONCATENATE(&quot;i++; detectOverflow(i, maxListIndex, errText) ;varList[l][i] = getVarID(&quot;&quot;&quot;;[.D80];&quot;&quot;&quot;);&quot;);IF([.A80]=&quot;&quot;;[.D80];[.A80])); &quot;//intentionally blank&quot;)" office:value-type="string" office:string-value="i++; detectOverflow(i, maxListIndex, errText) ;varList[l][i] = getVarID(&quot;ControllerInput_RT&quot;);" calcext:value-type="string">
            <text:p>i++; detectOverflow(i, maxListIndex, errText) ;varList[l][i] = getVarID("ControllerInput_R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16" office:value-type="string" calcext:value-type="string">
            <text:p>ControllerInput_LJ_Mag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This is the controller user input for I2C write to flightboard</text:p>
          </table:table-cell>
          <table:table-cell table:style-name="ce8" table:formula="of:=IF([.C81] &lt;&gt; 2; IF([.A81]=&quot;&quot;;CONCATENATE(&quot;     &quot;;[.B81];&quot; &quot;;[.D81];&quot;;&quot;);[.A81]); &quot;//intentionally blank&quot;)" office:value-type="string" office:string-value="     unsigned short int ControllerInput_LJ_Mag;" calcext:value-type="string">
            <text:p><text:s text:c="5"/>unsigned short int ControllerInput_LJ_Mag;</text:p>
          </table:table-cell>
          <table:table-cell office:value-type="string" calcext:value-type="string">
            <text:p>;</text:p>
          </table:table-cell>
          <table:table-cell table:style-name="ce28" table:formula="of:=IF([.C81] &lt;&gt; 1; IF((AND([.A81]=&quot;&quot;;[.B81]&lt;&gt;&quot;&quot;));CONCATENATE(&quot;addSuperVar(&quot;;[.D81];&quot;,     &quot;&quot;&quot;;[.D81];&quot;&quot;&quot;, &quot;;    CONCATENATE( [.F81] ; &quot; &quot;; [.E81]);&quot;,&quot;; [.G81];&quot;,&quot;;&quot;&quot;&quot;&quot;;CONCATENATE([.H81];&quot; - &quot;;[.I81])  ; &quot;&quot;&quot;);&quot;);IF([.A81]=&quot;&quot;;[.D81];[.A81])); &quot;//intentionally blank&quot;)" office:value-type="string" office:string-value="addSuperVar(ControllerInput_LJ_Mag,     &quot;ControllerInput_LJ_Mag&quot;, noFlags ,1,&quot;units - This is the controller user input for I2C write to flightboard&quot;);" calcext:value-type="string">
            <text:p>addSuperVar(ControllerInput_LJ_Mag, <text:s text:c="4"/>"ControllerInput_LJ_Mag", noFlags ,1,"units - This is the controller user input for I2C write to flightboard");</text:p>
          </table:table-cell>
          <table:table-cell office:value-type="string" calcext:value-type="string">
            <text:p>;</text:p>
          </table:table-cell>
          <table:table-cell table:style-name="ce8" table:formula="of:=IF([.C81] &lt;&gt; 1; IF(AND([.A81]=&quot;&quot;;[.B81] &lt;&gt; &quot;&quot;);CONCATENATE(&quot;i++; detectOverflow(i, maxListIndex, errText) ;varList[l][i] = getVarID(&quot;&quot;&quot;;[.D81];&quot;&quot;&quot;);&quot;);IF([.A81]=&quot;&quot;;[.D81];[.A81])); &quot;//intentionally blank&quot;)" office:value-type="string" office:string-value="i++; detectOverflow(i, maxListIndex, errText) ;varList[l][i] = getVarID(&quot;ControllerInput_LJ_Mag&quot;);" calcext:value-type="string">
            <text:p>i++; detectOverflow(i, maxListIndex, errText) ;varList[l][i] = getVarID("ControllerInput_LJ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16" office:value-type="string" calcext:value-type="string">
            <text:p>ControllerInput_LJ_Ang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This is the controller user input for I2C write to flightboard</text:p>
          </table:table-cell>
          <table:table-cell table:style-name="ce8" table:formula="of:=IF([.C82] &lt;&gt; 2; IF([.A82]=&quot;&quot;;CONCATENATE(&quot;     &quot;;[.B82];&quot; &quot;;[.D82];&quot;;&quot;);[.A82]); &quot;//intentionally blank&quot;)" office:value-type="string" office:string-value="     unsigned short int ControllerInput_LJ_Ang;" calcext:value-type="string">
            <text:p><text:s text:c="5"/>unsigned short int ControllerInput_LJ_Ang;</text:p>
          </table:table-cell>
          <table:table-cell office:value-type="string" calcext:value-type="string">
            <text:p>;</text:p>
          </table:table-cell>
          <table:table-cell table:style-name="ce28" table:formula="of:=IF([.C82] &lt;&gt; 1; IF((AND([.A82]=&quot;&quot;;[.B82]&lt;&gt;&quot;&quot;));CONCATENATE(&quot;addSuperVar(&quot;;[.D82];&quot;,     &quot;&quot;&quot;;[.D82];&quot;&quot;&quot;, &quot;;    CONCATENATE( [.F82] ; &quot; &quot;; [.E82]);&quot;,&quot;; [.G82];&quot;,&quot;;&quot;&quot;&quot;&quot;;CONCATENATE([.H82];&quot; - &quot;;[.I82])  ; &quot;&quot;&quot;);&quot;);IF([.A82]=&quot;&quot;;[.D82];[.A82])); &quot;//intentionally blank&quot;)" office:value-type="string" office:string-value="addSuperVar(ControllerInput_LJ_Ang,     &quot;ControllerInput_LJ_Ang&quot;, noFlags ,1,&quot;units - This is the controller user input for I2C write to flightboard&quot;);" calcext:value-type="string">
            <text:p>addSuperVar(ControllerInput_LJ_Ang, <text:s text:c="4"/>"ControllerInput_LJ_Ang", noFlags ,1,"units - This is the controller user input for I2C write to flightboard");</text:p>
          </table:table-cell>
          <table:table-cell office:value-type="string" calcext:value-type="string">
            <text:p>;</text:p>
          </table:table-cell>
          <table:table-cell table:style-name="ce8" table:formula="of:=IF([.C82] &lt;&gt; 1; IF(AND([.A82]=&quot;&quot;;[.B82] &lt;&gt; &quot;&quot;);CONCATENATE(&quot;i++; detectOverflow(i, maxListIndex, errText) ;varList[l][i] = getVarID(&quot;&quot;&quot;;[.D82];&quot;&quot;&quot;);&quot;);IF([.A82]=&quot;&quot;;[.D82];[.A82])); &quot;//intentionally blank&quot;)" office:value-type="string" office:string-value="i++; detectOverflow(i, maxListIndex, errText) ;varList[l][i] = getVarID(&quot;ControllerInput_LJ_Ang&quot;);" calcext:value-type="string">
            <text:p>i++; detectOverflow(i, maxListIndex, errText) ;varList[l][i] = getVarID("ControllerInput_LJ_An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16" office:value-type="string" calcext:value-type="string">
            <text:p>ControllerInput_RJ_Mag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This is the controller user input for I2C write to flightboard</text:p>
          </table:table-cell>
          <table:table-cell table:style-name="ce8" table:formula="of:=IF([.C83] &lt;&gt; 2; IF([.A83]=&quot;&quot;;CONCATENATE(&quot;     &quot;;[.B83];&quot; &quot;;[.D83];&quot;;&quot;);[.A83]); &quot;//intentionally blank&quot;)" office:value-type="string" office:string-value="     unsigned short int ControllerInput_RJ_Mag;" calcext:value-type="string">
            <text:p><text:s text:c="5"/>unsigned short int ControllerInput_RJ_Mag;</text:p>
          </table:table-cell>
          <table:table-cell office:value-type="string" calcext:value-type="string">
            <text:p>;</text:p>
          </table:table-cell>
          <table:table-cell table:style-name="ce28" table:formula="of:=IF([.C83] &lt;&gt; 1; IF((AND([.A83]=&quot;&quot;;[.B83]&lt;&gt;&quot;&quot;));CONCATENATE(&quot;addSuperVar(&quot;;[.D83];&quot;,     &quot;&quot;&quot;;[.D83];&quot;&quot;&quot;, &quot;;    CONCATENATE( [.F83] ; &quot; &quot;; [.E83]);&quot;,&quot;; [.G83];&quot;,&quot;;&quot;&quot;&quot;&quot;;CONCATENATE([.H83];&quot; - &quot;;[.I83])  ; &quot;&quot;&quot;);&quot;);IF([.A83]=&quot;&quot;;[.D83];[.A83])); &quot;//intentionally blank&quot;)" office:value-type="string" office:string-value="addSuperVar(ControllerInput_RJ_Mag,     &quot;ControllerInput_RJ_Mag&quot;, noFlags ,1,&quot;units - This is the controller user input for I2C write to flightboard&quot;);" calcext:value-type="string">
            <text:p>addSuperVar(ControllerInput_RJ_Mag, <text:s text:c="4"/>"ControllerInput_RJ_Mag", noFlags ,1,"units - This is the controller user input for I2C write to flightboard");</text:p>
          </table:table-cell>
          <table:table-cell office:value-type="string" calcext:value-type="string">
            <text:p>;</text:p>
          </table:table-cell>
          <table:table-cell table:style-name="ce8" table:formula="of:=IF([.C83] &lt;&gt; 1; IF(AND([.A83]=&quot;&quot;;[.B83] &lt;&gt; &quot;&quot;);CONCATENATE(&quot;i++; detectOverflow(i, maxListIndex, errText) ;varList[l][i] = getVarID(&quot;&quot;&quot;;[.D83];&quot;&quot;&quot;);&quot;);IF([.A83]=&quot;&quot;;[.D83];[.A83])); &quot;//intentionally blank&quot;)" office:value-type="string" office:string-value="i++; detectOverflow(i, maxListIndex, errText) ;varList[l][i] = getVarID(&quot;ControllerInput_RJ_Mag&quot;);" calcext:value-type="string">
            <text:p>i++; detectOverflow(i, maxListIndex, errText) ;varList[l][i] = getVarID("ControllerInput_RJ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16" office:value-type="string" calcext:value-type="string">
            <text:p>ControllerInput_RJ_Ang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This is the controller user input for I2C write to flightboard</text:p>
          </table:table-cell>
          <table:table-cell table:style-name="ce8" table:formula="of:=IF([.C84] &lt;&gt; 2; IF([.A84]=&quot;&quot;;CONCATENATE(&quot;     &quot;;[.B84];&quot; &quot;;[.D84];&quot;;&quot;);[.A84]); &quot;//intentionally blank&quot;)" office:value-type="string" office:string-value="     unsigned short int ControllerInput_RJ_Ang;" calcext:value-type="string">
            <text:p><text:s text:c="5"/>unsigned short int ControllerInput_RJ_Ang;</text:p>
          </table:table-cell>
          <table:table-cell office:value-type="string" calcext:value-type="string">
            <text:p>;</text:p>
          </table:table-cell>
          <table:table-cell table:style-name="ce28" table:formula="of:=IF([.C84] &lt;&gt; 1; IF((AND([.A84]=&quot;&quot;;[.B84]&lt;&gt;&quot;&quot;));CONCATENATE(&quot;addSuperVar(&quot;;[.D84];&quot;,     &quot;&quot;&quot;;[.D84];&quot;&quot;&quot;, &quot;;    CONCATENATE( [.F84] ; &quot; &quot;; [.E84]);&quot;,&quot;; [.G84];&quot;,&quot;;&quot;&quot;&quot;&quot;;CONCATENATE([.H84];&quot; - &quot;;[.I84])  ; &quot;&quot;&quot;);&quot;);IF([.A84]=&quot;&quot;;[.D84];[.A84])); &quot;//intentionally blank&quot;)" office:value-type="string" office:string-value="addSuperVar(ControllerInput_RJ_Ang,     &quot;ControllerInput_RJ_Ang&quot;, noFlags ,1,&quot;units - This is the controller user input for I2C write to flightboard&quot;);" calcext:value-type="string">
            <text:p>addSuperVar(ControllerInput_RJ_Ang, <text:s text:c="4"/>"ControllerInput_RJ_Ang", noFlags ,1,"units - This is the controller user input for I2C write to flightboard");</text:p>
          </table:table-cell>
          <table:table-cell office:value-type="string" calcext:value-type="string">
            <text:p>;</text:p>
          </table:table-cell>
          <table:table-cell table:style-name="ce8" table:formula="of:=IF([.C84] &lt;&gt; 1; IF(AND([.A84]=&quot;&quot;;[.B84] &lt;&gt; &quot;&quot;);CONCATENATE(&quot;i++; detectOverflow(i, maxListIndex, errText) ;varList[l][i] = getVarID(&quot;&quot;&quot;;[.D84];&quot;&quot;&quot;);&quot;);IF([.A84]=&quot;&quot;;[.D84];[.A84])); &quot;//intentionally blank&quot;)" office:value-type="string" office:string-value="i++; detectOverflow(i, maxListIndex, errText) ;varList[l][i] = getVarID(&quot;ControllerInput_RJ_Ang&quot;);" calcext:value-type="string">
            <text:p>i++; detectOverflow(i, maxListIndex, errText) ;varList[l][i] = getVarID("ControllerInput_RJ_An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Used by flight algorithm and flight sim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85] &lt;&gt; 2; IF([.A85]=&quot;&quot;;CONCATENATE(&quot;     &quot;;[.B85];&quot; &quot;;[.D85];&quot;;&quot;);[.A85]); &quot;//intentionally blank&quot;)" office:value-type="string" office:string-value="//Used by flight algorithm and flight sim" calcext:value-type="string">
            <text:p>//Used by flight algorithm and flight sim</text:p>
          </table:table-cell>
          <table:table-cell office:value-type="string" calcext:value-type="string">
            <text:p>;</text:p>
          </table:table-cell>
          <table:table-cell table:style-name="ce28" table:formula="of:=IF([.C85] &lt;&gt; 1; IF((AND([.A85]=&quot;&quot;;[.B85]&lt;&gt;&quot;&quot;));CONCATENATE(&quot;addSuperVar(&quot;;[.D85];&quot;,     &quot;&quot;&quot;;[.D85];&quot;&quot;&quot;, &quot;;    CONCATENATE( [.F85] ; &quot; &quot;; [.E85]);&quot;,&quot;; [.G85];&quot;,&quot;;&quot;&quot;&quot;&quot;;CONCATENATE([.H85];&quot; - &quot;;[.I85])  ; &quot;&quot;&quot;);&quot;);IF([.A85]=&quot;&quot;;[.D85];[.A85])); &quot;//intentionally blank&quot;)" office:value-type="string" office:string-value="//Used by flight algorithm and flight sim" calcext:value-type="string">
            <text:p>//Used by flight algorithm and flight sim</text:p>
          </table:table-cell>
          <table:table-cell office:value-type="string" calcext:value-type="string">
            <text:p>;</text:p>
          </table:table-cell>
          <table:table-cell table:style-name="ce8" table:formula="of:=IF([.C85] &lt;&gt; 1; IF(AND([.A85]=&quot;&quot;;[.B85] &lt;&gt; &quot;&quot;);CONCATENATE(&quot;i++; detectOverflow(i, maxListIndex, errText) ;varList[l][i] = getVarID(&quot;&quot;&quot;;[.D85];&quot;&quot;&quot;);&quot;);IF([.A85]=&quot;&quot;;[.D85];[.A85])); &quot;//intentionally blank&quot;)" office:value-type="string" office:string-value="//Used by flight algorithm and flight sim" calcext:value-type="string">
            <text:p>//Used by flight algorithm and flight sim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UserInput_DirectionStick_Mag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86] &lt;&gt; 2; IF([.A86]=&quot;&quot;;CONCATENATE(&quot;     &quot;;[.B86];&quot; &quot;;[.D86];&quot;;&quot;);[.A86]); &quot;//intentionally blank&quot;)" office:value-type="string" office:string-value="     float UserInput_DirectionStick_Mag;" calcext:value-type="string">
            <text:p><text:s text:c="5"/>float UserInput_DirectionStick_Mag;</text:p>
          </table:table-cell>
          <table:table-cell office:value-type="string" calcext:value-type="string">
            <text:p>;</text:p>
          </table:table-cell>
          <table:table-cell table:style-name="ce28" table:formula="of:=IF([.C86] &lt;&gt; 1; IF((AND([.A86]=&quot;&quot;;[.B86]&lt;&gt;&quot;&quot;));CONCATENATE(&quot;addSuperVar(&quot;;[.D86];&quot;,     &quot;&quot;&quot;;[.D86];&quot;&quot;&quot;, &quot;;    CONCATENATE( [.F86] ; &quot; &quot;; [.E86]);&quot;,&quot;; [.G86];&quot;,&quot;;&quot;&quot;&quot;&quot;;CONCATENATE([.H86];&quot; - &quot;;[.I86])  ; &quot;&quot;&quot;);&quot;);IF([.A86]=&quot;&quot;;[.D86];[.A86])); &quot;//intentionally blank&quot;)" office:value-type="string" office:string-value="addSuperVar(UserInput_DirectionStick_Mag,     &quot;UserInput_DirectionStick_Mag&quot;, noFlags ,1,&quot;units - comment&quot;);" calcext:value-type="string">
            <text:p>addSuperVar(UserInput_DirectionStick_Mag, <text:s text:c="4"/>"UserInput_DirectionStick_Mag", noFlags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86] &lt;&gt; 1; IF(AND([.A86]=&quot;&quot;;[.B86] &lt;&gt; &quot;&quot;);CONCATENATE(&quot;i++; detectOverflow(i, maxListIndex, errText) ;varList[l][i] = getVarID(&quot;&quot;&quot;;[.D86];&quot;&quot;&quot;);&quot;);IF([.A86]=&quot;&quot;;[.D86];[.A86])); &quot;//intentionally blank&quot;)" office:value-type="string" office:string-value="i++; detectOverflow(i, maxListIndex, errText) ;varList[l][i] = getVarID(&quot;UserInput_DirectionStick_Mag&quot;);" calcext:value-type="string">
            <text:p>i++; detectOverflow(i, maxListIndex, errText) ;varList[l][i] = getVarID("UserInput_DirectionStick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UserInput_DirectionStick_Azi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87] &lt;&gt; 2; IF([.A87]=&quot;&quot;;CONCATENATE(&quot;     &quot;;[.B87];&quot; &quot;;[.D87];&quot;;&quot;);[.A87]); &quot;//intentionally blank&quot;)" office:value-type="string" office:string-value="     float UserInput_DirectionStick_Azi;" calcext:value-type="string">
            <text:p><text:s text:c="5"/>float UserInput_DirectionStick_Azi;</text:p>
          </table:table-cell>
          <table:table-cell office:value-type="string" calcext:value-type="string">
            <text:p>;</text:p>
          </table:table-cell>
          <table:table-cell table:style-name="ce28" table:formula="of:=IF([.C87] &lt;&gt; 1; IF((AND([.A87]=&quot;&quot;;[.B87]&lt;&gt;&quot;&quot;));CONCATENATE(&quot;addSuperVar(&quot;;[.D87];&quot;,     &quot;&quot;&quot;;[.D87];&quot;&quot;&quot;, &quot;;    CONCATENATE( [.F87] ; &quot; &quot;; [.E87]);&quot;,&quot;; [.G87];&quot;,&quot;;&quot;&quot;&quot;&quot;;CONCATENATE([.H87];&quot; - &quot;;[.I87])  ; &quot;&quot;&quot;);&quot;);IF([.A87]=&quot;&quot;;[.D87];[.A87])); &quot;//intentionally blank&quot;)" office:value-type="string" office:string-value="addSuperVar(UserInput_DirectionStick_Azi,     &quot;UserInput_DirectionStick_Azi&quot;, noFlags ,1,&quot;units - comment&quot;);" calcext:value-type="string">
            <text:p>addSuperVar(UserInput_DirectionStick_Azi, <text:s text:c="4"/>"UserInput_DirectionStick_Azi", noFlags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87] &lt;&gt; 1; IF(AND([.A87]=&quot;&quot;;[.B87] &lt;&gt; &quot;&quot;);CONCATENATE(&quot;i++; detectOverflow(i, maxListIndex, errText) ;varList[l][i] = getVarID(&quot;&quot;&quot;;[.D87];&quot;&quot;&quot;);&quot;);IF([.A87]=&quot;&quot;;[.D87];[.A87])); &quot;//intentionally blank&quot;)" office:value-type="string" office:string-value="i++; detectOverflow(i, maxListIndex, errText) ;varList[l][i] = getVarID(&quot;UserInput_DirectionStick_Azi&quot;);" calcext:value-type="string">
            <text:p>i++; detectOverflow(i, maxListIndex, errText) ;varList[l][i] = getVarID("UserInput_DirectionStick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UserInput_Travel_Mag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88] &lt;&gt; 2; IF([.A88]=&quot;&quot;;CONCATENATE(&quot;     &quot;;[.B88];&quot; &quot;;[.D88];&quot;;&quot;);[.A88]); &quot;//intentionally blank&quot;)" office:value-type="string" office:string-value="     float UserInput_Travel_Mag;" calcext:value-type="string">
            <text:p><text:s text:c="5"/>float UserInput_Travel_Mag;</text:p>
          </table:table-cell>
          <table:table-cell office:value-type="string" calcext:value-type="string">
            <text:p>;</text:p>
          </table:table-cell>
          <table:table-cell table:style-name="ce28" table:formula="of:=IF([.C88] &lt;&gt; 1; IF((AND([.A88]=&quot;&quot;;[.B88]&lt;&gt;&quot;&quot;));CONCATENATE(&quot;addSuperVar(&quot;;[.D88];&quot;,     &quot;&quot;&quot;;[.D88];&quot;&quot;&quot;, &quot;;    CONCATENATE( [.F88] ; &quot; &quot;; [.E88]);&quot;,&quot;; [.G88];&quot;,&quot;;&quot;&quot;&quot;&quot;;CONCATENATE([.H88];&quot; - &quot;;[.I88])  ; &quot;&quot;&quot;);&quot;);IF([.A88]=&quot;&quot;;[.D88];[.A88])); &quot;//intentionally blank&quot;)" office:value-type="string" office:string-value="addSuperVar(UserInput_Travel_Mag,     &quot;UserInput_Travel_Mag&quot;, noFlags ,1,&quot;units - comment&quot;);" calcext:value-type="string">
            <text:p>addSuperVar(UserInput_Travel_Mag, <text:s text:c="4"/>"UserInput_Travel_Mag", noFlags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88] &lt;&gt; 1; IF(AND([.A88]=&quot;&quot;;[.B88] &lt;&gt; &quot;&quot;);CONCATENATE(&quot;i++; detectOverflow(i, maxListIndex, errText) ;varList[l][i] = getVarID(&quot;&quot;&quot;;[.D88];&quot;&quot;&quot;);&quot;);IF([.A88]=&quot;&quot;;[.D88];[.A88])); &quot;//intentionally blank&quot;)" office:value-type="string" office:string-value="i++; detectOverflow(i, maxListIndex, errText) ;varList[l][i] = getVarID(&quot;UserInput_Travel_Mag&quot;);" calcext:value-type="string">
            <text:p>i++; detectOverflow(i, maxListIndex, errText) ;varList[l][i] = getVarID("UserInput_Travel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UserInput_Travel_Azi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89] &lt;&gt; 2; IF([.A89]=&quot;&quot;;CONCATENATE(&quot;     &quot;;[.B89];&quot; &quot;;[.D89];&quot;;&quot;);[.A89]); &quot;//intentionally blank&quot;)" office:value-type="string" office:string-value="     float UserInput_Travel_Azi;" calcext:value-type="string">
            <text:p><text:s text:c="5"/>float UserInput_Travel_Azi;</text:p>
          </table:table-cell>
          <table:table-cell office:value-type="string" calcext:value-type="string">
            <text:p>;</text:p>
          </table:table-cell>
          <table:table-cell table:style-name="ce28" table:formula="of:=IF([.C89] &lt;&gt; 1; IF((AND([.A89]=&quot;&quot;;[.B89]&lt;&gt;&quot;&quot;));CONCATENATE(&quot;addSuperVar(&quot;;[.D89];&quot;,     &quot;&quot;&quot;;[.D89];&quot;&quot;&quot;, &quot;;    CONCATENATE( [.F89] ; &quot; &quot;; [.E89]);&quot;,&quot;; [.G89];&quot;,&quot;;&quot;&quot;&quot;&quot;;CONCATENATE([.H89];&quot; - &quot;;[.I89])  ; &quot;&quot;&quot;);&quot;);IF([.A89]=&quot;&quot;;[.D89];[.A89])); &quot;//intentionally blank&quot;)" office:value-type="string" office:string-value="addSuperVar(UserInput_Travel_Azi,     &quot;UserInput_Travel_Azi&quot;, noFlags ,1,&quot;units - comment&quot;);" calcext:value-type="string">
            <text:p>addSuperVar(UserInput_Travel_Azi, <text:s text:c="4"/>"UserInput_Travel_Azi", noFlags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89] &lt;&gt; 1; IF(AND([.A89]=&quot;&quot;;[.B89] &lt;&gt; &quot;&quot;);CONCATENATE(&quot;i++; detectOverflow(i, maxListIndex, errText) ;varList[l][i] = getVarID(&quot;&quot;&quot;;[.D89];&quot;&quot;&quot;);&quot;);IF([.A89]=&quot;&quot;;[.D89];[.A89])); &quot;//intentionally blank&quot;)" office:value-type="string" office:string-value="i++; detectOverflow(i, maxListIndex, errText) ;varList[l][i] = getVarID(&quot;UserInput_Travel_Azi&quot;);" calcext:value-type="string">
            <text:p>i++; detectOverflow(i, maxListIndex, errText) ;varList[l][i] = getVarID("UserInput_Travel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UserInput_ThrottleStick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90] &lt;&gt; 2; IF([.A90]=&quot;&quot;;CONCATENATE(&quot;     &quot;;[.B90];&quot; &quot;;[.D90];&quot;;&quot;);[.A90]); &quot;//intentionally blank&quot;)" office:value-type="string" office:string-value="     float UserInput_ThrottleStick;" calcext:value-type="string">
            <text:p><text:s text:c="5"/>float UserInput_ThrottleStick;</text:p>
          </table:table-cell>
          <table:table-cell office:value-type="string" calcext:value-type="string">
            <text:p>;</text:p>
          </table:table-cell>
          <table:table-cell table:style-name="ce28" table:formula="of:=IF([.C90] &lt;&gt; 1; IF((AND([.A90]=&quot;&quot;;[.B90]&lt;&gt;&quot;&quot;));CONCATENATE(&quot;addSuperVar(&quot;;[.D90];&quot;,     &quot;&quot;&quot;;[.D90];&quot;&quot;&quot;, &quot;;    CONCATENATE( [.F90] ; &quot; &quot;; [.E90]);&quot;,&quot;; [.G90];&quot;,&quot;;&quot;&quot;&quot;&quot;;CONCATENATE([.H90];&quot; - &quot;;[.I90])  ; &quot;&quot;&quot;);&quot;);IF([.A90]=&quot;&quot;;[.D90];[.A90])); &quot;//intentionally blank&quot;)" office:value-type="string" office:string-value="addSuperVar(UserInput_ThrottleStick,     &quot;UserInput_ThrottleStick&quot;, noFlags ,1,&quot;units - comment&quot;);" calcext:value-type="string">
            <text:p>addSuperVar(UserInput_ThrottleStick, <text:s text:c="4"/>"UserInput_ThrottleStick", noFlags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90] &lt;&gt; 1; IF(AND([.A90]=&quot;&quot;;[.B90] &lt;&gt; &quot;&quot;);CONCATENATE(&quot;i++; detectOverflow(i, maxListIndex, errText) ;varList[l][i] = getVarID(&quot;&quot;&quot;;[.D90];&quot;&quot;&quot;);&quot;);IF([.A90]=&quot;&quot;;[.D90];[.A90])); &quot;//intentionally blank&quot;)" office:value-type="string" office:string-value="i++; detectOverflow(i, maxListIndex, errText) ;varList[l][i] = getVarID(&quot;UserInput_ThrottleStick&quot;);" calcext:value-type="string">
            <text:p>i++; detectOverflow(i, maxListIndex, errText) ;varList[l][i] = getVarID("UserInput_ThrottleStick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UserInput_ThrottleStickEnhanced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91] &lt;&gt; 2; IF([.A91]=&quot;&quot;;CONCATENATE(&quot;     &quot;;[.B91];&quot; &quot;;[.D91];&quot;;&quot;);[.A91]); &quot;//intentionally blank&quot;)" office:value-type="string" office:string-value="     float UserInput_ThrottleStickEnhanced;" calcext:value-type="string">
            <text:p><text:s text:c="5"/>float UserInput_ThrottleStickEnhanced;</text:p>
          </table:table-cell>
          <table:table-cell office:value-type="string" calcext:value-type="string">
            <text:p>;</text:p>
          </table:table-cell>
          <table:table-cell table:style-name="ce28" table:formula="of:=IF([.C91] &lt;&gt; 1; IF((AND([.A91]=&quot;&quot;;[.B91]&lt;&gt;&quot;&quot;));CONCATENATE(&quot;addSuperVar(&quot;;[.D91];&quot;,     &quot;&quot;&quot;;[.D91];&quot;&quot;&quot;, &quot;;    CONCATENATE( [.F91] ; &quot; &quot;; [.E91]);&quot;,&quot;; [.G91];&quot;,&quot;;&quot;&quot;&quot;&quot;;CONCATENATE([.H91];&quot; - &quot;;[.I91])  ; &quot;&quot;&quot;);&quot;);IF([.A91]=&quot;&quot;;[.D91];[.A91])); &quot;//intentionally blank&quot;)" office:value-type="string" office:string-value="addSuperVar(UserInput_ThrottleStickEnhanced,     &quot;UserInput_ThrottleStickEnhanced&quot;, noFlags ,1,&quot;units - comment&quot;);" calcext:value-type="string">
            <text:p>addSuperVar(UserInput_ThrottleStickEnhanced, <text:s text:c="4"/>"UserInput_ThrottleStickEnhanced", noFlags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91] &lt;&gt; 1; IF(AND([.A91]=&quot;&quot;;[.B91] &lt;&gt; &quot;&quot;);CONCATENATE(&quot;i++; detectOverflow(i, maxListIndex, errText) ;varList[l][i] = getVarID(&quot;&quot;&quot;;[.D91];&quot;&quot;&quot;);&quot;);IF([.A91]=&quot;&quot;;[.D91];[.A91])); &quot;//intentionally blank&quot;)" office:value-type="string" office:string-value="i++; detectOverflow(i, maxListIndex, errText) ;varList[l][i] = getVarID(&quot;UserInput_ThrottleStickEnhanced&quot;);" calcext:value-type="string">
            <text:p>i++; detectOverflow(i, maxListIndex, errText) ;varList[l][i] = getVarID("UserInput_ThrottleStickEnhanc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UserInput_Trigger_Right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92] &lt;&gt; 2; IF([.A92]=&quot;&quot;;CONCATENATE(&quot;     &quot;;[.B92];&quot; &quot;;[.D92];&quot;;&quot;);[.A92]); &quot;//intentionally blank&quot;)" office:value-type="string" office:string-value="     float UserInput_Trigger_Right;" calcext:value-type="string">
            <text:p><text:s text:c="5"/>float UserInput_Trigger_Right;</text:p>
          </table:table-cell>
          <table:table-cell office:value-type="string" calcext:value-type="string">
            <text:p>;</text:p>
          </table:table-cell>
          <table:table-cell table:style-name="ce28" table:formula="of:=IF([.C92] &lt;&gt; 1; IF((AND([.A92]=&quot;&quot;;[.B92]&lt;&gt;&quot;&quot;));CONCATENATE(&quot;addSuperVar(&quot;;[.D92];&quot;,     &quot;&quot;&quot;;[.D92];&quot;&quot;&quot;, &quot;;    CONCATENATE( [.F92] ; &quot; &quot;; [.E92]);&quot;,&quot;; [.G92];&quot;,&quot;;&quot;&quot;&quot;&quot;;CONCATENATE([.H92];&quot; - &quot;;[.I92])  ; &quot;&quot;&quot;);&quot;);IF([.A92]=&quot;&quot;;[.D92];[.A92])); &quot;//intentionally blank&quot;)" office:value-type="string" office:string-value="addSuperVar(UserInput_Trigger_Right,     &quot;UserInput_Trigger_Right&quot;, noFlags ,1,&quot;units - comment&quot;);" calcext:value-type="string">
            <text:p>addSuperVar(UserInput_Trigger_Right, <text:s text:c="4"/>"UserInput_Trigger_Right", noFlags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92] &lt;&gt; 1; IF(AND([.A92]=&quot;&quot;;[.B92] &lt;&gt; &quot;&quot;);CONCATENATE(&quot;i++; detectOverflow(i, maxListIndex, errText) ;varList[l][i] = getVarID(&quot;&quot;&quot;;[.D92];&quot;&quot;&quot;);&quot;);IF([.A92]=&quot;&quot;;[.D92];[.A92])); &quot;//intentionally blank&quot;)" office:value-type="string" office:string-value="i++; detectOverflow(i, maxListIndex, errText) ;varList[l][i] = getVarID(&quot;UserInput_Trigger_Right&quot;);" calcext:value-type="string">
            <text:p>i++; detectOverflow(i, maxListIndex, errText) ;varList[l][i] = getVarID("UserInput_Trigger_Righ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UserInput_Trigger_Left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93] &lt;&gt; 2; IF([.A93]=&quot;&quot;;CONCATENATE(&quot;     &quot;;[.B93];&quot; &quot;;[.D93];&quot;;&quot;);[.A93]); &quot;//intentionally blank&quot;)" office:value-type="string" office:string-value="     float UserInput_Trigger_Left;" calcext:value-type="string">
            <text:p><text:s text:c="5"/>float UserInput_Trigger_Left;</text:p>
          </table:table-cell>
          <table:table-cell office:value-type="string" calcext:value-type="string">
            <text:p>;</text:p>
          </table:table-cell>
          <table:table-cell table:style-name="ce28" table:formula="of:=IF([.C93] &lt;&gt; 1; IF((AND([.A93]=&quot;&quot;;[.B93]&lt;&gt;&quot;&quot;));CONCATENATE(&quot;addSuperVar(&quot;;[.D93];&quot;,     &quot;&quot;&quot;;[.D93];&quot;&quot;&quot;, &quot;;    CONCATENATE( [.F93] ; &quot; &quot;; [.E93]);&quot;,&quot;; [.G93];&quot;,&quot;;&quot;&quot;&quot;&quot;;CONCATENATE([.H93];&quot; - &quot;;[.I93])  ; &quot;&quot;&quot;);&quot;);IF([.A93]=&quot;&quot;;[.D93];[.A93])); &quot;//intentionally blank&quot;)" office:value-type="string" office:string-value="addSuperVar(UserInput_Trigger_Left,     &quot;UserInput_Trigger_Left&quot;, noFlags ,1,&quot;units - comment&quot;);" calcext:value-type="string">
            <text:p>addSuperVar(UserInput_Trigger_Left, <text:s text:c="4"/>"UserInput_Trigger_Left", noFlags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93] &lt;&gt; 1; IF(AND([.A93]=&quot;&quot;;[.B93] &lt;&gt; &quot;&quot;);CONCATENATE(&quot;i++; detectOverflow(i, maxListIndex, errText) ;varList[l][i] = getVarID(&quot;&quot;&quot;;[.D93];&quot;&quot;&quot;);&quot;);IF([.A93]=&quot;&quot;;[.D93];[.A93])); &quot;//intentionally blank&quot;)" office:value-type="string" office:string-value="i++; detectOverflow(i, maxListIndex, errText) ;varList[l][i] = getVarID(&quot;UserInput_Trigger_Left&quot;);" calcext:value-type="string">
            <text:p>i++; detectOverflow(i, maxListIndex, errText) ;varList[l][i] = getVarID("UserInput_Trigger_Lef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short int</text:p>
          </table:table-cell>
          <table:table-cell table:style-name="ce4"/>
          <table:table-cell table:style-name="ce9" office:value-type="string" calcext:value-type="string">
            <text:p>AutoPilot_ConnectionStatusOfHeli</text:p>
          </table:table-cell>
          <table:table-cell table:style-name="ce16"/>
          <table:table-cell table:style-name="ce16" office:value-type="string" calcext:value-type="string">
            <text:p>noFlags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94] &lt;&gt; 2; IF([.A94]=&quot;&quot;;CONCATENATE(&quot;     &quot;;[.B94];&quot; &quot;;[.D94];&quot;;&quot;);[.A94]); &quot;//intentionally blank&quot;)" office:value-type="string" office:string-value="     unsigned short int AutoPilot_ConnectionStatusOfHeli;" calcext:value-type="string">
            <text:p><text:s text:c="5"/>unsigned short int AutoPilot_ConnectionStatusOfHeli;</text:p>
          </table:table-cell>
          <table:table-cell office:value-type="string" calcext:value-type="string">
            <text:p>;</text:p>
          </table:table-cell>
          <table:table-cell table:style-name="ce28" table:formula="of:=IF([.C94] &lt;&gt; 1; IF((AND([.A94]=&quot;&quot;;[.B94]&lt;&gt;&quot;&quot;));CONCATENATE(&quot;addSuperVar(&quot;;[.D94];&quot;,     &quot;&quot;&quot;;[.D94];&quot;&quot;&quot;, &quot;;    CONCATENATE( [.F94] ; &quot; &quot;; [.E94]);&quot;,&quot;; [.G94];&quot;,&quot;;&quot;&quot;&quot;&quot;;CONCATENATE([.H94];&quot; - &quot;;[.I94])  ; &quot;&quot;&quot;);&quot;);IF([.A94]=&quot;&quot;;[.D94];[.A94])); &quot;//intentionally blank&quot;)" office:value-type="string" office:string-value="addSuperVar(AutoPilot_ConnectionStatusOfHeli,     &quot;AutoPilot_ConnectionStatusOfHeli&quot;, noFlags ,0,&quot;seconds - -1 for disabled&quot;);" calcext:value-type="string">
            <text:p>addSuperVar(AutoPilot_ConnectionStatusOfHeli, <text:s text:c="4"/>"AutoPilot_ConnectionStatusOfHeli", noFlags ,0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94] &lt;&gt; 1; IF(AND([.A94]=&quot;&quot;;[.B94] &lt;&gt; &quot;&quot;);CONCATENATE(&quot;i++; detectOverflow(i, maxListIndex, errText) ;varList[l][i] = getVarID(&quot;&quot;&quot;;[.D94];&quot;&quot;&quot;);&quot;);IF([.A94]=&quot;&quot;;[.D94];[.A94])); &quot;//intentionally blank&quot;)" office:value-type="string" office:string-value="i++; detectOverflow(i, maxListIndex, errText) ;varList[l][i] = getVarID(&quot;AutoPilot_ConnectionStatusOfHeli&quot;);" calcext:value-type="string">
            <text:p>i++; detectOverflow(i, maxListIndex, errText) ;varList[l][i] = getVarID("AutoPilot_ConnectionStatusOfHeli")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//this does not need to be shared with the laptop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//Modes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95] &lt;&gt; 2; IF([.A95]=&quot;&quot;;CONCATENATE(&quot;     &quot;;[.B95];&quot; &quot;;[.D95];&quot;;&quot;);[.A95]); &quot;//intentionally blank&quot;)" office:value-type="string" office:string-value="//Modes" calcext:value-type="string">
            <text:p>//Modes</text:p>
          </table:table-cell>
          <table:table-cell office:value-type="string" calcext:value-type="string">
            <text:p>;</text:p>
          </table:table-cell>
          <table:table-cell table:style-name="ce28" table:formula="of:=IF([.C95] &lt;&gt; 1; IF((AND([.A95]=&quot;&quot;;[.B95]&lt;&gt;&quot;&quot;));CONCATENATE(&quot;addSuperVar(&quot;;[.D95];&quot;,     &quot;&quot;&quot;;[.D95];&quot;&quot;&quot;, &quot;;    CONCATENATE( [.F95] ; &quot; &quot;; [.E95]);&quot;,&quot;; [.G95];&quot;,&quot;;&quot;&quot;&quot;&quot;;CONCATENATE([.H95];&quot; - &quot;;[.I95])  ; &quot;&quot;&quot;);&quot;);IF([.A95]=&quot;&quot;;[.D95];[.A95])); &quot;//intentionally blank&quot;)" office:value-type="string" office:string-value="//Modes" calcext:value-type="string">
            <text:p>//Modes</text:p>
          </table:table-cell>
          <table:table-cell office:value-type="string" calcext:value-type="string">
            <text:p>;</text:p>
          </table:table-cell>
          <table:table-cell table:style-name="ce8" table:formula="of:=IF([.C95] &lt;&gt; 1; IF(AND([.A95]=&quot;&quot;;[.B95] &lt;&gt; &quot;&quot;);CONCATENATE(&quot;i++; detectOverflow(i, maxListIndex, errText) ;varList[l][i] = getVarID(&quot;&quot;&quot;;[.D95];&quot;&quot;&quot;);&quot;);IF([.A95]=&quot;&quot;;[.D95];[.A95])); &quot;//intentionally blank&quot;)" office:value-type="string" office:string-value="//Modes" calcext:value-type="string">
            <text:p>//Modes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CommLoss_Delay_PositionHol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96] &lt;&gt; 2; IF([.A96]=&quot;&quot;;CONCATENATE(&quot;     &quot;;[.B96];&quot; &quot;;[.D96];&quot;;&quot;);[.A96]); &quot;//intentionally blank&quot;)" office:value-type="string" office:string-value="     float AutoPilot_CommLoss_Delay_PositionHold;" calcext:value-type="string">
            <text:p><text:s text:c="5"/>float AutoPilot_CommLoss_Delay_PositionHold;</text:p>
          </table:table-cell>
          <table:table-cell office:value-type="string" calcext:value-type="string">
            <text:p>;</text:p>
          </table:table-cell>
          <table:table-cell table:style-name="ce28" table:formula="of:=IF([.C96] &lt;&gt; 1; IF((AND([.A96]=&quot;&quot;;[.B96]&lt;&gt;&quot;&quot;));CONCATENATE(&quot;addSuperVar(&quot;;[.D96];&quot;,     &quot;&quot;&quot;;[.D96];&quot;&quot;&quot;, &quot;;    CONCATENATE( [.F96] ; &quot; &quot;; [.E96]);&quot;,&quot;; [.G96];&quot;,&quot;;&quot;&quot;&quot;&quot;;CONCATENATE([.H96];&quot; - &quot;;[.I96])  ; &quot;&quot;&quot;);&quot;);IF([.A96]=&quot;&quot;;[.D96];[.A96])); &quot;//intentionally blank&quot;)" office:value-type="string" office:string-value="addSuperVar(AutoPilot_CommLoss_Delay_PositionHold,     &quot;AutoPilot_CommLoss_Delay_PositionHold&quot;,                plsHandshk |UserEditable | defIsRetain ,0,&quot;seconds - -1 for disabled&quot;);" calcext:value-type="string">
            <text:p>addSuperVar(AutoPilot_CommLoss_Delay_PositionHold, <text:s text:c="4"/>"AutoPilot_CommLoss_Delay_PositionHold", <text:s text:c="15"/>plsHandshk |UserEditable | defIsRetain ,0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96] &lt;&gt; 1; IF(AND([.A96]=&quot;&quot;;[.B96] &lt;&gt; &quot;&quot;);CONCATENATE(&quot;i++; detectOverflow(i, maxListIndex, errText) ;varList[l][i] = getVarID(&quot;&quot;&quot;;[.D96];&quot;&quot;&quot;);&quot;);IF([.A96]=&quot;&quot;;[.D96];[.A96])); &quot;//intentionally blank&quot;)" office:value-type="string" office:string-value="i++; detectOverflow(i, maxListIndex, errText) ;varList[l][i] = getVarID(&quot;AutoPilot_CommLoss_Delay_PositionHold&quot;);" calcext:value-type="string">
            <text:p>i++; detectOverflow(i, maxListIndex, errText) ;varList[l][i] = getVarID("AutoPilot_CommLoss_Delay_PositionHol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AutoPilot_CommLoss_Delay_PositionHold_Enable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97] &lt;&gt; 2; IF([.A97]=&quot;&quot;;CONCATENATE(&quot;     &quot;;[.B97];&quot; &quot;;[.D97];&quot;;&quot;);[.A97]); &quot;//intentionally blank&quot;)" office:value-type="string" office:string-value="     int AutoPilot_CommLoss_Delay_PositionHold_Enabled;" calcext:value-type="string">
            <text:p><text:s text:c="5"/>int AutoPilot_CommLoss_Delay_PositionHold_Enabled;</text:p>
          </table:table-cell>
          <table:table-cell office:value-type="string" calcext:value-type="string">
            <text:p>;</text:p>
          </table:table-cell>
          <table:table-cell table:style-name="ce28" table:formula="of:=IF([.C97] &lt;&gt; 1; IF((AND([.A97]=&quot;&quot;;[.B97]&lt;&gt;&quot;&quot;));CONCATENATE(&quot;addSuperVar(&quot;;[.D97];&quot;,     &quot;&quot;&quot;;[.D97];&quot;&quot;&quot;, &quot;;    CONCATENATE( [.F97] ; &quot; &quot;; [.E97]);&quot;,&quot;; [.G97];&quot;,&quot;;&quot;&quot;&quot;&quot;;CONCATENATE([.H97];&quot; - &quot;;[.I97])  ; &quot;&quot;&quot;);&quot;);IF([.A97]=&quot;&quot;;[.D97];[.A97])); &quot;//intentionally blank&quot;)" office:value-type="string" office:string-value="addSuperVar(AutoPilot_CommLoss_Delay_PositionHold_Enabled,     &quot;AutoPilot_CommLoss_Delay_PositionHold_Enabled&quot;,                plsHandshk |UserEditable | defIsRetain ,0,&quot;seconds - -1 for disabled&quot;);" calcext:value-type="string">
            <text:p>addSuperVar(AutoPilot_CommLoss_Delay_PositionHold_Enabled, <text:s text:c="4"/>"AutoPilot_CommLoss_Delay_PositionHold_Enabled", <text:s text:c="15"/>plsHandshk |UserEditable | defIsRetain ,0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97] &lt;&gt; 1; IF(AND([.A97]=&quot;&quot;;[.B97] &lt;&gt; &quot;&quot;);CONCATENATE(&quot;i++; detectOverflow(i, maxListIndex, errText) ;varList[l][i] = getVarID(&quot;&quot;&quot;;[.D97];&quot;&quot;&quot;);&quot;);IF([.A97]=&quot;&quot;;[.D97];[.A97])); &quot;//intentionally blank&quot;)" office:value-type="string" office:string-value="i++; detectOverflow(i, maxListIndex, errText) ;varList[l][i] = getVarID(&quot;AutoPilot_CommLoss_Delay_PositionHold_Enabled&quot;);" calcext:value-type="string">
            <text:p>i++; detectOverflow(i, maxListIndex, errText) ;varList[l][i] = getVarID("AutoPilot_CommLoss_Delay_PositionHold_Enabl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CommLoss_Delay_ReturnHom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98] &lt;&gt; 2; IF([.A98]=&quot;&quot;;CONCATENATE(&quot;     &quot;;[.B98];&quot; &quot;;[.D98];&quot;;&quot;);[.A98]); &quot;//intentionally blank&quot;)" office:value-type="string" office:string-value="     float AutoPilot_CommLoss_Delay_ReturnHome;" calcext:value-type="string">
            <text:p><text:s text:c="5"/>float AutoPilot_CommLoss_Delay_ReturnHome;</text:p>
          </table:table-cell>
          <table:table-cell office:value-type="string" calcext:value-type="string">
            <text:p>;</text:p>
          </table:table-cell>
          <table:table-cell table:style-name="ce28" table:formula="of:=IF([.C98] &lt;&gt; 1; IF((AND([.A98]=&quot;&quot;;[.B98]&lt;&gt;&quot;&quot;));CONCATENATE(&quot;addSuperVar(&quot;;[.D98];&quot;,     &quot;&quot;&quot;;[.D98];&quot;&quot;&quot;, &quot;;    CONCATENATE( [.F98] ; &quot; &quot;; [.E98]);&quot;,&quot;; [.G98];&quot;,&quot;;&quot;&quot;&quot;&quot;;CONCATENATE([.H98];&quot; - &quot;;[.I98])  ; &quot;&quot;&quot;);&quot;);IF([.A98]=&quot;&quot;;[.D98];[.A98])); &quot;//intentionally blank&quot;)" office:value-type="string" office:string-value="addSuperVar(AutoPilot_CommLoss_Delay_ReturnHome,     &quot;AutoPilot_CommLoss_Delay_ReturnHome&quot;,                plsHandshk |UserEditable | defIsRetain ,0,&quot;seconds - -1 for disabled&quot;);" calcext:value-type="string">
            <text:p>addSuperVar(AutoPilot_CommLoss_Delay_ReturnHome, <text:s text:c="4"/>"AutoPilot_CommLoss_Delay_ReturnHome", <text:s text:c="15"/>plsHandshk |UserEditable | defIsRetain ,0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98] &lt;&gt; 1; IF(AND([.A98]=&quot;&quot;;[.B98] &lt;&gt; &quot;&quot;);CONCATENATE(&quot;i++; detectOverflow(i, maxListIndex, errText) ;varList[l][i] = getVarID(&quot;&quot;&quot;;[.D98];&quot;&quot;&quot;);&quot;);IF([.A98]=&quot;&quot;;[.D98];[.A98])); &quot;//intentionally blank&quot;)" office:value-type="string" office:string-value="i++; detectOverflow(i, maxListIndex, errText) ;varList[l][i] = getVarID(&quot;AutoPilot_CommLoss_Delay_ReturnHome&quot;);" calcext:value-type="string">
            <text:p>i++; detectOverflow(i, maxListIndex, errText) ;varList[l][i] = getVarID("AutoPilot_CommLoss_Delay_ReturnHom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AutoPilot_CommLoss_Delay_ReturnHome_Enable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99] &lt;&gt; 2; IF([.A99]=&quot;&quot;;CONCATENATE(&quot;     &quot;;[.B99];&quot; &quot;;[.D99];&quot;;&quot;);[.A99]); &quot;//intentionally blank&quot;)" office:value-type="string" office:string-value="     int AutoPilot_CommLoss_Delay_ReturnHome_Enabled;" calcext:value-type="string">
            <text:p><text:s text:c="5"/>int AutoPilot_CommLoss_Delay_ReturnHome_Enabled;</text:p>
          </table:table-cell>
          <table:table-cell office:value-type="string" calcext:value-type="string">
            <text:p>;</text:p>
          </table:table-cell>
          <table:table-cell table:style-name="ce28" table:formula="of:=IF([.C99] &lt;&gt; 1; IF((AND([.A99]=&quot;&quot;;[.B99]&lt;&gt;&quot;&quot;));CONCATENATE(&quot;addSuperVar(&quot;;[.D99];&quot;,     &quot;&quot;&quot;;[.D99];&quot;&quot;&quot;, &quot;;    CONCATENATE( [.F99] ; &quot; &quot;; [.E99]);&quot;,&quot;; [.G99];&quot;,&quot;;&quot;&quot;&quot;&quot;;CONCATENATE([.H99];&quot; - &quot;;[.I99])  ; &quot;&quot;&quot;);&quot;);IF([.A99]=&quot;&quot;;[.D99];[.A99])); &quot;//intentionally blank&quot;)" office:value-type="string" office:string-value="addSuperVar(AutoPilot_CommLoss_Delay_ReturnHome_Enabled,     &quot;AutoPilot_CommLoss_Delay_ReturnHome_Enabled&quot;,                plsHandshk |UserEditable | defIsRetain ,0,&quot;seconds - -1 for disabled&quot;);" calcext:value-type="string">
            <text:p>addSuperVar(AutoPilot_CommLoss_Delay_ReturnHome_Enabled, <text:s text:c="4"/>"AutoPilot_CommLoss_Delay_ReturnHome_Enabled", <text:s text:c="15"/>plsHandshk |UserEditable | defIsRetain ,0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99] &lt;&gt; 1; IF(AND([.A99]=&quot;&quot;;[.B99] &lt;&gt; &quot;&quot;);CONCATENATE(&quot;i++; detectOverflow(i, maxListIndex, errText) ;varList[l][i] = getVarID(&quot;&quot;&quot;;[.D99];&quot;&quot;&quot;);&quot;);IF([.A99]=&quot;&quot;;[.D99];[.A99])); &quot;//intentionally blank&quot;)" office:value-type="string" office:string-value="i++; detectOverflow(i, maxListIndex, errText) ;varList[l][i] = getVarID(&quot;AutoPilot_CommLoss_Delay_ReturnHome_Enabled&quot;);" calcext:value-type="string">
            <text:p>i++; detectOverflow(i, maxListIndex, errText) ;varList[l][i] = getVarID("AutoPilot_CommLoss_Delay_ReturnHome_Enabl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CommLoss_Delay_Lan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100] &lt;&gt; 2; IF([.A100]=&quot;&quot;;CONCATENATE(&quot;     &quot;;[.B100];&quot; &quot;;[.D100];&quot;;&quot;);[.A100]); &quot;//intentionally blank&quot;)" office:value-type="string" office:string-value="     float AutoPilot_CommLoss_Delay_Land;" calcext:value-type="string">
            <text:p><text:s text:c="5"/>float AutoPilot_CommLoss_Delay_Land;</text:p>
          </table:table-cell>
          <table:table-cell office:value-type="string" calcext:value-type="string">
            <text:p>;</text:p>
          </table:table-cell>
          <table:table-cell table:style-name="ce28" table:formula="of:=IF([.C100] &lt;&gt; 1; IF((AND([.A100]=&quot;&quot;;[.B100]&lt;&gt;&quot;&quot;));CONCATENATE(&quot;addSuperVar(&quot;;[.D100];&quot;,     &quot;&quot;&quot;;[.D100];&quot;&quot;&quot;, &quot;;    CONCATENATE( [.F100] ; &quot; &quot;; [.E100]);&quot;,&quot;; [.G100];&quot;,&quot;;&quot;&quot;&quot;&quot;;CONCATENATE([.H100];&quot; - &quot;;[.I100])  ; &quot;&quot;&quot;);&quot;);IF([.A100]=&quot;&quot;;[.D100];[.A100])); &quot;//intentionally blank&quot;)" office:value-type="string" office:string-value="addSuperVar(AutoPilot_CommLoss_Delay_Land,     &quot;AutoPilot_CommLoss_Delay_Land&quot;,                plsHandshk |UserEditable | defIsRetain ,0,&quot;seconds - -1 for disabled&quot;);" calcext:value-type="string">
            <text:p>addSuperVar(AutoPilot_CommLoss_Delay_Land, <text:s text:c="4"/>"AutoPilot_CommLoss_Delay_Land", <text:s text:c="15"/>plsHandshk |UserEditable | defIsRetain ,0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100] &lt;&gt; 1; IF(AND([.A100]=&quot;&quot;;[.B100] &lt;&gt; &quot;&quot;);CONCATENATE(&quot;i++; detectOverflow(i, maxListIndex, errText) ;varList[l][i] = getVarID(&quot;&quot;&quot;;[.D100];&quot;&quot;&quot;);&quot;);IF([.A100]=&quot;&quot;;[.D100];[.A100])); &quot;//intentionally blank&quot;)" office:value-type="string" office:string-value="i++; detectOverflow(i, maxListIndex, errText) ;varList[l][i] = getVarID(&quot;AutoPilot_CommLoss_Delay_Land&quot;);" calcext:value-type="string">
            <text:p>i++; detectOverflow(i, maxListIndex, errText) ;varList[l][i] = getVarID("AutoPilot_CommLoss_Delay_Lan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AutoPilot_CommLoss_Delay_Land_Enable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101] &lt;&gt; 2; IF([.A101]=&quot;&quot;;CONCATENATE(&quot;     &quot;;[.B101];&quot; &quot;;[.D101];&quot;;&quot;);[.A101]); &quot;//intentionally blank&quot;)" office:value-type="string" office:string-value="     int AutoPilot_CommLoss_Delay_Land_Enabled;" calcext:value-type="string">
            <text:p><text:s text:c="5"/>int AutoPilot_CommLoss_Delay_Land_Enabled;</text:p>
          </table:table-cell>
          <table:table-cell office:value-type="string" calcext:value-type="string">
            <text:p>;</text:p>
          </table:table-cell>
          <table:table-cell table:style-name="ce28" table:formula="of:=IF([.C101] &lt;&gt; 1; IF((AND([.A101]=&quot;&quot;;[.B101]&lt;&gt;&quot;&quot;));CONCATENATE(&quot;addSuperVar(&quot;;[.D101];&quot;,     &quot;&quot;&quot;;[.D101];&quot;&quot;&quot;, &quot;;    CONCATENATE( [.F101] ; &quot; &quot;; [.E101]);&quot;,&quot;; [.G101];&quot;,&quot;;&quot;&quot;&quot;&quot;;CONCATENATE([.H101];&quot; - &quot;;[.I101])  ; &quot;&quot;&quot;);&quot;);IF([.A101]=&quot;&quot;;[.D101];[.A101])); &quot;//intentionally blank&quot;)" office:value-type="string" office:string-value="addSuperVar(AutoPilot_CommLoss_Delay_Land_Enabled,     &quot;AutoPilot_CommLoss_Delay_Land_Enabled&quot;,                plsHandshk |UserEditable | defIsRetain ,0,&quot;seconds - -1 for disabled&quot;);" calcext:value-type="string">
            <text:p>addSuperVar(AutoPilot_CommLoss_Delay_Land_Enabled, <text:s text:c="4"/>"AutoPilot_CommLoss_Delay_Land_Enabled", <text:s text:c="15"/>plsHandshk |UserEditable | defIsRetain ,0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101] &lt;&gt; 1; IF(AND([.A101]=&quot;&quot;;[.B101] &lt;&gt; &quot;&quot;);CONCATENATE(&quot;i++; detectOverflow(i, maxListIndex, errText) ;varList[l][i] = getVarID(&quot;&quot;&quot;;[.D101];&quot;&quot;&quot;);&quot;);IF([.A101]=&quot;&quot;;[.D101];[.A101])); &quot;//intentionally blank&quot;)" office:value-type="string" office:string-value="i++; detectOverflow(i, maxListIndex, errText) ;varList[l][i] = getVarID(&quot;AutoPilot_CommLoss_Delay_Land_Enabled&quot;);" calcext:value-type="string">
            <text:p>i++; detectOverflow(i, maxListIndex, errText) ;varList[l][i] = getVarID("AutoPilot_CommLoss_Delay_Land_Enabl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AutoPilot_LowBatt_Percent_ReturnHome_AutoSetEnable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-1 for disabled</text:p>
          </table:table-cell>
          <table:table-cell table:style-name="ce8" table:formula="of:=IF([.C102] &lt;&gt; 2; IF([.A102]=&quot;&quot;;CONCATENATE(&quot;     &quot;;[.B102];&quot; &quot;;[.D102];&quot;;&quot;);[.A102]); &quot;//intentionally blank&quot;)" office:value-type="string" office:string-value="     int AutoPilot_LowBatt_Percent_ReturnHome_AutoSetEnabled;" calcext:value-type="string">
            <text:p><text:s text:c="5"/>int AutoPilot_LowBatt_Percent_ReturnHome_AutoSetEnabled;</text:p>
          </table:table-cell>
          <table:table-cell office:value-type="string" calcext:value-type="string">
            <text:p>;</text:p>
          </table:table-cell>
          <table:table-cell table:style-name="ce28" table:formula="of:=IF([.C102] &lt;&gt; 1; IF((AND([.A102]=&quot;&quot;;[.B102]&lt;&gt;&quot;&quot;));CONCATENATE(&quot;addSuperVar(&quot;;[.D102];&quot;,     &quot;&quot;&quot;;[.D102];&quot;&quot;&quot;, &quot;;    CONCATENATE( [.F102] ; &quot; &quot;; [.E102]);&quot;,&quot;; [.G102];&quot;,&quot;;&quot;&quot;&quot;&quot;;CONCATENATE([.H102];&quot; - &quot;;[.I102])  ; &quot;&quot;&quot;);&quot;);IF([.A102]=&quot;&quot;;[.D102];[.A102])); &quot;//intentionally blank&quot;)" office:value-type="string" office:string-value="addSuperVar(AutoPilot_LowBatt_Percent_ReturnHome_AutoSetEnabled,     &quot;AutoPilot_LowBatt_Percent_ReturnHome_AutoSetEnabled&quot;,                plsHandshk |UserEditable | defIsRetain ,0,&quot;seconds - -1 for disabled&quot;);" calcext:value-type="string">
            <text:p>addSuperVar(AutoPilot_LowBatt_Percent_ReturnHome_AutoSetEnabled, <text:s text:c="4"/>"AutoPilot_LowBatt_Percent_ReturnHome_AutoSetEnabled", <text:s text:c="15"/>plsHandshk |UserEditable | defIsRetain ,0,"seconds - -1 for disabled");</text:p>
          </table:table-cell>
          <table:table-cell office:value-type="string" calcext:value-type="string">
            <text:p>;</text:p>
          </table:table-cell>
          <table:table-cell table:style-name="ce8" table:formula="of:=IF([.C102] &lt;&gt; 1; IF(AND([.A102]=&quot;&quot;;[.B102] &lt;&gt; &quot;&quot;);CONCATENATE(&quot;i++; detectOverflow(i, maxListIndex, errText) ;varList[l][i] = getVarID(&quot;&quot;&quot;;[.D102];&quot;&quot;&quot;);&quot;);IF([.A102]=&quot;&quot;;[.D102];[.A102])); &quot;//intentionally blank&quot;)" office:value-type="string" office:string-value="i++; detectOverflow(i, maxListIndex, errText) ;varList[l][i] = getVarID(&quot;AutoPilot_LowBatt_Percent_ReturnHome_AutoSetEnabled&quot;);" calcext:value-type="string">
            <text:p>i++; detectOverflow(i, maxListIndex, errText) ;varList[l][i] = getVarID("AutoPilot_LowBatt_Percent_ReturnHome_AutoSetEnabl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LowBatt_Percent_ReturnHom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Battery percent below which the autopilot will take the craft home. <text:s/>(-1 for disabled)</text:p>
          </table:table-cell>
          <table:table-cell table:style-name="ce8" table:formula="of:=IF([.C103] &lt;&gt; 2; IF([.A103]=&quot;&quot;;CONCATENATE(&quot;     &quot;;[.B103];&quot; &quot;;[.D103];&quot;;&quot;);[.A103]); &quot;//intentionally blank&quot;)" office:value-type="string" office:string-value="     float AutoPilot_LowBatt_Percent_ReturnHome;" calcext:value-type="string">
            <text:p><text:s text:c="5"/>float AutoPilot_LowBatt_Percent_ReturnHome;</text:p>
          </table:table-cell>
          <table:table-cell office:value-type="string" calcext:value-type="string">
            <text:p>;</text:p>
          </table:table-cell>
          <table:table-cell table:style-name="ce28" table:formula="of:=IF([.C103] &lt;&gt; 1; IF((AND([.A103]=&quot;&quot;;[.B103]&lt;&gt;&quot;&quot;));CONCATENATE(&quot;addSuperVar(&quot;;[.D103];&quot;,     &quot;&quot;&quot;;[.D103];&quot;&quot;&quot;, &quot;;    CONCATENATE( [.F103] ; &quot; &quot;; [.E103]);&quot;,&quot;; [.G103];&quot;,&quot;;&quot;&quot;&quot;&quot;;CONCATENATE([.H103];&quot; - &quot;;[.I103])  ; &quot;&quot;&quot;);&quot;);IF([.A103]=&quot;&quot;;[.D103];[.A103])); &quot;//intentionally blank&quot;)" office:value-type="string" office:string-value="addSuperVar(AutoPilot_LowBatt_Percent_ReturnHome,     &quot;AutoPilot_LowBatt_Percent_ReturnHome&quot;,                plsHandshk |UserEditable | defIsRetain ,0,&quot;seconds - Battery percent below which the autopilot will take the craft home.  (-1 for disabled)&quot;);" calcext:value-type="string">
            <text:p>addSuperVar(AutoPilot_LowBatt_Percent_ReturnHome, <text:s text:c="4"/>"AutoPilot_LowBatt_Percent_ReturnHome", <text:s text:c="15"/>plsHandshk |UserEditable | defIsRetain ,0,"seconds - Battery percent below which the autopilot will take the craft home. <text:s/>(-1 for disabled)");</text:p>
          </table:table-cell>
          <table:table-cell office:value-type="string" calcext:value-type="string">
            <text:p>;</text:p>
          </table:table-cell>
          <table:table-cell table:style-name="ce8" table:formula="of:=IF([.C103] &lt;&gt; 1; IF(AND([.A103]=&quot;&quot;;[.B103] &lt;&gt; &quot;&quot;);CONCATENATE(&quot;i++; detectOverflow(i, maxListIndex, errText) ;varList[l][i] = getVarID(&quot;&quot;&quot;;[.D103];&quot;&quot;&quot;);&quot;);IF([.A103]=&quot;&quot;;[.D103];[.A103])); &quot;//intentionally blank&quot;)" office:value-type="string" office:string-value="i++; detectOverflow(i, maxListIndex, errText) ;varList[l][i] = getVarID(&quot;AutoPilot_LowBatt_Percent_ReturnHome&quot;);" calcext:value-type="string">
            <text:p>i++; detectOverflow(i, maxListIndex, errText) ;varList[l][i] = getVarID("AutoPilot_LowBatt_Percent_ReturnHom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AutoPilot_LowBatt_Percent_ReturnHome_Enable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Battery percent below which the autopilot will take the craft home. <text:s/>(-1 for disabled)</text:p>
          </table:table-cell>
          <table:table-cell table:style-name="ce8" table:formula="of:=IF([.C104] &lt;&gt; 2; IF([.A104]=&quot;&quot;;CONCATENATE(&quot;     &quot;;[.B104];&quot; &quot;;[.D104];&quot;;&quot;);[.A104]); &quot;//intentionally blank&quot;)" office:value-type="string" office:string-value="     int AutoPilot_LowBatt_Percent_ReturnHome_Enabled;" calcext:value-type="string">
            <text:p><text:s text:c="5"/>int AutoPilot_LowBatt_Percent_ReturnHome_Enabled;</text:p>
          </table:table-cell>
          <table:table-cell office:value-type="string" calcext:value-type="string">
            <text:p>;</text:p>
          </table:table-cell>
          <table:table-cell table:style-name="ce28" table:formula="of:=IF([.C104] &lt;&gt; 1; IF((AND([.A104]=&quot;&quot;;[.B104]&lt;&gt;&quot;&quot;));CONCATENATE(&quot;addSuperVar(&quot;;[.D104];&quot;,     &quot;&quot;&quot;;[.D104];&quot;&quot;&quot;, &quot;;    CONCATENATE( [.F104] ; &quot; &quot;; [.E104]);&quot;,&quot;; [.G104];&quot;,&quot;;&quot;&quot;&quot;&quot;;CONCATENATE([.H104];&quot; - &quot;;[.I104])  ; &quot;&quot;&quot;);&quot;);IF([.A104]=&quot;&quot;;[.D104];[.A104])); &quot;//intentionally blank&quot;)" office:value-type="string" office:string-value="addSuperVar(AutoPilot_LowBatt_Percent_ReturnHome_Enabled,     &quot;AutoPilot_LowBatt_Percent_ReturnHome_Enabled&quot;,                plsHandshk |UserEditable | defIsRetain ,0,&quot;seconds - Battery percent below which the autopilot will take the craft home.  (-1 for disabled)&quot;);" calcext:value-type="string">
            <text:p>addSuperVar(AutoPilot_LowBatt_Percent_ReturnHome_Enabled, <text:s text:c="4"/>"AutoPilot_LowBatt_Percent_ReturnHome_Enabled", <text:s text:c="15"/>plsHandshk |UserEditable | defIsRetain ,0,"seconds - Battery percent below which the autopilot will take the craft home. <text:s/>(-1 for disabled)");</text:p>
          </table:table-cell>
          <table:table-cell office:value-type="string" calcext:value-type="string">
            <text:p>;</text:p>
          </table:table-cell>
          <table:table-cell table:style-name="ce8" table:formula="of:=IF([.C104] &lt;&gt; 1; IF(AND([.A104]=&quot;&quot;;[.B104] &lt;&gt; &quot;&quot;);CONCATENATE(&quot;i++; detectOverflow(i, maxListIndex, errText) ;varList[l][i] = getVarID(&quot;&quot;&quot;;[.D104];&quot;&quot;&quot;);&quot;);IF([.A104]=&quot;&quot;;[.D104];[.A104])); &quot;//intentionally blank&quot;)" office:value-type="string" office:string-value="i++; detectOverflow(i, maxListIndex, errText) ;varList[l][i] = getVarID(&quot;AutoPilot_LowBatt_Percent_ReturnHome_Enabled&quot;);" calcext:value-type="string">
            <text:p>i++; detectOverflow(i, maxListIndex, errText) ;varList[l][i] = getVarID("AutoPilot_LowBatt_Percent_ReturnHome_Enabl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LowBatt_Percent_LandNow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Battery percentage below which the craft will land immediately. <text:s/>(-1 for disabled)</text:p>
          </table:table-cell>
          <table:table-cell table:style-name="ce8" table:formula="of:=IF([.C105] &lt;&gt; 2; IF([.A105]=&quot;&quot;;CONCATENATE(&quot;     &quot;;[.B105];&quot; &quot;;[.D105];&quot;;&quot;);[.A105]); &quot;//intentionally blank&quot;)" office:value-type="string" office:string-value="     float AutoPilot_LowBatt_Percent_LandNow;" calcext:value-type="string">
            <text:p><text:s text:c="5"/>float AutoPilot_LowBatt_Percent_LandNow;</text:p>
          </table:table-cell>
          <table:table-cell office:value-type="string" calcext:value-type="string">
            <text:p>;</text:p>
          </table:table-cell>
          <table:table-cell table:style-name="ce28" table:formula="of:=IF([.C105] &lt;&gt; 1; IF((AND([.A105]=&quot;&quot;;[.B105]&lt;&gt;&quot;&quot;));CONCATENATE(&quot;addSuperVar(&quot;;[.D105];&quot;,     &quot;&quot;&quot;;[.D105];&quot;&quot;&quot;, &quot;;    CONCATENATE( [.F105] ; &quot; &quot;; [.E105]);&quot;,&quot;; [.G105];&quot;,&quot;;&quot;&quot;&quot;&quot;;CONCATENATE([.H105];&quot; - &quot;;[.I105])  ; &quot;&quot;&quot;);&quot;);IF([.A105]=&quot;&quot;;[.D105];[.A105])); &quot;//intentionally blank&quot;)" office:value-type="string" office:string-value="addSuperVar(AutoPilot_LowBatt_Percent_LandNow,     &quot;AutoPilot_LowBatt_Percent_LandNow&quot;,                plsHandshk |UserEditable | defIsRetain ,0,&quot;seconds - Battery percentage below which the craft will land immediately.  (-1 for disabled)&quot;);" calcext:value-type="string">
            <text:p>addSuperVar(AutoPilot_LowBatt_Percent_LandNow, <text:s text:c="4"/>"AutoPilot_LowBatt_Percent_LandNow", <text:s text:c="15"/>plsHandshk |UserEditable | defIsRetain ,0,"seconds - Battery percentage below which the craft will land immediately. <text:s/>(-1 for disabled)");</text:p>
          </table:table-cell>
          <table:table-cell office:value-type="string" calcext:value-type="string">
            <text:p>;</text:p>
          </table:table-cell>
          <table:table-cell table:style-name="ce8" table:formula="of:=IF([.C105] &lt;&gt; 1; IF(AND([.A105]=&quot;&quot;;[.B105] &lt;&gt; &quot;&quot;);CONCATENATE(&quot;i++; detectOverflow(i, maxListIndex, errText) ;varList[l][i] = getVarID(&quot;&quot;&quot;;[.D105];&quot;&quot;&quot;);&quot;);IF([.A105]=&quot;&quot;;[.D105];[.A105])); &quot;//intentionally blank&quot;)" office:value-type="string" office:string-value="i++; detectOverflow(i, maxListIndex, errText) ;varList[l][i] = getVarID(&quot;AutoPilot_LowBatt_Percent_LandNow&quot;);" calcext:value-type="string">
            <text:p>i++; detectOverflow(i, maxListIndex, errText) ;varList[l][i] = getVarID("AutoPilot_LowBatt_Percent_LandNow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AutoPilot_LowBatt_Percent_LandNow_Enable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Battery percentage below which the craft will land immediately. <text:s/>(-1 for disabled)</text:p>
          </table:table-cell>
          <table:table-cell table:style-name="ce8" table:formula="of:=IF([.C106] &lt;&gt; 2; IF([.A106]=&quot;&quot;;CONCATENATE(&quot;     &quot;;[.B106];&quot; &quot;;[.D106];&quot;;&quot;);[.A106]); &quot;//intentionally blank&quot;)" office:value-type="string" office:string-value="     int AutoPilot_LowBatt_Percent_LandNow_Enabled;" calcext:value-type="string">
            <text:p><text:s text:c="5"/>int AutoPilot_LowBatt_Percent_LandNow_Enabled;</text:p>
          </table:table-cell>
          <table:table-cell office:value-type="string" calcext:value-type="string">
            <text:p>;</text:p>
          </table:table-cell>
          <table:table-cell table:style-name="ce28" table:formula="of:=IF([.C106] &lt;&gt; 1; IF((AND([.A106]=&quot;&quot;;[.B106]&lt;&gt;&quot;&quot;));CONCATENATE(&quot;addSuperVar(&quot;;[.D106];&quot;,     &quot;&quot;&quot;;[.D106];&quot;&quot;&quot;, &quot;;    CONCATENATE( [.F106] ; &quot; &quot;; [.E106]);&quot;,&quot;; [.G106];&quot;,&quot;;&quot;&quot;&quot;&quot;;CONCATENATE([.H106];&quot; - &quot;;[.I106])  ; &quot;&quot;&quot;);&quot;);IF([.A106]=&quot;&quot;;[.D106];[.A106])); &quot;//intentionally blank&quot;)" office:value-type="string" office:string-value="addSuperVar(AutoPilot_LowBatt_Percent_LandNow_Enabled,     &quot;AutoPilot_LowBatt_Percent_LandNow_Enabled&quot;,                plsHandshk |UserEditable | defIsRetain ,0,&quot;seconds - Battery percentage below which the craft will land immediately.  (-1 for disabled)&quot;);" calcext:value-type="string">
            <text:p>addSuperVar(AutoPilot_LowBatt_Percent_LandNow_Enabled, <text:s text:c="4"/>"AutoPilot_LowBatt_Percent_LandNow_Enabled", <text:s text:c="15"/>plsHandshk |UserEditable | defIsRetain ,0,"seconds - Battery percentage below which the craft will land immediately. <text:s/>(-1 for disabled)");</text:p>
          </table:table-cell>
          <table:table-cell office:value-type="string" calcext:value-type="string">
            <text:p>;</text:p>
          </table:table-cell>
          <table:table-cell table:style-name="ce8" table:formula="of:=IF([.C106] &lt;&gt; 1; IF(AND([.A106]=&quot;&quot;;[.B106] &lt;&gt; &quot;&quot;);CONCATENATE(&quot;i++; detectOverflow(i, maxListIndex, errText) ;varList[l][i] = getVarID(&quot;&quot;&quot;;[.D106];&quot;&quot;&quot;);&quot;);IF([.A106]=&quot;&quot;;[.D106];[.A106])); &quot;//intentionally blank&quot;)" office:value-type="string" office:string-value="i++; detectOverflow(i, maxListIndex, errText) ;varList[l][i] = getVarID(&quot;AutoPilot_LowBatt_Percent_LandNow_Enabled&quot;);" calcext:value-type="string">
            <text:p>i++; detectOverflow(i, maxListIndex, errText) ;varList[l][i] = getVarID("AutoPilot_LowBatt_Percent_LandNow_Enabl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LowBatt_Percent_KillSystem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Battery percentage below which the craft will land immediately. <text:s/>(-1 for disabled)</text:p>
          </table:table-cell>
          <table:table-cell table:style-name="ce8" table:formula="of:=IF([.C107] &lt;&gt; 2; IF([.A107]=&quot;&quot;;CONCATENATE(&quot;     &quot;;[.B107];&quot; &quot;;[.D107];&quot;;&quot;);[.A107]); &quot;//intentionally blank&quot;)" office:value-type="string" office:string-value="     float AutoPilot_LowBatt_Percent_KillSystem;" calcext:value-type="string">
            <text:p><text:s text:c="5"/>float AutoPilot_LowBatt_Percent_KillSystem;</text:p>
          </table:table-cell>
          <table:table-cell office:value-type="string" calcext:value-type="string">
            <text:p>;</text:p>
          </table:table-cell>
          <table:table-cell table:style-name="ce28" table:formula="of:=IF([.C107] &lt;&gt; 1; IF((AND([.A107]=&quot;&quot;;[.B107]&lt;&gt;&quot;&quot;));CONCATENATE(&quot;addSuperVar(&quot;;[.D107];&quot;,     &quot;&quot;&quot;;[.D107];&quot;&quot;&quot;, &quot;;    CONCATENATE( [.F107] ; &quot; &quot;; [.E107]);&quot;,&quot;; [.G107];&quot;,&quot;;&quot;&quot;&quot;&quot;;CONCATENATE([.H107];&quot; - &quot;;[.I107])  ; &quot;&quot;&quot;);&quot;);IF([.A107]=&quot;&quot;;[.D107];[.A107])); &quot;//intentionally blank&quot;)" office:value-type="string" office:string-value="addSuperVar(AutoPilot_LowBatt_Percent_KillSystem,     &quot;AutoPilot_LowBatt_Percent_KillSystem&quot;,                plsHandshk |UserEditable | defIsRetain ,0,&quot;seconds - Battery percentage below which the craft will land immediately.  (-1 for disabled)&quot;);" calcext:value-type="string">
            <text:p>addSuperVar(AutoPilot_LowBatt_Percent_KillSystem, <text:s text:c="4"/>"AutoPilot_LowBatt_Percent_KillSystem", <text:s text:c="15"/>plsHandshk |UserEditable | defIsRetain ,0,"seconds - Battery percentage below which the craft will land immediately. <text:s/>(-1 for disabled)");</text:p>
          </table:table-cell>
          <table:table-cell office:value-type="string" calcext:value-type="string">
            <text:p>;</text:p>
          </table:table-cell>
          <table:table-cell table:style-name="ce8" table:formula="of:=IF([.C107] &lt;&gt; 1; IF(AND([.A107]=&quot;&quot;;[.B107] &lt;&gt; &quot;&quot;);CONCATENATE(&quot;i++; detectOverflow(i, maxListIndex, errText) ;varList[l][i] = getVarID(&quot;&quot;&quot;;[.D107];&quot;&quot;&quot;);&quot;);IF([.A107]=&quot;&quot;;[.D107];[.A107])); &quot;//intentionally blank&quot;)" office:value-type="string" office:string-value="i++; detectOverflow(i, maxListIndex, errText) ;varList[l][i] = getVarID(&quot;AutoPilot_LowBatt_Percent_KillSystem&quot;);" calcext:value-type="string">
            <text:p>i++; detectOverflow(i, maxListIndex, errText) ;varList[l][i] = getVarID("AutoPilot_LowBatt_Percent_KillSystem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AutoPilot_LowBatt_Percent_KillSystem_Enable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Battery percentage below which the craft will land immediately. <text:s/>(-1 for disabled)</text:p>
          </table:table-cell>
          <table:table-cell table:style-name="ce8" table:formula="of:=IF([.C108] &lt;&gt; 2; IF([.A108]=&quot;&quot;;CONCATENATE(&quot;     &quot;;[.B108];&quot; &quot;;[.D108];&quot;;&quot;);[.A108]); &quot;//intentionally blank&quot;)" office:value-type="string" office:string-value="     int AutoPilot_LowBatt_Percent_KillSystem_Enabled;" calcext:value-type="string">
            <text:p><text:s text:c="5"/>int AutoPilot_LowBatt_Percent_KillSystem_Enabled;</text:p>
          </table:table-cell>
          <table:table-cell office:value-type="string" calcext:value-type="string">
            <text:p>;</text:p>
          </table:table-cell>
          <table:table-cell table:style-name="ce28" table:formula="of:=IF([.C108] &lt;&gt; 1; IF((AND([.A108]=&quot;&quot;;[.B108]&lt;&gt;&quot;&quot;));CONCATENATE(&quot;addSuperVar(&quot;;[.D108];&quot;,     &quot;&quot;&quot;;[.D108];&quot;&quot;&quot;, &quot;;    CONCATENATE( [.F108] ; &quot; &quot;; [.E108]);&quot;,&quot;; [.G108];&quot;,&quot;;&quot;&quot;&quot;&quot;;CONCATENATE([.H108];&quot; - &quot;;[.I108])  ; &quot;&quot;&quot;);&quot;);IF([.A108]=&quot;&quot;;[.D108];[.A108])); &quot;//intentionally blank&quot;)" office:value-type="string" office:string-value="addSuperVar(AutoPilot_LowBatt_Percent_KillSystem_Enabled,     &quot;AutoPilot_LowBatt_Percent_KillSystem_Enabled&quot;,                plsHandshk |UserEditable | defIsRetain ,0,&quot;seconds - Battery percentage below which the craft will land immediately.  (-1 for disabled)&quot;);" calcext:value-type="string">
            <text:p>addSuperVar(AutoPilot_LowBatt_Percent_KillSystem_Enabled, <text:s text:c="4"/>"AutoPilot_LowBatt_Percent_KillSystem_Enabled", <text:s text:c="15"/>plsHandshk |UserEditable | defIsRetain ,0,"seconds - Battery percentage below which the craft will land immediately. <text:s/>(-1 for disabled)");</text:p>
          </table:table-cell>
          <table:table-cell office:value-type="string" calcext:value-type="string">
            <text:p>;</text:p>
          </table:table-cell>
          <table:table-cell table:style-name="ce8" table:formula="of:=IF([.C108] &lt;&gt; 1; IF(AND([.A108]=&quot;&quot;;[.B108] &lt;&gt; &quot;&quot;);CONCATENATE(&quot;i++; detectOverflow(i, maxListIndex, errText) ;varList[l][i] = getVarID(&quot;&quot;&quot;;[.D108];&quot;&quot;&quot;);&quot;);IF([.A108]=&quot;&quot;;[.D108];[.A108])); &quot;//intentionally blank&quot;)" office:value-type="string" office:string-value="i++; detectOverflow(i, maxListIndex, errText) ;varList[l][i] = getVarID(&quot;AutoPilot_LowBatt_Percent_KillSystem_Enabled&quot;);" calcext:value-type="string">
            <text:p>i++; detectOverflow(i, maxListIndex, errText) ;varList[l][i] = getVarID("AutoPilot_LowBatt_Percent_KillSystem_Enabl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LowBatt_Percent_TimeDelay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string" calcext:value-type="string">
            <text:p>This is the time that batteryPercent must be below a threshold before that action occurs (return home, land here, etc.)</text:p>
          </table:table-cell>
          <table:table-cell table:style-name="ce8" table:formula="of:=IF([.C109] &lt;&gt; 2; IF([.A109]=&quot;&quot;;CONCATENATE(&quot;     &quot;;[.B109];&quot; &quot;;[.D109];&quot;;&quot;);[.A109]); &quot;//intentionally blank&quot;)" office:value-type="string" office:string-value="     float AutoPilot_LowBatt_Percent_TimeDelay;" calcext:value-type="string">
            <text:p><text:s text:c="5"/>float AutoPilot_LowBatt_Percent_TimeDelay;</text:p>
          </table:table-cell>
          <table:table-cell office:value-type="string" calcext:value-type="string">
            <text:p>;</text:p>
          </table:table-cell>
          <table:table-cell table:style-name="ce28" table:formula="of:=IF([.C109] &lt;&gt; 1; IF((AND([.A109]=&quot;&quot;;[.B109]&lt;&gt;&quot;&quot;));CONCATENATE(&quot;addSuperVar(&quot;;[.D109];&quot;,     &quot;&quot;&quot;;[.D109];&quot;&quot;&quot;, &quot;;    CONCATENATE( [.F109] ; &quot; &quot;; [.E109]);&quot;,&quot;; [.G109];&quot;,&quot;;&quot;&quot;&quot;&quot;;CONCATENATE([.H109];&quot; - &quot;;[.I109])  ; &quot;&quot;&quot;);&quot;);IF([.A109]=&quot;&quot;;[.D109];[.A109])); &quot;//intentionally blank&quot;)" office:value-type="string" office:string-value="addSuperVar(AutoPilot_LowBatt_Percent_TimeDelay,     &quot;AutoPilot_LowBatt_Percent_TimeDelay&quot;,                plsHandshk |UserEditable | defIsRetain ,0,&quot;seconds - This is the time that batteryPercent must be below a threshold before that action occurs (return home, land here, etc.)&quot;);" calcext:value-type="string">
            <text:p>addSuperVar(AutoPilot_LowBatt_Percent_TimeDelay, <text:s text:c="4"/>"AutoPilot_LowBatt_Percent_TimeDelay", <text:s text:c="15"/>plsHandshk |UserEditable | defIsRetain ,0,"seconds - This is the time that batteryPercent must be below a threshold before that action occurs (return home, land here, etc.)");</text:p>
          </table:table-cell>
          <table:table-cell office:value-type="string" calcext:value-type="string">
            <text:p>;</text:p>
          </table:table-cell>
          <table:table-cell table:style-name="ce8" table:formula="of:=IF([.C109] &lt;&gt; 1; IF(AND([.A109]=&quot;&quot;;[.B109] &lt;&gt; &quot;&quot;);CONCATENATE(&quot;i++; detectOverflow(i, maxListIndex, errText) ;varList[l][i] = getVarID(&quot;&quot;&quot;;[.D109];&quot;&quot;&quot;);&quot;);IF([.A109]=&quot;&quot;;[.D109];[.A109])); &quot;//intentionally blank&quot;)" office:value-type="string" office:string-value="i++; detectOverflow(i, maxListIndex, errText) ;varList[l][i] = getVarID(&quot;AutoPilot_LowBatt_Percent_TimeDelay&quot;);" calcext:value-type="string">
            <text:p>i++; detectOverflow(i, maxListIndex, errText) ;varList[l][i] = getVarID("AutoPilot_LowBatt_Percent_TimeDelay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ReturnHomeAltitudeAboveTakeoff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0] &lt;&gt; 2; IF([.A110]=&quot;&quot;;CONCATENATE(&quot;     &quot;;[.B110];&quot; &quot;;[.D110];&quot;;&quot;);[.A110]); &quot;//intentionally blank&quot;)" office:value-type="string" office:string-value="     float AutoPilot_ReturnHomeAltitudeAboveTakeoff;" calcext:value-type="string">
            <text:p><text:s text:c="5"/>float AutoPilot_ReturnHomeAltitudeAboveTakeoff;</text:p>
          </table:table-cell>
          <table:table-cell office:value-type="string" calcext:value-type="string">
            <text:p>;</text:p>
          </table:table-cell>
          <table:table-cell table:style-name="ce28" table:formula="of:=IF([.C110] &lt;&gt; 1; IF((AND([.A110]=&quot;&quot;;[.B110]&lt;&gt;&quot;&quot;));CONCATENATE(&quot;addSuperVar(&quot;;[.D110];&quot;,     &quot;&quot;&quot;;[.D110];&quot;&quot;&quot;, &quot;;    CONCATENATE( [.F110] ; &quot; &quot;; [.E110]);&quot;,&quot;; [.G110];&quot;,&quot;;&quot;&quot;&quot;&quot;;CONCATENATE([.H110];&quot; - &quot;;[.I110])  ; &quot;&quot;&quot;);&quot;);IF([.A110]=&quot;&quot;;[.D110];[.A110])); &quot;//intentionally blank&quot;)" office:value-type="string" office:string-value="addSuperVar(AutoPilot_ReturnHomeAltitudeAboveTakeoff,     &quot;AutoPilot_ReturnHomeAltitudeAboveTakeoff&quot;,                plsHandshk |UserEditable | defIsRetain ,0,&quot;units - comment&quot;);" calcext:value-type="string">
            <text:p>addSuperVar(AutoPilot_ReturnHomeAltitudeAboveTakeoff, <text:s text:c="4"/>"AutoPilot_ReturnHomeAltitudeAboveTakeoff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0] &lt;&gt; 1; IF(AND([.A110]=&quot;&quot;;[.B110] &lt;&gt; &quot;&quot;);CONCATENATE(&quot;i++; detectOverflow(i, maxListIndex, errText) ;varList[l][i] = getVarID(&quot;&quot;&quot;;[.D110];&quot;&quot;&quot;);&quot;);IF([.A110]=&quot;&quot;;[.D110];[.A110])); &quot;//intentionally blank&quot;)" office:value-type="string" office:string-value="i++; detectOverflow(i, maxListIndex, errText) ;varList[l][i] = getVarID(&quot;AutoPilot_ReturnHomeAltitudeAboveTakeoff&quot;);" calcext:value-type="string">
            <text:p>i++; detectOverflow(i, maxListIndex, errText) ;varList[l][i] = getVarID("AutoPilot_ReturnHomeAltitudeAboveTakeoff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ReturnHomeAltitudeObjectiveToleranceReq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1] &lt;&gt; 2; IF([.A111]=&quot;&quot;;CONCATENATE(&quot;     &quot;;[.B111];&quot; &quot;;[.D111];&quot;;&quot;);[.A111]); &quot;//intentionally blank&quot;)" office:value-type="string" office:string-value="     float AutoPilot_ReturnHomeAltitudeObjectiveToleranceReqd;" calcext:value-type="string">
            <text:p><text:s text:c="5"/>float AutoPilot_ReturnHomeAltitudeObjectiveToleranceReqd;</text:p>
          </table:table-cell>
          <table:table-cell office:value-type="string" calcext:value-type="string">
            <text:p>;</text:p>
          </table:table-cell>
          <table:table-cell table:style-name="ce28" table:formula="of:=IF([.C111] &lt;&gt; 1; IF((AND([.A111]=&quot;&quot;;[.B111]&lt;&gt;&quot;&quot;));CONCATENATE(&quot;addSuperVar(&quot;;[.D111];&quot;,     &quot;&quot;&quot;;[.D111];&quot;&quot;&quot;, &quot;;    CONCATENATE( [.F111] ; &quot; &quot;; [.E111]);&quot;,&quot;; [.G111];&quot;,&quot;;&quot;&quot;&quot;&quot;;CONCATENATE([.H111];&quot; - &quot;;[.I111])  ; &quot;&quot;&quot;);&quot;);IF([.A111]=&quot;&quot;;[.D111];[.A111])); &quot;//intentionally blank&quot;)" office:value-type="string" office:string-value="addSuperVar(AutoPilot_ReturnHomeAltitudeObjectiveToleranceReqd,     &quot;AutoPilot_ReturnHomeAltitudeObjectiveToleranceReqd&quot;,                plsHandshk |UserEditable | defIsRetain ,0,&quot;units - comment&quot;);" calcext:value-type="string">
            <text:p>addSuperVar(AutoPilot_ReturnHomeAltitudeObjectiveToleranceReqd, <text:s text:c="4"/>"AutoPilot_ReturnHomeAltitudeObjectiveToleranceReqd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1] &lt;&gt; 1; IF(AND([.A111]=&quot;&quot;;[.B111] &lt;&gt; &quot;&quot;);CONCATENATE(&quot;i++; detectOverflow(i, maxListIndex, errText) ;varList[l][i] = getVarID(&quot;&quot;&quot;;[.D111];&quot;&quot;&quot;);&quot;);IF([.A111]=&quot;&quot;;[.D111];[.A111])); &quot;//intentionally blank&quot;)" office:value-type="string" office:string-value="i++; detectOverflow(i, maxListIndex, errText) ;varList[l][i] = getVarID(&quot;AutoPilot_ReturnHomeAltitudeObjectiveToleranceReqd&quot;);" calcext:value-type="string">
            <text:p>i++; detectOverflow(i, maxListIndex, errText) ;varList[l][i] = getVarID("AutoPilot_ReturnHomeAltitudeObjectiveToleranceReq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distanceToNextWaypoint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2] &lt;&gt; 2; IF([.A112]=&quot;&quot;;CONCATENATE(&quot;     &quot;;[.B112];&quot; &quot;;[.D112];&quot;;&quot;);[.A112]); &quot;//intentionally blank&quot;)" office:value-type="string" office:string-value="     float AutoPilot_distanceToNextWaypoint;" calcext:value-type="string">
            <text:p><text:s text:c="5"/>float AutoPilot_distanceToNextWaypoint;</text:p>
          </table:table-cell>
          <table:table-cell office:value-type="string" calcext:value-type="string">
            <text:p>;</text:p>
          </table:table-cell>
          <table:table-cell table:style-name="ce28" table:formula="of:=IF([.C112] &lt;&gt; 1; IF((AND([.A112]=&quot;&quot;;[.B112]&lt;&gt;&quot;&quot;));CONCATENATE(&quot;addSuperVar(&quot;;[.D112];&quot;,     &quot;&quot;&quot;;[.D112];&quot;&quot;&quot;, &quot;;    CONCATENATE( [.F112] ; &quot; &quot;; [.E112]);&quot;,&quot;; [.G112];&quot;,&quot;;&quot;&quot;&quot;&quot;;CONCATENATE([.H112];&quot; - &quot;;[.I112])  ; &quot;&quot;&quot;);&quot;);IF([.A112]=&quot;&quot;;[.D112];[.A112])); &quot;//intentionally blank&quot;)" office:value-type="string" office:string-value="addSuperVar(AutoPilot_distanceToNextWaypoint,     &quot;AutoPilot_distanceToNextWaypoint&quot;, I2CSlow ,1,&quot;units - comment&quot;);" calcext:value-type="string">
            <text:p>addSuperVar(AutoPilot_distanceToNextWaypoint, <text:s text:c="4"/>"AutoPilot_distanceToNextWaypoint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2] &lt;&gt; 1; IF(AND([.A112]=&quot;&quot;;[.B112] &lt;&gt; &quot;&quot;);CONCATENATE(&quot;i++; detectOverflow(i, maxListIndex, errText) ;varList[l][i] = getVarID(&quot;&quot;&quot;;[.D112];&quot;&quot;&quot;);&quot;);IF([.A112]=&quot;&quot;;[.D112];[.A112])); &quot;//intentionally blank&quot;)" office:value-type="string" office:string-value="i++; detectOverflow(i, maxListIndex, errText) ;varList[l][i] = getVarID(&quot;AutoPilot_distanceToNextWaypoint&quot;);" calcext:value-type="string">
            <text:p>i++; detectOverflow(i, maxListIndex, errText) ;varList[l][i] = getVarID("AutoPilot_distanceToNextWaypoin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distanceNeededToStopAircraft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3] &lt;&gt; 2; IF([.A113]=&quot;&quot;;CONCATENATE(&quot;     &quot;;[.B113];&quot; &quot;;[.D113];&quot;;&quot;);[.A113]); &quot;//intentionally blank&quot;)" office:value-type="string" office:string-value="     float AutoPilot_distanceNeededToStopAircraft;" calcext:value-type="string">
            <text:p><text:s text:c="5"/>float AutoPilot_distanceNeededToStopAircraft;</text:p>
          </table:table-cell>
          <table:table-cell office:value-type="string" calcext:value-type="string">
            <text:p>;</text:p>
          </table:table-cell>
          <table:table-cell table:style-name="ce28" table:formula="of:=IF([.C113] &lt;&gt; 1; IF((AND([.A113]=&quot;&quot;;[.B113]&lt;&gt;&quot;&quot;));CONCATENATE(&quot;addSuperVar(&quot;;[.D113];&quot;,     &quot;&quot;&quot;;[.D113];&quot;&quot;&quot;, &quot;;    CONCATENATE( [.F113] ; &quot; &quot;; [.E113]);&quot;,&quot;; [.G113];&quot;,&quot;;&quot;&quot;&quot;&quot;;CONCATENATE([.H113];&quot; - &quot;;[.I113])  ; &quot;&quot;&quot;);&quot;);IF([.A113]=&quot;&quot;;[.D113];[.A113])); &quot;//intentionally blank&quot;)" office:value-type="string" office:string-value="addSuperVar(AutoPilot_distanceNeededToStopAircraft,     &quot;AutoPilot_distanceNeededToStopAircraft&quot;,                plsHandshk |UserEditable | defIsRetain ,0,&quot;units - comment&quot;);" calcext:value-type="string">
            <text:p>addSuperVar(AutoPilot_distanceNeededToStopAircraft, <text:s text:c="4"/>"AutoPilot_distanceNeededToStopAircraft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3] &lt;&gt; 1; IF(AND([.A113]=&quot;&quot;;[.B113] &lt;&gt; &quot;&quot;);CONCATENATE(&quot;i++; detectOverflow(i, maxListIndex, errText) ;varList[l][i] = getVarID(&quot;&quot;&quot;;[.D113];&quot;&quot;&quot;);&quot;);IF([.A113]=&quot;&quot;;[.D113];[.A113])); &quot;//intentionally blank&quot;)" office:value-type="string" office:string-value="i++; detectOverflow(i, maxListIndex, errText) ;varList[l][i] = getVarID(&quot;AutoPilot_distanceNeededToStopAircraft&quot;);" calcext:value-type="string">
            <text:p>i++; detectOverflow(i, maxListIndex, errText) ;varList[l][i] = getVarID("AutoPilot_distanceNeededToStopAircraf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wayPointDistanceToleranc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4] &lt;&gt; 2; IF([.A114]=&quot;&quot;;CONCATENATE(&quot;     &quot;;[.B114];&quot; &quot;;[.D114];&quot;;&quot;);[.A114]); &quot;//intentionally blank&quot;)" office:value-type="string" office:string-value="     float AutoPilot_wayPointDistanceTolerance;" calcext:value-type="string">
            <text:p><text:s text:c="5"/>float AutoPilot_wayPointDistanceTolerance;</text:p>
          </table:table-cell>
          <table:table-cell office:value-type="string" calcext:value-type="string">
            <text:p>;</text:p>
          </table:table-cell>
          <table:table-cell table:style-name="ce28" table:formula="of:=IF([.C114] &lt;&gt; 1; IF((AND([.A114]=&quot;&quot;;[.B114]&lt;&gt;&quot;&quot;));CONCATENATE(&quot;addSuperVar(&quot;;[.D114];&quot;,     &quot;&quot;&quot;;[.D114];&quot;&quot;&quot;, &quot;;    CONCATENATE( [.F114] ; &quot; &quot;; [.E114]);&quot;,&quot;; [.G114];&quot;,&quot;;&quot;&quot;&quot;&quot;;CONCATENATE([.H114];&quot; - &quot;;[.I114])  ; &quot;&quot;&quot;);&quot;);IF([.A114]=&quot;&quot;;[.D114];[.A114])); &quot;//intentionally blank&quot;)" office:value-type="string" office:string-value="addSuperVar(AutoPilot_wayPointDistanceTolerance,     &quot;AutoPilot_wayPointDistanceTolerance&quot;,                plsHandshk |UserEditable | defIsRetain ,0,&quot;units - comment&quot;);" calcext:value-type="string">
            <text:p>addSuperVar(AutoPilot_wayPointDistanceTolerance, <text:s text:c="4"/>"AutoPilot_wayPointDistanceTolerance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4] &lt;&gt; 1; IF(AND([.A114]=&quot;&quot;;[.B114] &lt;&gt; &quot;&quot;);CONCATENATE(&quot;i++; detectOverflow(i, maxListIndex, errText) ;varList[l][i] = getVarID(&quot;&quot;&quot;;[.D114];&quot;&quot;&quot;);&quot;);IF([.A114]=&quot;&quot;;[.D114];[.A114])); &quot;//intentionally blank&quot;)" office:value-type="string" office:string-value="i++; detectOverflow(i, maxListIndex, errText) ;varList[l][i] = getVarID(&quot;AutoPilot_wayPointDistanceTolerance&quot;);" calcext:value-type="string">
            <text:p>i++; detectOverflow(i, maxListIndex, errText) ;varList[l][i] = getVarID("AutoPilot_wayPointDistanceToleranc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MaxTransitSpeed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5] &lt;&gt; 2; IF([.A115]=&quot;&quot;;CONCATENATE(&quot;     &quot;;[.B115];&quot; &quot;;[.D115];&quot;;&quot;);[.A115]); &quot;//intentionally blank&quot;)" office:value-type="string" office:string-value="     float AutoPilot_MaxTransitSpeed;" calcext:value-type="string">
            <text:p><text:s text:c="5"/>float AutoPilot_MaxTransitSpeed;</text:p>
          </table:table-cell>
          <table:table-cell office:value-type="string" calcext:value-type="string">
            <text:p>;</text:p>
          </table:table-cell>
          <table:table-cell table:style-name="ce28" table:formula="of:=IF([.C115] &lt;&gt; 1; IF((AND([.A115]=&quot;&quot;;[.B115]&lt;&gt;&quot;&quot;));CONCATENATE(&quot;addSuperVar(&quot;;[.D115];&quot;,     &quot;&quot;&quot;;[.D115];&quot;&quot;&quot;, &quot;;    CONCATENATE( [.F115] ; &quot; &quot;; [.E115]);&quot;,&quot;; [.G115];&quot;,&quot;;&quot;&quot;&quot;&quot;;CONCATENATE([.H115];&quot; - &quot;;[.I115])  ; &quot;&quot;&quot;);&quot;);IF([.A115]=&quot;&quot;;[.D115];[.A115])); &quot;//intentionally blank&quot;)" office:value-type="string" office:string-value="addSuperVar(AutoPilot_MaxTransitSpeed,     &quot;AutoPilot_MaxTransitSpeed&quot;,                plsHandshk |UserEditable | defIsRetain ,0,&quot;units - comment&quot;);" calcext:value-type="string">
            <text:p>addSuperVar(AutoPilot_MaxTransitSpeed, <text:s text:c="4"/>"AutoPilot_MaxTransitSpeed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5] &lt;&gt; 1; IF(AND([.A115]=&quot;&quot;;[.B115] &lt;&gt; &quot;&quot;);CONCATENATE(&quot;i++; detectOverflow(i, maxListIndex, errText) ;varList[l][i] = getVarID(&quot;&quot;&quot;;[.D115];&quot;&quot;&quot;);&quot;);IF([.A115]=&quot;&quot;;[.D115];[.A115])); &quot;//intentionally blank&quot;)" office:value-type="string" office:string-value="i++; detectOverflow(i, maxListIndex, errText) ;varList[l][i] = getVarID(&quot;AutoPilot_MaxTransitSpeed&quot;);" calcext:value-type="string">
            <text:p>i++; detectOverflow(i, maxListIndex, errText) ;varList[l][i] = getVarID("AutoPilot_MaxTransitSpe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AutoPilot_descentRat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6] &lt;&gt; 2; IF([.A116]=&quot;&quot;;CONCATENATE(&quot;     &quot;;[.B116];&quot; &quot;;[.D116];&quot;;&quot;);[.A116]); &quot;//intentionally blank&quot;)" office:value-type="string" office:string-value="     float AutoPilot_descentRate;" calcext:value-type="string">
            <text:p><text:s text:c="5"/>float AutoPilot_descentRate;</text:p>
          </table:table-cell>
          <table:table-cell office:value-type="string" calcext:value-type="string">
            <text:p>;</text:p>
          </table:table-cell>
          <table:table-cell table:style-name="ce28" table:formula="of:=IF([.C116] &lt;&gt; 1; IF((AND([.A116]=&quot;&quot;;[.B116]&lt;&gt;&quot;&quot;));CONCATENATE(&quot;addSuperVar(&quot;;[.D116];&quot;,     &quot;&quot;&quot;;[.D116];&quot;&quot;&quot;, &quot;;    CONCATENATE( [.F116] ; &quot; &quot;; [.E116]);&quot;,&quot;; [.G116];&quot;,&quot;;&quot;&quot;&quot;&quot;;CONCATENATE([.H116];&quot; - &quot;;[.I116])  ; &quot;&quot;&quot;);&quot;);IF([.A116]=&quot;&quot;;[.D116];[.A116])); &quot;//intentionally blank&quot;)" office:value-type="string" office:string-value="addSuperVar(AutoPilot_descentRate,     &quot;AutoPilot_descentRate&quot;,                plsHandshk |UserEditable | defIsRetain ,0,&quot;units - comment&quot;);" calcext:value-type="string">
            <text:p>addSuperVar(AutoPilot_descentRate, <text:s text:c="4"/>"AutoPilot_descentRate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6] &lt;&gt; 1; IF(AND([.A116]=&quot;&quot;;[.B116] &lt;&gt; &quot;&quot;);CONCATENATE(&quot;i++; detectOverflow(i, maxListIndex, errText) ;varList[l][i] = getVarID(&quot;&quot;&quot;;[.D116];&quot;&quot;&quot;);&quot;);IF([.A116]=&quot;&quot;;[.D116];[.A116])); &quot;//intentionally blank&quot;)" office:value-type="string" office:string-value="i++; detectOverflow(i, maxListIndex, errText) ;varList[l][i] = getVarID(&quot;AutoPilot_descentRate&quot;);" calcext:value-type="string">
            <text:p>i++; detectOverflow(i, maxListIndex, errText) ;varList[l][i] = getVarID("AutoPilot_descentRa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AutoPilot_Step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7] &lt;&gt; 2; IF([.A117]=&quot;&quot;;CONCATENATE(&quot;     &quot;;[.B117];&quot; &quot;;[.D117];&quot;;&quot;);[.A117]); &quot;//intentionally blank&quot;)" office:value-type="string" office:string-value="     int AutoPilot_Step;" calcext:value-type="string">
            <text:p><text:s text:c="5"/>int AutoPilot_Step;</text:p>
          </table:table-cell>
          <table:table-cell office:value-type="string" calcext:value-type="string">
            <text:p>;</text:p>
          </table:table-cell>
          <table:table-cell table:style-name="ce28" table:formula="of:=IF([.C117] &lt;&gt; 1; IF((AND([.A117]=&quot;&quot;;[.B117]&lt;&gt;&quot;&quot;));CONCATENATE(&quot;addSuperVar(&quot;;[.D117];&quot;,     &quot;&quot;&quot;;[.D117];&quot;&quot;&quot;, &quot;;    CONCATENATE( [.F117] ; &quot; &quot;; [.E117]);&quot;,&quot;; [.G117];&quot;,&quot;;&quot;&quot;&quot;&quot;;CONCATENATE([.H117];&quot; - &quot;;[.I117])  ; &quot;&quot;&quot;);&quot;);IF([.A117]=&quot;&quot;;[.D117];[.A117])); &quot;//intentionally blank&quot;)" office:value-type="string" office:string-value="addSuperVar(AutoPilot_Step,     &quot;AutoPilot_Step&quot;, I2CSlow ,1,&quot;units - comment&quot;);" calcext:value-type="string">
            <text:p>addSuperVar(AutoPilot_Step, <text:s text:c="4"/>"AutoPilot_Step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7] &lt;&gt; 1; IF(AND([.A117]=&quot;&quot;;[.B117] &lt;&gt; &quot;&quot;);CONCATENATE(&quot;i++; detectOverflow(i, maxListIndex, errText) ;varList[l][i] = getVarID(&quot;&quot;&quot;;[.D117];&quot;&quot;&quot;);&quot;);IF([.A117]=&quot;&quot;;[.D117];[.A117])); &quot;//intentionally blank&quot;)" office:value-type="string" office:string-value="i++; detectOverflow(i, maxListIndex, errText) ;varList[l][i] = getVarID(&quot;AutoPilot_Step&quot;);" calcext:value-type="string">
            <text:p>i++; detectOverflow(i, maxListIndex, errText) ;varList[l][i] = getVarID("AutoPilot_Ste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ce4"/>
          <table:table-cell table:style-name="ce9" office:value-type="string" calcext:value-type="string">
            <text:p>AutoPilot_NextWayPoint_Latitud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8] &lt;&gt; 2; IF([.A118]=&quot;&quot;;CONCATENATE(&quot;     &quot;;[.B118];&quot; &quot;;[.D118];&quot;;&quot;);[.A118]); &quot;//intentionally blank&quot;)" office:value-type="string" office:string-value="     double AutoPilot_NextWayPoint_Latitude;" calcext:value-type="string">
            <text:p><text:s text:c="5"/>double AutoPilot_NextWayPoint_Latitude;</text:p>
          </table:table-cell>
          <table:table-cell office:value-type="string" calcext:value-type="string">
            <text:p>;</text:p>
          </table:table-cell>
          <table:table-cell table:style-name="ce28" table:formula="of:=IF([.C118] &lt;&gt; 1; IF((AND([.A118]=&quot;&quot;;[.B118]&lt;&gt;&quot;&quot;));CONCATENATE(&quot;addSuperVar(&quot;;[.D118];&quot;,     &quot;&quot;&quot;;[.D118];&quot;&quot;&quot;, &quot;;    CONCATENATE( [.F118] ; &quot; &quot;; [.E118]);&quot;,&quot;; [.G118];&quot;,&quot;;&quot;&quot;&quot;&quot;;CONCATENATE([.H118];&quot; - &quot;;[.I118])  ; &quot;&quot;&quot;);&quot;);IF([.A118]=&quot;&quot;;[.D118];[.A118])); &quot;//intentionally blank&quot;)" office:value-type="string" office:string-value="addSuperVar(AutoPilot_NextWayPoint_Latitude,     &quot;AutoPilot_NextWayPoint_Latitude&quot;, I2CSlow ,1,&quot;units - comment&quot;);" calcext:value-type="string">
            <text:p>addSuperVar(AutoPilot_NextWayPoint_Latitude, <text:s text:c="4"/>"AutoPilot_NextWayPoint_Lat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8] &lt;&gt; 1; IF(AND([.A118]=&quot;&quot;;[.B118] &lt;&gt; &quot;&quot;);CONCATENATE(&quot;i++; detectOverflow(i, maxListIndex, errText) ;varList[l][i] = getVarID(&quot;&quot;&quot;;[.D118];&quot;&quot;&quot;);&quot;);IF([.A118]=&quot;&quot;;[.D118];[.A118])); &quot;//intentionally blank&quot;)" office:value-type="string" office:string-value="i++; detectOverflow(i, maxListIndex, errText) ;varList[l][i] = getVarID(&quot;AutoPilot_NextWayPoint_Latitude&quot;);" calcext:value-type="string">
            <text:p>i++; detectOverflow(i, maxListIndex, errText) ;varList[l][i] = getVarID("AutoPilot_NextWayPoint_Lat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ce4"/>
          <table:table-cell table:style-name="ce9" office:value-type="string" calcext:value-type="string">
            <text:p>AutoPilot_NextWayPoint_Longitud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19] &lt;&gt; 2; IF([.A119]=&quot;&quot;;CONCATENATE(&quot;     &quot;;[.B119];&quot; &quot;;[.D119];&quot;;&quot;);[.A119]); &quot;//intentionally blank&quot;)" office:value-type="string" office:string-value="     double AutoPilot_NextWayPoint_Longitude;" calcext:value-type="string">
            <text:p><text:s text:c="5"/>double AutoPilot_NextWayPoint_Longitude;</text:p>
          </table:table-cell>
          <table:table-cell office:value-type="string" calcext:value-type="string">
            <text:p>;</text:p>
          </table:table-cell>
          <table:table-cell table:style-name="ce28" table:formula="of:=IF([.C119] &lt;&gt; 1; IF((AND([.A119]=&quot;&quot;;[.B119]&lt;&gt;&quot;&quot;));CONCATENATE(&quot;addSuperVar(&quot;;[.D119];&quot;,     &quot;&quot;&quot;;[.D119];&quot;&quot;&quot;, &quot;;    CONCATENATE( [.F119] ; &quot; &quot;; [.E119]);&quot;,&quot;; [.G119];&quot;,&quot;;&quot;&quot;&quot;&quot;;CONCATENATE([.H119];&quot; - &quot;;[.I119])  ; &quot;&quot;&quot;);&quot;);IF([.A119]=&quot;&quot;;[.D119];[.A119])); &quot;//intentionally blank&quot;)" office:value-type="string" office:string-value="addSuperVar(AutoPilot_NextWayPoint_Longitude,     &quot;AutoPilot_NextWayPoint_Longitude&quot;, I2CSlow ,1,&quot;units - comment&quot;);" calcext:value-type="string">
            <text:p>addSuperVar(AutoPilot_NextWayPoint_Longitude, <text:s text:c="4"/>"AutoPilot_NextWayPoint_Long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19] &lt;&gt; 1; IF(AND([.A119]=&quot;&quot;;[.B119] &lt;&gt; &quot;&quot;);CONCATENATE(&quot;i++; detectOverflow(i, maxListIndex, errText) ;varList[l][i] = getVarID(&quot;&quot;&quot;;[.D119];&quot;&quot;&quot;);&quot;);IF([.A119]=&quot;&quot;;[.D119];[.A119])); &quot;//intentionally blank&quot;)" office:value-type="string" office:string-value="i++; detectOverflow(i, maxListIndex, errText) ;varList[l][i] = getVarID(&quot;AutoPilot_NextWayPoint_Longitude&quot;);" calcext:value-type="string">
            <text:p>i++; detectOverflow(i, maxListIndex, errText) ;varList[l][i] = getVarID("AutoPilot_NextWayPoint_Long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GoBack_UserInput_AutoClimb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0] &lt;&gt; 2; IF([.A120]=&quot;&quot;;CONCATENATE(&quot;     &quot;;[.B120];&quot; &quot;;[.D120];&quot;;&quot;);[.A120]); &quot;//intentionally blank&quot;)" office:value-type="string" office:string-value="     int GoBack_UserInput_AutoClimb;" calcext:value-type="string">
            <text:p><text:s text:c="5"/>int GoBack_UserInput_AutoClimb;</text:p>
          </table:table-cell>
          <table:table-cell office:value-type="string" calcext:value-type="string">
            <text:p>;</text:p>
          </table:table-cell>
          <table:table-cell table:style-name="ce28" table:formula="of:=IF([.C120] &lt;&gt; 1; IF((AND([.A120]=&quot;&quot;;[.B120]&lt;&gt;&quot;&quot;));CONCATENATE(&quot;addSuperVar(&quot;;[.D120];&quot;,     &quot;&quot;&quot;;[.D120];&quot;&quot;&quot;, &quot;;    CONCATENATE( [.F120] ; &quot; &quot;; [.E120]);&quot;,&quot;; [.G120];&quot;,&quot;;&quot;&quot;&quot;&quot;;CONCATENATE([.H120];&quot; - &quot;;[.I120])  ; &quot;&quot;&quot;);&quot;);IF([.A120]=&quot;&quot;;[.D120];[.A120])); &quot;//intentionally blank&quot;)" office:value-type="string" office:string-value="addSuperVar(GoBack_UserInput_AutoClimb,     &quot;GoBack_UserInput_AutoClimb&quot;, I2CSlow ,1,&quot;units - comment&quot;);" calcext:value-type="string">
            <text:p>addSuperVar(GoBack_UserInput_AutoClimb, <text:s text:c="4"/>"GoBack_UserInput_AutoClimb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0] &lt;&gt; 1; IF(AND([.A120]=&quot;&quot;;[.B120] &lt;&gt; &quot;&quot;);CONCATENATE(&quot;i++; detectOverflow(i, maxListIndex, errText) ;varList[l][i] = getVarID(&quot;&quot;&quot;;[.D120];&quot;&quot;&quot;);&quot;);IF([.A120]=&quot;&quot;;[.D120];[.A120])); &quot;//intentionally blank&quot;)" office:value-type="string" office:string-value="i++; detectOverflow(i, maxListIndex, errText) ;varList[l][i] = getVarID(&quot;GoBack_UserInput_AutoClimb&quot;);" calcext:value-type="string">
            <text:p>i++; detectOverflow(i, maxListIndex, errText) ;varList[l][i] = getVarID("GoBack_UserInput_AutoClimb")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se cannot be entered through the list view otherwise an automatic handshake will occur upon reconnnection.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GoBack_UserInput_AutoLateral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1] &lt;&gt; 2; IF([.A121]=&quot;&quot;;CONCATENATE(&quot;     &quot;;[.B121];&quot; &quot;;[.D121];&quot;;&quot;);[.A121]); &quot;//intentionally blank&quot;)" office:value-type="string" office:string-value="     int GoBack_UserInput_AutoLateral;" calcext:value-type="string">
            <text:p><text:s text:c="5"/>int GoBack_UserInput_AutoLateral;</text:p>
          </table:table-cell>
          <table:table-cell office:value-type="string" calcext:value-type="string">
            <text:p>;</text:p>
          </table:table-cell>
          <table:table-cell table:style-name="ce28" table:formula="of:=IF([.C121] &lt;&gt; 1; IF((AND([.A121]=&quot;&quot;;[.B121]&lt;&gt;&quot;&quot;));CONCATENATE(&quot;addSuperVar(&quot;;[.D121];&quot;,     &quot;&quot;&quot;;[.D121];&quot;&quot;&quot;, &quot;;    CONCATENATE( [.F121] ; &quot; &quot;; [.E121]);&quot;,&quot;; [.G121];&quot;,&quot;;&quot;&quot;&quot;&quot;;CONCATENATE([.H121];&quot; - &quot;;[.I121])  ; &quot;&quot;&quot;);&quot;);IF([.A121]=&quot;&quot;;[.D121];[.A121])); &quot;//intentionally blank&quot;)" office:value-type="string" office:string-value="addSuperVar(GoBack_UserInput_AutoLateral,     &quot;GoBack_UserInput_AutoLateral&quot;, I2CSlow ,1,&quot;units - comment&quot;);" calcext:value-type="string">
            <text:p>addSuperVar(GoBack_UserInput_AutoLateral, <text:s text:c="4"/>"GoBack_UserInput_AutoLateral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1] &lt;&gt; 1; IF(AND([.A121]=&quot;&quot;;[.B121] &lt;&gt; &quot;&quot;);CONCATENATE(&quot;i++; detectOverflow(i, maxListIndex, errText) ;varList[l][i] = getVarID(&quot;&quot;&quot;;[.D121];&quot;&quot;&quot;);&quot;);IF([.A121]=&quot;&quot;;[.D121];[.A121])); &quot;//intentionally blank&quot;)" office:value-type="string" office:string-value="i++; detectOverflow(i, maxListIndex, errText) ;varList[l][i] = getVarID(&quot;GoBack_UserInput_AutoLateral&quot;);" calcext:value-type="string">
            <text:p>i++; detectOverflow(i, maxListIndex, errText) ;varList[l][i] = getVarID("GoBack_UserInput_AutoLater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GoBack_UserInput_AutoYaw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2] &lt;&gt; 2; IF([.A122]=&quot;&quot;;CONCATENATE(&quot;     &quot;;[.B122];&quot; &quot;;[.D122];&quot;;&quot;);[.A122]); &quot;//intentionally blank&quot;)" office:value-type="string" office:string-value="     int GoBack_UserInput_AutoYaw;" calcext:value-type="string">
            <text:p><text:s text:c="5"/>int GoBack_UserInput_AutoYaw;</text:p>
          </table:table-cell>
          <table:table-cell office:value-type="string" calcext:value-type="string">
            <text:p>;</text:p>
          </table:table-cell>
          <table:table-cell table:style-name="ce28" table:formula="of:=IF([.C122] &lt;&gt; 1; IF((AND([.A122]=&quot;&quot;;[.B122]&lt;&gt;&quot;&quot;));CONCATENATE(&quot;addSuperVar(&quot;;[.D122];&quot;,     &quot;&quot;&quot;;[.D122];&quot;&quot;&quot;, &quot;;    CONCATENATE( [.F122] ; &quot; &quot;; [.E122]);&quot;,&quot;; [.G122];&quot;,&quot;;&quot;&quot;&quot;&quot;;CONCATENATE([.H122];&quot; - &quot;;[.I122])  ; &quot;&quot;&quot;);&quot;);IF([.A122]=&quot;&quot;;[.D122];[.A122])); &quot;//intentionally blank&quot;)" office:value-type="string" office:string-value="addSuperVar(GoBack_UserInput_AutoYaw,     &quot;GoBack_UserInput_AutoYaw&quot;, I2CSlow ,1,&quot;units - comment&quot;);" calcext:value-type="string">
            <text:p>addSuperVar(GoBack_UserInput_AutoYaw, <text:s text:c="4"/>"GoBack_UserInput_AutoYaw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2] &lt;&gt; 1; IF(AND([.A122]=&quot;&quot;;[.B122] &lt;&gt; &quot;&quot;);CONCATENATE(&quot;i++; detectOverflow(i, maxListIndex, errText) ;varList[l][i] = getVarID(&quot;&quot;&quot;;[.D122];&quot;&quot;&quot;);&quot;);IF([.A122]=&quot;&quot;;[.D122];[.A122])); &quot;//intentionally blank&quot;)" office:value-type="string" office:string-value="i++; detectOverflow(i, maxListIndex, errText) ;varList[l][i] = getVarID(&quot;GoBack_UserInput_AutoYaw&quot;);" calcext:value-type="string">
            <text:p>i++; detectOverflow(i, maxListIndex, errText) ;varList[l][i] = getVarID("GoBack_UserInput_AutoYaw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Position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123] &lt;&gt; 2; IF([.A123]=&quot;&quot;;CONCATENATE(&quot;     &quot;;[.B123];&quot; &quot;;[.D123];&quot;;&quot;);[.A123]); &quot;//intentionally blank&quot;)" office:value-type="string" office:string-value="//Position" calcext:value-type="string">
            <text:p>//Position</text:p>
          </table:table-cell>
          <table:table-cell office:value-type="string" calcext:value-type="string">
            <text:p>;</text:p>
          </table:table-cell>
          <table:table-cell table:style-name="ce28" table:formula="of:=IF([.C123] &lt;&gt; 1; IF((AND([.A123]=&quot;&quot;;[.B123]&lt;&gt;&quot;&quot;));CONCATENATE(&quot;addSuperVar(&quot;;[.D123];&quot;,     &quot;&quot;&quot;;[.D123];&quot;&quot;&quot;, &quot;;    CONCATENATE( [.F123] ; &quot; &quot;; [.E123]);&quot;,&quot;; [.G123];&quot;,&quot;;&quot;&quot;&quot;&quot;;CONCATENATE([.H123];&quot; - &quot;;[.I123])  ; &quot;&quot;&quot;);&quot;);IF([.A123]=&quot;&quot;;[.D123];[.A123])); &quot;//intentionally blank&quot;)" office:value-type="string" office:string-value="//Position" calcext:value-type="string">
            <text:p>//Position</text:p>
          </table:table-cell>
          <table:table-cell office:value-type="string" calcext:value-type="string">
            <text:p>;</text:p>
          </table:table-cell>
          <table:table-cell table:style-name="ce8" table:formula="of:=IF([.C123] &lt;&gt; 1; IF(AND([.A123]=&quot;&quot;;[.B123] &lt;&gt; &quot;&quot;);CONCATENATE(&quot;i++; detectOverflow(i, maxListIndex, errText) ;varList[l][i] = getVarID(&quot;&quot;&quot;;[.D123];&quot;&quot;&quot;);&quot;);IF([.A123]=&quot;&quot;;[.D123];[.A123])); &quot;//intentionally blank&quot;)" office:value-type="string" office:string-value="//Position" calcext:value-type="string">
            <text:p>//Position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ce4"/>
          <table:table-cell table:style-name="ce9" office:value-type="string" calcext:value-type="string">
            <text:p>Position_Latitud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4] &lt;&gt; 2; IF([.A124]=&quot;&quot;;CONCATENATE(&quot;     &quot;;[.B124];&quot; &quot;;[.D124];&quot;;&quot;);[.A124]); &quot;//intentionally blank&quot;)" office:value-type="string" office:string-value="     double Position_Latitude;" calcext:value-type="string">
            <text:p><text:s text:c="5"/>double Position_Latitude;</text:p>
          </table:table-cell>
          <table:table-cell office:value-type="string" calcext:value-type="string">
            <text:p>;</text:p>
          </table:table-cell>
          <table:table-cell table:style-name="ce28" table:formula="of:=IF([.C124] &lt;&gt; 1; IF((AND([.A124]=&quot;&quot;;[.B124]&lt;&gt;&quot;&quot;));CONCATENATE(&quot;addSuperVar(&quot;;[.D124];&quot;,     &quot;&quot;&quot;;[.D124];&quot;&quot;&quot;, &quot;;    CONCATENATE( [.F124] ; &quot; &quot;; [.E124]);&quot;,&quot;; [.G124];&quot;,&quot;;&quot;&quot;&quot;&quot;;CONCATENATE([.H124];&quot; - &quot;;[.I124])  ; &quot;&quot;&quot;);&quot;);IF([.A124]=&quot;&quot;;[.D124];[.A124])); &quot;//intentionally blank&quot;)" office:value-type="string" office:string-value="addSuperVar(Position_Latitude,     &quot;Position_Latitude&quot;, I2CSlow ,1,&quot;units - comment&quot;);" calcext:value-type="string">
            <text:p>addSuperVar(Position_Latitude, <text:s text:c="4"/>"Position_Lat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4] &lt;&gt; 1; IF(AND([.A124]=&quot;&quot;;[.B124] &lt;&gt; &quot;&quot;);CONCATENATE(&quot;i++; detectOverflow(i, maxListIndex, errText) ;varList[l][i] = getVarID(&quot;&quot;&quot;;[.D124];&quot;&quot;&quot;);&quot;);IF([.A124]=&quot;&quot;;[.D124];[.A124])); &quot;//intentionally blank&quot;)" office:value-type="string" office:string-value="i++; detectOverflow(i, maxListIndex, errText) ;varList[l][i] = getVarID(&quot;Position_Latitude&quot;);" calcext:value-type="string">
            <text:p>i++; detectOverflow(i, maxListIndex, errText) ;varList[l][i] = getVarID("Position_Lat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ce4"/>
          <table:table-cell table:style-name="ce9" office:value-type="string" calcext:value-type="string">
            <text:p>Position_Longitud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5] &lt;&gt; 2; IF([.A125]=&quot;&quot;;CONCATENATE(&quot;     &quot;;[.B125];&quot; &quot;;[.D125];&quot;;&quot;);[.A125]); &quot;//intentionally blank&quot;)" office:value-type="string" office:string-value="     double Position_Longitude;" calcext:value-type="string">
            <text:p><text:s text:c="5"/>double Position_Longitude;</text:p>
          </table:table-cell>
          <table:table-cell office:value-type="string" calcext:value-type="string">
            <text:p>;</text:p>
          </table:table-cell>
          <table:table-cell table:style-name="ce28" table:formula="of:=IF([.C125] &lt;&gt; 1; IF((AND([.A125]=&quot;&quot;;[.B125]&lt;&gt;&quot;&quot;));CONCATENATE(&quot;addSuperVar(&quot;;[.D125];&quot;,     &quot;&quot;&quot;;[.D125];&quot;&quot;&quot;, &quot;;    CONCATENATE( [.F125] ; &quot; &quot;; [.E125]);&quot;,&quot;; [.G125];&quot;,&quot;;&quot;&quot;&quot;&quot;;CONCATENATE([.H125];&quot; - &quot;;[.I125])  ; &quot;&quot;&quot;);&quot;);IF([.A125]=&quot;&quot;;[.D125];[.A125])); &quot;//intentionally blank&quot;)" office:value-type="string" office:string-value="addSuperVar(Position_Longitude,     &quot;Position_Longitude&quot;, I2CSlow ,1,&quot;units - comment&quot;);" calcext:value-type="string">
            <text:p>addSuperVar(Position_Longitude, <text:s text:c="4"/>"Position_Long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5] &lt;&gt; 1; IF(AND([.A125]=&quot;&quot;;[.B125] &lt;&gt; &quot;&quot;);CONCATENATE(&quot;i++; detectOverflow(i, maxListIndex, errText) ;varList[l][i] = getVarID(&quot;&quot;&quot;;[.D125];&quot;&quot;&quot;);&quot;);IF([.A125]=&quot;&quot;;[.D125];[.A125])); &quot;//intentionally blank&quot;)" office:value-type="string" office:string-value="i++; detectOverflow(i, maxListIndex, errText) ;varList[l][i] = getVarID(&quot;Position_Longitude&quot;);" calcext:value-type="string">
            <text:p>i++; detectOverflow(i, maxListIndex, errText) ;varList[l][i] = getVarID("Position_Long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Position_Altitud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6] &lt;&gt; 2; IF([.A126]=&quot;&quot;;CONCATENATE(&quot;     &quot;;[.B126];&quot; &quot;;[.D126];&quot;;&quot;);[.A126]); &quot;//intentionally blank&quot;)" office:value-type="string" office:string-value="     float Position_Altitude;" calcext:value-type="string">
            <text:p><text:s text:c="5"/>float Position_Altitude;</text:p>
          </table:table-cell>
          <table:table-cell office:value-type="string" calcext:value-type="string">
            <text:p>;</text:p>
          </table:table-cell>
          <table:table-cell table:style-name="ce28" table:formula="of:=IF([.C126] &lt;&gt; 1; IF((AND([.A126]=&quot;&quot;;[.B126]&lt;&gt;&quot;&quot;));CONCATENATE(&quot;addSuperVar(&quot;;[.D126];&quot;,     &quot;&quot;&quot;;[.D126];&quot;&quot;&quot;, &quot;;    CONCATENATE( [.F126] ; &quot; &quot;; [.E126]);&quot;,&quot;; [.G126];&quot;,&quot;;&quot;&quot;&quot;&quot;;CONCATENATE([.H126];&quot; - &quot;;[.I126])  ; &quot;&quot;&quot;);&quot;);IF([.A126]=&quot;&quot;;[.D126];[.A126])); &quot;//intentionally blank&quot;)" office:value-type="string" office:string-value="addSuperVar(Position_Altitude,     &quot;Position_Altitude&quot;, I2CSlow ,1,&quot;units - comment&quot;);" calcext:value-type="string">
            <text:p>addSuperVar(Position_Altitude, <text:s text:c="4"/>"Position_Alt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6] &lt;&gt; 1; IF(AND([.A126]=&quot;&quot;;[.B126] &lt;&gt; &quot;&quot;);CONCATENATE(&quot;i++; detectOverflow(i, maxListIndex, errText) ;varList[l][i] = getVarID(&quot;&quot;&quot;;[.D126];&quot;&quot;&quot;);&quot;);IF([.A126]=&quot;&quot;;[.D126];[.A126])); &quot;//intentionally blank&quot;)" office:value-type="string" office:string-value="i++; detectOverflow(i, maxListIndex, errText) ;varList[l][i] = getVarID(&quot;Position_Altitude&quot;);" calcext:value-type="string">
            <text:p>i++; detectOverflow(i, maxListIndex, errText) ;varList[l][i] = getVarID("Position_Alt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ce4"/>
          <table:table-cell table:style-name="ce9" office:value-type="string" calcext:value-type="string">
            <text:p>Position_Origin_Latitud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7] &lt;&gt; 2; IF([.A127]=&quot;&quot;;CONCATENATE(&quot;     &quot;;[.B127];&quot; &quot;;[.D127];&quot;;&quot;);[.A127]); &quot;//intentionally blank&quot;)" office:value-type="string" office:string-value="     double Position_Origin_Latitude;" calcext:value-type="string">
            <text:p><text:s text:c="5"/>double Position_Origin_Latitude;</text:p>
          </table:table-cell>
          <table:table-cell office:value-type="string" calcext:value-type="string">
            <text:p>;</text:p>
          </table:table-cell>
          <table:table-cell table:style-name="ce28" table:formula="of:=IF([.C127] &lt;&gt; 1; IF((AND([.A127]=&quot;&quot;;[.B127]&lt;&gt;&quot;&quot;));CONCATENATE(&quot;addSuperVar(&quot;;[.D127];&quot;,     &quot;&quot;&quot;;[.D127];&quot;&quot;&quot;, &quot;;    CONCATENATE( [.F127] ; &quot; &quot;; [.E127]);&quot;,&quot;; [.G127];&quot;,&quot;;&quot;&quot;&quot;&quot;;CONCATENATE([.H127];&quot; - &quot;;[.I127])  ; &quot;&quot;&quot;);&quot;);IF([.A127]=&quot;&quot;;[.D127];[.A127])); &quot;//intentionally blank&quot;)" office:value-type="string" office:string-value="addSuperVar(Position_Origin_Latitude,     &quot;Position_Origin_Latitude&quot;,                plsHandshk |UserEditable | defIsRetain ,1,&quot;units - comment&quot;);" calcext:value-type="string">
            <text:p>addSuperVar(Position_Origin_Latitude, <text:s text:c="4"/>"Position_Origin_Latitude", <text:s text:c="15"/>plsHandshk |UserEditable | defIsRetain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7] &lt;&gt; 1; IF(AND([.A127]=&quot;&quot;;[.B127] &lt;&gt; &quot;&quot;);CONCATENATE(&quot;i++; detectOverflow(i, maxListIndex, errText) ;varList[l][i] = getVarID(&quot;&quot;&quot;;[.D127];&quot;&quot;&quot;);&quot;);IF([.A127]=&quot;&quot;;[.D127];[.A127])); &quot;//intentionally blank&quot;)" office:value-type="string" office:string-value="i++; detectOverflow(i, maxListIndex, errText) ;varList[l][i] = getVarID(&quot;Position_Origin_Latitude&quot;);" calcext:value-type="string">
            <text:p>i++; detectOverflow(i, maxListIndex, errText) ;varList[l][i] = getVarID("Position_Origin_Lat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ce4"/>
          <table:table-cell table:style-name="ce9" office:value-type="string" calcext:value-type="string">
            <text:p>Position_Origin_Longitud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8] &lt;&gt; 2; IF([.A128]=&quot;&quot;;CONCATENATE(&quot;     &quot;;[.B128];&quot; &quot;;[.D128];&quot;;&quot;);[.A128]); &quot;//intentionally blank&quot;)" office:value-type="string" office:string-value="     double Position_Origin_Longitude;" calcext:value-type="string">
            <text:p><text:s text:c="5"/>double Position_Origin_Longitude;</text:p>
          </table:table-cell>
          <table:table-cell office:value-type="string" calcext:value-type="string">
            <text:p>;</text:p>
          </table:table-cell>
          <table:table-cell table:style-name="ce28" table:formula="of:=IF([.C128] &lt;&gt; 1; IF((AND([.A128]=&quot;&quot;;[.B128]&lt;&gt;&quot;&quot;));CONCATENATE(&quot;addSuperVar(&quot;;[.D128];&quot;,     &quot;&quot;&quot;;[.D128];&quot;&quot;&quot;, &quot;;    CONCATENATE( [.F128] ; &quot; &quot;; [.E128]);&quot;,&quot;; [.G128];&quot;,&quot;;&quot;&quot;&quot;&quot;;CONCATENATE([.H128];&quot; - &quot;;[.I128])  ; &quot;&quot;&quot;);&quot;);IF([.A128]=&quot;&quot;;[.D128];[.A128])); &quot;//intentionally blank&quot;)" office:value-type="string" office:string-value="addSuperVar(Position_Origin_Longitude,     &quot;Position_Origin_Longitude&quot;,                plsHandshk |UserEditable | defIsRetain ,1,&quot;units - comment&quot;);" calcext:value-type="string">
            <text:p>addSuperVar(Position_Origin_Longitude, <text:s text:c="4"/>"Position_Origin_Longitude", <text:s text:c="15"/>plsHandshk |UserEditable | defIsRetain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8] &lt;&gt; 1; IF(AND([.A128]=&quot;&quot;;[.B128] &lt;&gt; &quot;&quot;);CONCATENATE(&quot;i++; detectOverflow(i, maxListIndex, errText) ;varList[l][i] = getVarID(&quot;&quot;&quot;;[.D128];&quot;&quot;&quot;);&quot;);IF([.A128]=&quot;&quot;;[.D128];[.A128])); &quot;//intentionally blank&quot;)" office:value-type="string" office:string-value="i++; detectOverflow(i, maxListIndex, errText) ;varList[l][i] = getVarID(&quot;Position_Origin_Longitude&quot;);" calcext:value-type="string">
            <text:p>i++; detectOverflow(i, maxListIndex, errText) ;varList[l][i] = getVarID("Position_Origin_Long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Position_Origin_Altitud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29] &lt;&gt; 2; IF([.A129]=&quot;&quot;;CONCATENATE(&quot;     &quot;;[.B129];&quot; &quot;;[.D129];&quot;;&quot;);[.A129]); &quot;//intentionally blank&quot;)" office:value-type="string" office:string-value="     float Position_Origin_Altitude;" calcext:value-type="string">
            <text:p><text:s text:c="5"/>float Position_Origin_Altitude;</text:p>
          </table:table-cell>
          <table:table-cell office:value-type="string" calcext:value-type="string">
            <text:p>;</text:p>
          </table:table-cell>
          <table:table-cell table:style-name="ce28" table:formula="of:=IF([.C129] &lt;&gt; 1; IF((AND([.A129]=&quot;&quot;;[.B129]&lt;&gt;&quot;&quot;));CONCATENATE(&quot;addSuperVar(&quot;;[.D129];&quot;,     &quot;&quot;&quot;;[.D129];&quot;&quot;&quot;, &quot;;    CONCATENATE( [.F129] ; &quot; &quot;; [.E129]);&quot;,&quot;; [.G129];&quot;,&quot;;&quot;&quot;&quot;&quot;;CONCATENATE([.H129];&quot; - &quot;;[.I129])  ; &quot;&quot;&quot;);&quot;);IF([.A129]=&quot;&quot;;[.D129];[.A129])); &quot;//intentionally blank&quot;)" office:value-type="string" office:string-value="addSuperVar(Position_Origin_Altitude,     &quot;Position_Origin_Altitude&quot;,                plsHandshk |UserEditable | defIsRetain ,1,&quot;units - comment&quot;);" calcext:value-type="string">
            <text:p>addSuperVar(Position_Origin_Altitude, <text:s text:c="4"/>"Position_Origin_Altitude", <text:s text:c="15"/>plsHandshk |UserEditable | defIsRetain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29] &lt;&gt; 1; IF(AND([.A129]=&quot;&quot;;[.B129] &lt;&gt; &quot;&quot;);CONCATENATE(&quot;i++; detectOverflow(i, maxListIndex, errText) ;varList[l][i] = getVarID(&quot;&quot;&quot;;[.D129];&quot;&quot;&quot;);&quot;);IF([.A129]=&quot;&quot;;[.D129];[.A129])); &quot;//intentionally blank&quot;)" office:value-type="string" office:string-value="i++; detectOverflow(i, maxListIndex, errText) ;varList[l][i] = getVarID(&quot;Position_Origin_Altitude&quot;);" calcext:value-type="string">
            <text:p>i++; detectOverflow(i, maxListIndex, errText) ;varList[l][i] = getVarID("Position_Origin_Alt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Position_DistanceFromOrigin_X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0] &lt;&gt; 2; IF([.A130]=&quot;&quot;;CONCATENATE(&quot;     &quot;;[.B130];&quot; &quot;;[.D130];&quot;;&quot;);[.A130]); &quot;//intentionally blank&quot;)" office:value-type="string" office:string-value="     float Position_DistanceFromOrigin_X;" calcext:value-type="string">
            <text:p><text:s text:c="5"/>float Position_DistanceFromOrigin_X;</text:p>
          </table:table-cell>
          <table:table-cell office:value-type="string" calcext:value-type="string">
            <text:p>;</text:p>
          </table:table-cell>
          <table:table-cell table:style-name="ce28" table:formula="of:=IF([.C130] &lt;&gt; 1; IF((AND([.A130]=&quot;&quot;;[.B130]&lt;&gt;&quot;&quot;));CONCATENATE(&quot;addSuperVar(&quot;;[.D130];&quot;,     &quot;&quot;&quot;;[.D130];&quot;&quot;&quot;, &quot;;    CONCATENATE( [.F130] ; &quot; &quot;; [.E130]);&quot;,&quot;; [.G130];&quot;,&quot;;&quot;&quot;&quot;&quot;;CONCATENATE([.H130];&quot; - &quot;;[.I130])  ; &quot;&quot;&quot;);&quot;);IF([.A130]=&quot;&quot;;[.D130];[.A130])); &quot;//intentionally blank&quot;)" office:value-type="string" office:string-value="addSuperVar(Position_DistanceFromOrigin_X,     &quot;Position_DistanceFromOrigin_X&quot;, I2CSlow ,1,&quot;units - comment&quot;);" calcext:value-type="string">
            <text:p>addSuperVar(Position_DistanceFromOrigin_X, <text:s text:c="4"/>"Position_DistanceFromOrigin_X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30] &lt;&gt; 1; IF(AND([.A130]=&quot;&quot;;[.B130] &lt;&gt; &quot;&quot;);CONCATENATE(&quot;i++; detectOverflow(i, maxListIndex, errText) ;varList[l][i] = getVarID(&quot;&quot;&quot;;[.D130];&quot;&quot;&quot;);&quot;);IF([.A130]=&quot;&quot;;[.D130];[.A130])); &quot;//intentionally blank&quot;)" office:value-type="string" office:string-value="i++; detectOverflow(i, maxListIndex, errText) ;varList[l][i] = getVarID(&quot;Position_DistanceFromOrigin_X&quot;);" calcext:value-type="string">
            <text:p>i++; detectOverflow(i, maxListIndex, errText) ;varList[l][i] = getVarID("Position_DistanceFromOrigin_X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Position_DistanceFromOrigin_Y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1] &lt;&gt; 2; IF([.A131]=&quot;&quot;;CONCATENATE(&quot;     &quot;;[.B131];&quot; &quot;;[.D131];&quot;;&quot;);[.A131]); &quot;//intentionally blank&quot;)" office:value-type="string" office:string-value="     float Position_DistanceFromOrigin_Y;" calcext:value-type="string">
            <text:p><text:s text:c="5"/>float Position_DistanceFromOrigin_Y;</text:p>
          </table:table-cell>
          <table:table-cell office:value-type="string" calcext:value-type="string">
            <text:p>;</text:p>
          </table:table-cell>
          <table:table-cell table:style-name="ce28" table:formula="of:=IF([.C131] &lt;&gt; 1; IF((AND([.A131]=&quot;&quot;;[.B131]&lt;&gt;&quot;&quot;));CONCATENATE(&quot;addSuperVar(&quot;;[.D131];&quot;,     &quot;&quot;&quot;;[.D131];&quot;&quot;&quot;, &quot;;    CONCATENATE( [.F131] ; &quot; &quot;; [.E131]);&quot;,&quot;; [.G131];&quot;,&quot;;&quot;&quot;&quot;&quot;;CONCATENATE([.H131];&quot; - &quot;;[.I131])  ; &quot;&quot;&quot;);&quot;);IF([.A131]=&quot;&quot;;[.D131];[.A131])); &quot;//intentionally blank&quot;)" office:value-type="string" office:string-value="addSuperVar(Position_DistanceFromOrigin_Y,     &quot;Position_DistanceFromOrigin_Y&quot;, I2CSlow ,1,&quot;units - comment&quot;);" calcext:value-type="string">
            <text:p>addSuperVar(Position_DistanceFromOrigin_Y, <text:s text:c="4"/>"Position_DistanceFromOrigin_Y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31] &lt;&gt; 1; IF(AND([.A131]=&quot;&quot;;[.B131] &lt;&gt; &quot;&quot;);CONCATENATE(&quot;i++; detectOverflow(i, maxListIndex, errText) ;varList[l][i] = getVarID(&quot;&quot;&quot;;[.D131];&quot;&quot;&quot;);&quot;);IF([.A131]=&quot;&quot;;[.D131];[.A131])); &quot;//intentionally blank&quot;)" office:value-type="string" office:string-value="i++; detectOverflow(i, maxListIndex, errText) ;varList[l][i] = getVarID(&quot;Position_DistanceFromOrigin_Y&quot;);" calcext:value-type="string">
            <text:p>i++; detectOverflow(i, maxListIndex, errText) ;varList[l][i] = getVarID("Position_DistanceFromOrigin_Y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Position_FromOrigin_Distanc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2] &lt;&gt; 2; IF([.A132]=&quot;&quot;;CONCATENATE(&quot;     &quot;;[.B132];&quot; &quot;;[.D132];&quot;;&quot;);[.A132]); &quot;//intentionally blank&quot;)" office:value-type="string" office:string-value="     float Position_FromOrigin_Distance;" calcext:value-type="string">
            <text:p><text:s text:c="5"/>float Position_FromOrigin_Distance;</text:p>
          </table:table-cell>
          <table:table-cell office:value-type="string" calcext:value-type="string">
            <text:p>;</text:p>
          </table:table-cell>
          <table:table-cell table:style-name="ce28" table:formula="of:=IF([.C132] &lt;&gt; 1; IF((AND([.A132]=&quot;&quot;;[.B132]&lt;&gt;&quot;&quot;));CONCATENATE(&quot;addSuperVar(&quot;;[.D132];&quot;,     &quot;&quot;&quot;;[.D132];&quot;&quot;&quot;, &quot;;    CONCATENATE( [.F132] ; &quot; &quot;; [.E132]);&quot;,&quot;; [.G132];&quot;,&quot;;&quot;&quot;&quot;&quot;;CONCATENATE([.H132];&quot; - &quot;;[.I132])  ; &quot;&quot;&quot;);&quot;);IF([.A132]=&quot;&quot;;[.D132];[.A132])); &quot;//intentionally blank&quot;)" office:value-type="string" office:string-value="addSuperVar(Position_FromOrigin_Distance,     &quot;Position_FromOrigin_Distance&quot;, I2CSlow ,1,&quot;units - comment&quot;);" calcext:value-type="string">
            <text:p>addSuperVar(Position_FromOrigin_Distance, <text:s text:c="4"/>"Position_FromOrigin_Distanc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32] &lt;&gt; 1; IF(AND([.A132]=&quot;&quot;;[.B132] &lt;&gt; &quot;&quot;);CONCATENATE(&quot;i++; detectOverflow(i, maxListIndex, errText) ;varList[l][i] = getVarID(&quot;&quot;&quot;;[.D132];&quot;&quot;&quot;);&quot;);IF([.A132]=&quot;&quot;;[.D132];[.A132])); &quot;//intentionally blank&quot;)" office:value-type="string" office:string-value="i++; detectOverflow(i, maxListIndex, errText) ;varList[l][i] = getVarID(&quot;Position_FromOrigin_Distance&quot;);" calcext:value-type="string">
            <text:p>i++; detectOverflow(i, maxListIndex, errText) ;varList[l][i] = getVarID("Position_FromOrigin_Distanc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Position_FromOrigin_Azimuth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3] &lt;&gt; 2; IF([.A133]=&quot;&quot;;CONCATENATE(&quot;     &quot;;[.B133];&quot; &quot;;[.D133];&quot;;&quot;);[.A133]); &quot;//intentionally blank&quot;)" office:value-type="string" office:string-value="     float Position_FromOrigin_Azimuth;" calcext:value-type="string">
            <text:p><text:s text:c="5"/>float Position_FromOrigin_Azimuth;</text:p>
          </table:table-cell>
          <table:table-cell office:value-type="string" calcext:value-type="string">
            <text:p>;</text:p>
          </table:table-cell>
          <table:table-cell table:style-name="ce28" table:formula="of:=IF([.C133] &lt;&gt; 1; IF((AND([.A133]=&quot;&quot;;[.B133]&lt;&gt;&quot;&quot;));CONCATENATE(&quot;addSuperVar(&quot;;[.D133];&quot;,     &quot;&quot;&quot;;[.D133];&quot;&quot;&quot;, &quot;;    CONCATENATE( [.F133] ; &quot; &quot;; [.E133]);&quot;,&quot;; [.G133];&quot;,&quot;;&quot;&quot;&quot;&quot;;CONCATENATE([.H133];&quot; - &quot;;[.I133])  ; &quot;&quot;&quot;);&quot;);IF([.A133]=&quot;&quot;;[.D133];[.A133])); &quot;//intentionally blank&quot;)" office:value-type="string" office:string-value="addSuperVar(Position_FromOrigin_Azimuth,     &quot;Position_FromOrigin_Azimuth&quot;, I2CSlow ,1,&quot;units - comment&quot;);" calcext:value-type="string">
            <text:p>addSuperVar(Position_FromOrigin_Azimuth, <text:s text:c="4"/>"Position_FromOrigin_Azimut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33] &lt;&gt; 1; IF(AND([.A133]=&quot;&quot;;[.B133] &lt;&gt; &quot;&quot;);CONCATENATE(&quot;i++; detectOverflow(i, maxListIndex, errText) ;varList[l][i] = getVarID(&quot;&quot;&quot;;[.D133];&quot;&quot;&quot;);&quot;);IF([.A133]=&quot;&quot;;[.D133];[.A133])); &quot;//intentionally blank&quot;)" office:value-type="string" office:string-value="i++; detectOverflow(i, maxListIndex, errText) ;varList[l][i] = getVarID(&quot;Position_FromOrigin_Azimuth&quot;);" calcext:value-type="string">
            <text:p>i++; detectOverflow(i, maxListIndex, errText) ;varList[l][i] = getVarID("Position_FromOrigin_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Position_FromOrigin_Altitud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4] &lt;&gt; 2; IF([.A134]=&quot;&quot;;CONCATENATE(&quot;     &quot;;[.B134];&quot; &quot;;[.D134];&quot;;&quot;);[.A134]); &quot;//intentionally blank&quot;)" office:value-type="string" office:string-value="     float Position_FromOrigin_Altitude;" calcext:value-type="string">
            <text:p><text:s text:c="5"/>float Position_FromOrigin_Altitude;</text:p>
          </table:table-cell>
          <table:table-cell office:value-type="string" calcext:value-type="string">
            <text:p>;</text:p>
          </table:table-cell>
          <table:table-cell table:style-name="ce28" table:formula="of:=IF([.C134] &lt;&gt; 1; IF((AND([.A134]=&quot;&quot;;[.B134]&lt;&gt;&quot;&quot;));CONCATENATE(&quot;addSuperVar(&quot;;[.D134];&quot;,     &quot;&quot;&quot;;[.D134];&quot;&quot;&quot;, &quot;;    CONCATENATE( [.F134] ; &quot; &quot;; [.E134]);&quot;,&quot;; [.G134];&quot;,&quot;;&quot;&quot;&quot;&quot;;CONCATENATE([.H134];&quot; - &quot;;[.I134])  ; &quot;&quot;&quot;);&quot;);IF([.A134]=&quot;&quot;;[.D134];[.A134])); &quot;//intentionally blank&quot;)" office:value-type="string" office:string-value="addSuperVar(Position_FromOrigin_Altitude,     &quot;Position_FromOrigin_Altitude&quot;, I2CSlow ,1,&quot;units - comment&quot;);" calcext:value-type="string">
            <text:p>addSuperVar(Position_FromOrigin_Altitude, <text:s text:c="4"/>"Position_FromOrigin_Alt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34] &lt;&gt; 1; IF(AND([.A134]=&quot;&quot;;[.B134] &lt;&gt; &quot;&quot;);CONCATENATE(&quot;i++; detectOverflow(i, maxListIndex, errText) ;varList[l][i] = getVarID(&quot;&quot;&quot;;[.D134];&quot;&quot;&quot;);&quot;);IF([.A134]=&quot;&quot;;[.D134];[.A134])); &quot;//intentionally blank&quot;)" office:value-type="string" office:string-value="i++; detectOverflow(i, maxListIndex, errText) ;varList[l][i] = getVarID(&quot;Position_FromOrigin_Altitude&quot;);" calcext:value-type="string">
            <text:p>i++; detectOverflow(i, maxListIndex, errText) ;varList[l][i] = getVarID("Position_FromOrigin_Alt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4"/>
          <table:table-cell table:style-name="ce9" office:value-type="string" calcext:value-type="string">
            <text:p>Position_CraftIsAirborn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5] &lt;&gt; 2; IF([.A135]=&quot;&quot;;CONCATENATE(&quot;     &quot;;[.B135];&quot; &quot;;[.D135];&quot;;&quot;);[.A135]); &quot;//intentionally blank&quot;)" office:value-type="string" office:string-value="     int Position_CraftIsAirborne;" calcext:value-type="string">
            <text:p><text:s text:c="5"/>int Position_CraftIsAirborne;</text:p>
          </table:table-cell>
          <table:table-cell office:value-type="string" calcext:value-type="string">
            <text:p>;</text:p>
          </table:table-cell>
          <table:table-cell table:style-name="ce28" table:formula="of:=IF([.C135] &lt;&gt; 1; IF((AND([.A135]=&quot;&quot;;[.B135]&lt;&gt;&quot;&quot;));CONCATENATE(&quot;addSuperVar(&quot;;[.D135];&quot;,     &quot;&quot;&quot;;[.D135];&quot;&quot;&quot;, &quot;;    CONCATENATE( [.F135] ; &quot; &quot;; [.E135]);&quot;,&quot;; [.G135];&quot;,&quot;;&quot;&quot;&quot;&quot;;CONCATENATE([.H135];&quot; - &quot;;[.I135])  ; &quot;&quot;&quot;);&quot;);IF([.A135]=&quot;&quot;;[.D135];[.A135])); &quot;//intentionally blank&quot;)" office:value-type="string" office:string-value="addSuperVar(Position_CraftIsAirborne,     &quot;Position_CraftIsAirborne&quot;, I2CSlow ,1,&quot;units - comment&quot;);" calcext:value-type="string">
            <text:p>addSuperVar(Position_CraftIsAirborne, <text:s text:c="4"/>"Position_CraftIsAirborn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35] &lt;&gt; 1; IF(AND([.A135]=&quot;&quot;;[.B135] &lt;&gt; &quot;&quot;);CONCATENATE(&quot;i++; detectOverflow(i, maxListIndex, errText) ;varList[l][i] = getVarID(&quot;&quot;&quot;;[.D135];&quot;&quot;&quot;);&quot;);IF([.A135]=&quot;&quot;;[.D135];[.A135])); &quot;//intentionally blank&quot;)" office:value-type="string" office:string-value="i++; detectOverflow(i, maxListIndex, errText) ;varList[l][i] = getVarID(&quot;Position_CraftIsAirborne&quot;);" calcext:value-type="string">
            <text:p>i++; detectOverflow(i, maxListIndex, errText) ;varList[l][i] = getVarID("Position_CraftIsAirborn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tooHigh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6] &lt;&gt; 2; IF([.A136]=&quot;&quot;;CONCATENATE(&quot;     &quot;;[.B136];&quot; &quot;;[.D136];&quot;;&quot;);[.A136]); &quot;//intentionally blank&quot;)" office:value-type="string" office:string-value="     float tooHigh;" calcext:value-type="string">
            <text:p><text:s text:c="5"/>float tooHigh;</text:p>
          </table:table-cell>
          <table:table-cell office:value-type="string" calcext:value-type="string">
            <text:p>;</text:p>
          </table:table-cell>
          <table:table-cell table:style-name="ce28" table:formula="of:=IF([.C136] &lt;&gt; 1; IF((AND([.A136]=&quot;&quot;;[.B136]&lt;&gt;&quot;&quot;));CONCATENATE(&quot;addSuperVar(&quot;;[.D136];&quot;,     &quot;&quot;&quot;;[.D136];&quot;&quot;&quot;, &quot;;    CONCATENATE( [.F136] ; &quot; &quot;; [.E136]);&quot;,&quot;; [.G136];&quot;,&quot;;&quot;&quot;&quot;&quot;;CONCATENATE([.H136];&quot; - &quot;;[.I136])  ; &quot;&quot;&quot;);&quot;);IF([.A136]=&quot;&quot;;[.D136];[.A136])); &quot;//intentionally blank&quot;)" office:value-type="string" office:string-value="addSuperVar(tooHigh,     &quot;tooHigh&quot;, I2CSlow ,1,&quot;units - comment&quot;);" calcext:value-type="string">
            <text:p>addSuperVar(tooHigh, <text:s text:c="4"/>"tooHig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36] &lt;&gt; 1; IF(AND([.A136]=&quot;&quot;;[.B136] &lt;&gt; &quot;&quot;);CONCATENATE(&quot;i++; detectOverflow(i, maxListIndex, errText) ;varList[l][i] = getVarID(&quot;&quot;&quot;;[.D136];&quot;&quot;&quot;);&quot;);IF([.A136]=&quot;&quot;;[.D136];[.A136])); &quot;//intentionally blank&quot;)" office:value-type="string" office:string-value="i++; detectOverflow(i, maxListIndex, errText) ;varList[l][i] = getVarID(&quot;tooHigh&quot;);" calcext:value-type="string">
            <text:p>i++; detectOverflow(i, maxListIndex, errText) ;varList[l][i] = getVarID("tooHig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Lateral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137] &lt;&gt; 2; IF([.A137]=&quot;&quot;;CONCATENATE(&quot;     &quot;;[.B137];&quot; &quot;;[.D137];&quot;;&quot;);[.A137]); &quot;//intentionally blank&quot;)" office:value-type="string" office:string-value="//Lateral" calcext:value-type="string">
            <text:p>//Lateral</text:p>
          </table:table-cell>
          <table:table-cell office:value-type="string" calcext:value-type="string">
            <text:p>;</text:p>
          </table:table-cell>
          <table:table-cell table:style-name="ce28" table:formula="of:=IF([.C137] &lt;&gt; 1; IF((AND([.A137]=&quot;&quot;;[.B137]&lt;&gt;&quot;&quot;));CONCATENATE(&quot;addSuperVar(&quot;;[.D137];&quot;,     &quot;&quot;&quot;;[.D137];&quot;&quot;&quot;, &quot;;    CONCATENATE( [.F137] ; &quot; &quot;; [.E137]);&quot;,&quot;; [.G137];&quot;,&quot;;&quot;&quot;&quot;&quot;;CONCATENATE([.H137];&quot; - &quot;;[.I137])  ; &quot;&quot;&quot;);&quot;);IF([.A137]=&quot;&quot;;[.D137];[.A137])); &quot;//intentionally blank&quot;)" office:value-type="string" office:string-value="//Lateral" calcext:value-type="string">
            <text:p>//Lateral</text:p>
          </table:table-cell>
          <table:table-cell office:value-type="string" calcext:value-type="string">
            <text:p>;</text:p>
          </table:table-cell>
          <table:table-cell table:style-name="ce8" table:formula="of:=IF([.C137] &lt;&gt; 1; IF(AND([.A137]=&quot;&quot;;[.B137] &lt;&gt; &quot;&quot;);CONCATENATE(&quot;i++; detectOverflow(i, maxListIndex, errText) ;varList[l][i] = getVarID(&quot;&quot;&quot;;[.D137];&quot;&quot;&quot;);&quot;);IF([.A137]=&quot;&quot;;[.D137];[.A137])); &quot;//intentionally blank&quot;)" office:value-type="string" office:string-value="//Lateral" calcext:value-type="string">
            <text:p>//Lateral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EffectOf_P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8] &lt;&gt; 2; IF([.A138]=&quot;&quot;;CONCATENATE(&quot;     &quot;;[.B138];&quot; &quot;;[.D138];&quot;;&quot;);[.A138]); &quot;//intentionally blank&quot;)" office:value-type="string" office:string-value="     float Motion_Lateral_EffectOf_P_Mag;" calcext:value-type="string">
            <text:p><text:s text:c="5"/>float Motion_Lateral_EffectOf_P_Mag;</text:p>
          </table:table-cell>
          <table:table-cell office:value-type="string" calcext:value-type="string">
            <text:p>;</text:p>
          </table:table-cell>
          <table:table-cell table:style-name="ce28" table:formula="of:=IF([.C138] &lt;&gt; 1; IF((AND([.A138]=&quot;&quot;;[.B138]&lt;&gt;&quot;&quot;));CONCATENATE(&quot;addSuperVar(&quot;;[.D138];&quot;,     &quot;&quot;&quot;;[.D138];&quot;&quot;&quot;, &quot;;    CONCATENATE( [.F138] ; &quot; &quot;; [.E138]);&quot;,&quot;; [.G138];&quot;,&quot;;&quot;&quot;&quot;&quot;;CONCATENATE([.H138];&quot; - &quot;;[.I138])  ; &quot;&quot;&quot;);&quot;);IF([.A138]=&quot;&quot;;[.D138];[.A138])); &quot;//intentionally blank&quot;)" office:value-type="string" office:string-value="addSuperVar(Motion_Lateral_EffectOf_P_Mag,     &quot;Motion_Lateral_EffectOf_P_Mag&quot;, I2CSlow ,1,&quot;units - comment&quot;);" calcext:value-type="string">
            <text:p>addSuperVar(Motion_Lateral_EffectOf_P_Mag, <text:s text:c="4"/>"Motion_Lateral_EffectOf_P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38] &lt;&gt; 1; IF(AND([.A138]=&quot;&quot;;[.B138] &lt;&gt; &quot;&quot;);CONCATENATE(&quot;i++; detectOverflow(i, maxListIndex, errText) ;varList[l][i] = getVarID(&quot;&quot;&quot;;[.D138];&quot;&quot;&quot;);&quot;);IF([.A138]=&quot;&quot;;[.D138];[.A138])); &quot;//intentionally blank&quot;)" office:value-type="string" office:string-value="i++; detectOverflow(i, maxListIndex, errText) ;varList[l][i] = getVarID(&quot;Motion_Lateral_EffectOf_P_Mag&quot;);" calcext:value-type="string">
            <text:p>i++; detectOverflow(i, maxListIndex, errText) ;varList[l][i] = getVarID("Motion_Lateral_EffectOf_P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EffectOf_P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39] &lt;&gt; 2; IF([.A139]=&quot;&quot;;CONCATENATE(&quot;     &quot;;[.B139];&quot; &quot;;[.D139];&quot;;&quot;);[.A139]); &quot;//intentionally blank&quot;)" office:value-type="string" office:string-value="     float Motion_Lateral_EffectOf_P_Azi;" calcext:value-type="string">
            <text:p><text:s text:c="5"/>float Motion_Lateral_EffectOf_P_Azi;</text:p>
          </table:table-cell>
          <table:table-cell office:value-type="string" calcext:value-type="string">
            <text:p>;</text:p>
          </table:table-cell>
          <table:table-cell table:style-name="ce28" table:formula="of:=IF([.C139] &lt;&gt; 1; IF((AND([.A139]=&quot;&quot;;[.B139]&lt;&gt;&quot;&quot;));CONCATENATE(&quot;addSuperVar(&quot;;[.D139];&quot;,     &quot;&quot;&quot;;[.D139];&quot;&quot;&quot;, &quot;;    CONCATENATE( [.F139] ; &quot; &quot;; [.E139]);&quot;,&quot;; [.G139];&quot;,&quot;;&quot;&quot;&quot;&quot;;CONCATENATE([.H139];&quot; - &quot;;[.I139])  ; &quot;&quot;&quot;);&quot;);IF([.A139]=&quot;&quot;;[.D139];[.A139])); &quot;//intentionally blank&quot;)" office:value-type="string" office:string-value="addSuperVar(Motion_Lateral_EffectOf_P_Azi,     &quot;Motion_Lateral_EffectOf_P_Azi&quot;, I2CSlow ,1,&quot;units - comment&quot;);" calcext:value-type="string">
            <text:p>addSuperVar(Motion_Lateral_EffectOf_P_Azi, <text:s text:c="4"/>"Motion_Lateral_EffectOf_P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39] &lt;&gt; 1; IF(AND([.A139]=&quot;&quot;;[.B139] &lt;&gt; &quot;&quot;);CONCATENATE(&quot;i++; detectOverflow(i, maxListIndex, errText) ;varList[l][i] = getVarID(&quot;&quot;&quot;;[.D139];&quot;&quot;&quot;);&quot;);IF([.A139]=&quot;&quot;;[.D139];[.A139])); &quot;//intentionally blank&quot;)" office:value-type="string" office:string-value="i++; detectOverflow(i, maxListIndex, errText) ;varList[l][i] = getVarID(&quot;Motion_Lateral_EffectOf_P_Azi&quot;);" calcext:value-type="string">
            <text:p>i++; detectOverflow(i, maxListIndex, errText) ;varList[l][i] = getVarID("Motion_Lateral_EffectOf_P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EffectOf_I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0] &lt;&gt; 2; IF([.A140]=&quot;&quot;;CONCATENATE(&quot;     &quot;;[.B140];&quot; &quot;;[.D140];&quot;;&quot;);[.A140]); &quot;//intentionally blank&quot;)" office:value-type="string" office:string-value="     float Motion_Lateral_EffectOf_I_Mag;" calcext:value-type="string">
            <text:p><text:s text:c="5"/>float Motion_Lateral_EffectOf_I_Mag;</text:p>
          </table:table-cell>
          <table:table-cell office:value-type="string" calcext:value-type="string">
            <text:p>;</text:p>
          </table:table-cell>
          <table:table-cell table:style-name="ce28" table:formula="of:=IF([.C140] &lt;&gt; 1; IF((AND([.A140]=&quot;&quot;;[.B140]&lt;&gt;&quot;&quot;));CONCATENATE(&quot;addSuperVar(&quot;;[.D140];&quot;,     &quot;&quot;&quot;;[.D140];&quot;&quot;&quot;, &quot;;    CONCATENATE( [.F140] ; &quot; &quot;; [.E140]);&quot;,&quot;; [.G140];&quot;,&quot;;&quot;&quot;&quot;&quot;;CONCATENATE([.H140];&quot; - &quot;;[.I140])  ; &quot;&quot;&quot;);&quot;);IF([.A140]=&quot;&quot;;[.D140];[.A140])); &quot;//intentionally blank&quot;)" office:value-type="string" office:string-value="addSuperVar(Motion_Lateral_EffectOf_I_Mag,     &quot;Motion_Lateral_EffectOf_I_Mag&quot;, I2CSlow ,1,&quot;units - comment&quot;);" calcext:value-type="string">
            <text:p>addSuperVar(Motion_Lateral_EffectOf_I_Mag, <text:s text:c="4"/>"Motion_Lateral_EffectOf_I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0] &lt;&gt; 1; IF(AND([.A140]=&quot;&quot;;[.B140] &lt;&gt; &quot;&quot;);CONCATENATE(&quot;i++; detectOverflow(i, maxListIndex, errText) ;varList[l][i] = getVarID(&quot;&quot;&quot;;[.D140];&quot;&quot;&quot;);&quot;);IF([.A140]=&quot;&quot;;[.D140];[.A140])); &quot;//intentionally blank&quot;)" office:value-type="string" office:string-value="i++; detectOverflow(i, maxListIndex, errText) ;varList[l][i] = getVarID(&quot;Motion_Lateral_EffectOf_I_Mag&quot;);" calcext:value-type="string">
            <text:p>i++; detectOverflow(i, maxListIndex, errText) ;varList[l][i] = getVarID("Motion_Lateral_EffectOf_I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EffectOf_I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1] &lt;&gt; 2; IF([.A141]=&quot;&quot;;CONCATENATE(&quot;     &quot;;[.B141];&quot; &quot;;[.D141];&quot;;&quot;);[.A141]); &quot;//intentionally blank&quot;)" office:value-type="string" office:string-value="     float Motion_Lateral_EffectOf_I_Azi;" calcext:value-type="string">
            <text:p><text:s text:c="5"/>float Motion_Lateral_EffectOf_I_Azi;</text:p>
          </table:table-cell>
          <table:table-cell office:value-type="string" calcext:value-type="string">
            <text:p>;</text:p>
          </table:table-cell>
          <table:table-cell table:style-name="ce28" table:formula="of:=IF([.C141] &lt;&gt; 1; IF((AND([.A141]=&quot;&quot;;[.B141]&lt;&gt;&quot;&quot;));CONCATENATE(&quot;addSuperVar(&quot;;[.D141];&quot;,     &quot;&quot;&quot;;[.D141];&quot;&quot;&quot;, &quot;;    CONCATENATE( [.F141] ; &quot; &quot;; [.E141]);&quot;,&quot;; [.G141];&quot;,&quot;;&quot;&quot;&quot;&quot;;CONCATENATE([.H141];&quot; - &quot;;[.I141])  ; &quot;&quot;&quot;);&quot;);IF([.A141]=&quot;&quot;;[.D141];[.A141])); &quot;//intentionally blank&quot;)" office:value-type="string" office:string-value="addSuperVar(Motion_Lateral_EffectOf_I_Azi,     &quot;Motion_Lateral_EffectOf_I_Azi&quot;, I2CSlow ,1,&quot;units - comment&quot;);" calcext:value-type="string">
            <text:p>addSuperVar(Motion_Lateral_EffectOf_I_Azi, <text:s text:c="4"/>"Motion_Lateral_EffectOf_I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1] &lt;&gt; 1; IF(AND([.A141]=&quot;&quot;;[.B141] &lt;&gt; &quot;&quot;);CONCATENATE(&quot;i++; detectOverflow(i, maxListIndex, errText) ;varList[l][i] = getVarID(&quot;&quot;&quot;;[.D141];&quot;&quot;&quot;);&quot;);IF([.A141]=&quot;&quot;;[.D141];[.A141])); &quot;//intentionally blank&quot;)" office:value-type="string" office:string-value="i++; detectOverflow(i, maxListIndex, errText) ;varList[l][i] = getVarID(&quot;Motion_Lateral_EffectOf_I_Azi&quot;);" calcext:value-type="string">
            <text:p>i++; detectOverflow(i, maxListIndex, errText) ;varList[l][i] = getVarID("Motion_Lateral_EffectOf_I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EffectOf_D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2] &lt;&gt; 2; IF([.A142]=&quot;&quot;;CONCATENATE(&quot;     &quot;;[.B142];&quot; &quot;;[.D142];&quot;;&quot;);[.A142]); &quot;//intentionally blank&quot;)" office:value-type="string" office:string-value="     float Motion_Lateral_EffectOf_D_Mag;" calcext:value-type="string">
            <text:p><text:s text:c="5"/>float Motion_Lateral_EffectOf_D_Mag;</text:p>
          </table:table-cell>
          <table:table-cell office:value-type="string" calcext:value-type="string">
            <text:p>;</text:p>
          </table:table-cell>
          <table:table-cell table:style-name="ce28" table:formula="of:=IF([.C142] &lt;&gt; 1; IF((AND([.A142]=&quot;&quot;;[.B142]&lt;&gt;&quot;&quot;));CONCATENATE(&quot;addSuperVar(&quot;;[.D142];&quot;,     &quot;&quot;&quot;;[.D142];&quot;&quot;&quot;, &quot;;    CONCATENATE( [.F142] ; &quot; &quot;; [.E142]);&quot;,&quot;; [.G142];&quot;,&quot;;&quot;&quot;&quot;&quot;;CONCATENATE([.H142];&quot; - &quot;;[.I142])  ; &quot;&quot;&quot;);&quot;);IF([.A142]=&quot;&quot;;[.D142];[.A142])); &quot;//intentionally blank&quot;)" office:value-type="string" office:string-value="addSuperVar(Motion_Lateral_EffectOf_D_Mag,     &quot;Motion_Lateral_EffectOf_D_Mag&quot;, I2CSlow ,1,&quot;units - comment&quot;);" calcext:value-type="string">
            <text:p>addSuperVar(Motion_Lateral_EffectOf_D_Mag, <text:s text:c="4"/>"Motion_Lateral_EffectOf_D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2] &lt;&gt; 1; IF(AND([.A142]=&quot;&quot;;[.B142] &lt;&gt; &quot;&quot;);CONCATENATE(&quot;i++; detectOverflow(i, maxListIndex, errText) ;varList[l][i] = getVarID(&quot;&quot;&quot;;[.D142];&quot;&quot;&quot;);&quot;);IF([.A142]=&quot;&quot;;[.D142];[.A142])); &quot;//intentionally blank&quot;)" office:value-type="string" office:string-value="i++; detectOverflow(i, maxListIndex, errText) ;varList[l][i] = getVarID(&quot;Motion_Lateral_EffectOf_D_Mag&quot;);" calcext:value-type="string">
            <text:p>i++; detectOverflow(i, maxListIndex, errText) ;varList[l][i] = getVarID("Motion_Lateral_EffectOf_D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EffectOf_D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3] &lt;&gt; 2; IF([.A143]=&quot;&quot;;CONCATENATE(&quot;     &quot;;[.B143];&quot; &quot;;[.D143];&quot;;&quot;);[.A143]); &quot;//intentionally blank&quot;)" office:value-type="string" office:string-value="     float Motion_Lateral_EffectOf_D_Azi;" calcext:value-type="string">
            <text:p><text:s text:c="5"/>float Motion_Lateral_EffectOf_D_Azi;</text:p>
          </table:table-cell>
          <table:table-cell office:value-type="string" calcext:value-type="string">
            <text:p>;</text:p>
          </table:table-cell>
          <table:table-cell table:style-name="ce28" table:formula="of:=IF([.C143] &lt;&gt; 1; IF((AND([.A143]=&quot;&quot;;[.B143]&lt;&gt;&quot;&quot;));CONCATENATE(&quot;addSuperVar(&quot;;[.D143];&quot;,     &quot;&quot;&quot;;[.D143];&quot;&quot;&quot;, &quot;;    CONCATENATE( [.F143] ; &quot; &quot;; [.E143]);&quot;,&quot;; [.G143];&quot;,&quot;;&quot;&quot;&quot;&quot;;CONCATENATE([.H143];&quot; - &quot;;[.I143])  ; &quot;&quot;&quot;);&quot;);IF([.A143]=&quot;&quot;;[.D143];[.A143])); &quot;//intentionally blank&quot;)" office:value-type="string" office:string-value="addSuperVar(Motion_Lateral_EffectOf_D_Azi,     &quot;Motion_Lateral_EffectOf_D_Azi&quot;, I2CSlow ,1,&quot;units - comment&quot;);" calcext:value-type="string">
            <text:p>addSuperVar(Motion_Lateral_EffectOf_D_Azi, <text:s text:c="4"/>"Motion_Lateral_EffectOf_D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3] &lt;&gt; 1; IF(AND([.A143]=&quot;&quot;;[.B143] &lt;&gt; &quot;&quot;);CONCATENATE(&quot;i++; detectOverflow(i, maxListIndex, errText) ;varList[l][i] = getVarID(&quot;&quot;&quot;;[.D143];&quot;&quot;&quot;);&quot;);IF([.A143]=&quot;&quot;;[.D143];[.A143])); &quot;//intentionally blank&quot;)" office:value-type="string" office:string-value="i++; detectOverflow(i, maxListIndex, errText) ;varList[l][i] = getVarID(&quot;Motion_Lateral_EffectOf_D_Azi&quot;);" calcext:value-type="string">
            <text:p>i++; detectOverflow(i, maxListIndex, errText) ;varList[l][i] = getVarID("Motion_Lateral_EffectOf_D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VelocErr_Integrated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4] &lt;&gt; 2; IF([.A144]=&quot;&quot;;CONCATENATE(&quot;     &quot;;[.B144];&quot; &quot;;[.D144];&quot;;&quot;);[.A144]); &quot;//intentionally blank&quot;)" office:value-type="string" office:string-value="     float Motion_Lateral_VelocErr_Integrated_Mag;" calcext:value-type="string">
            <text:p><text:s text:c="5"/>float Motion_Lateral_VelocErr_Integrated_Mag;</text:p>
          </table:table-cell>
          <table:table-cell office:value-type="string" calcext:value-type="string">
            <text:p>;</text:p>
          </table:table-cell>
          <table:table-cell table:style-name="ce28" table:formula="of:=IF([.C144] &lt;&gt; 1; IF((AND([.A144]=&quot;&quot;;[.B144]&lt;&gt;&quot;&quot;));CONCATENATE(&quot;addSuperVar(&quot;;[.D144];&quot;,     &quot;&quot;&quot;;[.D144];&quot;&quot;&quot;, &quot;;    CONCATENATE( [.F144] ; &quot; &quot;; [.E144]);&quot;,&quot;; [.G144];&quot;,&quot;;&quot;&quot;&quot;&quot;;CONCATENATE([.H144];&quot; - &quot;;[.I144])  ; &quot;&quot;&quot;);&quot;);IF([.A144]=&quot;&quot;;[.D144];[.A144])); &quot;//intentionally blank&quot;)" office:value-type="string" office:string-value="addSuperVar(Motion_Lateral_VelocErr_Integrated_Mag,     &quot;Motion_Lateral_VelocErr_Integrated_Mag&quot;, I2CSlow ,1,&quot;units - comment&quot;);" calcext:value-type="string">
            <text:p>addSuperVar(Motion_Lateral_VelocErr_Integrated_Mag, <text:s text:c="4"/>"Motion_Lateral_VelocErr_Integrated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4] &lt;&gt; 1; IF(AND([.A144]=&quot;&quot;;[.B144] &lt;&gt; &quot;&quot;);CONCATENATE(&quot;i++; detectOverflow(i, maxListIndex, errText) ;varList[l][i] = getVarID(&quot;&quot;&quot;;[.D144];&quot;&quot;&quot;);&quot;);IF([.A144]=&quot;&quot;;[.D144];[.A144])); &quot;//intentionally blank&quot;)" office:value-type="string" office:string-value="i++; detectOverflow(i, maxListIndex, errText) ;varList[l][i] = getVarID(&quot;Motion_Lateral_VelocErr_Integrated_Mag&quot;);" calcext:value-type="string">
            <text:p>i++; detectOverflow(i, maxListIndex, errText) ;varList[l][i] = getVarID("Motion_Lateral_VelocErr_Integrated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VelocErr_Integrated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5] &lt;&gt; 2; IF([.A145]=&quot;&quot;;CONCATENATE(&quot;     &quot;;[.B145];&quot; &quot;;[.D145];&quot;;&quot;);[.A145]); &quot;//intentionally blank&quot;)" office:value-type="string" office:string-value="     float Motion_Lateral_VelocErr_Integrated_Azi;" calcext:value-type="string">
            <text:p><text:s text:c="5"/>float Motion_Lateral_VelocErr_Integrated_Azi;</text:p>
          </table:table-cell>
          <table:table-cell office:value-type="string" calcext:value-type="string">
            <text:p>;</text:p>
          </table:table-cell>
          <table:table-cell table:style-name="ce28" table:formula="of:=IF([.C145] &lt;&gt; 1; IF((AND([.A145]=&quot;&quot;;[.B145]&lt;&gt;&quot;&quot;));CONCATENATE(&quot;addSuperVar(&quot;;[.D145];&quot;,     &quot;&quot;&quot;;[.D145];&quot;&quot;&quot;, &quot;;    CONCATENATE( [.F145] ; &quot; &quot;; [.E145]);&quot;,&quot;; [.G145];&quot;,&quot;;&quot;&quot;&quot;&quot;;CONCATENATE([.H145];&quot; - &quot;;[.I145])  ; &quot;&quot;&quot;);&quot;);IF([.A145]=&quot;&quot;;[.D145];[.A145])); &quot;//intentionally blank&quot;)" office:value-type="string" office:string-value="addSuperVar(Motion_Lateral_VelocErr_Integrated_Azi,     &quot;Motion_Lateral_VelocErr_Integrated_Azi&quot;, I2CSlow ,1,&quot;units - comment&quot;);" calcext:value-type="string">
            <text:p>addSuperVar(Motion_Lateral_VelocErr_Integrated_Azi, <text:s text:c="4"/>"Motion_Lateral_VelocErr_Integrated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5] &lt;&gt; 1; IF(AND([.A145]=&quot;&quot;;[.B145] &lt;&gt; &quot;&quot;);CONCATENATE(&quot;i++; detectOverflow(i, maxListIndex, errText) ;varList[l][i] = getVarID(&quot;&quot;&quot;;[.D145];&quot;&quot;&quot;);&quot;);IF([.A145]=&quot;&quot;;[.D145];[.A145])); &quot;//intentionally blank&quot;)" office:value-type="string" office:string-value="i++; detectOverflow(i, maxListIndex, errText) ;varList[l][i] = getVarID(&quot;Motion_Lateral_VelocErr_Integrated_Azi&quot;);" calcext:value-type="string">
            <text:p>i++; detectOverflow(i, maxListIndex, errText) ;varList[l][i] = getVarID("Motion_Lateral_VelocErr_Integrated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VelocityError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6] &lt;&gt; 2; IF([.A146]=&quot;&quot;;CONCATENATE(&quot;     &quot;;[.B146];&quot; &quot;;[.D146];&quot;;&quot;);[.A146]); &quot;//intentionally blank&quot;)" office:value-type="string" office:string-value="     float Motion_Lateral_VelocityError_Mag;" calcext:value-type="string">
            <text:p><text:s text:c="5"/>float Motion_Lateral_VelocityError_Mag;</text:p>
          </table:table-cell>
          <table:table-cell office:value-type="string" calcext:value-type="string">
            <text:p>;</text:p>
          </table:table-cell>
          <table:table-cell table:style-name="ce28" table:formula="of:=IF([.C146] &lt;&gt; 1; IF((AND([.A146]=&quot;&quot;;[.B146]&lt;&gt;&quot;&quot;));CONCATENATE(&quot;addSuperVar(&quot;;[.D146];&quot;,     &quot;&quot;&quot;;[.D146];&quot;&quot;&quot;, &quot;;    CONCATENATE( [.F146] ; &quot; &quot;; [.E146]);&quot;,&quot;; [.G146];&quot;,&quot;;&quot;&quot;&quot;&quot;;CONCATENATE([.H146];&quot; - &quot;;[.I146])  ; &quot;&quot;&quot;);&quot;);IF([.A146]=&quot;&quot;;[.D146];[.A146])); &quot;//intentionally blank&quot;)" office:value-type="string" office:string-value="addSuperVar(Motion_Lateral_VelocityError_Mag,     &quot;Motion_Lateral_VelocityError_Mag&quot;, I2CSlow ,1,&quot;units - comment&quot;);" calcext:value-type="string">
            <text:p>addSuperVar(Motion_Lateral_VelocityError_Mag, <text:s text:c="4"/>"Motion_Lateral_VelocityError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6] &lt;&gt; 1; IF(AND([.A146]=&quot;&quot;;[.B146] &lt;&gt; &quot;&quot;);CONCATENATE(&quot;i++; detectOverflow(i, maxListIndex, errText) ;varList[l][i] = getVarID(&quot;&quot;&quot;;[.D146];&quot;&quot;&quot;);&quot;);IF([.A146]=&quot;&quot;;[.D146];[.A146])); &quot;//intentionally blank&quot;)" office:value-type="string" office:string-value="i++; detectOverflow(i, maxListIndex, errText) ;varList[l][i] = getVarID(&quot;Motion_Lateral_VelocityError_Mag&quot;);" calcext:value-type="string">
            <text:p>i++; detectOverflow(i, maxListIndex, errText) ;varList[l][i] = getVarID("Motion_Lateral_VelocityError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VelocityError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7] &lt;&gt; 2; IF([.A147]=&quot;&quot;;CONCATENATE(&quot;     &quot;;[.B147];&quot; &quot;;[.D147];&quot;;&quot;);[.A147]); &quot;//intentionally blank&quot;)" office:value-type="string" office:string-value="     float Motion_Lateral_VelocityError_Azi;" calcext:value-type="string">
            <text:p><text:s text:c="5"/>float Motion_Lateral_VelocityError_Azi;</text:p>
          </table:table-cell>
          <table:table-cell office:value-type="string" calcext:value-type="string">
            <text:p>;</text:p>
          </table:table-cell>
          <table:table-cell table:style-name="ce28" table:formula="of:=IF([.C147] &lt;&gt; 1; IF((AND([.A147]=&quot;&quot;;[.B147]&lt;&gt;&quot;&quot;));CONCATENATE(&quot;addSuperVar(&quot;;[.D147];&quot;,     &quot;&quot;&quot;;[.D147];&quot;&quot;&quot;, &quot;;    CONCATENATE( [.F147] ; &quot; &quot;; [.E147]);&quot;,&quot;; [.G147];&quot;,&quot;;&quot;&quot;&quot;&quot;;CONCATENATE([.H147];&quot; - &quot;;[.I147])  ; &quot;&quot;&quot;);&quot;);IF([.A147]=&quot;&quot;;[.D147];[.A147])); &quot;//intentionally blank&quot;)" office:value-type="string" office:string-value="addSuperVar(Motion_Lateral_VelocityError_Azi,     &quot;Motion_Lateral_VelocityError_Azi&quot;, I2CSlow ,1,&quot;units - comment&quot;);" calcext:value-type="string">
            <text:p>addSuperVar(Motion_Lateral_VelocityError_Azi, <text:s text:c="4"/>"Motion_Lateral_VelocityError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7] &lt;&gt; 1; IF(AND([.A147]=&quot;&quot;;[.B147] &lt;&gt; &quot;&quot;);CONCATENATE(&quot;i++; detectOverflow(i, maxListIndex, errText) ;varList[l][i] = getVarID(&quot;&quot;&quot;;[.D147];&quot;&quot;&quot;);&quot;);IF([.A147]=&quot;&quot;;[.D147];[.A147])); &quot;//intentionally blank&quot;)" office:value-type="string" office:string-value="i++; detectOverflow(i, maxListIndex, errText) ;varList[l][i] = getVarID(&quot;Motion_Lateral_VelocityError_Azi&quot;);" calcext:value-type="string">
            <text:p>i++; detectOverflow(i, maxListIndex, errText) ;varList[l][i] = getVarID("Motion_Lateral_VelocityError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VelocDesire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8] &lt;&gt; 2; IF([.A148]=&quot;&quot;;CONCATENATE(&quot;     &quot;;[.B148];&quot; &quot;;[.D148];&quot;;&quot;);[.A148]); &quot;//intentionally blank&quot;)" office:value-type="string" office:string-value="     float Motion_Lateral_VelocDesire_Mag;" calcext:value-type="string">
            <text:p><text:s text:c="5"/>float Motion_Lateral_VelocDesire_Mag;</text:p>
          </table:table-cell>
          <table:table-cell office:value-type="string" calcext:value-type="string">
            <text:p>;</text:p>
          </table:table-cell>
          <table:table-cell table:style-name="ce28" table:formula="of:=IF([.C148] &lt;&gt; 1; IF((AND([.A148]=&quot;&quot;;[.B148]&lt;&gt;&quot;&quot;));CONCATENATE(&quot;addSuperVar(&quot;;[.D148];&quot;,     &quot;&quot;&quot;;[.D148];&quot;&quot;&quot;, &quot;;    CONCATENATE( [.F148] ; &quot; &quot;; [.E148]);&quot;,&quot;; [.G148];&quot;,&quot;;&quot;&quot;&quot;&quot;;CONCATENATE([.H148];&quot; - &quot;;[.I148])  ; &quot;&quot;&quot;);&quot;);IF([.A148]=&quot;&quot;;[.D148];[.A148])); &quot;//intentionally blank&quot;)" office:value-type="string" office:string-value="addSuperVar(Motion_Lateral_VelocDesire_Mag,     &quot;Motion_Lateral_VelocDesire_Mag&quot;, I2CSlow ,1,&quot;units - comment&quot;);" calcext:value-type="string">
            <text:p>addSuperVar(Motion_Lateral_VelocDesire_Mag, <text:s text:c="4"/>"Motion_Lateral_VelocDesire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8] &lt;&gt; 1; IF(AND([.A148]=&quot;&quot;;[.B148] &lt;&gt; &quot;&quot;);CONCATENATE(&quot;i++; detectOverflow(i, maxListIndex, errText) ;varList[l][i] = getVarID(&quot;&quot;&quot;;[.D148];&quot;&quot;&quot;);&quot;);IF([.A148]=&quot;&quot;;[.D148];[.A148])); &quot;//intentionally blank&quot;)" office:value-type="string" office:string-value="i++; detectOverflow(i, maxListIndex, errText) ;varList[l][i] = getVarID(&quot;Motion_Lateral_VelocDesire_Mag&quot;);" calcext:value-type="string">
            <text:p>i++; detectOverflow(i, maxListIndex, errText) ;varList[l][i] = getVarID("Motion_Lateral_VelocDesire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VelocDesire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49] &lt;&gt; 2; IF([.A149]=&quot;&quot;;CONCATENATE(&quot;     &quot;;[.B149];&quot; &quot;;[.D149];&quot;;&quot;);[.A149]); &quot;//intentionally blank&quot;)" office:value-type="string" office:string-value="     float Motion_Lateral_VelocDesire_Azi;" calcext:value-type="string">
            <text:p><text:s text:c="5"/>float Motion_Lateral_VelocDesire_Azi;</text:p>
          </table:table-cell>
          <table:table-cell office:value-type="string" calcext:value-type="string">
            <text:p>;</text:p>
          </table:table-cell>
          <table:table-cell table:style-name="ce28" table:formula="of:=IF([.C149] &lt;&gt; 1; IF((AND([.A149]=&quot;&quot;;[.B149]&lt;&gt;&quot;&quot;));CONCATENATE(&quot;addSuperVar(&quot;;[.D149];&quot;,     &quot;&quot;&quot;;[.D149];&quot;&quot;&quot;, &quot;;    CONCATENATE( [.F149] ; &quot; &quot;; [.E149]);&quot;,&quot;; [.G149];&quot;,&quot;;&quot;&quot;&quot;&quot;;CONCATENATE([.H149];&quot; - &quot;;[.I149])  ; &quot;&quot;&quot;);&quot;);IF([.A149]=&quot;&quot;;[.D149];[.A149])); &quot;//intentionally blank&quot;)" office:value-type="string" office:string-value="addSuperVar(Motion_Lateral_VelocDesire_Azi,     &quot;Motion_Lateral_VelocDesire_Azi&quot;, I2CSlow ,1,&quot;units - comment&quot;);" calcext:value-type="string">
            <text:p>addSuperVar(Motion_Lateral_VelocDesire_Azi, <text:s text:c="4"/>"Motion_Lateral_VelocDesire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49] &lt;&gt; 1; IF(AND([.A149]=&quot;&quot;;[.B149] &lt;&gt; &quot;&quot;);CONCATENATE(&quot;i++; detectOverflow(i, maxListIndex, errText) ;varList[l][i] = getVarID(&quot;&quot;&quot;;[.D149];&quot;&quot;&quot;);&quot;);IF([.A149]=&quot;&quot;;[.D149];[.A149])); &quot;//intentionally blank&quot;)" office:value-type="string" office:string-value="i++; detectOverflow(i, maxListIndex, errText) ;varList[l][i] = getVarID(&quot;Motion_Lateral_VelocDesire_Azi&quot;);" calcext:value-type="string">
            <text:p>i++; detectOverflow(i, maxListIndex, errText) ;varList[l][i] = getVarID("Motion_Lateral_VelocDesire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Accelration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0] &lt;&gt; 2; IF([.A150]=&quot;&quot;;CONCATENATE(&quot;     &quot;;[.B150];&quot; &quot;;[.D150];&quot;;&quot;);[.A150]); &quot;//intentionally blank&quot;)" office:value-type="string" office:string-value="     float Motion_Lateral_Accelration_Mag;" calcext:value-type="string">
            <text:p><text:s text:c="5"/>float Motion_Lateral_Accelration_Mag;</text:p>
          </table:table-cell>
          <table:table-cell office:value-type="string" calcext:value-type="string">
            <text:p>;</text:p>
          </table:table-cell>
          <table:table-cell table:style-name="ce28" table:formula="of:=IF([.C150] &lt;&gt; 1; IF((AND([.A150]=&quot;&quot;;[.B150]&lt;&gt;&quot;&quot;));CONCATENATE(&quot;addSuperVar(&quot;;[.D150];&quot;,     &quot;&quot;&quot;;[.D150];&quot;&quot;&quot;, &quot;;    CONCATENATE( [.F150] ; &quot; &quot;; [.E150]);&quot;,&quot;; [.G150];&quot;,&quot;;&quot;&quot;&quot;&quot;;CONCATENATE([.H150];&quot; - &quot;;[.I150])  ; &quot;&quot;&quot;);&quot;);IF([.A150]=&quot;&quot;;[.D150];[.A150])); &quot;//intentionally blank&quot;)" office:value-type="string" office:string-value="addSuperVar(Motion_Lateral_Accelration_Mag,     &quot;Motion_Lateral_Accelration_Mag&quot;, I2CSlow ,1,&quot;units - comment&quot;);" calcext:value-type="string">
            <text:p>addSuperVar(Motion_Lateral_Accelration_Mag, <text:s text:c="4"/>"Motion_Lateral_Accelration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0] &lt;&gt; 1; IF(AND([.A150]=&quot;&quot;;[.B150] &lt;&gt; &quot;&quot;);CONCATENATE(&quot;i++; detectOverflow(i, maxListIndex, errText) ;varList[l][i] = getVarID(&quot;&quot;&quot;;[.D150];&quot;&quot;&quot;);&quot;);IF([.A150]=&quot;&quot;;[.D150];[.A150])); &quot;//intentionally blank&quot;)" office:value-type="string" office:string-value="i++; detectOverflow(i, maxListIndex, errText) ;varList[l][i] = getVarID(&quot;Motion_Lateral_Accelration_Mag&quot;);" calcext:value-type="string">
            <text:p>i++; detectOverflow(i, maxListIndex, errText) ;varList[l][i] = getVarID("Motion_Lateral_Accelration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Accelration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1] &lt;&gt; 2; IF([.A151]=&quot;&quot;;CONCATENATE(&quot;     &quot;;[.B151];&quot; &quot;;[.D151];&quot;;&quot;);[.A151]); &quot;//intentionally blank&quot;)" office:value-type="string" office:string-value="     float Motion_Lateral_Accelration_Azi;" calcext:value-type="string">
            <text:p><text:s text:c="5"/>float Motion_Lateral_Accelration_Azi;</text:p>
          </table:table-cell>
          <table:table-cell office:value-type="string" calcext:value-type="string">
            <text:p>;</text:p>
          </table:table-cell>
          <table:table-cell table:style-name="ce28" table:formula="of:=IF([.C151] &lt;&gt; 1; IF((AND([.A151]=&quot;&quot;;[.B151]&lt;&gt;&quot;&quot;));CONCATENATE(&quot;addSuperVar(&quot;;[.D151];&quot;,     &quot;&quot;&quot;;[.D151];&quot;&quot;&quot;, &quot;;    CONCATENATE( [.F151] ; &quot; &quot;; [.E151]);&quot;,&quot;; [.G151];&quot;,&quot;;&quot;&quot;&quot;&quot;;CONCATENATE([.H151];&quot; - &quot;;[.I151])  ; &quot;&quot;&quot;);&quot;);IF([.A151]=&quot;&quot;;[.D151];[.A151])); &quot;//intentionally blank&quot;)" office:value-type="string" office:string-value="addSuperVar(Motion_Lateral_Accelration_Azi,     &quot;Motion_Lateral_Accelration_Azi&quot;, I2CSlow ,1,&quot;units - comment&quot;);" calcext:value-type="string">
            <text:p>addSuperVar(Motion_Lateral_Accelration_Azi, <text:s text:c="4"/>"Motion_Lateral_Accelration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1] &lt;&gt; 1; IF(AND([.A151]=&quot;&quot;;[.B151] &lt;&gt; &quot;&quot;);CONCATENATE(&quot;i++; detectOverflow(i, maxListIndex, errText) ;varList[l][i] = getVarID(&quot;&quot;&quot;;[.D151];&quot;&quot;&quot;);&quot;);IF([.A151]=&quot;&quot;;[.D151];[.A151])); &quot;//intentionally blank&quot;)" office:value-type="string" office:string-value="i++; detectOverflow(i, maxListIndex, errText) ;varList[l][i] = getVarID(&quot;Motion_Lateral_Accelration_Azi&quot;);" calcext:value-type="string">
            <text:p>i++; detectOverflow(i, maxListIndex, errText) ;varList[l][i] = getVarID("Motion_Lateral_Accelration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Velocity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2] &lt;&gt; 2; IF([.A152]=&quot;&quot;;CONCATENATE(&quot;     &quot;;[.B152];&quot; &quot;;[.D152];&quot;;&quot;);[.A152]); &quot;//intentionally blank&quot;)" office:value-type="string" office:string-value="     float Motion_Lateral_Velocity_Mag;" calcext:value-type="string">
            <text:p><text:s text:c="5"/>float Motion_Lateral_Velocity_Mag;</text:p>
          </table:table-cell>
          <table:table-cell office:value-type="string" calcext:value-type="string">
            <text:p>;</text:p>
          </table:table-cell>
          <table:table-cell table:style-name="ce28" table:formula="of:=IF([.C152] &lt;&gt; 1; IF((AND([.A152]=&quot;&quot;;[.B152]&lt;&gt;&quot;&quot;));CONCATENATE(&quot;addSuperVar(&quot;;[.D152];&quot;,     &quot;&quot;&quot;;[.D152];&quot;&quot;&quot;, &quot;;    CONCATENATE( [.F152] ; &quot; &quot;; [.E152]);&quot;,&quot;; [.G152];&quot;,&quot;;&quot;&quot;&quot;&quot;;CONCATENATE([.H152];&quot; - &quot;;[.I152])  ; &quot;&quot;&quot;);&quot;);IF([.A152]=&quot;&quot;;[.D152];[.A152])); &quot;//intentionally blank&quot;)" office:value-type="string" office:string-value="addSuperVar(Motion_Lateral_Velocity_Mag,     &quot;Motion_Lateral_Velocity_Mag&quot;, I2CSlow ,1,&quot;units - comment&quot;);" calcext:value-type="string">
            <text:p>addSuperVar(Motion_Lateral_Velocity_Mag, <text:s text:c="4"/>"Motion_Lateral_Velocity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2] &lt;&gt; 1; IF(AND([.A152]=&quot;&quot;;[.B152] &lt;&gt; &quot;&quot;);CONCATENATE(&quot;i++; detectOverflow(i, maxListIndex, errText) ;varList[l][i] = getVarID(&quot;&quot;&quot;;[.D152];&quot;&quot;&quot;);&quot;);IF([.A152]=&quot;&quot;;[.D152];[.A152])); &quot;//intentionally blank&quot;)" office:value-type="string" office:string-value="i++; detectOverflow(i, maxListIndex, errText) ;varList[l][i] = getVarID(&quot;Motion_Lateral_Velocity_Mag&quot;);" calcext:value-type="string">
            <text:p>i++; detectOverflow(i, maxListIndex, errText) ;varList[l][i] = getVarID("Motion_Lateral_Velocity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Lateral_Velocity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3] &lt;&gt; 2; IF([.A153]=&quot;&quot;;CONCATENATE(&quot;     &quot;;[.B153];&quot; &quot;;[.D153];&quot;;&quot;);[.A153]); &quot;//intentionally blank&quot;)" office:value-type="string" office:string-value="     float Motion_Lateral_Velocity_Azi;" calcext:value-type="string">
            <text:p><text:s text:c="5"/>float Motion_Lateral_Velocity_Azi;</text:p>
          </table:table-cell>
          <table:table-cell office:value-type="string" calcext:value-type="string">
            <text:p>;</text:p>
          </table:table-cell>
          <table:table-cell table:style-name="ce28" table:formula="of:=IF([.C153] &lt;&gt; 1; IF((AND([.A153]=&quot;&quot;;[.B153]&lt;&gt;&quot;&quot;));CONCATENATE(&quot;addSuperVar(&quot;;[.D153];&quot;,     &quot;&quot;&quot;;[.D153];&quot;&quot;&quot;, &quot;;    CONCATENATE( [.F153] ; &quot; &quot;; [.E153]);&quot;,&quot;; [.G153];&quot;,&quot;;&quot;&quot;&quot;&quot;;CONCATENATE([.H153];&quot; - &quot;;[.I153])  ; &quot;&quot;&quot;);&quot;);IF([.A153]=&quot;&quot;;[.D153];[.A153])); &quot;//intentionally blank&quot;)" office:value-type="string" office:string-value="addSuperVar(Motion_Lateral_Velocity_Azi,     &quot;Motion_Lateral_Velocity_Azi&quot;, I2CSlow ,1,&quot;units - comment&quot;);" calcext:value-type="string">
            <text:p>addSuperVar(Motion_Lateral_Velocity_Azi, <text:s text:c="4"/>"Motion_Lateral_Velocity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3] &lt;&gt; 1; IF(AND([.A153]=&quot;&quot;;[.B153] &lt;&gt; &quot;&quot;);CONCATENATE(&quot;i++; detectOverflow(i, maxListIndex, errText) ;varList[l][i] = getVarID(&quot;&quot;&quot;;[.D153];&quot;&quot;&quot;);&quot;);IF([.A153]=&quot;&quot;;[.D153];[.A153])); &quot;//intentionally blank&quot;)" office:value-type="string" office:string-value="i++; detectOverflow(i, maxListIndex, errText) ;varList[l][i] = getVarID(&quot;Motion_Lateral_Velocity_Azi&quot;);" calcext:value-type="string">
            <text:p>i++; detectOverflow(i, maxListIndex, errText) ;varList[l][i] = getVarID("Motion_Lateral_Velocity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Desired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4] &lt;&gt; 2; IF([.A154]=&quot;&quot;;CONCATENATE(&quot;     &quot;;[.B154];&quot; &quot;;[.D154];&quot;;&quot;);[.A154]); &quot;//intentionally blank&quot;)" office:value-type="string" office:string-value="     float Motion_Tilt_Desired_Mag;" calcext:value-type="string">
            <text:p><text:s text:c="5"/>float Motion_Tilt_Desired_Mag;</text:p>
          </table:table-cell>
          <table:table-cell office:value-type="string" calcext:value-type="string">
            <text:p>;</text:p>
          </table:table-cell>
          <table:table-cell table:style-name="ce28" table:formula="of:=IF([.C154] &lt;&gt; 1; IF((AND([.A154]=&quot;&quot;;[.B154]&lt;&gt;&quot;&quot;));CONCATENATE(&quot;addSuperVar(&quot;;[.D154];&quot;,     &quot;&quot;&quot;;[.D154];&quot;&quot;&quot;, &quot;;    CONCATENATE( [.F154] ; &quot; &quot;; [.E154]);&quot;,&quot;; [.G154];&quot;,&quot;;&quot;&quot;&quot;&quot;;CONCATENATE([.H154];&quot; - &quot;;[.I154])  ; &quot;&quot;&quot;);&quot;);IF([.A154]=&quot;&quot;;[.D154];[.A154])); &quot;//intentionally blank&quot;)" office:value-type="string" office:string-value="addSuperVar(Motion_Tilt_Desired_Mag,     &quot;Motion_Tilt_Desired_Mag&quot;, I2CSlow ,1,&quot;units - comment&quot;);" calcext:value-type="string">
            <text:p>addSuperVar(Motion_Tilt_Desired_Mag, <text:s text:c="4"/>"Motion_Tilt_Desired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4] &lt;&gt; 1; IF(AND([.A154]=&quot;&quot;;[.B154] &lt;&gt; &quot;&quot;);CONCATENATE(&quot;i++; detectOverflow(i, maxListIndex, errText) ;varList[l][i] = getVarID(&quot;&quot;&quot;;[.D154];&quot;&quot;&quot;);&quot;);IF([.A154]=&quot;&quot;;[.D154];[.A154])); &quot;//intentionally blank&quot;)" office:value-type="string" office:string-value="i++; detectOverflow(i, maxListIndex, errText) ;varList[l][i] = getVarID(&quot;Motion_Tilt_Desired_Mag&quot;);" calcext:value-type="string">
            <text:p>i++; detectOverflow(i, maxListIndex, errText) ;varList[l][i] = getVarID("Motion_Tilt_Desired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Desired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5] &lt;&gt; 2; IF([.A155]=&quot;&quot;;CONCATENATE(&quot;     &quot;;[.B155];&quot; &quot;;[.D155];&quot;;&quot;);[.A155]); &quot;//intentionally blank&quot;)" office:value-type="string" office:string-value="     float Motion_Tilt_Desired_Azi;" calcext:value-type="string">
            <text:p><text:s text:c="5"/>float Motion_Tilt_Desired_Azi;</text:p>
          </table:table-cell>
          <table:table-cell office:value-type="string" calcext:value-type="string">
            <text:p>;</text:p>
          </table:table-cell>
          <table:table-cell table:style-name="ce28" table:formula="of:=IF([.C155] &lt;&gt; 1; IF((AND([.A155]=&quot;&quot;;[.B155]&lt;&gt;&quot;&quot;));CONCATENATE(&quot;addSuperVar(&quot;;[.D155];&quot;,     &quot;&quot;&quot;;[.D155];&quot;&quot;&quot;, &quot;;    CONCATENATE( [.F155] ; &quot; &quot;; [.E155]);&quot;,&quot;; [.G155];&quot;,&quot;;&quot;&quot;&quot;&quot;;CONCATENATE([.H155];&quot; - &quot;;[.I155])  ; &quot;&quot;&quot;);&quot;);IF([.A155]=&quot;&quot;;[.D155];[.A155])); &quot;//intentionally blank&quot;)" office:value-type="string" office:string-value="addSuperVar(Motion_Tilt_Desired_Azi,     &quot;Motion_Tilt_Desired_Azi&quot;, I2CSlow ,1,&quot;units - comment&quot;);" calcext:value-type="string">
            <text:p>addSuperVar(Motion_Tilt_Desired_Azi, <text:s text:c="4"/>"Motion_Tilt_Desired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5] &lt;&gt; 1; IF(AND([.A155]=&quot;&quot;;[.B155] &lt;&gt; &quot;&quot;);CONCATENATE(&quot;i++; detectOverflow(i, maxListIndex, errText) ;varList[l][i] = getVarID(&quot;&quot;&quot;;[.D155];&quot;&quot;&quot;);&quot;);IF([.A155]=&quot;&quot;;[.D155];[.A155])); &quot;//intentionally blank&quot;)" office:value-type="string" office:string-value="i++; detectOverflow(i, maxListIndex, errText) ;varList[l][i] = getVarID(&quot;Motion_Tilt_Desired_Azi&quot;);" calcext:value-type="string">
            <text:p>i++; detectOverflow(i, maxListIndex, errText) ;varList[l][i] = getVarID("Motion_Tilt_Desired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EffectOf_P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6] &lt;&gt; 2; IF([.A156]=&quot;&quot;;CONCATENATE(&quot;     &quot;;[.B156];&quot; &quot;;[.D156];&quot;;&quot;);[.A156]); &quot;//intentionally blank&quot;)" office:value-type="string" office:string-value="     float Motion_Tilt_EffectOf_P_Mag;" calcext:value-type="string">
            <text:p><text:s text:c="5"/>float Motion_Tilt_EffectOf_P_Mag;</text:p>
          </table:table-cell>
          <table:table-cell office:value-type="string" calcext:value-type="string">
            <text:p>;</text:p>
          </table:table-cell>
          <table:table-cell table:style-name="ce28" table:formula="of:=IF([.C156] &lt;&gt; 1; IF((AND([.A156]=&quot;&quot;;[.B156]&lt;&gt;&quot;&quot;));CONCATENATE(&quot;addSuperVar(&quot;;[.D156];&quot;,     &quot;&quot;&quot;;[.D156];&quot;&quot;&quot;, &quot;;    CONCATENATE( [.F156] ; &quot; &quot;; [.E156]);&quot;,&quot;; [.G156];&quot;,&quot;;&quot;&quot;&quot;&quot;;CONCATENATE([.H156];&quot; - &quot;;[.I156])  ; &quot;&quot;&quot;);&quot;);IF([.A156]=&quot;&quot;;[.D156];[.A156])); &quot;//intentionally blank&quot;)" office:value-type="string" office:string-value="addSuperVar(Motion_Tilt_EffectOf_P_Mag,     &quot;Motion_Tilt_EffectOf_P_Mag&quot;, I2CSlow ,1,&quot;units - comment&quot;);" calcext:value-type="string">
            <text:p>addSuperVar(Motion_Tilt_EffectOf_P_Mag, <text:s text:c="4"/>"Motion_Tilt_EffectOf_P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6] &lt;&gt; 1; IF(AND([.A156]=&quot;&quot;;[.B156] &lt;&gt; &quot;&quot;);CONCATENATE(&quot;i++; detectOverflow(i, maxListIndex, errText) ;varList[l][i] = getVarID(&quot;&quot;&quot;;[.D156];&quot;&quot;&quot;);&quot;);IF([.A156]=&quot;&quot;;[.D156];[.A156])); &quot;//intentionally blank&quot;)" office:value-type="string" office:string-value="i++; detectOverflow(i, maxListIndex, errText) ;varList[l][i] = getVarID(&quot;Motion_Tilt_EffectOf_P_Mag&quot;);" calcext:value-type="string">
            <text:p>i++; detectOverflow(i, maxListIndex, errText) ;varList[l][i] = getVarID("Motion_Tilt_EffectOf_P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EffectOf_P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7] &lt;&gt; 2; IF([.A157]=&quot;&quot;;CONCATENATE(&quot;     &quot;;[.B157];&quot; &quot;;[.D157];&quot;;&quot;);[.A157]); &quot;//intentionally blank&quot;)" office:value-type="string" office:string-value="     float Motion_Tilt_EffectOf_P_Azi;" calcext:value-type="string">
            <text:p><text:s text:c="5"/>float Motion_Tilt_EffectOf_P_Azi;</text:p>
          </table:table-cell>
          <table:table-cell office:value-type="string" calcext:value-type="string">
            <text:p>;</text:p>
          </table:table-cell>
          <table:table-cell table:style-name="ce28" table:formula="of:=IF([.C157] &lt;&gt; 1; IF((AND([.A157]=&quot;&quot;;[.B157]&lt;&gt;&quot;&quot;));CONCATENATE(&quot;addSuperVar(&quot;;[.D157];&quot;,     &quot;&quot;&quot;;[.D157];&quot;&quot;&quot;, &quot;;    CONCATENATE( [.F157] ; &quot; &quot;; [.E157]);&quot;,&quot;; [.G157];&quot;,&quot;;&quot;&quot;&quot;&quot;;CONCATENATE([.H157];&quot; - &quot;;[.I157])  ; &quot;&quot;&quot;);&quot;);IF([.A157]=&quot;&quot;;[.D157];[.A157])); &quot;//intentionally blank&quot;)" office:value-type="string" office:string-value="addSuperVar(Motion_Tilt_EffectOf_P_Azi,     &quot;Motion_Tilt_EffectOf_P_Azi&quot;, I2CSlow ,1,&quot;units - comment&quot;);" calcext:value-type="string">
            <text:p>addSuperVar(Motion_Tilt_EffectOf_P_Azi, <text:s text:c="4"/>"Motion_Tilt_EffectOf_P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7] &lt;&gt; 1; IF(AND([.A157]=&quot;&quot;;[.B157] &lt;&gt; &quot;&quot;);CONCATENATE(&quot;i++; detectOverflow(i, maxListIndex, errText) ;varList[l][i] = getVarID(&quot;&quot;&quot;;[.D157];&quot;&quot;&quot;);&quot;);IF([.A157]=&quot;&quot;;[.D157];[.A157])); &quot;//intentionally blank&quot;)" office:value-type="string" office:string-value="i++; detectOverflow(i, maxListIndex, errText) ;varList[l][i] = getVarID(&quot;Motion_Tilt_EffectOf_P_Azi&quot;);" calcext:value-type="string">
            <text:p>i++; detectOverflow(i, maxListIndex, errText) ;varList[l][i] = getVarID("Motion_Tilt_EffectOf_P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EffectOf_D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8] &lt;&gt; 2; IF([.A158]=&quot;&quot;;CONCATENATE(&quot;     &quot;;[.B158];&quot; &quot;;[.D158];&quot;;&quot;);[.A158]); &quot;//intentionally blank&quot;)" office:value-type="string" office:string-value="     float Motion_Tilt_EffectOf_D_Mag;" calcext:value-type="string">
            <text:p><text:s text:c="5"/>float Motion_Tilt_EffectOf_D_Mag;</text:p>
          </table:table-cell>
          <table:table-cell office:value-type="string" calcext:value-type="string">
            <text:p>;</text:p>
          </table:table-cell>
          <table:table-cell table:style-name="ce28" table:formula="of:=IF([.C158] &lt;&gt; 1; IF((AND([.A158]=&quot;&quot;;[.B158]&lt;&gt;&quot;&quot;));CONCATENATE(&quot;addSuperVar(&quot;;[.D158];&quot;,     &quot;&quot;&quot;;[.D158];&quot;&quot;&quot;, &quot;;    CONCATENATE( [.F158] ; &quot; &quot;; [.E158]);&quot;,&quot;; [.G158];&quot;,&quot;;&quot;&quot;&quot;&quot;;CONCATENATE([.H158];&quot; - &quot;;[.I158])  ; &quot;&quot;&quot;);&quot;);IF([.A158]=&quot;&quot;;[.D158];[.A158])); &quot;//intentionally blank&quot;)" office:value-type="string" office:string-value="addSuperVar(Motion_Tilt_EffectOf_D_Mag,     &quot;Motion_Tilt_EffectOf_D_Mag&quot;, I2CSlow ,1,&quot;units - comment&quot;);" calcext:value-type="string">
            <text:p>addSuperVar(Motion_Tilt_EffectOf_D_Mag, <text:s text:c="4"/>"Motion_Tilt_EffectOf_D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8] &lt;&gt; 1; IF(AND([.A158]=&quot;&quot;;[.B158] &lt;&gt; &quot;&quot;);CONCATENATE(&quot;i++; detectOverflow(i, maxListIndex, errText) ;varList[l][i] = getVarID(&quot;&quot;&quot;;[.D158];&quot;&quot;&quot;);&quot;);IF([.A158]=&quot;&quot;;[.D158];[.A158])); &quot;//intentionally blank&quot;)" office:value-type="string" office:string-value="i++; detectOverflow(i, maxListIndex, errText) ;varList[l][i] = getVarID(&quot;Motion_Tilt_EffectOf_D_Mag&quot;);" calcext:value-type="string">
            <text:p>i++; detectOverflow(i, maxListIndex, errText) ;varList[l][i] = getVarID("Motion_Tilt_EffectOf_D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EffectOf_D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59] &lt;&gt; 2; IF([.A159]=&quot;&quot;;CONCATENATE(&quot;     &quot;;[.B159];&quot; &quot;;[.D159];&quot;;&quot;);[.A159]); &quot;//intentionally blank&quot;)" office:value-type="string" office:string-value="     float Motion_Tilt_EffectOf_D_Azi;" calcext:value-type="string">
            <text:p><text:s text:c="5"/>float Motion_Tilt_EffectOf_D_Azi;</text:p>
          </table:table-cell>
          <table:table-cell office:value-type="string" calcext:value-type="string">
            <text:p>;</text:p>
          </table:table-cell>
          <table:table-cell table:style-name="ce28" table:formula="of:=IF([.C159] &lt;&gt; 1; IF((AND([.A159]=&quot;&quot;;[.B159]&lt;&gt;&quot;&quot;));CONCATENATE(&quot;addSuperVar(&quot;;[.D159];&quot;,     &quot;&quot;&quot;;[.D159];&quot;&quot;&quot;, &quot;;    CONCATENATE( [.F159] ; &quot; &quot;; [.E159]);&quot;,&quot;; [.G159];&quot;,&quot;;&quot;&quot;&quot;&quot;;CONCATENATE([.H159];&quot; - &quot;;[.I159])  ; &quot;&quot;&quot;);&quot;);IF([.A159]=&quot;&quot;;[.D159];[.A159])); &quot;//intentionally blank&quot;)" office:value-type="string" office:string-value="addSuperVar(Motion_Tilt_EffectOf_D_Azi,     &quot;Motion_Tilt_EffectOf_D_Azi&quot;, I2CSlow ,1,&quot;units - comment&quot;);" calcext:value-type="string">
            <text:p>addSuperVar(Motion_Tilt_EffectOf_D_Azi, <text:s text:c="4"/>"Motion_Tilt_EffectOf_D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59] &lt;&gt; 1; IF(AND([.A159]=&quot;&quot;;[.B159] &lt;&gt; &quot;&quot;);CONCATENATE(&quot;i++; detectOverflow(i, maxListIndex, errText) ;varList[l][i] = getVarID(&quot;&quot;&quot;;[.D159];&quot;&quot;&quot;);&quot;);IF([.A159]=&quot;&quot;;[.D159];[.A159])); &quot;//intentionally blank&quot;)" office:value-type="string" office:string-value="i++; detectOverflow(i, maxListIndex, errText) ;varList[l][i] = getVarID(&quot;Motion_Tilt_EffectOf_D_Azi&quot;);" calcext:value-type="string">
            <text:p>i++; detectOverflow(i, maxListIndex, errText) ;varList[l][i] = getVarID("Motion_Tilt_EffectOf_D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Error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0] &lt;&gt; 2; IF([.A160]=&quot;&quot;;CONCATENATE(&quot;     &quot;;[.B160];&quot; &quot;;[.D160];&quot;;&quot;);[.A160]); &quot;//intentionally blank&quot;)" office:value-type="string" office:string-value="     float Motion_Tilt_Error_Mag;" calcext:value-type="string">
            <text:p><text:s text:c="5"/>float Motion_Tilt_Error_Mag;</text:p>
          </table:table-cell>
          <table:table-cell office:value-type="string" calcext:value-type="string">
            <text:p>;</text:p>
          </table:table-cell>
          <table:table-cell table:style-name="ce28" table:formula="of:=IF([.C160] &lt;&gt; 1; IF((AND([.A160]=&quot;&quot;;[.B160]&lt;&gt;&quot;&quot;));CONCATENATE(&quot;addSuperVar(&quot;;[.D160];&quot;,     &quot;&quot;&quot;;[.D160];&quot;&quot;&quot;, &quot;;    CONCATENATE( [.F160] ; &quot; &quot;; [.E160]);&quot;,&quot;; [.G160];&quot;,&quot;;&quot;&quot;&quot;&quot;;CONCATENATE([.H160];&quot; - &quot;;[.I160])  ; &quot;&quot;&quot;);&quot;);IF([.A160]=&quot;&quot;;[.D160];[.A160])); &quot;//intentionally blank&quot;)" office:value-type="string" office:string-value="addSuperVar(Motion_Tilt_Error_Mag,     &quot;Motion_Tilt_Error_Mag&quot;, I2CSlow ,1,&quot;units - comment&quot;);" calcext:value-type="string">
            <text:p>addSuperVar(Motion_Tilt_Error_Mag, <text:s text:c="4"/>"Motion_Tilt_Error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0] &lt;&gt; 1; IF(AND([.A160]=&quot;&quot;;[.B160] &lt;&gt; &quot;&quot;);CONCATENATE(&quot;i++; detectOverflow(i, maxListIndex, errText) ;varList[l][i] = getVarID(&quot;&quot;&quot;;[.D160];&quot;&quot;&quot;);&quot;);IF([.A160]=&quot;&quot;;[.D160];[.A160])); &quot;//intentionally blank&quot;)" office:value-type="string" office:string-value="i++; detectOverflow(i, maxListIndex, errText) ;varList[l][i] = getVarID(&quot;Motion_Tilt_Error_Mag&quot;);" calcext:value-type="string">
            <text:p>i++; detectOverflow(i, maxListIndex, errText) ;varList[l][i] = getVarID("Motion_Tilt_Error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Error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1] &lt;&gt; 2; IF([.A161]=&quot;&quot;;CONCATENATE(&quot;     &quot;;[.B161];&quot; &quot;;[.D161];&quot;;&quot;);[.A161]); &quot;//intentionally blank&quot;)" office:value-type="string" office:string-value="     float Motion_Tilt_Error_Azi;" calcext:value-type="string">
            <text:p><text:s text:c="5"/>float Motion_Tilt_Error_Azi;</text:p>
          </table:table-cell>
          <table:table-cell office:value-type="string" calcext:value-type="string">
            <text:p>;</text:p>
          </table:table-cell>
          <table:table-cell table:style-name="ce28" table:formula="of:=IF([.C161] &lt;&gt; 1; IF((AND([.A161]=&quot;&quot;;[.B161]&lt;&gt;&quot;&quot;));CONCATENATE(&quot;addSuperVar(&quot;;[.D161];&quot;,     &quot;&quot;&quot;;[.D161];&quot;&quot;&quot;, &quot;;    CONCATENATE( [.F161] ; &quot; &quot;; [.E161]);&quot;,&quot;; [.G161];&quot;,&quot;;&quot;&quot;&quot;&quot;;CONCATENATE([.H161];&quot; - &quot;;[.I161])  ; &quot;&quot;&quot;);&quot;);IF([.A161]=&quot;&quot;;[.D161];[.A161])); &quot;//intentionally blank&quot;)" office:value-type="string" office:string-value="addSuperVar(Motion_Tilt_Error_Azi,     &quot;Motion_Tilt_Error_Azi&quot;, I2CSlow ,1,&quot;units - comment&quot;);" calcext:value-type="string">
            <text:p>addSuperVar(Motion_Tilt_Error_Azi, <text:s text:c="4"/>"Motion_Tilt_Error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1] &lt;&gt; 1; IF(AND([.A161]=&quot;&quot;;[.B161] &lt;&gt; &quot;&quot;);CONCATENATE(&quot;i++; detectOverflow(i, maxListIndex, errText) ;varList[l][i] = getVarID(&quot;&quot;&quot;;[.D161];&quot;&quot;&quot;);&quot;);IF([.A161]=&quot;&quot;;[.D161];[.A161])); &quot;//intentionally blank&quot;)" office:value-type="string" office:string-value="i++; detectOverflow(i, maxListIndex, errText) ;varList[l][i] = getVarID(&quot;Motion_Tilt_Error_Azi&quot;);" calcext:value-type="string">
            <text:p>i++; detectOverflow(i, maxListIndex, errText) ;varList[l][i] = getVarID("Motion_Tilt_Error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Velocity_Composite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2] &lt;&gt; 2; IF([.A162]=&quot;&quot;;CONCATENATE(&quot;     &quot;;[.B162];&quot; &quot;;[.D162];&quot;;&quot;);[.A162]); &quot;//intentionally blank&quot;)" office:value-type="string" office:string-value="     float Motion_Tilt_Velocity_Composite_Mag;" calcext:value-type="string">
            <text:p><text:s text:c="5"/>float Motion_Tilt_Velocity_Composite_Mag;</text:p>
          </table:table-cell>
          <table:table-cell office:value-type="string" calcext:value-type="string">
            <text:p>;</text:p>
          </table:table-cell>
          <table:table-cell table:style-name="ce28" table:formula="of:=IF([.C162] &lt;&gt; 1; IF((AND([.A162]=&quot;&quot;;[.B162]&lt;&gt;&quot;&quot;));CONCATENATE(&quot;addSuperVar(&quot;;[.D162];&quot;,     &quot;&quot;&quot;;[.D162];&quot;&quot;&quot;, &quot;;    CONCATENATE( [.F162] ; &quot; &quot;; [.E162]);&quot;,&quot;; [.G162];&quot;,&quot;;&quot;&quot;&quot;&quot;;CONCATENATE([.H162];&quot; - &quot;;[.I162])  ; &quot;&quot;&quot;);&quot;);IF([.A162]=&quot;&quot;;[.D162];[.A162])); &quot;//intentionally blank&quot;)" office:value-type="string" office:string-value="addSuperVar(Motion_Tilt_Velocity_Composite_Mag,     &quot;Motion_Tilt_Velocity_Composite_Mag&quot;, I2CSlow ,1,&quot;units - comment&quot;);" calcext:value-type="string">
            <text:p>addSuperVar(Motion_Tilt_Velocity_Composite_Mag, <text:s text:c="4"/>"Motion_Tilt_Velocity_Composite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2] &lt;&gt; 1; IF(AND([.A162]=&quot;&quot;;[.B162] &lt;&gt; &quot;&quot;);CONCATENATE(&quot;i++; detectOverflow(i, maxListIndex, errText) ;varList[l][i] = getVarID(&quot;&quot;&quot;;[.D162];&quot;&quot;&quot;);&quot;);IF([.A162]=&quot;&quot;;[.D162];[.A162])); &quot;//intentionally blank&quot;)" office:value-type="string" office:string-value="i++; detectOverflow(i, maxListIndex, errText) ;varList[l][i] = getVarID(&quot;Motion_Tilt_Velocity_Composite_Mag&quot;);" calcext:value-type="string">
            <text:p>i++; detectOverflow(i, maxListIndex, errText) ;varList[l][i] = getVarID("Motion_Tilt_Velocity_Composite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Velocity_Composite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3] &lt;&gt; 2; IF([.A163]=&quot;&quot;;CONCATENATE(&quot;     &quot;;[.B163];&quot; &quot;;[.D163];&quot;;&quot;);[.A163]); &quot;//intentionally blank&quot;)" office:value-type="string" office:string-value="     float Motion_Tilt_Velocity_Composite_Azi;" calcext:value-type="string">
            <text:p><text:s text:c="5"/>float Motion_Tilt_Velocity_Composite_Azi;</text:p>
          </table:table-cell>
          <table:table-cell office:value-type="string" calcext:value-type="string">
            <text:p>;</text:p>
          </table:table-cell>
          <table:table-cell table:style-name="ce28" table:formula="of:=IF([.C163] &lt;&gt; 1; IF((AND([.A163]=&quot;&quot;;[.B163]&lt;&gt;&quot;&quot;));CONCATENATE(&quot;addSuperVar(&quot;;[.D163];&quot;,     &quot;&quot;&quot;;[.D163];&quot;&quot;&quot;, &quot;;    CONCATENATE( [.F163] ; &quot; &quot;; [.E163]);&quot;,&quot;; [.G163];&quot;,&quot;;&quot;&quot;&quot;&quot;;CONCATENATE([.H163];&quot; - &quot;;[.I163])  ; &quot;&quot;&quot;);&quot;);IF([.A163]=&quot;&quot;;[.D163];[.A163])); &quot;//intentionally blank&quot;)" office:value-type="string" office:string-value="addSuperVar(Motion_Tilt_Velocity_Composite_Azi,     &quot;Motion_Tilt_Velocity_Composite_Azi&quot;, I2CSlow ,1,&quot;units - comment&quot;);" calcext:value-type="string">
            <text:p>addSuperVar(Motion_Tilt_Velocity_Composite_Azi, <text:s text:c="4"/>"Motion_Tilt_Velocity_Composite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3] &lt;&gt; 1; IF(AND([.A163]=&quot;&quot;;[.B163] &lt;&gt; &quot;&quot;);CONCATENATE(&quot;i++; detectOverflow(i, maxListIndex, errText) ;varList[l][i] = getVarID(&quot;&quot;&quot;;[.D163];&quot;&quot;&quot;);&quot;);IF([.A163]=&quot;&quot;;[.D163];[.A163])); &quot;//intentionally blank&quot;)" office:value-type="string" office:string-value="i++; detectOverflow(i, maxListIndex, errText) ;varList[l][i] = getVarID(&quot;Motion_Tilt_Velocity_Composite_Azi&quot;);" calcext:value-type="string">
            <text:p>i++; detectOverflow(i, maxListIndex, errText) ;varList[l][i] = getVarID("Motion_Tilt_Velocity_Composite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Velocity_Mems_Mag 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4] &lt;&gt; 2; IF([.A164]=&quot;&quot;;CONCATENATE(&quot;     &quot;;[.B164];&quot; &quot;;[.D164];&quot;;&quot;);[.A164]); &quot;//intentionally blank&quot;)" office:value-type="string" office:string-value="     float Motion_Tilt_Velocity_Mems_Mag ;" calcext:value-type="string">
            <text:p><text:s text:c="5"/>float Motion_Tilt_Velocity_Mems_Mag ;</text:p>
          </table:table-cell>
          <table:table-cell office:value-type="string" calcext:value-type="string">
            <text:p>;</text:p>
          </table:table-cell>
          <table:table-cell table:style-name="ce28" table:formula="of:=IF([.C164] &lt;&gt; 1; IF((AND([.A164]=&quot;&quot;;[.B164]&lt;&gt;&quot;&quot;));CONCATENATE(&quot;addSuperVar(&quot;;[.D164];&quot;,     &quot;&quot;&quot;;[.D164];&quot;&quot;&quot;, &quot;;    CONCATENATE( [.F164] ; &quot; &quot;; [.E164]);&quot;,&quot;; [.G164];&quot;,&quot;;&quot;&quot;&quot;&quot;;CONCATENATE([.H164];&quot; - &quot;;[.I164])  ; &quot;&quot;&quot;);&quot;);IF([.A164]=&quot;&quot;;[.D164];[.A164])); &quot;//intentionally blank&quot;)" office:value-type="string" office:string-value="addSuperVar(Motion_Tilt_Velocity_Mems_Mag ,     &quot;Motion_Tilt_Velocity_Mems_Mag &quot;, I2CSlow ,1,&quot;units - comment&quot;);" calcext:value-type="string">
            <text:p>addSuperVar(Motion_Tilt_Velocity_Mems_Mag , <text:s text:c="4"/>"Motion_Tilt_Velocity_Mems_Mag 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4] &lt;&gt; 1; IF(AND([.A164]=&quot;&quot;;[.B164] &lt;&gt; &quot;&quot;);CONCATENATE(&quot;i++; detectOverflow(i, maxListIndex, errText) ;varList[l][i] = getVarID(&quot;&quot;&quot;;[.D164];&quot;&quot;&quot;);&quot;);IF([.A164]=&quot;&quot;;[.D164];[.A164])); &quot;//intentionally blank&quot;)" office:value-type="string" office:string-value="i++; detectOverflow(i, maxListIndex, errText) ;varList[l][i] = getVarID(&quot;Motion_Tilt_Velocity_Mems_Mag &quot;);" calcext:value-type="string">
            <text:p>i++; detectOverflow(i, maxListIndex, errText) ;varList[l][i] = getVarID("Motion_Tilt_Velocity_Mems_Mag 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Velocity_Mems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5] &lt;&gt; 2; IF([.A165]=&quot;&quot;;CONCATENATE(&quot;     &quot;;[.B165];&quot; &quot;;[.D165];&quot;;&quot;);[.A165]); &quot;//intentionally blank&quot;)" office:value-type="string" office:string-value="     float Motion_Tilt_Velocity_Mems_Azi;" calcext:value-type="string">
            <text:p><text:s text:c="5"/>float Motion_Tilt_Velocity_Mems_Azi;</text:p>
          </table:table-cell>
          <table:table-cell office:value-type="string" calcext:value-type="string">
            <text:p>;</text:p>
          </table:table-cell>
          <table:table-cell table:style-name="ce28" table:formula="of:=IF([.C165] &lt;&gt; 1; IF((AND([.A165]=&quot;&quot;;[.B165]&lt;&gt;&quot;&quot;));CONCATENATE(&quot;addSuperVar(&quot;;[.D165];&quot;,     &quot;&quot;&quot;;[.D165];&quot;&quot;&quot;, &quot;;    CONCATENATE( [.F165] ; &quot; &quot;; [.E165]);&quot;,&quot;; [.G165];&quot;,&quot;;&quot;&quot;&quot;&quot;;CONCATENATE([.H165];&quot; - &quot;;[.I165])  ; &quot;&quot;&quot;);&quot;);IF([.A165]=&quot;&quot;;[.D165];[.A165])); &quot;//intentionally blank&quot;)" office:value-type="string" office:string-value="addSuperVar(Motion_Tilt_Velocity_Mems_Azi,     &quot;Motion_Tilt_Velocity_Mems_Azi&quot;, I2CSlow ,1,&quot;units - comment&quot;);" calcext:value-type="string">
            <text:p>addSuperVar(Motion_Tilt_Velocity_Mems_Azi, <text:s text:c="4"/>"Motion_Tilt_Velocity_Mems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5] &lt;&gt; 1; IF(AND([.A165]=&quot;&quot;;[.B165] &lt;&gt; &quot;&quot;);CONCATENATE(&quot;i++; detectOverflow(i, maxListIndex, errText) ;varList[l][i] = getVarID(&quot;&quot;&quot;;[.D165];&quot;&quot;&quot;);&quot;);IF([.A165]=&quot;&quot;;[.D165];[.A165])); &quot;//intentionally blank&quot;)" office:value-type="string" office:string-value="i++; detectOverflow(i, maxListIndex, errText) ;varList[l][i] = getVarID(&quot;Motion_Tilt_Velocity_Mems_Azi&quot;);" calcext:value-type="string">
            <text:p>i++; detectOverflow(i, maxListIndex, errText) ;varList[l][i] = getVarID("Motion_Tilt_Velocity_Mems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TorqueNeeded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6] &lt;&gt; 2; IF([.A166]=&quot;&quot;;CONCATENATE(&quot;     &quot;;[.B166];&quot; &quot;;[.D166];&quot;;&quot;);[.A166]); &quot;//intentionally blank&quot;)" office:value-type="string" office:string-value="     float Motion_Tilt_TorqueNeeded_Mag;" calcext:value-type="string">
            <text:p><text:s text:c="5"/>float Motion_Tilt_TorqueNeeded_Mag;</text:p>
          </table:table-cell>
          <table:table-cell office:value-type="string" calcext:value-type="string">
            <text:p>;</text:p>
          </table:table-cell>
          <table:table-cell table:style-name="ce28" table:formula="of:=IF([.C166] &lt;&gt; 1; IF((AND([.A166]=&quot;&quot;;[.B166]&lt;&gt;&quot;&quot;));CONCATENATE(&quot;addSuperVar(&quot;;[.D166];&quot;,     &quot;&quot;&quot;;[.D166];&quot;&quot;&quot;, &quot;;    CONCATENATE( [.F166] ; &quot; &quot;; [.E166]);&quot;,&quot;; [.G166];&quot;,&quot;;&quot;&quot;&quot;&quot;;CONCATENATE([.H166];&quot; - &quot;;[.I166])  ; &quot;&quot;&quot;);&quot;);IF([.A166]=&quot;&quot;;[.D166];[.A166])); &quot;//intentionally blank&quot;)" office:value-type="string" office:string-value="addSuperVar(Motion_Tilt_TorqueNeeded_Mag,     &quot;Motion_Tilt_TorqueNeeded_Mag&quot;, I2CSlow ,1,&quot;units - comment&quot;);" calcext:value-type="string">
            <text:p>addSuperVar(Motion_Tilt_TorqueNeeded_Mag, <text:s text:c="4"/>"Motion_Tilt_TorqueNeeded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6] &lt;&gt; 1; IF(AND([.A166]=&quot;&quot;;[.B166] &lt;&gt; &quot;&quot;);CONCATENATE(&quot;i++; detectOverflow(i, maxListIndex, errText) ;varList[l][i] = getVarID(&quot;&quot;&quot;;[.D166];&quot;&quot;&quot;);&quot;);IF([.A166]=&quot;&quot;;[.D166];[.A166])); &quot;//intentionally blank&quot;)" office:value-type="string" office:string-value="i++; detectOverflow(i, maxListIndex, errText) ;varList[l][i] = getVarID(&quot;Motion_Tilt_TorqueNeeded_Mag&quot;);" calcext:value-type="string">
            <text:p>i++; detectOverflow(i, maxListIndex, errText) ;varList[l][i] = getVarID("Motion_Tilt_TorqueNeeded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TorqueNeeded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7] &lt;&gt; 2; IF([.A167]=&quot;&quot;;CONCATENATE(&quot;     &quot;;[.B167];&quot; &quot;;[.D167];&quot;;&quot;);[.A167]); &quot;//intentionally blank&quot;)" office:value-type="string" office:string-value="     float Motion_Tilt_TorqueNeeded_Azi;" calcext:value-type="string">
            <text:p><text:s text:c="5"/>float Motion_Tilt_TorqueNeeded_Azi;</text:p>
          </table:table-cell>
          <table:table-cell office:value-type="string" calcext:value-type="string">
            <text:p>;</text:p>
          </table:table-cell>
          <table:table-cell table:style-name="ce28" table:formula="of:=IF([.C167] &lt;&gt; 1; IF((AND([.A167]=&quot;&quot;;[.B167]&lt;&gt;&quot;&quot;));CONCATENATE(&quot;addSuperVar(&quot;;[.D167];&quot;,     &quot;&quot;&quot;;[.D167];&quot;&quot;&quot;, &quot;;    CONCATENATE( [.F167] ; &quot; &quot;; [.E167]);&quot;,&quot;; [.G167];&quot;,&quot;;&quot;&quot;&quot;&quot;;CONCATENATE([.H167];&quot; - &quot;;[.I167])  ; &quot;&quot;&quot;);&quot;);IF([.A167]=&quot;&quot;;[.D167];[.A167])); &quot;//intentionally blank&quot;)" office:value-type="string" office:string-value="addSuperVar(Motion_Tilt_TorqueNeeded_Azi,     &quot;Motion_Tilt_TorqueNeeded_Azi&quot;, I2CSlow ,1,&quot;units - comment&quot;);" calcext:value-type="string">
            <text:p>addSuperVar(Motion_Tilt_TorqueNeeded_Azi, <text:s text:c="4"/>"Motion_Tilt_TorqueNeeded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7] &lt;&gt; 1; IF(AND([.A167]=&quot;&quot;;[.B167] &lt;&gt; &quot;&quot;);CONCATENATE(&quot;i++; detectOverflow(i, maxListIndex, errText) ;varList[l][i] = getVarID(&quot;&quot;&quot;;[.D167];&quot;&quot;&quot;);&quot;);IF([.A167]=&quot;&quot;;[.D167];[.A167])); &quot;//intentionally blank&quot;)" office:value-type="string" office:string-value="i++; detectOverflow(i, maxListIndex, errText) ;varList[l][i] = getVarID(&quot;Motion_Tilt_TorqueNeeded_Azi&quot;);" calcext:value-type="string">
            <text:p>i++; detectOverflow(i, maxListIndex, errText) ;varList[l][i] = getVarID("Motion_Tilt_TorqueNeeded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Actual_Ma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8] &lt;&gt; 2; IF([.A168]=&quot;&quot;;CONCATENATE(&quot;     &quot;;[.B168];&quot; &quot;;[.D168];&quot;;&quot;);[.A168]); &quot;//intentionally blank&quot;)" office:value-type="string" office:string-value="     float Motion_Tilt_Actual_Mag;" calcext:value-type="string">
            <text:p><text:s text:c="5"/>float Motion_Tilt_Actual_Mag;</text:p>
          </table:table-cell>
          <table:table-cell office:value-type="string" calcext:value-type="string">
            <text:p>;</text:p>
          </table:table-cell>
          <table:table-cell table:style-name="ce28" table:formula="of:=IF([.C168] &lt;&gt; 1; IF((AND([.A168]=&quot;&quot;;[.B168]&lt;&gt;&quot;&quot;));CONCATENATE(&quot;addSuperVar(&quot;;[.D168];&quot;,     &quot;&quot;&quot;;[.D168];&quot;&quot;&quot;, &quot;;    CONCATENATE( [.F168] ; &quot; &quot;; [.E168]);&quot;,&quot;; [.G168];&quot;,&quot;;&quot;&quot;&quot;&quot;;CONCATENATE([.H168];&quot; - &quot;;[.I168])  ; &quot;&quot;&quot;);&quot;);IF([.A168]=&quot;&quot;;[.D168];[.A168])); &quot;//intentionally blank&quot;)" office:value-type="string" office:string-value="addSuperVar(Motion_Tilt_Actual_Mag,     &quot;Motion_Tilt_Actual_Mag&quot;, I2CSlow ,1,&quot;units - comment&quot;);" calcext:value-type="string">
            <text:p>addSuperVar(Motion_Tilt_Actual_Mag, <text:s text:c="4"/>"Motion_Tilt_Actual_Ma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8] &lt;&gt; 1; IF(AND([.A168]=&quot;&quot;;[.B168] &lt;&gt; &quot;&quot;);CONCATENATE(&quot;i++; detectOverflow(i, maxListIndex, errText) ;varList[l][i] = getVarID(&quot;&quot;&quot;;[.D168];&quot;&quot;&quot;);&quot;);IF([.A168]=&quot;&quot;;[.D168];[.A168])); &quot;//intentionally blank&quot;)" office:value-type="string" office:string-value="i++; detectOverflow(i, maxListIndex, errText) ;varList[l][i] = getVarID(&quot;Motion_Tilt_Actual_Mag&quot;);" calcext:value-type="string">
            <text:p>i++; detectOverflow(i, maxListIndex, errText) ;varList[l][i] = getVarID("Motion_Tilt_Actual_Ma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Tilt_Actual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69] &lt;&gt; 2; IF([.A169]=&quot;&quot;;CONCATENATE(&quot;     &quot;;[.B169];&quot; &quot;;[.D169];&quot;;&quot;);[.A169]); &quot;//intentionally blank&quot;)" office:value-type="string" office:string-value="     float Motion_Tilt_Actual_Azi;" calcext:value-type="string">
            <text:p><text:s text:c="5"/>float Motion_Tilt_Actual_Azi;</text:p>
          </table:table-cell>
          <table:table-cell office:value-type="string" calcext:value-type="string">
            <text:p>;</text:p>
          </table:table-cell>
          <table:table-cell table:style-name="ce28" table:formula="of:=IF([.C169] &lt;&gt; 1; IF((AND([.A169]=&quot;&quot;;[.B169]&lt;&gt;&quot;&quot;));CONCATENATE(&quot;addSuperVar(&quot;;[.D169];&quot;,     &quot;&quot;&quot;;[.D169];&quot;&quot;&quot;, &quot;;    CONCATENATE( [.F169] ; &quot; &quot;; [.E169]);&quot;,&quot;; [.G169];&quot;,&quot;;&quot;&quot;&quot;&quot;;CONCATENATE([.H169];&quot; - &quot;;[.I169])  ; &quot;&quot;&quot;);&quot;);IF([.A169]=&quot;&quot;;[.D169];[.A169])); &quot;//intentionally blank&quot;)" office:value-type="string" office:string-value="addSuperVar(Motion_Tilt_Actual_Azi,     &quot;Motion_Tilt_Actual_Azi&quot;, I2CSlow ,1,&quot;units - comment&quot;);" calcext:value-type="string">
            <text:p>addSuperVar(Motion_Tilt_Actual_Azi, <text:s text:c="4"/>"Motion_Tilt_Actual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69] &lt;&gt; 1; IF(AND([.A169]=&quot;&quot;;[.B169] &lt;&gt; &quot;&quot;);CONCATENATE(&quot;i++; detectOverflow(i, maxListIndex, errText) ;varList[l][i] = getVarID(&quot;&quot;&quot;;[.D169];&quot;&quot;&quot;);&quot;);IF([.A169]=&quot;&quot;;[.D169];[.A169])); &quot;//intentionally blank&quot;)" office:value-type="string" office:string-value="i++; detectOverflow(i, maxListIndex, errText) ;varList[l][i] = getVarID(&quot;Motion_Tilt_Actual_Azi&quot;);" calcext:value-type="string">
            <text:p>i++; detectOverflow(i, maxListIndex, errText) ;varList[l][i] = getVarID("Motion_Tilt_Actual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Yaw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170] &lt;&gt; 2; IF([.A170]=&quot;&quot;;CONCATENATE(&quot;     &quot;;[.B170];&quot; &quot;;[.D170];&quot;;&quot;);[.A170]); &quot;//intentionally blank&quot;)" office:value-type="string" office:string-value="//Yaw" calcext:value-type="string">
            <text:p>//Yaw</text:p>
          </table:table-cell>
          <table:table-cell office:value-type="string" calcext:value-type="string">
            <text:p>;</text:p>
          </table:table-cell>
          <table:table-cell table:style-name="ce28" table:formula="of:=IF([.C170] &lt;&gt; 1; IF((AND([.A170]=&quot;&quot;;[.B170]&lt;&gt;&quot;&quot;));CONCATENATE(&quot;addSuperVar(&quot;;[.D170];&quot;,     &quot;&quot;&quot;;[.D170];&quot;&quot;&quot;, &quot;;    CONCATENATE( [.F170] ; &quot; &quot;; [.E170]);&quot;,&quot;; [.G170];&quot;,&quot;;&quot;&quot;&quot;&quot;;CONCATENATE([.H170];&quot; - &quot;;[.I170])  ; &quot;&quot;&quot;);&quot;);IF([.A170]=&quot;&quot;;[.D170];[.A170])); &quot;//intentionally blank&quot;)" office:value-type="string" office:string-value="//Yaw" calcext:value-type="string">
            <text:p>//Yaw</text:p>
          </table:table-cell>
          <table:table-cell office:value-type="string" calcext:value-type="string">
            <text:p>;</text:p>
          </table:table-cell>
          <table:table-cell table:style-name="ce8" table:formula="of:=IF([.C170] &lt;&gt; 1; IF(AND([.A170]=&quot;&quot;;[.B170] &lt;&gt; &quot;&quot;);CONCATENATE(&quot;i++; detectOverflow(i, maxListIndex, errText) ;varList[l][i] = getVarID(&quot;&quot;&quot;;[.D170];&quot;&quot;&quot;);&quot;);IF([.A170]=&quot;&quot;;[.D170];[.A170])); &quot;//intentionally blank&quot;)" office:value-type="string" office:string-value="//Yaw" calcext:value-type="string">
            <text:p>//Yaw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DesiredNoseAzimuth</text:p>
          </table:table-cell>
          <table:table-cell table:style-name="ce16"/>
          <table:table-cell office:value-type="string" calcext:value-type="string">
            <text:p><text:s text:c="27"/>UserEditable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1] &lt;&gt; 2; IF([.A171]=&quot;&quot;;CONCATENATE(&quot;     &quot;;[.B171];&quot; &quot;;[.D171];&quot;;&quot;);[.A171]); &quot;//intentionally blank&quot;)" office:value-type="string" office:string-value="     float Motion_YawDesiredNoseAzimuth;" calcext:value-type="string">
            <text:p><text:s text:c="5"/>float Motion_YawDesiredNoseAzimuth;</text:p>
          </table:table-cell>
          <table:table-cell office:value-type="string" calcext:value-type="string">
            <text:p>;</text:p>
          </table:table-cell>
          <table:table-cell table:style-name="ce28" table:formula="of:=IF([.C171] &lt;&gt; 1; IF((AND([.A171]=&quot;&quot;;[.B171]&lt;&gt;&quot;&quot;));CONCATENATE(&quot;addSuperVar(&quot;;[.D171];&quot;,     &quot;&quot;&quot;;[.D171];&quot;&quot;&quot;, &quot;;    CONCATENATE( [.F171] ; &quot; &quot;; [.E171]);&quot;,&quot;; [.G171];&quot;,&quot;;&quot;&quot;&quot;&quot;;CONCATENATE([.H171];&quot; - &quot;;[.I171])  ; &quot;&quot;&quot;);&quot;);IF([.A171]=&quot;&quot;;[.D171];[.A171])); &quot;//intentionally blank&quot;)" office:value-type="string" office:string-value="addSuperVar(Motion_YawDesiredNoseAzimuth,     &quot;Motion_YawDesiredNoseAzimuth&quot;,                            UserEditable ,1,&quot;units - comment&quot;);" calcext:value-type="string">
            <text:p>addSuperVar(Motion_YawDesiredNoseAzimuth, <text:s text:c="4"/>"Motion_YawDesiredNoseAzimuth", <text:s text:c="27"/>UserEditable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71] &lt;&gt; 1; IF(AND([.A171]=&quot;&quot;;[.B171] &lt;&gt; &quot;&quot;);CONCATENATE(&quot;i++; detectOverflow(i, maxListIndex, errText) ;varList[l][i] = getVarID(&quot;&quot;&quot;;[.D171];&quot;&quot;&quot;);&quot;);IF([.A171]=&quot;&quot;;[.D171];[.A171])); &quot;//intentionally blank&quot;)" office:value-type="string" office:string-value="i++; detectOverflow(i, maxListIndex, errText) ;varList[l][i] = getVarID(&quot;Motion_YawDesiredNoseAzimuth&quot;);" calcext:value-type="string">
            <text:p>i++; detectOverflow(i, maxListIndex, errText) ;varList[l][i] = getVarID("Motion_YawDesiredNose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NoseAzimuthError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2] &lt;&gt; 2; IF([.A172]=&quot;&quot;;CONCATENATE(&quot;     &quot;;[.B172];&quot; &quot;;[.D172];&quot;;&quot;);[.A172]); &quot;//intentionally blank&quot;)" office:value-type="string" office:string-value="     float Motion_NoseAzimuthError;" calcext:value-type="string">
            <text:p><text:s text:c="5"/>float Motion_NoseAzimuthError;</text:p>
          </table:table-cell>
          <table:table-cell office:value-type="string" calcext:value-type="string">
            <text:p>;</text:p>
          </table:table-cell>
          <table:table-cell table:style-name="ce28" table:formula="of:=IF([.C172] &lt;&gt; 1; IF((AND([.A172]=&quot;&quot;;[.B172]&lt;&gt;&quot;&quot;));CONCATENATE(&quot;addSuperVar(&quot;;[.D172];&quot;,     &quot;&quot;&quot;;[.D172];&quot;&quot;&quot;, &quot;;    CONCATENATE( [.F172] ; &quot; &quot;; [.E172]);&quot;,&quot;; [.G172];&quot;,&quot;;&quot;&quot;&quot;&quot;;CONCATENATE([.H172];&quot; - &quot;;[.I172])  ; &quot;&quot;&quot;);&quot;);IF([.A172]=&quot;&quot;;[.D172];[.A172])); &quot;//intentionally blank&quot;)" office:value-type="string" office:string-value="addSuperVar(Motion_NoseAzimuthError,     &quot;Motion_NoseAzimuthError&quot;, I2CSlow ,1,&quot;units - comment&quot;);" calcext:value-type="string">
            <text:p>addSuperVar(Motion_NoseAzimuthError, <text:s text:c="4"/>"Motion_NoseAzimuthError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72] &lt;&gt; 1; IF(AND([.A172]=&quot;&quot;;[.B172] &lt;&gt; &quot;&quot;);CONCATENATE(&quot;i++; detectOverflow(i, maxListIndex, errText) ;varList[l][i] = getVarID(&quot;&quot;&quot;;[.D172];&quot;&quot;&quot;);&quot;);IF([.A172]=&quot;&quot;;[.D172];[.A172])); &quot;//intentionally blank&quot;)" office:value-type="string" office:string-value="i++; detectOverflow(i, maxListIndex, errText) ;varList[l][i] = getVarID(&quot;Motion_NoseAzimuthError&quot;);" calcext:value-type="string">
            <text:p>i++; detectOverflow(i, maxListIndex, errText) ;varList[l][i] = getVarID("Motion_NoseAzimuthError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NoseErrorP</text:p>
          </table:table-cell>
          <table:table-cell table:style-name="ce16"/>
          <table:table-cell office:value-type="string" calcext:value-type="string">
            <text:p><text:s text:c="27"/>UserEditable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3] &lt;&gt; 2; IF([.A173]=&quot;&quot;;CONCATENATE(&quot;     &quot;;[.B173];&quot; &quot;;[.D173];&quot;;&quot;);[.A173]); &quot;//intentionally blank&quot;)" office:value-type="string" office:string-value="     float Motion_YawNoseErrorP;" calcext:value-type="string">
            <text:p><text:s text:c="5"/>float Motion_YawNoseErrorP;</text:p>
          </table:table-cell>
          <table:table-cell office:value-type="string" calcext:value-type="string">
            <text:p>;</text:p>
          </table:table-cell>
          <table:table-cell table:style-name="ce28" table:formula="of:=IF([.C173] &lt;&gt; 1; IF((AND([.A173]=&quot;&quot;;[.B173]&lt;&gt;&quot;&quot;));CONCATENATE(&quot;addSuperVar(&quot;;[.D173];&quot;,     &quot;&quot;&quot;;[.D173];&quot;&quot;&quot;, &quot;;    CONCATENATE( [.F173] ; &quot; &quot;; [.E173]);&quot;,&quot;; [.G173];&quot;,&quot;;&quot;&quot;&quot;&quot;;CONCATENATE([.H173];&quot; - &quot;;[.I173])  ; &quot;&quot;&quot;);&quot;);IF([.A173]=&quot;&quot;;[.D173];[.A173])); &quot;//intentionally blank&quot;)" office:value-type="string" office:string-value="addSuperVar(Motion_YawNoseErrorP,     &quot;Motion_YawNoseErrorP&quot;,                            UserEditable ,1,&quot;units - comment&quot;);" calcext:value-type="string">
            <text:p>addSuperVar(Motion_YawNoseErrorP, <text:s text:c="4"/>"Motion_YawNoseErrorP", <text:s text:c="27"/>UserEditable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73] &lt;&gt; 1; IF(AND([.A173]=&quot;&quot;;[.B173] &lt;&gt; &quot;&quot;);CONCATENATE(&quot;i++; detectOverflow(i, maxListIndex, errText) ;varList[l][i] = getVarID(&quot;&quot;&quot;;[.D173];&quot;&quot;&quot;);&quot;);IF([.A173]=&quot;&quot;;[.D173];[.A173])); &quot;//intentionally blank&quot;)" office:value-type="string" office:string-value="i++; detectOverflow(i, maxListIndex, errText) ;varList[l][i] = getVarID(&quot;Motion_YawNoseErrorP&quot;);" calcext:value-type="string">
            <text:p>i++; detectOverflow(i, maxListIndex, errText) ;varList[l][i] = getVarID("Motion_YawNoseError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NoseErrorD</text:p>
          </table:table-cell>
          <table:table-cell table:style-name="ce16"/>
          <table:table-cell office:value-type="string" calcext:value-type="string">
            <text:p><text:s text:c="27"/>UserEditable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4] &lt;&gt; 2; IF([.A174]=&quot;&quot;;CONCATENATE(&quot;     &quot;;[.B174];&quot; &quot;;[.D174];&quot;;&quot;);[.A174]); &quot;//intentionally blank&quot;)" office:value-type="string" office:string-value="     float Motion_YawNoseErrorD;" calcext:value-type="string">
            <text:p><text:s text:c="5"/>float Motion_YawNoseErrorD;</text:p>
          </table:table-cell>
          <table:table-cell office:value-type="string" calcext:value-type="string">
            <text:p>;</text:p>
          </table:table-cell>
          <table:table-cell table:style-name="ce28" table:formula="of:=IF([.C174] &lt;&gt; 1; IF((AND([.A174]=&quot;&quot;;[.B174]&lt;&gt;&quot;&quot;));CONCATENATE(&quot;addSuperVar(&quot;;[.D174];&quot;,     &quot;&quot;&quot;;[.D174];&quot;&quot;&quot;, &quot;;    CONCATENATE( [.F174] ; &quot; &quot;; [.E174]);&quot;,&quot;; [.G174];&quot;,&quot;;&quot;&quot;&quot;&quot;;CONCATENATE([.H174];&quot; - &quot;;[.I174])  ; &quot;&quot;&quot;);&quot;);IF([.A174]=&quot;&quot;;[.D174];[.A174])); &quot;//intentionally blank&quot;)" office:value-type="string" office:string-value="addSuperVar(Motion_YawNoseErrorD,     &quot;Motion_YawNoseErrorD&quot;,                            UserEditable ,1,&quot;units - comment&quot;);" calcext:value-type="string">
            <text:p>addSuperVar(Motion_YawNoseErrorD, <text:s text:c="4"/>"Motion_YawNoseErrorD", <text:s text:c="27"/>UserEditable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74] &lt;&gt; 1; IF(AND([.A174]=&quot;&quot;;[.B174] &lt;&gt; &quot;&quot;);CONCATENATE(&quot;i++; detectOverflow(i, maxListIndex, errText) ;varList[l][i] = getVarID(&quot;&quot;&quot;;[.D174];&quot;&quot;&quot;);&quot;);IF([.A174]=&quot;&quot;;[.D174];[.A174])); &quot;//intentionally blank&quot;)" office:value-type="string" office:string-value="i++; detectOverflow(i, maxListIndex, errText) ;varList[l][i] = getVarID(&quot;Motion_YawNoseErrorD&quot;);" calcext:value-type="string">
            <text:p>i++; detectOverflow(i, maxListIndex, errText) ;varList[l][i] = getVarID("Motion_YawNoseError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_UserComman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5] &lt;&gt; 2; IF([.A175]=&quot;&quot;;CONCATENATE(&quot;     &quot;;[.B175];&quot; &quot;;[.D175];&quot;;&quot;);[.A175]); &quot;//intentionally blank&quot;)" office:value-type="string" office:string-value="     float Motion_Yaw_UserCommand;" calcext:value-type="string">
            <text:p><text:s text:c="5"/>float Motion_Yaw_UserCommand;</text:p>
          </table:table-cell>
          <table:table-cell office:value-type="string" calcext:value-type="string">
            <text:p>;</text:p>
          </table:table-cell>
          <table:table-cell table:style-name="ce28" table:formula="of:=IF([.C175] &lt;&gt; 1; IF((AND([.A175]=&quot;&quot;;[.B175]&lt;&gt;&quot;&quot;));CONCATENATE(&quot;addSuperVar(&quot;;[.D175];&quot;,     &quot;&quot;&quot;;[.D175];&quot;&quot;&quot;, &quot;;    CONCATENATE( [.F175] ; &quot; &quot;; [.E175]);&quot;,&quot;; [.G175];&quot;,&quot;;&quot;&quot;&quot;&quot;;CONCATENATE([.H175];&quot; - &quot;;[.I175])  ; &quot;&quot;&quot;);&quot;);IF([.A175]=&quot;&quot;;[.D175];[.A175])); &quot;//intentionally blank&quot;)" office:value-type="string" office:string-value="addSuperVar(Motion_Yaw_UserCommand,     &quot;Motion_Yaw_UserCommand&quot;, I2CSlow ,1,&quot;units - comment&quot;);" calcext:value-type="string">
            <text:p>addSuperVar(Motion_Yaw_UserCommand, <text:s text:c="4"/>"Motion_Yaw_UserComman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75] &lt;&gt; 1; IF(AND([.A175]=&quot;&quot;;[.B175] &lt;&gt; &quot;&quot;);CONCATENATE(&quot;i++; detectOverflow(i, maxListIndex, errText) ;varList[l][i] = getVarID(&quot;&quot;&quot;;[.D175];&quot;&quot;&quot;);&quot;);IF([.A175]=&quot;&quot;;[.D175];[.A175])); &quot;//intentionally blank&quot;)" office:value-type="string" office:string-value="i++; detectOverflow(i, maxListIndex, errText) ;varList[l][i] = getVarID(&quot;Motion_Yaw_UserCommand&quot;);" calcext:value-type="string">
            <text:p>i++; detectOverflow(i, maxListIndex, errText) ;varList[l][i] = getVarID("Motion_Yaw_UserComman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_MaxRateNoClimbEffect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6] &lt;&gt; 2; IF([.A176]=&quot;&quot;;CONCATENATE(&quot;     &quot;;[.B176];&quot; &quot;;[.D176];&quot;;&quot;);[.A176]); &quot;//intentionally blank&quot;)" office:value-type="string" office:string-value="     float Motion_Yaw_MaxRateNoClimbEffect;" calcext:value-type="string">
            <text:p><text:s text:c="5"/>float Motion_Yaw_MaxRateNoClimbEffect;</text:p>
          </table:table-cell>
          <table:table-cell office:value-type="string" calcext:value-type="string">
            <text:p>;</text:p>
          </table:table-cell>
          <table:table-cell table:style-name="ce28" table:formula="of:=IF([.C176] &lt;&gt; 1; IF((AND([.A176]=&quot;&quot;;[.B176]&lt;&gt;&quot;&quot;));CONCATENATE(&quot;addSuperVar(&quot;;[.D176];&quot;,     &quot;&quot;&quot;;[.D176];&quot;&quot;&quot;, &quot;;    CONCATENATE( [.F176] ; &quot; &quot;; [.E176]);&quot;,&quot;; [.G176];&quot;,&quot;;&quot;&quot;&quot;&quot;;CONCATENATE([.H176];&quot; - &quot;;[.I176])  ; &quot;&quot;&quot;);&quot;);IF([.A176]=&quot;&quot;;[.D176];[.A176])); &quot;//intentionally blank&quot;)" office:value-type="string" office:string-value="addSuperVar(Motion_Yaw_MaxRateNoClimbEffect,     &quot;Motion_Yaw_MaxRateNoClimbEffect&quot;, I2CSlow ,1,&quot;units - comment&quot;);" calcext:value-type="string">
            <text:p>addSuperVar(Motion_Yaw_MaxRateNoClimbEffect, <text:s text:c="4"/>"Motion_Yaw_MaxRateNoClimbEffect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76] &lt;&gt; 1; IF(AND([.A176]=&quot;&quot;;[.B176] &lt;&gt; &quot;&quot;);CONCATENATE(&quot;i++; detectOverflow(i, maxListIndex, errText) ;varList[l][i] = getVarID(&quot;&quot;&quot;;[.D176];&quot;&quot;&quot;);&quot;);IF([.A176]=&quot;&quot;;[.D176];[.A176])); &quot;//intentionally blank&quot;)" office:value-type="string" office:string-value="i++; detectOverflow(i, maxListIndex, errText) ;varList[l][i] = getVarID(&quot;Motion_Yaw_MaxRateNoClimbEffect&quot;);" calcext:value-type="string">
            <text:p>i++; detectOverflow(i, maxListIndex, errText) ;varList[l][i] = getVarID("Motion_Yaw_MaxRateNoClimbEffec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_AircraftNose_Az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7] &lt;&gt; 2; IF([.A177]=&quot;&quot;;CONCATENATE(&quot;     &quot;;[.B177];&quot; &quot;;[.D177];&quot;;&quot;);[.A177]); &quot;//intentionally blank&quot;)" office:value-type="string" office:string-value="     float Motion_Yaw_AircraftNose_Azi;" calcext:value-type="string">
            <text:p><text:s text:c="5"/>float Motion_Yaw_AircraftNose_Azi;</text:p>
          </table:table-cell>
          <table:table-cell office:value-type="string" calcext:value-type="string">
            <text:p>;</text:p>
          </table:table-cell>
          <table:table-cell table:style-name="ce28" table:formula="of:=IF([.C177] &lt;&gt; 1; IF((AND([.A177]=&quot;&quot;;[.B177]&lt;&gt;&quot;&quot;));CONCATENATE(&quot;addSuperVar(&quot;;[.D177];&quot;,     &quot;&quot;&quot;;[.D177];&quot;&quot;&quot;, &quot;;    CONCATENATE( [.F177] ; &quot; &quot;; [.E177]);&quot;,&quot;; [.G177];&quot;,&quot;;&quot;&quot;&quot;&quot;;CONCATENATE([.H177];&quot; - &quot;;[.I177])  ; &quot;&quot;&quot;);&quot;);IF([.A177]=&quot;&quot;;[.D177];[.A177])); &quot;//intentionally blank&quot;)" office:value-type="string" office:string-value="addSuperVar(Motion_Yaw_AircraftNose_Azi,     &quot;Motion_Yaw_AircraftNose_Azi&quot;, I2CSlow ,1,&quot;units - comment&quot;);" calcext:value-type="string">
            <text:p>addSuperVar(Motion_Yaw_AircraftNose_Azi, <text:s text:c="4"/>"Motion_Yaw_AircraftNose_Az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77] &lt;&gt; 1; IF(AND([.A177]=&quot;&quot;;[.B177] &lt;&gt; &quot;&quot;);CONCATENATE(&quot;i++; detectOverflow(i, maxListIndex, errText) ;varList[l][i] = getVarID(&quot;&quot;&quot;;[.D177];&quot;&quot;&quot;);&quot;);IF([.A177]=&quot;&quot;;[.D177];[.A177])); &quot;//intentionally blank&quot;)" office:value-type="string" office:string-value="i++; detectOverflow(i, maxListIndex, errText) ;varList[l][i] = getVarID(&quot;Motion_Yaw_AircraftNose_Azi&quot;);" calcext:value-type="string">
            <text:p>i++; detectOverflow(i, maxListIndex, errText) ;varList[l][i] = getVarID("Motion_Yaw_AircraftNose_Az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_Error_P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8] &lt;&gt; 2; IF([.A178]=&quot;&quot;;CONCATENATE(&quot;     &quot;;[.B178];&quot; &quot;;[.D178];&quot;;&quot;);[.A178]); &quot;//intentionally blank&quot;)" office:value-type="string" office:string-value="     float Motion_Yaw_Error_P;" calcext:value-type="string">
            <text:p><text:s text:c="5"/>float Motion_Yaw_Error_P;</text:p>
          </table:table-cell>
          <table:table-cell office:value-type="string" calcext:value-type="string">
            <text:p>;</text:p>
          </table:table-cell>
          <table:table-cell table:style-name="ce28" table:formula="of:=IF([.C178] &lt;&gt; 1; IF((AND([.A178]=&quot;&quot;;[.B178]&lt;&gt;&quot;&quot;));CONCATENATE(&quot;addSuperVar(&quot;;[.D178];&quot;,     &quot;&quot;&quot;;[.D178];&quot;&quot;&quot;, &quot;;    CONCATENATE( [.F178] ; &quot; &quot;; [.E178]);&quot;,&quot;; [.G178];&quot;,&quot;;&quot;&quot;&quot;&quot;;CONCATENATE([.H178];&quot; - &quot;;[.I178])  ; &quot;&quot;&quot;);&quot;);IF([.A178]=&quot;&quot;;[.D178];[.A178])); &quot;//intentionally blank&quot;)" office:value-type="string" office:string-value="addSuperVar(Motion_Yaw_Error_P,     &quot;Motion_Yaw_Error_P&quot;, I2CSlow ,1,&quot;units - comment&quot;);" calcext:value-type="string">
            <text:p>addSuperVar(Motion_Yaw_Error_P, <text:s text:c="4"/>"Motion_Yaw_Error_P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78] &lt;&gt; 1; IF(AND([.A178]=&quot;&quot;;[.B178] &lt;&gt; &quot;&quot;);CONCATENATE(&quot;i++; detectOverflow(i, maxListIndex, errText) ;varList[l][i] = getVarID(&quot;&quot;&quot;;[.D178];&quot;&quot;&quot;);&quot;);IF([.A178]=&quot;&quot;;[.D178];[.A178])); &quot;//intentionally blank&quot;)" office:value-type="string" office:string-value="i++; detectOverflow(i, maxListIndex, errText) ;varList[l][i] = getVarID(&quot;Motion_Yaw_Error_P&quot;);" calcext:value-type="string">
            <text:p>i++; detectOverflow(i, maxListIndex, errText) ;varList[l][i] = getVarID("Motion_Yaw_Error_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_Error_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79] &lt;&gt; 2; IF([.A179]=&quot;&quot;;CONCATENATE(&quot;     &quot;;[.B179];&quot; &quot;;[.D179];&quot;;&quot;);[.A179]); &quot;//intentionally blank&quot;)" office:value-type="string" office:string-value="     float Motion_Yaw_Error_I;" calcext:value-type="string">
            <text:p><text:s text:c="5"/>float Motion_Yaw_Error_I;</text:p>
          </table:table-cell>
          <table:table-cell office:value-type="string" calcext:value-type="string">
            <text:p>;</text:p>
          </table:table-cell>
          <table:table-cell table:style-name="ce28" table:formula="of:=IF([.C179] &lt;&gt; 1; IF((AND([.A179]=&quot;&quot;;[.B179]&lt;&gt;&quot;&quot;));CONCATENATE(&quot;addSuperVar(&quot;;[.D179];&quot;,     &quot;&quot;&quot;;[.D179];&quot;&quot;&quot;, &quot;;    CONCATENATE( [.F179] ; &quot; &quot;; [.E179]);&quot;,&quot;; [.G179];&quot;,&quot;;&quot;&quot;&quot;&quot;;CONCATENATE([.H179];&quot; - &quot;;[.I179])  ; &quot;&quot;&quot;);&quot;);IF([.A179]=&quot;&quot;;[.D179];[.A179])); &quot;//intentionally blank&quot;)" office:value-type="string" office:string-value="addSuperVar(Motion_Yaw_Error_I,     &quot;Motion_Yaw_Error_I&quot;, I2CSlow ,1,&quot;units - comment&quot;);" calcext:value-type="string">
            <text:p>addSuperVar(Motion_Yaw_Error_I, <text:s text:c="4"/>"Motion_Yaw_Error_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79] &lt;&gt; 1; IF(AND([.A179]=&quot;&quot;;[.B179] &lt;&gt; &quot;&quot;);CONCATENATE(&quot;i++; detectOverflow(i, maxListIndex, errText) ;varList[l][i] = getVarID(&quot;&quot;&quot;;[.D179];&quot;&quot;&quot;);&quot;);IF([.A179]=&quot;&quot;;[.D179];[.A179])); &quot;//intentionally blank&quot;)" office:value-type="string" office:string-value="i++; detectOverflow(i, maxListIndex, errText) ;varList[l][i] = getVarID(&quot;Motion_Yaw_Error_I&quot;);" calcext:value-type="string">
            <text:p>i++; detectOverflow(i, maxListIndex, errText) ;varList[l][i] = getVarID("Motion_Yaw_Error_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_Error_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0] &lt;&gt; 2; IF([.A180]=&quot;&quot;;CONCATENATE(&quot;     &quot;;[.B180];&quot; &quot;;[.D180];&quot;;&quot;);[.A180]); &quot;//intentionally blank&quot;)" office:value-type="string" office:string-value="     float Motion_Yaw_Error_D;" calcext:value-type="string">
            <text:p><text:s text:c="5"/>float Motion_Yaw_Error_D;</text:p>
          </table:table-cell>
          <table:table-cell office:value-type="string" calcext:value-type="string">
            <text:p>;</text:p>
          </table:table-cell>
          <table:table-cell table:style-name="ce28" table:formula="of:=IF([.C180] &lt;&gt; 1; IF((AND([.A180]=&quot;&quot;;[.B180]&lt;&gt;&quot;&quot;));CONCATENATE(&quot;addSuperVar(&quot;;[.D180];&quot;,     &quot;&quot;&quot;;[.D180];&quot;&quot;&quot;, &quot;;    CONCATENATE( [.F180] ; &quot; &quot;; [.E180]);&quot;,&quot;; [.G180];&quot;,&quot;;&quot;&quot;&quot;&quot;;CONCATENATE([.H180];&quot; - &quot;;[.I180])  ; &quot;&quot;&quot;);&quot;);IF([.A180]=&quot;&quot;;[.D180];[.A180])); &quot;//intentionally blank&quot;)" office:value-type="string" office:string-value="addSuperVar(Motion_Yaw_Error_D,     &quot;Motion_Yaw_Error_D&quot;, I2CSlow ,1,&quot;units - comment&quot;);" calcext:value-type="string">
            <text:p>addSuperVar(Motion_Yaw_Error_D, <text:s text:c="4"/>"Motion_Yaw_Error_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0] &lt;&gt; 1; IF(AND([.A180]=&quot;&quot;;[.B180] &lt;&gt; &quot;&quot;);CONCATENATE(&quot;i++; detectOverflow(i, maxListIndex, errText) ;varList[l][i] = getVarID(&quot;&quot;&quot;;[.D180];&quot;&quot;&quot;);&quot;);IF([.A180]=&quot;&quot;;[.D180];[.A180])); &quot;//intentionally blank&quot;)" office:value-type="string" office:string-value="i++; detectOverflow(i, maxListIndex, errText) ;varList[l][i] = getVarID(&quot;Motion_Yaw_Error_D&quot;);" calcext:value-type="string">
            <text:p>i++; detectOverflow(i, maxListIndex, errText) ;varList[l][i] = getVarID("Motion_Yaw_Error_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_EffectOf_P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1] &lt;&gt; 2; IF([.A181]=&quot;&quot;;CONCATENATE(&quot;     &quot;;[.B181];&quot; &quot;;[.D181];&quot;;&quot;);[.A181]); &quot;//intentionally blank&quot;)" office:value-type="string" office:string-value="     float Motion_Yaw_EffectOf_P;" calcext:value-type="string">
            <text:p><text:s text:c="5"/>float Motion_Yaw_EffectOf_P;</text:p>
          </table:table-cell>
          <table:table-cell office:value-type="string" calcext:value-type="string">
            <text:p>;</text:p>
          </table:table-cell>
          <table:table-cell table:style-name="ce28" table:formula="of:=IF([.C181] &lt;&gt; 1; IF((AND([.A181]=&quot;&quot;;[.B181]&lt;&gt;&quot;&quot;));CONCATENATE(&quot;addSuperVar(&quot;;[.D181];&quot;,     &quot;&quot;&quot;;[.D181];&quot;&quot;&quot;, &quot;;    CONCATENATE( [.F181] ; &quot; &quot;; [.E181]);&quot;,&quot;; [.G181];&quot;,&quot;;&quot;&quot;&quot;&quot;;CONCATENATE([.H181];&quot; - &quot;;[.I181])  ; &quot;&quot;&quot;);&quot;);IF([.A181]=&quot;&quot;;[.D181];[.A181])); &quot;//intentionally blank&quot;)" office:value-type="string" office:string-value="addSuperVar(Motion_Yaw_EffectOf_P,     &quot;Motion_Yaw_EffectOf_P&quot;, I2CSlow ,1,&quot;units - comment&quot;);" calcext:value-type="string">
            <text:p>addSuperVar(Motion_Yaw_EffectOf_P, <text:s text:c="4"/>"Motion_Yaw_EffectOf_P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1] &lt;&gt; 1; IF(AND([.A181]=&quot;&quot;;[.B181] &lt;&gt; &quot;&quot;);CONCATENATE(&quot;i++; detectOverflow(i, maxListIndex, errText) ;varList[l][i] = getVarID(&quot;&quot;&quot;;[.D181];&quot;&quot;&quot;);&quot;);IF([.A181]=&quot;&quot;;[.D181];[.A181])); &quot;//intentionally blank&quot;)" office:value-type="string" office:string-value="i++; detectOverflow(i, maxListIndex, errText) ;varList[l][i] = getVarID(&quot;Motion_Yaw_EffectOf_P&quot;);" calcext:value-type="string">
            <text:p>i++; detectOverflow(i, maxListIndex, errText) ;varList[l][i] = getVarID("Motion_Yaw_EffectOf_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_EffectOf_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2] &lt;&gt; 2; IF([.A182]=&quot;&quot;;CONCATENATE(&quot;     &quot;;[.B182];&quot; &quot;;[.D182];&quot;;&quot;);[.A182]); &quot;//intentionally blank&quot;)" office:value-type="string" office:string-value="     float Motion_Yaw_EffectOf_I;" calcext:value-type="string">
            <text:p><text:s text:c="5"/>float Motion_Yaw_EffectOf_I;</text:p>
          </table:table-cell>
          <table:table-cell office:value-type="string" calcext:value-type="string">
            <text:p>;</text:p>
          </table:table-cell>
          <table:table-cell table:style-name="ce28" table:formula="of:=IF([.C182] &lt;&gt; 1; IF((AND([.A182]=&quot;&quot;;[.B182]&lt;&gt;&quot;&quot;));CONCATENATE(&quot;addSuperVar(&quot;;[.D182];&quot;,     &quot;&quot;&quot;;[.D182];&quot;&quot;&quot;, &quot;;    CONCATENATE( [.F182] ; &quot; &quot;; [.E182]);&quot;,&quot;; [.G182];&quot;,&quot;;&quot;&quot;&quot;&quot;;CONCATENATE([.H182];&quot; - &quot;;[.I182])  ; &quot;&quot;&quot;);&quot;);IF([.A182]=&quot;&quot;;[.D182];[.A182])); &quot;//intentionally blank&quot;)" office:value-type="string" office:string-value="addSuperVar(Motion_Yaw_EffectOf_I,     &quot;Motion_Yaw_EffectOf_I&quot;, I2CSlow ,1,&quot;units - comment&quot;);" calcext:value-type="string">
            <text:p>addSuperVar(Motion_Yaw_EffectOf_I, <text:s text:c="4"/>"Motion_Yaw_EffectOf_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2] &lt;&gt; 1; IF(AND([.A182]=&quot;&quot;;[.B182] &lt;&gt; &quot;&quot;);CONCATENATE(&quot;i++; detectOverflow(i, maxListIndex, errText) ;varList[l][i] = getVarID(&quot;&quot;&quot;;[.D182];&quot;&quot;&quot;);&quot;);IF([.A182]=&quot;&quot;;[.D182];[.A182])); &quot;//intentionally blank&quot;)" office:value-type="string" office:string-value="i++; detectOverflow(i, maxListIndex, errText) ;varList[l][i] = getVarID(&quot;Motion_Yaw_EffectOf_I&quot;);" calcext:value-type="string">
            <text:p>i++; detectOverflow(i, maxListIndex, errText) ;varList[l][i] = getVarID("Motion_Yaw_EffectOf_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Yaw_EffectOf_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3] &lt;&gt; 2; IF([.A183]=&quot;&quot;;CONCATENATE(&quot;     &quot;;[.B183];&quot; &quot;;[.D183];&quot;;&quot;);[.A183]); &quot;//intentionally blank&quot;)" office:value-type="string" office:string-value="     float Motion_Yaw_EffectOf_D;" calcext:value-type="string">
            <text:p><text:s text:c="5"/>float Motion_Yaw_EffectOf_D;</text:p>
          </table:table-cell>
          <table:table-cell office:value-type="string" calcext:value-type="string">
            <text:p>;</text:p>
          </table:table-cell>
          <table:table-cell table:style-name="ce28" table:formula="of:=IF([.C183] &lt;&gt; 1; IF((AND([.A183]=&quot;&quot;;[.B183]&lt;&gt;&quot;&quot;));CONCATENATE(&quot;addSuperVar(&quot;;[.D183];&quot;,     &quot;&quot;&quot;;[.D183];&quot;&quot;&quot;, &quot;;    CONCATENATE( [.F183] ; &quot; &quot;; [.E183]);&quot;,&quot;; [.G183];&quot;,&quot;;&quot;&quot;&quot;&quot;;CONCATENATE([.H183];&quot; - &quot;;[.I183])  ; &quot;&quot;&quot;);&quot;);IF([.A183]=&quot;&quot;;[.D183];[.A183])); &quot;//intentionally blank&quot;)" office:value-type="string" office:string-value="addSuperVar(Motion_Yaw_EffectOf_D,     &quot;Motion_Yaw_EffectOf_D&quot;, I2CSlow ,1,&quot;units - comment&quot;);" calcext:value-type="string">
            <text:p>addSuperVar(Motion_Yaw_EffectOf_D, <text:s text:c="4"/>"Motion_Yaw_EffectOf_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3] &lt;&gt; 1; IF(AND([.A183]=&quot;&quot;;[.B183] &lt;&gt; &quot;&quot;);CONCATENATE(&quot;i++; detectOverflow(i, maxListIndex, errText) ;varList[l][i] = getVarID(&quot;&quot;&quot;;[.D183];&quot;&quot;&quot;);&quot;);IF([.A183]=&quot;&quot;;[.D183];[.A183])); &quot;//intentionally blank&quot;)" office:value-type="string" office:string-value="i++; detectOverflow(i, maxListIndex, errText) ;varList[l][i] = getVarID(&quot;Motion_Yaw_EffectOf_D&quot;);" calcext:value-type="string">
            <text:p>i++; detectOverflow(i, maxListIndex, errText) ;varList[l][i] = getVarID("Motion_Yaw_EffectOf_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Yaw_Velocity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4] &lt;&gt; 2; IF([.A184]=&quot;&quot;;CONCATENATE(&quot;     &quot;;[.B184];&quot; &quot;;[.D184];&quot;;&quot;);[.A184]); &quot;//intentionally blank&quot;)" office:value-type="string" office:string-value="     float Motion_Yaw_Velocity;" calcext:value-type="string">
            <text:p><text:s text:c="5"/>float Motion_Yaw_Velocity;</text:p>
          </table:table-cell>
          <table:table-cell office:value-type="string" calcext:value-type="string">
            <text:p>;</text:p>
          </table:table-cell>
          <table:table-cell table:style-name="ce28" table:formula="of:=IF([.C184] &lt;&gt; 1; IF((AND([.A184]=&quot;&quot;;[.B184]&lt;&gt;&quot;&quot;));CONCATENATE(&quot;addSuperVar(&quot;;[.D184];&quot;,     &quot;&quot;&quot;;[.D184];&quot;&quot;&quot;, &quot;;    CONCATENATE( [.F184] ; &quot; &quot;; [.E184]);&quot;,&quot;; [.G184];&quot;,&quot;;&quot;&quot;&quot;&quot;;CONCATENATE([.H184];&quot; - &quot;;[.I184])  ; &quot;&quot;&quot;);&quot;);IF([.A184]=&quot;&quot;;[.D184];[.A184])); &quot;//intentionally blank&quot;)" office:value-type="string" office:string-value="addSuperVar(Motion_Yaw_Velocity,     &quot;Motion_Yaw_Velocity&quot;, I2CSlow ,1,&quot;units - comment&quot;);" calcext:value-type="string">
            <text:p>addSuperVar(Motion_Yaw_Velocity, <text:s text:c="4"/>"Motion_Yaw_Velocity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4] &lt;&gt; 1; IF(AND([.A184]=&quot;&quot;;[.B184] &lt;&gt; &quot;&quot;);CONCATENATE(&quot;i++; detectOverflow(i, maxListIndex, errText) ;varList[l][i] = getVarID(&quot;&quot;&quot;;[.D184];&quot;&quot;&quot;);&quot;);IF([.A184]=&quot;&quot;;[.D184];[.A184])); &quot;//intentionally blank&quot;)" office:value-type="string" office:string-value="i++; detectOverflow(i, maxListIndex, errText) ;varList[l][i] = getVarID(&quot;Motion_Yaw_Velocity&quot;);" calcext:value-type="string">
            <text:p>i++; detectOverflow(i, maxListIndex, errText) ;varList[l][i] = getVarID("Motion_Yaw_Velocity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Yaw_TorqueRequeste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5] &lt;&gt; 2; IF([.A185]=&quot;&quot;;CONCATENATE(&quot;     &quot;;[.B185];&quot; &quot;;[.D185];&quot;;&quot;);[.A185]); &quot;//intentionally blank&quot;)" office:value-type="string" office:string-value="     float Motion_Yaw_TorqueRequested;" calcext:value-type="string">
            <text:p><text:s text:c="5"/>float Motion_Yaw_TorqueRequested;</text:p>
          </table:table-cell>
          <table:table-cell office:value-type="string" calcext:value-type="string">
            <text:p>;</text:p>
          </table:table-cell>
          <table:table-cell table:style-name="ce28" table:formula="of:=IF([.C185] &lt;&gt; 1; IF((AND([.A185]=&quot;&quot;;[.B185]&lt;&gt;&quot;&quot;));CONCATENATE(&quot;addSuperVar(&quot;;[.D185];&quot;,     &quot;&quot;&quot;;[.D185];&quot;&quot;&quot;, &quot;;    CONCATENATE( [.F185] ; &quot; &quot;; [.E185]);&quot;,&quot;; [.G185];&quot;,&quot;;&quot;&quot;&quot;&quot;;CONCATENATE([.H185];&quot; - &quot;;[.I185])  ; &quot;&quot;&quot;);&quot;);IF([.A185]=&quot;&quot;;[.D185];[.A185])); &quot;//intentionally blank&quot;)" office:value-type="string" office:string-value="addSuperVar(Motion_Yaw_TorqueRequested,     &quot;Motion_Yaw_TorqueRequested&quot;, I2CSlow ,1,&quot;units - comment&quot;);" calcext:value-type="string">
            <text:p>addSuperVar(Motion_Yaw_TorqueRequested, <text:s text:c="4"/>"Motion_Yaw_TorqueRequest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5] &lt;&gt; 1; IF(AND([.A185]=&quot;&quot;;[.B185] &lt;&gt; &quot;&quot;);CONCATENATE(&quot;i++; detectOverflow(i, maxListIndex, errText) ;varList[l][i] = getVarID(&quot;&quot;&quot;;[.D185];&quot;&quot;&quot;);&quot;);IF([.A185]=&quot;&quot;;[.D185];[.A185])); &quot;//intentionally blank&quot;)" office:value-type="string" office:string-value="i++; detectOverflow(i, maxListIndex, errText) ;varList[l][i] = getVarID(&quot;Motion_Yaw_TorqueRequested&quot;);" calcext:value-type="string">
            <text:p>i++; detectOverflow(i, maxListIndex, errText) ;varList[l][i] = getVarID("Motion_Yaw_TorqueRequest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Yaw_VelocityRequeste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6] &lt;&gt; 2; IF([.A186]=&quot;&quot;;CONCATENATE(&quot;     &quot;;[.B186];&quot; &quot;;[.D186];&quot;;&quot;);[.A186]); &quot;//intentionally blank&quot;)" office:value-type="string" office:string-value="     float Motion_Yaw_VelocityRequested;" calcext:value-type="string">
            <text:p><text:s text:c="5"/>float Motion_Yaw_VelocityRequested;</text:p>
          </table:table-cell>
          <table:table-cell office:value-type="string" calcext:value-type="string">
            <text:p>;</text:p>
          </table:table-cell>
          <table:table-cell table:style-name="ce28" table:formula="of:=IF([.C186] &lt;&gt; 1; IF((AND([.A186]=&quot;&quot;;[.B186]&lt;&gt;&quot;&quot;));CONCATENATE(&quot;addSuperVar(&quot;;[.D186];&quot;,     &quot;&quot;&quot;;[.D186];&quot;&quot;&quot;, &quot;;    CONCATENATE( [.F186] ; &quot; &quot;; [.E186]);&quot;,&quot;; [.G186];&quot;,&quot;;&quot;&quot;&quot;&quot;;CONCATENATE([.H186];&quot; - &quot;;[.I186])  ; &quot;&quot;&quot;);&quot;);IF([.A186]=&quot;&quot;;[.D186];[.A186])); &quot;//intentionally blank&quot;)" office:value-type="string" office:string-value="addSuperVar(Motion_Yaw_VelocityRequested,     &quot;Motion_Yaw_VelocityRequested&quot;, I2CSlow ,1,&quot;units - comment&quot;);" calcext:value-type="string">
            <text:p>addSuperVar(Motion_Yaw_VelocityRequested, <text:s text:c="4"/>"Motion_Yaw_VelocityRequest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6] &lt;&gt; 1; IF(AND([.A186]=&quot;&quot;;[.B186] &lt;&gt; &quot;&quot;);CONCATENATE(&quot;i++; detectOverflow(i, maxListIndex, errText) ;varList[l][i] = getVarID(&quot;&quot;&quot;;[.D186];&quot;&quot;&quot;);&quot;);IF([.A186]=&quot;&quot;;[.D186];[.A186])); &quot;//intentionally blank&quot;)" office:value-type="string" office:string-value="i++; detectOverflow(i, maxListIndex, errText) ;varList[l][i] = getVarID(&quot;Motion_Yaw_VelocityRequested&quot;);" calcext:value-type="string">
            <text:p>i++; detectOverflow(i, maxListIndex, errText) ;varList[l][i] = getVarID("Motion_Yaw_VelocityRequest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Yaw_VelocityError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7] &lt;&gt; 2; IF([.A187]=&quot;&quot;;CONCATENATE(&quot;     &quot;;[.B187];&quot; &quot;;[.D187];&quot;;&quot;);[.A187]); &quot;//intentionally blank&quot;)" office:value-type="string" office:string-value="     float Motion_Yaw_VelocityError;" calcext:value-type="string">
            <text:p><text:s text:c="5"/>float Motion_Yaw_VelocityError;</text:p>
          </table:table-cell>
          <table:table-cell office:value-type="string" calcext:value-type="string">
            <text:p>;</text:p>
          </table:table-cell>
          <table:table-cell table:style-name="ce28" table:formula="of:=IF([.C187] &lt;&gt; 1; IF((AND([.A187]=&quot;&quot;;[.B187]&lt;&gt;&quot;&quot;));CONCATENATE(&quot;addSuperVar(&quot;;[.D187];&quot;,     &quot;&quot;&quot;;[.D187];&quot;&quot;&quot;, &quot;;    CONCATENATE( [.F187] ; &quot; &quot;; [.E187]);&quot;,&quot;; [.G187];&quot;,&quot;;&quot;&quot;&quot;&quot;;CONCATENATE([.H187];&quot; - &quot;;[.I187])  ; &quot;&quot;&quot;);&quot;);IF([.A187]=&quot;&quot;;[.D187];[.A187])); &quot;//intentionally blank&quot;)" office:value-type="string" office:string-value="addSuperVar(Motion_Yaw_VelocityError,     &quot;Motion_Yaw_VelocityError&quot;, I2CSlow ,1,&quot;units - comment&quot;);" calcext:value-type="string">
            <text:p>addSuperVar(Motion_Yaw_VelocityError, <text:s text:c="4"/>"Motion_Yaw_VelocityError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7] &lt;&gt; 1; IF(AND([.A187]=&quot;&quot;;[.B187] &lt;&gt; &quot;&quot;);CONCATENATE(&quot;i++; detectOverflow(i, maxListIndex, errText) ;varList[l][i] = getVarID(&quot;&quot;&quot;;[.D187];&quot;&quot;&quot;);&quot;);IF([.A187]=&quot;&quot;;[.D187];[.A187])); &quot;//intentionally blank&quot;)" office:value-type="string" office:string-value="i++; detectOverflow(i, maxListIndex, errText) ;varList[l][i] = getVarID(&quot;Motion_Yaw_VelocityError&quot;);" calcext:value-type="string">
            <text:p>i++; detectOverflow(i, maxListIndex, errText) ;varList[l][i] = getVarID("Motion_Yaw_VelocityError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Yaw_Acceleration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8] &lt;&gt; 2; IF([.A188]=&quot;&quot;;CONCATENATE(&quot;     &quot;;[.B188];&quot; &quot;;[.D188];&quot;;&quot;);[.A188]); &quot;//intentionally blank&quot;)" office:value-type="string" office:string-value="     float Motion_Yaw_Acceleration;" calcext:value-type="string">
            <text:p><text:s text:c="5"/>float Motion_Yaw_Acceleration;</text:p>
          </table:table-cell>
          <table:table-cell office:value-type="string" calcext:value-type="string">
            <text:p>;</text:p>
          </table:table-cell>
          <table:table-cell table:style-name="ce28" table:formula="of:=IF([.C188] &lt;&gt; 1; IF((AND([.A188]=&quot;&quot;;[.B188]&lt;&gt;&quot;&quot;));CONCATENATE(&quot;addSuperVar(&quot;;[.D188];&quot;,     &quot;&quot;&quot;;[.D188];&quot;&quot;&quot;, &quot;;    CONCATENATE( [.F188] ; &quot; &quot;; [.E188]);&quot;,&quot;; [.G188];&quot;,&quot;;&quot;&quot;&quot;&quot;;CONCATENATE([.H188];&quot; - &quot;;[.I188])  ; &quot;&quot;&quot;);&quot;);IF([.A188]=&quot;&quot;;[.D188];[.A188])); &quot;//intentionally blank&quot;)" office:value-type="string" office:string-value="addSuperVar(Motion_Yaw_Acceleration,     &quot;Motion_Yaw_Acceleration&quot;, I2CSlow ,1,&quot;units - comment&quot;);" calcext:value-type="string">
            <text:p>addSuperVar(Motion_Yaw_Acceleration, <text:s text:c="4"/>"Motion_Yaw_Acceleration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8] &lt;&gt; 1; IF(AND([.A188]=&quot;&quot;;[.B188] &lt;&gt; &quot;&quot;);CONCATENATE(&quot;i++; detectOverflow(i, maxListIndex, errText) ;varList[l][i] = getVarID(&quot;&quot;&quot;;[.D188];&quot;&quot;&quot;);&quot;);IF([.A188]=&quot;&quot;;[.D188];[.A188])); &quot;//intentionally blank&quot;)" office:value-type="string" office:string-value="i++; detectOverflow(i, maxListIndex, errText) ;varList[l][i] = getVarID(&quot;Motion_Yaw_Acceleration&quot;);" calcext:value-type="string">
            <text:p>i++; detectOverflow(i, maxListIndex, errText) ;varList[l][i] = getVarID("Motion_Yaw_Acceleration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Yaw_VelocityError_Integrate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89] &lt;&gt; 2; IF([.A189]=&quot;&quot;;CONCATENATE(&quot;     &quot;;[.B189];&quot; &quot;;[.D189];&quot;;&quot;);[.A189]); &quot;//intentionally blank&quot;)" office:value-type="string" office:string-value="     float Motion_Yaw_VelocityError_Integrated;" calcext:value-type="string">
            <text:p><text:s text:c="5"/>float Motion_Yaw_VelocityError_Integrated;</text:p>
          </table:table-cell>
          <table:table-cell office:value-type="string" calcext:value-type="string">
            <text:p>;</text:p>
          </table:table-cell>
          <table:table-cell table:style-name="ce28" table:formula="of:=IF([.C189] &lt;&gt; 1; IF((AND([.A189]=&quot;&quot;;[.B189]&lt;&gt;&quot;&quot;));CONCATENATE(&quot;addSuperVar(&quot;;[.D189];&quot;,     &quot;&quot;&quot;;[.D189];&quot;&quot;&quot;, &quot;;    CONCATENATE( [.F189] ; &quot; &quot;; [.E189]);&quot;,&quot;; [.G189];&quot;,&quot;;&quot;&quot;&quot;&quot;;CONCATENATE([.H189];&quot; - &quot;;[.I189])  ; &quot;&quot;&quot;);&quot;);IF([.A189]=&quot;&quot;;[.D189];[.A189])); &quot;//intentionally blank&quot;)" office:value-type="string" office:string-value="addSuperVar(Motion_Yaw_VelocityError_Integrated,     &quot;Motion_Yaw_VelocityError_Integrated&quot;, I2CSlow ,1,&quot;units - comment&quot;);" calcext:value-type="string">
            <text:p>addSuperVar(Motion_Yaw_VelocityError_Integrated, <text:s text:c="4"/>"Motion_Yaw_VelocityError_Integrat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89] &lt;&gt; 1; IF(AND([.A189]=&quot;&quot;;[.B189] &lt;&gt; &quot;&quot;);CONCATENATE(&quot;i++; detectOverflow(i, maxListIndex, errText) ;varList[l][i] = getVarID(&quot;&quot;&quot;;[.D189];&quot;&quot;&quot;);&quot;);IF([.A189]=&quot;&quot;;[.D189];[.A189])); &quot;//intentionally blank&quot;)" office:value-type="string" office:string-value="i++; detectOverflow(i, maxListIndex, errText) ;varList[l][i] = getVarID(&quot;Motion_Yaw_VelocityError_Integrated&quot;);" calcext:value-type="string">
            <text:p>i++; detectOverflow(i, maxListIndex, errText) ;varList[l][i] = getVarID("Motion_Yaw_VelocityError_Integrat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Yaw_VelocityDesire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0] &lt;&gt; 2; IF([.A190]=&quot;&quot;;CONCATENATE(&quot;     &quot;;[.B190];&quot; &quot;;[.D190];&quot;;&quot;);[.A190]); &quot;//intentionally blank&quot;)" office:value-type="string" office:string-value="     float Motion_Yaw_VelocityDesired;" calcext:value-type="string">
            <text:p><text:s text:c="5"/>float Motion_Yaw_VelocityDesired;</text:p>
          </table:table-cell>
          <table:table-cell office:value-type="string" calcext:value-type="string">
            <text:p>;</text:p>
          </table:table-cell>
          <table:table-cell table:style-name="ce28" table:formula="of:=IF([.C190] &lt;&gt; 1; IF((AND([.A190]=&quot;&quot;;[.B190]&lt;&gt;&quot;&quot;));CONCATENATE(&quot;addSuperVar(&quot;;[.D190];&quot;,     &quot;&quot;&quot;;[.D190];&quot;&quot;&quot;, &quot;;    CONCATENATE( [.F190] ; &quot; &quot;; [.E190]);&quot;,&quot;; [.G190];&quot;,&quot;;&quot;&quot;&quot;&quot;;CONCATENATE([.H190];&quot; - &quot;;[.I190])  ; &quot;&quot;&quot;);&quot;);IF([.A190]=&quot;&quot;;[.D190];[.A190])); &quot;//intentionally blank&quot;)" office:value-type="string" office:string-value="addSuperVar(Motion_Yaw_VelocityDesired,     &quot;Motion_Yaw_VelocityDesired&quot;, I2CSlow ,1,&quot;units - comment&quot;);" calcext:value-type="string">
            <text:p>addSuperVar(Motion_Yaw_VelocityDesired, <text:s text:c="4"/>"Motion_Yaw_VelocityDesir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90] &lt;&gt; 1; IF(AND([.A190]=&quot;&quot;;[.B190] &lt;&gt; &quot;&quot;);CONCATENATE(&quot;i++; detectOverflow(i, maxListIndex, errText) ;varList[l][i] = getVarID(&quot;&quot;&quot;;[.D190];&quot;&quot;&quot;);&quot;);IF([.A190]=&quot;&quot;;[.D190];[.A190])); &quot;//intentionally blank&quot;)" office:value-type="string" office:string-value="i++; detectOverflow(i, maxListIndex, errText) ;varList[l][i] = getVarID(&quot;Motion_Yaw_VelocityDesired&quot;);" calcext:value-type="string">
            <text:p>i++; detectOverflow(i, maxListIndex, errText) ;varList[l][i] = getVarID("Motion_Yaw_VelocityDesir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Yaw_MaxYawRateDesire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1] &lt;&gt; 2; IF([.A191]=&quot;&quot;;CONCATENATE(&quot;     &quot;;[.B191];&quot; &quot;;[.D191];&quot;;&quot;);[.A191]); &quot;//intentionally blank&quot;)" office:value-type="string" office:string-value="     float Motion_Yaw_MaxYawRateDesired;" calcext:value-type="string">
            <text:p><text:s text:c="5"/>float Motion_Yaw_MaxYawRateDesired;</text:p>
          </table:table-cell>
          <table:table-cell office:value-type="string" calcext:value-type="string">
            <text:p>;</text:p>
          </table:table-cell>
          <table:table-cell table:style-name="ce28" table:formula="of:=IF([.C191] &lt;&gt; 1; IF((AND([.A191]=&quot;&quot;;[.B191]&lt;&gt;&quot;&quot;));CONCATENATE(&quot;addSuperVar(&quot;;[.D191];&quot;,     &quot;&quot;&quot;;[.D191];&quot;&quot;&quot;, &quot;;    CONCATENATE( [.F191] ; &quot; &quot;; [.E191]);&quot;,&quot;; [.G191];&quot;,&quot;;&quot;&quot;&quot;&quot;;CONCATENATE([.H191];&quot; - &quot;;[.I191])  ; &quot;&quot;&quot;);&quot;);IF([.A191]=&quot;&quot;;[.D191];[.A191])); &quot;//intentionally blank&quot;)" office:value-type="string" office:string-value="addSuperVar(Motion_Yaw_MaxYawRateDesired,     &quot;Motion_Yaw_MaxYawRateDesired&quot;, I2CSlow ,1,&quot;units - comment&quot;);" calcext:value-type="string">
            <text:p>addSuperVar(Motion_Yaw_MaxYawRateDesired, <text:s text:c="4"/>"Motion_Yaw_MaxYawRateDesir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91] &lt;&gt; 1; IF(AND([.A191]=&quot;&quot;;[.B191] &lt;&gt; &quot;&quot;);CONCATENATE(&quot;i++; detectOverflow(i, maxListIndex, errText) ;varList[l][i] = getVarID(&quot;&quot;&quot;;[.D191];&quot;&quot;&quot;);&quot;);IF([.A191]=&quot;&quot;;[.D191];[.A191])); &quot;//intentionally blank&quot;)" office:value-type="string" office:string-value="i++; detectOverflow(i, maxListIndex, errText) ;varList[l][i] = getVarID(&quot;Motion_Yaw_MaxYawRateDesired&quot;);" calcext:value-type="string">
            <text:p>i++; detectOverflow(i, maxListIndex, errText) ;varList[l][i] = getVarID("Motion_Yaw_MaxYawRateDesir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Sensor_Composite_NoseAzimuth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2] &lt;&gt; 2; IF([.A192]=&quot;&quot;;CONCATENATE(&quot;     &quot;;[.B192];&quot; &quot;;[.D192];&quot;;&quot;);[.A192]); &quot;//intentionally blank&quot;)" office:value-type="string" office:string-value="     float Sensor_Composite_NoseAzimuth;" calcext:value-type="string">
            <text:p><text:s text:c="5"/>float Sensor_Composite_NoseAzimuth;</text:p>
          </table:table-cell>
          <table:table-cell office:value-type="string" calcext:value-type="string">
            <text:p>;</text:p>
          </table:table-cell>
          <table:table-cell table:style-name="ce28" table:formula="of:=IF([.C192] &lt;&gt; 1; IF((AND([.A192]=&quot;&quot;;[.B192]&lt;&gt;&quot;&quot;));CONCATENATE(&quot;addSuperVar(&quot;;[.D192];&quot;,     &quot;&quot;&quot;;[.D192];&quot;&quot;&quot;, &quot;;    CONCATENATE( [.F192] ; &quot; &quot;; [.E192]);&quot;,&quot;; [.G192];&quot;,&quot;;&quot;&quot;&quot;&quot;;CONCATENATE([.H192];&quot; - &quot;;[.I192])  ; &quot;&quot;&quot;);&quot;);IF([.A192]=&quot;&quot;;[.D192];[.A192])); &quot;//intentionally blank&quot;)" office:value-type="string" office:string-value="addSuperVar(Sensor_Composite_NoseAzimuth,     &quot;Sensor_Composite_NoseAzimuth&quot;, I2CSlow ,1,&quot;units - comment&quot;);" calcext:value-type="string">
            <text:p>addSuperVar(Sensor_Composite_NoseAzimuth, <text:s text:c="4"/>"Sensor_Composite_NoseAzimut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92] &lt;&gt; 1; IF(AND([.A192]=&quot;&quot;;[.B192] &lt;&gt; &quot;&quot;);CONCATENATE(&quot;i++; detectOverflow(i, maxListIndex, errText) ;varList[l][i] = getVarID(&quot;&quot;&quot;;[.D192];&quot;&quot;&quot;);&quot;);IF([.A192]=&quot;&quot;;[.D192];[.A192])); &quot;//intentionally blank&quot;)" office:value-type="string" office:string-value="i++; detectOverflow(i, maxListIndex, errText) ;varList[l][i] = getVarID(&quot;Sensor_Composite_NoseAzimuth&quot;);" calcext:value-type="string">
            <text:p>i++; detectOverflow(i, maxListIndex, errText) ;varList[l][i] = getVarID("Sensor_Composite_Nose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Vertical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193] &lt;&gt; 2; IF([.A193]=&quot;&quot;;CONCATENATE(&quot;     &quot;;[.B193];&quot; &quot;;[.D193];&quot;;&quot;);[.A193]); &quot;//intentionally blank&quot;)" office:value-type="string" office:string-value="//Vertical" calcext:value-type="string">
            <text:p>//Vertical</text:p>
          </table:table-cell>
          <table:table-cell office:value-type="string" calcext:value-type="string">
            <text:p>;</text:p>
          </table:table-cell>
          <table:table-cell table:style-name="ce28" table:formula="of:=IF([.C193] &lt;&gt; 1; IF((AND([.A193]=&quot;&quot;;[.B193]&lt;&gt;&quot;&quot;));CONCATENATE(&quot;addSuperVar(&quot;;[.D193];&quot;,     &quot;&quot;&quot;;[.D193];&quot;&quot;&quot;, &quot;;    CONCATENATE( [.F193] ; &quot; &quot;; [.E193]);&quot;,&quot;; [.G193];&quot;,&quot;;&quot;&quot;&quot;&quot;;CONCATENATE([.H193];&quot; - &quot;;[.I193])  ; &quot;&quot;&quot;);&quot;);IF([.A193]=&quot;&quot;;[.D193];[.A193])); &quot;//intentionally blank&quot;)" office:value-type="string" office:string-value="//Vertical" calcext:value-type="string">
            <text:p>//Vertical</text:p>
          </table:table-cell>
          <table:table-cell office:value-type="string" calcext:value-type="string">
            <text:p>;</text:p>
          </table:table-cell>
          <table:table-cell table:style-name="ce8" table:formula="of:=IF([.C193] &lt;&gt; 1; IF(AND([.A193]=&quot;&quot;;[.B193] &lt;&gt; &quot;&quot;);CONCATENATE(&quot;i++; detectOverflow(i, maxListIndex, errText) ;varList[l][i] = getVarID(&quot;&quot;&quot;;[.D193];&quot;&quot;&quot;);&quot;);IF([.A193]=&quot;&quot;;[.D193];[.A193])); &quot;//intentionally blank&quot;)" office:value-type="string" office:string-value="//Vertical" calcext:value-type="string">
            <text:p>//Vertical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DesiredAltitudeAboveSeaLevel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4] &lt;&gt; 2; IF([.A194]=&quot;&quot;;CONCATENATE(&quot;     &quot;;[.B194];&quot; &quot;;[.D194];&quot;;&quot;);[.A194]); &quot;//intentionally blank&quot;)" office:value-type="string" office:string-value="     float Motion_DesiredAltitudeAboveSeaLevel;" calcext:value-type="string">
            <text:p><text:s text:c="5"/>float Motion_DesiredAltitudeAboveSeaLevel;</text:p>
          </table:table-cell>
          <table:table-cell office:value-type="string" calcext:value-type="string">
            <text:p>;</text:p>
          </table:table-cell>
          <table:table-cell table:style-name="ce28" table:formula="of:=IF([.C194] &lt;&gt; 1; IF((AND([.A194]=&quot;&quot;;[.B194]&lt;&gt;&quot;&quot;));CONCATENATE(&quot;addSuperVar(&quot;;[.D194];&quot;,     &quot;&quot;&quot;;[.D194];&quot;&quot;&quot;, &quot;;    CONCATENATE( [.F194] ; &quot; &quot;; [.E194]);&quot;,&quot;; [.G194];&quot;,&quot;;&quot;&quot;&quot;&quot;;CONCATENATE([.H194];&quot; - &quot;;[.I194])  ; &quot;&quot;&quot;);&quot;);IF([.A194]=&quot;&quot;;[.D194];[.A194])); &quot;//intentionally blank&quot;)" office:value-type="string" office:string-value="addSuperVar(Motion_DesiredAltitudeAboveSeaLevel,     &quot;Motion_DesiredAltitudeAboveSeaLevel&quot;, I2CSlow ,1,&quot;units - comment&quot;);" calcext:value-type="string">
            <text:p>addSuperVar(Motion_DesiredAltitudeAboveSeaLevel, <text:s text:c="4"/>"Motion_DesiredAltitudeAboveSeaLevel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94] &lt;&gt; 1; IF(AND([.A194]=&quot;&quot;;[.B194] &lt;&gt; &quot;&quot;);CONCATENATE(&quot;i++; detectOverflow(i, maxListIndex, errText) ;varList[l][i] = getVarID(&quot;&quot;&quot;;[.D194];&quot;&quot;&quot;);&quot;);IF([.A194]=&quot;&quot;;[.D194];[.A194])); &quot;//intentionally blank&quot;)" office:value-type="string" office:string-value="i++; detectOverflow(i, maxListIndex, errText) ;varList[l][i] = getVarID(&quot;Motion_DesiredAltitudeAboveSeaLevel&quot;);" calcext:value-type="string">
            <text:p>i++; detectOverflow(i, maxListIndex, errText) ;varList[l][i] = getVarID("Motion_DesiredAltitudeAboveSeaLeve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DesiredAltitudeAboveTakeoff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5] &lt;&gt; 2; IF([.A195]=&quot;&quot;;CONCATENATE(&quot;     &quot;;[.B195];&quot; &quot;;[.D195];&quot;;&quot;);[.A195]); &quot;//intentionally blank&quot;)" office:value-type="string" office:string-value="     float Motion_DesiredAltitudeAboveTakeoff;" calcext:value-type="string">
            <text:p><text:s text:c="5"/>float Motion_DesiredAltitudeAboveTakeoff;</text:p>
          </table:table-cell>
          <table:table-cell office:value-type="string" calcext:value-type="string">
            <text:p>;</text:p>
          </table:table-cell>
          <table:table-cell table:style-name="ce28" table:formula="of:=IF([.C195] &lt;&gt; 1; IF((AND([.A195]=&quot;&quot;;[.B195]&lt;&gt;&quot;&quot;));CONCATENATE(&quot;addSuperVar(&quot;;[.D195];&quot;,     &quot;&quot;&quot;;[.D195];&quot;&quot;&quot;, &quot;;    CONCATENATE( [.F195] ; &quot; &quot;; [.E195]);&quot;,&quot;; [.G195];&quot;,&quot;;&quot;&quot;&quot;&quot;;CONCATENATE([.H195];&quot; - &quot;;[.I195])  ; &quot;&quot;&quot;);&quot;);IF([.A195]=&quot;&quot;;[.D195];[.A195])); &quot;//intentionally blank&quot;)" office:value-type="string" office:string-value="addSuperVar(Motion_DesiredAltitudeAboveTakeoff,     &quot;Motion_DesiredAltitudeAboveTakeoff&quot;, I2CSlow ,1,&quot;units - comment&quot;);" calcext:value-type="string">
            <text:p>addSuperVar(Motion_DesiredAltitudeAboveTakeoff, <text:s text:c="4"/>"Motion_DesiredAltitudeAboveTakeoff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95] &lt;&gt; 1; IF(AND([.A195]=&quot;&quot;;[.B195] &lt;&gt; &quot;&quot;);CONCATENATE(&quot;i++; detectOverflow(i, maxListIndex, errText) ;varList[l][i] = getVarID(&quot;&quot;&quot;;[.D195];&quot;&quot;&quot;);&quot;);IF([.A195]=&quot;&quot;;[.D195];[.A195])); &quot;//intentionally blank&quot;)" office:value-type="string" office:string-value="i++; detectOverflow(i, maxListIndex, errText) ;varList[l][i] = getVarID(&quot;Motion_DesiredAltitudeAboveTakeoff&quot;);" calcext:value-type="string">
            <text:p>i++; detectOverflow(i, maxListIndex, errText) ;varList[l][i] = getVarID("Motion_DesiredAltitudeAboveTakeoff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AltitudeError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6] &lt;&gt; 2; IF([.A196]=&quot;&quot;;CONCATENATE(&quot;     &quot;;[.B196];&quot; &quot;;[.D196];&quot;;&quot;);[.A196]); &quot;//intentionally blank&quot;)" office:value-type="string" office:string-value="     float Motion_AltitudeError;" calcext:value-type="string">
            <text:p><text:s text:c="5"/>float Motion_AltitudeError;</text:p>
          </table:table-cell>
          <table:table-cell office:value-type="string" calcext:value-type="string">
            <text:p>;</text:p>
          </table:table-cell>
          <table:table-cell table:style-name="ce28" table:formula="of:=IF([.C196] &lt;&gt; 1; IF((AND([.A196]=&quot;&quot;;[.B196]&lt;&gt;&quot;&quot;));CONCATENATE(&quot;addSuperVar(&quot;;[.D196];&quot;,     &quot;&quot;&quot;;[.D196];&quot;&quot;&quot;, &quot;;    CONCATENATE( [.F196] ; &quot; &quot;; [.E196]);&quot;,&quot;; [.G196];&quot;,&quot;;&quot;&quot;&quot;&quot;;CONCATENATE([.H196];&quot; - &quot;;[.I196])  ; &quot;&quot;&quot;);&quot;);IF([.A196]=&quot;&quot;;[.D196];[.A196])); &quot;//intentionally blank&quot;)" office:value-type="string" office:string-value="addSuperVar(Motion_AltitudeError,     &quot;Motion_AltitudeError&quot;, I2CSlow ,1,&quot;units - comment&quot;);" calcext:value-type="string">
            <text:p>addSuperVar(Motion_AltitudeError, <text:s text:c="4"/>"Motion_AltitudeError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96] &lt;&gt; 1; IF(AND([.A196]=&quot;&quot;;[.B196] &lt;&gt; &quot;&quot;);CONCATENATE(&quot;i++; detectOverflow(i, maxListIndex, errText) ;varList[l][i] = getVarID(&quot;&quot;&quot;;[.D196];&quot;&quot;&quot;);&quot;);IF([.A196]=&quot;&quot;;[.D196];[.A196])); &quot;//intentionally blank&quot;)" office:value-type="string" office:string-value="i++; detectOverflow(i, maxListIndex, errText) ;varList[l][i] = getVarID(&quot;Motion_AltitudeError&quot;);" calcext:value-type="string">
            <text:p>i++; detectOverflow(i, maxListIndex, errText) ;varList[l][i] = getVarID("Motion_AltitudeError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AltitudeErrorP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PID – P Setting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7] &lt;&gt; 2; IF([.A197]=&quot;&quot;;CONCATENATE(&quot;     &quot;;[.B197];&quot; &quot;;[.D197];&quot;;&quot;);[.A197]); &quot;//intentionally blank&quot;)" office:value-type="string" office:string-value="     float Motion_AltitudeErrorP;" calcext:value-type="string">
            <text:p><text:s text:c="5"/>float Motion_AltitudeErrorP;</text:p>
          </table:table-cell>
          <table:table-cell office:value-type="string" calcext:value-type="string">
            <text:p>;</text:p>
          </table:table-cell>
          <table:table-cell table:style-name="ce28" table:formula="of:=IF([.C197] &lt;&gt; 1; IF((AND([.A197]=&quot;&quot;;[.B197]&lt;&gt;&quot;&quot;));CONCATENATE(&quot;addSuperVar(&quot;;[.D197];&quot;,     &quot;&quot;&quot;;[.D197];&quot;&quot;&quot;, &quot;;    CONCATENATE( [.F197] ; &quot; &quot;; [.E197]);&quot;,&quot;; [.G197];&quot;,&quot;;&quot;&quot;&quot;&quot;;CONCATENATE([.H197];&quot; - &quot;;[.I197])  ; &quot;&quot;&quot;);&quot;);IF([.A197]=&quot;&quot;;[.D197];[.A197])); &quot;//intentionally blank&quot;)" office:value-type="string" office:string-value="addSuperVar(Motion_AltitudeErrorP,     &quot;Motion_AltitudeErrorP&quot;,                plsHandshk |UserEditable | defIsRetain ,1,&quot;PID – P Setting - comment&quot;);" calcext:value-type="string">
            <text:p>addSuperVar(Motion_AltitudeErrorP, <text:s text:c="4"/>"Motion_AltitudeErrorP", <text:s text:c="15"/>plsHandshk |UserEditable | defIsRetain ,1,"PID – P Setting - comment");</text:p>
          </table:table-cell>
          <table:table-cell office:value-type="string" calcext:value-type="string">
            <text:p>;</text:p>
          </table:table-cell>
          <table:table-cell table:style-name="ce8" table:formula="of:=IF([.C197] &lt;&gt; 1; IF(AND([.A197]=&quot;&quot;;[.B197] &lt;&gt; &quot;&quot;);CONCATENATE(&quot;i++; detectOverflow(i, maxListIndex, errText) ;varList[l][i] = getVarID(&quot;&quot;&quot;;[.D197];&quot;&quot;&quot;);&quot;);IF([.A197]=&quot;&quot;;[.D197];[.A197])); &quot;//intentionally blank&quot;)" office:value-type="string" office:string-value="i++; detectOverflow(i, maxListIndex, errText) ;varList[l][i] = getVarID(&quot;Motion_AltitudeErrorP&quot;);" calcext:value-type="string">
            <text:p>i++; detectOverflow(i, maxListIndex, errText) ;varList[l][i] = getVarID("Motion_AltitudeError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ClimbRate_Actual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8] &lt;&gt; 2; IF([.A198]=&quot;&quot;;CONCATENATE(&quot;     &quot;;[.B198];&quot; &quot;;[.D198];&quot;;&quot;);[.A198]); &quot;//intentionally blank&quot;)" office:value-type="string" office:string-value="     float Motion_ClimbRate_Actual;" calcext:value-type="string">
            <text:p><text:s text:c="5"/>float Motion_ClimbRate_Actual;</text:p>
          </table:table-cell>
          <table:table-cell office:value-type="string" calcext:value-type="string">
            <text:p>;</text:p>
          </table:table-cell>
          <table:table-cell table:style-name="ce28" table:formula="of:=IF([.C198] &lt;&gt; 1; IF((AND([.A198]=&quot;&quot;;[.B198]&lt;&gt;&quot;&quot;));CONCATENATE(&quot;addSuperVar(&quot;;[.D198];&quot;,     &quot;&quot;&quot;;[.D198];&quot;&quot;&quot;, &quot;;    CONCATENATE( [.F198] ; &quot; &quot;; [.E198]);&quot;,&quot;; [.G198];&quot;,&quot;;&quot;&quot;&quot;&quot;;CONCATENATE([.H198];&quot; - &quot;;[.I198])  ; &quot;&quot;&quot;);&quot;);IF([.A198]=&quot;&quot;;[.D198];[.A198])); &quot;//intentionally blank&quot;)" office:value-type="string" office:string-value="addSuperVar(Motion_ClimbRate_Actual,     &quot;Motion_ClimbRate_Actual&quot;, I2CSlow ,1,&quot;units - comment&quot;);" calcext:value-type="string">
            <text:p>addSuperVar(Motion_ClimbRate_Actual, <text:s text:c="4"/>"Motion_ClimbRate_Actual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98] &lt;&gt; 1; IF(AND([.A198]=&quot;&quot;;[.B198] &lt;&gt; &quot;&quot;);CONCATENATE(&quot;i++; detectOverflow(i, maxListIndex, errText) ;varList[l][i] = getVarID(&quot;&quot;&quot;;[.D198];&quot;&quot;&quot;);&quot;);IF([.A198]=&quot;&quot;;[.D198];[.A198])); &quot;//intentionally blank&quot;)" office:value-type="string" office:string-value="i++; detectOverflow(i, maxListIndex, errText) ;varList[l][i] = getVarID(&quot;Motion_ClimbRate_Actual&quot;);" calcext:value-type="string">
            <text:p>i++; detectOverflow(i, maxListIndex, errText) ;varList[l][i] = getVarID("Motion_ClimbRate_Actu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ClimbRate_Desire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199] &lt;&gt; 2; IF([.A199]=&quot;&quot;;CONCATENATE(&quot;     &quot;;[.B199];&quot; &quot;;[.D199];&quot;;&quot;);[.A199]); &quot;//intentionally blank&quot;)" office:value-type="string" office:string-value="     float Motion_ClimbRate_Desired;" calcext:value-type="string">
            <text:p><text:s text:c="5"/>float Motion_ClimbRate_Desired;</text:p>
          </table:table-cell>
          <table:table-cell office:value-type="string" calcext:value-type="string">
            <text:p>;</text:p>
          </table:table-cell>
          <table:table-cell table:style-name="ce28" table:formula="of:=IF([.C199] &lt;&gt; 1; IF((AND([.A199]=&quot;&quot;;[.B199]&lt;&gt;&quot;&quot;));CONCATENATE(&quot;addSuperVar(&quot;;[.D199];&quot;,     &quot;&quot;&quot;;[.D199];&quot;&quot;&quot;, &quot;;    CONCATENATE( [.F199] ; &quot; &quot;; [.E199]);&quot;,&quot;; [.G199];&quot;,&quot;;&quot;&quot;&quot;&quot;;CONCATENATE([.H199];&quot; - &quot;;[.I199])  ; &quot;&quot;&quot;);&quot;);IF([.A199]=&quot;&quot;;[.D199];[.A199])); &quot;//intentionally blank&quot;)" office:value-type="string" office:string-value="addSuperVar(Motion_ClimbRate_Desired,     &quot;Motion_ClimbRate_Desired&quot;, I2CSlow ,1,&quot;units - comment&quot;);" calcext:value-type="string">
            <text:p>addSuperVar(Motion_ClimbRate_Desired, <text:s text:c="4"/>"Motion_ClimbRate_Desir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199] &lt;&gt; 1; IF(AND([.A199]=&quot;&quot;;[.B199] &lt;&gt; &quot;&quot;);CONCATENATE(&quot;i++; detectOverflow(i, maxListIndex, errText) ;varList[l][i] = getVarID(&quot;&quot;&quot;;[.D199];&quot;&quot;&quot;);&quot;);IF([.A199]=&quot;&quot;;[.D199];[.A199])); &quot;//intentionally blank&quot;)" office:value-type="string" office:string-value="i++; detectOverflow(i, maxListIndex, errText) ;varList[l][i] = getVarID(&quot;Motion_ClimbRate_Desired&quot;);" calcext:value-type="string">
            <text:p>i++; detectOverflow(i, maxListIndex, errText) ;varList[l][i] = getVarID("Motion_ClimbRate_Desir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Climb_EffectOf_P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0] &lt;&gt; 2; IF([.A200]=&quot;&quot;;CONCATENATE(&quot;     &quot;;[.B200];&quot; &quot;;[.D200];&quot;;&quot;);[.A200]); &quot;//intentionally blank&quot;)" office:value-type="string" office:string-value="     float Motion_Climb_EffectOf_P;" calcext:value-type="string">
            <text:p><text:s text:c="5"/>float Motion_Climb_EffectOf_P;</text:p>
          </table:table-cell>
          <table:table-cell office:value-type="string" calcext:value-type="string">
            <text:p>;</text:p>
          </table:table-cell>
          <table:table-cell table:style-name="ce28" table:formula="of:=IF([.C200] &lt;&gt; 1; IF((AND([.A200]=&quot;&quot;;[.B200]&lt;&gt;&quot;&quot;));CONCATENATE(&quot;addSuperVar(&quot;;[.D200];&quot;,     &quot;&quot;&quot;;[.D200];&quot;&quot;&quot;, &quot;;    CONCATENATE( [.F200] ; &quot; &quot;; [.E200]);&quot;,&quot;; [.G200];&quot;,&quot;;&quot;&quot;&quot;&quot;;CONCATENATE([.H200];&quot; - &quot;;[.I200])  ; &quot;&quot;&quot;);&quot;);IF([.A200]=&quot;&quot;;[.D200];[.A200])); &quot;//intentionally blank&quot;)" office:value-type="string" office:string-value="addSuperVar(Motion_Climb_EffectOf_P,     &quot;Motion_Climb_EffectOf_P&quot;, I2CSlow ,1,&quot;units - comment&quot;);" calcext:value-type="string">
            <text:p>addSuperVar(Motion_Climb_EffectOf_P, <text:s text:c="4"/>"Motion_Climb_EffectOf_P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0] &lt;&gt; 1; IF(AND([.A200]=&quot;&quot;;[.B200] &lt;&gt; &quot;&quot;);CONCATENATE(&quot;i++; detectOverflow(i, maxListIndex, errText) ;varList[l][i] = getVarID(&quot;&quot;&quot;;[.D200];&quot;&quot;&quot;);&quot;);IF([.A200]=&quot;&quot;;[.D200];[.A200])); &quot;//intentionally blank&quot;)" office:value-type="string" office:string-value="i++; detectOverflow(i, maxListIndex, errText) ;varList[l][i] = getVarID(&quot;Motion_Climb_EffectOf_P&quot;);" calcext:value-type="string">
            <text:p>i++; detectOverflow(i, maxListIndex, errText) ;varList[l][i] = getVarID("Motion_Climb_EffectOf_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Climb_EffectOf_I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1] &lt;&gt; 2; IF([.A201]=&quot;&quot;;CONCATENATE(&quot;     &quot;;[.B201];&quot; &quot;;[.D201];&quot;;&quot;);[.A201]); &quot;//intentionally blank&quot;)" office:value-type="string" office:string-value="     float Motion_Climb_EffectOf_I;" calcext:value-type="string">
            <text:p><text:s text:c="5"/>float Motion_Climb_EffectOf_I;</text:p>
          </table:table-cell>
          <table:table-cell office:value-type="string" calcext:value-type="string">
            <text:p>;</text:p>
          </table:table-cell>
          <table:table-cell table:style-name="ce28" table:formula="of:=IF([.C201] &lt;&gt; 1; IF((AND([.A201]=&quot;&quot;;[.B201]&lt;&gt;&quot;&quot;));CONCATENATE(&quot;addSuperVar(&quot;;[.D201];&quot;,     &quot;&quot;&quot;;[.D201];&quot;&quot;&quot;, &quot;;    CONCATENATE( [.F201] ; &quot; &quot;; [.E201]);&quot;,&quot;; [.G201];&quot;,&quot;;&quot;&quot;&quot;&quot;;CONCATENATE([.H201];&quot; - &quot;;[.I201])  ; &quot;&quot;&quot;);&quot;);IF([.A201]=&quot;&quot;;[.D201];[.A201])); &quot;//intentionally blank&quot;)" office:value-type="string" office:string-value="addSuperVar(Motion_Climb_EffectOf_I,     &quot;Motion_Climb_EffectOf_I&quot;, I2CSlow ,1,&quot;units - comment&quot;);" calcext:value-type="string">
            <text:p>addSuperVar(Motion_Climb_EffectOf_I, <text:s text:c="4"/>"Motion_Climb_EffectOf_I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1] &lt;&gt; 1; IF(AND([.A201]=&quot;&quot;;[.B201] &lt;&gt; &quot;&quot;);CONCATENATE(&quot;i++; detectOverflow(i, maxListIndex, errText) ;varList[l][i] = getVarID(&quot;&quot;&quot;;[.D201];&quot;&quot;&quot;);&quot;);IF([.A201]=&quot;&quot;;[.D201];[.A201])); &quot;//intentionally blank&quot;)" office:value-type="string" office:string-value="i++; detectOverflow(i, maxListIndex, errText) ;varList[l][i] = getVarID(&quot;Motion_Climb_EffectOf_I&quot;);" calcext:value-type="string">
            <text:p>i++; detectOverflow(i, maxListIndex, errText) ;varList[l][i] = getVarID("Motion_Climb_EffectOf_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9" office:value-type="string" calcext:value-type="string">
            <text:p>Motion_Climb_EffectOf_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2] &lt;&gt; 2; IF([.A202]=&quot;&quot;;CONCATENATE(&quot;     &quot;;[.B202];&quot; &quot;;[.D202];&quot;;&quot;);[.A202]); &quot;//intentionally blank&quot;)" office:value-type="string" office:string-value="     float Motion_Climb_EffectOf_D;" calcext:value-type="string">
            <text:p><text:s text:c="5"/>float Motion_Climb_EffectOf_D;</text:p>
          </table:table-cell>
          <table:table-cell office:value-type="string" calcext:value-type="string">
            <text:p>;</text:p>
          </table:table-cell>
          <table:table-cell table:style-name="ce28" table:formula="of:=IF([.C202] &lt;&gt; 1; IF((AND([.A202]=&quot;&quot;;[.B202]&lt;&gt;&quot;&quot;));CONCATENATE(&quot;addSuperVar(&quot;;[.D202];&quot;,     &quot;&quot;&quot;;[.D202];&quot;&quot;&quot;, &quot;;    CONCATENATE( [.F202] ; &quot; &quot;; [.E202]);&quot;,&quot;; [.G202];&quot;,&quot;;&quot;&quot;&quot;&quot;;CONCATENATE([.H202];&quot; - &quot;;[.I202])  ; &quot;&quot;&quot;);&quot;);IF([.A202]=&quot;&quot;;[.D202];[.A202])); &quot;//intentionally blank&quot;)" office:value-type="string" office:string-value="addSuperVar(Motion_Climb_EffectOf_D,     &quot;Motion_Climb_EffectOf_D&quot;, I2CSlow ,1,&quot;units - comment&quot;);" calcext:value-type="string">
            <text:p>addSuperVar(Motion_Climb_EffectOf_D, <text:s text:c="4"/>"Motion_Climb_EffectOf_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2] &lt;&gt; 1; IF(AND([.A202]=&quot;&quot;;[.B202] &lt;&gt; &quot;&quot;);CONCATENATE(&quot;i++; detectOverflow(i, maxListIndex, errText) ;varList[l][i] = getVarID(&quot;&quot;&quot;;[.D202];&quot;&quot;&quot;);&quot;);IF([.A202]=&quot;&quot;;[.D202];[.A202])); &quot;//intentionally blank&quot;)" office:value-type="string" office:string-value="i++; detectOverflow(i, maxListIndex, errText) ;varList[l][i] = getVarID(&quot;Motion_Climb_EffectOf_D&quot;);" calcext:value-type="string">
            <text:p>i++; detectOverflow(i, maxListIndex, errText) ;varList[l][i] = getVarID("Motion_Climb_EffectOf_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climbRateError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3] &lt;&gt; 2; IF([.A203]=&quot;&quot;;CONCATENATE(&quot;     &quot;;[.B203];&quot; &quot;;[.D203];&quot;;&quot;);[.A203]); &quot;//intentionally blank&quot;)" office:value-type="string" office:string-value="     float Motion_climbRateErrorD;" calcext:value-type="string">
            <text:p><text:s text:c="5"/>float Motion_climbRateErrorD;</text:p>
          </table:table-cell>
          <table:table-cell office:value-type="string" calcext:value-type="string">
            <text:p>;</text:p>
          </table:table-cell>
          <table:table-cell table:style-name="ce28" table:formula="of:=IF([.C203] &lt;&gt; 1; IF((AND([.A203]=&quot;&quot;;[.B203]&lt;&gt;&quot;&quot;));CONCATENATE(&quot;addSuperVar(&quot;;[.D203];&quot;,     &quot;&quot;&quot;;[.D203];&quot;&quot;&quot;, &quot;;    CONCATENATE( [.F203] ; &quot; &quot;; [.E203]);&quot;,&quot;; [.G203];&quot;,&quot;;&quot;&quot;&quot;&quot;;CONCATENATE([.H203];&quot; - &quot;;[.I203])  ; &quot;&quot;&quot;);&quot;);IF([.A203]=&quot;&quot;;[.D203];[.A203])); &quot;//intentionally blank&quot;)" office:value-type="string" office:string-value="addSuperVar(Motion_climbRateErrorD,     &quot;Motion_climbRateErrorD&quot;, I2CSlow ,1,&quot;units - comment&quot;);" calcext:value-type="string">
            <text:p>addSuperVar(Motion_climbRateErrorD, <text:s text:c="4"/>"Motion_climbRateError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3] &lt;&gt; 1; IF(AND([.A203]=&quot;&quot;;[.B203] &lt;&gt; &quot;&quot;);CONCATENATE(&quot;i++; detectOverflow(i, maxListIndex, errText) ;varList[l][i] = getVarID(&quot;&quot;&quot;;[.D203];&quot;&quot;&quot;);&quot;);IF([.A203]=&quot;&quot;;[.D203];[.A203])); &quot;//intentionally blank&quot;)" office:value-type="string" office:string-value="i++; detectOverflow(i, maxListIndex, errText) ;varList[l][i] = getVarID(&quot;Motion_climbRateErrorD&quot;);" calcext:value-type="string">
            <text:p>i++; detectOverflow(i, maxListIndex, errText) ;varList[l][i] = getVarID("Motion_climbRateError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climbAcceleration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4] &lt;&gt; 2; IF([.A204]=&quot;&quot;;CONCATENATE(&quot;     &quot;;[.B204];&quot; &quot;;[.D204];&quot;;&quot;);[.A204]); &quot;//intentionally blank&quot;)" office:value-type="string" office:string-value="     float Motion_climbAcceleration;" calcext:value-type="string">
            <text:p><text:s text:c="5"/>float Motion_climbAcceleration;</text:p>
          </table:table-cell>
          <table:table-cell office:value-type="string" calcext:value-type="string">
            <text:p>;</text:p>
          </table:table-cell>
          <table:table-cell table:style-name="ce28" table:formula="of:=IF([.C204] &lt;&gt; 1; IF((AND([.A204]=&quot;&quot;;[.B204]&lt;&gt;&quot;&quot;));CONCATENATE(&quot;addSuperVar(&quot;;[.D204];&quot;,     &quot;&quot;&quot;;[.D204];&quot;&quot;&quot;, &quot;;    CONCATENATE( [.F204] ; &quot; &quot;; [.E204]);&quot;,&quot;; [.G204];&quot;,&quot;;&quot;&quot;&quot;&quot;;CONCATENATE([.H204];&quot; - &quot;;[.I204])  ; &quot;&quot;&quot;);&quot;);IF([.A204]=&quot;&quot;;[.D204];[.A204])); &quot;//intentionally blank&quot;)" office:value-type="string" office:string-value="addSuperVar(Motion_climbAcceleration,     &quot;Motion_climbAcceleration&quot;, I2CSlow ,1,&quot;units - comment&quot;);" calcext:value-type="string">
            <text:p>addSuperVar(Motion_climbAcceleration, <text:s text:c="4"/>"Motion_climbAcceleration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4] &lt;&gt; 1; IF(AND([.A204]=&quot;&quot;;[.B204] &lt;&gt; &quot;&quot;);CONCATENATE(&quot;i++; detectOverflow(i, maxListIndex, errText) ;varList[l][i] = getVarID(&quot;&quot;&quot;;[.D204];&quot;&quot;&quot;);&quot;);IF([.A204]=&quot;&quot;;[.D204];[.A204])); &quot;//intentionally blank&quot;)" office:value-type="string" office:string-value="i++; detectOverflow(i, maxListIndex, errText) ;varList[l][i] = getVarID(&quot;Motion_climbAcceleration&quot;);" calcext:value-type="string">
            <text:p>i++; detectOverflow(i, maxListIndex, errText) ;varList[l][i] = getVarID("Motion_climbAcceleration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climbRateError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5] &lt;&gt; 2; IF([.A205]=&quot;&quot;;CONCATENATE(&quot;     &quot;;[.B205];&quot; &quot;;[.D205];&quot;;&quot;);[.A205]); &quot;//intentionally blank&quot;)" office:value-type="string" office:string-value="     float Motion_climbRateError;" calcext:value-type="string">
            <text:p><text:s text:c="5"/>float Motion_climbRateError;</text:p>
          </table:table-cell>
          <table:table-cell office:value-type="string" calcext:value-type="string">
            <text:p>;</text:p>
          </table:table-cell>
          <table:table-cell table:style-name="ce28" table:formula="of:=IF([.C205] &lt;&gt; 1; IF((AND([.A205]=&quot;&quot;;[.B205]&lt;&gt;&quot;&quot;));CONCATENATE(&quot;addSuperVar(&quot;;[.D205];&quot;,     &quot;&quot;&quot;;[.D205];&quot;&quot;&quot;, &quot;;    CONCATENATE( [.F205] ; &quot; &quot;; [.E205]);&quot;,&quot;; [.G205];&quot;,&quot;;&quot;&quot;&quot;&quot;;CONCATENATE([.H205];&quot; - &quot;;[.I205])  ; &quot;&quot;&quot;);&quot;);IF([.A205]=&quot;&quot;;[.D205];[.A205])); &quot;//intentionally blank&quot;)" office:value-type="string" office:string-value="addSuperVar(Motion_climbRateError,     &quot;Motion_climbRateError&quot;, I2CSlow ,1,&quot;units - comment&quot;);" calcext:value-type="string">
            <text:p>addSuperVar(Motion_climbRateError, <text:s text:c="4"/>"Motion_climbRateError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5] &lt;&gt; 1; IF(AND([.A205]=&quot;&quot;;[.B205] &lt;&gt; &quot;&quot;);CONCATENATE(&quot;i++; detectOverflow(i, maxListIndex, errText) ;varList[l][i] = getVarID(&quot;&quot;&quot;;[.D205];&quot;&quot;&quot;);&quot;);IF([.A205]=&quot;&quot;;[.D205];[.A205])); &quot;//intentionally blank&quot;)" office:value-type="string" office:string-value="i++; detectOverflow(i, maxListIndex, errText) ;varList[l][i] = getVarID(&quot;Motion_climbRateError&quot;);" calcext:value-type="string">
            <text:p>i++; detectOverflow(i, maxListIndex, errText) ;varList[l][i] = getVarID("Motion_climbRateError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ion_ClimbRateError_Integrate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6] &lt;&gt; 2; IF([.A206]=&quot;&quot;;CONCATENATE(&quot;     &quot;;[.B206];&quot; &quot;;[.D206];&quot;;&quot;);[.A206]); &quot;//intentionally blank&quot;)" office:value-type="string" office:string-value="     float Motion_ClimbRateError_Integrated;" calcext:value-type="string">
            <text:p><text:s text:c="5"/>float Motion_ClimbRateError_Integrated;</text:p>
          </table:table-cell>
          <table:table-cell office:value-type="string" calcext:value-type="string">
            <text:p>;</text:p>
          </table:table-cell>
          <table:table-cell table:style-name="ce28" table:formula="of:=IF([.C206] &lt;&gt; 1; IF((AND([.A206]=&quot;&quot;;[.B206]&lt;&gt;&quot;&quot;));CONCATENATE(&quot;addSuperVar(&quot;;[.D206];&quot;,     &quot;&quot;&quot;;[.D206];&quot;&quot;&quot;, &quot;;    CONCATENATE( [.F206] ; &quot; &quot;; [.E206]);&quot;,&quot;; [.G206];&quot;,&quot;;&quot;&quot;&quot;&quot;;CONCATENATE([.H206];&quot; - &quot;;[.I206])  ; &quot;&quot;&quot;);&quot;);IF([.A206]=&quot;&quot;;[.D206];[.A206])); &quot;//intentionally blank&quot;)" office:value-type="string" office:string-value="addSuperVar(Motion_ClimbRateError_Integrated,     &quot;Motion_ClimbRateError_Integrated&quot;, I2CSlow ,1,&quot;units - comment&quot;);" calcext:value-type="string">
            <text:p>addSuperVar(Motion_ClimbRateError_Integrated, <text:s text:c="4"/>"Motion_ClimbRateError_Integrat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6] &lt;&gt; 1; IF(AND([.A206]=&quot;&quot;;[.B206] &lt;&gt; &quot;&quot;);CONCATENATE(&quot;i++; detectOverflow(i, maxListIndex, errText) ;varList[l][i] = getVarID(&quot;&quot;&quot;;[.D206];&quot;&quot;&quot;);&quot;);IF([.A206]=&quot;&quot;;[.D206];[.A206])); &quot;//intentionally blank&quot;)" office:value-type="string" office:string-value="i++; detectOverflow(i, maxListIndex, errText) ;varList[l][i] = getVarID(&quot;Motion_ClimbRateError_Integrated&quot;);" calcext:value-type="string">
            <text:p>i++; detectOverflow(i, maxListIndex, errText) ;varList[l][i] = getVarID("Motion_ClimbRateError_Integrat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Thrust_ThrottleSignal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7] &lt;&gt; 2; IF([.A207]=&quot;&quot;;CONCATENATE(&quot;     &quot;;[.B207];&quot; &quot;;[.D207];&quot;;&quot;);[.A207]); &quot;//intentionally blank&quot;)" office:value-type="string" office:string-value="     float Thrust_ThrottleSignal;" calcext:value-type="string">
            <text:p><text:s text:c="5"/>float Thrust_ThrottleSignal;</text:p>
          </table:table-cell>
          <table:table-cell office:value-type="string" calcext:value-type="string">
            <text:p>;</text:p>
          </table:table-cell>
          <table:table-cell table:style-name="ce28" table:formula="of:=IF([.C207] &lt;&gt; 1; IF((AND([.A207]=&quot;&quot;;[.B207]&lt;&gt;&quot;&quot;));CONCATENATE(&quot;addSuperVar(&quot;;[.D207];&quot;,     &quot;&quot;&quot;;[.D207];&quot;&quot;&quot;, &quot;;    CONCATENATE( [.F207] ; &quot; &quot;; [.E207]);&quot;,&quot;; [.G207];&quot;,&quot;;&quot;&quot;&quot;&quot;;CONCATENATE([.H207];&quot; - &quot;;[.I207])  ; &quot;&quot;&quot;);&quot;);IF([.A207]=&quot;&quot;;[.D207];[.A207])); &quot;//intentionally blank&quot;)" office:value-type="string" office:string-value="addSuperVar(Thrust_ThrottleSignal,     &quot;Thrust_ThrottleSignal&quot;, I2CSlow ,1,&quot;units - comment&quot;);" calcext:value-type="string">
            <text:p>addSuperVar(Thrust_ThrottleSignal, <text:s text:c="4"/>"Thrust_ThrottleSignal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7] &lt;&gt; 1; IF(AND([.A207]=&quot;&quot;;[.B207] &lt;&gt; &quot;&quot;);CONCATENATE(&quot;i++; detectOverflow(i, maxListIndex, errText) ;varList[l][i] = getVarID(&quot;&quot;&quot;;[.D207];&quot;&quot;&quot;);&quot;);IF([.A207]=&quot;&quot;;[.D207];[.A207])); &quot;//intentionally blank&quot;)" office:value-type="string" office:string-value="i++; detectOverflow(i, maxListIndex, errText) ;varList[l][i] = getVarID(&quot;Thrust_ThrottleSignal&quot;);" calcext:value-type="string">
            <text:p>i++; detectOverflow(i, maxListIndex, errText) ;varList[l][i] = getVarID("Thrust_ThrottleSign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Thrust_MotorThrottleSummation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8] &lt;&gt; 2; IF([.A208]=&quot;&quot;;CONCATENATE(&quot;     &quot;;[.B208];&quot; &quot;;[.D208];&quot;;&quot;);[.A208]); &quot;//intentionally blank&quot;)" office:value-type="string" office:string-value="     float Thrust_MotorThrottleSummation;" calcext:value-type="string">
            <text:p><text:s text:c="5"/>float Thrust_MotorThrottleSummation;</text:p>
          </table:table-cell>
          <table:table-cell office:value-type="string" calcext:value-type="string">
            <text:p>;</text:p>
          </table:table-cell>
          <table:table-cell table:style-name="ce28" table:formula="of:=IF([.C208] &lt;&gt; 1; IF((AND([.A208]=&quot;&quot;;[.B208]&lt;&gt;&quot;&quot;));CONCATENATE(&quot;addSuperVar(&quot;;[.D208];&quot;,     &quot;&quot;&quot;;[.D208];&quot;&quot;&quot;, &quot;;    CONCATENATE( [.F208] ; &quot; &quot;; [.E208]);&quot;,&quot;; [.G208];&quot;,&quot;;&quot;&quot;&quot;&quot;;CONCATENATE([.H208];&quot; - &quot;;[.I208])  ; &quot;&quot;&quot;);&quot;);IF([.A208]=&quot;&quot;;[.D208];[.A208])); &quot;//intentionally blank&quot;)" office:value-type="string" office:string-value="addSuperVar(Thrust_MotorThrottleSummation,     &quot;Thrust_MotorThrottleSummation&quot;, I2CSlow ,1,&quot;units - comment&quot;);" calcext:value-type="string">
            <text:p>addSuperVar(Thrust_MotorThrottleSummation, <text:s text:c="4"/>"Thrust_MotorThrottleSummation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8] &lt;&gt; 1; IF(AND([.A208]=&quot;&quot;;[.B208] &lt;&gt; &quot;&quot;);CONCATENATE(&quot;i++; detectOverflow(i, maxListIndex, errText) ;varList[l][i] = getVarID(&quot;&quot;&quot;;[.D208];&quot;&quot;&quot;);&quot;);IF([.A208]=&quot;&quot;;[.D208];[.A208])); &quot;//intentionally blank&quot;)" office:value-type="string" office:string-value="i++; detectOverflow(i, maxListIndex, errText) ;varList[l][i] = getVarID(&quot;Thrust_MotorThrottleSummation&quot;);" calcext:value-type="string">
            <text:p>i++; detectOverflow(i, maxListIndex, errText) ;varList[l][i] = getVarID("Thrust_MotorThrottleSummation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Thrust_PredictedActual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09] &lt;&gt; 2; IF([.A209]=&quot;&quot;;CONCATENATE(&quot;     &quot;;[.B209];&quot; &quot;;[.D209];&quot;;&quot;);[.A209]); &quot;//intentionally blank&quot;)" office:value-type="string" office:string-value="     float Thrust_PredictedActual;" calcext:value-type="string">
            <text:p><text:s text:c="5"/>float Thrust_PredictedActual;</text:p>
          </table:table-cell>
          <table:table-cell office:value-type="string" calcext:value-type="string">
            <text:p>;</text:p>
          </table:table-cell>
          <table:table-cell table:style-name="ce28" table:formula="of:=IF([.C209] &lt;&gt; 1; IF((AND([.A209]=&quot;&quot;;[.B209]&lt;&gt;&quot;&quot;));CONCATENATE(&quot;addSuperVar(&quot;;[.D209];&quot;,     &quot;&quot;&quot;;[.D209];&quot;&quot;&quot;, &quot;;    CONCATENATE( [.F209] ; &quot; &quot;; [.E209]);&quot;,&quot;; [.G209];&quot;,&quot;;&quot;&quot;&quot;&quot;;CONCATENATE([.H209];&quot; - &quot;;[.I209])  ; &quot;&quot;&quot;);&quot;);IF([.A209]=&quot;&quot;;[.D209];[.A209])); &quot;//intentionally blank&quot;)" office:value-type="string" office:string-value="addSuperVar(Thrust_PredictedActual,     &quot;Thrust_PredictedActual&quot;, I2CSlow ,1,&quot;units - comment&quot;);" calcext:value-type="string">
            <text:p>addSuperVar(Thrust_PredictedActual, <text:s text:c="4"/>"Thrust_PredictedActual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09] &lt;&gt; 1; IF(AND([.A209]=&quot;&quot;;[.B209] &lt;&gt; &quot;&quot;);CONCATENATE(&quot;i++; detectOverflow(i, maxListIndex, errText) ;varList[l][i] = getVarID(&quot;&quot;&quot;;[.D209];&quot;&quot;&quot;);&quot;);IF([.A209]=&quot;&quot;;[.D209];[.A209])); &quot;//intentionally blank&quot;)" office:value-type="string" office:string-value="i++; detectOverflow(i, maxListIndex, errText) ;varList[l][i] = getVarID(&quot;Thrust_PredictedActual&quot;);" calcext:value-type="string">
            <text:p>i++; detectOverflow(i, maxListIndex, errText) ;varList[l][i] = getVarID("Thrust_PredictedActu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Thrust_Downwar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0] &lt;&gt; 2; IF([.A210]=&quot;&quot;;CONCATENATE(&quot;     &quot;;[.B210];&quot; &quot;;[.D210];&quot;;&quot;);[.A210]); &quot;//intentionally blank&quot;)" office:value-type="string" office:string-value="     float Thrust_Downward;" calcext:value-type="string">
            <text:p><text:s text:c="5"/>float Thrust_Downward;</text:p>
          </table:table-cell>
          <table:table-cell office:value-type="string" calcext:value-type="string">
            <text:p>;</text:p>
          </table:table-cell>
          <table:table-cell table:style-name="ce28" table:formula="of:=IF([.C210] &lt;&gt; 1; IF((AND([.A210]=&quot;&quot;;[.B210]&lt;&gt;&quot;&quot;));CONCATENATE(&quot;addSuperVar(&quot;;[.D210];&quot;,     &quot;&quot;&quot;;[.D210];&quot;&quot;&quot;, &quot;;    CONCATENATE( [.F210] ; &quot; &quot;; [.E210]);&quot;,&quot;; [.G210];&quot;,&quot;;&quot;&quot;&quot;&quot;;CONCATENATE([.H210];&quot; - &quot;;[.I210])  ; &quot;&quot;&quot;);&quot;);IF([.A210]=&quot;&quot;;[.D210];[.A210])); &quot;//intentionally blank&quot;)" office:value-type="string" office:string-value="addSuperVar(Thrust_Downward,     &quot;Thrust_Downward&quot;, I2CSlow ,1,&quot;units - comment&quot;);" calcext:value-type="string">
            <text:p>addSuperVar(Thrust_Downward, <text:s text:c="4"/>"Thrust_Downwar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10] &lt;&gt; 1; IF(AND([.A210]=&quot;&quot;;[.B210] &lt;&gt; &quot;&quot;);CONCATENATE(&quot;i++; detectOverflow(i, maxListIndex, errText) ;varList[l][i] = getVarID(&quot;&quot;&quot;;[.D210];&quot;&quot;&quot;);&quot;);IF([.A210]=&quot;&quot;;[.D210];[.A210])); &quot;//intentionally blank&quot;)" office:value-type="string" office:string-value="i++; detectOverflow(i, maxListIndex, errText) ;varList[l][i] = getVarID(&quot;Thrust_Downward&quot;);" calcext:value-type="string">
            <text:p>i++; detectOverflow(i, maxListIndex, errText) ;varList[l][i] = getVarID("Thrust_Downwar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Thrust_Lateral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1] &lt;&gt; 2; IF([.A211]=&quot;&quot;;CONCATENATE(&quot;     &quot;;[.B211];&quot; &quot;;[.D211];&quot;;&quot;);[.A211]); &quot;//intentionally blank&quot;)" office:value-type="string" office:string-value="     float Thrust_Lateral;" calcext:value-type="string">
            <text:p><text:s text:c="5"/>float Thrust_Lateral;</text:p>
          </table:table-cell>
          <table:table-cell office:value-type="string" calcext:value-type="string">
            <text:p>;</text:p>
          </table:table-cell>
          <table:table-cell table:style-name="ce28" table:formula="of:=IF([.C211] &lt;&gt; 1; IF((AND([.A211]=&quot;&quot;;[.B211]&lt;&gt;&quot;&quot;));CONCATENATE(&quot;addSuperVar(&quot;;[.D211];&quot;,     &quot;&quot;&quot;;[.D211];&quot;&quot;&quot;, &quot;;    CONCATENATE( [.F211] ; &quot; &quot;; [.E211]);&quot;,&quot;; [.G211];&quot;,&quot;;&quot;&quot;&quot;&quot;;CONCATENATE([.H211];&quot; - &quot;;[.I211])  ; &quot;&quot;&quot;);&quot;);IF([.A211]=&quot;&quot;;[.D211];[.A211])); &quot;//intentionally blank&quot;)" office:value-type="string" office:string-value="addSuperVar(Thrust_Lateral,     &quot;Thrust_Lateral&quot;, I2CSlow ,1,&quot;units - comment&quot;);" calcext:value-type="string">
            <text:p>addSuperVar(Thrust_Lateral, <text:s text:c="4"/>"Thrust_Lateral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11] &lt;&gt; 1; IF(AND([.A211]=&quot;&quot;;[.B211] &lt;&gt; &quot;&quot;);CONCATENATE(&quot;i++; detectOverflow(i, maxListIndex, errText) ;varList[l][i] = getVarID(&quot;&quot;&quot;;[.D211];&quot;&quot;&quot;);&quot;);IF([.A211]=&quot;&quot;;[.D211];[.A211])); &quot;//intentionally blank&quot;)" office:value-type="string" office:string-value="i++; detectOverflow(i, maxListIndex, errText) ;varList[l][i] = getVarID(&quot;Thrust_Lateral&quot;);" calcext:value-type="string">
            <text:p>i++; detectOverflow(i, maxListIndex, errText) ;varList[l][i] = getVarID("Thrust_Later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Characteristic_craftWeight</text:p>
          </table:table-cell>
          <table:table-cell table:style-name="ce16"/>
          <table:table-cell office:value-type="string" calcext:value-type="string">
            <text:p><text:s text:c="25"/>UserEditable | defIsRetain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2] &lt;&gt; 2; IF([.A212]=&quot;&quot;;CONCATENATE(&quot;     &quot;;[.B212];&quot; &quot;;[.D212];&quot;;&quot;);[.A212]); &quot;//intentionally blank&quot;)" office:value-type="string" office:string-value="     float Characteristic_craftWeight;" calcext:value-type="string">
            <text:p><text:s text:c="5"/>float Characteristic_craftWeight;</text:p>
          </table:table-cell>
          <table:table-cell office:value-type="string" calcext:value-type="string">
            <text:p>;</text:p>
          </table:table-cell>
          <table:table-cell table:style-name="ce28" table:formula="of:=IF([.C212] &lt;&gt; 1; IF((AND([.A212]=&quot;&quot;;[.B212]&lt;&gt;&quot;&quot;));CONCATENATE(&quot;addSuperVar(&quot;;[.D212];&quot;,     &quot;&quot;&quot;;[.D212];&quot;&quot;&quot;, &quot;;    CONCATENATE( [.F212] ; &quot; &quot;; [.E212]);&quot;,&quot;; [.G212];&quot;,&quot;;&quot;&quot;&quot;&quot;;CONCATENATE([.H212];&quot; - &quot;;[.I212])  ; &quot;&quot;&quot;);&quot;);IF([.A212]=&quot;&quot;;[.D212];[.A212])); &quot;//intentionally blank&quot;)" office:value-type="string" office:string-value="addSuperVar(Characteristic_craftWeight,     &quot;Characteristic_craftWeight&quot;,                          UserEditable | defIsRetain ,1,&quot;units - comment&quot;);" calcext:value-type="string">
            <text:p>addSuperVar(Characteristic_craftWeight, <text:s text:c="4"/>"Characteristic_craftWeight", <text:s text:c="25"/>UserEditable | defIsRetain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12] &lt;&gt; 1; IF(AND([.A212]=&quot;&quot;;[.B212] &lt;&gt; &quot;&quot;);CONCATENATE(&quot;i++; detectOverflow(i, maxListIndex, errText) ;varList[l][i] = getVarID(&quot;&quot;&quot;;[.D212];&quot;&quot;&quot;);&quot;);IF([.A212]=&quot;&quot;;[.D212];[.A212])); &quot;//intentionally blank&quot;)" office:value-type="string" office:string-value="i++; detectOverflow(i, maxListIndex, errText) ;varList[l][i] = getVarID(&quot;Characteristic_craftWeight&quot;);" calcext:value-type="string">
            <text:p>i++; detectOverflow(i, maxListIndex, errText) ;varList[l][i] = getVarID("Characteristic_craftWeigh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Characteristic_maxTiltForDesiredClimb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3] &lt;&gt; 2; IF([.A213]=&quot;&quot;;CONCATENATE(&quot;     &quot;;[.B213];&quot; &quot;;[.D213];&quot;;&quot;);[.A213]); &quot;//intentionally blank&quot;)" office:value-type="string" office:string-value="     float Characteristic_maxTiltForDesiredClimb;" calcext:value-type="string">
            <text:p><text:s text:c="5"/>float Characteristic_maxTiltForDesiredClimb;</text:p>
          </table:table-cell>
          <table:table-cell office:value-type="string" calcext:value-type="string">
            <text:p>;</text:p>
          </table:table-cell>
          <table:table-cell table:style-name="ce28" table:formula="of:=IF([.C213] &lt;&gt; 1; IF((AND([.A213]=&quot;&quot;;[.B213]&lt;&gt;&quot;&quot;));CONCATENATE(&quot;addSuperVar(&quot;;[.D213];&quot;,     &quot;&quot;&quot;;[.D213];&quot;&quot;&quot;, &quot;;    CONCATENATE( [.F213] ; &quot; &quot;; [.E213]);&quot;,&quot;; [.G213];&quot;,&quot;;&quot;&quot;&quot;&quot;;CONCATENATE([.H213];&quot; - &quot;;[.I213])  ; &quot;&quot;&quot;);&quot;);IF([.A213]=&quot;&quot;;[.D213];[.A213])); &quot;//intentionally blank&quot;)" office:value-type="string" office:string-value="addSuperVar(Characteristic_maxTiltForDesiredClimb,     &quot;Characteristic_maxTiltForDesiredClimb&quot;, I2CSlow ,1,&quot;units - comment&quot;);" calcext:value-type="string">
            <text:p>addSuperVar(Characteristic_maxTiltForDesiredClimb, <text:s text:c="4"/>"Characteristic_maxTiltForDesiredClimb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13] &lt;&gt; 1; IF(AND([.A213]=&quot;&quot;;[.B213] &lt;&gt; &quot;&quot;);CONCATENATE(&quot;i++; detectOverflow(i, maxListIndex, errText) ;varList[l][i] = getVarID(&quot;&quot;&quot;;[.D213];&quot;&quot;&quot;);&quot;);IF([.A213]=&quot;&quot;;[.D213];[.A213])); &quot;//intentionally blank&quot;)" office:value-type="string" office:string-value="i++; detectOverflow(i, maxListIndex, errText) ;varList[l][i] = getVarID(&quot;Characteristic_maxTiltForDesiredClimb&quot;);" calcext:value-type="string">
            <text:p>i++; detectOverflow(i, maxListIndex, errText) ;varList[l][i] = getVarID("Characteristic_maxTiltForDesiredClimb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Characteristic_maxTiltForZeroClimb</text:p>
          </table:table-cell>
          <table:table-cell table:style-name="ce16"/>
          <table:table-cell office:value-type="string" calcext:value-type="string">
            <text:p><text:s text:c="25"/>UserEditable | defIsRetain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4] &lt;&gt; 2; IF([.A214]=&quot;&quot;;CONCATENATE(&quot;     &quot;;[.B214];&quot; &quot;;[.D214];&quot;;&quot;);[.A214]); &quot;//intentionally blank&quot;)" office:value-type="string" office:string-value="     float Characteristic_maxTiltForZeroClimb;" calcext:value-type="string">
            <text:p><text:s text:c="5"/>float Characteristic_maxTiltForZeroClimb;</text:p>
          </table:table-cell>
          <table:table-cell office:value-type="string" calcext:value-type="string">
            <text:p>;</text:p>
          </table:table-cell>
          <table:table-cell table:style-name="ce28" table:formula="of:=IF([.C214] &lt;&gt; 1; IF((AND([.A214]=&quot;&quot;;[.B214]&lt;&gt;&quot;&quot;));CONCATENATE(&quot;addSuperVar(&quot;;[.D214];&quot;,     &quot;&quot;&quot;;[.D214];&quot;&quot;&quot;, &quot;;    CONCATENATE( [.F214] ; &quot; &quot;; [.E214]);&quot;,&quot;; [.G214];&quot;,&quot;;&quot;&quot;&quot;&quot;;CONCATENATE([.H214];&quot; - &quot;;[.I214])  ; &quot;&quot;&quot;);&quot;);IF([.A214]=&quot;&quot;;[.D214];[.A214])); &quot;//intentionally blank&quot;)" office:value-type="string" office:string-value="addSuperVar(Characteristic_maxTiltForZeroClimb,     &quot;Characteristic_maxTiltForZeroClimb&quot;,                          UserEditable | defIsRetain ,1,&quot;units - comment&quot;);" calcext:value-type="string">
            <text:p>addSuperVar(Characteristic_maxTiltForZeroClimb, <text:s text:c="4"/>"Characteristic_maxTiltForZeroClimb", <text:s text:c="25"/>UserEditable | defIsRetain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14] &lt;&gt; 1; IF(AND([.A214]=&quot;&quot;;[.B214] &lt;&gt; &quot;&quot;);CONCATENATE(&quot;i++; detectOverflow(i, maxListIndex, errText) ;varList[l][i] = getVarID(&quot;&quot;&quot;;[.D214];&quot;&quot;&quot;);&quot;);IF([.A214]=&quot;&quot;;[.D214];[.A214])); &quot;//intentionally blank&quot;)" office:value-type="string" office:string-value="i++; detectOverflow(i, maxListIndex, errText) ;varList[l][i] = getVarID(&quot;Characteristic_maxTiltForZeroClimb&quot;);" calcext:value-type="string">
            <text:p>i++; detectOverflow(i, maxListIndex, errText) ;varList[l][i] = getVarID("Characteristic_maxTiltForZeroClimb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Characteristic_topSpeed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5] &lt;&gt; 2; IF([.A215]=&quot;&quot;;CONCATENATE(&quot;     &quot;;[.B215];&quot; &quot;;[.D215];&quot;;&quot;);[.A215]); &quot;//intentionally blank&quot;)" office:value-type="string" office:string-value="     float Characteristic_topSpeed;" calcext:value-type="string">
            <text:p><text:s text:c="5"/>float Characteristic_topSpeed;</text:p>
          </table:table-cell>
          <table:table-cell office:value-type="string" calcext:value-type="string">
            <text:p>;</text:p>
          </table:table-cell>
          <table:table-cell table:style-name="ce28" table:formula="of:=IF([.C215] &lt;&gt; 1; IF((AND([.A215]=&quot;&quot;;[.B215]&lt;&gt;&quot;&quot;));CONCATENATE(&quot;addSuperVar(&quot;;[.D215];&quot;,     &quot;&quot;&quot;;[.D215];&quot;&quot;&quot;, &quot;;    CONCATENATE( [.F215] ; &quot; &quot;; [.E215]);&quot;,&quot;; [.G215];&quot;,&quot;;&quot;&quot;&quot;&quot;;CONCATENATE([.H215];&quot; - &quot;;[.I215])  ; &quot;&quot;&quot;);&quot;);IF([.A215]=&quot;&quot;;[.D215];[.A215])); &quot;//intentionally blank&quot;)" office:value-type="string" office:string-value="addSuperVar(Characteristic_topSpeed,     &quot;Characteristic_topSpeed&quot;, I2CSlow ,1,&quot;units - comment&quot;);" calcext:value-type="string">
            <text:p>addSuperVar(Characteristic_topSpeed, <text:s text:c="4"/>"Characteristic_topSpeed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15] &lt;&gt; 1; IF(AND([.A215]=&quot;&quot;;[.B215] &lt;&gt; &quot;&quot;);CONCATENATE(&quot;i++; detectOverflow(i, maxListIndex, errText) ;varList[l][i] = getVarID(&quot;&quot;&quot;;[.D215];&quot;&quot;&quot;);&quot;);IF([.A215]=&quot;&quot;;[.D215];[.A215])); &quot;//intentionally blank&quot;)" office:value-type="string" office:string-value="i++; detectOverflow(i, maxListIndex, errText) ;varList[l][i] = getVarID(&quot;Characteristic_topSpeed&quot;);" calcext:value-type="string">
            <text:p>i++; detectOverflow(i, maxListIndex, errText) ;varList[l][i] = getVarID("Characteristic_topSpe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Characteristic_topSpeedZeroClimb</text:p>
          </table:table-cell>
          <table:table-cell table:style-name="ce16"/>
          <table:table-cell office:value-type="string" calcext:value-type="string">
            <text:p><text:s text:c="25"/>UserEditable | defIsRetain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6] &lt;&gt; 2; IF([.A216]=&quot;&quot;;CONCATENATE(&quot;     &quot;;[.B216];&quot; &quot;;[.D216];&quot;;&quot;);[.A216]); &quot;//intentionally blank&quot;)" office:value-type="string" office:string-value="     float Characteristic_topSpeedZeroClimb;" calcext:value-type="string">
            <text:p><text:s text:c="5"/>float Characteristic_topSpeedZeroClimb;</text:p>
          </table:table-cell>
          <table:table-cell office:value-type="string" calcext:value-type="string">
            <text:p>;</text:p>
          </table:table-cell>
          <table:table-cell table:style-name="ce28" table:formula="of:=IF([.C216] &lt;&gt; 1; IF((AND([.A216]=&quot;&quot;;[.B216]&lt;&gt;&quot;&quot;));CONCATENATE(&quot;addSuperVar(&quot;;[.D216];&quot;,     &quot;&quot;&quot;;[.D216];&quot;&quot;&quot;, &quot;;    CONCATENATE( [.F216] ; &quot; &quot;; [.E216]);&quot;,&quot;; [.G216];&quot;,&quot;;&quot;&quot;&quot;&quot;;CONCATENATE([.H216];&quot; - &quot;;[.I216])  ; &quot;&quot;&quot;);&quot;);IF([.A216]=&quot;&quot;;[.D216];[.A216])); &quot;//intentionally blank&quot;)" office:value-type="string" office:string-value="addSuperVar(Characteristic_topSpeedZeroClimb,     &quot;Characteristic_topSpeedZeroClimb&quot;,                          UserEditable | defIsRetain ,1,&quot;units - comment&quot;);" calcext:value-type="string">
            <text:p>addSuperVar(Characteristic_topSpeedZeroClimb, <text:s text:c="4"/>"Characteristic_topSpeedZeroClimb", <text:s text:c="25"/>UserEditable | defIsRetain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16] &lt;&gt; 1; IF(AND([.A216]=&quot;&quot;;[.B216] &lt;&gt; &quot;&quot;);CONCATENATE(&quot;i++; detectOverflow(i, maxListIndex, errText) ;varList[l][i] = getVarID(&quot;&quot;&quot;;[.D216];&quot;&quot;&quot;);&quot;);IF([.A216]=&quot;&quot;;[.D216];[.A216])); &quot;//intentionally blank&quot;)" office:value-type="string" office:string-value="i++; detectOverflow(i, maxListIndex, errText) ;varList[l][i] = getVarID(&quot;Characteristic_topSpeedZeroClimb&quot;);" calcext:value-type="string">
            <text:p>i++; detectOverflow(i, maxListIndex, errText) ;varList[l][i] = getVarID("Characteristic_topSpeedZeroClimb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Motors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217] &lt;&gt; 2; IF([.A217]=&quot;&quot;;CONCATENATE(&quot;     &quot;;[.B217];&quot; &quot;;[.D217];&quot;;&quot;);[.A217]); &quot;//intentionally blank&quot;)" office:value-type="string" office:string-value="//Motors" calcext:value-type="string">
            <text:p>//Motors</text:p>
          </table:table-cell>
          <table:table-cell office:value-type="string" calcext:value-type="string">
            <text:p>;</text:p>
          </table:table-cell>
          <table:table-cell table:style-name="ce28" table:formula="of:=IF([.C217] &lt;&gt; 1; IF((AND([.A217]=&quot;&quot;;[.B217]&lt;&gt;&quot;&quot;));CONCATENATE(&quot;addSuperVar(&quot;;[.D217];&quot;,     &quot;&quot;&quot;;[.D217];&quot;&quot;&quot;, &quot;;    CONCATENATE( [.F217] ; &quot; &quot;; [.E217]);&quot;,&quot;; [.G217];&quot;,&quot;;&quot;&quot;&quot;&quot;;CONCATENATE([.H217];&quot; - &quot;;[.I217])  ; &quot;&quot;&quot;);&quot;);IF([.A217]=&quot;&quot;;[.D217];[.A217])); &quot;//intentionally blank&quot;)" office:value-type="string" office:string-value="//Motors" calcext:value-type="string">
            <text:p>//Motors</text:p>
          </table:table-cell>
          <table:table-cell office:value-type="string" calcext:value-type="string">
            <text:p>;</text:p>
          </table:table-cell>
          <table:table-cell table:style-name="ce8" table:formula="of:=IF([.C217] &lt;&gt; 1; IF(AND([.A217]=&quot;&quot;;[.B217] &lt;&gt; &quot;&quot;);CONCATENATE(&quot;i++; detectOverflow(i, maxListIndex, errText) ;varList[l][i] = getVarID(&quot;&quot;&quot;;[.D217];&quot;&quot;&quot;);&quot;);IF([.A217]=&quot;&quot;;[.D217];[.A217])); &quot;//intentionally blank&quot;)" office:value-type="string" office:string-value="//Motors" calcext:value-type="string">
            <text:p>//Motors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predictedActualThrust[7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8] &lt;&gt; 2; IF([.A218]=&quot;&quot;;CONCATENATE(&quot;     &quot;;[.B218];&quot; &quot;;[.D218];&quot;;&quot;);[.A218]); &quot;//intentionally blank&quot;)" office:value-type="string" office:string-value="     float predictedActualThrust[7];" calcext:value-type="string">
            <text:p><text:s text:c="5"/>float predictedActualThrust[7];</text:p>
          </table:table-cell>
          <table:table-cell office:value-type="string" calcext:value-type="string">
            <text:p>;</text:p>
          </table:table-cell>
          <table:table-cell table:style-name="ce28" table:formula="of:=IF([.C218] &lt;&gt; 1; IF((AND([.A218]=&quot;&quot;;[.B218]&lt;&gt;&quot;&quot;));CONCATENATE(&quot;addSuperVar(&quot;;[.D218];&quot;,     &quot;&quot;&quot;;[.D218];&quot;&quot;&quot;, &quot;;    CONCATENATE( [.F218] ; &quot; &quot;; [.E218]);&quot;,&quot;; [.G218];&quot;,&quot;;&quot;&quot;&quot;&quot;;CONCATENATE([.H218];&quot; - &quot;;[.I218])  ; &quot;&quot;&quot;);&quot;);IF([.A218]=&quot;&quot;;[.D218];[.A218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8" table:formula="of:=IF([.C218] &lt;&gt; 1; IF(AND([.A218]=&quot;&quot;;[.B218] &lt;&gt; &quot;&quot;);CONCATENATE(&quot;i++; detectOverflow(i, maxListIndex, errText) ;varList[l][i] = getVarID(&quot;&quot;&quot;;[.D218];&quot;&quot;&quot;);&quot;);IF([.A218]=&quot;&quot;;[.D218];[.A218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predictedActualThrust[0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19] &lt;&gt; 2; IF([.A219]=&quot;&quot;;CONCATENATE(&quot;     &quot;;[.B219];&quot; &quot;;[.D219];&quot;;&quot;);[.A219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19] &lt;&gt; 1; IF((AND([.A219]=&quot;&quot;;[.B219]&lt;&gt;&quot;&quot;));CONCATENATE(&quot;addSuperVar(&quot;;[.D219];&quot;,     &quot;&quot;&quot;;[.D219];&quot;&quot;&quot;, &quot;;    CONCATENATE( [.F219] ; &quot; &quot;; [.E219]);&quot;,&quot;; [.G219];&quot;,&quot;;&quot;&quot;&quot;&quot;;CONCATENATE([.H219];&quot; - &quot;;[.I219])  ; &quot;&quot;&quot;);&quot;);IF([.A219]=&quot;&quot;;[.D219];[.A219])); &quot;//intentionally blank&quot;)" office:value-type="string" office:string-value="addSuperVar(predictedActualThrust[0],     &quot;predictedActualThrust[0]&quot;, I2CSlow ,1,&quot;units - comment&quot;);" calcext:value-type="string">
            <text:p>addSuperVar(predictedActualThrust[0], <text:s text:c="4"/>"predictedActualThrust[0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19] &lt;&gt; 1; IF(AND([.A219]=&quot;&quot;;[.B219] &lt;&gt; &quot;&quot;);CONCATENATE(&quot;i++; detectOverflow(i, maxListIndex, errText) ;varList[l][i] = getVarID(&quot;&quot;&quot;;[.D219];&quot;&quot;&quot;);&quot;);IF([.A219]=&quot;&quot;;[.D219];[.A219])); &quot;//intentionally blank&quot;)" office:value-type="string" office:string-value="i++; detectOverflow(i, maxListIndex, errText) ;varList[l][i] = getVarID(&quot;predictedActualThrust[0]&quot;);" calcext:value-type="string">
            <text:p>i++; detectOverflow(i, maxListIndex, errText) ;varList[l][i] = getVarID("predictedActualThrust[0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predictedActualThrust[1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0] &lt;&gt; 2; IF([.A220]=&quot;&quot;;CONCATENATE(&quot;     &quot;;[.B220];&quot; &quot;;[.D220];&quot;;&quot;);[.A220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20] &lt;&gt; 1; IF((AND([.A220]=&quot;&quot;;[.B220]&lt;&gt;&quot;&quot;));CONCATENATE(&quot;addSuperVar(&quot;;[.D220];&quot;,     &quot;&quot;&quot;;[.D220];&quot;&quot;&quot;, &quot;;    CONCATENATE( [.F220] ; &quot; &quot;; [.E220]);&quot;,&quot;; [.G220];&quot;,&quot;;&quot;&quot;&quot;&quot;;CONCATENATE([.H220];&quot; - &quot;;[.I220])  ; &quot;&quot;&quot;);&quot;);IF([.A220]=&quot;&quot;;[.D220];[.A220])); &quot;//intentionally blank&quot;)" office:value-type="string" office:string-value="addSuperVar(predictedActualThrust[1],     &quot;predictedActualThrust[1]&quot;, I2CSlow ,1,&quot;units - comment&quot;);" calcext:value-type="string">
            <text:p>addSuperVar(predictedActualThrust[1], <text:s text:c="4"/>"predictedActualThrust[1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0] &lt;&gt; 1; IF(AND([.A220]=&quot;&quot;;[.B220] &lt;&gt; &quot;&quot;);CONCATENATE(&quot;i++; detectOverflow(i, maxListIndex, errText) ;varList[l][i] = getVarID(&quot;&quot;&quot;;[.D220];&quot;&quot;&quot;);&quot;);IF([.A220]=&quot;&quot;;[.D220];[.A220])); &quot;//intentionally blank&quot;)" office:value-type="string" office:string-value="i++; detectOverflow(i, maxListIndex, errText) ;varList[l][i] = getVarID(&quot;predictedActualThrust[1]&quot;);" calcext:value-type="string">
            <text:p>i++; detectOverflow(i, maxListIndex, errText) ;varList[l][i] = getVarID("predictedActualThrust[1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predictedActualThrust[2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1] &lt;&gt; 2; IF([.A221]=&quot;&quot;;CONCATENATE(&quot;     &quot;;[.B221];&quot; &quot;;[.D221];&quot;;&quot;);[.A221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21] &lt;&gt; 1; IF((AND([.A221]=&quot;&quot;;[.B221]&lt;&gt;&quot;&quot;));CONCATENATE(&quot;addSuperVar(&quot;;[.D221];&quot;,     &quot;&quot;&quot;;[.D221];&quot;&quot;&quot;, &quot;;    CONCATENATE( [.F221] ; &quot; &quot;; [.E221]);&quot;,&quot;; [.G221];&quot;,&quot;;&quot;&quot;&quot;&quot;;CONCATENATE([.H221];&quot; - &quot;;[.I221])  ; &quot;&quot;&quot;);&quot;);IF([.A221]=&quot;&quot;;[.D221];[.A221])); &quot;//intentionally blank&quot;)" office:value-type="string" office:string-value="addSuperVar(predictedActualThrust[2],     &quot;predictedActualThrust[2]&quot;, I2CSlow ,1,&quot;units - comment&quot;);" calcext:value-type="string">
            <text:p>addSuperVar(predictedActualThrust[2], <text:s text:c="4"/>"predictedActualThrust[2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1] &lt;&gt; 1; IF(AND([.A221]=&quot;&quot;;[.B221] &lt;&gt; &quot;&quot;);CONCATENATE(&quot;i++; detectOverflow(i, maxListIndex, errText) ;varList[l][i] = getVarID(&quot;&quot;&quot;;[.D221];&quot;&quot;&quot;);&quot;);IF([.A221]=&quot;&quot;;[.D221];[.A221])); &quot;//intentionally blank&quot;)" office:value-type="string" office:string-value="i++; detectOverflow(i, maxListIndex, errText) ;varList[l][i] = getVarID(&quot;predictedActualThrust[2]&quot;);" calcext:value-type="string">
            <text:p>i++; detectOverflow(i, maxListIndex, errText) ;varList[l][i] = getVarID("predictedActualThrust[2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predictedActualThrust[3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2] &lt;&gt; 2; IF([.A222]=&quot;&quot;;CONCATENATE(&quot;     &quot;;[.B222];&quot; &quot;;[.D222];&quot;;&quot;);[.A222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22] &lt;&gt; 1; IF((AND([.A222]=&quot;&quot;;[.B222]&lt;&gt;&quot;&quot;));CONCATENATE(&quot;addSuperVar(&quot;;[.D222];&quot;,     &quot;&quot;&quot;;[.D222];&quot;&quot;&quot;, &quot;;    CONCATENATE( [.F222] ; &quot; &quot;; [.E222]);&quot;,&quot;; [.G222];&quot;,&quot;;&quot;&quot;&quot;&quot;;CONCATENATE([.H222];&quot; - &quot;;[.I222])  ; &quot;&quot;&quot;);&quot;);IF([.A222]=&quot;&quot;;[.D222];[.A222])); &quot;//intentionally blank&quot;)" office:value-type="string" office:string-value="addSuperVar(predictedActualThrust[3],     &quot;predictedActualThrust[3]&quot;, I2CSlow ,1,&quot;units - comment&quot;);" calcext:value-type="string">
            <text:p>addSuperVar(predictedActualThrust[3], <text:s text:c="4"/>"predictedActualThrust[3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2] &lt;&gt; 1; IF(AND([.A222]=&quot;&quot;;[.B222] &lt;&gt; &quot;&quot;);CONCATENATE(&quot;i++; detectOverflow(i, maxListIndex, errText) ;varList[l][i] = getVarID(&quot;&quot;&quot;;[.D222];&quot;&quot;&quot;);&quot;);IF([.A222]=&quot;&quot;;[.D222];[.A222])); &quot;//intentionally blank&quot;)" office:value-type="string" office:string-value="i++; detectOverflow(i, maxListIndex, errText) ;varList[l][i] = getVarID(&quot;predictedActualThrust[3]&quot;);" calcext:value-type="string">
            <text:p>i++; detectOverflow(i, maxListIndex, errText) ;varList[l][i] = getVarID("predictedActualThrust[3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predictedActualThrust[4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3] &lt;&gt; 2; IF([.A223]=&quot;&quot;;CONCATENATE(&quot;     &quot;;[.B223];&quot; &quot;;[.D223];&quot;;&quot;);[.A223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23] &lt;&gt; 1; IF((AND([.A223]=&quot;&quot;;[.B223]&lt;&gt;&quot;&quot;));CONCATENATE(&quot;addSuperVar(&quot;;[.D223];&quot;,     &quot;&quot;&quot;;[.D223];&quot;&quot;&quot;, &quot;;    CONCATENATE( [.F223] ; &quot; &quot;; [.E223]);&quot;,&quot;; [.G223];&quot;,&quot;;&quot;&quot;&quot;&quot;;CONCATENATE([.H223];&quot; - &quot;;[.I223])  ; &quot;&quot;&quot;);&quot;);IF([.A223]=&quot;&quot;;[.D223];[.A223])); &quot;//intentionally blank&quot;)" office:value-type="string" office:string-value="addSuperVar(predictedActualThrust[4],     &quot;predictedActualThrust[4]&quot;, I2CSlow ,1,&quot;units - comment&quot;);" calcext:value-type="string">
            <text:p>addSuperVar(predictedActualThrust[4], <text:s text:c="4"/>"predictedActualThrust[4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3] &lt;&gt; 1; IF(AND([.A223]=&quot;&quot;;[.B223] &lt;&gt; &quot;&quot;);CONCATENATE(&quot;i++; detectOverflow(i, maxListIndex, errText) ;varList[l][i] = getVarID(&quot;&quot;&quot;;[.D223];&quot;&quot;&quot;);&quot;);IF([.A223]=&quot;&quot;;[.D223];[.A223])); &quot;//intentionally blank&quot;)" office:value-type="string" office:string-value="i++; detectOverflow(i, maxListIndex, errText) ;varList[l][i] = getVarID(&quot;predictedActualThrust[4]&quot;);" calcext:value-type="string">
            <text:p>i++; detectOverflow(i, maxListIndex, errText) ;varList[l][i] = getVarID("predictedActualThrust[4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predictedActualThrust[5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4] &lt;&gt; 2; IF([.A224]=&quot;&quot;;CONCATENATE(&quot;     &quot;;[.B224];&quot; &quot;;[.D224];&quot;;&quot;);[.A224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24] &lt;&gt; 1; IF((AND([.A224]=&quot;&quot;;[.B224]&lt;&gt;&quot;&quot;));CONCATENATE(&quot;addSuperVar(&quot;;[.D224];&quot;,     &quot;&quot;&quot;;[.D224];&quot;&quot;&quot;, &quot;;    CONCATENATE( [.F224] ; &quot; &quot;; [.E224]);&quot;,&quot;; [.G224];&quot;,&quot;;&quot;&quot;&quot;&quot;;CONCATENATE([.H224];&quot; - &quot;;[.I224])  ; &quot;&quot;&quot;);&quot;);IF([.A224]=&quot;&quot;;[.D224];[.A224])); &quot;//intentionally blank&quot;)" office:value-type="string" office:string-value="addSuperVar(predictedActualThrust[5],     &quot;predictedActualThrust[5]&quot;, I2CSlow ,1,&quot;units - comment&quot;);" calcext:value-type="string">
            <text:p>addSuperVar(predictedActualThrust[5], <text:s text:c="4"/>"predictedActualThrust[5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4] &lt;&gt; 1; IF(AND([.A224]=&quot;&quot;;[.B224] &lt;&gt; &quot;&quot;);CONCATENATE(&quot;i++; detectOverflow(i, maxListIndex, errText) ;varList[l][i] = getVarID(&quot;&quot;&quot;;[.D224];&quot;&quot;&quot;);&quot;);IF([.A224]=&quot;&quot;;[.D224];[.A224])); &quot;//intentionally blank&quot;)" office:value-type="string" office:string-value="i++; detectOverflow(i, maxListIndex, errText) ;varList[l][i] = getVarID(&quot;predictedActualThrust[5]&quot;);" calcext:value-type="string">
            <text:p>i++; detectOverflow(i, maxListIndex, errText) ;varList[l][i] = getVarID("predictedActualThrust[5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predictedActualThrust[6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5] &lt;&gt; 2; IF([.A225]=&quot;&quot;;CONCATENATE(&quot;     &quot;;[.B225];&quot; &quot;;[.D225];&quot;;&quot;);[.A225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25] &lt;&gt; 1; IF((AND([.A225]=&quot;&quot;;[.B225]&lt;&gt;&quot;&quot;));CONCATENATE(&quot;addSuperVar(&quot;;[.D225];&quot;,     &quot;&quot;&quot;;[.D225];&quot;&quot;&quot;, &quot;;    CONCATENATE( [.F225] ; &quot; &quot;; [.E225]);&quot;,&quot;; [.G225];&quot;,&quot;;&quot;&quot;&quot;&quot;;CONCATENATE([.H225];&quot; - &quot;;[.I225])  ; &quot;&quot;&quot;);&quot;);IF([.A225]=&quot;&quot;;[.D225];[.A225])); &quot;//intentionally blank&quot;)" office:value-type="string" office:string-value="addSuperVar(predictedActualThrust[6],     &quot;predictedActualThrust[6]&quot;, I2CSlow ,1,&quot;units - comment&quot;);" calcext:value-type="string">
            <text:p>addSuperVar(predictedActualThrust[6], <text:s text:c="4"/>"predictedActualThrust[6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5] &lt;&gt; 1; IF(AND([.A225]=&quot;&quot;;[.B225] &lt;&gt; &quot;&quot;);CONCATENATE(&quot;i++; detectOverflow(i, maxListIndex, errText) ;varList[l][i] = getVarID(&quot;&quot;&quot;;[.D225];&quot;&quot;&quot;);&quot;);IF([.A225]=&quot;&quot;;[.D225];[.A225])); &quot;//intentionally blank&quot;)" office:value-type="string" office:string-value="i++; detectOverflow(i, maxListIndex, errText) ;varList[l][i] = getVarID(&quot;predictedActualThrust[6]&quot;);" calcext:value-type="string">
            <text:p>i++; detectOverflow(i, maxListIndex, errText) ;varList[l][i] = getVarID("predictedActualThrust[6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motorFailureDetected[7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6] &lt;&gt; 2; IF([.A226]=&quot;&quot;;CONCATENATE(&quot;     &quot;;[.B226];&quot; &quot;;[.D226];&quot;;&quot;);[.A226]); &quot;//intentionally blank&quot;)" office:value-type="string" office:string-value="     unsigned char motorFailureDetected[7];" calcext:value-type="string">
            <text:p><text:s text:c="5"/>unsigned char motorFailureDetected[7];</text:p>
          </table:table-cell>
          <table:table-cell office:value-type="string" calcext:value-type="string">
            <text:p>;</text:p>
          </table:table-cell>
          <table:table-cell table:style-name="ce28" table:formula="of:=IF([.C226] &lt;&gt; 1; IF((AND([.A226]=&quot;&quot;;[.B226]&lt;&gt;&quot;&quot;));CONCATENATE(&quot;addSuperVar(&quot;;[.D226];&quot;,     &quot;&quot;&quot;;[.D226];&quot;&quot;&quot;, &quot;;    CONCATENATE( [.F226] ; &quot; &quot;; [.E226]);&quot;,&quot;; [.G226];&quot;,&quot;;&quot;&quot;&quot;&quot;;CONCATENATE([.H226];&quot; - &quot;;[.I226])  ; &quot;&quot;&quot;);&quot;);IF([.A226]=&quot;&quot;;[.D226];[.A226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8" table:formula="of:=IF([.C226] &lt;&gt; 1; IF(AND([.A226]=&quot;&quot;;[.B226] &lt;&gt; &quot;&quot;);CONCATENATE(&quot;i++; detectOverflow(i, maxListIndex, errText) ;varList[l][i] = getVarID(&quot;&quot;&quot;;[.D226];&quot;&quot;&quot;);&quot;);IF([.A226]=&quot;&quot;;[.D226];[.A226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motorFailureDetected[0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7] &lt;&gt; 2; IF([.A227]=&quot;&quot;;CONCATENATE(&quot;     &quot;;[.B227];&quot; &quot;;[.D227];&quot;;&quot;);[.A227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27] &lt;&gt; 1; IF((AND([.A227]=&quot;&quot;;[.B227]&lt;&gt;&quot;&quot;));CONCATENATE(&quot;addSuperVar(&quot;;[.D227];&quot;,     &quot;&quot;&quot;;[.D227];&quot;&quot;&quot;, &quot;;    CONCATENATE( [.F227] ; &quot; &quot;; [.E227]);&quot;,&quot;; [.G227];&quot;,&quot;;&quot;&quot;&quot;&quot;;CONCATENATE([.H227];&quot; - &quot;;[.I227])  ; &quot;&quot;&quot;);&quot;);IF([.A227]=&quot;&quot;;[.D227];[.A227])); &quot;//intentionally blank&quot;)" office:value-type="string" office:string-value="addSuperVar(motorFailureDetected[0],     &quot;motorFailureDetected[0]&quot;, I2CSlow ,1,&quot;units - comment&quot;);" calcext:value-type="string">
            <text:p>addSuperVar(motorFailureDetected[0], <text:s text:c="4"/>"motorFailureDetected[0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7] &lt;&gt; 1; IF(AND([.A227]=&quot;&quot;;[.B227] &lt;&gt; &quot;&quot;);CONCATENATE(&quot;i++; detectOverflow(i, maxListIndex, errText) ;varList[l][i] = getVarID(&quot;&quot;&quot;;[.D227];&quot;&quot;&quot;);&quot;);IF([.A227]=&quot;&quot;;[.D227];[.A227])); &quot;//intentionally blank&quot;)" office:value-type="string" office:string-value="i++; detectOverflow(i, maxListIndex, errText) ;varList[l][i] = getVarID(&quot;motorFailureDetected[0]&quot;);" calcext:value-type="string">
            <text:p>i++; detectOverflow(i, maxListIndex, errText) ;varList[l][i] = getVarID("motorFailureDetected[0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motorFailureDetected[1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8] &lt;&gt; 2; IF([.A228]=&quot;&quot;;CONCATENATE(&quot;     &quot;;[.B228];&quot; &quot;;[.D228];&quot;;&quot;);[.A228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28] &lt;&gt; 1; IF((AND([.A228]=&quot;&quot;;[.B228]&lt;&gt;&quot;&quot;));CONCATENATE(&quot;addSuperVar(&quot;;[.D228];&quot;,     &quot;&quot;&quot;;[.D228];&quot;&quot;&quot;, &quot;;    CONCATENATE( [.F228] ; &quot; &quot;; [.E228]);&quot;,&quot;; [.G228];&quot;,&quot;;&quot;&quot;&quot;&quot;;CONCATENATE([.H228];&quot; - &quot;;[.I228])  ; &quot;&quot;&quot;);&quot;);IF([.A228]=&quot;&quot;;[.D228];[.A228])); &quot;//intentionally blank&quot;)" office:value-type="string" office:string-value="addSuperVar(motorFailureDetected[1],     &quot;motorFailureDetected[1]&quot;, I2CSlow ,1,&quot;units - comment&quot;);" calcext:value-type="string">
            <text:p>addSuperVar(motorFailureDetected[1], <text:s text:c="4"/>"motorFailureDetected[1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8] &lt;&gt; 1; IF(AND([.A228]=&quot;&quot;;[.B228] &lt;&gt; &quot;&quot;);CONCATENATE(&quot;i++; detectOverflow(i, maxListIndex, errText) ;varList[l][i] = getVarID(&quot;&quot;&quot;;[.D228];&quot;&quot;&quot;);&quot;);IF([.A228]=&quot;&quot;;[.D228];[.A228])); &quot;//intentionally blank&quot;)" office:value-type="string" office:string-value="i++; detectOverflow(i, maxListIndex, errText) ;varList[l][i] = getVarID(&quot;motorFailureDetected[1]&quot;);" calcext:value-type="string">
            <text:p>i++; detectOverflow(i, maxListIndex, errText) ;varList[l][i] = getVarID("motorFailureDetected[1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motorFailureDetected[2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29] &lt;&gt; 2; IF([.A229]=&quot;&quot;;CONCATENATE(&quot;     &quot;;[.B229];&quot; &quot;;[.D229];&quot;;&quot;);[.A229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29] &lt;&gt; 1; IF((AND([.A229]=&quot;&quot;;[.B229]&lt;&gt;&quot;&quot;));CONCATENATE(&quot;addSuperVar(&quot;;[.D229];&quot;,     &quot;&quot;&quot;;[.D229];&quot;&quot;&quot;, &quot;;    CONCATENATE( [.F229] ; &quot; &quot;; [.E229]);&quot;,&quot;; [.G229];&quot;,&quot;;&quot;&quot;&quot;&quot;;CONCATENATE([.H229];&quot; - &quot;;[.I229])  ; &quot;&quot;&quot;);&quot;);IF([.A229]=&quot;&quot;;[.D229];[.A229])); &quot;//intentionally blank&quot;)" office:value-type="string" office:string-value="addSuperVar(motorFailureDetected[2],     &quot;motorFailureDetected[2]&quot;, I2CSlow ,1,&quot;units - comment&quot;);" calcext:value-type="string">
            <text:p>addSuperVar(motorFailureDetected[2], <text:s text:c="4"/>"motorFailureDetected[2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29] &lt;&gt; 1; IF(AND([.A229]=&quot;&quot;;[.B229] &lt;&gt; &quot;&quot;);CONCATENATE(&quot;i++; detectOverflow(i, maxListIndex, errText) ;varList[l][i] = getVarID(&quot;&quot;&quot;;[.D229];&quot;&quot;&quot;);&quot;);IF([.A229]=&quot;&quot;;[.D229];[.A229])); &quot;//intentionally blank&quot;)" office:value-type="string" office:string-value="i++; detectOverflow(i, maxListIndex, errText) ;varList[l][i] = getVarID(&quot;motorFailureDetected[2]&quot;);" calcext:value-type="string">
            <text:p>i++; detectOverflow(i, maxListIndex, errText) ;varList[l][i] = getVarID("motorFailureDetected[2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motorFailureDetected[3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0] &lt;&gt; 2; IF([.A230]=&quot;&quot;;CONCATENATE(&quot;     &quot;;[.B230];&quot; &quot;;[.D230];&quot;;&quot;);[.A230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30] &lt;&gt; 1; IF((AND([.A230]=&quot;&quot;;[.B230]&lt;&gt;&quot;&quot;));CONCATENATE(&quot;addSuperVar(&quot;;[.D230];&quot;,     &quot;&quot;&quot;;[.D230];&quot;&quot;&quot;, &quot;;    CONCATENATE( [.F230] ; &quot; &quot;; [.E230]);&quot;,&quot;; [.G230];&quot;,&quot;;&quot;&quot;&quot;&quot;;CONCATENATE([.H230];&quot; - &quot;;[.I230])  ; &quot;&quot;&quot;);&quot;);IF([.A230]=&quot;&quot;;[.D230];[.A230])); &quot;//intentionally blank&quot;)" office:value-type="string" office:string-value="addSuperVar(motorFailureDetected[3],     &quot;motorFailureDetected[3]&quot;, I2CSlow ,1,&quot;units - comment&quot;);" calcext:value-type="string">
            <text:p>addSuperVar(motorFailureDetected[3], <text:s text:c="4"/>"motorFailureDetected[3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0] &lt;&gt; 1; IF(AND([.A230]=&quot;&quot;;[.B230] &lt;&gt; &quot;&quot;);CONCATENATE(&quot;i++; detectOverflow(i, maxListIndex, errText) ;varList[l][i] = getVarID(&quot;&quot;&quot;;[.D230];&quot;&quot;&quot;);&quot;);IF([.A230]=&quot;&quot;;[.D230];[.A230])); &quot;//intentionally blank&quot;)" office:value-type="string" office:string-value="i++; detectOverflow(i, maxListIndex, errText) ;varList[l][i] = getVarID(&quot;motorFailureDetected[3]&quot;);" calcext:value-type="string">
            <text:p>i++; detectOverflow(i, maxListIndex, errText) ;varList[l][i] = getVarID("motorFailureDetected[3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motorFailureDetected[4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1] &lt;&gt; 2; IF([.A231]=&quot;&quot;;CONCATENATE(&quot;     &quot;;[.B231];&quot; &quot;;[.D231];&quot;;&quot;);[.A231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31] &lt;&gt; 1; IF((AND([.A231]=&quot;&quot;;[.B231]&lt;&gt;&quot;&quot;));CONCATENATE(&quot;addSuperVar(&quot;;[.D231];&quot;,     &quot;&quot;&quot;;[.D231];&quot;&quot;&quot;, &quot;;    CONCATENATE( [.F231] ; &quot; &quot;; [.E231]);&quot;,&quot;; [.G231];&quot;,&quot;;&quot;&quot;&quot;&quot;;CONCATENATE([.H231];&quot; - &quot;;[.I231])  ; &quot;&quot;&quot;);&quot;);IF([.A231]=&quot;&quot;;[.D231];[.A231])); &quot;//intentionally blank&quot;)" office:value-type="string" office:string-value="addSuperVar(motorFailureDetected[4],     &quot;motorFailureDetected[4]&quot;, I2CSlow ,1,&quot;units - comment&quot;);" calcext:value-type="string">
            <text:p>addSuperVar(motorFailureDetected[4], <text:s text:c="4"/>"motorFailureDetected[4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1] &lt;&gt; 1; IF(AND([.A231]=&quot;&quot;;[.B231] &lt;&gt; &quot;&quot;);CONCATENATE(&quot;i++; detectOverflow(i, maxListIndex, errText) ;varList[l][i] = getVarID(&quot;&quot;&quot;;[.D231];&quot;&quot;&quot;);&quot;);IF([.A231]=&quot;&quot;;[.D231];[.A231])); &quot;//intentionally blank&quot;)" office:value-type="string" office:string-value="i++; detectOverflow(i, maxListIndex, errText) ;varList[l][i] = getVarID(&quot;motorFailureDetected[4]&quot;);" calcext:value-type="string">
            <text:p>i++; detectOverflow(i, maxListIndex, errText) ;varList[l][i] = getVarID("motorFailureDetected[4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motorFailureDetected[5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2] &lt;&gt; 2; IF([.A232]=&quot;&quot;;CONCATENATE(&quot;     &quot;;[.B232];&quot; &quot;;[.D232];&quot;;&quot;);[.A232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32] &lt;&gt; 1; IF((AND([.A232]=&quot;&quot;;[.B232]&lt;&gt;&quot;&quot;));CONCATENATE(&quot;addSuperVar(&quot;;[.D232];&quot;,     &quot;&quot;&quot;;[.D232];&quot;&quot;&quot;, &quot;;    CONCATENATE( [.F232] ; &quot; &quot;; [.E232]);&quot;,&quot;; [.G232];&quot;,&quot;;&quot;&quot;&quot;&quot;;CONCATENATE([.H232];&quot; - &quot;;[.I232])  ; &quot;&quot;&quot;);&quot;);IF([.A232]=&quot;&quot;;[.D232];[.A232])); &quot;//intentionally blank&quot;)" office:value-type="string" office:string-value="addSuperVar(motorFailureDetected[5],     &quot;motorFailureDetected[5]&quot;, I2CSlow ,1,&quot;units - comment&quot;);" calcext:value-type="string">
            <text:p>addSuperVar(motorFailureDetected[5], <text:s text:c="4"/>"motorFailureDetected[5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2] &lt;&gt; 1; IF(AND([.A232]=&quot;&quot;;[.B232] &lt;&gt; &quot;&quot;);CONCATENATE(&quot;i++; detectOverflow(i, maxListIndex, errText) ;varList[l][i] = getVarID(&quot;&quot;&quot;;[.D232];&quot;&quot;&quot;);&quot;);IF([.A232]=&quot;&quot;;[.D232];[.A232])); &quot;//intentionally blank&quot;)" office:value-type="string" office:string-value="i++; detectOverflow(i, maxListIndex, errText) ;varList[l][i] = getVarID(&quot;motorFailureDetected[5]&quot;);" calcext:value-type="string">
            <text:p>i++; detectOverflow(i, maxListIndex, errText) ;varList[l][i] = getVarID("motorFailureDetected[5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motorFailureDetected[6]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3] &lt;&gt; 2; IF([.A233]=&quot;&quot;;CONCATENATE(&quot;     &quot;;[.B233];&quot; &quot;;[.D233];&quot;;&quot;);[.A233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33] &lt;&gt; 1; IF((AND([.A233]=&quot;&quot;;[.B233]&lt;&gt;&quot;&quot;));CONCATENATE(&quot;addSuperVar(&quot;;[.D233];&quot;,     &quot;&quot;&quot;;[.D233];&quot;&quot;&quot;, &quot;;    CONCATENATE( [.F233] ; &quot; &quot;; [.E233]);&quot;,&quot;; [.G233];&quot;,&quot;;&quot;&quot;&quot;&quot;;CONCATENATE([.H233];&quot; - &quot;;[.I233])  ; &quot;&quot;&quot;);&quot;);IF([.A233]=&quot;&quot;;[.D233];[.A233])); &quot;//intentionally blank&quot;)" office:value-type="string" office:string-value="addSuperVar(motorFailureDetected[6],     &quot;motorFailureDetected[6]&quot;, I2CSlow ,1,&quot;units - comment&quot;);" calcext:value-type="string">
            <text:p>addSuperVar(motorFailureDetected[6], <text:s text:c="4"/>"motorFailureDetected[6]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3] &lt;&gt; 1; IF(AND([.A233]=&quot;&quot;;[.B233] &lt;&gt; &quot;&quot;);CONCATENATE(&quot;i++; detectOverflow(i, maxListIndex, errText) ;varList[l][i] = getVarID(&quot;&quot;&quot;;[.D233];&quot;&quot;&quot;);&quot;);IF([.A233]=&quot;&quot;;[.D233];[.A233])); &quot;//intentionally blank&quot;)" office:value-type="string" office:string-value="i++; detectOverflow(i, maxListIndex, errText) ;varList[l][i] = getVarID(&quot;motorFailureDetected[6]&quot;);" calcext:value-type="string">
            <text:p>i++; detectOverflow(i, maxListIndex, errText) ;varList[l][i] = getVarID("motorFailureDetected[6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Sensors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234] &lt;&gt; 2; IF([.A234]=&quot;&quot;;CONCATENATE(&quot;     &quot;;[.B234];&quot; &quot;;[.D234];&quot;;&quot;);[.A234]); &quot;//intentionally blank&quot;)" office:value-type="string" office:string-value="//Sensors" calcext:value-type="string">
            <text:p>//Sensors</text:p>
          </table:table-cell>
          <table:table-cell office:value-type="string" calcext:value-type="string">
            <text:p>;</text:p>
          </table:table-cell>
          <table:table-cell table:style-name="ce28" table:formula="of:=IF([.C234] &lt;&gt; 1; IF((AND([.A234]=&quot;&quot;;[.B234]&lt;&gt;&quot;&quot;));CONCATENATE(&quot;addSuperVar(&quot;;[.D234];&quot;,     &quot;&quot;&quot;;[.D234];&quot;&quot;&quot;, &quot;;    CONCATENATE( [.F234] ; &quot; &quot;; [.E234]);&quot;,&quot;; [.G234];&quot;,&quot;;&quot;&quot;&quot;&quot;;CONCATENATE([.H234];&quot; - &quot;;[.I234])  ; &quot;&quot;&quot;);&quot;);IF([.A234]=&quot;&quot;;[.D234];[.A234])); &quot;//intentionally blank&quot;)" office:value-type="string" office:string-value="//Sensors" calcext:value-type="string">
            <text:p>//Sensors</text:p>
          </table:table-cell>
          <table:table-cell office:value-type="string" calcext:value-type="string">
            <text:p>;</text:p>
          </table:table-cell>
          <table:table-cell table:style-name="ce8" table:formula="of:=IF([.C234] &lt;&gt; 1; IF(AND([.A234]=&quot;&quot;;[.B234] &lt;&gt; &quot;&quot;);CONCATENATE(&quot;i++; detectOverflow(i, maxListIndex, errText) ;varList[l][i] = getVarID(&quot;&quot;&quot;;[.D234];&quot;&quot;&quot;);&quot;);IF([.A234]=&quot;&quot;;[.D234];[.A234])); &quot;//intentionally blank&quot;)" office:value-type="string" office:string-value="//Sensors" calcext:value-type="string">
            <text:p>//Sensors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OrientationAccuracyMagnitud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5] &lt;&gt; 2; IF([.A235]=&quot;&quot;;CONCATENATE(&quot;     &quot;;[.B235];&quot; &quot;;[.D235];&quot;;&quot;);[.A235]); &quot;//intentionally blank&quot;)" office:value-type="string" office:string-value="     float Sensor_AccelerometerOrientationAccuracyMagnitude;" calcext:value-type="string">
            <text:p><text:s text:c="5"/>float Sensor_AccelerometerOrientationAccuracyMagnitude;</text:p>
          </table:table-cell>
          <table:table-cell office:value-type="string" calcext:value-type="string">
            <text:p>;</text:p>
          </table:table-cell>
          <table:table-cell table:style-name="ce28" table:formula="of:=IF([.C235] &lt;&gt; 1; IF((AND([.A235]=&quot;&quot;;[.B235]&lt;&gt;&quot;&quot;));CONCATENATE(&quot;addSuperVar(&quot;;[.D235];&quot;,     &quot;&quot;&quot;;[.D235];&quot;&quot;&quot;, &quot;;    CONCATENATE( [.F235] ; &quot; &quot;; [.E235]);&quot;,&quot;; [.G235];&quot;,&quot;;&quot;&quot;&quot;&quot;;CONCATENATE([.H235];&quot; - &quot;;[.I235])  ; &quot;&quot;&quot;);&quot;);IF([.A235]=&quot;&quot;;[.D235];[.A235])); &quot;//intentionally blank&quot;)" office:value-type="string" office:string-value="addSuperVar(Sensor_AccelerometerOrientationAccuracyMagnitude,     &quot;Sensor_AccelerometerOrientationAccuracyMagnitude&quot;, I2CSlow ,1,&quot;units - comment&quot;);" calcext:value-type="string">
            <text:p>addSuperVar(Sensor_AccelerometerOrientationAccuracyMagnitude, <text:s text:c="4"/>"Sensor_AccelerometerOrientationAccuracyMagn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5] &lt;&gt; 1; IF(AND([.A235]=&quot;&quot;;[.B235] &lt;&gt; &quot;&quot;);CONCATENATE(&quot;i++; detectOverflow(i, maxListIndex, errText) ;varList[l][i] = getVarID(&quot;&quot;&quot;;[.D235];&quot;&quot;&quot;);&quot;);IF([.A235]=&quot;&quot;;[.D235];[.A235])); &quot;//intentionally blank&quot;)" office:value-type="string" office:string-value="i++; detectOverflow(i, maxListIndex, errText) ;varList[l][i] = getVarID(&quot;Sensor_AccelerometerOrientationAccuracyMagnitude&quot;);" calcext:value-type="string">
            <text:p>i++; detectOverflow(i, maxListIndex, errText) ;varList[l][i] = getVarID("Sensor_AccelerometerOrientationAccuracyMagn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OrientationRelAzimuth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6] &lt;&gt; 2; IF([.A236]=&quot;&quot;;CONCATENATE(&quot;     &quot;;[.B236];&quot; &quot;;[.D236];&quot;;&quot;);[.A236]); &quot;//intentionally blank&quot;)" office:value-type="string" office:string-value="     float Sensor_AccelerometerOrientationRelAzimuth;" calcext:value-type="string">
            <text:p><text:s text:c="5"/>float Sensor_AccelerometerOrientationRelAzimuth;</text:p>
          </table:table-cell>
          <table:table-cell office:value-type="string" calcext:value-type="string">
            <text:p>;</text:p>
          </table:table-cell>
          <table:table-cell table:style-name="ce28" table:formula="of:=IF([.C236] &lt;&gt; 1; IF((AND([.A236]=&quot;&quot;;[.B236]&lt;&gt;&quot;&quot;));CONCATENATE(&quot;addSuperVar(&quot;;[.D236];&quot;,     &quot;&quot;&quot;;[.D236];&quot;&quot;&quot;, &quot;;    CONCATENATE( [.F236] ; &quot; &quot;; [.E236]);&quot;,&quot;; [.G236];&quot;,&quot;;&quot;&quot;&quot;&quot;;CONCATENATE([.H236];&quot; - &quot;;[.I236])  ; &quot;&quot;&quot;);&quot;);IF([.A236]=&quot;&quot;;[.D236];[.A236])); &quot;//intentionally blank&quot;)" office:value-type="string" office:string-value="addSuperVar(Sensor_AccelerometerOrientationRelAzimuth,     &quot;Sensor_AccelerometerOrientationRelAzimuth&quot;, I2CSlow ,1,&quot;units - comment&quot;);" calcext:value-type="string">
            <text:p>addSuperVar(Sensor_AccelerometerOrientationRelAzimuth, <text:s text:c="4"/>"Sensor_AccelerometerOrientationRelAzimut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6] &lt;&gt; 1; IF(AND([.A236]=&quot;&quot;;[.B236] &lt;&gt; &quot;&quot;);CONCATENATE(&quot;i++; detectOverflow(i, maxListIndex, errText) ;varList[l][i] = getVarID(&quot;&quot;&quot;;[.D236];&quot;&quot;&quot;);&quot;);IF([.A236]=&quot;&quot;;[.D236];[.A236])); &quot;//intentionally blank&quot;)" office:value-type="string" office:string-value="i++; detectOverflow(i, maxListIndex, errText) ;varList[l][i] = getVarID(&quot;Sensor_AccelerometerOrientationRelAzimuth&quot;);" calcext:value-type="string">
            <text:p>i++; detectOverflow(i, maxListIndex, errText) ;varList[l][i] = getVarID("Sensor_AccelerometerOrientationRel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OrientationRel_Inclin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7] &lt;&gt; 2; IF([.A237]=&quot;&quot;;CONCATENATE(&quot;     &quot;;[.B237];&quot; &quot;;[.D237];&quot;;&quot;);[.A237]); &quot;//intentionally blank&quot;)" office:value-type="string" office:string-value="     float Sensor_AccelerometerOrientationRel_Incline;" calcext:value-type="string">
            <text:p><text:s text:c="5"/>float Sensor_AccelerometerOrientationRel_Incline;</text:p>
          </table:table-cell>
          <table:table-cell office:value-type="string" calcext:value-type="string">
            <text:p>;</text:p>
          </table:table-cell>
          <table:table-cell table:style-name="ce28" table:formula="of:=IF([.C237] &lt;&gt; 1; IF((AND([.A237]=&quot;&quot;;[.B237]&lt;&gt;&quot;&quot;));CONCATENATE(&quot;addSuperVar(&quot;;[.D237];&quot;,     &quot;&quot;&quot;;[.D237];&quot;&quot;&quot;, &quot;;    CONCATENATE( [.F237] ; &quot; &quot;; [.E237]);&quot;,&quot;; [.G237];&quot;,&quot;;&quot;&quot;&quot;&quot;;CONCATENATE([.H237];&quot; - &quot;;[.I237])  ; &quot;&quot;&quot;);&quot;);IF([.A237]=&quot;&quot;;[.D237];[.A237])); &quot;//intentionally blank&quot;)" office:value-type="string" office:string-value="addSuperVar(Sensor_AccelerometerOrientationRel_Incline,     &quot;Sensor_AccelerometerOrientationRel_Incline&quot;, I2CSlow ,1,&quot;units - comment&quot;);" calcext:value-type="string">
            <text:p>addSuperVar(Sensor_AccelerometerOrientationRel_Incline, <text:s text:c="4"/>"Sensor_AccelerometerOrientationRel_Inclin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7] &lt;&gt; 1; IF(AND([.A237]=&quot;&quot;;[.B237] &lt;&gt; &quot;&quot;);CONCATENATE(&quot;i++; detectOverflow(i, maxListIndex, errText) ;varList[l][i] = getVarID(&quot;&quot;&quot;;[.D237];&quot;&quot;&quot;);&quot;);IF([.A237]=&quot;&quot;;[.D237];[.A237])); &quot;//intentionally blank&quot;)" office:value-type="string" office:string-value="i++; detectOverflow(i, maxListIndex, errText) ;varList[l][i] = getVarID(&quot;Sensor_AccelerometerOrientationRel_Incline&quot;);" calcext:value-type="string">
            <text:p>i++; detectOverflow(i, maxListIndex, errText) ;varList[l][i] = getVarID("Sensor_AccelerometerOrientationRel_Inclin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AccelerationAccuracyMagnitud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8] &lt;&gt; 2; IF([.A238]=&quot;&quot;;CONCATENATE(&quot;     &quot;;[.B238];&quot; &quot;;[.D238];&quot;;&quot;);[.A238]); &quot;//intentionally blank&quot;)" office:value-type="string" office:string-value="     float Sensor_AccelerometerAccelerationAccuracyMagnitude;" calcext:value-type="string">
            <text:p><text:s text:c="5"/>float Sensor_AccelerometerAccelerationAccuracyMagnitude;</text:p>
          </table:table-cell>
          <table:table-cell office:value-type="string" calcext:value-type="string">
            <text:p>;</text:p>
          </table:table-cell>
          <table:table-cell table:style-name="ce28" table:formula="of:=IF([.C238] &lt;&gt; 1; IF((AND([.A238]=&quot;&quot;;[.B238]&lt;&gt;&quot;&quot;));CONCATENATE(&quot;addSuperVar(&quot;;[.D238];&quot;,     &quot;&quot;&quot;;[.D238];&quot;&quot;&quot;, &quot;;    CONCATENATE( [.F238] ; &quot; &quot;; [.E238]);&quot;,&quot;; [.G238];&quot;,&quot;;&quot;&quot;&quot;&quot;;CONCATENATE([.H238];&quot; - &quot;;[.I238])  ; &quot;&quot;&quot;);&quot;);IF([.A238]=&quot;&quot;;[.D238];[.A238])); &quot;//intentionally blank&quot;)" office:value-type="string" office:string-value="addSuperVar(Sensor_AccelerometerAccelerationAccuracyMagnitude,     &quot;Sensor_AccelerometerAccelerationAccuracyMagnitude&quot;, I2CSlow ,1,&quot;units - comment&quot;);" calcext:value-type="string">
            <text:p>addSuperVar(Sensor_AccelerometerAccelerationAccuracyMagnitude, <text:s text:c="4"/>"Sensor_AccelerometerAccelerationAccuracyMagn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8] &lt;&gt; 1; IF(AND([.A238]=&quot;&quot;;[.B238] &lt;&gt; &quot;&quot;);CONCATENATE(&quot;i++; detectOverflow(i, maxListIndex, errText) ;varList[l][i] = getVarID(&quot;&quot;&quot;;[.D238];&quot;&quot;&quot;);&quot;);IF([.A238]=&quot;&quot;;[.D238];[.A238])); &quot;//intentionally blank&quot;)" office:value-type="string" office:string-value="i++; detectOverflow(i, maxListIndex, errText) ;varList[l][i] = getVarID(&quot;Sensor_AccelerometerAccelerationAccuracyMagnitude&quot;);" calcext:value-type="string">
            <text:p>i++; detectOverflow(i, maxListIndex, errText) ;varList[l][i] = getVarID("Sensor_AccelerometerAccelerationAccuracyMagn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AccelerationRelAzimuth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39] &lt;&gt; 2; IF([.A239]=&quot;&quot;;CONCATENATE(&quot;     &quot;;[.B239];&quot; &quot;;[.D239];&quot;;&quot;);[.A239]); &quot;//intentionally blank&quot;)" office:value-type="string" office:string-value="     float Sensor_AccelerometerAccelerationRelAzimuth;" calcext:value-type="string">
            <text:p><text:s text:c="5"/>float Sensor_AccelerometerAccelerationRelAzimuth;</text:p>
          </table:table-cell>
          <table:table-cell office:value-type="string" calcext:value-type="string">
            <text:p>;</text:p>
          </table:table-cell>
          <table:table-cell table:style-name="ce28" table:formula="of:=IF([.C239] &lt;&gt; 1; IF((AND([.A239]=&quot;&quot;;[.B239]&lt;&gt;&quot;&quot;));CONCATENATE(&quot;addSuperVar(&quot;;[.D239];&quot;,     &quot;&quot;&quot;;[.D239];&quot;&quot;&quot;, &quot;;    CONCATENATE( [.F239] ; &quot; &quot;; [.E239]);&quot;,&quot;; [.G239];&quot;,&quot;;&quot;&quot;&quot;&quot;;CONCATENATE([.H239];&quot; - &quot;;[.I239])  ; &quot;&quot;&quot;);&quot;);IF([.A239]=&quot;&quot;;[.D239];[.A239])); &quot;//intentionally blank&quot;)" office:value-type="string" office:string-value="addSuperVar(Sensor_AccelerometerAccelerationRelAzimuth,     &quot;Sensor_AccelerometerAccelerationRelAzimuth&quot;, I2CSlow ,1,&quot;units - comment&quot;);" calcext:value-type="string">
            <text:p>addSuperVar(Sensor_AccelerometerAccelerationRelAzimuth, <text:s text:c="4"/>"Sensor_AccelerometerAccelerationRelAzimut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39] &lt;&gt; 1; IF(AND([.A239]=&quot;&quot;;[.B239] &lt;&gt; &quot;&quot;);CONCATENATE(&quot;i++; detectOverflow(i, maxListIndex, errText) ;varList[l][i] = getVarID(&quot;&quot;&quot;;[.D239];&quot;&quot;&quot;);&quot;);IF([.A239]=&quot;&quot;;[.D239];[.A239])); &quot;//intentionally blank&quot;)" office:value-type="string" office:string-value="i++; detectOverflow(i, maxListIndex, errText) ;varList[l][i] = getVarID(&quot;Sensor_AccelerometerAccelerationRelAzimuth&quot;);" calcext:value-type="string">
            <text:p>i++; detectOverflow(i, maxListIndex, errText) ;varList[l][i] = getVarID("Sensor_AccelerometerAccelerationRel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AccelerometerAccelerationRelPitch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40] &lt;&gt; 2; IF([.A240]=&quot;&quot;;CONCATENATE(&quot;     &quot;;[.B240];&quot; &quot;;[.D240];&quot;;&quot;);[.A240]); &quot;//intentionally blank&quot;)" office:value-type="string" office:string-value="     float Sensor_AccelerometerAccelerationRelPitch;" calcext:value-type="string">
            <text:p><text:s text:c="5"/>float Sensor_AccelerometerAccelerationRelPitch;</text:p>
          </table:table-cell>
          <table:table-cell office:value-type="string" calcext:value-type="string">
            <text:p>;</text:p>
          </table:table-cell>
          <table:table-cell table:style-name="ce28" table:formula="of:=IF([.C240] &lt;&gt; 1; IF((AND([.A240]=&quot;&quot;;[.B240]&lt;&gt;&quot;&quot;));CONCATENATE(&quot;addSuperVar(&quot;;[.D240];&quot;,     &quot;&quot;&quot;;[.D240];&quot;&quot;&quot;, &quot;;    CONCATENATE( [.F240] ; &quot; &quot;; [.E240]);&quot;,&quot;; [.G240];&quot;,&quot;;&quot;&quot;&quot;&quot;;CONCATENATE([.H240];&quot; - &quot;;[.I240])  ; &quot;&quot;&quot;);&quot;);IF([.A240]=&quot;&quot;;[.D240];[.A240])); &quot;//intentionally blank&quot;)" office:value-type="string" office:string-value="addSuperVar(Sensor_AccelerometerAccelerationRelPitch,     &quot;Sensor_AccelerometerAccelerationRelPitch&quot;, I2CSlow ,1,&quot;units - comment&quot;);" calcext:value-type="string">
            <text:p>addSuperVar(Sensor_AccelerometerAccelerationRelPitch, <text:s text:c="4"/>"Sensor_AccelerometerAccelerationRelPitc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40] &lt;&gt; 1; IF(AND([.A240]=&quot;&quot;;[.B240] &lt;&gt; &quot;&quot;);CONCATENATE(&quot;i++; detectOverflow(i, maxListIndex, errText) ;varList[l][i] = getVarID(&quot;&quot;&quot;;[.D240];&quot;&quot;&quot;);&quot;);IF([.A240]=&quot;&quot;;[.D240];[.A240])); &quot;//intentionally blank&quot;)" office:value-type="string" office:string-value="i++; detectOverflow(i, maxListIndex, errText) ;varList[l][i] = getVarID(&quot;Sensor_AccelerometerAccelerationRelPitch&quot;);" calcext:value-type="string">
            <text:p>i++; detectOverflow(i, maxListIndex, errText) ;varList[l][i] = getVarID("Sensor_AccelerometerAccelerationRelPitc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MagneticOrientationAccuracyMagnitud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41] &lt;&gt; 2; IF([.A241]=&quot;&quot;;CONCATENATE(&quot;     &quot;;[.B241];&quot; &quot;;[.D241];&quot;;&quot;);[.A241]); &quot;//intentionally blank&quot;)" office:value-type="string" office:string-value="     float Sensor_MagneticOrientationAccuracyMagnitude;" calcext:value-type="string">
            <text:p><text:s text:c="5"/>float Sensor_MagneticOrientationAccuracyMagnitude;</text:p>
          </table:table-cell>
          <table:table-cell office:value-type="string" calcext:value-type="string">
            <text:p>;</text:p>
          </table:table-cell>
          <table:table-cell table:style-name="ce28" table:formula="of:=IF([.C241] &lt;&gt; 1; IF((AND([.A241]=&quot;&quot;;[.B241]&lt;&gt;&quot;&quot;));CONCATENATE(&quot;addSuperVar(&quot;;[.D241];&quot;,     &quot;&quot;&quot;;[.D241];&quot;&quot;&quot;, &quot;;    CONCATENATE( [.F241] ; &quot; &quot;; [.E241]);&quot;,&quot;; [.G241];&quot;,&quot;;&quot;&quot;&quot;&quot;;CONCATENATE([.H241];&quot; - &quot;;[.I241])  ; &quot;&quot;&quot;);&quot;);IF([.A241]=&quot;&quot;;[.D241];[.A241])); &quot;//intentionally blank&quot;)" office:value-type="string" office:string-value="addSuperVar(Sensor_MagneticOrientationAccuracyMagnitude,     &quot;Sensor_MagneticOrientationAccuracyMagnitude&quot;, I2CSlow ,1,&quot;units - comment&quot;);" calcext:value-type="string">
            <text:p>addSuperVar(Sensor_MagneticOrientationAccuracyMagnitude, <text:s text:c="4"/>"Sensor_MagneticOrientationAccuracyMagnitud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41] &lt;&gt; 1; IF(AND([.A241]=&quot;&quot;;[.B241] &lt;&gt; &quot;&quot;);CONCATENATE(&quot;i++; detectOverflow(i, maxListIndex, errText) ;varList[l][i] = getVarID(&quot;&quot;&quot;;[.D241];&quot;&quot;&quot;);&quot;);IF([.A241]=&quot;&quot;;[.D241];[.A241])); &quot;//intentionally blank&quot;)" office:value-type="string" office:string-value="i++; detectOverflow(i, maxListIndex, errText) ;varList[l][i] = getVarID(&quot;Sensor_MagneticOrientationAccuracyMagnitude&quot;);" calcext:value-type="string">
            <text:p>i++; detectOverflow(i, maxListIndex, errText) ;varList[l][i] = getVarID("Sensor_MagneticOrientationAccuracyMagnitu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MagneticOrientationTrueHeading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42] &lt;&gt; 2; IF([.A242]=&quot;&quot;;CONCATENATE(&quot;     &quot;;[.B242];&quot; &quot;;[.D242];&quot;;&quot;);[.A242]); &quot;//intentionally blank&quot;)" office:value-type="string" office:string-value="     float Sensor_MagneticOrientationTrueHeading;" calcext:value-type="string">
            <text:p><text:s text:c="5"/>float Sensor_MagneticOrientationTrueHeading;</text:p>
          </table:table-cell>
          <table:table-cell office:value-type="string" calcext:value-type="string">
            <text:p>;</text:p>
          </table:table-cell>
          <table:table-cell table:style-name="ce28" table:formula="of:=IF([.C242] &lt;&gt; 1; IF((AND([.A242]=&quot;&quot;;[.B242]&lt;&gt;&quot;&quot;));CONCATENATE(&quot;addSuperVar(&quot;;[.D242];&quot;,     &quot;&quot;&quot;;[.D242];&quot;&quot;&quot;, &quot;;    CONCATENATE( [.F242] ; &quot; &quot;; [.E242]);&quot;,&quot;; [.G242];&quot;,&quot;;&quot;&quot;&quot;&quot;;CONCATENATE([.H242];&quot; - &quot;;[.I242])  ; &quot;&quot;&quot;);&quot;);IF([.A242]=&quot;&quot;;[.D242];[.A242])); &quot;//intentionally blank&quot;)" office:value-type="string" office:string-value="addSuperVar(Sensor_MagneticOrientationTrueHeading,     &quot;Sensor_MagneticOrientationTrueHeading&quot;, I2CSlow ,1,&quot;units - comment&quot;);" calcext:value-type="string">
            <text:p>addSuperVar(Sensor_MagneticOrientationTrueHeading, <text:s text:c="4"/>"Sensor_MagneticOrientationTrueHeading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42] &lt;&gt; 1; IF(AND([.A242]=&quot;&quot;;[.B242] &lt;&gt; &quot;&quot;);CONCATENATE(&quot;i++; detectOverflow(i, maxListIndex, errText) ;varList[l][i] = getVarID(&quot;&quot;&quot;;[.D242];&quot;&quot;&quot;);&quot;);IF([.A242]=&quot;&quot;;[.D242];[.A242])); &quot;//intentionally blank&quot;)" office:value-type="string" office:string-value="i++; detectOverflow(i, maxListIndex, errText) ;varList[l][i] = getVarID(&quot;Sensor_MagneticOrientationTrueHeading&quot;);" calcext:value-type="string">
            <text:p>i++; detectOverflow(i, maxListIndex, errText) ;varList[l][i] = getVarID("Sensor_MagneticOrientationTrueHeading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MagneticOrientationRollRelAzimuth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43] &lt;&gt; 2; IF([.A243]=&quot;&quot;;CONCATENATE(&quot;     &quot;;[.B243];&quot; &quot;;[.D243];&quot;;&quot;);[.A243]); &quot;//intentionally blank&quot;)" office:value-type="string" office:string-value="     float Sensor_MagneticOrientationRollRelAzimuth;" calcext:value-type="string">
            <text:p><text:s text:c="5"/>float Sensor_MagneticOrientationRollRelAzimuth;</text:p>
          </table:table-cell>
          <table:table-cell office:value-type="string" calcext:value-type="string">
            <text:p>;</text:p>
          </table:table-cell>
          <table:table-cell table:style-name="ce28" table:formula="of:=IF([.C243] &lt;&gt; 1; IF((AND([.A243]=&quot;&quot;;[.B243]&lt;&gt;&quot;&quot;));CONCATENATE(&quot;addSuperVar(&quot;;[.D243];&quot;,     &quot;&quot;&quot;;[.D243];&quot;&quot;&quot;, &quot;;    CONCATENATE( [.F243] ; &quot; &quot;; [.E243]);&quot;,&quot;; [.G243];&quot;,&quot;;&quot;&quot;&quot;&quot;;CONCATENATE([.H243];&quot; - &quot;;[.I243])  ; &quot;&quot;&quot;);&quot;);IF([.A243]=&quot;&quot;;[.D243];[.A243])); &quot;//intentionally blank&quot;)" office:value-type="string" office:string-value="addSuperVar(Sensor_MagneticOrientationRollRelAzimuth,     &quot;Sensor_MagneticOrientationRollRelAzimuth&quot;, I2CSlow ,1,&quot;units - comment&quot;);" calcext:value-type="string">
            <text:p>addSuperVar(Sensor_MagneticOrientationRollRelAzimuth, <text:s text:c="4"/>"Sensor_MagneticOrientationRollRelAzimut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43] &lt;&gt; 1; IF(AND([.A243]=&quot;&quot;;[.B243] &lt;&gt; &quot;&quot;);CONCATENATE(&quot;i++; detectOverflow(i, maxListIndex, errText) ;varList[l][i] = getVarID(&quot;&quot;&quot;;[.D243];&quot;&quot;&quot;);&quot;);IF([.A243]=&quot;&quot;;[.D243];[.A243])); &quot;//intentionally blank&quot;)" office:value-type="string" office:string-value="i++; detectOverflow(i, maxListIndex, errText) ;varList[l][i] = getVarID(&quot;Sensor_MagneticOrientationRollRelAzimuth&quot;);" calcext:value-type="string">
            <text:p>i++; detectOverflow(i, maxListIndex, errText) ;varList[l][i] = getVarID("Sensor_MagneticOrientationRollRel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MagneticOrientationRoll_Inclin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44] &lt;&gt; 2; IF([.A244]=&quot;&quot;;CONCATENATE(&quot;     &quot;;[.B244];&quot; &quot;;[.D244];&quot;;&quot;);[.A244]); &quot;//intentionally blank&quot;)" office:value-type="string" office:string-value="     float Sensor_MagneticOrientationRoll_Incline;" calcext:value-type="string">
            <text:p><text:s text:c="5"/>float Sensor_MagneticOrientationRoll_Incline;</text:p>
          </table:table-cell>
          <table:table-cell office:value-type="string" calcext:value-type="string">
            <text:p>;</text:p>
          </table:table-cell>
          <table:table-cell table:style-name="ce28" table:formula="of:=IF([.C244] &lt;&gt; 1; IF((AND([.A244]=&quot;&quot;;[.B244]&lt;&gt;&quot;&quot;));CONCATENATE(&quot;addSuperVar(&quot;;[.D244];&quot;,     &quot;&quot;&quot;;[.D244];&quot;&quot;&quot;, &quot;;    CONCATENATE( [.F244] ; &quot; &quot;; [.E244]);&quot;,&quot;; [.G244];&quot;,&quot;;&quot;&quot;&quot;&quot;;CONCATENATE([.H244];&quot; - &quot;;[.I244])  ; &quot;&quot;&quot;);&quot;);IF([.A244]=&quot;&quot;;[.D244];[.A244])); &quot;//intentionally blank&quot;)" office:value-type="string" office:string-value="addSuperVar(Sensor_MagneticOrientationRoll_Incline,     &quot;Sensor_MagneticOrientationRoll_Incline&quot;, I2CSlow ,1,&quot;units - comment&quot;);" calcext:value-type="string">
            <text:p>addSuperVar(Sensor_MagneticOrientationRoll_Incline, <text:s text:c="4"/>"Sensor_MagneticOrientationRoll_Inclin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44] &lt;&gt; 1; IF(AND([.A244]=&quot;&quot;;[.B244] &lt;&gt; &quot;&quot;);CONCATENATE(&quot;i++; detectOverflow(i, maxListIndex, errText) ;varList[l][i] = getVarID(&quot;&quot;&quot;;[.D244];&quot;&quot;&quot;);&quot;);IF([.A244]=&quot;&quot;;[.D244];[.A244])); &quot;//intentionally blank&quot;)" office:value-type="string" office:string-value="i++; detectOverflow(i, maxListIndex, errText) ;varList[l][i] = getVarID(&quot;Sensor_MagneticOrientationRoll_Incline&quot;);" calcext:value-type="string">
            <text:p>i++; detectOverflow(i, maxListIndex, errText) ;varList[l][i] = getVarID("Sensor_MagneticOrientationRoll_Inclin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Composite_Pitch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45] &lt;&gt; 2; IF([.A245]=&quot;&quot;;CONCATENATE(&quot;     &quot;;[.B245];&quot; &quot;;[.D245];&quot;;&quot;);[.A245]); &quot;//intentionally blank&quot;)" office:value-type="string" office:string-value="     float Sensor_Composite_Pitch;" calcext:value-type="string">
            <text:p><text:s text:c="5"/>float Sensor_Composite_Pitch;</text:p>
          </table:table-cell>
          <table:table-cell office:value-type="string" calcext:value-type="string">
            <text:p>;</text:p>
          </table:table-cell>
          <table:table-cell table:style-name="ce28" table:formula="of:=IF([.C245] &lt;&gt; 1; IF((AND([.A245]=&quot;&quot;;[.B245]&lt;&gt;&quot;&quot;));CONCATENATE(&quot;addSuperVar(&quot;;[.D245];&quot;,     &quot;&quot;&quot;;[.D245];&quot;&quot;&quot;, &quot;;    CONCATENATE( [.F245] ; &quot; &quot;; [.E245]);&quot;,&quot;; [.G245];&quot;,&quot;;&quot;&quot;&quot;&quot;;CONCATENATE([.H245];&quot; - &quot;;[.I245])  ; &quot;&quot;&quot;);&quot;);IF([.A245]=&quot;&quot;;[.D245];[.A245])); &quot;//intentionally blank&quot;)" office:value-type="string" office:string-value="addSuperVar(Sensor_Composite_Pitch,     &quot;Sensor_Composite_Pitch&quot;, I2CSlow ,1,&quot;units - comment&quot;);" calcext:value-type="string">
            <text:p>addSuperVar(Sensor_Composite_Pitch, <text:s text:c="4"/>"Sensor_Composite_Pitch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45] &lt;&gt; 1; IF(AND([.A245]=&quot;&quot;;[.B245] &lt;&gt; &quot;&quot;);CONCATENATE(&quot;i++; detectOverflow(i, maxListIndex, errText) ;varList[l][i] = getVarID(&quot;&quot;&quot;;[.D245];&quot;&quot;&quot;);&quot;);IF([.A245]=&quot;&quot;;[.D245];[.A245])); &quot;//intentionally blank&quot;)" office:value-type="string" office:string-value="i++; detectOverflow(i, maxListIndex, errText) ;varList[l][i] = getVarID(&quot;Sensor_Composite_Pitch&quot;);" calcext:value-type="string">
            <text:p>i++; detectOverflow(i, maxListIndex, errText) ;varList[l][i] = getVarID("Sensor_Composite_Pitc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Composite_Roll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46] &lt;&gt; 2; IF([.A246]=&quot;&quot;;CONCATENATE(&quot;     &quot;;[.B246];&quot; &quot;;[.D246];&quot;;&quot;);[.A246]); &quot;//intentionally blank&quot;)" office:value-type="string" office:string-value="     float Sensor_Composite_Roll;" calcext:value-type="string">
            <text:p><text:s text:c="5"/>float Sensor_Composite_Roll;</text:p>
          </table:table-cell>
          <table:table-cell office:value-type="string" calcext:value-type="string">
            <text:p>;</text:p>
          </table:table-cell>
          <table:table-cell table:style-name="ce28" table:formula="of:=IF([.C246] &lt;&gt; 1; IF((AND([.A246]=&quot;&quot;;[.B246]&lt;&gt;&quot;&quot;));CONCATENATE(&quot;addSuperVar(&quot;;[.D246];&quot;,     &quot;&quot;&quot;;[.D246];&quot;&quot;&quot;, &quot;;    CONCATENATE( [.F246] ; &quot; &quot;; [.E246]);&quot;,&quot;; [.G246];&quot;,&quot;;&quot;&quot;&quot;&quot;;CONCATENATE([.H246];&quot; - &quot;;[.I246])  ; &quot;&quot;&quot;);&quot;);IF([.A246]=&quot;&quot;;[.D246];[.A246])); &quot;//intentionally blank&quot;)" office:value-type="string" office:string-value="addSuperVar(Sensor_Composite_Roll,     &quot;Sensor_Composite_Roll&quot;, I2CSlow ,1,&quot;units - comment&quot;);" calcext:value-type="string">
            <text:p>addSuperVar(Sensor_Composite_Roll, <text:s text:c="4"/>"Sensor_Composite_Roll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46] &lt;&gt; 1; IF(AND([.A246]=&quot;&quot;;[.B246] &lt;&gt; &quot;&quot;);CONCATENATE(&quot;i++; detectOverflow(i, maxListIndex, errText) ;varList[l][i] = getVarID(&quot;&quot;&quot;;[.D246];&quot;&quot;&quot;);&quot;);IF([.A246]=&quot;&quot;;[.D246];[.A246])); &quot;//intentionally blank&quot;)" office:value-type="string" office:string-value="i++; detectOverflow(i, maxListIndex, errText) ;varList[l][i] = getVarID(&quot;Sensor_Composite_Roll&quot;);" calcext:value-type="string">
            <text:p>i++; detectOverflow(i, maxListIndex, errText) ;varList[l][i] = getVarID("Sensor_Composite_Rol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Sensor_Composite_Yaw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47] &lt;&gt; 2; IF([.A247]=&quot;&quot;;CONCATENATE(&quot;     &quot;;[.B247];&quot; &quot;;[.D247];&quot;;&quot;);[.A247]); &quot;//intentionally blank&quot;)" office:value-type="string" office:string-value="     float Sensor_Composite_Yaw;" calcext:value-type="string">
            <text:p><text:s text:c="5"/>float Sensor_Composite_Yaw;</text:p>
          </table:table-cell>
          <table:table-cell office:value-type="string" calcext:value-type="string">
            <text:p>;</text:p>
          </table:table-cell>
          <table:table-cell table:style-name="ce28" table:formula="of:=IF([.C247] &lt;&gt; 1; IF((AND([.A247]=&quot;&quot;;[.B247]&lt;&gt;&quot;&quot;));CONCATENATE(&quot;addSuperVar(&quot;;[.D247];&quot;,     &quot;&quot;&quot;;[.D247];&quot;&quot;&quot;, &quot;;    CONCATENATE( [.F247] ; &quot; &quot;; [.E247]);&quot;,&quot;; [.G247];&quot;,&quot;;&quot;&quot;&quot;&quot;;CONCATENATE([.H247];&quot; - &quot;;[.I247])  ; &quot;&quot;&quot;);&quot;);IF([.A247]=&quot;&quot;;[.D247];[.A247])); &quot;//intentionally blank&quot;)" office:value-type="string" office:string-value="addSuperVar(Sensor_Composite_Yaw,     &quot;Sensor_Composite_Yaw&quot;, I2CSlow ,1,&quot;units - comment&quot;);" calcext:value-type="string">
            <text:p>addSuperVar(Sensor_Composite_Yaw, <text:s text:c="4"/>"Sensor_Composite_Yaw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47] &lt;&gt; 1; IF(AND([.A247]=&quot;&quot;;[.B247] &lt;&gt; &quot;&quot;);CONCATENATE(&quot;i++; detectOverflow(i, maxListIndex, errText) ;varList[l][i] = getVarID(&quot;&quot;&quot;;[.D247];&quot;&quot;&quot;);&quot;);IF([.A247]=&quot;&quot;;[.D247];[.A247])); &quot;//intentionally blank&quot;)" office:value-type="string" office:string-value="i++; detectOverflow(i, maxListIndex, errText) ;varList[l][i] = getVarID(&quot;Sensor_Composite_Yaw&quot;);" calcext:value-type="string">
            <text:p>i++; detectOverflow(i, maxListIndex, errText) ;varList[l][i] = getVarID("Sensor_Composite_Yaw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/Motion Characteristics</text:p>
          </table:table-cell>
          <table:table-cell table:style-name="ce8"/>
          <table:table-cell table:style-name="ce12"/>
          <table:table-cell table:style-name="ce18" office:value-type="string" calcext:value-type="string">
            <text:p>//</text:p>
          </table:table-cell>
          <table:table-cell table:style-name="ce18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table:number-columns-repeated="2"/>
          <table:table-cell table:style-name="ce8" table:formula="of:=IF([.C248] &lt;&gt; 2; IF([.A248]=&quot;&quot;;CONCATENATE(&quot;     &quot;;[.B248];&quot; &quot;;[.D248];&quot;;&quot;);[.A248]); &quot;//intentionally blank&quot;)" office:value-type="string" office:string-value="//Motion Characteristics" calcext:value-type="string">
            <text:p>//Motion Characteristics</text:p>
          </table:table-cell>
          <table:table-cell office:value-type="string" calcext:value-type="string">
            <text:p>;</text:p>
          </table:table-cell>
          <table:table-cell table:style-name="ce28" table:formula="of:=IF([.C248] &lt;&gt; 1; IF((AND([.A248]=&quot;&quot;;[.B248]&lt;&gt;&quot;&quot;));CONCATENATE(&quot;addSuperVar(&quot;;[.D248];&quot;,     &quot;&quot;&quot;;[.D248];&quot;&quot;&quot;, &quot;;    CONCATENATE( [.F248] ; &quot; &quot;; [.E248]);&quot;,&quot;; [.G248];&quot;,&quot;;&quot;&quot;&quot;&quot;;CONCATENATE([.H248];&quot; - &quot;;[.I248])  ; &quot;&quot;&quot;);&quot;);IF([.A248]=&quot;&quot;;[.D248];[.A248])); &quot;//intentionally blank&quot;)" office:value-type="string" office:string-value="//Motion Characteristics" calcext:value-type="string">
            <text:p>//Motion Characteristics</text:p>
          </table:table-cell>
          <table:table-cell office:value-type="string" calcext:value-type="string">
            <text:p>;</text:p>
          </table:table-cell>
          <table:table-cell table:style-name="ce8" table:formula="of:=IF([.C248] &lt;&gt; 1; IF(AND([.A248]=&quot;&quot;;[.B248] &lt;&gt; &quot;&quot;);CONCATENATE(&quot;i++; detectOverflow(i, maxListIndex, errText) ;varList[l][i] = getVarID(&quot;&quot;&quot;;[.D248];&quot;&quot;&quot;);&quot;);IF([.A248]=&quot;&quot;;[.D248];[.A248])); &quot;//intentionally blank&quot;)" office:value-type="string" office:string-value="//Motion Characteristics" calcext:value-type="string">
            <text:p>//Motion Characteristics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/Motion Characteristics</text:p>
          </table:table-cell>
          <table:table-cell table:style-name="ce8"/>
          <table:table-cell table:style-name="ce12"/>
          <table:table-cell table:style-name="ce18" office:value-type="string" calcext:value-type="string">
            <text:p>//</text:p>
          </table:table-cell>
          <table:table-cell table:style-name="ce18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table:number-columns-repeated="2"/>
          <table:table-cell table:style-name="ce8" table:formula="of:=IF([.C249] &lt;&gt; 2; IF([.A249]=&quot;&quot;;CONCATENATE(&quot;     &quot;;[.B249];&quot; &quot;;[.D249];&quot;;&quot;);[.A249]); &quot;//intentionally blank&quot;)" office:value-type="string" office:string-value="//Motion Characteristics" calcext:value-type="string">
            <text:p>//Motion Characteristics</text:p>
          </table:table-cell>
          <table:table-cell office:value-type="string" calcext:value-type="string">
            <text:p>;</text:p>
          </table:table-cell>
          <table:table-cell table:style-name="ce28" table:formula="of:=IF([.C249] &lt;&gt; 1; IF((AND([.A249]=&quot;&quot;;[.B249]&lt;&gt;&quot;&quot;));CONCATENATE(&quot;addSuperVar(&quot;;[.D249];&quot;,     &quot;&quot;&quot;;[.D249];&quot;&quot;&quot;, &quot;;    CONCATENATE( [.F249] ; &quot; &quot;; [.E249]);&quot;,&quot;; [.G249];&quot;,&quot;;&quot;&quot;&quot;&quot;;CONCATENATE([.H249];&quot; - &quot;;[.I249])  ; &quot;&quot;&quot;);&quot;);IF([.A249]=&quot;&quot;;[.D249];[.A249])); &quot;//intentionally blank&quot;)" office:value-type="string" office:string-value="//Motion Characteristics" calcext:value-type="string">
            <text:p>//Motion Characteristic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List_MaxIndex[l] = i;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//Motion Characteristics</text:p>
          </table:table-cell>
          <table:table-cell table:style-name="ce8"/>
          <table:table-cell table:style-name="ce12"/>
          <table:table-cell table:style-name="ce18" office:value-type="string" calcext:value-type="string">
            <text:p>//</text:p>
          </table:table-cell>
          <table:table-cell table:style-name="ce18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table:number-columns-repeated="2"/>
          <table:table-cell table:style-name="ce8" table:formula="of:=IF([.C250] &lt;&gt; 2; IF([.A250]=&quot;&quot;;CONCATENATE(&quot;     &quot;;[.B250];&quot; &quot;;[.D250];&quot;;&quot;);[.A250]); &quot;//intentionally blank&quot;)" office:value-type="string" office:string-value="//Motion Characteristics" calcext:value-type="string">
            <text:p>//Motion Characteristics</text:p>
          </table:table-cell>
          <table:table-cell office:value-type="string" calcext:value-type="string">
            <text:p>;</text:p>
          </table:table-cell>
          <table:table-cell table:style-name="ce28" table:formula="of:=IF([.C250] &lt;&gt; 1; IF((AND([.A250]=&quot;&quot;;[.B250]&lt;&gt;&quot;&quot;));CONCATENATE(&quot;addSuperVar(&quot;;[.D250];&quot;,     &quot;&quot;&quot;;[.D250];&quot;&quot;&quot;, &quot;;    CONCATENATE( [.F250] ; &quot; &quot;; [.E250]);&quot;,&quot;; [.G250];&quot;,&quot;;&quot;&quot;&quot;&quot;;CONCATENATE([.H250];&quot; - &quot;;[.I250])  ; &quot;&quot;&quot;);&quot;);IF([.A250]=&quot;&quot;;[.D250];[.A250])); &quot;//intentionally blank&quot;)" office:value-type="string" office:string-value="//Motion Characteristics" calcext:value-type="string">
            <text:p>//Motion Characteristics</text:p>
          </table:table-cell>
          <table:table-cell office:value-type="string" calcext:value-type="string">
            <text:p>;</text:p>
          </table:table-cell>
          <table:table-cell table:style-name="ce8" office:value-type="string" calcext:value-type="string">
            <text:p>void makeListofMotionVars(){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//Motion Characteristics</text:p>
          </table:table-cell>
          <table:table-cell table:style-name="ce8"/>
          <table:table-cell table:style-name="ce12"/>
          <table:table-cell table:style-name="ce18" office:value-type="string" calcext:value-type="string">
            <text:p>//</text:p>
          </table:table-cell>
          <table:table-cell table:style-name="ce18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table:number-columns-repeated="2"/>
          <table:table-cell table:style-name="ce8" table:formula="of:=IF([.C251] &lt;&gt; 2; IF([.A251]=&quot;&quot;;CONCATENATE(&quot;     &quot;;[.B251];&quot; &quot;;[.D251];&quot;;&quot;);[.A251]); &quot;//intentionally blank&quot;)" office:value-type="string" office:string-value="//Motion Characteristics" calcext:value-type="string">
            <text:p>//Motion Characteristics</text:p>
          </table:table-cell>
          <table:table-cell office:value-type="string" calcext:value-type="string">
            <text:p>;</text:p>
          </table:table-cell>
          <table:table-cell table:style-name="ce28" table:formula="of:=IF([.C251] &lt;&gt; 1; IF((AND([.A251]=&quot;&quot;;[.B251]&lt;&gt;&quot;&quot;));CONCATENATE(&quot;addSuperVar(&quot;;[.D251];&quot;,     &quot;&quot;&quot;;[.D251];&quot;&quot;&quot;, &quot;;    CONCATENATE( [.F251] ; &quot; &quot;; [.E251]);&quot;,&quot;; [.G251];&quot;,&quot;;&quot;&quot;&quot;&quot;;CONCATENATE([.H251];&quot; - &quot;;[.I251])  ; &quot;&quot;&quot;);&quot;);IF([.A251]=&quot;&quot;;[.D251];[.A251])); &quot;//intentionally blank&quot;)" office:value-type="string" office:string-value="//Motion Characteristics" calcext:value-type="string">
            <text:p>//Motion Characteristics</text:p>
          </table:table-cell>
          <table:table-cell office:value-type="string" calcext:value-type="string">
            <text:p>;</text:p>
          </table:table-cell>
          <table:table-cell table:style-name="ce8" office:value-type="string" calcext:value-type="string">
            <text:p>int l=listOf_MotionVars;int i=-1;QString errText="listOf_MotionVars overflow";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//Settings and Commands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252] &lt;&gt; 2; IF([.A252]=&quot;&quot;;CONCATENATE(&quot;     &quot;;[.B252];&quot; &quot;;[.D252];&quot;;&quot;);[.A252]); &quot;//intentionally blank&quot;)" office:value-type="string" office:string-value="//Settings and Commands" calcext:value-type="string">
            <text:p>//Settings and Commands</text:p>
          </table:table-cell>
          <table:table-cell office:value-type="string" calcext:value-type="string">
            <text:p>;</text:p>
          </table:table-cell>
          <table:table-cell table:style-name="ce28" table:formula="of:=IF([.C252] &lt;&gt; 1; IF((AND([.A252]=&quot;&quot;;[.B252]&lt;&gt;&quot;&quot;));CONCATENATE(&quot;addSuperVar(&quot;;[.D252];&quot;,     &quot;&quot;&quot;;[.D252];&quot;&quot;&quot;, &quot;;    CONCATENATE( [.F252] ; &quot; &quot;; [.E252]);&quot;,&quot;; [.G252];&quot;,&quot;;&quot;&quot;&quot;&quot;;CONCATENATE([.H252];&quot; - &quot;;[.I252])  ; &quot;&quot;&quot;);&quot;);IF([.A252]=&quot;&quot;;[.D252];[.A252])); &quot;//intentionally blank&quot;)" office:value-type="string" office:string-value="//Settings and Commands" calcext:value-type="string">
            <text:p>//Settings and Commands</text:p>
          </table:table-cell>
          <table:table-cell office:value-type="string" calcext:value-type="string">
            <text:p>;</text:p>
          </table:table-cell>
          <table:table-cell table:style-name="ce8" table:formula="of:=IF([.C252] &lt;&gt; 1; IF(AND([.A252]=&quot;&quot;;[.B252] &lt;&gt; &quot;&quot;);CONCATENATE(&quot;i++; detectOverflow(i, maxListIndex, errText) ;varList[l][i] = getVarID(&quot;&quot;&quot;;[.D252];&quot;&quot;&quot;);&quot;);IF([.A252]=&quot;&quot;;[.D252];[.A252])); &quot;//intentionally blank&quot;)" office:value-type="string" office:string-value="//Settings and Commands" calcext:value-type="string">
            <text:p>//Settings and Commands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17" office:value-type="string" calcext:value-type="string">
            <text:p>UserInput_Sensitivity_Throttle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 recommend setting this between 1 and 10. <text:s/>Lower numbers are more sensitive.</text:p>
          </table:table-cell>
          <table:table-cell table:style-name="ce8" table:formula="of:=IF([.C253] &lt;&gt; 2; IF([.A253]=&quot;&quot;;CONCATENATE(&quot;     &quot;;[.B253];&quot; &quot;;[.D253];&quot;;&quot;);[.A253]); &quot;//intentionally blank&quot;)" office:value-type="string" office:string-value="     float UserInput_Sensitivity_Throttle;" calcext:value-type="string">
            <text:p><text:s text:c="5"/>float UserInput_Sensitivity_Throttle;</text:p>
          </table:table-cell>
          <table:table-cell office:value-type="string" calcext:value-type="string">
            <text:p>;</text:p>
          </table:table-cell>
          <table:table-cell table:style-name="ce28" table:formula="of:=IF([.C253] &lt;&gt; 1; IF((AND([.A253]=&quot;&quot;;[.B253]&lt;&gt;&quot;&quot;));CONCATENATE(&quot;addSuperVar(&quot;;[.D253];&quot;,     &quot;&quot;&quot;;[.D253];&quot;&quot;&quot;, &quot;;    CONCATENATE( [.F253] ; &quot; &quot;; [.E253]);&quot;,&quot;; [.G253];&quot;,&quot;;&quot;&quot;&quot;&quot;;CONCATENATE([.H253];&quot; - &quot;;[.I253])  ; &quot;&quot;&quot;);&quot;);IF([.A253]=&quot;&quot;;[.D253];[.A253])); &quot;//intentionally blank&quot;)" office:value-type="string" office:string-value="addSuperVar(UserInput_Sensitivity_Throttle,     &quot;UserInput_Sensitivity_Throttle&quot;,                plsHandshk |UserEditable | defIsRetain ,0,&quot; - I recommend setting this between 1 and 10.  Lower numbers are more sensitive.&quot;);" calcext:value-type="string">
            <text:p>addSuperVar(UserInput_Sensitivity_Throttle, <text:s text:c="4"/>"UserInput_Sensitivity_Throttle", <text:s text:c="15"/>plsHandshk |UserEditable | defIsRetain ,0," - I recommend setting this between 1 and 10. <text:s/>Lower numbers are more sensitive.");</text:p>
          </table:table-cell>
          <table:table-cell office:value-type="string" calcext:value-type="string">
            <text:p>;</text:p>
          </table:table-cell>
          <table:table-cell table:style-name="ce8" table:formula="of:=IF([.C253] &lt;&gt; 1; IF(AND([.A253]=&quot;&quot;;[.B253] &lt;&gt; &quot;&quot;);CONCATENATE(&quot;i++; detectOverflow(i, maxListIndex, errText) ;varList[l][i] = getVarID(&quot;&quot;&quot;;[.D253];&quot;&quot;&quot;);&quot;);IF([.A253]=&quot;&quot;;[.D253];[.A253])); &quot;//intentionally blank&quot;)" office:value-type="string" office:string-value="i++; detectOverflow(i, maxListIndex, errText) ;varList[l][i] = getVarID(&quot;UserInput_Sensitivity_Throttle&quot;);" calcext:value-type="string">
            <text:p>i++; detectOverflow(i, maxListIndex, errText) ;varList[l][i] = getVarID("UserInput_Sensitivity_Throttl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17" office:value-type="string" calcext:value-type="string">
            <text:p>UserInput_Sensitivity_DirectionStick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 recommend setting this between 1 and 10. <text:s/>Lower numbers are more sensitive.</text:p>
          </table:table-cell>
          <table:table-cell table:style-name="ce8" table:formula="of:=IF([.C254] &lt;&gt; 2; IF([.A254]=&quot;&quot;;CONCATENATE(&quot;     &quot;;[.B254];&quot; &quot;;[.D254];&quot;;&quot;);[.A254]); &quot;//intentionally blank&quot;)" office:value-type="string" office:string-value="     float UserInput_Sensitivity_DirectionStick;" calcext:value-type="string">
            <text:p><text:s text:c="5"/>float UserInput_Sensitivity_DirectionStick;</text:p>
          </table:table-cell>
          <table:table-cell office:value-type="string" calcext:value-type="string">
            <text:p>;</text:p>
          </table:table-cell>
          <table:table-cell table:style-name="ce28" table:formula="of:=IF([.C254] &lt;&gt; 1; IF((AND([.A254]=&quot;&quot;;[.B254]&lt;&gt;&quot;&quot;));CONCATENATE(&quot;addSuperVar(&quot;;[.D254];&quot;,     &quot;&quot;&quot;;[.D254];&quot;&quot;&quot;, &quot;;    CONCATENATE( [.F254] ; &quot; &quot;; [.E254]);&quot;,&quot;; [.G254];&quot;,&quot;;&quot;&quot;&quot;&quot;;CONCATENATE([.H254];&quot; - &quot;;[.I254])  ; &quot;&quot;&quot;);&quot;);IF([.A254]=&quot;&quot;;[.D254];[.A254])); &quot;//intentionally blank&quot;)" office:value-type="string" office:string-value="addSuperVar(UserInput_Sensitivity_DirectionStick,     &quot;UserInput_Sensitivity_DirectionStick&quot;,                plsHandshk |UserEditable | defIsRetain ,0,&quot; - I recommend setting this between 1 and 10.  Lower numbers are more sensitive.&quot;);" calcext:value-type="string">
            <text:p>addSuperVar(UserInput_Sensitivity_DirectionStick, <text:s text:c="4"/>"UserInput_Sensitivity_DirectionStick", <text:s text:c="15"/>plsHandshk |UserEditable | defIsRetain ,0," - I recommend setting this between 1 and 10. <text:s/>Lower numbers are more sensitive.");</text:p>
          </table:table-cell>
          <table:table-cell office:value-type="string" calcext:value-type="string">
            <text:p>;</text:p>
          </table:table-cell>
          <table:table-cell table:style-name="ce8" table:formula="of:=IF([.C254] &lt;&gt; 1; IF(AND([.A254]=&quot;&quot;;[.B254] &lt;&gt; &quot;&quot;);CONCATENATE(&quot;i++; detectOverflow(i, maxListIndex, errText) ;varList[l][i] = getVarID(&quot;&quot;&quot;;[.D254];&quot;&quot;&quot;);&quot;);IF([.A254]=&quot;&quot;;[.D254];[.A254])); &quot;//intentionally blank&quot;)" office:value-type="string" office:string-value="i++; detectOverflow(i, maxListIndex, errText) ;varList[l][i] = getVarID(&quot;UserInput_Sensitivity_DirectionStick&quot;);" calcext:value-type="string">
            <text:p>i++; detectOverflow(i, maxListIndex, errText) ;varList[l][i] = getVarID("UserInput_Sensitivity_DirectionStick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17" office:value-type="string" calcext:value-type="string">
            <text:p>UserInput_Sensitivity_Yaw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 recommend setting this between 1 and 10. <text:s/>Lower numbers are more sensitive.</text:p>
          </table:table-cell>
          <table:table-cell table:style-name="ce8" table:formula="of:=IF([.C255] &lt;&gt; 2; IF([.A255]=&quot;&quot;;CONCATENATE(&quot;     &quot;;[.B255];&quot; &quot;;[.D255];&quot;;&quot;);[.A255]); &quot;//intentionally blank&quot;)" office:value-type="string" office:string-value="     float UserInput_Sensitivity_Yaw;" calcext:value-type="string">
            <text:p><text:s text:c="5"/>float UserInput_Sensitivity_Yaw;</text:p>
          </table:table-cell>
          <table:table-cell office:value-type="string" calcext:value-type="string">
            <text:p>;</text:p>
          </table:table-cell>
          <table:table-cell table:style-name="ce28" table:formula="of:=IF([.C255] &lt;&gt; 1; IF((AND([.A255]=&quot;&quot;;[.B255]&lt;&gt;&quot;&quot;));CONCATENATE(&quot;addSuperVar(&quot;;[.D255];&quot;,     &quot;&quot;&quot;;[.D255];&quot;&quot;&quot;, &quot;;    CONCATENATE( [.F255] ; &quot; &quot;; [.E255]);&quot;,&quot;; [.G255];&quot;,&quot;;&quot;&quot;&quot;&quot;;CONCATENATE([.H255];&quot; - &quot;;[.I255])  ; &quot;&quot;&quot;);&quot;);IF([.A255]=&quot;&quot;;[.D255];[.A255])); &quot;//intentionally blank&quot;)" office:value-type="string" office:string-value="addSuperVar(UserInput_Sensitivity_Yaw,     &quot;UserInput_Sensitivity_Yaw&quot;,                plsHandshk |UserEditable | defIsRetain ,0,&quot; - I recommend setting this between 1 and 10.  Lower numbers are more sensitive.&quot;);" calcext:value-type="string">
            <text:p>addSuperVar(UserInput_Sensitivity_Yaw, <text:s text:c="4"/>"UserInput_Sensitivity_Yaw", <text:s text:c="15"/>plsHandshk |UserEditable | defIsRetain ,0," - I recommend setting this between 1 and 10. <text:s/>Lower numbers are more sensitive.");</text:p>
          </table:table-cell>
          <table:table-cell office:value-type="string" calcext:value-type="string">
            <text:p>;</text:p>
          </table:table-cell>
          <table:table-cell table:style-name="ce8" table:formula="of:=IF([.C255] &lt;&gt; 1; IF(AND([.A255]=&quot;&quot;;[.B255] &lt;&gt; &quot;&quot;);CONCATENATE(&quot;i++; detectOverflow(i, maxListIndex, errText) ;varList[l][i] = getVarID(&quot;&quot;&quot;;[.D255];&quot;&quot;&quot;);&quot;);IF([.A255]=&quot;&quot;;[.D255];[.A255])); &quot;//intentionally blank&quot;)" office:value-type="string" office:string-value="i++; detectOverflow(i, maxListIndex, errText) ;varList[l][i] = getVarID(&quot;UserInput_Sensitivity_Yaw&quot;);" calcext:value-type="string">
            <text:p>i++; detectOverflow(i, maxListIndex, errText) ;varList[l][i] = getVarID("UserInput_Sensitivity_Yaw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/>
          <table:table-cell table:style-name="ce17" office:value-type="string" calcext:value-type="string">
            <text:p>Command_PleaseReturnHome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/>
          <table:table-cell table:style-name="ce8" table:formula="of:=IF([.C256] &lt;&gt; 2; IF([.A256]=&quot;&quot;;CONCATENATE(&quot;     &quot;;[.B256];&quot; &quot;;[.D256];&quot;;&quot;);[.A256]); &quot;//intentionally blank&quot;)" office:value-type="string" office:string-value="     unsigned char Command_PleaseReturnHome;" calcext:value-type="string">
            <text:p><text:s text:c="5"/>unsigned char Command_PleaseReturnHome;</text:p>
          </table:table-cell>
          <table:table-cell office:value-type="string" calcext:value-type="string">
            <text:p>;</text:p>
          </table:table-cell>
          <table:table-cell table:style-name="ce28" table:formula="of:=IF([.C256] &lt;&gt; 1; IF((AND([.A256]=&quot;&quot;;[.B256]&lt;&gt;&quot;&quot;));CONCATENATE(&quot;addSuperVar(&quot;;[.D256];&quot;,     &quot;&quot;&quot;;[.D256];&quot;&quot;&quot;, &quot;;    CONCATENATE( [.F256] ; &quot; &quot;; [.E256]);&quot;,&quot;; [.G256];&quot;,&quot;;&quot;&quot;&quot;&quot;;CONCATENATE([.H256];&quot; - &quot;;[.I256])  ; &quot;&quot;&quot;);&quot;);IF([.A256]=&quot;&quot;;[.D256];[.A256])); &quot;//intentionally blank&quot;)" office:value-type="string" office:string-value="addSuperVar(Command_PleaseReturnHome,     &quot;Command_PleaseReturnHome&quot;,                plsHandshk |UserEditable | defIsRetain ,0,&quot;Bool - &quot;);" calcext:value-type="string">
            <text:p>addSuperVar(Command_PleaseReturnHome, <text:s text:c="4"/>"Command_PleaseReturnHome", <text:s text:c="15"/>plsHandshk |UserEditable | defIsRetain ,0,"Bool - ");</text:p>
          </table:table-cell>
          <table:table-cell office:value-type="string" calcext:value-type="string">
            <text:p>;</text:p>
          </table:table-cell>
          <table:table-cell table:style-name="ce8" table:formula="of:=IF([.C256] &lt;&gt; 1; IF(AND([.A256]=&quot;&quot;;[.B256] &lt;&gt; &quot;&quot;);CONCATENATE(&quot;i++; detectOverflow(i, maxListIndex, errText) ;varList[l][i] = getVarID(&quot;&quot;&quot;;[.D256];&quot;&quot;&quot;);&quot;);IF([.A256]=&quot;&quot;;[.D256];[.A256])); &quot;//intentionally blank&quot;)" office:value-type="string" office:string-value="i++; detectOverflow(i, maxListIndex, errText) ;varList[l][i] = getVarID(&quot;Command_PleaseReturnHome&quot;);" calcext:value-type="string">
            <text:p>i++; detectOverflow(i, maxListIndex, errText) ;varList[l][i] = getVarID("Command_PleaseReturnHom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/>
          <table:table-cell table:style-name="ce17" office:value-type="string" calcext:value-type="string">
            <text:p>Command_PleaseUnlockMotors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/>
          <table:table-cell table:style-name="ce8" table:formula="of:=IF([.C257] &lt;&gt; 2; IF([.A257]=&quot;&quot;;CONCATENATE(&quot;     &quot;;[.B257];&quot; &quot;;[.D257];&quot;;&quot;);[.A257]); &quot;//intentionally blank&quot;)" office:value-type="string" office:string-value="     unsigned char Command_PleaseUnlockMotors;" calcext:value-type="string">
            <text:p><text:s text:c="5"/>unsigned char Command_PleaseUnlockMotors;</text:p>
          </table:table-cell>
          <table:table-cell office:value-type="string" calcext:value-type="string">
            <text:p>;</text:p>
          </table:table-cell>
          <table:table-cell table:style-name="ce28" table:formula="of:=IF([.C257] &lt;&gt; 1; IF((AND([.A257]=&quot;&quot;;[.B257]&lt;&gt;&quot;&quot;));CONCATENATE(&quot;addSuperVar(&quot;;[.D257];&quot;,     &quot;&quot;&quot;;[.D257];&quot;&quot;&quot;, &quot;;    CONCATENATE( [.F257] ; &quot; &quot;; [.E257]);&quot;,&quot;; [.G257];&quot;,&quot;;&quot;&quot;&quot;&quot;;CONCATENATE([.H257];&quot; - &quot;;[.I257])  ; &quot;&quot;&quot;);&quot;);IF([.A257]=&quot;&quot;;[.D257];[.A257])); &quot;//intentionally blank&quot;)" office:value-type="string" office:string-value="addSuperVar(Command_PleaseUnlockMotors,     &quot;Command_PleaseUnlockMotors&quot;,                plsHandshk |UserEditable | defIsRetain ,0,&quot;Bool - &quot;);" calcext:value-type="string">
            <text:p>addSuperVar(Command_PleaseUnlockMotors, <text:s text:c="4"/>"Command_PleaseUnlockMotors", <text:s text:c="15"/>plsHandshk |UserEditable | defIsRetain ,0,"Bool - ");</text:p>
          </table:table-cell>
          <table:table-cell office:value-type="string" calcext:value-type="string">
            <text:p>;</text:p>
          </table:table-cell>
          <table:table-cell table:style-name="ce8" table:formula="of:=IF([.C257] &lt;&gt; 1; IF(AND([.A257]=&quot;&quot;;[.B257] &lt;&gt; &quot;&quot;);CONCATENATE(&quot;i++; detectOverflow(i, maxListIndex, errText) ;varList[l][i] = getVarID(&quot;&quot;&quot;;[.D257];&quot;&quot;&quot;);&quot;);IF([.A257]=&quot;&quot;;[.D257];[.A257])); &quot;//intentionally blank&quot;)" office:value-type="string" office:string-value="i++; detectOverflow(i, maxListIndex, errText) ;varList[l][i] = getVarID(&quot;Command_PleaseUnlockMotors&quot;);" calcext:value-type="string">
            <text:p>i++; detectOverflow(i, maxListIndex, errText) ;varList[l][i] = getVarID("Command_PleaseUnlockMotors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signed char</text:p>
          </table:table-cell>
          <table:table-cell/>
          <table:table-cell table:style-name="ce17" office:value-type="string" calcext:value-type="string">
            <text:p>Command_PleaseMarkThisAsOrigin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ncrement this variable to make it happen</text:p>
          </table:table-cell>
          <table:table-cell table:style-name="ce8" table:formula="of:=IF([.C258] &lt;&gt; 2; IF([.A258]=&quot;&quot;;CONCATENATE(&quot;     &quot;;[.B258];&quot; &quot;;[.D258];&quot;;&quot;);[.A258]); &quot;//intentionally blank&quot;)" office:value-type="string" office:string-value="     unsigned char Command_PleaseMarkThisAsOrigin;" calcext:value-type="string">
            <text:p><text:s text:c="5"/>unsigned char Command_PleaseMarkThisAsOrigin;</text:p>
          </table:table-cell>
          <table:table-cell office:value-type="string" calcext:value-type="string">
            <text:p>;</text:p>
          </table:table-cell>
          <table:table-cell table:style-name="ce28" table:formula="of:=IF([.C258] &lt;&gt; 1; IF((AND([.A258]=&quot;&quot;;[.B258]&lt;&gt;&quot;&quot;));CONCATENATE(&quot;addSuperVar(&quot;;[.D258];&quot;,     &quot;&quot;&quot;;[.D258];&quot;&quot;&quot;, &quot;;    CONCATENATE( [.F258] ; &quot; &quot;; [.E258]);&quot;,&quot;; [.G258];&quot;,&quot;;&quot;&quot;&quot;&quot;;CONCATENATE([.H258];&quot; - &quot;;[.I258])  ; &quot;&quot;&quot;);&quot;);IF([.A258]=&quot;&quot;;[.D258];[.A258])); &quot;//intentionally blank&quot;)" office:value-type="string" office:string-value="addSuperVar(Command_PleaseMarkThisAsOrigin,     &quot;Command_PleaseMarkThisAsOrigin&quot;,                plsHandshk |UserEditable | defIsRetain ,0,&quot;Bool - Increment this variable to make it happen&quot;);" calcext:value-type="string">
            <text:p>addSuperVar(Command_PleaseMarkThisAsOrigin, <text:s text:c="4"/>"Command_PleaseMarkThisAsOrigin", <text:s text:c="15"/>plsHandshk |UserEditable | defIsRetain ,0,"Bool - Increment this variable to make it happen");</text:p>
          </table:table-cell>
          <table:table-cell office:value-type="string" calcext:value-type="string">
            <text:p>;</text:p>
          </table:table-cell>
          <table:table-cell table:style-name="ce8" table:formula="of:=IF([.C258] &lt;&gt; 1; IF(AND([.A258]=&quot;&quot;;[.B258] &lt;&gt; &quot;&quot;);CONCATENATE(&quot;i++; detectOverflow(i, maxListIndex, errText) ;varList[l][i] = getVarID(&quot;&quot;&quot;;[.D258];&quot;&quot;&quot;);&quot;);IF([.A258]=&quot;&quot;;[.D258];[.A258])); &quot;//intentionally blank&quot;)" office:value-type="string" office:string-value="i++; detectOverflow(i, maxListIndex, errText) ;varList[l][i] = getVarID(&quot;Command_PleaseMarkThisAsOrigin&quot;);" calcext:value-type="string">
            <text:p>i++; detectOverflow(i, maxListIndex, errText) ;varList[l][i] = getVarID("Command_PleaseMarkThisAsOrigin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17" office:value-type="string" calcext:value-type="string">
            <text:p>Setpoint_TransitHomeAltitudeAboveGround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 recommend setting this between 1 and 10. <text:s/>Lower numbers are more sensitive.</text:p>
          </table:table-cell>
          <table:table-cell table:style-name="ce8" table:formula="of:=IF([.C259] &lt;&gt; 2; IF([.A259]=&quot;&quot;;CONCATENATE(&quot;     &quot;;[.B259];&quot; &quot;;[.D259];&quot;;&quot;);[.A259]); &quot;//intentionally blank&quot;)" office:value-type="string" office:string-value="     float Setpoint_TransitHomeAltitudeAboveGround;" calcext:value-type="string">
            <text:p><text:s text:c="5"/>float Setpoint_TransitHomeAltitudeAboveGround;</text:p>
          </table:table-cell>
          <table:table-cell office:value-type="string" calcext:value-type="string">
            <text:p>;</text:p>
          </table:table-cell>
          <table:table-cell table:style-name="ce28" table:formula="of:=IF([.C259] &lt;&gt; 1; IF((AND([.A259]=&quot;&quot;;[.B259]&lt;&gt;&quot;&quot;));CONCATENATE(&quot;addSuperVar(&quot;;[.D259];&quot;,     &quot;&quot;&quot;;[.D259];&quot;&quot;&quot;, &quot;;    CONCATENATE( [.F259] ; &quot; &quot;; [.E259]);&quot;,&quot;; [.G259];&quot;,&quot;;&quot;&quot;&quot;&quot;;CONCATENATE([.H259];&quot; - &quot;;[.I259])  ; &quot;&quot;&quot;);&quot;);IF([.A259]=&quot;&quot;;[.D259];[.A259])); &quot;//intentionally blank&quot;)" office:value-type="string" office:string-value="addSuperVar(Setpoint_TransitHomeAltitudeAboveGround,     &quot;Setpoint_TransitHomeAltitudeAboveGround&quot;,                plsHandshk |UserEditable | defIsRetain ,0,&quot; - I recommend setting this between 1 and 10.  Lower numbers are more sensitive.&quot;);" calcext:value-type="string">
            <text:p>addSuperVar(Setpoint_TransitHomeAltitudeAboveGround, <text:s text:c="4"/>"Setpoint_TransitHomeAltitudeAboveGround", <text:s text:c="15"/>plsHandshk |UserEditable | defIsRetain ,0," - I recommend setting this between 1 and 10. <text:s/>Lower numbers are more sensitive.");</text:p>
          </table:table-cell>
          <table:table-cell office:value-type="string" calcext:value-type="string">
            <text:p>;</text:p>
          </table:table-cell>
          <table:table-cell table:style-name="ce8" table:formula="of:=IF([.C259] &lt;&gt; 1; IF(AND([.A259]=&quot;&quot;;[.B259] &lt;&gt; &quot;&quot;);CONCATENATE(&quot;i++; detectOverflow(i, maxListIndex, errText) ;varList[l][i] = getVarID(&quot;&quot;&quot;;[.D259];&quot;&quot;&quot;);&quot;);IF([.A259]=&quot;&quot;;[.D259];[.A259])); &quot;//intentionally blank&quot;)" office:value-type="string" office:string-value="i++; detectOverflow(i, maxListIndex, errText) ;varList[l][i] = getVarID(&quot;Setpoint_TransitHomeAltitudeAboveGround&quot;);" calcext:value-type="string">
            <text:p>i++; detectOverflow(i, maxListIndex, errText) ;varList[l][i] = getVarID("Setpoint_TransitHomeAltitudeAboveGroun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tpoint_Ceiling_SeaLevel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I recommend setting this between 1 and 10. <text:s/>Lower numbers are more sensitive.</text:p>
          </table:table-cell>
          <table:table-cell table:style-name="ce8" table:formula="of:=IF([.C260] &lt;&gt; 2; IF([.A260]=&quot;&quot;;CONCATENATE(&quot;     &quot;;[.B260];&quot; &quot;;[.D260];&quot;;&quot;);[.A260]); &quot;//intentionally blank&quot;)" office:value-type="string" office:string-value="     float Setpoint_Ceiling_SeaLevel;" calcext:value-type="string">
            <text:p><text:s text:c="5"/>float Setpoint_Ceiling_SeaLevel;</text:p>
          </table:table-cell>
          <table:table-cell office:value-type="string" calcext:value-type="string">
            <text:p>;</text:p>
          </table:table-cell>
          <table:table-cell table:style-name="ce28" table:formula="of:=IF([.C260] &lt;&gt; 1; IF((AND([.A260]=&quot;&quot;;[.B260]&lt;&gt;&quot;&quot;));CONCATENATE(&quot;addSuperVar(&quot;;[.D260];&quot;,     &quot;&quot;&quot;;[.D260];&quot;&quot;&quot;, &quot;;    CONCATENATE( [.F260] ; &quot; &quot;; [.E260]);&quot;,&quot;; [.G260];&quot;,&quot;;&quot;&quot;&quot;&quot;;CONCATENATE([.H260];&quot; - &quot;;[.I260])  ; &quot;&quot;&quot;);&quot;);IF([.A260]=&quot;&quot;;[.D260];[.A260])); &quot;//intentionally blank&quot;)" office:value-type="string" office:string-value="addSuperVar(Setpoint_Ceiling_SeaLevel,     &quot;Setpoint_Ceiling_SeaLevel&quot;,                plsHandshk |UserEditable | defIsRetain ,0,&quot;Feet - I recommend setting this between 1 and 10.  Lower numbers are more sensitive.&quot;);" calcext:value-type="string">
            <text:p>addSuperVar(Setpoint_Ceiling_SeaLevel, <text:s text:c="4"/>"Setpoint_Ceiling_SeaLevel", <text:s text:c="15"/>plsHandshk |UserEditable | defIsRetain ,0,"Feet - I recommend setting this between 1 and 10. <text:s/>Lower numbers are more sensitive.");</text:p>
          </table:table-cell>
          <table:table-cell office:value-type="string" calcext:value-type="string">
            <text:p>;</text:p>
          </table:table-cell>
          <table:table-cell table:style-name="ce8" table:formula="of:=IF([.C260] &lt;&gt; 1; IF(AND([.A260]=&quot;&quot;;[.B260] &lt;&gt; &quot;&quot;);CONCATENATE(&quot;i++; detectOverflow(i, maxListIndex, errText) ;varList[l][i] = getVarID(&quot;&quot;&quot;;[.D260];&quot;&quot;&quot;);&quot;);IF([.A260]=&quot;&quot;;[.D260];[.A260])); &quot;//intentionally blank&quot;)" office:value-type="string" office:string-value="i++; detectOverflow(i, maxListIndex, errText) ;varList[l][i] = getVarID(&quot;Setpoint_Ceiling_SeaLevel&quot;);" calcext:value-type="string">
            <text:p>i++; detectOverflow(i, maxListIndex, errText) ;varList[l][i] = getVarID("Setpoint_Ceiling_SeaLeve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17" office:value-type="string" calcext:value-type="string">
            <text:p>Setpoint_Ceiling_DistanceAboveTakeoff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I recommend setting this between 1 and 10. <text:s/>Lower numbers are more sensitive.</text:p>
          </table:table-cell>
          <table:table-cell table:style-name="ce8" table:formula="of:=IF([.C261] &lt;&gt; 2; IF([.A261]=&quot;&quot;;CONCATENATE(&quot;     &quot;;[.B261];&quot; &quot;;[.D261];&quot;;&quot;);[.A261]); &quot;//intentionally blank&quot;)" office:value-type="string" office:string-value="     float Setpoint_Ceiling_DistanceAboveTakeoff;" calcext:value-type="string">
            <text:p><text:s text:c="5"/>float Setpoint_Ceiling_DistanceAboveTakeoff;</text:p>
          </table:table-cell>
          <table:table-cell office:value-type="string" calcext:value-type="string">
            <text:p>;</text:p>
          </table:table-cell>
          <table:table-cell table:style-name="ce28" table:formula="of:=IF([.C261] &lt;&gt; 1; IF((AND([.A261]=&quot;&quot;;[.B261]&lt;&gt;&quot;&quot;));CONCATENATE(&quot;addSuperVar(&quot;;[.D261];&quot;,     &quot;&quot;&quot;;[.D261];&quot;&quot;&quot;, &quot;;    CONCATENATE( [.F261] ; &quot; &quot;; [.E261]);&quot;,&quot;; [.G261];&quot;,&quot;;&quot;&quot;&quot;&quot;;CONCATENATE([.H261];&quot; - &quot;;[.I261])  ; &quot;&quot;&quot;);&quot;);IF([.A261]=&quot;&quot;;[.D261];[.A261])); &quot;//intentionally blank&quot;)" office:value-type="string" office:string-value="addSuperVar(Setpoint_Ceiling_DistanceAboveTakeoff,     &quot;Setpoint_Ceiling_DistanceAboveTakeoff&quot;,                plsHandshk |UserEditable | defIsRetain ,0,&quot;Feet - I recommend setting this between 1 and 10.  Lower numbers are more sensitive.&quot;);" calcext:value-type="string">
            <text:p>addSuperVar(Setpoint_Ceiling_DistanceAboveTakeoff, <text:s text:c="4"/>"Setpoint_Ceiling_DistanceAboveTakeoff", <text:s text:c="15"/>plsHandshk |UserEditable | defIsRetain ,0,"Feet - I recommend setting this between 1 and 10. <text:s/>Lower numbers are more sensitive.");</text:p>
          </table:table-cell>
          <table:table-cell office:value-type="string" calcext:value-type="string">
            <text:p>;</text:p>
          </table:table-cell>
          <table:table-cell table:style-name="ce8" table:formula="of:=IF([.C261] &lt;&gt; 1; IF(AND([.A261]=&quot;&quot;;[.B261] &lt;&gt; &quot;&quot;);CONCATENATE(&quot;i++; detectOverflow(i, maxListIndex, errText) ;varList[l][i] = getVarID(&quot;&quot;&quot;;[.D261];&quot;&quot;&quot;);&quot;);IF([.A261]=&quot;&quot;;[.D261];[.A261])); &quot;//intentionally blank&quot;)" office:value-type="string" office:string-value="i++; detectOverflow(i, maxListIndex, errText) ;varList[l][i] = getVarID(&quot;Setpoint_Ceiling_DistanceAboveTakeoff&quot;);" calcext:value-type="string">
            <text:p>i++; detectOverflow(i, maxListIndex, errText) ;varList[l][i] = getVarID("Setpoint_Ceiling_DistanceAboveTakeoff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PID Values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262] &lt;&gt; 2; IF([.A262]=&quot;&quot;;CONCATENATE(&quot;     &quot;;[.B262];&quot; &quot;;[.D262];&quot;;&quot;);[.A262]); &quot;//intentionally blank&quot;)" office:value-type="string" office:string-value="//PID Values" calcext:value-type="string">
            <text:p>//PID Values</text:p>
          </table:table-cell>
          <table:table-cell office:value-type="string" calcext:value-type="string">
            <text:p>;</text:p>
          </table:table-cell>
          <table:table-cell table:style-name="ce28" table:formula="of:=IF([.C262] &lt;&gt; 1; IF((AND([.A262]=&quot;&quot;;[.B262]&lt;&gt;&quot;&quot;));CONCATENATE(&quot;addSuperVar(&quot;;[.D262];&quot;,     &quot;&quot;&quot;;[.D262];&quot;&quot;&quot;, &quot;;    CONCATENATE( [.F262] ; &quot; &quot;; [.E262]);&quot;,&quot;; [.G262];&quot;,&quot;;&quot;&quot;&quot;&quot;;CONCATENATE([.H262];&quot; - &quot;;[.I262])  ; &quot;&quot;&quot;);&quot;);IF([.A262]=&quot;&quot;;[.D262];[.A262])); &quot;//intentionally blank&quot;)" office:value-type="string" office:string-value="//PID Values" calcext:value-type="string">
            <text:p>//PID Values</text:p>
          </table:table-cell>
          <table:table-cell office:value-type="string" calcext:value-type="string">
            <text:p>;</text:p>
          </table:table-cell>
          <table:table-cell table:style-name="ce8" table:formula="of:=IF([.C262] &lt;&gt; 1; IF(AND([.A262]=&quot;&quot;;[.B262] &lt;&gt; &quot;&quot;);CONCATENATE(&quot;i++; detectOverflow(i, maxListIndex, errText) ;varList[l][i] = getVarID(&quot;&quot;&quot;;[.D262];&quot;&quot;&quot;);&quot;);IF([.A262]=&quot;&quot;;[.D262];[.A262])); &quot;//intentionally blank&quot;)" office:value-type="string" office:string-value="//PID Values" calcext:value-type="string">
            <text:p>//PID Values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Lateral_P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Roll control performs.</text:p>
          </table:table-cell>
          <table:table-cell table:style-name="ce8" table:formula="of:=IF([.C263] &lt;&gt; 2; IF([.A263]=&quot;&quot;;CONCATENATE(&quot;     &quot;;[.B263];&quot; &quot;;[.D263];&quot;;&quot;);[.A263]); &quot;//intentionally blank&quot;)" office:value-type="string" office:string-value="     float Control_Lateral_P;" calcext:value-type="string">
            <text:p><text:s text:c="5"/>float Control_Lateral_P;</text:p>
          </table:table-cell>
          <table:table-cell office:value-type="string" calcext:value-type="string">
            <text:p>;</text:p>
          </table:table-cell>
          <table:table-cell table:style-name="ce28" table:formula="of:=IF([.C263] &lt;&gt; 1; IF((AND([.A263]=&quot;&quot;;[.B263]&lt;&gt;&quot;&quot;));CONCATENATE(&quot;addSuperVar(&quot;;[.D263];&quot;,     &quot;&quot;&quot;;[.D263];&quot;&quot;&quot;, &quot;;    CONCATENATE( [.F263] ; &quot; &quot;; [.E263]);&quot;,&quot;; [.G263];&quot;,&quot;;&quot;&quot;&quot;&quot;;CONCATENATE([.H263];&quot; - &quot;;[.I263])  ; &quot;&quot;&quot;);&quot;);IF([.A263]=&quot;&quot;;[.D263];[.A263])); &quot;//intentionally blank&quot;)" office:value-type="string" office:string-value="addSuperVar(Control_Lateral_P,     &quot;Control_Lateral_P&quot;,                plsHandshk |UserEditable | defIsRetain ,0,&quot; - Changes how Roll control performs.&quot;);" calcext:value-type="string">
            <text:p>addSuperVar(Control_Lateral_P, <text:s text:c="4"/>"Control_Lateral_P", <text:s text:c="15"/>plsHandshk |UserEditable | defIsRetain ,0," - Changes how Roll control performs.");</text:p>
          </table:table-cell>
          <table:table-cell office:value-type="string" calcext:value-type="string">
            <text:p>;</text:p>
          </table:table-cell>
          <table:table-cell table:style-name="ce8" table:formula="of:=IF([.C263] &lt;&gt; 1; IF(AND([.A263]=&quot;&quot;;[.B263] &lt;&gt; &quot;&quot;);CONCATENATE(&quot;i++; detectOverflow(i, maxListIndex, errText) ;varList[l][i] = getVarID(&quot;&quot;&quot;;[.D263];&quot;&quot;&quot;);&quot;);IF([.A263]=&quot;&quot;;[.D263];[.A263])); &quot;//intentionally blank&quot;)" office:value-type="string" office:string-value="i++; detectOverflow(i, maxListIndex, errText) ;varList[l][i] = getVarID(&quot;Control_Lateral_P&quot;);" calcext:value-type="string">
            <text:p>i++; detectOverflow(i, maxListIndex, errText) ;varList[l][i] = getVarID("Control_Lateral_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Lateral_D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Roll control performs.</text:p>
          </table:table-cell>
          <table:table-cell table:style-name="ce8" table:formula="of:=IF([.C264] &lt;&gt; 2; IF([.A264]=&quot;&quot;;CONCATENATE(&quot;     &quot;;[.B264];&quot; &quot;;[.D264];&quot;;&quot;);[.A264]); &quot;//intentionally blank&quot;)" office:value-type="string" office:string-value="     float Control_Lateral_D;" calcext:value-type="string">
            <text:p><text:s text:c="5"/>float Control_Lateral_D;</text:p>
          </table:table-cell>
          <table:table-cell office:value-type="string" calcext:value-type="string">
            <text:p>;</text:p>
          </table:table-cell>
          <table:table-cell table:style-name="ce28" table:formula="of:=IF([.C264] &lt;&gt; 1; IF((AND([.A264]=&quot;&quot;;[.B264]&lt;&gt;&quot;&quot;));CONCATENATE(&quot;addSuperVar(&quot;;[.D264];&quot;,     &quot;&quot;&quot;;[.D264];&quot;&quot;&quot;, &quot;;    CONCATENATE( [.F264] ; &quot; &quot;; [.E264]);&quot;,&quot;; [.G264];&quot;,&quot;;&quot;&quot;&quot;&quot;;CONCATENATE([.H264];&quot; - &quot;;[.I264])  ; &quot;&quot;&quot;);&quot;);IF([.A264]=&quot;&quot;;[.D264];[.A264])); &quot;//intentionally blank&quot;)" office:value-type="string" office:string-value="addSuperVar(Control_Lateral_D,     &quot;Control_Lateral_D&quot;,                plsHandshk |UserEditable | defIsRetain ,0,&quot; - Changes how Roll control performs.&quot;);" calcext:value-type="string">
            <text:p>addSuperVar(Control_Lateral_D, <text:s text:c="4"/>"Control_Lateral_D", <text:s text:c="15"/>plsHandshk |UserEditable | defIsRetain ,0," - Changes how Roll control performs.");</text:p>
          </table:table-cell>
          <table:table-cell office:value-type="string" calcext:value-type="string">
            <text:p>;</text:p>
          </table:table-cell>
          <table:table-cell table:style-name="ce8" table:formula="of:=IF([.C264] &lt;&gt; 1; IF(AND([.A264]=&quot;&quot;;[.B264] &lt;&gt; &quot;&quot;);CONCATENATE(&quot;i++; detectOverflow(i, maxListIndex, errText) ;varList[l][i] = getVarID(&quot;&quot;&quot;;[.D264];&quot;&quot;&quot;);&quot;);IF([.A264]=&quot;&quot;;[.D264];[.A264])); &quot;//intentionally blank&quot;)" office:value-type="string" office:string-value="i++; detectOverflow(i, maxListIndex, errText) ;varList[l][i] = getVarID(&quot;Control_Lateral_D&quot;);" calcext:value-type="string">
            <text:p>i++; detectOverflow(i, maxListIndex, errText) ;varList[l][i] = getVarID("Control_Lateral_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Lateral_I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Roll control performs.</text:p>
          </table:table-cell>
          <table:table-cell table:style-name="ce8" table:formula="of:=IF([.C265] &lt;&gt; 2; IF([.A265]=&quot;&quot;;CONCATENATE(&quot;     &quot;;[.B265];&quot; &quot;;[.D265];&quot;;&quot;);[.A265]); &quot;//intentionally blank&quot;)" office:value-type="string" office:string-value="     float Control_Lateral_I;" calcext:value-type="string">
            <text:p><text:s text:c="5"/>float Control_Lateral_I;</text:p>
          </table:table-cell>
          <table:table-cell office:value-type="string" calcext:value-type="string">
            <text:p>;</text:p>
          </table:table-cell>
          <table:table-cell table:style-name="ce28" table:formula="of:=IF([.C265] &lt;&gt; 1; IF((AND([.A265]=&quot;&quot;;[.B265]&lt;&gt;&quot;&quot;));CONCATENATE(&quot;addSuperVar(&quot;;[.D265];&quot;,     &quot;&quot;&quot;;[.D265];&quot;&quot;&quot;, &quot;;    CONCATENATE( [.F265] ; &quot; &quot;; [.E265]);&quot;,&quot;; [.G265];&quot;,&quot;;&quot;&quot;&quot;&quot;;CONCATENATE([.H265];&quot; - &quot;;[.I265])  ; &quot;&quot;&quot;);&quot;);IF([.A265]=&quot;&quot;;[.D265];[.A265])); &quot;//intentionally blank&quot;)" office:value-type="string" office:string-value="addSuperVar(Control_Lateral_I,     &quot;Control_Lateral_I&quot;,                plsHandshk |UserEditable | defIsRetain ,0,&quot; - Changes how Roll control performs.&quot;);" calcext:value-type="string">
            <text:p>addSuperVar(Control_Lateral_I, <text:s text:c="4"/>"Control_Lateral_I", <text:s text:c="15"/>plsHandshk |UserEditable | defIsRetain ,0," - Changes how Roll control performs.");</text:p>
          </table:table-cell>
          <table:table-cell office:value-type="string" calcext:value-type="string">
            <text:p>;</text:p>
          </table:table-cell>
          <table:table-cell table:style-name="ce8" table:formula="of:=IF([.C265] &lt;&gt; 1; IF(AND([.A265]=&quot;&quot;;[.B265] &lt;&gt; &quot;&quot;);CONCATENATE(&quot;i++; detectOverflow(i, maxListIndex, errText) ;varList[l][i] = getVarID(&quot;&quot;&quot;;[.D265];&quot;&quot;&quot;);&quot;);IF([.A265]=&quot;&quot;;[.D265];[.A265])); &quot;//intentionally blank&quot;)" office:value-type="string" office:string-value="i++; detectOverflow(i, maxListIndex, errText) ;varList[l][i] = getVarID(&quot;Control_Lateral_I&quot;);" calcext:value-type="string">
            <text:p>i++; detectOverflow(i, maxListIndex, errText) ;varList[l][i] = getVarID("Control_Lateral_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Lateral_I_MaxWindup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Roll control performs.</text:p>
          </table:table-cell>
          <table:table-cell table:style-name="ce8" table:formula="of:=IF([.C266] &lt;&gt; 2; IF([.A266]=&quot;&quot;;CONCATENATE(&quot;     &quot;;[.B266];&quot; &quot;;[.D266];&quot;;&quot;);[.A266]); &quot;//intentionally blank&quot;)" office:value-type="string" office:string-value="     float Control_Lateral_I_MaxWindup;" calcext:value-type="string">
            <text:p><text:s text:c="5"/>float Control_Lateral_I_MaxWindup;</text:p>
          </table:table-cell>
          <table:table-cell office:value-type="string" calcext:value-type="string">
            <text:p>;</text:p>
          </table:table-cell>
          <table:table-cell table:style-name="ce28" table:formula="of:=IF([.C266] &lt;&gt; 1; IF((AND([.A266]=&quot;&quot;;[.B266]&lt;&gt;&quot;&quot;));CONCATENATE(&quot;addSuperVar(&quot;;[.D266];&quot;,     &quot;&quot;&quot;;[.D266];&quot;&quot;&quot;, &quot;;    CONCATENATE( [.F266] ; &quot; &quot;; [.E266]);&quot;,&quot;; [.G266];&quot;,&quot;;&quot;&quot;&quot;&quot;;CONCATENATE([.H266];&quot; - &quot;;[.I266])  ; &quot;&quot;&quot;);&quot;);IF([.A266]=&quot;&quot;;[.D266];[.A266])); &quot;//intentionally blank&quot;)" office:value-type="string" office:string-value="addSuperVar(Control_Lateral_I_MaxWindup,     &quot;Control_Lateral_I_MaxWindup&quot;,                plsHandshk |UserEditable | defIsRetain ,0,&quot; - Changes how Roll control performs.&quot;);" calcext:value-type="string">
            <text:p>addSuperVar(Control_Lateral_I_MaxWindup, <text:s text:c="4"/>"Control_Lateral_I_MaxWindup", <text:s text:c="15"/>plsHandshk |UserEditable | defIsRetain ,0," - Changes how Roll control performs.");</text:p>
          </table:table-cell>
          <table:table-cell office:value-type="string" calcext:value-type="string">
            <text:p>;</text:p>
          </table:table-cell>
          <table:table-cell table:style-name="ce8" table:formula="of:=IF([.C266] &lt;&gt; 1; IF(AND([.A266]=&quot;&quot;;[.B266] &lt;&gt; &quot;&quot;);CONCATENATE(&quot;i++; detectOverflow(i, maxListIndex, errText) ;varList[l][i] = getVarID(&quot;&quot;&quot;;[.D266];&quot;&quot;&quot;);&quot;);IF([.A266]=&quot;&quot;;[.D266];[.A266])); &quot;//intentionally blank&quot;)" office:value-type="string" office:string-value="i++; detectOverflow(i, maxListIndex, errText) ;varList[l][i] = getVarID(&quot;Control_Lateral_I_MaxWindup&quot;);" calcext:value-type="string">
            <text:p>i++; detectOverflow(i, maxListIndex, errText) ;varList[l][i] = getVarID("Control_Lateral_I_MaxWindu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Lateral_TopSpeedCorrectionK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tting this to greater than one is often necessary to allow it to fly at top speed</text:p>
          </table:table-cell>
          <table:table-cell table:style-name="ce9" office:value-type="string" calcext:value-type="string">
            <text:p>Changes how Roll control performs.</text:p>
          </table:table-cell>
          <table:table-cell table:style-name="ce8" table:formula="of:=IF([.C267] &lt;&gt; 2; IF([.A267]=&quot;&quot;;CONCATENATE(&quot;     &quot;;[.B267];&quot; &quot;;[.D267];&quot;;&quot;);[.A267]); &quot;//intentionally blank&quot;)" office:value-type="string" office:string-value="     float Control_Lateral_TopSpeedCorrectionK;" calcext:value-type="string">
            <text:p><text:s text:c="5"/>float Control_Lateral_TopSpeedCorrectionK;</text:p>
          </table:table-cell>
          <table:table-cell office:value-type="string" calcext:value-type="string">
            <text:p>;</text:p>
          </table:table-cell>
          <table:table-cell table:style-name="ce28" table:formula="of:=IF([.C267] &lt;&gt; 1; IF((AND([.A267]=&quot;&quot;;[.B267]&lt;&gt;&quot;&quot;));CONCATENATE(&quot;addSuperVar(&quot;;[.D267];&quot;,     &quot;&quot;&quot;;[.D267];&quot;&quot;&quot;, &quot;;    CONCATENATE( [.F267] ; &quot; &quot;; [.E267]);&quot;,&quot;; [.G267];&quot;,&quot;;&quot;&quot;&quot;&quot;;CONCATENATE([.H267];&quot; - &quot;;[.I267])  ; &quot;&quot;&quot;);&quot;);IF([.A267]=&quot;&quot;;[.D267];[.A267])); &quot;//intentionally blank&quot;)" office:value-type="string" office:string-value="addSuperVar(Control_Lateral_TopSpeedCorrectionK,     &quot;Control_Lateral_TopSpeedCorrectionK&quot;,                plsHandshk |UserEditable | defIsRetain ,0,&quot;Setting this to greater than one is often necessary to allow it to fly at top speed - Changes how Roll control performs.&quot;);" calcext:value-type="string">
            <text:p>addSuperVar(Control_Lateral_TopSpeedCorrectionK, <text:s text:c="4"/>"Control_Lateral_TopSpeedCorrectionK", <text:s text:c="15"/>plsHandshk |UserEditable | defIsRetain ,0,"Setting this to greater than one is often necessary to allow it to fly at top speed - Changes how Roll control performs.");</text:p>
          </table:table-cell>
          <table:table-cell office:value-type="string" calcext:value-type="string">
            <text:p>;</text:p>
          </table:table-cell>
          <table:table-cell table:style-name="ce8" table:formula="of:=IF([.C267] &lt;&gt; 1; IF(AND([.A267]=&quot;&quot;;[.B267] &lt;&gt; &quot;&quot;);CONCATENATE(&quot;i++; detectOverflow(i, maxListIndex, errText) ;varList[l][i] = getVarID(&quot;&quot;&quot;;[.D267];&quot;&quot;&quot;);&quot;);IF([.A267]=&quot;&quot;;[.D267];[.A267])); &quot;//intentionally blank&quot;)" office:value-type="string" office:string-value="i++; detectOverflow(i, maxListIndex, errText) ;varList[l][i] = getVarID(&quot;Control_Lateral_TopSpeedCorrectionK&quot;);" calcext:value-type="string">
            <text:p>i++; detectOverflow(i, maxListIndex, errText) ;varList[l][i] = getVarID("Control_Lateral_TopSpeedCorrectionK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Control_Climb_P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This effects the way the helicopter controls altitude.</text:p>
          </table:table-cell>
          <table:table-cell table:style-name="ce8" table:formula="of:=IF([.C268] &lt;&gt; 2; IF([.A268]=&quot;&quot;;CONCATENATE(&quot;     &quot;;[.B268];&quot; &quot;;[.D268];&quot;;&quot;);[.A268]); &quot;//intentionally blank&quot;)" office:value-type="string" office:string-value="     float Control_Climb_P;" calcext:value-type="string">
            <text:p><text:s text:c="5"/>float Control_Climb_P;</text:p>
          </table:table-cell>
          <table:table-cell office:value-type="string" calcext:value-type="string">
            <text:p>;</text:p>
          </table:table-cell>
          <table:table-cell table:style-name="ce28" table:formula="of:=IF([.C268] &lt;&gt; 1; IF((AND([.A268]=&quot;&quot;;[.B268]&lt;&gt;&quot;&quot;));CONCATENATE(&quot;addSuperVar(&quot;;[.D268];&quot;,     &quot;&quot;&quot;;[.D268];&quot;&quot;&quot;, &quot;;    CONCATENATE( [.F268] ; &quot; &quot;; [.E268]);&quot;,&quot;; [.G268];&quot;,&quot;;&quot;&quot;&quot;&quot;;CONCATENATE([.H268];&quot; - &quot;;[.I268])  ; &quot;&quot;&quot;);&quot;);IF([.A268]=&quot;&quot;;[.D268];[.A268])); &quot;//intentionally blank&quot;)" office:value-type="string" office:string-value="addSuperVar(Control_Climb_P,     &quot;Control_Climb_P&quot;,                plsHandshk |UserEditable | defIsRetain ,0,&quot; - This effects the way the helicopter controls altitude.&quot;);" calcext:value-type="string">
            <text:p>addSuperVar(Control_Climb_P, <text:s text:c="4"/>"Control_Climb_P", <text:s text:c="15"/>plsHandshk |UserEditable | defIsRetain ,0," - This effects the way the helicopter controls altitude.");</text:p>
          </table:table-cell>
          <table:table-cell office:value-type="string" calcext:value-type="string">
            <text:p>;</text:p>
          </table:table-cell>
          <table:table-cell table:style-name="ce8" table:formula="of:=IF([.C268] &lt;&gt; 1; IF(AND([.A268]=&quot;&quot;;[.B268] &lt;&gt; &quot;&quot;);CONCATENATE(&quot;i++; detectOverflow(i, maxListIndex, errText) ;varList[l][i] = getVarID(&quot;&quot;&quot;;[.D268];&quot;&quot;&quot;);&quot;);IF([.A268]=&quot;&quot;;[.D268];[.A268])); &quot;//intentionally blank&quot;)" office:value-type="string" office:string-value="i++; detectOverflow(i, maxListIndex, errText) ;varList[l][i] = getVarID(&quot;Control_Climb_P&quot;);" calcext:value-type="string">
            <text:p>i++; detectOverflow(i, maxListIndex, errText) ;varList[l][i] = getVarID("Control_Climb_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Control_Climb_D</text:p>
          </table:table-cell>
          <table:table-cell table:style-name="ce17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This effects the way the helicopter controls altitude.</text:p>
          </table:table-cell>
          <table:table-cell table:style-name="ce8" table:formula="of:=IF([.C269] &lt;&gt; 2; IF([.A269]=&quot;&quot;;CONCATENATE(&quot;     &quot;;[.B269];&quot; &quot;;[.D269];&quot;;&quot;);[.A269]); &quot;//intentionally blank&quot;)" office:value-type="string" office:string-value="     float Control_Climb_D;" calcext:value-type="string">
            <text:p><text:s text:c="5"/>float Control_Climb_D;</text:p>
          </table:table-cell>
          <table:table-cell office:value-type="string" calcext:value-type="string">
            <text:p>;</text:p>
          </table:table-cell>
          <table:table-cell table:style-name="ce28" table:formula="of:=IF([.C269] &lt;&gt; 1; IF((AND([.A269]=&quot;&quot;;[.B269]&lt;&gt;&quot;&quot;));CONCATENATE(&quot;addSuperVar(&quot;;[.D269];&quot;,     &quot;&quot;&quot;;[.D269];&quot;&quot;&quot;, &quot;;    CONCATENATE( [.F269] ; &quot; &quot;; [.E269]);&quot;,&quot;; [.G269];&quot;,&quot;;&quot;&quot;&quot;&quot;;CONCATENATE([.H269];&quot; - &quot;;[.I269])  ; &quot;&quot;&quot;);&quot;);IF([.A269]=&quot;&quot;;[.D269];[.A269])); &quot;//intentionally blank&quot;)" office:value-type="string" office:string-value="addSuperVar(Control_Climb_D,     &quot;Control_Climb_D&quot;,                plsHandshk |UserEditable | defIsRetain ,0,&quot; - This effects the way the helicopter controls altitude.&quot;);" calcext:value-type="string">
            <text:p>addSuperVar(Control_Climb_D, <text:s text:c="4"/>"Control_Climb_D", <text:s text:c="15"/>plsHandshk |UserEditable | defIsRetain ,0," - This effects the way the helicopter controls altitude.");</text:p>
          </table:table-cell>
          <table:table-cell office:value-type="string" calcext:value-type="string">
            <text:p>;</text:p>
          </table:table-cell>
          <table:table-cell table:style-name="ce8" table:formula="of:=IF([.C269] &lt;&gt; 1; IF(AND([.A269]=&quot;&quot;;[.B269] &lt;&gt; &quot;&quot;);CONCATENATE(&quot;i++; detectOverflow(i, maxListIndex, errText) ;varList[l][i] = getVarID(&quot;&quot;&quot;;[.D269];&quot;&quot;&quot;);&quot;);IF([.A269]=&quot;&quot;;[.D269];[.A269])); &quot;//intentionally blank&quot;)" office:value-type="string" office:string-value="i++; detectOverflow(i, maxListIndex, errText) ;varList[l][i] = getVarID(&quot;Control_Climb_D&quot;);" calcext:value-type="string">
            <text:p>i++; detectOverflow(i, maxListIndex, errText) ;varList[l][i] = getVarID("Control_Climb_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Control_Climb_I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This effects the way the helicopter controls altitude.</text:p>
          </table:table-cell>
          <table:table-cell table:style-name="ce8" table:formula="of:=IF([.C270] &lt;&gt; 2; IF([.A270]=&quot;&quot;;CONCATENATE(&quot;     &quot;;[.B270];&quot; &quot;;[.D270];&quot;;&quot;);[.A270]); &quot;//intentionally blank&quot;)" office:value-type="string" office:string-value="     float Control_Climb_I;" calcext:value-type="string">
            <text:p><text:s text:c="5"/>float Control_Climb_I;</text:p>
          </table:table-cell>
          <table:table-cell office:value-type="string" calcext:value-type="string">
            <text:p>;</text:p>
          </table:table-cell>
          <table:table-cell table:style-name="ce28" table:formula="of:=IF([.C270] &lt;&gt; 1; IF((AND([.A270]=&quot;&quot;;[.B270]&lt;&gt;&quot;&quot;));CONCATENATE(&quot;addSuperVar(&quot;;[.D270];&quot;,     &quot;&quot;&quot;;[.D270];&quot;&quot;&quot;, &quot;;    CONCATENATE( [.F270] ; &quot; &quot;; [.E270]);&quot;,&quot;; [.G270];&quot;,&quot;;&quot;&quot;&quot;&quot;;CONCATENATE([.H270];&quot; - &quot;;[.I270])  ; &quot;&quot;&quot;);&quot;);IF([.A270]=&quot;&quot;;[.D270];[.A270])); &quot;//intentionally blank&quot;)" office:value-type="string" office:string-value="addSuperVar(Control_Climb_I,     &quot;Control_Climb_I&quot;,                plsHandshk |UserEditable | defIsRetain ,0,&quot; - This effects the way the helicopter controls altitude.&quot;);" calcext:value-type="string">
            <text:p>addSuperVar(Control_Climb_I, <text:s text:c="4"/>"Control_Climb_I", <text:s text:c="15"/>plsHandshk |UserEditable | defIsRetain ,0," - This effects the way the helicopter controls altitude.");</text:p>
          </table:table-cell>
          <table:table-cell office:value-type="string" calcext:value-type="string">
            <text:p>;</text:p>
          </table:table-cell>
          <table:table-cell table:style-name="ce8" table:formula="of:=IF([.C270] &lt;&gt; 1; IF(AND([.A270]=&quot;&quot;;[.B270] &lt;&gt; &quot;&quot;);CONCATENATE(&quot;i++; detectOverflow(i, maxListIndex, errText) ;varList[l][i] = getVarID(&quot;&quot;&quot;;[.D270];&quot;&quot;&quot;);&quot;);IF([.A270]=&quot;&quot;;[.D270];[.A270])); &quot;//intentionally blank&quot;)" office:value-type="string" office:string-value="i++; detectOverflow(i, maxListIndex, errText) ;varList[l][i] = getVarID(&quot;Control_Climb_I&quot;);" calcext:value-type="string">
            <text:p>i++; detectOverflow(i, maxListIndex, errText) ;varList[l][i] = getVarID("Control_Climb_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Control_Climb_I_MaxWindup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This effects the way the helicopter controls altitude.</text:p>
          </table:table-cell>
          <table:table-cell table:style-name="ce8" table:formula="of:=IF([.C271] &lt;&gt; 2; IF([.A271]=&quot;&quot;;CONCATENATE(&quot;     &quot;;[.B271];&quot; &quot;;[.D271];&quot;;&quot;);[.A271]); &quot;//intentionally blank&quot;)" office:value-type="string" office:string-value="     float Control_Climb_I_MaxWindup;" calcext:value-type="string">
            <text:p><text:s text:c="5"/>float Control_Climb_I_MaxWindup;</text:p>
          </table:table-cell>
          <table:table-cell office:value-type="string" calcext:value-type="string">
            <text:p>;</text:p>
          </table:table-cell>
          <table:table-cell table:style-name="ce28" table:formula="of:=IF([.C271] &lt;&gt; 1; IF((AND([.A271]=&quot;&quot;;[.B271]&lt;&gt;&quot;&quot;));CONCATENATE(&quot;addSuperVar(&quot;;[.D271];&quot;,     &quot;&quot;&quot;;[.D271];&quot;&quot;&quot;, &quot;;    CONCATENATE( [.F271] ; &quot; &quot;; [.E271]);&quot;,&quot;; [.G271];&quot;,&quot;;&quot;&quot;&quot;&quot;;CONCATENATE([.H271];&quot; - &quot;;[.I271])  ; &quot;&quot;&quot;);&quot;);IF([.A271]=&quot;&quot;;[.D271];[.A271])); &quot;//intentionally blank&quot;)" office:value-type="string" office:string-value="addSuperVar(Control_Climb_I_MaxWindup,     &quot;Control_Climb_I_MaxWindup&quot;,                plsHandshk |UserEditable | defIsRetain ,0,&quot; - This effects the way the helicopter controls altitude.&quot;);" calcext:value-type="string">
            <text:p>addSuperVar(Control_Climb_I_MaxWindup, <text:s text:c="4"/>"Control_Climb_I_MaxWindup", <text:s text:c="15"/>plsHandshk |UserEditable | defIsRetain ,0," - This effects the way the helicopter controls altitude.");</text:p>
          </table:table-cell>
          <table:table-cell office:value-type="string" calcext:value-type="string">
            <text:p>;</text:p>
          </table:table-cell>
          <table:table-cell table:style-name="ce8" table:formula="of:=IF([.C271] &lt;&gt; 1; IF(AND([.A271]=&quot;&quot;;[.B271] &lt;&gt; &quot;&quot;);CONCATENATE(&quot;i++; detectOverflow(i, maxListIndex, errText) ;varList[l][i] = getVarID(&quot;&quot;&quot;;[.D271];&quot;&quot;&quot;);&quot;);IF([.A271]=&quot;&quot;;[.D271];[.A271])); &quot;//intentionally blank&quot;)" office:value-type="string" office:string-value="i++; detectOverflow(i, maxListIndex, errText) ;varList[l][i] = getVarID(&quot;Control_Climb_I_MaxWindup&quot;);" calcext:value-type="string">
            <text:p>i++; detectOverflow(i, maxListIndex, errText) ;varList[l][i] = getVarID("Control_Climb_I_MaxWindu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Tilt_P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Roll control performs.</text:p>
          </table:table-cell>
          <table:table-cell table:style-name="ce8" table:formula="of:=IF([.C272] &lt;&gt; 2; IF([.A272]=&quot;&quot;;CONCATENATE(&quot;     &quot;;[.B272];&quot; &quot;;[.D272];&quot;;&quot;);[.A272]); &quot;//intentionally blank&quot;)" office:value-type="string" office:string-value="     float Control_Tilt_P;" calcext:value-type="string">
            <text:p><text:s text:c="5"/>float Control_Tilt_P;</text:p>
          </table:table-cell>
          <table:table-cell office:value-type="string" calcext:value-type="string">
            <text:p>;</text:p>
          </table:table-cell>
          <table:table-cell table:style-name="ce28" table:formula="of:=IF([.C272] &lt;&gt; 1; IF((AND([.A272]=&quot;&quot;;[.B272]&lt;&gt;&quot;&quot;));CONCATENATE(&quot;addSuperVar(&quot;;[.D272];&quot;,     &quot;&quot;&quot;;[.D272];&quot;&quot;&quot;, &quot;;    CONCATENATE( [.F272] ; &quot; &quot;; [.E272]);&quot;,&quot;; [.G272];&quot;,&quot;;&quot;&quot;&quot;&quot;;CONCATENATE([.H272];&quot; - &quot;;[.I272])  ; &quot;&quot;&quot;);&quot;);IF([.A272]=&quot;&quot;;[.D272];[.A272])); &quot;//intentionally blank&quot;)" office:value-type="string" office:string-value="addSuperVar(Control_Tilt_P,     &quot;Control_Tilt_P&quot;,                plsHandshk |UserEditable | defIsRetain ,0,&quot; - Changes how Roll control performs.&quot;);" calcext:value-type="string">
            <text:p>addSuperVar(Control_Tilt_P, <text:s text:c="4"/>"Control_Tilt_P", <text:s text:c="15"/>plsHandshk |UserEditable | defIsRetain ,0," - Changes how Roll control performs.");</text:p>
          </table:table-cell>
          <table:table-cell office:value-type="string" calcext:value-type="string">
            <text:p>;</text:p>
          </table:table-cell>
          <table:table-cell table:style-name="ce8" table:formula="of:=IF([.C272] &lt;&gt; 1; IF(AND([.A272]=&quot;&quot;;[.B272] &lt;&gt; &quot;&quot;);CONCATENATE(&quot;i++; detectOverflow(i, maxListIndex, errText) ;varList[l][i] = getVarID(&quot;&quot;&quot;;[.D272];&quot;&quot;&quot;);&quot;);IF([.A272]=&quot;&quot;;[.D272];[.A272])); &quot;//intentionally blank&quot;)" office:value-type="string" office:string-value="i++; detectOverflow(i, maxListIndex, errText) ;varList[l][i] = getVarID(&quot;Control_Tilt_P&quot;);" calcext:value-type="string">
            <text:p>i++; detectOverflow(i, maxListIndex, errText) ;varList[l][i] = getVarID("Control_Tilt_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Tilt_D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Roll control performs.</text:p>
          </table:table-cell>
          <table:table-cell table:style-name="ce8" table:formula="of:=IF([.C273] &lt;&gt; 2; IF([.A273]=&quot;&quot;;CONCATENATE(&quot;     &quot;;[.B273];&quot; &quot;;[.D273];&quot;;&quot;);[.A273]); &quot;//intentionally blank&quot;)" office:value-type="string" office:string-value="     float Control_Tilt_D;" calcext:value-type="string">
            <text:p><text:s text:c="5"/>float Control_Tilt_D;</text:p>
          </table:table-cell>
          <table:table-cell office:value-type="string" calcext:value-type="string">
            <text:p>;</text:p>
          </table:table-cell>
          <table:table-cell table:style-name="ce28" table:formula="of:=IF([.C273] &lt;&gt; 1; IF((AND([.A273]=&quot;&quot;;[.B273]&lt;&gt;&quot;&quot;));CONCATENATE(&quot;addSuperVar(&quot;;[.D273];&quot;,     &quot;&quot;&quot;;[.D273];&quot;&quot;&quot;, &quot;;    CONCATENATE( [.F273] ; &quot; &quot;; [.E273]);&quot;,&quot;; [.G273];&quot;,&quot;;&quot;&quot;&quot;&quot;;CONCATENATE([.H273];&quot; - &quot;;[.I273])  ; &quot;&quot;&quot;);&quot;);IF([.A273]=&quot;&quot;;[.D273];[.A273])); &quot;//intentionally blank&quot;)" office:value-type="string" office:string-value="addSuperVar(Control_Tilt_D,     &quot;Control_Tilt_D&quot;,                plsHandshk |UserEditable | defIsRetain ,0,&quot; - Changes how Roll control performs.&quot;);" calcext:value-type="string">
            <text:p>addSuperVar(Control_Tilt_D, <text:s text:c="4"/>"Control_Tilt_D", <text:s text:c="15"/>plsHandshk |UserEditable | defIsRetain ,0," - Changes how Roll control performs.");</text:p>
          </table:table-cell>
          <table:table-cell office:value-type="string" calcext:value-type="string">
            <text:p>;</text:p>
          </table:table-cell>
          <table:table-cell table:style-name="ce8" table:formula="of:=IF([.C273] &lt;&gt; 1; IF(AND([.A273]=&quot;&quot;;[.B273] &lt;&gt; &quot;&quot;);CONCATENATE(&quot;i++; detectOverflow(i, maxListIndex, errText) ;varList[l][i] = getVarID(&quot;&quot;&quot;;[.D273];&quot;&quot;&quot;);&quot;);IF([.A273]=&quot;&quot;;[.D273];[.A273])); &quot;//intentionally blank&quot;)" office:value-type="string" office:string-value="i++; detectOverflow(i, maxListIndex, errText) ;varList[l][i] = getVarID(&quot;Control_Tilt_D&quot;);" calcext:value-type="string">
            <text:p>i++; detectOverflow(i, maxListIndex, errText) ;varList[l][i] = getVarID("Control_Tilt_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/>
          <table:table-cell table:style-name="ce9" office:value-type="string" calcext:value-type="string">
            <text:p>Control_Tilt_PleaseUseGyroAndAccel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 true, orientation data from both the gyroscope and accelerometer will be used rather than just the accelerometer</text:p>
          </table:table-cell>
          <table:table-cell table:style-name="ce8" table:formula="of:=IF([.C274] &lt;&gt; 2; IF([.A274]=&quot;&quot;;CONCATENATE(&quot;     &quot;;[.B274];&quot; &quot;;[.D274];&quot;;&quot;);[.A274]); &quot;//intentionally blank&quot;)" office:value-type="string" office:string-value="     unsigned char Control_Tilt_PleaseUseGyroAndAccel;" calcext:value-type="string">
            <text:p><text:s text:c="5"/>unsigned char Control_Tilt_PleaseUseGyroAndAccel;</text:p>
          </table:table-cell>
          <table:table-cell office:value-type="string" calcext:value-type="string">
            <text:p>;</text:p>
          </table:table-cell>
          <table:table-cell table:style-name="ce28" table:formula="of:=IF([.C274] &lt;&gt; 1; IF((AND([.A274]=&quot;&quot;;[.B274]&lt;&gt;&quot;&quot;));CONCATENATE(&quot;addSuperVar(&quot;;[.D274];&quot;,     &quot;&quot;&quot;;[.D274];&quot;&quot;&quot;, &quot;;    CONCATENATE( [.F274] ; &quot; &quot;; [.E274]);&quot;,&quot;; [.G274];&quot;,&quot;;&quot;&quot;&quot;&quot;;CONCATENATE([.H274];&quot; - &quot;;[.I274])  ; &quot;&quot;&quot;);&quot;);IF([.A274]=&quot;&quot;;[.D274];[.A274])); &quot;//intentionally blank&quot;)" office:value-type="string" office:string-value="addSuperVar(Control_Tilt_PleaseUseGyroAndAccel,     &quot;Control_Tilt_PleaseUseGyroAndAccel&quot;,                plsHandshk |UserEditable | defIsRetain ,0,&quot;Bool - If true, orientation data from both the gyroscope and accelerometer will be used rather than just the accelerometer&quot;);" calcext:value-type="string">
            <text:p>addSuperVar(Control_Tilt_PleaseUseGyroAndAccel, <text:s text:c="4"/>"Control_Tilt_PleaseUseGyroAndAccel", <text:s text:c="15"/>plsHandshk |UserEditable | defIsRetain ,0,"Bool - If true, orientation data from both the gyroscope and accelerometer will be used rather than just the accelerometer");</text:p>
          </table:table-cell>
          <table:table-cell office:value-type="string" calcext:value-type="string">
            <text:p>;</text:p>
          </table:table-cell>
          <table:table-cell table:style-name="ce8" table:formula="of:=IF([.C274] &lt;&gt; 1; IF(AND([.A274]=&quot;&quot;;[.B274] &lt;&gt; &quot;&quot;);CONCATENATE(&quot;i++; detectOverflow(i, maxListIndex, errText) ;varList[l][i] = getVarID(&quot;&quot;&quot;;[.D274];&quot;&quot;&quot;);&quot;);IF([.A274]=&quot;&quot;;[.D274];[.A274])); &quot;//intentionally blank&quot;)" office:value-type="string" office:string-value="i++; detectOverflow(i, maxListIndex, errText) ;varList[l][i] = getVarID(&quot;Control_Tilt_PleaseUseGyroAndAccel&quot;);" calcext:value-type="string">
            <text:p>i++; detectOverflow(i, maxListIndex, errText) ;varList[l][i] = getVarID("Control_Tilt_PleaseUseGyroAndAcce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Yaw_P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Yaw control performs</text:p>
          </table:table-cell>
          <table:table-cell table:style-name="ce8" table:formula="of:=IF([.C275] &lt;&gt; 2; IF([.A275]=&quot;&quot;;CONCATENATE(&quot;     &quot;;[.B275];&quot; &quot;;[.D275];&quot;;&quot;);[.A275]); &quot;//intentionally blank&quot;)" office:value-type="string" office:string-value="     float Control_Yaw_P;" calcext:value-type="string">
            <text:p><text:s text:c="5"/>float Control_Yaw_P;</text:p>
          </table:table-cell>
          <table:table-cell office:value-type="string" calcext:value-type="string">
            <text:p>;</text:p>
          </table:table-cell>
          <table:table-cell table:style-name="ce28" table:formula="of:=IF([.C275] &lt;&gt; 1; IF((AND([.A275]=&quot;&quot;;[.B275]&lt;&gt;&quot;&quot;));CONCATENATE(&quot;addSuperVar(&quot;;[.D275];&quot;,     &quot;&quot;&quot;;[.D275];&quot;&quot;&quot;, &quot;;    CONCATENATE( [.F275] ; &quot; &quot;; [.E275]);&quot;,&quot;; [.G275];&quot;,&quot;;&quot;&quot;&quot;&quot;;CONCATENATE([.H275];&quot; - &quot;;[.I275])  ; &quot;&quot;&quot;);&quot;);IF([.A275]=&quot;&quot;;[.D275];[.A275])); &quot;//intentionally blank&quot;)" office:value-type="string" office:string-value="addSuperVar(Control_Yaw_P,     &quot;Control_Yaw_P&quot;,                plsHandshk |UserEditable | defIsRetain ,0,&quot; - Changes how Yaw control performs&quot;);" calcext:value-type="string">
            <text:p>addSuperVar(Control_Yaw_P, <text:s text:c="4"/>"Control_Yaw_P", <text:s text:c="15"/>plsHandshk |UserEditable | defIsRetain ,0," - Changes how Yaw control performs");</text:p>
          </table:table-cell>
          <table:table-cell office:value-type="string" calcext:value-type="string">
            <text:p>;</text:p>
          </table:table-cell>
          <table:table-cell table:style-name="ce8" table:formula="of:=IF([.C275] &lt;&gt; 1; IF(AND([.A275]=&quot;&quot;;[.B275] &lt;&gt; &quot;&quot;);CONCATENATE(&quot;i++; detectOverflow(i, maxListIndex, errText) ;varList[l][i] = getVarID(&quot;&quot;&quot;;[.D275];&quot;&quot;&quot;);&quot;);IF([.A275]=&quot;&quot;;[.D275];[.A275])); &quot;//intentionally blank&quot;)" office:value-type="string" office:string-value="i++; detectOverflow(i, maxListIndex, errText) ;varList[l][i] = getVarID(&quot;Control_Yaw_P&quot;);" calcext:value-type="string">
            <text:p>i++; detectOverflow(i, maxListIndex, errText) ;varList[l][i] = getVarID("Control_Yaw_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Yaw_D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Yaw control performs</text:p>
          </table:table-cell>
          <table:table-cell table:style-name="ce8" table:formula="of:=IF([.C276] &lt;&gt; 2; IF([.A276]=&quot;&quot;;CONCATENATE(&quot;     &quot;;[.B276];&quot; &quot;;[.D276];&quot;;&quot;);[.A276]); &quot;//intentionally blank&quot;)" office:value-type="string" office:string-value="     float Control_Yaw_D;" calcext:value-type="string">
            <text:p><text:s text:c="5"/>float Control_Yaw_D;</text:p>
          </table:table-cell>
          <table:table-cell office:value-type="string" calcext:value-type="string">
            <text:p>;</text:p>
          </table:table-cell>
          <table:table-cell table:style-name="ce28" table:formula="of:=IF([.C276] &lt;&gt; 1; IF((AND([.A276]=&quot;&quot;;[.B276]&lt;&gt;&quot;&quot;));CONCATENATE(&quot;addSuperVar(&quot;;[.D276];&quot;,     &quot;&quot;&quot;;[.D276];&quot;&quot;&quot;, &quot;;    CONCATENATE( [.F276] ; &quot; &quot;; [.E276]);&quot;,&quot;; [.G276];&quot;,&quot;;&quot;&quot;&quot;&quot;;CONCATENATE([.H276];&quot; - &quot;;[.I276])  ; &quot;&quot;&quot;);&quot;);IF([.A276]=&quot;&quot;;[.D276];[.A276])); &quot;//intentionally blank&quot;)" office:value-type="string" office:string-value="addSuperVar(Control_Yaw_D,     &quot;Control_Yaw_D&quot;,                plsHandshk |UserEditable | defIsRetain ,0,&quot; - Changes how Yaw control performs&quot;);" calcext:value-type="string">
            <text:p>addSuperVar(Control_Yaw_D, <text:s text:c="4"/>"Control_Yaw_D", <text:s text:c="15"/>plsHandshk |UserEditable | defIsRetain ,0," - Changes how Yaw control performs");</text:p>
          </table:table-cell>
          <table:table-cell office:value-type="string" calcext:value-type="string">
            <text:p>;</text:p>
          </table:table-cell>
          <table:table-cell table:style-name="ce8" table:formula="of:=IF([.C276] &lt;&gt; 1; IF(AND([.A276]=&quot;&quot;;[.B276] &lt;&gt; &quot;&quot;);CONCATENATE(&quot;i++; detectOverflow(i, maxListIndex, errText) ;varList[l][i] = getVarID(&quot;&quot;&quot;;[.D276];&quot;&quot;&quot;);&quot;);IF([.A276]=&quot;&quot;;[.D276];[.A276])); &quot;//intentionally blank&quot;)" office:value-type="string" office:string-value="i++; detectOverflow(i, maxListIndex, errText) ;varList[l][i] = getVarID(&quot;Control_Yaw_D&quot;);" calcext:value-type="string">
            <text:p>i++; detectOverflow(i, maxListIndex, errText) ;varList[l][i] = getVarID("Control_Yaw_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Yaw_I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Yaw control performs</text:p>
          </table:table-cell>
          <table:table-cell table:style-name="ce8" table:formula="of:=IF([.C277] &lt;&gt; 2; IF([.A277]=&quot;&quot;;CONCATENATE(&quot;     &quot;;[.B277];&quot; &quot;;[.D277];&quot;;&quot;);[.A277]); &quot;//intentionally blank&quot;)" office:value-type="string" office:string-value="     float Control_Yaw_I;" calcext:value-type="string">
            <text:p><text:s text:c="5"/>float Control_Yaw_I;</text:p>
          </table:table-cell>
          <table:table-cell office:value-type="string" calcext:value-type="string">
            <text:p>;</text:p>
          </table:table-cell>
          <table:table-cell table:style-name="ce28" table:formula="of:=IF([.C277] &lt;&gt; 1; IF((AND([.A277]=&quot;&quot;;[.B277]&lt;&gt;&quot;&quot;));CONCATENATE(&quot;addSuperVar(&quot;;[.D277];&quot;,     &quot;&quot;&quot;;[.D277];&quot;&quot;&quot;, &quot;;    CONCATENATE( [.F277] ; &quot; &quot;; [.E277]);&quot;,&quot;; [.G277];&quot;,&quot;;&quot;&quot;&quot;&quot;;CONCATENATE([.H277];&quot; - &quot;;[.I277])  ; &quot;&quot;&quot;);&quot;);IF([.A277]=&quot;&quot;;[.D277];[.A277])); &quot;//intentionally blank&quot;)" office:value-type="string" office:string-value="addSuperVar(Control_Yaw_I,     &quot;Control_Yaw_I&quot;,                plsHandshk |UserEditable | defIsRetain ,0,&quot; - Changes how Yaw control performs&quot;);" calcext:value-type="string">
            <text:p>addSuperVar(Control_Yaw_I, <text:s text:c="4"/>"Control_Yaw_I", <text:s text:c="15"/>plsHandshk |UserEditable | defIsRetain ,0," - Changes how Yaw control performs");</text:p>
          </table:table-cell>
          <table:table-cell office:value-type="string" calcext:value-type="string">
            <text:p>;</text:p>
          </table:table-cell>
          <table:table-cell table:style-name="ce8" table:formula="of:=IF([.C277] &lt;&gt; 1; IF(AND([.A277]=&quot;&quot;;[.B277] &lt;&gt; &quot;&quot;);CONCATENATE(&quot;i++; detectOverflow(i, maxListIndex, errText) ;varList[l][i] = getVarID(&quot;&quot;&quot;;[.D277];&quot;&quot;&quot;);&quot;);IF([.A277]=&quot;&quot;;[.D277];[.A277])); &quot;//intentionally blank&quot;)" office:value-type="string" office:string-value="i++; detectOverflow(i, maxListIndex, errText) ;varList[l][i] = getVarID(&quot;Control_Yaw_I&quot;);" calcext:value-type="string">
            <text:p>i++; detectOverflow(i, maxListIndex, errText) ;varList[l][i] = getVarID("Control_Yaw_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/>
          <table:table-cell table:style-name="ce9" office:value-type="string" calcext:value-type="string">
            <text:p>Control_Yaw_I_MaxWindup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Changes how Yaw control performs</text:p>
          </table:table-cell>
          <table:table-cell table:style-name="ce8" table:formula="of:=IF([.C278] &lt;&gt; 2; IF([.A278]=&quot;&quot;;CONCATENATE(&quot;     &quot;;[.B278];&quot; &quot;;[.D278];&quot;;&quot;);[.A278]); &quot;//intentionally blank&quot;)" office:value-type="string" office:string-value="     float Control_Yaw_I_MaxWindup;" calcext:value-type="string">
            <text:p><text:s text:c="5"/>float Control_Yaw_I_MaxWindup;</text:p>
          </table:table-cell>
          <table:table-cell office:value-type="string" calcext:value-type="string">
            <text:p>;</text:p>
          </table:table-cell>
          <table:table-cell table:style-name="ce28" table:formula="of:=IF([.C278] &lt;&gt; 1; IF((AND([.A278]=&quot;&quot;;[.B278]&lt;&gt;&quot;&quot;));CONCATENATE(&quot;addSuperVar(&quot;;[.D278];&quot;,     &quot;&quot;&quot;;[.D278];&quot;&quot;&quot;, &quot;;    CONCATENATE( [.F278] ; &quot; &quot;; [.E278]);&quot;,&quot;; [.G278];&quot;,&quot;;&quot;&quot;&quot;&quot;;CONCATENATE([.H278];&quot; - &quot;;[.I278])  ; &quot;&quot;&quot;);&quot;);IF([.A278]=&quot;&quot;;[.D278];[.A278])); &quot;//intentionally blank&quot;)" office:value-type="string" office:string-value="addSuperVar(Control_Yaw_I_MaxWindup,     &quot;Control_Yaw_I_MaxWindup&quot;,                plsHandshk |UserEditable | defIsRetain ,0,&quot; - Changes how Yaw control performs&quot;);" calcext:value-type="string">
            <text:p>addSuperVar(Control_Yaw_I_MaxWindup, <text:s text:c="4"/>"Control_Yaw_I_MaxWindup", <text:s text:c="15"/>plsHandshk |UserEditable | defIsRetain ,0," - Changes how Yaw control performs");</text:p>
          </table:table-cell>
          <table:table-cell office:value-type="string" calcext:value-type="string">
            <text:p>;</text:p>
          </table:table-cell>
          <table:table-cell table:style-name="ce8" table:formula="of:=IF([.C278] &lt;&gt; 1; IF(AND([.A278]=&quot;&quot;;[.B278] &lt;&gt; &quot;&quot;);CONCATENATE(&quot;i++; detectOverflow(i, maxListIndex, errText) ;varList[l][i] = getVarID(&quot;&quot;&quot;;[.D278];&quot;&quot;&quot;);&quot;);IF([.A278]=&quot;&quot;;[.D278];[.A278])); &quot;//intentionally blank&quot;)" office:value-type="string" office:string-value="i++; detectOverflow(i, maxListIndex, errText) ;varList[l][i] = getVarID(&quot;Control_Yaw_I_MaxWindup&quot;);" calcext:value-type="string">
            <text:p>i++; detectOverflow(i, maxListIndex, errText) ;varList[l][i] = getVarID("Control_Yaw_I_MaxWindup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Control_Yaw_MaxYawRateDesired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Rotations/Second</text:p>
          </table:table-cell>
          <table:table-cell table:style-name="ce9" office:value-type="string" calcext:value-type="string">
            <text:p>This is how responsive the heli's motors are assumed to be, (The time that the computer assumes it takes for thrust to reach 0.63 of the throttle value.)</text:p>
          </table:table-cell>
          <table:table-cell table:style-name="ce8" table:formula="of:=IF([.C279] &lt;&gt; 2; IF([.A279]=&quot;&quot;;CONCATENATE(&quot;     &quot;;[.B279];&quot; &quot;;[.D279];&quot;;&quot;);[.A279]); &quot;//intentionally blank&quot;)" office:value-type="string" office:string-value="     float Control_Yaw_MaxYawRateDesired;" calcext:value-type="string">
            <text:p><text:s text:c="5"/>float Control_Yaw_MaxYawRateDesired;</text:p>
          </table:table-cell>
          <table:table-cell office:value-type="string" calcext:value-type="string">
            <text:p>;</text:p>
          </table:table-cell>
          <table:table-cell table:style-name="ce28" table:formula="of:=IF([.C279] &lt;&gt; 1; IF((AND([.A279]=&quot;&quot;;[.B279]&lt;&gt;&quot;&quot;));CONCATENATE(&quot;addSuperVar(&quot;;[.D279];&quot;,     &quot;&quot;&quot;;[.D279];&quot;&quot;&quot;, &quot;;    CONCATENATE( [.F279] ; &quot; &quot;; [.E279]);&quot;,&quot;; [.G279];&quot;,&quot;;&quot;&quot;&quot;&quot;;CONCATENATE([.H279];&quot; - &quot;;[.I279])  ; &quot;&quot;&quot;);&quot;);IF([.A279]=&quot;&quot;;[.D279];[.A279])); &quot;//intentionally blank&quot;)" office:value-type="string" office:string-value="addSuperVar(Control_Yaw_MaxYawRateDesired,     &quot;Control_Yaw_MaxYawRateDesired&quot;,                plsHandshk |UserEditable | defIsRetain ,0,&quot;Rotations/Second - This is how responsive the heli's motors are assumed to be, (The time that the computer assumes it takes for thrust to reach 0.63 of the throttle value.)&quot;);" calcext:value-type="string">
            <text:p>addSuperVar(Control_Yaw_MaxYawRateDesired, <text:s text:c="4"/>"Control_Yaw_MaxYawRateDesired", <text:s text:c="15"/>plsHandshk |UserEditable | defIsRetain ,0,"Rotations/Second - This is how responsive the heli's motors are assumed to be, (The time that the computer assumes it takes for thrust to reach 0.63 of the throttle value.)");</text:p>
          </table:table-cell>
          <table:table-cell office:value-type="string" calcext:value-type="string">
            <text:p>;</text:p>
          </table:table-cell>
          <table:table-cell table:style-name="ce8" table:formula="of:=IF([.C279] &lt;&gt; 1; IF(AND([.A279]=&quot;&quot;;[.B279] &lt;&gt; &quot;&quot;);CONCATENATE(&quot;i++; detectOverflow(i, maxListIndex, errText) ;varList[l][i] = getVarID(&quot;&quot;&quot;;[.D279];&quot;&quot;&quot;);&quot;);IF([.A279]=&quot;&quot;;[.D279];[.A279])); &quot;//intentionally blank&quot;)" office:value-type="string" office:string-value="i++; detectOverflow(i, maxListIndex, errText) ;varList[l][i] = getVarID(&quot;Control_Yaw_MaxYawRateDesired&quot;);" calcext:value-type="string">
            <text:p>i++; detectOverflow(i, maxListIndex, errText) ;varList[l][i] = getVarID("Control_Yaw_MaxYawRateDesir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Aircraft Geometry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280] &lt;&gt; 2; IF([.A280]=&quot;&quot;;CONCATENATE(&quot;     &quot;;[.B280];&quot; &quot;;[.D280];&quot;;&quot;);[.A280]); &quot;//intentionally blank&quot;)" office:value-type="string" office:string-value="//Aircraft Geometry" calcext:value-type="string">
            <text:p>//Aircraft Geometry</text:p>
          </table:table-cell>
          <table:table-cell office:value-type="string" calcext:value-type="string">
            <text:p>;</text:p>
          </table:table-cell>
          <table:table-cell table:style-name="ce28" table:formula="of:=IF([.C280] &lt;&gt; 1; IF((AND([.A280]=&quot;&quot;;[.B280]&lt;&gt;&quot;&quot;));CONCATENATE(&quot;addSuperVar(&quot;;[.D280];&quot;,     &quot;&quot;&quot;;[.D280];&quot;&quot;&quot;, &quot;;    CONCATENATE( [.F280] ; &quot; &quot;; [.E280]);&quot;,&quot;; [.G280];&quot;,&quot;;&quot;&quot;&quot;&quot;;CONCATENATE([.H280];&quot; - &quot;;[.I280])  ; &quot;&quot;&quot;);&quot;);IF([.A280]=&quot;&quot;;[.D280];[.A280])); &quot;//intentionally blank&quot;)" office:value-type="string" office:string-value="//Aircraft Geometry" calcext:value-type="string">
            <text:p>//Aircraft Geometry</text:p>
          </table:table-cell>
          <table:table-cell office:value-type="string" calcext:value-type="string">
            <text:p>;</text:p>
          </table:table-cell>
          <table:table-cell table:style-name="ce8" table:formula="of:=IF([.C280] &lt;&gt; 1; IF(AND([.A280]=&quot;&quot;;[.B280] &lt;&gt; &quot;&quot;);CONCATENATE(&quot;i++; detectOverflow(i, maxListIndex, errText) ;varList[l][i] = getVarID(&quot;&quot;&quot;;[.D280];&quot;&quot;&quot;);&quot;);IF([.A280]=&quot;&quot;;[.D280];[.A280])); &quot;//intentionally blank&quot;)" office:value-type="string" office:string-value="//Aircraft Geometry" calcext:value-type="string">
            <text:p>//Aircraft Geometry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motor_ResponseTC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281] &lt;&gt; 2; IF([.A281]=&quot;&quot;;CONCATENATE(&quot;     &quot;;[.B281];&quot; &quot;;[.D281];&quot;;&quot;);[.A281]); &quot;//intentionally blank&quot;)" office:value-type="string" office:string-value="     float motor_ResponseTC;" calcext:value-type="string">
            <text:p><text:s text:c="5"/>float motor_ResponseTC;</text:p>
          </table:table-cell>
          <table:table-cell office:value-type="string" calcext:value-type="string">
            <text:p>;</text:p>
          </table:table-cell>
          <table:table-cell table:style-name="ce28" table:formula="of:=IF([.C281] &lt;&gt; 1; IF((AND([.A281]=&quot;&quot;;[.B281]&lt;&gt;&quot;&quot;));CONCATENATE(&quot;addSuperVar(&quot;;[.D281];&quot;,     &quot;&quot;&quot;;[.D281];&quot;&quot;&quot;, &quot;;    CONCATENATE( [.F281] ; &quot; &quot;; [.E281]);&quot;,&quot;; [.G281];&quot;,&quot;;&quot;&quot;&quot;&quot;;CONCATENATE([.H281];&quot; - &quot;;[.I281])  ; &quot;&quot;&quot;);&quot;);IF([.A281]=&quot;&quot;;[.D281];[.A281])); &quot;//intentionally blank&quot;)" office:value-type="string" office:string-value="addSuperVar(motor_ResponseTC,     &quot;motor_ResponseTC&quot;,                plsHandshk |UserEditable | defIsRetain ,0,&quot;units - comment&quot;);" calcext:value-type="string">
            <text:p>addSuperVar(motor_ResponseTC, <text:s text:c="4"/>"motor_ResponseTC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281] &lt;&gt; 1; IF(AND([.A281]=&quot;&quot;;[.B281] &lt;&gt; &quot;&quot;);CONCATENATE(&quot;i++; detectOverflow(i, maxListIndex, errText) ;varList[l][i] = getVarID(&quot;&quot;&quot;;[.D281];&quot;&quot;&quot;);&quot;);IF([.A281]=&quot;&quot;;[.D281];[.A281])); &quot;//intentionally blank&quot;)" office:value-type="string" office:string-value="i++; detectOverflow(i, maxListIndex, errText) ;varList[l][i] = getVarID(&quot;motor_ResponseTC&quot;);" calcext:value-type="string">
            <text:p>i++; detectOverflow(i, maxListIndex, errText) ;varList[l][i] = getVarID("motor_ResponseTC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/>
          <table:table-cell table:style-name="ce9" office:value-type="string" calcext:value-type="string">
            <text:p>numberOfMotors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Number of motors on craft. <text:s/>Set to 4 or 6</text:p>
          </table:table-cell>
          <table:table-cell table:style-name="ce8" table:formula="of:=IF([.C282] &lt;&gt; 2; IF([.A282]=&quot;&quot;;CONCATENATE(&quot;     &quot;;[.B282];&quot; &quot;;[.D282];&quot;;&quot;);[.A282]); &quot;//intentionally blank&quot;)" office:value-type="string" office:string-value="     unsigned char numberOfMotors;" calcext:value-type="string">
            <text:p><text:s text:c="5"/>unsigned char numberOfMotors;</text:p>
          </table:table-cell>
          <table:table-cell office:value-type="string" calcext:value-type="string">
            <text:p>;</text:p>
          </table:table-cell>
          <table:table-cell table:style-name="ce28" table:formula="of:=IF([.C282] &lt;&gt; 1; IF((AND([.A282]=&quot;&quot;;[.B282]&lt;&gt;&quot;&quot;));CONCATENATE(&quot;addSuperVar(&quot;;[.D282];&quot;,     &quot;&quot;&quot;;[.D282];&quot;&quot;&quot;, &quot;;    CONCATENATE( [.F282] ; &quot; &quot;; [.E282]);&quot;,&quot;; [.G282];&quot;,&quot;;&quot;&quot;&quot;&quot;;CONCATENATE([.H282];&quot; - &quot;;[.I282])  ; &quot;&quot;&quot;);&quot;);IF([.A282]=&quot;&quot;;[.D282];[.A282])); &quot;//intentionally blank&quot;)" office:value-type="string" office:string-value="addSuperVar(numberOfMotors,     &quot;numberOfMotors&quot;,                plsHandshk |UserEditable | defIsRetain ,0,&quot; - Number of motors on craft.  Set to 4 or 6&quot;);" calcext:value-type="string">
            <text:p>addSuperVar(numberOfMotors, <text:s text:c="4"/>"numberOfMotors", <text:s text:c="15"/>plsHandshk |UserEditable | defIsRetain ,0," - Number of motors on craft. <text:s/>Set to 4 or 6");</text:p>
          </table:table-cell>
          <table:table-cell office:value-type="string" calcext:value-type="string">
            <text:p>;</text:p>
          </table:table-cell>
          <table:table-cell table:style-name="ce8" table:formula="of:=IF([.C282] &lt;&gt; 1; IF(AND([.A282]=&quot;&quot;;[.B282] &lt;&gt; &quot;&quot;);CONCATENATE(&quot;i++; detectOverflow(i, maxListIndex, errText) ;varList[l][i] = getVarID(&quot;&quot;&quot;;[.D282];&quot;&quot;&quot;);&quot;);IF([.A282]=&quot;&quot;;[.D282];[.A282])); &quot;//intentionally blank&quot;)" office:value-type="string" office:string-value="i++; detectOverflow(i, maxListIndex, errText) ;varList[l][i] = getVarID(&quot;numberOfMotors&quot;);" calcext:value-type="string">
            <text:p>i++; detectOverflow(i, maxListIndex, errText) ;varList[l][i] = getVarID("numberOfMotors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angle_motor_[7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Degrees</text:p>
          </table:table-cell>
          <table:table-cell table:style-name="ce9" office:value-type="string" calcext:value-type="string">
            <text:p>Clockwise from the top. <text:s/>0 degrees is forward</text:p>
          </table:table-cell>
          <table:table-cell table:style-name="ce8" table:formula="of:=IF([.C283] &lt;&gt; 2; IF([.A283]=&quot;&quot;;CONCATENATE(&quot;     &quot;;[.B283];&quot; &quot;;[.D283];&quot;;&quot;);[.A283]); &quot;//intentionally blank&quot;)" office:value-type="string" office:string-value="     float angle_motor_[7];" calcext:value-type="string">
            <text:p><text:s text:c="5"/>float angle_motor_[7];</text:p>
          </table:table-cell>
          <table:table-cell office:value-type="string" calcext:value-type="string">
            <text:p>;</text:p>
          </table:table-cell>
          <table:table-cell table:style-name="ce28" table:formula="of:=IF([.C283] &lt;&gt; 1; IF((AND([.A283]=&quot;&quot;;[.B283]&lt;&gt;&quot;&quot;));CONCATENATE(&quot;addSuperVar(&quot;;[.D283];&quot;,     &quot;&quot;&quot;;[.D283];&quot;&quot;&quot;, &quot;;    CONCATENATE( [.F283] ; &quot; &quot;; [.E283]);&quot;,&quot;; [.G283];&quot;,&quot;;&quot;&quot;&quot;&quot;;CONCATENATE([.H283];&quot; - &quot;;[.I283])  ; &quot;&quot;&quot;);&quot;);IF([.A283]=&quot;&quot;;[.D283];[.A283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8" table:formula="of:=IF([.C283] &lt;&gt; 1; IF(AND([.A283]=&quot;&quot;;[.B283] &lt;&gt; &quot;&quot;);CONCATENATE(&quot;i++; detectOverflow(i, maxListIndex, errText) ;varList[l][i] = getVarID(&quot;&quot;&quot;;[.D283];&quot;&quot;&quot;);&quot;);IF([.A283]=&quot;&quot;;[.D283];[.A283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angle_motor_[0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Degrees</text:p>
          </table:table-cell>
          <table:table-cell table:style-name="ce9" office:value-type="string" calcext:value-type="string">
            <text:p>Clockwise from the top. <text:s/>0 degrees is forward</text:p>
          </table:table-cell>
          <table:table-cell table:style-name="ce8" table:formula="of:=IF([.C284] &lt;&gt; 2; IF([.A284]=&quot;&quot;;CONCATENATE(&quot;     &quot;;[.B284];&quot; &quot;;[.D284];&quot;;&quot;);[.A284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84] &lt;&gt; 1; IF((AND([.A284]=&quot;&quot;;[.B284]&lt;&gt;&quot;&quot;));CONCATENATE(&quot;addSuperVar(&quot;;[.D284];&quot;,     &quot;&quot;&quot;;[.D284];&quot;&quot;&quot;, &quot;;    CONCATENATE( [.F284] ; &quot; &quot;; [.E284]);&quot;,&quot;; [.G284];&quot;,&quot;;&quot;&quot;&quot;&quot;;CONCATENATE([.H284];&quot; - &quot;;[.I284])  ; &quot;&quot;&quot;);&quot;);IF([.A284]=&quot;&quot;;[.D284];[.A284])); &quot;//intentionally blank&quot;)" office:value-type="string" office:string-value="addSuperVar(angle_motor_[0],     &quot;angle_motor_[0]&quot;,                plsHandshk |UserEditable | defIsRetain ,0,&quot;Degrees - Clockwise from the top.  0 degrees is forward&quot;);" calcext:value-type="string">
            <text:p>addSuperVar(angle_motor_[0], <text:s text:c="4"/>"angle_motor_[0]", <text:s text:c="15"/>plsHandshk |UserEditable | defIsRetain ,0,"Degrees - Clockwise from the top. <text:s/>0 degrees is forward");</text:p>
          </table:table-cell>
          <table:table-cell office:value-type="string" calcext:value-type="string">
            <text:p>;</text:p>
          </table:table-cell>
          <table:table-cell table:style-name="ce8" table:formula="of:=IF([.C284] &lt;&gt; 1; IF(AND([.A284]=&quot;&quot;;[.B284] &lt;&gt; &quot;&quot;);CONCATENATE(&quot;i++; detectOverflow(i, maxListIndex, errText) ;varList[l][i] = getVarID(&quot;&quot;&quot;;[.D284];&quot;&quot;&quot;);&quot;);IF([.A284]=&quot;&quot;;[.D284];[.A284])); &quot;//intentionally blank&quot;)" office:value-type="string" office:string-value="i++; detectOverflow(i, maxListIndex, errText) ;varList[l][i] = getVarID(&quot;angle_motor_[0]&quot;);" calcext:value-type="string">
            <text:p>i++; detectOverflow(i, maxListIndex, errText) ;varList[l][i] = getVarID("angle_motor_[0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angle_motor_[1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Degrees</text:p>
          </table:table-cell>
          <table:table-cell table:style-name="ce9" office:value-type="string" calcext:value-type="string">
            <text:p>Clockwise from the top. <text:s/>0 degrees is forward</text:p>
          </table:table-cell>
          <table:table-cell table:style-name="ce8" table:formula="of:=IF([.C285] &lt;&gt; 2; IF([.A285]=&quot;&quot;;CONCATENATE(&quot;     &quot;;[.B285];&quot; &quot;;[.D285];&quot;;&quot;);[.A285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85] &lt;&gt; 1; IF((AND([.A285]=&quot;&quot;;[.B285]&lt;&gt;&quot;&quot;));CONCATENATE(&quot;addSuperVar(&quot;;[.D285];&quot;,     &quot;&quot;&quot;;[.D285];&quot;&quot;&quot;, &quot;;    CONCATENATE( [.F285] ; &quot; &quot;; [.E285]);&quot;,&quot;; [.G285];&quot;,&quot;;&quot;&quot;&quot;&quot;;CONCATENATE([.H285];&quot; - &quot;;[.I285])  ; &quot;&quot;&quot;);&quot;);IF([.A285]=&quot;&quot;;[.D285];[.A285])); &quot;//intentionally blank&quot;)" office:value-type="string" office:string-value="addSuperVar(angle_motor_[1],     &quot;angle_motor_[1]&quot;,                plsHandshk |UserEditable | defIsRetain ,0,&quot;Degrees - Clockwise from the top.  0 degrees is forward&quot;);" calcext:value-type="string">
            <text:p>addSuperVar(angle_motor_[1], <text:s text:c="4"/>"angle_motor_[1]", <text:s text:c="15"/>plsHandshk |UserEditable | defIsRetain ,0,"Degrees - Clockwise from the top. <text:s/>0 degrees is forward");</text:p>
          </table:table-cell>
          <table:table-cell office:value-type="string" calcext:value-type="string">
            <text:p>;</text:p>
          </table:table-cell>
          <table:table-cell table:style-name="ce8" table:formula="of:=IF([.C285] &lt;&gt; 1; IF(AND([.A285]=&quot;&quot;;[.B285] &lt;&gt; &quot;&quot;);CONCATENATE(&quot;i++; detectOverflow(i, maxListIndex, errText) ;varList[l][i] = getVarID(&quot;&quot;&quot;;[.D285];&quot;&quot;&quot;);&quot;);IF([.A285]=&quot;&quot;;[.D285];[.A285])); &quot;//intentionally blank&quot;)" office:value-type="string" office:string-value="i++; detectOverflow(i, maxListIndex, errText) ;varList[l][i] = getVarID(&quot;angle_motor_[1]&quot;);" calcext:value-type="string">
            <text:p>i++; detectOverflow(i, maxListIndex, errText) ;varList[l][i] = getVarID("angle_motor_[1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angle_motor_[2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Degrees</text:p>
          </table:table-cell>
          <table:table-cell table:style-name="ce9" office:value-type="string" calcext:value-type="string">
            <text:p>Clockwise from the top. <text:s/>0 degrees is forward</text:p>
          </table:table-cell>
          <table:table-cell table:style-name="ce8" table:formula="of:=IF([.C286] &lt;&gt; 2; IF([.A286]=&quot;&quot;;CONCATENATE(&quot;     &quot;;[.B286];&quot; &quot;;[.D286];&quot;;&quot;);[.A286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86] &lt;&gt; 1; IF((AND([.A286]=&quot;&quot;;[.B286]&lt;&gt;&quot;&quot;));CONCATENATE(&quot;addSuperVar(&quot;;[.D286];&quot;,     &quot;&quot;&quot;;[.D286];&quot;&quot;&quot;, &quot;;    CONCATENATE( [.F286] ; &quot; &quot;; [.E286]);&quot;,&quot;; [.G286];&quot;,&quot;;&quot;&quot;&quot;&quot;;CONCATENATE([.H286];&quot; - &quot;;[.I286])  ; &quot;&quot;&quot;);&quot;);IF([.A286]=&quot;&quot;;[.D286];[.A286])); &quot;//intentionally blank&quot;)" office:value-type="string" office:string-value="addSuperVar(angle_motor_[2],     &quot;angle_motor_[2]&quot;,                plsHandshk |UserEditable | defIsRetain ,0,&quot;Degrees - Clockwise from the top.  0 degrees is forward&quot;);" calcext:value-type="string">
            <text:p>addSuperVar(angle_motor_[2], <text:s text:c="4"/>"angle_motor_[2]", <text:s text:c="15"/>plsHandshk |UserEditable | defIsRetain ,0,"Degrees - Clockwise from the top. <text:s/>0 degrees is forward");</text:p>
          </table:table-cell>
          <table:table-cell office:value-type="string" calcext:value-type="string">
            <text:p>;</text:p>
          </table:table-cell>
          <table:table-cell table:style-name="ce8" table:formula="of:=IF([.C286] &lt;&gt; 1; IF(AND([.A286]=&quot;&quot;;[.B286] &lt;&gt; &quot;&quot;);CONCATENATE(&quot;i++; detectOverflow(i, maxListIndex, errText) ;varList[l][i] = getVarID(&quot;&quot;&quot;;[.D286];&quot;&quot;&quot;);&quot;);IF([.A286]=&quot;&quot;;[.D286];[.A286])); &quot;//intentionally blank&quot;)" office:value-type="string" office:string-value="i++; detectOverflow(i, maxListIndex, errText) ;varList[l][i] = getVarID(&quot;angle_motor_[2]&quot;);" calcext:value-type="string">
            <text:p>i++; detectOverflow(i, maxListIndex, errText) ;varList[l][i] = getVarID("angle_motor_[2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angle_motor_[3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Degrees</text:p>
          </table:table-cell>
          <table:table-cell table:style-name="ce9" office:value-type="string" calcext:value-type="string">
            <text:p>Clockwise from the top. <text:s/>0 degrees is forward</text:p>
          </table:table-cell>
          <table:table-cell table:style-name="ce8" table:formula="of:=IF([.C287] &lt;&gt; 2; IF([.A287]=&quot;&quot;;CONCATENATE(&quot;     &quot;;[.B287];&quot; &quot;;[.D287];&quot;;&quot;);[.A287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87] &lt;&gt; 1; IF((AND([.A287]=&quot;&quot;;[.B287]&lt;&gt;&quot;&quot;));CONCATENATE(&quot;addSuperVar(&quot;;[.D287];&quot;,     &quot;&quot;&quot;;[.D287];&quot;&quot;&quot;, &quot;;    CONCATENATE( [.F287] ; &quot; &quot;; [.E287]);&quot;,&quot;; [.G287];&quot;,&quot;;&quot;&quot;&quot;&quot;;CONCATENATE([.H287];&quot; - &quot;;[.I287])  ; &quot;&quot;&quot;);&quot;);IF([.A287]=&quot;&quot;;[.D287];[.A287])); &quot;//intentionally blank&quot;)" office:value-type="string" office:string-value="addSuperVar(angle_motor_[3],     &quot;angle_motor_[3]&quot;,                plsHandshk |UserEditable | defIsRetain ,0,&quot;Degrees - Clockwise from the top.  0 degrees is forward&quot;);" calcext:value-type="string">
            <text:p>addSuperVar(angle_motor_[3], <text:s text:c="4"/>"angle_motor_[3]", <text:s text:c="15"/>plsHandshk |UserEditable | defIsRetain ,0,"Degrees - Clockwise from the top. <text:s/>0 degrees is forward");</text:p>
          </table:table-cell>
          <table:table-cell office:value-type="string" calcext:value-type="string">
            <text:p>;</text:p>
          </table:table-cell>
          <table:table-cell table:style-name="ce8" table:formula="of:=IF([.C287] &lt;&gt; 1; IF(AND([.A287]=&quot;&quot;;[.B287] &lt;&gt; &quot;&quot;);CONCATENATE(&quot;i++; detectOverflow(i, maxListIndex, errText) ;varList[l][i] = getVarID(&quot;&quot;&quot;;[.D287];&quot;&quot;&quot;);&quot;);IF([.A287]=&quot;&quot;;[.D287];[.A287])); &quot;//intentionally blank&quot;)" office:value-type="string" office:string-value="i++; detectOverflow(i, maxListIndex, errText) ;varList[l][i] = getVarID(&quot;angle_motor_[3]&quot;);" calcext:value-type="string">
            <text:p>i++; detectOverflow(i, maxListIndex, errText) ;varList[l][i] = getVarID("angle_motor_[3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angle_motor_[4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Degrees</text:p>
          </table:table-cell>
          <table:table-cell table:style-name="ce9" office:value-type="string" calcext:value-type="string">
            <text:p>Clockwise from the top. <text:s/>0 degrees is forward</text:p>
          </table:table-cell>
          <table:table-cell table:style-name="ce8" table:formula="of:=IF([.C288] &lt;&gt; 2; IF([.A288]=&quot;&quot;;CONCATENATE(&quot;     &quot;;[.B288];&quot; &quot;;[.D288];&quot;;&quot;);[.A288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88] &lt;&gt; 1; IF((AND([.A288]=&quot;&quot;;[.B288]&lt;&gt;&quot;&quot;));CONCATENATE(&quot;addSuperVar(&quot;;[.D288];&quot;,     &quot;&quot;&quot;;[.D288];&quot;&quot;&quot;, &quot;;    CONCATENATE( [.F288] ; &quot; &quot;; [.E288]);&quot;,&quot;; [.G288];&quot;,&quot;;&quot;&quot;&quot;&quot;;CONCATENATE([.H288];&quot; - &quot;;[.I288])  ; &quot;&quot;&quot;);&quot;);IF([.A288]=&quot;&quot;;[.D288];[.A288])); &quot;//intentionally blank&quot;)" office:value-type="string" office:string-value="addSuperVar(angle_motor_[4],     &quot;angle_motor_[4]&quot;,                plsHandshk |UserEditable | defIsRetain ,0,&quot;Degrees - Clockwise from the top.  0 degrees is forward&quot;);" calcext:value-type="string">
            <text:p>addSuperVar(angle_motor_[4], <text:s text:c="4"/>"angle_motor_[4]", <text:s text:c="15"/>plsHandshk |UserEditable | defIsRetain ,0,"Degrees - Clockwise from the top. <text:s/>0 degrees is forward");</text:p>
          </table:table-cell>
          <table:table-cell office:value-type="string" calcext:value-type="string">
            <text:p>;</text:p>
          </table:table-cell>
          <table:table-cell table:style-name="ce8" table:formula="of:=IF([.C288] &lt;&gt; 1; IF(AND([.A288]=&quot;&quot;;[.B288] &lt;&gt; &quot;&quot;);CONCATENATE(&quot;i++; detectOverflow(i, maxListIndex, errText) ;varList[l][i] = getVarID(&quot;&quot;&quot;;[.D288];&quot;&quot;&quot;);&quot;);IF([.A288]=&quot;&quot;;[.D288];[.A288])); &quot;//intentionally blank&quot;)" office:value-type="string" office:string-value="i++; detectOverflow(i, maxListIndex, errText) ;varList[l][i] = getVarID(&quot;angle_motor_[4]&quot;);" calcext:value-type="string">
            <text:p>i++; detectOverflow(i, maxListIndex, errText) ;varList[l][i] = getVarID("angle_motor_[4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angle_motor_[5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Degrees</text:p>
          </table:table-cell>
          <table:table-cell table:style-name="ce9" office:value-type="string" calcext:value-type="string">
            <text:p>Clockwise from the top. <text:s/>0 degrees is forward</text:p>
          </table:table-cell>
          <table:table-cell table:style-name="ce8" table:formula="of:=IF([.C289] &lt;&gt; 2; IF([.A289]=&quot;&quot;;CONCATENATE(&quot;     &quot;;[.B289];&quot; &quot;;[.D289];&quot;;&quot;);[.A289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89] &lt;&gt; 1; IF((AND([.A289]=&quot;&quot;;[.B289]&lt;&gt;&quot;&quot;));CONCATENATE(&quot;addSuperVar(&quot;;[.D289];&quot;,     &quot;&quot;&quot;;[.D289];&quot;&quot;&quot;, &quot;;    CONCATENATE( [.F289] ; &quot; &quot;; [.E289]);&quot;,&quot;; [.G289];&quot;,&quot;;&quot;&quot;&quot;&quot;;CONCATENATE([.H289];&quot; - &quot;;[.I289])  ; &quot;&quot;&quot;);&quot;);IF([.A289]=&quot;&quot;;[.D289];[.A289])); &quot;//intentionally blank&quot;)" office:value-type="string" office:string-value="addSuperVar(angle_motor_[5],     &quot;angle_motor_[5]&quot;,                plsHandshk |UserEditable | defIsRetain ,0,&quot;Degrees - Clockwise from the top.  0 degrees is forward&quot;);" calcext:value-type="string">
            <text:p>addSuperVar(angle_motor_[5], <text:s text:c="4"/>"angle_motor_[5]", <text:s text:c="15"/>plsHandshk |UserEditable | defIsRetain ,0,"Degrees - Clockwise from the top. <text:s/>0 degrees is forward");</text:p>
          </table:table-cell>
          <table:table-cell office:value-type="string" calcext:value-type="string">
            <text:p>;</text:p>
          </table:table-cell>
          <table:table-cell table:style-name="ce8" table:formula="of:=IF([.C289] &lt;&gt; 1; IF(AND([.A289]=&quot;&quot;;[.B289] &lt;&gt; &quot;&quot;);CONCATENATE(&quot;i++; detectOverflow(i, maxListIndex, errText) ;varList[l][i] = getVarID(&quot;&quot;&quot;;[.D289];&quot;&quot;&quot;);&quot;);IF([.A289]=&quot;&quot;;[.D289];[.A289])); &quot;//intentionally blank&quot;)" office:value-type="string" office:string-value="i++; detectOverflow(i, maxListIndex, errText) ;varList[l][i] = getVarID(&quot;angle_motor_[5]&quot;);" calcext:value-type="string">
            <text:p>i++; detectOverflow(i, maxListIndex, errText) ;varList[l][i] = getVarID("angle_motor_[5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angle_motor_[6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Degrees</text:p>
          </table:table-cell>
          <table:table-cell table:style-name="ce9" office:value-type="string" calcext:value-type="string">
            <text:p>Clockwise from the top. <text:s/>0 degrees is forward</text:p>
          </table:table-cell>
          <table:table-cell table:style-name="ce8" table:formula="of:=IF([.C290] &lt;&gt; 2; IF([.A290]=&quot;&quot;;CONCATENATE(&quot;     &quot;;[.B290];&quot; &quot;;[.D290];&quot;;&quot;);[.A290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90] &lt;&gt; 1; IF((AND([.A290]=&quot;&quot;;[.B290]&lt;&gt;&quot;&quot;));CONCATENATE(&quot;addSuperVar(&quot;;[.D290];&quot;,     &quot;&quot;&quot;;[.D290];&quot;&quot;&quot;, &quot;;    CONCATENATE( [.F290] ; &quot; &quot;; [.E290]);&quot;,&quot;; [.G290];&quot;,&quot;;&quot;&quot;&quot;&quot;;CONCATENATE([.H290];&quot; - &quot;;[.I290])  ; &quot;&quot;&quot;);&quot;);IF([.A290]=&quot;&quot;;[.D290];[.A290])); &quot;//intentionally blank&quot;)" office:value-type="string" office:string-value="addSuperVar(angle_motor_[6],     &quot;angle_motor_[6]&quot;,                plsHandshk |UserEditable | defIsRetain ,0,&quot;Degrees - Clockwise from the top.  0 degrees is forward&quot;);" calcext:value-type="string">
            <text:p>addSuperVar(angle_motor_[6], <text:s text:c="4"/>"angle_motor_[6]", <text:s text:c="15"/>plsHandshk |UserEditable | defIsRetain ,0,"Degrees - Clockwise from the top. <text:s/>0 degrees is forward");</text:p>
          </table:table-cell>
          <table:table-cell office:value-type="string" calcext:value-type="string">
            <text:p>;</text:p>
          </table:table-cell>
          <table:table-cell table:style-name="ce8" table:formula="of:=IF([.C290] &lt;&gt; 1; IF(AND([.A290]=&quot;&quot;;[.B290] &lt;&gt; &quot;&quot;);CONCATENATE(&quot;i++; detectOverflow(i, maxListIndex, errText) ;varList[l][i] = getVarID(&quot;&quot;&quot;;[.D290];&quot;&quot;&quot;);&quot;);IF([.A290]=&quot;&quot;;[.D290];[.A290])); &quot;//intentionally blank&quot;)" office:value-type="string" office:string-value="i++; detectOverflow(i, maxListIndex, errText) ;varList[l][i] = getVarID(&quot;angle_motor_[6]&quot;);" calcext:value-type="string">
            <text:p>i++; detectOverflow(i, maxListIndex, errText) ;varList[l][i] = getVarID("angle_motor_[6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doesRotateClockwise_motor[7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291] &lt;&gt; 2; IF([.A291]=&quot;&quot;;CONCATENATE(&quot;     &quot;;[.B291];&quot; &quot;;[.D291];&quot;;&quot;);[.A291]); &quot;//intentionally blank&quot;)" office:value-type="string" office:string-value="     unsigned char doesRotateClockwise_motor[7];" calcext:value-type="string">
            <text:p><text:s text:c="5"/>unsigned char doesRotateClockwise_motor[7];</text:p>
          </table:table-cell>
          <table:table-cell office:value-type="string" calcext:value-type="string">
            <text:p>;</text:p>
          </table:table-cell>
          <table:table-cell table:style-name="ce28" table:formula="of:=IF([.C291] &lt;&gt; 1; IF((AND([.A291]=&quot;&quot;;[.B291]&lt;&gt;&quot;&quot;));CONCATENATE(&quot;addSuperVar(&quot;;[.D291];&quot;,     &quot;&quot;&quot;;[.D291];&quot;&quot;&quot;, &quot;;    CONCATENATE( [.F291] ; &quot; &quot;; [.E291]);&quot;,&quot;; [.G291];&quot;,&quot;;&quot;&quot;&quot;&quot;;CONCATENATE([.H291];&quot; - &quot;;[.I291])  ; &quot;&quot;&quot;);&quot;);IF([.A291]=&quot;&quot;;[.D291];[.A291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8" table:formula="of:=IF([.C291] &lt;&gt; 1; IF(AND([.A291]=&quot;&quot;;[.B291] &lt;&gt; &quot;&quot;);CONCATENATE(&quot;i++; detectOverflow(i, maxListIndex, errText) ;varList[l][i] = getVarID(&quot;&quot;&quot;;[.D291];&quot;&quot;&quot;);&quot;);IF([.A291]=&quot;&quot;;[.D291];[.A291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doesRotateClockwise_motor[0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292] &lt;&gt; 2; IF([.A292]=&quot;&quot;;CONCATENATE(&quot;     &quot;;[.B292];&quot; &quot;;[.D292];&quot;;&quot;);[.A292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92] &lt;&gt; 1; IF((AND([.A292]=&quot;&quot;;[.B292]&lt;&gt;&quot;&quot;));CONCATENATE(&quot;addSuperVar(&quot;;[.D292];&quot;,     &quot;&quot;&quot;;[.D292];&quot;&quot;&quot;, &quot;;    CONCATENATE( [.F292] ; &quot; &quot;; [.E292]);&quot;,&quot;; [.G292];&quot;,&quot;;&quot;&quot;&quot;&quot;;CONCATENATE([.H292];&quot; - &quot;;[.I292])  ; &quot;&quot;&quot;);&quot;);IF([.A292]=&quot;&quot;;[.D292];[.A292])); &quot;//intentionally blank&quot;)" office:value-type="string" office:string-value="addSuperVar(doesRotateClockwise_motor[0],     &quot;doesRotateClockwise_motor[0]&quot;,                plsHandshk |UserEditable | defIsRetain ,0,&quot;Bool - If, from the top the motor rotates clickwise, this is true, otherwise it is false.&quot;);" calcext:value-type="string">
            <text:p>addSuperVar(doesRotateClockwise_motor[0], <text:s text:c="4"/>"doesRotateClockwise_motor[0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292] &lt;&gt; 1; IF(AND([.A292]=&quot;&quot;;[.B292] &lt;&gt; &quot;&quot;);CONCATENATE(&quot;i++; detectOverflow(i, maxListIndex, errText) ;varList[l][i] = getVarID(&quot;&quot;&quot;;[.D292];&quot;&quot;&quot;);&quot;);IF([.A292]=&quot;&quot;;[.D292];[.A292])); &quot;//intentionally blank&quot;)" office:value-type="string" office:string-value="i++; detectOverflow(i, maxListIndex, errText) ;varList[l][i] = getVarID(&quot;doesRotateClockwise_motor[0]&quot;);" calcext:value-type="string">
            <text:p>i++; detectOverflow(i, maxListIndex, errText) ;varList[l][i] = getVarID("doesRotateClockwise_motor[0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doesRotateClockwise_motor[1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293] &lt;&gt; 2; IF([.A293]=&quot;&quot;;CONCATENATE(&quot;     &quot;;[.B293];&quot; &quot;;[.D293];&quot;;&quot;);[.A293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93] &lt;&gt; 1; IF((AND([.A293]=&quot;&quot;;[.B293]&lt;&gt;&quot;&quot;));CONCATENATE(&quot;addSuperVar(&quot;;[.D293];&quot;,     &quot;&quot;&quot;;[.D293];&quot;&quot;&quot;, &quot;;    CONCATENATE( [.F293] ; &quot; &quot;; [.E293]);&quot;,&quot;; [.G293];&quot;,&quot;;&quot;&quot;&quot;&quot;;CONCATENATE([.H293];&quot; - &quot;;[.I293])  ; &quot;&quot;&quot;);&quot;);IF([.A293]=&quot;&quot;;[.D293];[.A293])); &quot;//intentionally blank&quot;)" office:value-type="string" office:string-value="addSuperVar(doesRotateClockwise_motor[1],     &quot;doesRotateClockwise_motor[1]&quot;,                plsHandshk |UserEditable | defIsRetain ,0,&quot;Bool - If, from the top the motor rotates clickwise, this is true, otherwise it is false.&quot;);" calcext:value-type="string">
            <text:p>addSuperVar(doesRotateClockwise_motor[1], <text:s text:c="4"/>"doesRotateClockwise_motor[1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293] &lt;&gt; 1; IF(AND([.A293]=&quot;&quot;;[.B293] &lt;&gt; &quot;&quot;);CONCATENATE(&quot;i++; detectOverflow(i, maxListIndex, errText) ;varList[l][i] = getVarID(&quot;&quot;&quot;;[.D293];&quot;&quot;&quot;);&quot;);IF([.A293]=&quot;&quot;;[.D293];[.A293])); &quot;//intentionally blank&quot;)" office:value-type="string" office:string-value="i++; detectOverflow(i, maxListIndex, errText) ;varList[l][i] = getVarID(&quot;doesRotateClockwise_motor[1]&quot;);" calcext:value-type="string">
            <text:p>i++; detectOverflow(i, maxListIndex, errText) ;varList[l][i] = getVarID("doesRotateClockwise_motor[1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doesRotateClockwise_motor[2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294] &lt;&gt; 2; IF([.A294]=&quot;&quot;;CONCATENATE(&quot;     &quot;;[.B294];&quot; &quot;;[.D294];&quot;;&quot;);[.A294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94] &lt;&gt; 1; IF((AND([.A294]=&quot;&quot;;[.B294]&lt;&gt;&quot;&quot;));CONCATENATE(&quot;addSuperVar(&quot;;[.D294];&quot;,     &quot;&quot;&quot;;[.D294];&quot;&quot;&quot;, &quot;;    CONCATENATE( [.F294] ; &quot; &quot;; [.E294]);&quot;,&quot;; [.G294];&quot;,&quot;;&quot;&quot;&quot;&quot;;CONCATENATE([.H294];&quot; - &quot;;[.I294])  ; &quot;&quot;&quot;);&quot;);IF([.A294]=&quot;&quot;;[.D294];[.A294])); &quot;//intentionally blank&quot;)" office:value-type="string" office:string-value="addSuperVar(doesRotateClockwise_motor[2],     &quot;doesRotateClockwise_motor[2]&quot;,                plsHandshk |UserEditable | defIsRetain ,0,&quot;Bool - If, from the top the motor rotates clickwise, this is true, otherwise it is false.&quot;);" calcext:value-type="string">
            <text:p>addSuperVar(doesRotateClockwise_motor[2], <text:s text:c="4"/>"doesRotateClockwise_motor[2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294] &lt;&gt; 1; IF(AND([.A294]=&quot;&quot;;[.B294] &lt;&gt; &quot;&quot;);CONCATENATE(&quot;i++; detectOverflow(i, maxListIndex, errText) ;varList[l][i] = getVarID(&quot;&quot;&quot;;[.D294];&quot;&quot;&quot;);&quot;);IF([.A294]=&quot;&quot;;[.D294];[.A294])); &quot;//intentionally blank&quot;)" office:value-type="string" office:string-value="i++; detectOverflow(i, maxListIndex, errText) ;varList[l][i] = getVarID(&quot;doesRotateClockwise_motor[2]&quot;);" calcext:value-type="string">
            <text:p>i++; detectOverflow(i, maxListIndex, errText) ;varList[l][i] = getVarID("doesRotateClockwise_motor[2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doesRotateClockwise_motor[3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295] &lt;&gt; 2; IF([.A295]=&quot;&quot;;CONCATENATE(&quot;     &quot;;[.B295];&quot; &quot;;[.D295];&quot;;&quot;);[.A295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95] &lt;&gt; 1; IF((AND([.A295]=&quot;&quot;;[.B295]&lt;&gt;&quot;&quot;));CONCATENATE(&quot;addSuperVar(&quot;;[.D295];&quot;,     &quot;&quot;&quot;;[.D295];&quot;&quot;&quot;, &quot;;    CONCATENATE( [.F295] ; &quot; &quot;; [.E295]);&quot;,&quot;; [.G295];&quot;,&quot;;&quot;&quot;&quot;&quot;;CONCATENATE([.H295];&quot; - &quot;;[.I295])  ; &quot;&quot;&quot;);&quot;);IF([.A295]=&quot;&quot;;[.D295];[.A295])); &quot;//intentionally blank&quot;)" office:value-type="string" office:string-value="addSuperVar(doesRotateClockwise_motor[3],     &quot;doesRotateClockwise_motor[3]&quot;,                plsHandshk |UserEditable | defIsRetain ,0,&quot;Bool - If, from the top the motor rotates clickwise, this is true, otherwise it is false.&quot;);" calcext:value-type="string">
            <text:p>addSuperVar(doesRotateClockwise_motor[3], <text:s text:c="4"/>"doesRotateClockwise_motor[3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295] &lt;&gt; 1; IF(AND([.A295]=&quot;&quot;;[.B295] &lt;&gt; &quot;&quot;);CONCATENATE(&quot;i++; detectOverflow(i, maxListIndex, errText) ;varList[l][i] = getVarID(&quot;&quot;&quot;;[.D295];&quot;&quot;&quot;);&quot;);IF([.A295]=&quot;&quot;;[.D295];[.A295])); &quot;//intentionally blank&quot;)" office:value-type="string" office:string-value="i++; detectOverflow(i, maxListIndex, errText) ;varList[l][i] = getVarID(&quot;doesRotateClockwise_motor[3]&quot;);" calcext:value-type="string">
            <text:p>i++; detectOverflow(i, maxListIndex, errText) ;varList[l][i] = getVarID("doesRotateClockwise_motor[3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doesRotateClockwise_motor[4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296] &lt;&gt; 2; IF([.A296]=&quot;&quot;;CONCATENATE(&quot;     &quot;;[.B296];&quot; &quot;;[.D296];&quot;;&quot;);[.A296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96] &lt;&gt; 1; IF((AND([.A296]=&quot;&quot;;[.B296]&lt;&gt;&quot;&quot;));CONCATENATE(&quot;addSuperVar(&quot;;[.D296];&quot;,     &quot;&quot;&quot;;[.D296];&quot;&quot;&quot;, &quot;;    CONCATENATE( [.F296] ; &quot; &quot;; [.E296]);&quot;,&quot;; [.G296];&quot;,&quot;;&quot;&quot;&quot;&quot;;CONCATENATE([.H296];&quot; - &quot;;[.I296])  ; &quot;&quot;&quot;);&quot;);IF([.A296]=&quot;&quot;;[.D296];[.A296])); &quot;//intentionally blank&quot;)" office:value-type="string" office:string-value="addSuperVar(doesRotateClockwise_motor[4],     &quot;doesRotateClockwise_motor[4]&quot;,                plsHandshk |UserEditable | defIsRetain ,0,&quot;Bool - If, from the top the motor rotates clickwise, this is true, otherwise it is false.&quot;);" calcext:value-type="string">
            <text:p>addSuperVar(doesRotateClockwise_motor[4], <text:s text:c="4"/>"doesRotateClockwise_motor[4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296] &lt;&gt; 1; IF(AND([.A296]=&quot;&quot;;[.B296] &lt;&gt; &quot;&quot;);CONCATENATE(&quot;i++; detectOverflow(i, maxListIndex, errText) ;varList[l][i] = getVarID(&quot;&quot;&quot;;[.D296];&quot;&quot;&quot;);&quot;);IF([.A296]=&quot;&quot;;[.D296];[.A296])); &quot;//intentionally blank&quot;)" office:value-type="string" office:string-value="i++; detectOverflow(i, maxListIndex, errText) ;varList[l][i] = getVarID(&quot;doesRotateClockwise_motor[4]&quot;);" calcext:value-type="string">
            <text:p>i++; detectOverflow(i, maxListIndex, errText) ;varList[l][i] = getVarID("doesRotateClockwise_motor[4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doesRotateClockwise_motor[5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297] &lt;&gt; 2; IF([.A297]=&quot;&quot;;CONCATENATE(&quot;     &quot;;[.B297];&quot; &quot;;[.D297];&quot;;&quot;);[.A297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97] &lt;&gt; 1; IF((AND([.A297]=&quot;&quot;;[.B297]&lt;&gt;&quot;&quot;));CONCATENATE(&quot;addSuperVar(&quot;;[.D297];&quot;,     &quot;&quot;&quot;;[.D297];&quot;&quot;&quot;, &quot;;    CONCATENATE( [.F297] ; &quot; &quot;; [.E297]);&quot;,&quot;; [.G297];&quot;,&quot;;&quot;&quot;&quot;&quot;;CONCATENATE([.H297];&quot; - &quot;;[.I297])  ; &quot;&quot;&quot;);&quot;);IF([.A297]=&quot;&quot;;[.D297];[.A297])); &quot;//intentionally blank&quot;)" office:value-type="string" office:string-value="addSuperVar(doesRotateClockwise_motor[5],     &quot;doesRotateClockwise_motor[5]&quot;,                plsHandshk |UserEditable | defIsRetain ,0,&quot;Bool - If, from the top the motor rotates clickwise, this is true, otherwise it is false.&quot;);" calcext:value-type="string">
            <text:p>addSuperVar(doesRotateClockwise_motor[5], <text:s text:c="4"/>"doesRotateClockwise_motor[5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297] &lt;&gt; 1; IF(AND([.A297]=&quot;&quot;;[.B297] &lt;&gt; &quot;&quot;);CONCATENATE(&quot;i++; detectOverflow(i, maxListIndex, errText) ;varList[l][i] = getVarID(&quot;&quot;&quot;;[.D297];&quot;&quot;&quot;);&quot;);IF([.A297]=&quot;&quot;;[.D297];[.A297])); &quot;//intentionally blank&quot;)" office:value-type="string" office:string-value="i++; detectOverflow(i, maxListIndex, errText) ;varList[l][i] = getVarID(&quot;doesRotateClockwise_motor[5]&quot;);" calcext:value-type="string">
            <text:p>i++; detectOverflow(i, maxListIndex, errText) ;varList[l][i] = getVarID("doesRotateClockwise_motor[5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doesRotateClockwise_motor[6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298] &lt;&gt; 2; IF([.A298]=&quot;&quot;;CONCATENATE(&quot;     &quot;;[.B298];&quot; &quot;;[.D298];&quot;;&quot;);[.A298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298] &lt;&gt; 1; IF((AND([.A298]=&quot;&quot;;[.B298]&lt;&gt;&quot;&quot;));CONCATENATE(&quot;addSuperVar(&quot;;[.D298];&quot;,     &quot;&quot;&quot;;[.D298];&quot;&quot;&quot;, &quot;;    CONCATENATE( [.F298] ; &quot; &quot;; [.E298]);&quot;,&quot;; [.G298];&quot;,&quot;;&quot;&quot;&quot;&quot;;CONCATENATE([.H298];&quot; - &quot;;[.I298])  ; &quot;&quot;&quot;);&quot;);IF([.A298]=&quot;&quot;;[.D298];[.A298])); &quot;//intentionally blank&quot;)" office:value-type="string" office:string-value="addSuperVar(doesRotateClockwise_motor[6],     &quot;doesRotateClockwise_motor[6]&quot;,                plsHandshk |UserEditable | defIsRetain ,0,&quot;Bool - If, from the top the motor rotates clickwise, this is true, otherwise it is false.&quot;);" calcext:value-type="string">
            <text:p>addSuperVar(doesRotateClockwise_motor[6], <text:s text:c="4"/>"doesRotateClockwise_motor[6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298] &lt;&gt; 1; IF(AND([.A298]=&quot;&quot;;[.B298] &lt;&gt; &quot;&quot;);CONCATENATE(&quot;i++; detectOverflow(i, maxListIndex, errText) ;varList[l][i] = getVarID(&quot;&quot;&quot;;[.D298];&quot;&quot;&quot;);&quot;);IF([.A298]=&quot;&quot;;[.D298];[.A298])); &quot;//intentionally blank&quot;)" office:value-type="string" office:string-value="i++; detectOverflow(i, maxListIndex, errText) ;varList[l][i] = getVarID(&quot;doesRotateClockwise_motor[6]&quot;);" calcext:value-type="string">
            <text:p>i++; detectOverflow(i, maxListIndex, errText) ;varList[l][i] = getVarID("doesRotateClockwise_motor[6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simuMotorFailure[7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299] &lt;&gt; 2; IF([.A299]=&quot;&quot;;CONCATENATE(&quot;     &quot;;[.B299];&quot; &quot;;[.D299];&quot;;&quot;);[.A299]); &quot;//intentionally blank&quot;)" office:value-type="string" office:string-value="     unsigned char simuMotorFailure[7];" calcext:value-type="string">
            <text:p><text:s text:c="5"/>unsigned char simuMotorFailure[7];</text:p>
          </table:table-cell>
          <table:table-cell office:value-type="string" calcext:value-type="string">
            <text:p>;</text:p>
          </table:table-cell>
          <table:table-cell table:style-name="ce28" table:formula="of:=IF([.C299] &lt;&gt; 1; IF((AND([.A299]=&quot;&quot;;[.B299]&lt;&gt;&quot;&quot;));CONCATENATE(&quot;addSuperVar(&quot;;[.D299];&quot;,     &quot;&quot;&quot;;[.D299];&quot;&quot;&quot;, &quot;;    CONCATENATE( [.F299] ; &quot; &quot;; [.E299]);&quot;,&quot;; [.G299];&quot;,&quot;;&quot;&quot;&quot;&quot;;CONCATENATE([.H299];&quot; - &quot;;[.I299])  ; &quot;&quot;&quot;);&quot;);IF([.A299]=&quot;&quot;;[.D299];[.A299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8" table:formula="of:=IF([.C299] &lt;&gt; 1; IF(AND([.A299]=&quot;&quot;;[.B299] &lt;&gt; &quot;&quot;);CONCATENATE(&quot;i++; detectOverflow(i, maxListIndex, errText) ;varList[l][i] = getVarID(&quot;&quot;&quot;;[.D299];&quot;&quot;&quot;);&quot;);IF([.A299]=&quot;&quot;;[.D299];[.A299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MotorFailure[0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300] &lt;&gt; 2; IF([.A300]=&quot;&quot;;CONCATENATE(&quot;     &quot;;[.B300];&quot; &quot;;[.D300];&quot;;&quot;);[.A300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00] &lt;&gt; 1; IF((AND([.A300]=&quot;&quot;;[.B300]&lt;&gt;&quot;&quot;));CONCATENATE(&quot;addSuperVar(&quot;;[.D300];&quot;,     &quot;&quot;&quot;;[.D300];&quot;&quot;&quot;, &quot;;    CONCATENATE( [.F300] ; &quot; &quot;; [.E300]);&quot;,&quot;; [.G300];&quot;,&quot;;&quot;&quot;&quot;&quot;;CONCATENATE([.H300];&quot; - &quot;;[.I300])  ; &quot;&quot;&quot;);&quot;);IF([.A300]=&quot;&quot;;[.D300];[.A300])); &quot;//intentionally blank&quot;)" office:value-type="string" office:string-value="addSuperVar(simuMotorFailure[0],     &quot;simuMotorFailure[0]&quot;,                plsHandshk |UserEditable | defIsRetain ,0,&quot;Bool - If, from the top the motor rotates clickwise, this is true, otherwise it is false.&quot;);" calcext:value-type="string">
            <text:p>addSuperVar(simuMotorFailure[0], <text:s text:c="4"/>"simuMotorFailure[0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300] &lt;&gt; 1; IF(AND([.A300]=&quot;&quot;;[.B300] &lt;&gt; &quot;&quot;);CONCATENATE(&quot;i++; detectOverflow(i, maxListIndex, errText) ;varList[l][i] = getVarID(&quot;&quot;&quot;;[.D300];&quot;&quot;&quot;);&quot;);IF([.A300]=&quot;&quot;;[.D300];[.A300])); &quot;//intentionally blank&quot;)" office:value-type="string" office:string-value="i++; detectOverflow(i, maxListIndex, errText) ;varList[l][i] = getVarID(&quot;simuMotorFailure[0]&quot;);" calcext:value-type="string">
            <text:p>i++; detectOverflow(i, maxListIndex, errText) ;varList[l][i] = getVarID("simuMotorFailure[0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MotorFailure[1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301] &lt;&gt; 2; IF([.A301]=&quot;&quot;;CONCATENATE(&quot;     &quot;;[.B301];&quot; &quot;;[.D301];&quot;;&quot;);[.A301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01] &lt;&gt; 1; IF((AND([.A301]=&quot;&quot;;[.B301]&lt;&gt;&quot;&quot;));CONCATENATE(&quot;addSuperVar(&quot;;[.D301];&quot;,     &quot;&quot;&quot;;[.D301];&quot;&quot;&quot;, &quot;;    CONCATENATE( [.F301] ; &quot; &quot;; [.E301]);&quot;,&quot;; [.G301];&quot;,&quot;;&quot;&quot;&quot;&quot;;CONCATENATE([.H301];&quot; - &quot;;[.I301])  ; &quot;&quot;&quot;);&quot;);IF([.A301]=&quot;&quot;;[.D301];[.A301])); &quot;//intentionally blank&quot;)" office:value-type="string" office:string-value="addSuperVar(simuMotorFailure[1],     &quot;simuMotorFailure[1]&quot;,                plsHandshk |UserEditable | defIsRetain ,0,&quot;Bool - If, from the top the motor rotates clickwise, this is true, otherwise it is false.&quot;);" calcext:value-type="string">
            <text:p>addSuperVar(simuMotorFailure[1], <text:s text:c="4"/>"simuMotorFailure[1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301] &lt;&gt; 1; IF(AND([.A301]=&quot;&quot;;[.B301] &lt;&gt; &quot;&quot;);CONCATENATE(&quot;i++; detectOverflow(i, maxListIndex, errText) ;varList[l][i] = getVarID(&quot;&quot;&quot;;[.D301];&quot;&quot;&quot;);&quot;);IF([.A301]=&quot;&quot;;[.D301];[.A301])); &quot;//intentionally blank&quot;)" office:value-type="string" office:string-value="i++; detectOverflow(i, maxListIndex, errText) ;varList[l][i] = getVarID(&quot;simuMotorFailure[1]&quot;);" calcext:value-type="string">
            <text:p>i++; detectOverflow(i, maxListIndex, errText) ;varList[l][i] = getVarID("simuMotorFailure[1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MotorFailure[2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302] &lt;&gt; 2; IF([.A302]=&quot;&quot;;CONCATENATE(&quot;     &quot;;[.B302];&quot; &quot;;[.D302];&quot;;&quot;);[.A302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02] &lt;&gt; 1; IF((AND([.A302]=&quot;&quot;;[.B302]&lt;&gt;&quot;&quot;));CONCATENATE(&quot;addSuperVar(&quot;;[.D302];&quot;,     &quot;&quot;&quot;;[.D302];&quot;&quot;&quot;, &quot;;    CONCATENATE( [.F302] ; &quot; &quot;; [.E302]);&quot;,&quot;; [.G302];&quot;,&quot;;&quot;&quot;&quot;&quot;;CONCATENATE([.H302];&quot; - &quot;;[.I302])  ; &quot;&quot;&quot;);&quot;);IF([.A302]=&quot;&quot;;[.D302];[.A302])); &quot;//intentionally blank&quot;)" office:value-type="string" office:string-value="addSuperVar(simuMotorFailure[2],     &quot;simuMotorFailure[2]&quot;,                plsHandshk |UserEditable | defIsRetain ,0,&quot;Bool - If, from the top the motor rotates clickwise, this is true, otherwise it is false.&quot;);" calcext:value-type="string">
            <text:p>addSuperVar(simuMotorFailure[2], <text:s text:c="4"/>"simuMotorFailure[2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302] &lt;&gt; 1; IF(AND([.A302]=&quot;&quot;;[.B302] &lt;&gt; &quot;&quot;);CONCATENATE(&quot;i++; detectOverflow(i, maxListIndex, errText) ;varList[l][i] = getVarID(&quot;&quot;&quot;;[.D302];&quot;&quot;&quot;);&quot;);IF([.A302]=&quot;&quot;;[.D302];[.A302])); &quot;//intentionally blank&quot;)" office:value-type="string" office:string-value="i++; detectOverflow(i, maxListIndex, errText) ;varList[l][i] = getVarID(&quot;simuMotorFailure[2]&quot;);" calcext:value-type="string">
            <text:p>i++; detectOverflow(i, maxListIndex, errText) ;varList[l][i] = getVarID("simuMotorFailure[2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MotorFailure[3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303] &lt;&gt; 2; IF([.A303]=&quot;&quot;;CONCATENATE(&quot;     &quot;;[.B303];&quot; &quot;;[.D303];&quot;;&quot;);[.A303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03] &lt;&gt; 1; IF((AND([.A303]=&quot;&quot;;[.B303]&lt;&gt;&quot;&quot;));CONCATENATE(&quot;addSuperVar(&quot;;[.D303];&quot;,     &quot;&quot;&quot;;[.D303];&quot;&quot;&quot;, &quot;;    CONCATENATE( [.F303] ; &quot; &quot;; [.E303]);&quot;,&quot;; [.G303];&quot;,&quot;;&quot;&quot;&quot;&quot;;CONCATENATE([.H303];&quot; - &quot;;[.I303])  ; &quot;&quot;&quot;);&quot;);IF([.A303]=&quot;&quot;;[.D303];[.A303])); &quot;//intentionally blank&quot;)" office:value-type="string" office:string-value="addSuperVar(simuMotorFailure[3],     &quot;simuMotorFailure[3]&quot;,                plsHandshk |UserEditable | defIsRetain ,0,&quot;Bool - If, from the top the motor rotates clickwise, this is true, otherwise it is false.&quot;);" calcext:value-type="string">
            <text:p>addSuperVar(simuMotorFailure[3], <text:s text:c="4"/>"simuMotorFailure[3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303] &lt;&gt; 1; IF(AND([.A303]=&quot;&quot;;[.B303] &lt;&gt; &quot;&quot;);CONCATENATE(&quot;i++; detectOverflow(i, maxListIndex, errText) ;varList[l][i] = getVarID(&quot;&quot;&quot;;[.D303];&quot;&quot;&quot;);&quot;);IF([.A303]=&quot;&quot;;[.D303];[.A303])); &quot;//intentionally blank&quot;)" office:value-type="string" office:string-value="i++; detectOverflow(i, maxListIndex, errText) ;varList[l][i] = getVarID(&quot;simuMotorFailure[3]&quot;);" calcext:value-type="string">
            <text:p>i++; detectOverflow(i, maxListIndex, errText) ;varList[l][i] = getVarID("simuMotorFailure[3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MotorFailure[4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304] &lt;&gt; 2; IF([.A304]=&quot;&quot;;CONCATENATE(&quot;     &quot;;[.B304];&quot; &quot;;[.D304];&quot;;&quot;);[.A304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04] &lt;&gt; 1; IF((AND([.A304]=&quot;&quot;;[.B304]&lt;&gt;&quot;&quot;));CONCATENATE(&quot;addSuperVar(&quot;;[.D304];&quot;,     &quot;&quot;&quot;;[.D304];&quot;&quot;&quot;, &quot;;    CONCATENATE( [.F304] ; &quot; &quot;; [.E304]);&quot;,&quot;; [.G304];&quot;,&quot;;&quot;&quot;&quot;&quot;;CONCATENATE([.H304];&quot; - &quot;;[.I304])  ; &quot;&quot;&quot;);&quot;);IF([.A304]=&quot;&quot;;[.D304];[.A304])); &quot;//intentionally blank&quot;)" office:value-type="string" office:string-value="addSuperVar(simuMotorFailure[4],     &quot;simuMotorFailure[4]&quot;,                plsHandshk |UserEditable | defIsRetain ,0,&quot;Bool - If, from the top the motor rotates clickwise, this is true, otherwise it is false.&quot;);" calcext:value-type="string">
            <text:p>addSuperVar(simuMotorFailure[4], <text:s text:c="4"/>"simuMotorFailure[4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304] &lt;&gt; 1; IF(AND([.A304]=&quot;&quot;;[.B304] &lt;&gt; &quot;&quot;);CONCATENATE(&quot;i++; detectOverflow(i, maxListIndex, errText) ;varList[l][i] = getVarID(&quot;&quot;&quot;;[.D304];&quot;&quot;&quot;);&quot;);IF([.A304]=&quot;&quot;;[.D304];[.A304])); &quot;//intentionally blank&quot;)" office:value-type="string" office:string-value="i++; detectOverflow(i, maxListIndex, errText) ;varList[l][i] = getVarID(&quot;simuMotorFailure[4]&quot;);" calcext:value-type="string">
            <text:p>i++; detectOverflow(i, maxListIndex, errText) ;varList[l][i] = getVarID("simuMotorFailure[4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MotorFailure[5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305] &lt;&gt; 2; IF([.A305]=&quot;&quot;;CONCATENATE(&quot;     &quot;;[.B305];&quot; &quot;;[.D305];&quot;;&quot;);[.A305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05] &lt;&gt; 1; IF((AND([.A305]=&quot;&quot;;[.B305]&lt;&gt;&quot;&quot;));CONCATENATE(&quot;addSuperVar(&quot;;[.D305];&quot;,     &quot;&quot;&quot;;[.D305];&quot;&quot;&quot;, &quot;;    CONCATENATE( [.F305] ; &quot; &quot;; [.E305]);&quot;,&quot;; [.G305];&quot;,&quot;;&quot;&quot;&quot;&quot;;CONCATENATE([.H305];&quot; - &quot;;[.I305])  ; &quot;&quot;&quot;);&quot;);IF([.A305]=&quot;&quot;;[.D305];[.A305])); &quot;//intentionally blank&quot;)" office:value-type="string" office:string-value="addSuperVar(simuMotorFailure[5],     &quot;simuMotorFailure[5]&quot;,                plsHandshk |UserEditable | defIsRetain ,0,&quot;Bool - If, from the top the motor rotates clickwise, this is true, otherwise it is false.&quot;);" calcext:value-type="string">
            <text:p>addSuperVar(simuMotorFailure[5], <text:s text:c="4"/>"simuMotorFailure[5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305] &lt;&gt; 1; IF(AND([.A305]=&quot;&quot;;[.B305] &lt;&gt; &quot;&quot;);CONCATENATE(&quot;i++; detectOverflow(i, maxListIndex, errText) ;varList[l][i] = getVarID(&quot;&quot;&quot;;[.D305];&quot;&quot;&quot;);&quot;);IF([.A305]=&quot;&quot;;[.D305];[.A305])); &quot;//intentionally blank&quot;)" office:value-type="string" office:string-value="i++; detectOverflow(i, maxListIndex, errText) ;varList[l][i] = getVarID(&quot;simuMotorFailure[5]&quot;);" calcext:value-type="string">
            <text:p>i++; detectOverflow(i, maxListIndex, errText) ;varList[l][i] = getVarID("simuMotorFailure[5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MotorFailure[6]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, from the top the motor rotates clickwise, this is true, otherwise it is false.</text:p>
          </table:table-cell>
          <table:table-cell table:style-name="ce8" table:formula="of:=IF([.C306] &lt;&gt; 2; IF([.A306]=&quot;&quot;;CONCATENATE(&quot;     &quot;;[.B306];&quot; &quot;;[.D306];&quot;;&quot;);[.A306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06] &lt;&gt; 1; IF((AND([.A306]=&quot;&quot;;[.B306]&lt;&gt;&quot;&quot;));CONCATENATE(&quot;addSuperVar(&quot;;[.D306];&quot;,     &quot;&quot;&quot;;[.D306];&quot;&quot;&quot;, &quot;;    CONCATENATE( [.F306] ; &quot; &quot;; [.E306]);&quot;,&quot;; [.G306];&quot;,&quot;;&quot;&quot;&quot;&quot;;CONCATENATE([.H306];&quot; - &quot;;[.I306])  ; &quot;&quot;&quot;);&quot;);IF([.A306]=&quot;&quot;;[.D306];[.A306])); &quot;//intentionally blank&quot;)" office:value-type="string" office:string-value="addSuperVar(simuMotorFailure[6],     &quot;simuMotorFailure[6]&quot;,                plsHandshk |UserEditable | defIsRetain ,0,&quot;Bool - If, from the top the motor rotates clickwise, this is true, otherwise it is false.&quot;);" calcext:value-type="string">
            <text:p>addSuperVar(simuMotorFailure[6], <text:s text:c="4"/>"simuMotorFailure[6]", <text:s text:c="15"/>plsHandshk |UserEditable | defIsRetain ,0,"Bool - If, from the top the motor rotates clickwise, this is true, otherwise it is false.");</text:p>
          </table:table-cell>
          <table:table-cell office:value-type="string" calcext:value-type="string">
            <text:p>;</text:p>
          </table:table-cell>
          <table:table-cell table:style-name="ce8" table:formula="of:=IF([.C306] &lt;&gt; 1; IF(AND([.A306]=&quot;&quot;;[.B306] &lt;&gt; &quot;&quot;);CONCATENATE(&quot;i++; detectOverflow(i, maxListIndex, errText) ;varList[l][i] = getVarID(&quot;&quot;&quot;;[.D306];&quot;&quot;&quot;);&quot;);IF([.A306]=&quot;&quot;;[.D306];[.A306])); &quot;//intentionally blank&quot;)" office:value-type="string" office:string-value="i++; detectOverflow(i, maxListIndex, errText) ;varList[l][i] = getVarID(&quot;simuMotorFailure[6]&quot;);" calcext:value-type="string">
            <text:p>i++; detectOverflow(i, maxListIndex, errText) ;varList[l][i] = getVarID("simuMotorFailure[6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Simulated Heli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307] &lt;&gt; 2; IF([.A307]=&quot;&quot;;CONCATENATE(&quot;     &quot;;[.B307];&quot; &quot;;[.D307];&quot;;&quot;);[.A307]); &quot;//intentionally blank&quot;)" office:value-type="string" office:string-value="//Simulated Heli" calcext:value-type="string">
            <text:p>//Simulated Heli</text:p>
          </table:table-cell>
          <table:table-cell office:value-type="string" calcext:value-type="string">
            <text:p>;</text:p>
          </table:table-cell>
          <table:table-cell table:style-name="ce28" table:formula="of:=IF([.C307] &lt;&gt; 1; IF((AND([.A307]=&quot;&quot;;[.B307]&lt;&gt;&quot;&quot;));CONCATENATE(&quot;addSuperVar(&quot;;[.D307];&quot;,     &quot;&quot;&quot;;[.D307];&quot;&quot;&quot;, &quot;;    CONCATENATE( [.F307] ; &quot; &quot;; [.E307]);&quot;,&quot;; [.G307];&quot;,&quot;;&quot;&quot;&quot;&quot;;CONCATENATE([.H307];&quot; - &quot;;[.I307])  ; &quot;&quot;&quot;);&quot;);IF([.A307]=&quot;&quot;;[.D307];[.A307])); &quot;//intentionally blank&quot;)" office:value-type="string" office:string-value="//Simulated Heli" calcext:value-type="string">
            <text:p>//Simulated Heli</text:p>
          </table:table-cell>
          <table:table-cell office:value-type="string" calcext:value-type="string">
            <text:p>;</text:p>
          </table:table-cell>
          <table:table-cell table:style-name="ce8" table:formula="of:=IF([.C307] &lt;&gt; 1; IF(AND([.A307]=&quot;&quot;;[.B307] &lt;&gt; &quot;&quot;);CONCATENATE(&quot;i++; detectOverflow(i, maxListIndex, errText) ;varList[l][i] = getVarID(&quot;&quot;&quot;;[.D307];&quot;&quot;&quot;);&quot;);IF([.A307]=&quot;&quot;;[.D307];[.A307])); &quot;//intentionally blank&quot;)" office:value-type="string" office:string-value="//Simulated Heli" calcext:value-type="string">
            <text:p>//Simulated Heli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hasAnimated</text:p>
          </table:table-cell>
          <table:table-cell table:style-name="ce9"/>
          <table:table-cell table:style-name="ce19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start stop and reset</text:p>
          </table:table-cell>
          <table:table-cell table:style-name="ce8" table:formula="of:=IF([.C308] &lt;&gt; 2; IF([.A308]=&quot;&quot;;CONCATENATE(&quot;     &quot;;[.B308];&quot; &quot;;[.D308];&quot;;&quot;);[.A308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08] &lt;&gt; 1; IF((AND([.A308]=&quot;&quot;;[.B308]&lt;&gt;&quot;&quot;));CONCATENATE(&quot;addSuperVar(&quot;;[.D308];&quot;,     &quot;&quot;&quot;;[.D308];&quot;&quot;&quot;, &quot;;    CONCATENATE( [.F308] ; &quot; &quot;; [.E308]);&quot;,&quot;; [.G308];&quot;,&quot;;&quot;&quot;&quot;&quot;;CONCATENATE([.H308];&quot; - &quot;;[.I308])  ; &quot;&quot;&quot;);&quot;);IF([.A308]=&quot;&quot;;[.D308];[.A308])); &quot;//intentionally blank&quot;)" office:value-type="string" office:string-value="addSuperVar(simuHeli.hasAnimated,     &quot;simuHeli.hasAnimated&quot;, I2CSlow ,1,&quot;Bool - start stop and reset&quot;);" calcext:value-type="string">
            <text:p>addSuperVar(simuHeli.hasAnimated, <text:s text:c="4"/>"simuHeli.hasAnimated", I2CSlow ,1,"Bool - start stop and reset");</text:p>
          </table:table-cell>
          <table:table-cell office:value-type="string" calcext:value-type="string">
            <text:p>;</text:p>
          </table:table-cell>
          <table:table-cell table:style-name="ce8" table:formula="of:=IF([.C308] &lt;&gt; 1; IF(AND([.A308]=&quot;&quot;;[.B308] &lt;&gt; &quot;&quot;);CONCATENATE(&quot;i++; detectOverflow(i, maxListIndex, errText) ;varList[l][i] = getVarID(&quot;&quot;&quot;;[.D308];&quot;&quot;&quot;);&quot;);IF([.A308]=&quot;&quot;;[.D308];[.A308])); &quot;//intentionally blank&quot;)" office:value-type="string" office:string-value="i++; detectOverflow(i, maxListIndex, errText) ;varList[l][i] = getVarID(&quot;simuHeli.hasAnimated&quot;);" calcext:value-type="string">
            <text:p>i++; detectOverflow(i, maxListIndex, errText) ;varList[l][i] = getVarID("simuHeli.hasAnimat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isAnimate</text:p>
          </table:table-cell>
          <table:table-cell table:style-name="ce9"/>
          <table:table-cell table:style-name="ce19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start stop and reset</text:p>
          </table:table-cell>
          <table:table-cell table:style-name="ce8" table:formula="of:=IF([.C309] &lt;&gt; 2; IF([.A309]=&quot;&quot;;CONCATENATE(&quot;     &quot;;[.B309];&quot; &quot;;[.D309];&quot;;&quot;);[.A309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09] &lt;&gt; 1; IF((AND([.A309]=&quot;&quot;;[.B309]&lt;&gt;&quot;&quot;));CONCATENATE(&quot;addSuperVar(&quot;;[.D309];&quot;,     &quot;&quot;&quot;;[.D309];&quot;&quot;&quot;, &quot;;    CONCATENATE( [.F309] ; &quot; &quot;; [.E309]);&quot;,&quot;; [.G309];&quot;,&quot;;&quot;&quot;&quot;&quot;;CONCATENATE([.H309];&quot; - &quot;;[.I309])  ; &quot;&quot;&quot;);&quot;);IF([.A309]=&quot;&quot;;[.D309];[.A309])); &quot;//intentionally blank&quot;)" office:value-type="string" office:string-value="addSuperVar(simuHeli.isAnimate,     &quot;simuHeli.isAnimate&quot;, I2CSlow ,1,&quot;Bool - start stop and reset&quot;);" calcext:value-type="string">
            <text:p>addSuperVar(simuHeli.isAnimate, <text:s text:c="4"/>"simuHeli.isAnimate", I2CSlow ,1,"Bool - start stop and reset");</text:p>
          </table:table-cell>
          <table:table-cell office:value-type="string" calcext:value-type="string">
            <text:p>;</text:p>
          </table:table-cell>
          <table:table-cell table:style-name="ce8" table:formula="of:=IF([.C309] &lt;&gt; 1; IF(AND([.A309]=&quot;&quot;;[.B309] &lt;&gt; &quot;&quot;);CONCATENATE(&quot;i++; detectOverflow(i, maxListIndex, errText) ;varList[l][i] = getVarID(&quot;&quot;&quot;;[.D309];&quot;&quot;&quot;);&quot;);IF([.A309]=&quot;&quot;;[.D309];[.A309])); &quot;//intentionally blank&quot;)" office:value-type="string" office:string-value="i++; detectOverflow(i, maxListIndex, errText) ;varList[l][i] = getVarID(&quot;simuHeli.isAnimate&quot;);" calcext:value-type="string">
            <text:p>i++; detectOverflow(i, maxListIndex, errText) ;varList[l][i] = getVarID("simuHeli.isAnima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/>
          <table:table-cell table:style-name="ce9" office:value-type="string" calcext:value-type="string">
            <text:p>freezeSimulatedHeli</text:p>
          </table:table-cell>
          <table:table-cell table:style-name="ce9"/>
          <table:table-cell table:style-name="ce19" office:value-type="string" calcext:value-type="string">
            <text:p>I2CSlow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If set to 1 the simulated heli will only be able to roll and will have a fixed total throttle equaling 0.4. </text:p>
          </table:table-cell>
          <table:table-cell table:style-name="ce8" table:formula="of:=IF([.C310] &lt;&gt; 2; IF([.A310]=&quot;&quot;;CONCATENATE(&quot;     &quot;;[.B310];&quot; &quot;;[.D310];&quot;;&quot;);[.A310]); &quot;//intentionally blank&quot;)" office:value-type="string" office:string-value="     unsigned char freezeSimulatedHeli;" calcext:value-type="string">
            <text:p><text:s text:c="5"/>unsigned char freezeSimulatedHeli;</text:p>
          </table:table-cell>
          <table:table-cell office:value-type="string" calcext:value-type="string">
            <text:p>;</text:p>
          </table:table-cell>
          <table:table-cell table:style-name="ce28" table:formula="of:=IF([.C310] &lt;&gt; 1; IF((AND([.A310]=&quot;&quot;;[.B310]&lt;&gt;&quot;&quot;));CONCATENATE(&quot;addSuperVar(&quot;;[.D310];&quot;,     &quot;&quot;&quot;;[.D310];&quot;&quot;&quot;, &quot;;    CONCATENATE( [.F310] ; &quot; &quot;; [.E310]);&quot;,&quot;; [.G310];&quot;,&quot;;&quot;&quot;&quot;&quot;;CONCATENATE([.H310];&quot; - &quot;;[.I310])  ; &quot;&quot;&quot;);&quot;);IF([.A310]=&quot;&quot;;[.D310];[.A310])); &quot;//intentionally blank&quot;)" office:value-type="string" office:string-value="addSuperVar(freezeSimulatedHeli,     &quot;freezeSimulatedHeli&quot;, I2CSlow ,1,&quot;Bool - If set to 1 the simulated heli will only be able to roll and will have a fixed total throttle equaling 0.4. &quot;);" calcext:value-type="string">
            <text:p>addSuperVar(freezeSimulatedHeli, <text:s text:c="4"/>"freezeSimulatedHeli", I2CSlow ,1,"Bool - If set to 1 the simulated heli will only be able to roll and will have a fixed total throttle equaling 0.4. ");</text:p>
          </table:table-cell>
          <table:table-cell office:value-type="string" calcext:value-type="string">
            <text:p>;</text:p>
          </table:table-cell>
          <table:table-cell table:style-name="ce8" table:formula="of:=IF([.C310] &lt;&gt; 1; IF(AND([.A310]=&quot;&quot;;[.B310] &lt;&gt; &quot;&quot;);CONCATENATE(&quot;i++; detectOverflow(i, maxListIndex, errText) ;varList[l][i] = getVarID(&quot;&quot;&quot;;[.D310];&quot;&quot;&quot;);&quot;);IF([.A310]=&quot;&quot;;[.D310];[.A310])); &quot;//intentionally blank&quot;)" office:value-type="string" office:string-value="i++; detectOverflow(i, maxListIndex, errText) ;varList[l][i] = getVarID(&quot;freezeSimulatedHeli&quot;);" calcext:value-type="string">
            <text:p>i++; detectOverflow(i, maxListIndex, errText) ;varList[l][i] = getVarID("freezeSimulatedHeli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propAndMotorMass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lbs</text:p>
          </table:table-cell>
          <table:table-cell table:style-name="ce9"/>
          <table:table-cell table:style-name="ce8" table:formula="of:=IF([.C311] &lt;&gt; 2; IF([.A311]=&quot;&quot;;CONCATENATE(&quot;     &quot;;[.B311];&quot; &quot;;[.D311];&quot;;&quot;);[.A311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11] &lt;&gt; 1; IF((AND([.A311]=&quot;&quot;;[.B311]&lt;&gt;&quot;&quot;));CONCATENATE(&quot;addSuperVar(&quot;;[.D311];&quot;,     &quot;&quot;&quot;;[.D311];&quot;&quot;&quot;, &quot;;    CONCATENATE( [.F311] ; &quot; &quot;; [.E311]);&quot;,&quot;; [.G311];&quot;,&quot;;&quot;&quot;&quot;&quot;;CONCATENATE([.H311];&quot; - &quot;;[.I311])  ; &quot;&quot;&quot;);&quot;);IF([.A311]=&quot;&quot;;[.D311];[.A311])); &quot;//intentionally blank&quot;)" office:value-type="string" office:string-value="addSuperVar(simuHeli.propAndMotorMass,     &quot;simuHeli.propAndMotorMass&quot;,                plsHandshk |UserEditable | defIsRetain ,0,&quot;lbs - &quot;);" calcext:value-type="string">
            <text:p>addSuperVar(simuHeli.propAndMotorMass, <text:s text:c="4"/>"simuHeli.propAndMotorMass", <text:s text:c="15"/>plsHandshk |UserEditable | defIsRetain ,0,"lbs - ");</text:p>
          </table:table-cell>
          <table:table-cell office:value-type="string" calcext:value-type="string">
            <text:p>;</text:p>
          </table:table-cell>
          <table:table-cell table:style-name="ce8" table:formula="of:=IF([.C311] &lt;&gt; 1; IF(AND([.A311]=&quot;&quot;;[.B311] &lt;&gt; &quot;&quot;);CONCATENATE(&quot;i++; detectOverflow(i, maxListIndex, errText) ;varList[l][i] = getVarID(&quot;&quot;&quot;;[.D311];&quot;&quot;&quot;);&quot;);IF([.A311]=&quot;&quot;;[.D311];[.A311])); &quot;//intentionally blank&quot;)" office:value-type="string" office:string-value="i++; detectOverflow(i, maxListIndex, errText) ;varList[l][i] = getVarID(&quot;simuHeli.propAndMotorMass&quot;);" calcext:value-type="string">
            <text:p>i++; detectOverflow(i, maxListIndex, errText) ;varList[l][i] = getVarID("simuHeli.propAndMotorMass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CenterOfCraftMass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lbs</text:p>
          </table:table-cell>
          <table:table-cell table:style-name="ce9"/>
          <table:table-cell table:style-name="ce8" table:formula="of:=IF([.C312] &lt;&gt; 2; IF([.A312]=&quot;&quot;;CONCATENATE(&quot;     &quot;;[.B312];&quot; &quot;;[.D312];&quot;;&quot;);[.A312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12] &lt;&gt; 1; IF((AND([.A312]=&quot;&quot;;[.B312]&lt;&gt;&quot;&quot;));CONCATENATE(&quot;addSuperVar(&quot;;[.D312];&quot;,     &quot;&quot;&quot;;[.D312];&quot;&quot;&quot;, &quot;;    CONCATENATE( [.F312] ; &quot; &quot;; [.E312]);&quot;,&quot;; [.G312];&quot;,&quot;;&quot;&quot;&quot;&quot;;CONCATENATE([.H312];&quot; - &quot;;[.I312])  ; &quot;&quot;&quot;);&quot;);IF([.A312]=&quot;&quot;;[.D312];[.A312])); &quot;//intentionally blank&quot;)" office:value-type="string" office:string-value="addSuperVar(simuHeli.CenterOfCraftMass,     &quot;simuHeli.CenterOfCraftMass&quot;,                plsHandshk |UserEditable | defIsRetain ,0,&quot;lbs - &quot;);" calcext:value-type="string">
            <text:p>addSuperVar(simuHeli.CenterOfCraftMass, <text:s text:c="4"/>"simuHeli.CenterOfCraftMass", <text:s text:c="15"/>plsHandshk |UserEditable | defIsRetain ,0,"lbs - ");</text:p>
          </table:table-cell>
          <table:table-cell office:value-type="string" calcext:value-type="string">
            <text:p>;</text:p>
          </table:table-cell>
          <table:table-cell table:style-name="ce8" table:formula="of:=IF([.C312] &lt;&gt; 1; IF(AND([.A312]=&quot;&quot;;[.B312] &lt;&gt; &quot;&quot;);CONCATENATE(&quot;i++; detectOverflow(i, maxListIndex, errText) ;varList[l][i] = getVarID(&quot;&quot;&quot;;[.D312];&quot;&quot;&quot;);&quot;);IF([.A312]=&quot;&quot;;[.D312];[.A312])); &quot;//intentionally blank&quot;)" office:value-type="string" office:string-value="i++; detectOverflow(i, maxListIndex, errText) ;varList[l][i] = getVarID(&quot;simuHeli.CenterOfCraftMass&quot;);" calcext:value-type="string">
            <text:p>i++; detectOverflow(i, maxListIndex, errText) ;varList[l][i] = getVarID("simuHeli.CenterOfCraftMass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armLength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inches</text:p>
          </table:table-cell>
          <table:table-cell table:style-name="ce9"/>
          <table:table-cell table:style-name="ce8" table:formula="of:=IF([.C313] &lt;&gt; 2; IF([.A313]=&quot;&quot;;CONCATENATE(&quot;     &quot;;[.B313];&quot; &quot;;[.D313];&quot;;&quot;);[.A313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13] &lt;&gt; 1; IF((AND([.A313]=&quot;&quot;;[.B313]&lt;&gt;&quot;&quot;));CONCATENATE(&quot;addSuperVar(&quot;;[.D313];&quot;,     &quot;&quot;&quot;;[.D313];&quot;&quot;&quot;, &quot;;    CONCATENATE( [.F313] ; &quot; &quot;; [.E313]);&quot;,&quot;; [.G313];&quot;,&quot;;&quot;&quot;&quot;&quot;;CONCATENATE([.H313];&quot; - &quot;;[.I313])  ; &quot;&quot;&quot;);&quot;);IF([.A313]=&quot;&quot;;[.D313];[.A313])); &quot;//intentionally blank&quot;)" office:value-type="string" office:string-value="addSuperVar(simuHeli.armLength,     &quot;simuHeli.armLength&quot;,                plsHandshk |UserEditable | defIsRetain ,0,&quot;inches - &quot;);" calcext:value-type="string">
            <text:p>addSuperVar(simuHeli.armLength, <text:s text:c="4"/>"simuHeli.armLength", <text:s text:c="15"/>plsHandshk |UserEditable | defIsRetain ,0,"inches - ");</text:p>
          </table:table-cell>
          <table:table-cell office:value-type="string" calcext:value-type="string">
            <text:p>;</text:p>
          </table:table-cell>
          <table:table-cell table:style-name="ce8" table:formula="of:=IF([.C313] &lt;&gt; 1; IF(AND([.A313]=&quot;&quot;;[.B313] &lt;&gt; &quot;&quot;);CONCATENATE(&quot;i++; detectOverflow(i, maxListIndex, errText) ;varList[l][i] = getVarID(&quot;&quot;&quot;;[.D313];&quot;&quot;&quot;);&quot;);IF([.A313]=&quot;&quot;;[.D313];[.A313])); &quot;//intentionally blank&quot;)" office:value-type="string" office:string-value="i++; detectOverflow(i, maxListIndex, errText) ;varList[l][i] = getVarID(&quot;simuHeli.armLength&quot;);" calcext:value-type="string">
            <text:p>i++; detectOverflow(i, maxListIndex, errText) ;varList[l][i] = getVarID("simuHeli.armLeng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CenterOfCraftRadius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inches</text:p>
          </table:table-cell>
          <table:table-cell table:style-name="ce9"/>
          <table:table-cell table:style-name="ce8" table:formula="of:=IF([.C314] &lt;&gt; 2; IF([.A314]=&quot;&quot;;CONCATENATE(&quot;     &quot;;[.B314];&quot; &quot;;[.D314];&quot;;&quot;);[.A314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14] &lt;&gt; 1; IF((AND([.A314]=&quot;&quot;;[.B314]&lt;&gt;&quot;&quot;));CONCATENATE(&quot;addSuperVar(&quot;;[.D314];&quot;,     &quot;&quot;&quot;;[.D314];&quot;&quot;&quot;, &quot;;    CONCATENATE( [.F314] ; &quot; &quot;; [.E314]);&quot;,&quot;; [.G314];&quot;,&quot;;&quot;&quot;&quot;&quot;;CONCATENATE([.H314];&quot; - &quot;;[.I314])  ; &quot;&quot;&quot;);&quot;);IF([.A314]=&quot;&quot;;[.D314];[.A314])); &quot;//intentionally blank&quot;)" office:value-type="string" office:string-value="addSuperVar(simuHeli.CenterOfCraftRadius,     &quot;simuHeli.CenterOfCraftRadius&quot;,                plsHandshk |UserEditable | defIsRetain ,0,&quot;inches - &quot;);" calcext:value-type="string">
            <text:p>addSuperVar(simuHeli.CenterOfCraftRadius, <text:s text:c="4"/>"simuHeli.CenterOfCraftRadius", <text:s text:c="15"/>plsHandshk |UserEditable | defIsRetain ,0,"inches - ");</text:p>
          </table:table-cell>
          <table:table-cell office:value-type="string" calcext:value-type="string">
            <text:p>;</text:p>
          </table:table-cell>
          <table:table-cell table:style-name="ce8" table:formula="of:=IF([.C314] &lt;&gt; 1; IF(AND([.A314]=&quot;&quot;;[.B314] &lt;&gt; &quot;&quot;);CONCATENATE(&quot;i++; detectOverflow(i, maxListIndex, errText) ;varList[l][i] = getVarID(&quot;&quot;&quot;;[.D314];&quot;&quot;&quot;);&quot;);IF([.A314]=&quot;&quot;;[.D314];[.A314])); &quot;//intentionally blank&quot;)" office:value-type="string" office:string-value="i++; detectOverflow(i, maxListIndex, errText) ;varList[l][i] = getVarID(&quot;simuHeli.CenterOfCraftRadius&quot;);" calcext:value-type="string">
            <text:p>i++; detectOverflow(i, maxListIndex, errText) ;varList[l][i] = getVarID("simuHeli.CenterOfCraftRadius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dragK_Linear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number-columns-repeated="2"/>
          <table:table-cell table:style-name="ce8" table:formula="of:=IF([.C315] &lt;&gt; 2; IF([.A315]=&quot;&quot;;CONCATENATE(&quot;     &quot;;[.B315];&quot; &quot;;[.D315];&quot;;&quot;);[.A315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15] &lt;&gt; 1; IF((AND([.A315]=&quot;&quot;;[.B315]&lt;&gt;&quot;&quot;));CONCATENATE(&quot;addSuperVar(&quot;;[.D315];&quot;,     &quot;&quot;&quot;;[.D315];&quot;&quot;&quot;, &quot;;    CONCATENATE( [.F315] ; &quot; &quot;; [.E315]);&quot;,&quot;; [.G315];&quot;,&quot;;&quot;&quot;&quot;&quot;;CONCATENATE([.H315];&quot; - &quot;;[.I315])  ; &quot;&quot;&quot;);&quot;);IF([.A315]=&quot;&quot;;[.D315];[.A315])); &quot;//intentionally blank&quot;)" office:value-type="string" office:string-value="addSuperVar(simuHeli.dragK_Linear,     &quot;simuHeli.dragK_Linear&quot;,                plsHandshk |UserEditable | defIsRetain ,0,&quot; - &quot;);" calcext:value-type="string">
            <text:p>addSuperVar(simuHeli.dragK_Linear, <text:s text:c="4"/>"simuHeli.dragK_Linear", <text:s text:c="15"/>plsHandshk |UserEditable | defIsRetain ,0," - ");</text:p>
          </table:table-cell>
          <table:table-cell office:value-type="string" calcext:value-type="string">
            <text:p>;</text:p>
          </table:table-cell>
          <table:table-cell table:style-name="ce8" table:formula="of:=IF([.C315] &lt;&gt; 1; IF(AND([.A315]=&quot;&quot;;[.B315] &lt;&gt; &quot;&quot;);CONCATENATE(&quot;i++; detectOverflow(i, maxListIndex, errText) ;varList[l][i] = getVarID(&quot;&quot;&quot;;[.D315];&quot;&quot;&quot;);&quot;);IF([.A315]=&quot;&quot;;[.D315];[.A315])); &quot;//intentionally blank&quot;)" office:value-type="string" office:string-value="i++; detectOverflow(i, maxListIndex, errText) ;varList[l][i] = getVarID(&quot;simuHeli.dragK_Linear&quot;);" calcext:value-type="string">
            <text:p>i++; detectOverflow(i, maxListIndex, errText) ;varList[l][i] = getVarID("simuHeli.dragK_Linear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dragK_Yaw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number-columns-repeated="2"/>
          <table:table-cell table:style-name="ce8" table:formula="of:=IF([.C316] &lt;&gt; 2; IF([.A316]=&quot;&quot;;CONCATENATE(&quot;     &quot;;[.B316];&quot; &quot;;[.D316];&quot;;&quot;);[.A316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16] &lt;&gt; 1; IF((AND([.A316]=&quot;&quot;;[.B316]&lt;&gt;&quot;&quot;));CONCATENATE(&quot;addSuperVar(&quot;;[.D316];&quot;,     &quot;&quot;&quot;;[.D316];&quot;&quot;&quot;, &quot;;    CONCATENATE( [.F316] ; &quot; &quot;; [.E316]);&quot;,&quot;; [.G316];&quot;,&quot;;&quot;&quot;&quot;&quot;;CONCATENATE([.H316];&quot; - &quot;;[.I316])  ; &quot;&quot;&quot;);&quot;);IF([.A316]=&quot;&quot;;[.D316];[.A316])); &quot;//intentionally blank&quot;)" office:value-type="string" office:string-value="addSuperVar(simuHeli.dragK_Yaw,     &quot;simuHeli.dragK_Yaw&quot;,                plsHandshk |UserEditable | defIsRetain ,0,&quot; - &quot;);" calcext:value-type="string">
            <text:p>addSuperVar(simuHeli.dragK_Yaw, <text:s text:c="4"/>"simuHeli.dragK_Yaw", <text:s text:c="15"/>plsHandshk |UserEditable | defIsRetain ,0," - ");</text:p>
          </table:table-cell>
          <table:table-cell office:value-type="string" calcext:value-type="string">
            <text:p>;</text:p>
          </table:table-cell>
          <table:table-cell table:style-name="ce8" table:formula="of:=IF([.C316] &lt;&gt; 1; IF(AND([.A316]=&quot;&quot;;[.B316] &lt;&gt; &quot;&quot;);CONCATENATE(&quot;i++; detectOverflow(i, maxListIndex, errText) ;varList[l][i] = getVarID(&quot;&quot;&quot;;[.D316];&quot;&quot;&quot;);&quot;);IF([.A316]=&quot;&quot;;[.D316];[.A316])); &quot;//intentionally blank&quot;)" office:value-type="string" office:string-value="i++; detectOverflow(i, maxListIndex, errText) ;varList[l][i] = getVarID(&quot;simuHeli.dragK_Yaw&quot;);" calcext:value-type="string">
            <text:p>i++; detectOverflow(i, maxListIndex, errText) ;varList[l][i] = getVarID("simuHeli.dragK_Yaw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dragK_Roll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number-columns-repeated="2"/>
          <table:table-cell table:style-name="ce8" table:formula="of:=IF([.C317] &lt;&gt; 2; IF([.A317]=&quot;&quot;;CONCATENATE(&quot;     &quot;;[.B317];&quot; &quot;;[.D317];&quot;;&quot;);[.A317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17] &lt;&gt; 1; IF((AND([.A317]=&quot;&quot;;[.B317]&lt;&gt;&quot;&quot;));CONCATENATE(&quot;addSuperVar(&quot;;[.D317];&quot;,     &quot;&quot;&quot;;[.D317];&quot;&quot;&quot;, &quot;;    CONCATENATE( [.F317] ; &quot; &quot;; [.E317]);&quot;,&quot;; [.G317];&quot;,&quot;;&quot;&quot;&quot;&quot;;CONCATENATE([.H317];&quot; - &quot;;[.I317])  ; &quot;&quot;&quot;);&quot;);IF([.A317]=&quot;&quot;;[.D317];[.A317])); &quot;//intentionally blank&quot;)" office:value-type="string" office:string-value="addSuperVar(simuHeli.dragK_Roll,     &quot;simuHeli.dragK_Roll&quot;,                plsHandshk |UserEditable | defIsRetain ,0,&quot; - &quot;);" calcext:value-type="string">
            <text:p>addSuperVar(simuHeli.dragK_Roll, <text:s text:c="4"/>"simuHeli.dragK_Roll", <text:s text:c="15"/>plsHandshk |UserEditable | defIsRetain ,0," - ");</text:p>
          </table:table-cell>
          <table:table-cell office:value-type="string" calcext:value-type="string">
            <text:p>;</text:p>
          </table:table-cell>
          <table:table-cell table:style-name="ce8" table:formula="of:=IF([.C317] &lt;&gt; 1; IF(AND([.A317]=&quot;&quot;;[.B317] &lt;&gt; &quot;&quot;);CONCATENATE(&quot;i++; detectOverflow(i, maxListIndex, errText) ;varList[l][i] = getVarID(&quot;&quot;&quot;;[.D317];&quot;&quot;&quot;);&quot;);IF([.A317]=&quot;&quot;;[.D317];[.A317])); &quot;//intentionally blank&quot;)" office:value-type="string" office:string-value="i++; detectOverflow(i, maxListIndex, errText) ;varList[l][i] = getVarID(&quot;simuHeli.dragK_Roll&quot;);" calcext:value-type="string">
            <text:p>i++; detectOverflow(i, maxListIndex, errText) ;varList[l][i] = getVarID("simuHeli.dragK_Rol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MotorMaxThrust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lbs</text:p>
          </table:table-cell>
          <table:table-cell table:style-name="ce9"/>
          <table:table-cell table:style-name="ce8" table:formula="of:=IF([.C318] &lt;&gt; 2; IF([.A318]=&quot;&quot;;CONCATENATE(&quot;     &quot;;[.B318];&quot; &quot;;[.D318];&quot;;&quot;);[.A318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18] &lt;&gt; 1; IF((AND([.A318]=&quot;&quot;;[.B318]&lt;&gt;&quot;&quot;));CONCATENATE(&quot;addSuperVar(&quot;;[.D318];&quot;,     &quot;&quot;&quot;;[.D318];&quot;&quot;&quot;, &quot;;    CONCATENATE( [.F318] ; &quot; &quot;; [.E318]);&quot;,&quot;; [.G318];&quot;,&quot;;&quot;&quot;&quot;&quot;;CONCATENATE([.H318];&quot; - &quot;;[.I318])  ; &quot;&quot;&quot;);&quot;);IF([.A318]=&quot;&quot;;[.D318];[.A318])); &quot;//intentionally blank&quot;)" office:value-type="string" office:string-value="addSuperVar(simuHeli.MotorMaxThrust,     &quot;simuHeli.MotorMaxThrust&quot;,                plsHandshk |UserEditable | defIsRetain ,0,&quot;lbs - &quot;);" calcext:value-type="string">
            <text:p>addSuperVar(simuHeli.MotorMaxThrust, <text:s text:c="4"/>"simuHeli.MotorMaxThrust", <text:s text:c="15"/>plsHandshk |UserEditable | defIsRetain ,0,"lbs - ");</text:p>
          </table:table-cell>
          <table:table-cell office:value-type="string" calcext:value-type="string">
            <text:p>;</text:p>
          </table:table-cell>
          <table:table-cell table:style-name="ce8" table:formula="of:=IF([.C318] &lt;&gt; 1; IF(AND([.A318]=&quot;&quot;;[.B318] &lt;&gt; &quot;&quot;);CONCATENATE(&quot;i++; detectOverflow(i, maxListIndex, errText) ;varList[l][i] = getVarID(&quot;&quot;&quot;;[.D318];&quot;&quot;&quot;);&quot;);IF([.A318]=&quot;&quot;;[.D318];[.A318])); &quot;//intentionally blank&quot;)" office:value-type="string" office:string-value="i++; detectOverflow(i, maxListIndex, errText) ;varList[l][i] = getVarID(&quot;simuHeli.MotorMaxThrust&quot;);" calcext:value-type="string">
            <text:p>i++; detectOverflow(i, maxListIndex, errText) ;varList[l][i] = getVarID("simuHeli.MotorMaxThrus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torqueK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ft*motorMaxThrust</text:p>
          </table:table-cell>
          <table:table-cell table:style-name="ce9"/>
          <table:table-cell table:style-name="ce8" table:formula="of:=IF([.C319] &lt;&gt; 2; IF([.A319]=&quot;&quot;;CONCATENATE(&quot;     &quot;;[.B319];&quot; &quot;;[.D319];&quot;;&quot;);[.A319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19] &lt;&gt; 1; IF((AND([.A319]=&quot;&quot;;[.B319]&lt;&gt;&quot;&quot;));CONCATENATE(&quot;addSuperVar(&quot;;[.D319];&quot;,     &quot;&quot;&quot;;[.D319];&quot;&quot;&quot;, &quot;;    CONCATENATE( [.F319] ; &quot; &quot;; [.E319]);&quot;,&quot;; [.G319];&quot;,&quot;;&quot;&quot;&quot;&quot;;CONCATENATE([.H319];&quot; - &quot;;[.I319])  ; &quot;&quot;&quot;);&quot;);IF([.A319]=&quot;&quot;;[.D319];[.A319])); &quot;//intentionally blank&quot;)" office:value-type="string" office:string-value="addSuperVar(simuHeli.torqueK,     &quot;simuHeli.torqueK&quot;,                plsHandshk |UserEditable | defIsRetain ,0,&quot;ft*motorMaxThrust - &quot;);" calcext:value-type="string">
            <text:p>addSuperVar(simuHeli.torqueK, <text:s text:c="4"/>"simuHeli.torqueK", <text:s text:c="15"/>plsHandshk |UserEditable | defIsRetain ,0,"ft*motorMaxThrust - ");</text:p>
          </table:table-cell>
          <table:table-cell office:value-type="string" calcext:value-type="string">
            <text:p>;</text:p>
          </table:table-cell>
          <table:table-cell table:style-name="ce8" table:formula="of:=IF([.C319] &lt;&gt; 1; IF(AND([.A319]=&quot;&quot;;[.B319] &lt;&gt; &quot;&quot;);CONCATENATE(&quot;i++; detectOverflow(i, maxListIndex, errText) ;varList[l][i] = getVarID(&quot;&quot;&quot;;[.D319];&quot;&quot;&quot;);&quot;);IF([.A319]=&quot;&quot;;[.D319];[.A319])); &quot;//intentionally blank&quot;)" office:value-type="string" office:string-value="i++; detectOverflow(i, maxListIndex, errText) ;varList[l][i] = getVarID(&quot;simuHeli.torqueK&quot;);" calcext:value-type="string">
            <text:p>i++; detectOverflow(i, maxListIndex, errText) ;varList[l][i] = getVarID("simuHeli.torqueK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maxWindSpeed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mph</text:p>
          </table:table-cell>
          <table:table-cell table:style-name="ce9"/>
          <table:table-cell table:style-name="ce8" table:formula="of:=IF([.C320] &lt;&gt; 2; IF([.A320]=&quot;&quot;;CONCATENATE(&quot;     &quot;;[.B320];&quot; &quot;;[.D320];&quot;;&quot;);[.A320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20] &lt;&gt; 1; IF((AND([.A320]=&quot;&quot;;[.B320]&lt;&gt;&quot;&quot;));CONCATENATE(&quot;addSuperVar(&quot;;[.D320];&quot;,     &quot;&quot;&quot;;[.D320];&quot;&quot;&quot;, &quot;;    CONCATENATE( [.F320] ; &quot; &quot;; [.E320]);&quot;,&quot;; [.G320];&quot;,&quot;;&quot;&quot;&quot;&quot;;CONCATENATE([.H320];&quot; - &quot;;[.I320])  ; &quot;&quot;&quot;);&quot;);IF([.A320]=&quot;&quot;;[.D320];[.A320])); &quot;//intentionally blank&quot;)" office:value-type="string" office:string-value="addSuperVar(simuHeli.maxWindSpeed,     &quot;simuHeli.maxWindSpeed&quot;,                plsHandshk |UserEditable | defIsRetain ,0,&quot;mph - &quot;);" calcext:value-type="string">
            <text:p>addSuperVar(simuHeli.maxWindSpeed, <text:s text:c="4"/>"simuHeli.maxWindSpeed", <text:s text:c="15"/>plsHandshk |UserEditable | defIsRetain ,0,"mph - ");</text:p>
          </table:table-cell>
          <table:table-cell office:value-type="string" calcext:value-type="string">
            <text:p>;</text:p>
          </table:table-cell>
          <table:table-cell table:style-name="ce8" table:formula="of:=IF([.C320] &lt;&gt; 1; IF(AND([.A320]=&quot;&quot;;[.B320] &lt;&gt; &quot;&quot;);CONCATENATE(&quot;i++; detectOverflow(i, maxListIndex, errText) ;varList[l][i] = getVarID(&quot;&quot;&quot;;[.D320];&quot;&quot;&quot;);&quot;);IF([.A320]=&quot;&quot;;[.D320];[.A320])); &quot;//intentionally blank&quot;)" office:value-type="string" office:string-value="i++; detectOverflow(i, maxListIndex, errText) ;varList[l][i] = getVarID(&quot;simuHeli.maxWindSpeed&quot;);" calcext:value-type="string">
            <text:p>i++; detectOverflow(i, maxListIndex, errText) ;varList[l][i] = getVarID("simuHeli.maxWindSpee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simuHeli.turbulenceLevel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1 to 4</text:p>
          </table:table-cell>
          <table:table-cell table:style-name="ce9"/>
          <table:table-cell table:style-name="ce8" table:formula="of:=IF([.C321] &lt;&gt; 2; IF([.A321]=&quot;&quot;;CONCATENATE(&quot;     &quot;;[.B321];&quot; &quot;;[.D321];&quot;;&quot;);[.A321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21] &lt;&gt; 1; IF((AND([.A321]=&quot;&quot;;[.B321]&lt;&gt;&quot;&quot;));CONCATENATE(&quot;addSuperVar(&quot;;[.D321];&quot;,     &quot;&quot;&quot;;[.D321];&quot;&quot;&quot;, &quot;;    CONCATENATE( [.F321] ; &quot; &quot;; [.E321]);&quot;,&quot;; [.G321];&quot;,&quot;;&quot;&quot;&quot;&quot;;CONCATENATE([.H321];&quot; - &quot;;[.I321])  ; &quot;&quot;&quot;);&quot;);IF([.A321]=&quot;&quot;;[.D321];[.A321])); &quot;//intentionally blank&quot;)" office:value-type="string" office:string-value="addSuperVar(simuHeli.turbulenceLevel,     &quot;simuHeli.turbulenceLevel&quot;,                plsHandshk |UserEditable | defIsRetain ,0,&quot;1 to 4 - &quot;);" calcext:value-type="string">
            <text:p>addSuperVar(simuHeli.turbulenceLevel, <text:s text:c="4"/>"simuHeli.turbulenceLevel", <text:s text:c="15"/>plsHandshk |UserEditable | defIsRetain ,0,"1 to 4 - ");</text:p>
          </table:table-cell>
          <table:table-cell office:value-type="string" calcext:value-type="string">
            <text:p>;</text:p>
          </table:table-cell>
          <table:table-cell table:style-name="ce8" table:formula="of:=IF([.C321] &lt;&gt; 1; IF(AND([.A321]=&quot;&quot;;[.B321] &lt;&gt; &quot;&quot;);CONCATENATE(&quot;i++; detectOverflow(i, maxListIndex, errText) ;varList[l][i] = getVarID(&quot;&quot;&quot;;[.D321];&quot;&quot;&quot;);&quot;);IF([.A321]=&quot;&quot;;[.D321];[.A321])); &quot;//intentionally blank&quot;)" office:value-type="string" office:string-value="i++; detectOverflow(i, maxListIndex, errText) ;varList[l][i] = getVarID(&quot;simuHeli.turbulenceLevel&quot;);" calcext:value-type="string">
            <text:p>i++; detectOverflow(i, maxListIndex, errText) ;varList[l][i] = getVarID("simuHeli.turbulenceLeve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Instrumentation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322] &lt;&gt; 2; IF([.A322]=&quot;&quot;;CONCATENATE(&quot;     &quot;;[.B322];&quot; &quot;;[.D322];&quot;;&quot;);[.A322]); &quot;//intentionally blank&quot;)" office:value-type="string" office:string-value="//Instrumentation" calcext:value-type="string">
            <text:p>//Instrumentation</text:p>
          </table:table-cell>
          <table:table-cell office:value-type="string" calcext:value-type="string">
            <text:p>;</text:p>
          </table:table-cell>
          <table:table-cell table:style-name="ce28" table:formula="of:=IF([.C322] &lt;&gt; 1; IF((AND([.A322]=&quot;&quot;;[.B322]&lt;&gt;&quot;&quot;));CONCATENATE(&quot;addSuperVar(&quot;;[.D322];&quot;,     &quot;&quot;&quot;;[.D322];&quot;&quot;&quot;, &quot;;    CONCATENATE( [.F322] ; &quot; &quot;; [.E322]);&quot;,&quot;; [.G322];&quot;,&quot;;&quot;&quot;&quot;&quot;;CONCATENATE([.H322];&quot; - &quot;;[.I322])  ; &quot;&quot;&quot;);&quot;);IF([.A322]=&quot;&quot;;[.D322];[.A322])); &quot;//intentionally blank&quot;)" office:value-type="string" office:string-value="//Instrumentation" calcext:value-type="string">
            <text:p>//Instrumentation</text:p>
          </table:table-cell>
          <table:table-cell office:value-type="string" calcext:value-type="string">
            <text:p>;</text:p>
          </table:table-cell>
          <table:table-cell table:style-name="ce8" table:formula="of:=IF([.C322] &lt;&gt; 1; IF(AND([.A322]=&quot;&quot;;[.B322] &lt;&gt; &quot;&quot;);CONCATENATE(&quot;i++; detectOverflow(i, maxListIndex, errText) ;varList[l][i] = getVarID(&quot;&quot;&quot;;[.D322];&quot;&quot;&quot;);&quot;);IF([.A322]=&quot;&quot;;[.D322];[.A322])); &quot;//intentionally blank&quot;)" office:value-type="string" office:string-value="//Instrumentation" calcext:value-type="string">
            <text:p>//Instrumentation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FilterTimeConstantBarometer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23] &lt;&gt; 2; IF([.A323]=&quot;&quot;;CONCATENATE(&quot;     &quot;;[.B323];&quot; &quot;;[.D323];&quot;;&quot;);[.A323]); &quot;//intentionally blank&quot;)" office:value-type="string" office:string-value="     float Sensor_FilterTimeConstantBarometer;" calcext:value-type="string">
            <text:p><text:s text:c="5"/>float Sensor_FilterTimeConstantBarometer;</text:p>
          </table:table-cell>
          <table:table-cell office:value-type="string" calcext:value-type="string">
            <text:p>;</text:p>
          </table:table-cell>
          <table:table-cell table:style-name="ce28" table:formula="of:=IF([.C323] &lt;&gt; 1; IF((AND([.A323]=&quot;&quot;;[.B323]&lt;&gt;&quot;&quot;));CONCATENATE(&quot;addSuperVar(&quot;;[.D323];&quot;,     &quot;&quot;&quot;;[.D323];&quot;&quot;&quot;, &quot;;    CONCATENATE( [.F323] ; &quot; &quot;; [.E323]);&quot;,&quot;; [.G323];&quot;,&quot;;&quot;&quot;&quot;&quot;;CONCATENATE([.H323];&quot; - &quot;;[.I323])  ; &quot;&quot;&quot;);&quot;);IF([.A323]=&quot;&quot;;[.D323];[.A323])); &quot;//intentionally blank&quot;)" office:value-type="string" office:string-value="addSuperVar(Sensor_FilterTimeConstantBarometer,     &quot;Sensor_FilterTimeConstantBarometer&quot;,                plsHandshk |UserEditable | defIsRetain ,0,&quot;Seconds - &quot;);" calcext:value-type="string">
            <text:p>addSuperVar(Sensor_FilterTimeConstantBarometer, <text:s text:c="4"/>"Sensor_FilterTimeConstantBarometer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23] &lt;&gt; 1; IF(AND([.A323]=&quot;&quot;;[.B323] &lt;&gt; &quot;&quot;);CONCATENATE(&quot;i++; detectOverflow(i, maxListIndex, errText) ;varList[l][i] = getVarID(&quot;&quot;&quot;;[.D323];&quot;&quot;&quot;);&quot;);IF([.A323]=&quot;&quot;;[.D323];[.A323])); &quot;//intentionally blank&quot;)" office:value-type="string" office:string-value="i++; detectOverflow(i, maxListIndex, errText) ;varList[l][i] = getVarID(&quot;Sensor_FilterTimeConstantBarometer&quot;);" calcext:value-type="string">
            <text:p>i++; detectOverflow(i, maxListIndex, errText) ;varList[l][i] = getVarID("Sensor_FilterTimeConstantBarometer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FilterTimeConstantAccelerometer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24] &lt;&gt; 2; IF([.A324]=&quot;&quot;;CONCATENATE(&quot;     &quot;;[.B324];&quot; &quot;;[.D324];&quot;;&quot;);[.A324]); &quot;//intentionally blank&quot;)" office:value-type="string" office:string-value="     float Sensor_FilterTimeConstantAccelerometer;" calcext:value-type="string">
            <text:p><text:s text:c="5"/>float Sensor_FilterTimeConstantAccelerometer;</text:p>
          </table:table-cell>
          <table:table-cell office:value-type="string" calcext:value-type="string">
            <text:p>;</text:p>
          </table:table-cell>
          <table:table-cell table:style-name="ce28" table:formula="of:=IF([.C324] &lt;&gt; 1; IF((AND([.A324]=&quot;&quot;;[.B324]&lt;&gt;&quot;&quot;));CONCATENATE(&quot;addSuperVar(&quot;;[.D324];&quot;,     &quot;&quot;&quot;;[.D324];&quot;&quot;&quot;, &quot;;    CONCATENATE( [.F324] ; &quot; &quot;; [.E324]);&quot;,&quot;; [.G324];&quot;,&quot;;&quot;&quot;&quot;&quot;;CONCATENATE([.H324];&quot; - &quot;;[.I324])  ; &quot;&quot;&quot;);&quot;);IF([.A324]=&quot;&quot;;[.D324];[.A324])); &quot;//intentionally blank&quot;)" office:value-type="string" office:string-value="addSuperVar(Sensor_FilterTimeConstantAccelerometer,     &quot;Sensor_FilterTimeConstantAccelerometer&quot;,                plsHandshk |UserEditable | defIsRetain ,0,&quot;Seconds - &quot;);" calcext:value-type="string">
            <text:p>addSuperVar(Sensor_FilterTimeConstantAccelerometer, <text:s text:c="4"/>"Sensor_FilterTimeConstantAccelerometer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24] &lt;&gt; 1; IF(AND([.A324]=&quot;&quot;;[.B324] &lt;&gt; &quot;&quot;);CONCATENATE(&quot;i++; detectOverflow(i, maxListIndex, errText) ;varList[l][i] = getVarID(&quot;&quot;&quot;;[.D324];&quot;&quot;&quot;);&quot;);IF([.A324]=&quot;&quot;;[.D324];[.A324])); &quot;//intentionally blank&quot;)" office:value-type="string" office:string-value="i++; detectOverflow(i, maxListIndex, errText) ;varList[l][i] = getVarID(&quot;Sensor_FilterTimeConstantAccelerometer&quot;);" calcext:value-type="string">
            <text:p>i++; detectOverflow(i, maxListIndex, errText) ;varList[l][i] = getVarID("Sensor_FilterTimeConstantAccelerometer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FilterTimeConstantGyro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25] &lt;&gt; 2; IF([.A325]=&quot;&quot;;CONCATENATE(&quot;     &quot;;[.B325];&quot; &quot;;[.D325];&quot;;&quot;);[.A325]); &quot;//intentionally blank&quot;)" office:value-type="string" office:string-value="     float Sensor_FilterTimeConstantGyro;" calcext:value-type="string">
            <text:p><text:s text:c="5"/>float Sensor_FilterTimeConstantGyro;</text:p>
          </table:table-cell>
          <table:table-cell office:value-type="string" calcext:value-type="string">
            <text:p>;</text:p>
          </table:table-cell>
          <table:table-cell table:style-name="ce28" table:formula="of:=IF([.C325] &lt;&gt; 1; IF((AND([.A325]=&quot;&quot;;[.B325]&lt;&gt;&quot;&quot;));CONCATENATE(&quot;addSuperVar(&quot;;[.D325];&quot;,     &quot;&quot;&quot;;[.D325];&quot;&quot;&quot;, &quot;;    CONCATENATE( [.F325] ; &quot; &quot;; [.E325]);&quot;,&quot;; [.G325];&quot;,&quot;;&quot;&quot;&quot;&quot;;CONCATENATE([.H325];&quot; - &quot;;[.I325])  ; &quot;&quot;&quot;);&quot;);IF([.A325]=&quot;&quot;;[.D325];[.A325])); &quot;//intentionally blank&quot;)" office:value-type="string" office:string-value="addSuperVar(Sensor_FilterTimeConstantGyro,     &quot;Sensor_FilterTimeConstantGyro&quot;,                plsHandshk |UserEditable | defIsRetain ,0,&quot;Seconds - &quot;);" calcext:value-type="string">
            <text:p>addSuperVar(Sensor_FilterTimeConstantGyro, <text:s text:c="4"/>"Sensor_FilterTimeConstantGyro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25] &lt;&gt; 1; IF(AND([.A325]=&quot;&quot;;[.B325] &lt;&gt; &quot;&quot;);CONCATENATE(&quot;i++; detectOverflow(i, maxListIndex, errText) ;varList[l][i] = getVarID(&quot;&quot;&quot;;[.D325];&quot;&quot;&quot;);&quot;);IF([.A325]=&quot;&quot;;[.D325];[.A325])); &quot;//intentionally blank&quot;)" office:value-type="string" office:string-value="i++; detectOverflow(i, maxListIndex, errText) ;varList[l][i] = getVarID(&quot;Sensor_FilterTimeConstantGyro&quot;);" calcext:value-type="string">
            <text:p>i++; detectOverflow(i, maxListIndex, errText) ;varList[l][i] = getVarID("Sensor_FilterTimeConstantGyro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FilterTimeConstantCompass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26] &lt;&gt; 2; IF([.A326]=&quot;&quot;;CONCATENATE(&quot;     &quot;;[.B326];&quot; &quot;;[.D326];&quot;;&quot;);[.A326]); &quot;//intentionally blank&quot;)" office:value-type="string" office:string-value="     float Sensor_FilterTimeConstantCompass;" calcext:value-type="string">
            <text:p><text:s text:c="5"/>float Sensor_FilterTimeConstantCompass;</text:p>
          </table:table-cell>
          <table:table-cell office:value-type="string" calcext:value-type="string">
            <text:p>;</text:p>
          </table:table-cell>
          <table:table-cell table:style-name="ce28" table:formula="of:=IF([.C326] &lt;&gt; 1; IF((AND([.A326]=&quot;&quot;;[.B326]&lt;&gt;&quot;&quot;));CONCATENATE(&quot;addSuperVar(&quot;;[.D326];&quot;,     &quot;&quot;&quot;;[.D326];&quot;&quot;&quot;, &quot;;    CONCATENATE( [.F326] ; &quot; &quot;; [.E326]);&quot;,&quot;; [.G326];&quot;,&quot;;&quot;&quot;&quot;&quot;;CONCATENATE([.H326];&quot; - &quot;;[.I326])  ; &quot;&quot;&quot;);&quot;);IF([.A326]=&quot;&quot;;[.D326];[.A326])); &quot;//intentionally blank&quot;)" office:value-type="string" office:string-value="addSuperVar(Sensor_FilterTimeConstantCompass,     &quot;Sensor_FilterTimeConstantCompass&quot;,                plsHandshk |UserEditable | defIsRetain ,0,&quot;Seconds - &quot;);" calcext:value-type="string">
            <text:p>addSuperVar(Sensor_FilterTimeConstantCompass, <text:s text:c="4"/>"Sensor_FilterTimeConstantCompass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26] &lt;&gt; 1; IF(AND([.A326]=&quot;&quot;;[.B326] &lt;&gt; &quot;&quot;);CONCATENATE(&quot;i++; detectOverflow(i, maxListIndex, errText) ;varList[l][i] = getVarID(&quot;&quot;&quot;;[.D326];&quot;&quot;&quot;);&quot;);IF([.A326]=&quot;&quot;;[.D326];[.A326])); &quot;//intentionally blank&quot;)" office:value-type="string" office:string-value="i++; detectOverflow(i, maxListIndex, errText) ;varList[l][i] = getVarID(&quot;Sensor_FilterTimeConstantCompass&quot;);" calcext:value-type="string">
            <text:p>i++; detectOverflow(i, maxListIndex, errText) ;varList[l][i] = getVarID("Sensor_FilterTimeConstantCompass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FilterTimeConstantGPSHorizontal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27] &lt;&gt; 2; IF([.A327]=&quot;&quot;;CONCATENATE(&quot;     &quot;;[.B327];&quot; &quot;;[.D327];&quot;;&quot;);[.A327]); &quot;//intentionally blank&quot;)" office:value-type="string" office:string-value="     float Sensor_FilterTimeConstantGPSHorizontal;" calcext:value-type="string">
            <text:p><text:s text:c="5"/>float Sensor_FilterTimeConstantGPSHorizontal;</text:p>
          </table:table-cell>
          <table:table-cell office:value-type="string" calcext:value-type="string">
            <text:p>;</text:p>
          </table:table-cell>
          <table:table-cell table:style-name="ce28" table:formula="of:=IF([.C327] &lt;&gt; 1; IF((AND([.A327]=&quot;&quot;;[.B327]&lt;&gt;&quot;&quot;));CONCATENATE(&quot;addSuperVar(&quot;;[.D327];&quot;,     &quot;&quot;&quot;;[.D327];&quot;&quot;&quot;, &quot;;    CONCATENATE( [.F327] ; &quot; &quot;; [.E327]);&quot;,&quot;; [.G327];&quot;,&quot;;&quot;&quot;&quot;&quot;;CONCATENATE([.H327];&quot; - &quot;;[.I327])  ; &quot;&quot;&quot;);&quot;);IF([.A327]=&quot;&quot;;[.D327];[.A327])); &quot;//intentionally blank&quot;)" office:value-type="string" office:string-value="addSuperVar(Sensor_FilterTimeConstantGPSHorizontal,     &quot;Sensor_FilterTimeConstantGPSHorizontal&quot;,                plsHandshk |UserEditable | defIsRetain ,0,&quot;Seconds - &quot;);" calcext:value-type="string">
            <text:p>addSuperVar(Sensor_FilterTimeConstantGPSHorizontal, <text:s text:c="4"/>"Sensor_FilterTimeConstantGPSHorizontal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27] &lt;&gt; 1; IF(AND([.A327]=&quot;&quot;;[.B327] &lt;&gt; &quot;&quot;);CONCATENATE(&quot;i++; detectOverflow(i, maxListIndex, errText) ;varList[l][i] = getVarID(&quot;&quot;&quot;;[.D327];&quot;&quot;&quot;);&quot;);IF([.A327]=&quot;&quot;;[.D327];[.A327])); &quot;//intentionally blank&quot;)" office:value-type="string" office:string-value="i++; detectOverflow(i, maxListIndex, errText) ;varList[l][i] = getVarID(&quot;Sensor_FilterTimeConstantGPSHorizontal&quot;);" calcext:value-type="string">
            <text:p>i++; detectOverflow(i, maxListIndex, errText) ;varList[l][i] = getVarID("Sensor_FilterTimeConstantGPSHorizont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FilterTimeConstantGPSVertical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28] &lt;&gt; 2; IF([.A328]=&quot;&quot;;CONCATENATE(&quot;     &quot;;[.B328];&quot; &quot;;[.D328];&quot;;&quot;);[.A328]); &quot;//intentionally blank&quot;)" office:value-type="string" office:string-value="     float Sensor_FilterTimeConstantGPSVertical;" calcext:value-type="string">
            <text:p><text:s text:c="5"/>float Sensor_FilterTimeConstantGPSVertical;</text:p>
          </table:table-cell>
          <table:table-cell office:value-type="string" calcext:value-type="string">
            <text:p>;</text:p>
          </table:table-cell>
          <table:table-cell table:style-name="ce28" table:formula="of:=IF([.C328] &lt;&gt; 1; IF((AND([.A328]=&quot;&quot;;[.B328]&lt;&gt;&quot;&quot;));CONCATENATE(&quot;addSuperVar(&quot;;[.D328];&quot;,     &quot;&quot;&quot;;[.D328];&quot;&quot;&quot;, &quot;;    CONCATENATE( [.F328] ; &quot; &quot;; [.E328]);&quot;,&quot;; [.G328];&quot;,&quot;;&quot;&quot;&quot;&quot;;CONCATENATE([.H328];&quot; - &quot;;[.I328])  ; &quot;&quot;&quot;);&quot;);IF([.A328]=&quot;&quot;;[.D328];[.A328])); &quot;//intentionally blank&quot;)" office:value-type="string" office:string-value="addSuperVar(Sensor_FilterTimeConstantGPSVertical,     &quot;Sensor_FilterTimeConstantGPSVertical&quot;,                plsHandshk |UserEditable | defIsRetain ,0,&quot;Seconds - &quot;);" calcext:value-type="string">
            <text:p>addSuperVar(Sensor_FilterTimeConstantGPSVertical, <text:s text:c="4"/>"Sensor_FilterTimeConstantGPSVertical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28] &lt;&gt; 1; IF(AND([.A328]=&quot;&quot;;[.B328] &lt;&gt; &quot;&quot;);CONCATENATE(&quot;i++; detectOverflow(i, maxListIndex, errText) ;varList[l][i] = getVarID(&quot;&quot;&quot;;[.D328];&quot;&quot;&quot;);&quot;);IF([.A328]=&quot;&quot;;[.D328];[.A328])); &quot;//intentionally blank&quot;)" office:value-type="string" office:string-value="i++; detectOverflow(i, maxListIndex, errText) ;varList[l][i] = getVarID(&quot;Sensor_FilterTimeConstantGPSVertical&quot;);" calcext:value-type="string">
            <text:p>i++; detectOverflow(i, maxListIndex, errText) ;varList[l][i] = getVarID("Sensor_FilterTimeConstantGPSVertic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FilterTimeConstantThrustMagnitudeChange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29] &lt;&gt; 2; IF([.A329]=&quot;&quot;;CONCATENATE(&quot;     &quot;;[.B329];&quot; &quot;;[.D329];&quot;;&quot;);[.A329]); &quot;//intentionally blank&quot;)" office:value-type="string" office:string-value="     float Sensor_FilterTimeConstantThrustMagnitudeChange;" calcext:value-type="string">
            <text:p><text:s text:c="5"/>float Sensor_FilterTimeConstantThrustMagnitudeChange;</text:p>
          </table:table-cell>
          <table:table-cell office:value-type="string" calcext:value-type="string">
            <text:p>;</text:p>
          </table:table-cell>
          <table:table-cell table:style-name="ce28" table:formula="of:=IF([.C329] &lt;&gt; 1; IF((AND([.A329]=&quot;&quot;;[.B329]&lt;&gt;&quot;&quot;));CONCATENATE(&quot;addSuperVar(&quot;;[.D329];&quot;,     &quot;&quot;&quot;;[.D329];&quot;&quot;&quot;, &quot;;    CONCATENATE( [.F329] ; &quot; &quot;; [.E329]);&quot;,&quot;; [.G329];&quot;,&quot;;&quot;&quot;&quot;&quot;;CONCATENATE([.H329];&quot; - &quot;;[.I329])  ; &quot;&quot;&quot;);&quot;);IF([.A329]=&quot;&quot;;[.D329];[.A329])); &quot;//intentionally blank&quot;)" office:value-type="string" office:string-value="addSuperVar(Sensor_FilterTimeConstantThrustMagnitudeChange,     &quot;Sensor_FilterTimeConstantThrustMagnitudeChange&quot;,                plsHandshk |UserEditable | defIsRetain ,0,&quot;Seconds - &quot;);" calcext:value-type="string">
            <text:p>addSuperVar(Sensor_FilterTimeConstantThrustMagnitudeChange, <text:s text:c="4"/>"Sensor_FilterTimeConstantThrustMagnitudeChange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29] &lt;&gt; 1; IF(AND([.A329]=&quot;&quot;;[.B329] &lt;&gt; &quot;&quot;);CONCATENATE(&quot;i++; detectOverflow(i, maxListIndex, errText) ;varList[l][i] = getVarID(&quot;&quot;&quot;;[.D329];&quot;&quot;&quot;);&quot;);IF([.A329]=&quot;&quot;;[.D329];[.A329])); &quot;//intentionally blank&quot;)" office:value-type="string" office:string-value="i++; detectOverflow(i, maxListIndex, errText) ;varList[l][i] = getVarID(&quot;Sensor_FilterTimeConstantThrustMagnitudeChange&quot;);" calcext:value-type="string">
            <text:p>i++; detectOverflow(i, maxListIndex, errText) ;varList[l][i] = getVarID("Sensor_FilterTimeConstantThrustMagnitudeChang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FilterTimeConstantBatteryPercent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30] &lt;&gt; 2; IF([.A330]=&quot;&quot;;CONCATENATE(&quot;     &quot;;[.B330];&quot; &quot;;[.D330];&quot;;&quot;);[.A330]); &quot;//intentionally blank&quot;)" office:value-type="string" office:string-value="     float Sensor_FilterTimeConstantBatteryPercent;" calcext:value-type="string">
            <text:p><text:s text:c="5"/>float Sensor_FilterTimeConstantBatteryPercent;</text:p>
          </table:table-cell>
          <table:table-cell office:value-type="string" calcext:value-type="string">
            <text:p>;</text:p>
          </table:table-cell>
          <table:table-cell table:style-name="ce28" table:formula="of:=IF([.C330] &lt;&gt; 1; IF((AND([.A330]=&quot;&quot;;[.B330]&lt;&gt;&quot;&quot;));CONCATENATE(&quot;addSuperVar(&quot;;[.D330];&quot;,     &quot;&quot;&quot;;[.D330];&quot;&quot;&quot;, &quot;;    CONCATENATE( [.F330] ; &quot; &quot;; [.E330]);&quot;,&quot;; [.G330];&quot;,&quot;;&quot;&quot;&quot;&quot;;CONCATENATE([.H330];&quot; - &quot;;[.I330])  ; &quot;&quot;&quot;);&quot;);IF([.A330]=&quot;&quot;;[.D330];[.A330])); &quot;//intentionally blank&quot;)" office:value-type="string" office:string-value="addSuperVar(Sensor_FilterTimeConstantBatteryPercent,     &quot;Sensor_FilterTimeConstantBatteryPercent&quot;,                plsHandshk |UserEditable | defIsRetain ,0,&quot;Seconds - &quot;);" calcext:value-type="string">
            <text:p>addSuperVar(Sensor_FilterTimeConstantBatteryPercent, <text:s text:c="4"/>"Sensor_FilterTimeConstantBatteryPercent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30] &lt;&gt; 1; IF(AND([.A330]=&quot;&quot;;[.B330] &lt;&gt; &quot;&quot;);CONCATENATE(&quot;i++; detectOverflow(i, maxListIndex, errText) ;varList[l][i] = getVarID(&quot;&quot;&quot;;[.D330];&quot;&quot;&quot;);&quot;);IF([.A330]=&quot;&quot;;[.D330];[.A330])); &quot;//intentionally blank&quot;)" office:value-type="string" office:string-value="i++; detectOverflow(i, maxListIndex, errText) ;varList[l][i] = getVarID(&quot;Sensor_FilterTimeConstantBatteryPercent&quot;);" calcext:value-type="string">
            <text:p>i++; detectOverflow(i, maxListIndex, errText) ;varList[l][i] = getVarID("Sensor_FilterTimeConstantBatteryPercent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memsZeroYawRate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Radians/Sec</text:p>
          </table:table-cell>
          <table:table-cell table:style-name="ce9"/>
          <table:table-cell table:style-name="ce8" table:formula="of:=IF([.C331] &lt;&gt; 2; IF([.A331]=&quot;&quot;;CONCATENATE(&quot;     &quot;;[.B331];&quot; &quot;;[.D331];&quot;;&quot;);[.A331]); &quot;//intentionally blank&quot;)" office:value-type="string" office:string-value="     float Sensor_memsZeroYawRate;" calcext:value-type="string">
            <text:p><text:s text:c="5"/>float Sensor_memsZeroYawRate;</text:p>
          </table:table-cell>
          <table:table-cell office:value-type="string" calcext:value-type="string">
            <text:p>;</text:p>
          </table:table-cell>
          <table:table-cell table:style-name="ce28" table:formula="of:=IF([.C331] &lt;&gt; 1; IF((AND([.A331]=&quot;&quot;;[.B331]&lt;&gt;&quot;&quot;));CONCATENATE(&quot;addSuperVar(&quot;;[.D331];&quot;,     &quot;&quot;&quot;;[.D331];&quot;&quot;&quot;, &quot;;    CONCATENATE( [.F331] ; &quot; &quot;; [.E331]);&quot;,&quot;; [.G331];&quot;,&quot;;&quot;&quot;&quot;&quot;;CONCATENATE([.H331];&quot; - &quot;;[.I331])  ; &quot;&quot;&quot;);&quot;);IF([.A331]=&quot;&quot;;[.D331];[.A331])); &quot;//intentionally blank&quot;)" office:value-type="string" office:string-value="addSuperVar(Sensor_memsZeroYawRate,     &quot;Sensor_memsZeroYawRate&quot;,                plsHandshk |UserEditable | defIsRetain ,0,&quot;Radians/Sec - &quot;);" calcext:value-type="string">
            <text:p>addSuperVar(Sensor_memsZeroYawRate, <text:s text:c="4"/>"Sensor_memsZeroYawRate", <text:s text:c="15"/>plsHandshk |UserEditable | defIsRetain ,0,"Radians/Sec - ");</text:p>
          </table:table-cell>
          <table:table-cell office:value-type="string" calcext:value-type="string">
            <text:p>;</text:p>
          </table:table-cell>
          <table:table-cell table:style-name="ce8" table:formula="of:=IF([.C331] &lt;&gt; 1; IF(AND([.A331]=&quot;&quot;;[.B331] &lt;&gt; &quot;&quot;);CONCATENATE(&quot;i++; detectOverflow(i, maxListIndex, errText) ;varList[l][i] = getVarID(&quot;&quot;&quot;;[.D331];&quot;&quot;&quot;);&quot;);IF([.A331]=&quot;&quot;;[.D331];[.A331])); &quot;//intentionally blank&quot;)" office:value-type="string" office:string-value="i++; detectOverflow(i, maxListIndex, errText) ;varList[l][i] = getVarID(&quot;Sensor_memsZeroYawRate&quot;);" calcext:value-type="string">
            <text:p>i++; detectOverflow(i, maxListIndex, errText) ;varList[l][i] = getVarID("Sensor_memsZeroYawRa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memsZeroRollRelAzimuth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Radians</text:p>
          </table:table-cell>
          <table:table-cell table:style-name="ce9" office:value-type="string" calcext:value-type="string">
            <text:p>calculated before takeoff</text:p>
          </table:table-cell>
          <table:table-cell table:style-name="ce8" table:formula="of:=IF([.C332] &lt;&gt; 2; IF([.A332]=&quot;&quot;;CONCATENATE(&quot;     &quot;;[.B332];&quot; &quot;;[.D332];&quot;;&quot;);[.A332]); &quot;//intentionally blank&quot;)" office:value-type="string" office:string-value="     float Sensor_memsZeroRollRelAzimuth;" calcext:value-type="string">
            <text:p><text:s text:c="5"/>float Sensor_memsZeroRollRelAzimuth;</text:p>
          </table:table-cell>
          <table:table-cell office:value-type="string" calcext:value-type="string">
            <text:p>;</text:p>
          </table:table-cell>
          <table:table-cell table:style-name="ce28" table:formula="of:=IF([.C332] &lt;&gt; 1; IF((AND([.A332]=&quot;&quot;;[.B332]&lt;&gt;&quot;&quot;));CONCATENATE(&quot;addSuperVar(&quot;;[.D332];&quot;,     &quot;&quot;&quot;;[.D332];&quot;&quot;&quot;, &quot;;    CONCATENATE( [.F332] ; &quot; &quot;; [.E332]);&quot;,&quot;; [.G332];&quot;,&quot;;&quot;&quot;&quot;&quot;;CONCATENATE([.H332];&quot; - &quot;;[.I332])  ; &quot;&quot;&quot;);&quot;);IF([.A332]=&quot;&quot;;[.D332];[.A332])); &quot;//intentionally blank&quot;)" office:value-type="string" office:string-value="addSuperVar(Sensor_memsZeroRollRelAzimuth,     &quot;Sensor_memsZeroRollRelAzimuth&quot;,                plsHandshk |UserEditable | defIsRetain ,0,&quot;Radians - calculated before takeoff&quot;);" calcext:value-type="string">
            <text:p>addSuperVar(Sensor_memsZeroRollRelAzimuth, <text:s text:c="4"/>"Sensor_memsZeroRollRelAzimuth", <text:s text:c="15"/>plsHandshk |UserEditable | defIsRetain ,0,"Radians - calculated before takeoff");</text:p>
          </table:table-cell>
          <table:table-cell office:value-type="string" calcext:value-type="string">
            <text:p>;</text:p>
          </table:table-cell>
          <table:table-cell table:style-name="ce8" table:formula="of:=IF([.C332] &lt;&gt; 1; IF(AND([.A332]=&quot;&quot;;[.B332] &lt;&gt; &quot;&quot;);CONCATENATE(&quot;i++; detectOverflow(i, maxListIndex, errText) ;varList[l][i] = getVarID(&quot;&quot;&quot;;[.D332];&quot;&quot;&quot;);&quot;);IF([.A332]=&quot;&quot;;[.D332];[.A332])); &quot;//intentionally blank&quot;)" office:value-type="string" office:string-value="i++; detectOverflow(i, maxListIndex, errText) ;varList[l][i] = getVarID(&quot;Sensor_memsZeroRollRelAzimuth&quot;);" calcext:value-type="string">
            <text:p>i++; detectOverflow(i, maxListIndex, errText) ;varList[l][i] = getVarID("Sensor_memsZeroRollRel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memsZeroRollRate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Radians/Sec</text:p>
          </table:table-cell>
          <table:table-cell table:style-name="ce9"/>
          <table:table-cell table:style-name="ce8" table:formula="of:=IF([.C333] &lt;&gt; 2; IF([.A333]=&quot;&quot;;CONCATENATE(&quot;     &quot;;[.B333];&quot; &quot;;[.D333];&quot;;&quot;);[.A333]); &quot;//intentionally blank&quot;)" office:value-type="string" office:string-value="     float Sensor_memsZeroRollRate;" calcext:value-type="string">
            <text:p><text:s text:c="5"/>float Sensor_memsZeroRollRate;</text:p>
          </table:table-cell>
          <table:table-cell office:value-type="string" calcext:value-type="string">
            <text:p>;</text:p>
          </table:table-cell>
          <table:table-cell table:style-name="ce28" table:formula="of:=IF([.C333] &lt;&gt; 1; IF((AND([.A333]=&quot;&quot;;[.B333]&lt;&gt;&quot;&quot;));CONCATENATE(&quot;addSuperVar(&quot;;[.D333];&quot;,     &quot;&quot;&quot;;[.D333];&quot;&quot;&quot;, &quot;;    CONCATENATE( [.F333] ; &quot; &quot;; [.E333]);&quot;,&quot;; [.G333];&quot;,&quot;;&quot;&quot;&quot;&quot;;CONCATENATE([.H333];&quot; - &quot;;[.I333])  ; &quot;&quot;&quot;);&quot;);IF([.A333]=&quot;&quot;;[.D333];[.A333])); &quot;//intentionally blank&quot;)" office:value-type="string" office:string-value="addSuperVar(Sensor_memsZeroRollRate,     &quot;Sensor_memsZeroRollRate&quot;,                plsHandshk |UserEditable | defIsRetain ,0,&quot;Radians/Sec - &quot;);" calcext:value-type="string">
            <text:p>addSuperVar(Sensor_memsZeroRollRate, <text:s text:c="4"/>"Sensor_memsZeroRollRate", <text:s text:c="15"/>plsHandshk |UserEditable | defIsRetain ,0,"Radians/Sec - ");</text:p>
          </table:table-cell>
          <table:table-cell office:value-type="string" calcext:value-type="string">
            <text:p>;</text:p>
          </table:table-cell>
          <table:table-cell table:style-name="ce8" table:formula="of:=IF([.C333] &lt;&gt; 1; IF(AND([.A333]=&quot;&quot;;[.B333] &lt;&gt; &quot;&quot;);CONCATENATE(&quot;i++; detectOverflow(i, maxListIndex, errText) ;varList[l][i] = getVarID(&quot;&quot;&quot;;[.D333];&quot;&quot;&quot;);&quot;);IF([.A333]=&quot;&quot;;[.D333];[.A333])); &quot;//intentionally blank&quot;)" office:value-type="string" office:string-value="i++; detectOverflow(i, maxListIndex, errText) ;varList[l][i] = getVarID(&quot;Sensor_memsZeroRollRate&quot;);" calcext:value-type="string">
            <text:p>i++; detectOverflow(i, maxListIndex, errText) ;varList[l][i] = getVarID("Sensor_memsZeroRollRat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declinationAbsAzimuth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34] &lt;&gt; 2; IF([.A334]=&quot;&quot;;CONCATENATE(&quot;     &quot;;[.B334];&quot; &quot;;[.D334];&quot;;&quot;);[.A334]); &quot;//intentionally blank&quot;)" office:value-type="string" office:string-value="     float Sensor_declinationAbsAzimuth;" calcext:value-type="string">
            <text:p><text:s text:c="5"/>float Sensor_declinationAbsAzimuth;</text:p>
          </table:table-cell>
          <table:table-cell office:value-type="string" calcext:value-type="string">
            <text:p>;</text:p>
          </table:table-cell>
          <table:table-cell table:style-name="ce28" table:formula="of:=IF([.C334] &lt;&gt; 1; IF((AND([.A334]=&quot;&quot;;[.B334]&lt;&gt;&quot;&quot;));CONCATENATE(&quot;addSuperVar(&quot;;[.D334];&quot;,     &quot;&quot;&quot;;[.D334];&quot;&quot;&quot;, &quot;;    CONCATENATE( [.F334] ; &quot; &quot;; [.E334]);&quot;,&quot;; [.G334];&quot;,&quot;;&quot;&quot;&quot;&quot;;CONCATENATE([.H334];&quot; - &quot;;[.I334])  ; &quot;&quot;&quot;);&quot;);IF([.A334]=&quot;&quot;;[.D334];[.A334])); &quot;//intentionally blank&quot;)" office:value-type="string" office:string-value="addSuperVar(Sensor_declinationAbsAzimuth,     &quot;Sensor_declinationAbsAzimuth&quot;,                plsHandshk |UserEditable | defIsRetain ,0,&quot;Seconds - &quot;);" calcext:value-type="string">
            <text:p>addSuperVar(Sensor_declinationAbsAzimuth, <text:s text:c="4"/>"Sensor_declinationAbsAzimuth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34] &lt;&gt; 1; IF(AND([.A334]=&quot;&quot;;[.B334] &lt;&gt; &quot;&quot;);CONCATENATE(&quot;i++; detectOverflow(i, maxListIndex, errText) ;varList[l][i] = getVarID(&quot;&quot;&quot;;[.D334];&quot;&quot;&quot;);&quot;);IF([.A334]=&quot;&quot;;[.D334];[.A334])); &quot;//intentionally blank&quot;)" office:value-type="string" office:string-value="i++; detectOverflow(i, maxListIndex, errText) ;varList[l][i] = getVarID(&quot;Sensor_declinationAbsAzimuth&quot;);" calcext:value-type="string">
            <text:p>i++; detectOverflow(i, maxListIndex, errText) ;varList[l][i] = getVarID("Sensor_declinationAbsAzimut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11"/>
          <table:table-cell table:style-name="ce9" office:value-type="string" calcext:value-type="string">
            <text:p>Sensor_declinationAbsPitch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8" table:formula="of:=IF([.C335] &lt;&gt; 2; IF([.A335]=&quot;&quot;;CONCATENATE(&quot;     &quot;;[.B335];&quot; &quot;;[.D335];&quot;;&quot;);[.A335]); &quot;//intentionally blank&quot;)" office:value-type="string" office:string-value="     float Sensor_declinationAbsPitch;" calcext:value-type="string">
            <text:p><text:s text:c="5"/>float Sensor_declinationAbsPitch;</text:p>
          </table:table-cell>
          <table:table-cell office:value-type="string" calcext:value-type="string">
            <text:p>;</text:p>
          </table:table-cell>
          <table:table-cell table:style-name="ce28" table:formula="of:=IF([.C335] &lt;&gt; 1; IF((AND([.A335]=&quot;&quot;;[.B335]&lt;&gt;&quot;&quot;));CONCATENATE(&quot;addSuperVar(&quot;;[.D335];&quot;,     &quot;&quot;&quot;;[.D335];&quot;&quot;&quot;, &quot;;    CONCATENATE( [.F335] ; &quot; &quot;; [.E335]);&quot;,&quot;; [.G335];&quot;,&quot;;&quot;&quot;&quot;&quot;;CONCATENATE([.H335];&quot; - &quot;;[.I335])  ; &quot;&quot;&quot;);&quot;);IF([.A335]=&quot;&quot;;[.D335];[.A335])); &quot;//intentionally blank&quot;)" office:value-type="string" office:string-value="addSuperVar(Sensor_declinationAbsPitch,     &quot;Sensor_declinationAbsPitch&quot;,                plsHandshk |UserEditable | defIsRetain ,0,&quot;Seconds - &quot;);" calcext:value-type="string">
            <text:p>addSuperVar(Sensor_declinationAbsPitch, <text:s text:c="4"/>"Sensor_declinationAbsPitch", <text:s text:c="15"/>plsHandshk |UserEditable | defIsRetain ,0,"Seconds - ");</text:p>
          </table:table-cell>
          <table:table-cell office:value-type="string" calcext:value-type="string">
            <text:p>;</text:p>
          </table:table-cell>
          <table:table-cell table:style-name="ce8" table:formula="of:=IF([.C335] &lt;&gt; 1; IF(AND([.A335]=&quot;&quot;;[.B335] &lt;&gt; &quot;&quot;);CONCATENATE(&quot;i++; detectOverflow(i, maxListIndex, errText) ;varList[l][i] = getVarID(&quot;&quot;&quot;;[.D335];&quot;&quot;&quot;);&quot;);IF([.A335]=&quot;&quot;;[.D335];[.A335])); &quot;//intentionally blank&quot;)" office:value-type="string" office:string-value="i++; detectOverflow(i, maxListIndex, errText) ;varList[l][i] = getVarID(&quot;Sensor_declinationAbsPitch&quot;);" calcext:value-type="string">
            <text:p>i++; detectOverflow(i, maxListIndex, errText) ;varList[l][i] = getVarID("Sensor_declinationAbsPitch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MinCellvoltag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36] &lt;&gt; 2; IF([.A336]=&quot;&quot;;CONCATENATE(&quot;     &quot;;[.B336];&quot; &quot;;[.D336];&quot;;&quot;);[.A336]); &quot;//intentionally blank&quot;)" office:value-type="string" office:string-value="     float Battery_MinCellvoltage;" calcext:value-type="string">
            <text:p><text:s text:c="5"/>float Battery_MinCellvoltage;</text:p>
          </table:table-cell>
          <table:table-cell office:value-type="string" calcext:value-type="string">
            <text:p>;</text:p>
          </table:table-cell>
          <table:table-cell table:style-name="ce28" table:formula="of:=IF([.C336] &lt;&gt; 1; IF((AND([.A336]=&quot;&quot;;[.B336]&lt;&gt;&quot;&quot;));CONCATENATE(&quot;addSuperVar(&quot;;[.D336];&quot;,     &quot;&quot;&quot;;[.D336];&quot;&quot;&quot;, &quot;;    CONCATENATE( [.F336] ; &quot; &quot;; [.E336]);&quot;,&quot;; [.G336];&quot;,&quot;;&quot;&quot;&quot;&quot;;CONCATENATE([.H336];&quot; - &quot;;[.I336])  ; &quot;&quot;&quot;);&quot;);IF([.A336]=&quot;&quot;;[.D336];[.A336])); &quot;//intentionally blank&quot;)" office:value-type="string" office:string-value="addSuperVar(Battery_MinCellvoltage,     &quot;Battery_MinCellvoltage&quot;,                plsHandshk |UserEditable | defIsRetain ,0,&quot;units - comment&quot;);" calcext:value-type="string">
            <text:p>addSuperVar(Battery_MinCellvoltage, <text:s text:c="4"/>"Battery_MinCellvoltage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36] &lt;&gt; 1; IF(AND([.A336]=&quot;&quot;;[.B336] &lt;&gt; &quot;&quot;);CONCATENATE(&quot;i++; detectOverflow(i, maxListIndex, errText) ;varList[l][i] = getVarID(&quot;&quot;&quot;;[.D336];&quot;&quot;&quot;);&quot;);IF([.A336]=&quot;&quot;;[.D336];[.A336])); &quot;//intentionally blank&quot;)" office:value-type="string" office:string-value="i++; detectOverflow(i, maxListIndex, errText) ;varList[l][i] = getVarID(&quot;Battery_MinCellvoltage&quot;);" calcext:value-type="string">
            <text:p>i++; detectOverflow(i, maxListIndex, errText) ;varList[l][i] = getVarID("Battery_MinCellvoltag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MaxCellvoltag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37] &lt;&gt; 2; IF([.A337]=&quot;&quot;;CONCATENATE(&quot;     &quot;;[.B337];&quot; &quot;;[.D337];&quot;;&quot;);[.A337]); &quot;//intentionally blank&quot;)" office:value-type="string" office:string-value="     float Battery_MaxCellvoltage;" calcext:value-type="string">
            <text:p><text:s text:c="5"/>float Battery_MaxCellvoltage;</text:p>
          </table:table-cell>
          <table:table-cell office:value-type="string" calcext:value-type="string">
            <text:p>;</text:p>
          </table:table-cell>
          <table:table-cell table:style-name="ce28" table:formula="of:=IF([.C337] &lt;&gt; 1; IF((AND([.A337]=&quot;&quot;;[.B337]&lt;&gt;&quot;&quot;));CONCATENATE(&quot;addSuperVar(&quot;;[.D337];&quot;,     &quot;&quot;&quot;;[.D337];&quot;&quot;&quot;, &quot;;    CONCATENATE( [.F337] ; &quot; &quot;; [.E337]);&quot;,&quot;; [.G337];&quot;,&quot;;&quot;&quot;&quot;&quot;;CONCATENATE([.H337];&quot; - &quot;;[.I337])  ; &quot;&quot;&quot;);&quot;);IF([.A337]=&quot;&quot;;[.D337];[.A337])); &quot;//intentionally blank&quot;)" office:value-type="string" office:string-value="addSuperVar(Battery_MaxCellvoltage,     &quot;Battery_MaxCellvoltage&quot;,                plsHandshk |UserEditable | defIsRetain ,0,&quot;units - comment&quot;);" calcext:value-type="string">
            <text:p>addSuperVar(Battery_MaxCellvoltage, <text:s text:c="4"/>"Battery_MaxCellvoltage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37] &lt;&gt; 1; IF(AND([.A337]=&quot;&quot;;[.B337] &lt;&gt; &quot;&quot;);CONCATENATE(&quot;i++; detectOverflow(i, maxListIndex, errText) ;varList[l][i] = getVarID(&quot;&quot;&quot;;[.D337];&quot;&quot;&quot;);&quot;);IF([.A337]=&quot;&quot;;[.D337];[.A337])); &quot;//intentionally blank&quot;)" office:value-type="string" office:string-value="i++; detectOverflow(i, maxListIndex, errText) ;varList[l][i] = getVarID(&quot;Battery_MaxCellvoltage&quot;);" calcext:value-type="string">
            <text:p>i++; detectOverflow(i, maxListIndex, errText) ;varList[l][i] = getVarID("Battery_MaxCellvoltag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VoltageDropFullThrottle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38] &lt;&gt; 2; IF([.A338]=&quot;&quot;;CONCATENATE(&quot;     &quot;;[.B338];&quot; &quot;;[.D338];&quot;;&quot;);[.A338]); &quot;//intentionally blank&quot;)" office:value-type="string" office:string-value="     float Battery_VoltageDropFullThrottle;" calcext:value-type="string">
            <text:p><text:s text:c="5"/>float Battery_VoltageDropFullThrottle;</text:p>
          </table:table-cell>
          <table:table-cell office:value-type="string" calcext:value-type="string">
            <text:p>;</text:p>
          </table:table-cell>
          <table:table-cell table:style-name="ce28" table:formula="of:=IF([.C338] &lt;&gt; 1; IF((AND([.A338]=&quot;&quot;;[.B338]&lt;&gt;&quot;&quot;));CONCATENATE(&quot;addSuperVar(&quot;;[.D338];&quot;,     &quot;&quot;&quot;;[.D338];&quot;&quot;&quot;, &quot;;    CONCATENATE( [.F338] ; &quot; &quot;; [.E338]);&quot;,&quot;; [.G338];&quot;,&quot;;&quot;&quot;&quot;&quot;;CONCATENATE([.H338];&quot; - &quot;;[.I338])  ; &quot;&quot;&quot;);&quot;);IF([.A338]=&quot;&quot;;[.D338];[.A338])); &quot;//intentionally blank&quot;)" office:value-type="string" office:string-value="addSuperVar(Battery_VoltageDropFullThrottle,     &quot;Battery_VoltageDropFullThrottle&quot;,                plsHandshk |UserEditable | defIsRetain ,0,&quot;units - comment&quot;);" calcext:value-type="string">
            <text:p>addSuperVar(Battery_VoltageDropFullThrottle, <text:s text:c="4"/>"Battery_VoltageDropFullThrottle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38] &lt;&gt; 1; IF(AND([.A338]=&quot;&quot;;[.B338] &lt;&gt; &quot;&quot;);CONCATENATE(&quot;i++; detectOverflow(i, maxListIndex, errText) ;varList[l][i] = getVarID(&quot;&quot;&quot;;[.D338];&quot;&quot;&quot;);&quot;);IF([.A338]=&quot;&quot;;[.D338];[.A338])); &quot;//intentionally blank&quot;)" office:value-type="string" office:string-value="i++; detectOverflow(i, maxListIndex, errText) ;varList[l][i] = getVarID(&quot;Battery_VoltageDropFullThrottle&quot;);" calcext:value-type="string">
            <text:p>i++; detectOverflow(i, maxListIndex, errText) ;varList[l][i] = getVarID("Battery_VoltageDropFullThrottl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PercentRemainingFilteringTC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Seconds</text:p>
          </table:table-cell>
          <table:table-cell table:style-name="ce8" table:formula="of:=IF([.C339] &lt;&gt; 2; IF([.A339]=&quot;&quot;;CONCATENATE(&quot;     &quot;;[.B339];&quot; &quot;;[.D339];&quot;;&quot;);[.A339]); &quot;//intentionally blank&quot;)" office:value-type="string" office:string-value="     float Battery_PercentRemainingFilteringTC;" calcext:value-type="string">
            <text:p><text:s text:c="5"/>float Battery_PercentRemainingFilteringTC;</text:p>
          </table:table-cell>
          <table:table-cell office:value-type="string" calcext:value-type="string">
            <text:p>;</text:p>
          </table:table-cell>
          <table:table-cell table:style-name="ce28" table:formula="of:=IF([.C339] &lt;&gt; 1; IF((AND([.A339]=&quot;&quot;;[.B339]&lt;&gt;&quot;&quot;));CONCATENATE(&quot;addSuperVar(&quot;;[.D339];&quot;,     &quot;&quot;&quot;;[.D339];&quot;&quot;&quot;, &quot;;    CONCATENATE( [.F339] ; &quot; &quot;; [.E339]);&quot;,&quot;; [.G339];&quot;,&quot;;&quot;&quot;&quot;&quot;;CONCATENATE([.H339];&quot; - &quot;;[.I339])  ; &quot;&quot;&quot;);&quot;);IF([.A339]=&quot;&quot;;[.D339];[.A339])); &quot;//intentionally blank&quot;)" office:value-type="string" office:string-value="addSuperVar(Battery_PercentRemainingFilteringTC,     &quot;Battery_PercentRemainingFilteringTC&quot;,                plsHandshk |UserEditable | defIsRetain ,0,&quot;units - Seconds&quot;);" calcext:value-type="string">
            <text:p>addSuperVar(Battery_PercentRemainingFilteringTC, <text:s text:c="4"/>"Battery_PercentRemainingFilteringTC", <text:s text:c="15"/>plsHandshk |UserEditable | defIsRetain ,0,"units - Seconds");</text:p>
          </table:table-cell>
          <table:table-cell office:value-type="string" calcext:value-type="string">
            <text:p>;</text:p>
          </table:table-cell>
          <table:table-cell table:style-name="ce8" table:formula="of:=IF([.C339] &lt;&gt; 1; IF(AND([.A339]=&quot;&quot;;[.B339] &lt;&gt; &quot;&quot;);CONCATENATE(&quot;i++; detectOverflow(i, maxListIndex, errText) ;varList[l][i] = getVarID(&quot;&quot;&quot;;[.D339];&quot;&quot;&quot;);&quot;);IF([.A339]=&quot;&quot;;[.D339];[.A339])); &quot;//intentionally blank&quot;)" office:value-type="string" office:string-value="i++; detectOverflow(i, maxListIndex, errText) ;varList[l][i] = getVarID(&quot;Battery_PercentRemainingFilteringTC&quot;);" calcext:value-type="string">
            <text:p>i++; detectOverflow(i, maxListIndex, errText) ;varList[l][i] = getVarID("Battery_PercentRemainingFilteringTC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Battery_flightTimeNeededToReachHome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40] &lt;&gt; 2; IF([.A340]=&quot;&quot;;CONCATENATE(&quot;     &quot;;[.B340];&quot; &quot;;[.D340];&quot;;&quot;);[.A340]); &quot;//intentionally blank&quot;)" office:value-type="string" office:string-value="     float Battery_flightTimeNeededToReachHome;" calcext:value-type="string">
            <text:p><text:s text:c="5"/>float Battery_flightTimeNeededToReachHome;</text:p>
          </table:table-cell>
          <table:table-cell office:value-type="string" calcext:value-type="string">
            <text:p>;</text:p>
          </table:table-cell>
          <table:table-cell table:style-name="ce28" table:formula="of:=IF([.C340] &lt;&gt; 1; IF((AND([.A340]=&quot;&quot;;[.B340]&lt;&gt;&quot;&quot;));CONCATENATE(&quot;addSuperVar(&quot;;[.D340];&quot;,     &quot;&quot;&quot;;[.D340];&quot;&quot;&quot;, &quot;;    CONCATENATE( [.F340] ; &quot; &quot;; [.E340]);&quot;,&quot;; [.G340];&quot;,&quot;;&quot;&quot;&quot;&quot;;CONCATENATE([.H340];&quot; - &quot;;[.I340])  ; &quot;&quot;&quot;);&quot;);IF([.A340]=&quot;&quot;;[.D340];[.A340])); &quot;//intentionally blank&quot;)" office:value-type="string" office:string-value="addSuperVar(Battery_flightTimeNeededToReachHome,     &quot;Battery_flightTimeNeededToReachHome&quot;, I2CSlow ,1,&quot;units - comment&quot;);" calcext:value-type="string">
            <text:p>addSuperVar(Battery_flightTimeNeededToReachHome, <text:s text:c="4"/>"Battery_flightTimeNeededToReachHome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40] &lt;&gt; 1; IF(AND([.A340]=&quot;&quot;;[.B340] &lt;&gt; &quot;&quot;);CONCATENATE(&quot;i++; detectOverflow(i, maxListIndex, errText) ;varList[l][i] = getVarID(&quot;&quot;&quot;;[.D340];&quot;&quot;&quot;);&quot;);IF([.A340]=&quot;&quot;;[.D340];[.A340])); &quot;//intentionally blank&quot;)" office:value-type="string" office:string-value="i++; detectOverflow(i, maxListIndex, errText) ;varList[l][i] = getVarID(&quot;Battery_flightTimeNeededToReachHome&quot;);" calcext:value-type="string">
            <text:p>i++; detectOverflow(i, maxListIndex, errText) ;varList[l][i] = getVarID("Battery_flightTimeNeededToReachHom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testVariable1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41] &lt;&gt; 2; IF([.A341]=&quot;&quot;;CONCATENATE(&quot;     &quot;;[.B341];&quot; &quot;;[.D341];&quot;;&quot;);[.A341]); &quot;//intentionally blank&quot;)" office:value-type="string" office:string-value="     float testVariable1;" calcext:value-type="string">
            <text:p><text:s text:c="5"/>float testVariable1;</text:p>
          </table:table-cell>
          <table:table-cell office:value-type="string" calcext:value-type="string">
            <text:p>;</text:p>
          </table:table-cell>
          <table:table-cell table:style-name="ce28" table:formula="of:=IF([.C341] &lt;&gt; 1; IF((AND([.A341]=&quot;&quot;;[.B341]&lt;&gt;&quot;&quot;));CONCATENATE(&quot;addSuperVar(&quot;;[.D341];&quot;,     &quot;&quot;&quot;;[.D341];&quot;&quot;&quot;, &quot;;    CONCATENATE( [.F341] ; &quot; &quot;; [.E341]);&quot;,&quot;; [.G341];&quot;,&quot;;&quot;&quot;&quot;&quot;;CONCATENATE([.H341];&quot; - &quot;;[.I341])  ; &quot;&quot;&quot;);&quot;);IF([.A341]=&quot;&quot;;[.D341];[.A341])); &quot;//intentionally blank&quot;)" office:value-type="string" office:string-value="addSuperVar(testVariable1,     &quot;testVariable1&quot;,                plsHandshk |UserEditable | defIsRetain ,0,&quot;units - comment&quot;);" calcext:value-type="string">
            <text:p>addSuperVar(testVariable1, <text:s text:c="4"/>"testVariable1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41] &lt;&gt; 1; IF(AND([.A341]=&quot;&quot;;[.B341] &lt;&gt; &quot;&quot;);CONCATENATE(&quot;i++; detectOverflow(i, maxListIndex, errText) ;varList[l][i] = getVarID(&quot;&quot;&quot;;[.D341];&quot;&quot;&quot;);&quot;);IF([.A341]=&quot;&quot;;[.D341];[.A341])); &quot;//intentionally blank&quot;)" office:value-type="string" office:string-value="i++; detectOverflow(i, maxListIndex, errText) ;varList[l][i] = getVarID(&quot;testVariable1&quot;);" calcext:value-type="string">
            <text:p>i++; detectOverflow(i, maxListIndex, errText) ;varList[l][i] = getVarID("testVariable1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ce4"/>
          <table:table-cell table:style-name="ce16" office:value-type="string" calcext:value-type="string">
            <text:p>testVariable2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42] &lt;&gt; 2; IF([.A342]=&quot;&quot;;CONCATENATE(&quot;     &quot;;[.B342];&quot; &quot;;[.D342];&quot;;&quot;);[.A342]); &quot;//intentionally blank&quot;)" office:value-type="string" office:string-value="     double testVariable2;" calcext:value-type="string">
            <text:p><text:s text:c="5"/>double testVariable2;</text:p>
          </table:table-cell>
          <table:table-cell office:value-type="string" calcext:value-type="string">
            <text:p>;</text:p>
          </table:table-cell>
          <table:table-cell table:style-name="ce28" table:formula="of:=IF([.C342] &lt;&gt; 1; IF((AND([.A342]=&quot;&quot;;[.B342]&lt;&gt;&quot;&quot;));CONCATENATE(&quot;addSuperVar(&quot;;[.D342];&quot;,     &quot;&quot;&quot;;[.D342];&quot;&quot;&quot;, &quot;;    CONCATENATE( [.F342] ; &quot; &quot;; [.E342]);&quot;,&quot;; [.G342];&quot;,&quot;;&quot;&quot;&quot;&quot;;CONCATENATE([.H342];&quot; - &quot;;[.I342])  ; &quot;&quot;&quot;);&quot;);IF([.A342]=&quot;&quot;;[.D342];[.A342])); &quot;//intentionally blank&quot;)" office:value-type="string" office:string-value="addSuperVar(testVariable2,     &quot;testVariable2&quot;,                plsHandshk |UserEditable | defIsRetain ,0,&quot;units - comment&quot;);" calcext:value-type="string">
            <text:p>addSuperVar(testVariable2, <text:s text:c="4"/>"testVariable2", <text:s text:c="15"/>plsHandshk |UserEditable | defIsRetain ,0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42] &lt;&gt; 1; IF(AND([.A342]=&quot;&quot;;[.B342] &lt;&gt; &quot;&quot;);CONCATENATE(&quot;i++; detectOverflow(i, maxListIndex, errText) ;varList[l][i] = getVarID(&quot;&quot;&quot;;[.D342];&quot;&quot;&quot;);&quot;);IF([.A342]=&quot;&quot;;[.D342];[.A342])); &quot;//intentionally blank&quot;)" office:value-type="string" office:string-value="i++; detectOverflow(i, maxListIndex, errText) ;varList[l][i] = getVarID(&quot;testVariable2&quot;);" calcext:value-type="string">
            <text:p>i++; detectOverflow(i, maxListIndex, errText) ;varList[l][i] = getVarID("testVariable2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debugVar1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43] &lt;&gt; 2; IF([.A343]=&quot;&quot;;CONCATENATE(&quot;     &quot;;[.B343];&quot; &quot;;[.D343];&quot;;&quot;);[.A343]); &quot;//intentionally blank&quot;)" office:value-type="string" office:string-value="     float debugVar1;" calcext:value-type="string">
            <text:p><text:s text:c="5"/>float debugVar1;</text:p>
          </table:table-cell>
          <table:table-cell office:value-type="string" calcext:value-type="string">
            <text:p>;</text:p>
          </table:table-cell>
          <table:table-cell table:style-name="ce28" table:formula="of:=IF([.C343] &lt;&gt; 1; IF((AND([.A343]=&quot;&quot;;[.B343]&lt;&gt;&quot;&quot;));CONCATENATE(&quot;addSuperVar(&quot;;[.D343];&quot;,     &quot;&quot;&quot;;[.D343];&quot;&quot;&quot;, &quot;;    CONCATENATE( [.F343] ; &quot; &quot;; [.E343]);&quot;,&quot;; [.G343];&quot;,&quot;;&quot;&quot;&quot;&quot;;CONCATENATE([.H343];&quot; - &quot;;[.I343])  ; &quot;&quot;&quot;);&quot;);IF([.A343]=&quot;&quot;;[.D343];[.A343])); &quot;//intentionally blank&quot;)" office:value-type="string" office:string-value="addSuperVar(debugVar1,     &quot;debugVar1&quot;, I2CSlow ,1,&quot;units - comment&quot;);" calcext:value-type="string">
            <text:p>addSuperVar(debugVar1, <text:s text:c="4"/>"debugVar1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43] &lt;&gt; 1; IF(AND([.A343]=&quot;&quot;;[.B343] &lt;&gt; &quot;&quot;);CONCATENATE(&quot;i++; detectOverflow(i, maxListIndex, errText) ;varList[l][i] = getVarID(&quot;&quot;&quot;;[.D343];&quot;&quot;&quot;);&quot;);IF([.A343]=&quot;&quot;;[.D343];[.A343])); &quot;//intentionally blank&quot;)" office:value-type="string" office:string-value="i++; detectOverflow(i, maxListIndex, errText) ;varList[l][i] = getVarID(&quot;debugVar1&quot;);" calcext:value-type="string">
            <text:p>i++; detectOverflow(i, maxListIndex, errText) ;varList[l][i] = getVarID("debugVar1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debugVar2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44] &lt;&gt; 2; IF([.A344]=&quot;&quot;;CONCATENATE(&quot;     &quot;;[.B344];&quot; &quot;;[.D344];&quot;;&quot;);[.A344]); &quot;//intentionally blank&quot;)" office:value-type="string" office:string-value="     float debugVar2;" calcext:value-type="string">
            <text:p><text:s text:c="5"/>float debugVar2;</text:p>
          </table:table-cell>
          <table:table-cell office:value-type="string" calcext:value-type="string">
            <text:p>;</text:p>
          </table:table-cell>
          <table:table-cell table:style-name="ce28" table:formula="of:=IF([.C344] &lt;&gt; 1; IF((AND([.A344]=&quot;&quot;;[.B344]&lt;&gt;&quot;&quot;));CONCATENATE(&quot;addSuperVar(&quot;;[.D344];&quot;,     &quot;&quot;&quot;;[.D344];&quot;&quot;&quot;, &quot;;    CONCATENATE( [.F344] ; &quot; &quot;; [.E344]);&quot;,&quot;; [.G344];&quot;,&quot;;&quot;&quot;&quot;&quot;;CONCATENATE([.H344];&quot; - &quot;;[.I344])  ; &quot;&quot;&quot;);&quot;);IF([.A344]=&quot;&quot;;[.D344];[.A344])); &quot;//intentionally blank&quot;)" office:value-type="string" office:string-value="addSuperVar(debugVar2,     &quot;debugVar2&quot;, I2CSlow ,1,&quot;units - comment&quot;);" calcext:value-type="string">
            <text:p>addSuperVar(debugVar2, <text:s text:c="4"/>"debugVar2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44] &lt;&gt; 1; IF(AND([.A344]=&quot;&quot;;[.B344] &lt;&gt; &quot;&quot;);CONCATENATE(&quot;i++; detectOverflow(i, maxListIndex, errText) ;varList[l][i] = getVarID(&quot;&quot;&quot;;[.D344];&quot;&quot;&quot;);&quot;);IF([.A344]=&quot;&quot;;[.D344];[.A344])); &quot;//intentionally blank&quot;)" office:value-type="string" office:string-value="i++; detectOverflow(i, maxListIndex, errText) ;varList[l][i] = getVarID(&quot;debugVar2&quot;);" calcext:value-type="string">
            <text:p>i++; detectOverflow(i, maxListIndex, errText) ;varList[l][i] = getVarID("debugVar2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debugVar3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45] &lt;&gt; 2; IF([.A345]=&quot;&quot;;CONCATENATE(&quot;     &quot;;[.B345];&quot; &quot;;[.D345];&quot;;&quot;);[.A345]); &quot;//intentionally blank&quot;)" office:value-type="string" office:string-value="     float debugVar3;" calcext:value-type="string">
            <text:p><text:s text:c="5"/>float debugVar3;</text:p>
          </table:table-cell>
          <table:table-cell office:value-type="string" calcext:value-type="string">
            <text:p>;</text:p>
          </table:table-cell>
          <table:table-cell table:style-name="ce28" table:formula="of:=IF([.C345] &lt;&gt; 1; IF((AND([.A345]=&quot;&quot;;[.B345]&lt;&gt;&quot;&quot;));CONCATENATE(&quot;addSuperVar(&quot;;[.D345];&quot;,     &quot;&quot;&quot;;[.D345];&quot;&quot;&quot;, &quot;;    CONCATENATE( [.F345] ; &quot; &quot;; [.E345]);&quot;,&quot;; [.G345];&quot;,&quot;;&quot;&quot;&quot;&quot;;CONCATENATE([.H345];&quot; - &quot;;[.I345])  ; &quot;&quot;&quot;);&quot;);IF([.A345]=&quot;&quot;;[.D345];[.A345])); &quot;//intentionally blank&quot;)" office:value-type="string" office:string-value="addSuperVar(debugVar3,     &quot;debugVar3&quot;, I2CSlow ,1,&quot;units - comment&quot;);" calcext:value-type="string">
            <text:p>addSuperVar(debugVar3, <text:s text:c="4"/>"debugVar3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45] &lt;&gt; 1; IF(AND([.A345]=&quot;&quot;;[.B345] &lt;&gt; &quot;&quot;);CONCATENATE(&quot;i++; detectOverflow(i, maxListIndex, errText) ;varList[l][i] = getVarID(&quot;&quot;&quot;;[.D345];&quot;&quot;&quot;);&quot;);IF([.A345]=&quot;&quot;;[.D345];[.A345])); &quot;//intentionally blank&quot;)" office:value-type="string" office:string-value="i++; detectOverflow(i, maxListIndex, errText) ;varList[l][i] = getVarID(&quot;debugVar3&quot;);" calcext:value-type="string">
            <text:p>i++; detectOverflow(i, maxListIndex, errText) ;varList[l][i] = getVarID("debugVar3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debugVar4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46] &lt;&gt; 2; IF([.A346]=&quot;&quot;;CONCATENATE(&quot;     &quot;;[.B346];&quot; &quot;;[.D346];&quot;;&quot;);[.A346]); &quot;//intentionally blank&quot;)" office:value-type="string" office:string-value="     float debugVar4;" calcext:value-type="string">
            <text:p><text:s text:c="5"/>float debugVar4;</text:p>
          </table:table-cell>
          <table:table-cell office:value-type="string" calcext:value-type="string">
            <text:p>;</text:p>
          </table:table-cell>
          <table:table-cell table:style-name="ce28" table:formula="of:=IF([.C346] &lt;&gt; 1; IF((AND([.A346]=&quot;&quot;;[.B346]&lt;&gt;&quot;&quot;));CONCATENATE(&quot;addSuperVar(&quot;;[.D346];&quot;,     &quot;&quot;&quot;;[.D346];&quot;&quot;&quot;, &quot;;    CONCATENATE( [.F346] ; &quot; &quot;; [.E346]);&quot;,&quot;; [.G346];&quot;,&quot;;&quot;&quot;&quot;&quot;;CONCATENATE([.H346];&quot; - &quot;;[.I346])  ; &quot;&quot;&quot;);&quot;);IF([.A346]=&quot;&quot;;[.D346];[.A346])); &quot;//intentionally blank&quot;)" office:value-type="string" office:string-value="addSuperVar(debugVar4,     &quot;debugVar4&quot;, I2CSlow ,1,&quot;units - comment&quot;);" calcext:value-type="string">
            <text:p>addSuperVar(debugVar4, <text:s text:c="4"/>"debugVar4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46] &lt;&gt; 1; IF(AND([.A346]=&quot;&quot;;[.B346] &lt;&gt; &quot;&quot;);CONCATENATE(&quot;i++; detectOverflow(i, maxListIndex, errText) ;varList[l][i] = getVarID(&quot;&quot;&quot;;[.D346];&quot;&quot;&quot;);&quot;);IF([.A346]=&quot;&quot;;[.D346];[.A346])); &quot;//intentionally blank&quot;)" office:value-type="string" office:string-value="i++; detectOverflow(i, maxListIndex, errText) ;varList[l][i] = getVarID(&quot;debugVar4&quot;);" calcext:value-type="string">
            <text:p>i++; detectOverflow(i, maxListIndex, errText) ;varList[l][i] = getVarID("debugVar4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4"/>
          <table:table-cell table:style-name="ce16" office:value-type="string" calcext:value-type="string">
            <text:p>debugVar5</text:p>
          </table:table-cell>
          <table:table-cell table:style-name="ce16"/>
          <table:table-cell table:style-name="ce19" office:value-type="string" calcext:value-type="string">
            <text:p>I2CSlow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47] &lt;&gt; 2; IF([.A347]=&quot;&quot;;CONCATENATE(&quot;     &quot;;[.B347];&quot; &quot;;[.D347];&quot;;&quot;);[.A347]); &quot;//intentionally blank&quot;)" office:value-type="string" office:string-value="     float debugVar5;" calcext:value-type="string">
            <text:p><text:s text:c="5"/>float debugVar5;</text:p>
          </table:table-cell>
          <table:table-cell office:value-type="string" calcext:value-type="string">
            <text:p>;</text:p>
          </table:table-cell>
          <table:table-cell table:style-name="ce28" table:formula="of:=IF([.C347] &lt;&gt; 1; IF((AND([.A347]=&quot;&quot;;[.B347]&lt;&gt;&quot;&quot;));CONCATENATE(&quot;addSuperVar(&quot;;[.D347];&quot;,     &quot;&quot;&quot;;[.D347];&quot;&quot;&quot;, &quot;;    CONCATENATE( [.F347] ; &quot; &quot;; [.E347]);&quot;,&quot;; [.G347];&quot;,&quot;;&quot;&quot;&quot;&quot;;CONCATENATE([.H347];&quot; - &quot;;[.I347])  ; &quot;&quot;&quot;);&quot;);IF([.A347]=&quot;&quot;;[.D347];[.A347])); &quot;//intentionally blank&quot;)" office:value-type="string" office:string-value="addSuperVar(debugVar5,     &quot;debugVar5&quot;, I2CSlow ,1,&quot;units - comment&quot;);" calcext:value-type="string">
            <text:p>addSuperVar(debugVar5, <text:s text:c="4"/>"debugVar5", I2CSlow ,1,"units - comment");</text:p>
          </table:table-cell>
          <table:table-cell office:value-type="string" calcext:value-type="string">
            <text:p>;</text:p>
          </table:table-cell>
          <table:table-cell table:style-name="ce8" table:formula="of:=IF([.C347] &lt;&gt; 1; IF(AND([.A347]=&quot;&quot;;[.B347] &lt;&gt; &quot;&quot;);CONCATENATE(&quot;i++; detectOverflow(i, maxListIndex, errText) ;varList[l][i] = getVarID(&quot;&quot;&quot;;[.D347];&quot;&quot;&quot;);&quot;);IF([.A347]=&quot;&quot;;[.D347];[.A347])); &quot;//intentionally blank&quot;)" office:value-type="string" office:string-value="i++; detectOverflow(i, maxListIndex, errText) ;varList[l][i] = getVarID(&quot;debugVar5&quot;);" calcext:value-type="string">
            <text:p>i++; detectOverflow(i, maxListIndex, errText) ;varList[l][i] = getVarID("debugVar5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//Netowork and Debugging</text:p>
          </table:table-cell>
          <table:table-cell table:style-name="ce8"/>
          <table:table-cell table:style-name="ce12" office:value-type="string" calcext:value-type="string">
            <text:p>//</text:p>
          </table:table-cell>
          <table:table-cell table:number-columns-repeated="2" table:style-name="ce15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12" office:value-type="string" calcext:value-type="string">
            <text:p>//</text:p>
          </table:table-cell>
          <table:table-cell table:style-name="ce8" office:value-type="string" calcext:value-type="string">
            <text:p>//</text:p>
          </table:table-cell>
          <table:table-cell table:style-name="ce8"/>
          <table:table-cell table:style-name="ce8" table:formula="of:=IF([.C348] &lt;&gt; 2; IF([.A348]=&quot;&quot;;CONCATENATE(&quot;     &quot;;[.B348];&quot; &quot;;[.D348];&quot;;&quot;);[.A348]); &quot;//intentionally blank&quot;)" office:value-type="string" office:string-value="//Netowork and Debugging" calcext:value-type="string">
            <text:p>//Netowork and Debugging</text:p>
          </table:table-cell>
          <table:table-cell office:value-type="string" calcext:value-type="string">
            <text:p>;</text:p>
          </table:table-cell>
          <table:table-cell table:style-name="ce28" table:formula="of:=IF([.C348] &lt;&gt; 1; IF((AND([.A348]=&quot;&quot;;[.B348]&lt;&gt;&quot;&quot;));CONCATENATE(&quot;addSuperVar(&quot;;[.D348];&quot;,     &quot;&quot;&quot;;[.D348];&quot;&quot;&quot;, &quot;;    CONCATENATE( [.F348] ; &quot; &quot;; [.E348]);&quot;,&quot;; [.G348];&quot;,&quot;;&quot;&quot;&quot;&quot;;CONCATENATE([.H348];&quot; - &quot;;[.I348])  ; &quot;&quot;&quot;);&quot;);IF([.A348]=&quot;&quot;;[.D348];[.A348])); &quot;//intentionally blank&quot;)" office:value-type="string" office:string-value="//Netowork and Debugging" calcext:value-type="string">
            <text:p>//Netowork and Debugging</text:p>
          </table:table-cell>
          <table:table-cell office:value-type="string" calcext:value-type="string">
            <text:p>;</text:p>
          </table:table-cell>
          <table:table-cell table:style-name="ce8" table:formula="of:=IF([.C348] &lt;&gt; 1; IF(AND([.A348]=&quot;&quot;;[.B348] &lt;&gt; &quot;&quot;);CONCATENATE(&quot;i++; detectOverflow(i, maxListIndex, errText) ;varList[l][i] = getVarID(&quot;&quot;&quot;;[.D348];&quot;&quot;&quot;);&quot;);IF([.A348]=&quot;&quot;;[.D348];[.A348])); &quot;//intentionally blank&quot;)" office:value-type="string" office:string-value="//Netowork and Debugging" calcext:value-type="string">
            <text:p>//Netowork and Debugging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paramSetVersion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1=param's loaded</text:p>
          </table:table-cell>
          <table:table-cell table:style-name="ce9"/>
          <table:table-cell table:style-name="ce8" table:formula="of:=IF([.C349] &lt;&gt; 2; IF([.A349]=&quot;&quot;;CONCATENATE(&quot;     &quot;;[.B349];&quot; &quot;;[.D349];&quot;;&quot;);[.A349]); &quot;//intentionally blank&quot;)" office:value-type="string" office:string-value="     unsigned int paramSetVersion;" calcext:value-type="string">
            <text:p><text:s text:c="5"/>unsigned int paramSetVersion;</text:p>
          </table:table-cell>
          <table:table-cell office:value-type="string" calcext:value-type="string">
            <text:p>;</text:p>
          </table:table-cell>
          <table:table-cell table:style-name="ce28" table:formula="of:=IF([.C349] &lt;&gt; 1; IF((AND([.A349]=&quot;&quot;;[.B349]&lt;&gt;&quot;&quot;));CONCATENATE(&quot;addSuperVar(&quot;;[.D349];&quot;,     &quot;&quot;&quot;;[.D349];&quot;&quot;&quot;, &quot;;    CONCATENATE( [.F349] ; &quot; &quot;; [.E349]);&quot;,&quot;; [.G349];&quot;,&quot;;&quot;&quot;&quot;&quot;;CONCATENATE([.H349];&quot; - &quot;;[.I349])  ; &quot;&quot;&quot;);&quot;);IF([.A349]=&quot;&quot;;[.D349];[.A349])); &quot;//intentionally blank&quot;)" office:value-type="string" office:string-value="addSuperVar(paramSetVersion,     &quot;paramSetVersion&quot;,                plsHandshk |UserEditable | defIsRetain ,0,&quot;1=param's loaded - &quot;);" calcext:value-type="string">
            <text:p>addSuperVar(paramSetVersion, <text:s text:c="4"/>"paramSetVersion", <text:s text:c="15"/>plsHandshk |UserEditable | defIsRetain ,0,"1=param's loaded - ");</text:p>
          </table:table-cell>
          <table:table-cell office:value-type="string" calcext:value-type="string">
            <text:p>;</text:p>
          </table:table-cell>
          <table:table-cell table:style-name="ce8" table:formula="of:=IF([.C349] &lt;&gt; 1; IF(AND([.A349]=&quot;&quot;;[.B349] &lt;&gt; &quot;&quot;);CONCATENATE(&quot;i++; detectOverflow(i, maxListIndex, errText) ;varList[l][i] = getVarID(&quot;&quot;&quot;;[.D349];&quot;&quot;&quot;);&quot;);IF([.A349]=&quot;&quot;;[.D349];[.A349])); &quot;//intentionally blank&quot;)" office:value-type="string" office:string-value="i++; detectOverflow(i, maxListIndex, errText) ;varList[l][i] = getVarID(&quot;paramSetVersion&quot;);" calcext:value-type="string">
            <text:p>i++; detectOverflow(i, maxListIndex, errText) ;varList[l][i] = getVarID("paramSetVersion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int</text:p>
          </table:table-cell>
          <table:table-cell table:style-name="ce11"/>
          <table:table-cell table:style-name="ce9" office:value-type="string" calcext:value-type="string">
            <text:p>paramSetChecksum</text:p>
          </table:table-cell>
          <table:table-cell table:style-name="ce9"/>
          <table:table-cell office:value-type="string" calcext:value-type="string">
            <text:p><text:s text:c="15"/>plsHandshk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number-columns-repeated="2"/>
          <table:table-cell table:style-name="ce8" table:formula="of:=IF([.C350] &lt;&gt; 2; IF([.A350]=&quot;&quot;;CONCATENATE(&quot;     &quot;;[.B350];&quot; &quot;;[.D350];&quot;;&quot;);[.A350]); &quot;//intentionally blank&quot;)" office:value-type="string" office:string-value="     unsigned int paramSetChecksum;" calcext:value-type="string">
            <text:p><text:s text:c="5"/>unsigned int paramSetChecksum;</text:p>
          </table:table-cell>
          <table:table-cell office:value-type="string" calcext:value-type="string">
            <text:p>;</text:p>
          </table:table-cell>
          <table:table-cell table:style-name="ce28" table:formula="of:=IF([.C350] &lt;&gt; 1; IF((AND([.A350]=&quot;&quot;;[.B350]&lt;&gt;&quot;&quot;));CONCATENATE(&quot;addSuperVar(&quot;;[.D350];&quot;,     &quot;&quot;&quot;;[.D350];&quot;&quot;&quot;, &quot;;    CONCATENATE( [.F350] ; &quot; &quot;; [.E350]);&quot;,&quot;; [.G350];&quot;,&quot;;&quot;&quot;&quot;&quot;;CONCATENATE([.H350];&quot; - &quot;;[.I350])  ; &quot;&quot;&quot;);&quot;);IF([.A350]=&quot;&quot;;[.D350];[.A350])); &quot;//intentionally blank&quot;)" office:value-type="string" office:string-value="addSuperVar(paramSetChecksum,     &quot;paramSetChecksum&quot;,                plsHandshk ,0,&quot; - &quot;);" calcext:value-type="string">
            <text:p>addSuperVar(paramSetChecksum, <text:s text:c="4"/>"paramSetChecksum", <text:s text:c="15"/>plsHandshk ,0," - ");</text:p>
          </table:table-cell>
          <table:table-cell office:value-type="string" calcext:value-type="string">
            <text:p>;</text:p>
          </table:table-cell>
          <table:table-cell table:style-name="ce8" table:formula="of:=IF([.C350] &lt;&gt; 1; IF(AND([.A350]=&quot;&quot;;[.B350] &lt;&gt; &quot;&quot;);CONCATENATE(&quot;i++; detectOverflow(i, maxListIndex, errText) ;varList[l][i] = getVarID(&quot;&quot;&quot;;[.D350];&quot;&quot;&quot;);&quot;);IF([.A350]=&quot;&quot;;[.D350];[.A350])); &quot;//intentionally blank&quot;)" office:value-type="string" office:string-value="i++; detectOverflow(i, maxListIndex, errText) ;varList[l][i] = getVarID(&quot;paramSetChecksum&quot;);" calcext:value-type="string">
            <text:p>i++; detectOverflow(i, maxListIndex, errText) ;varList[l][i] = getVarID("paramSetChecksum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table:style-name="ce11"/>
          <table:table-cell table:style-name="ce9" office:value-type="string" calcext:value-type="string">
            <text:p>HeartbeatInterval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mSec</text:p>
          </table:table-cell>
          <table:table-cell table:style-name="ce9"/>
          <table:table-cell table:style-name="ce8" table:formula="of:=IF([.C351] &lt;&gt; 2; IF([.A351]=&quot;&quot;;CONCATENATE(&quot;     &quot;;[.B351];&quot; &quot;;[.D351];&quot;;&quot;);[.A351]); &quot;//intentionally blank&quot;)" office:value-type="string" office:string-value="     int HeartbeatInterval;" calcext:value-type="string">
            <text:p><text:s text:c="5"/>int HeartbeatInterval;</text:p>
          </table:table-cell>
          <table:table-cell office:value-type="string" calcext:value-type="string">
            <text:p>;</text:p>
          </table:table-cell>
          <table:table-cell table:style-name="ce28" table:formula="of:=IF([.C351] &lt;&gt; 1; IF((AND([.A351]=&quot;&quot;;[.B351]&lt;&gt;&quot;&quot;));CONCATENATE(&quot;addSuperVar(&quot;;[.D351];&quot;,     &quot;&quot;&quot;;[.D351];&quot;&quot;&quot;, &quot;;    CONCATENATE( [.F351] ; &quot; &quot;; [.E351]);&quot;,&quot;; [.G351];&quot;,&quot;;&quot;&quot;&quot;&quot;;CONCATENATE([.H351];&quot; - &quot;;[.I351])  ; &quot;&quot;&quot;);&quot;);IF([.A351]=&quot;&quot;;[.D351];[.A351])); &quot;//intentionally blank&quot;)" office:value-type="string" office:string-value="addSuperVar(HeartbeatInterval,     &quot;HeartbeatInterval&quot;,                plsHandshk |UserEditable | defIsRetain ,0,&quot;mSec - &quot;);" calcext:value-type="string">
            <text:p>addSuperVar(HeartbeatInterval, <text:s text:c="4"/>"HeartbeatInterval", <text:s text:c="15"/>plsHandshk |UserEditable | defIsRetain ,0,"mSec - ");</text:p>
          </table:table-cell>
          <table:table-cell office:value-type="string" calcext:value-type="string">
            <text:p>;</text:p>
          </table:table-cell>
          <table:table-cell table:style-name="ce8" table:formula="of:=IF([.C351] &lt;&gt; 1; IF(AND([.A351]=&quot;&quot;;[.B351] &lt;&gt; &quot;&quot;);CONCATENATE(&quot;i++; detectOverflow(i, maxListIndex, errText) ;varList[l][i] = getVarID(&quot;&quot;&quot;;[.D351];&quot;&quot;&quot;);&quot;);IF([.A351]=&quot;&quot;;[.D351];[.A351])); &quot;//intentionally blank&quot;)" office:value-type="string" office:string-value="i++; detectOverflow(i, maxListIndex, errText) ;varList[l][i] = getVarID(&quot;HeartbeatInterval&quot;);" calcext:value-type="string">
            <text:p>i++; detectOverflow(i, maxListIndex, errText) ;varList[l][i] = getVarID("HeartbeatInterv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table:style-name="ce11"/>
          <table:table-cell table:style-name="ce9" office:value-type="string" calcext:value-type="string">
            <text:p>iControllerPacketInterval</text:p>
          </table:table-cell>
          <table:table-cell table:style-name="ce9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mSec</text:p>
          </table:table-cell>
          <table:table-cell table:style-name="ce9"/>
          <table:table-cell table:style-name="ce8" table:formula="of:=IF([.C352] &lt;&gt; 2; IF([.A352]=&quot;&quot;;CONCATENATE(&quot;     &quot;;[.B352];&quot; &quot;;[.D352];&quot;;&quot;);[.A352]); &quot;//intentionally blank&quot;)" office:value-type="string" office:string-value="     int iControllerPacketInterval;" calcext:value-type="string">
            <text:p><text:s text:c="5"/>int iControllerPacketInterval;</text:p>
          </table:table-cell>
          <table:table-cell office:value-type="string" calcext:value-type="string">
            <text:p>;</text:p>
          </table:table-cell>
          <table:table-cell table:style-name="ce28" table:formula="of:=IF([.C352] &lt;&gt; 1; IF((AND([.A352]=&quot;&quot;;[.B352]&lt;&gt;&quot;&quot;));CONCATENATE(&quot;addSuperVar(&quot;;[.D352];&quot;,     &quot;&quot;&quot;;[.D352];&quot;&quot;&quot;, &quot;;    CONCATENATE( [.F352] ; &quot; &quot;; [.E352]);&quot;,&quot;; [.G352];&quot;,&quot;;&quot;&quot;&quot;&quot;;CONCATENATE([.H352];&quot; - &quot;;[.I352])  ; &quot;&quot;&quot;);&quot;);IF([.A352]=&quot;&quot;;[.D352];[.A352])); &quot;//intentionally blank&quot;)" office:value-type="string" office:string-value="addSuperVar(iControllerPacketInterval,     &quot;iControllerPacketInterval&quot;,                plsHandshk |UserEditable | defIsRetain ,0,&quot;mSec - &quot;);" calcext:value-type="string">
            <text:p>addSuperVar(iControllerPacketInterval, <text:s text:c="4"/>"iControllerPacketInterval", <text:s text:c="15"/>plsHandshk |UserEditable | defIsRetain ,0,"mSec - ");</text:p>
          </table:table-cell>
          <table:table-cell office:value-type="string" calcext:value-type="string">
            <text:p>;</text:p>
          </table:table-cell>
          <table:table-cell table:style-name="ce8" table:formula="of:=IF([.C352] &lt;&gt; 1; IF(AND([.A352]=&quot;&quot;;[.B352] &lt;&gt; &quot;&quot;);CONCATENATE(&quot;i++; detectOverflow(i, maxListIndex, errText) ;varList[l][i] = getVarID(&quot;&quot;&quot;;[.D352];&quot;&quot;&quot;);&quot;);IF([.A352]=&quot;&quot;;[.D352];[.A352])); &quot;//intentionally blank&quot;)" office:value-type="string" office:string-value="i++; detectOverflow(i, maxListIndex, errText) ;varList[l][i] = getVarID(&quot;iControllerPacketInterval&quot;);" calcext:value-type="string">
            <text:p>i++; detectOverflow(i, maxListIndex, errText) ;varList[l][i] = getVarID("iControllerPacketInterval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llint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pollingInterval[3]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mSec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53] &lt;&gt; 2; IF([.A353]=&quot;&quot;;CONCATENATE(&quot;     &quot;;[.B353];&quot; &quot;;[.D353];&quot;;&quot;);[.A353]); &quot;//intentionally blank&quot;)" office:value-type="string" office:string-value="     ullint pollingInterval[3];" calcext:value-type="string">
            <text:p><text:s text:c="5"/>ullint pollingInterval[3];</text:p>
          </table:table-cell>
          <table:table-cell office:value-type="string" calcext:value-type="string">
            <text:p>;</text:p>
          </table:table-cell>
          <table:table-cell table:style-name="ce28" table:formula="of:=IF([.C353] &lt;&gt; 1; IF((AND([.A353]=&quot;&quot;;[.B353]&lt;&gt;&quot;&quot;));CONCATENATE(&quot;addSuperVar(&quot;;[.D353];&quot;,     &quot;&quot;&quot;;[.D353];&quot;&quot;&quot;, &quot;;    CONCATENATE( [.F353] ; &quot; &quot;; [.E353]);&quot;,&quot;; [.G353];&quot;,&quot;;&quot;&quot;&quot;&quot;;CONCATENATE([.H353];&quot; - &quot;;[.I353])  ; &quot;&quot;&quot;);&quot;);IF([.A353]=&quot;&quot;;[.D353];[.A353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8" table:formula="of:=IF([.C353] &lt;&gt; 1; IF(AND([.A353]=&quot;&quot;;[.B353] &lt;&gt; &quot;&quot;);CONCATENATE(&quot;i++; detectOverflow(i, maxListIndex, errText) ;varList[l][i] = getVarID(&quot;&quot;&quot;;[.D353];&quot;&quot;&quot;);&quot;);IF([.A353]=&quot;&quot;;[.D353];[.A353])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llin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pollingInterval[1]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mSec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54] &lt;&gt; 2; IF([.A354]=&quot;&quot;;CONCATENATE(&quot;     &quot;;[.B354];&quot; &quot;;[.D354];&quot;;&quot;);[.A354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54] &lt;&gt; 1; IF((AND([.A354]=&quot;&quot;;[.B354]&lt;&gt;&quot;&quot;));CONCATENATE(&quot;addSuperVar(&quot;;[.D354];&quot;,     &quot;&quot;&quot;;[.D354];&quot;&quot;&quot;, &quot;;    CONCATENATE( [.F354] ; &quot; &quot;; [.E354]);&quot;,&quot;; [.G354];&quot;,&quot;;&quot;&quot;&quot;&quot;;CONCATENATE([.H354];&quot; - &quot;;[.I354])  ; &quot;&quot;&quot;);&quot;);IF([.A354]=&quot;&quot;;[.D354];[.A354])); &quot;//intentionally blank&quot;)" office:value-type="string" office:string-value="addSuperVar(pollingInterval[1],     &quot;pollingInterval[1]&quot;,                plsHandshk |UserEditable | defIsRetain ,0,&quot;mSec - comment&quot;);" calcext:value-type="string">
            <text:p>addSuperVar(pollingInterval[1], <text:s text:c="4"/>"pollingInterval[1]", <text:s text:c="15"/>plsHandshk |UserEditable | defIsRetain ,0,"mSec - comment");</text:p>
          </table:table-cell>
          <table:table-cell office:value-type="string" calcext:value-type="string">
            <text:p>;</text:p>
          </table:table-cell>
          <table:table-cell table:style-name="ce8" table:formula="of:=IF([.C354] &lt;&gt; 1; IF(AND([.A354]=&quot;&quot;;[.B354] &lt;&gt; &quot;&quot;);CONCATENATE(&quot;i++; detectOverflow(i, maxListIndex, errText) ;varList[l][i] = getVarID(&quot;&quot;&quot;;[.D354];&quot;&quot;&quot;);&quot;);IF([.A354]=&quot;&quot;;[.D354];[.A354])); &quot;//intentionally blank&quot;)" office:value-type="string" office:string-value="i++; detectOverflow(i, maxListIndex, errText) ;varList[l][i] = getVarID(&quot;pollingInterval[1]&quot;);" calcext:value-type="string">
            <text:p>i++; detectOverflow(i, maxListIndex, errText) ;varList[l][i] = getVarID("pollingInterval[1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llint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pollingInterval[2]</text:p>
          </table:table-cell>
          <table:table-cell table:style-name="ce16"/>
          <table:table-cell office:value-type="string" calcext:value-type="string">
            <text:p><text:s text:c="15"/>plsHandshk |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mSec</text:p>
          </table:table-cell>
          <table:table-cell table:style-name="ce9" office:value-type="string" calcext:value-type="string">
            <text:p>comment</text:p>
          </table:table-cell>
          <table:table-cell table:style-name="ce8" table:formula="of:=IF([.C355] &lt;&gt; 2; IF([.A355]=&quot;&quot;;CONCATENATE(&quot;     &quot;;[.B355];&quot; &quot;;[.D355];&quot;;&quot;);[.A355]); &quot;//intentionally blank&quot;)" office:value-type="string" office:string-value="//intentionally blank" calcext:value-type="string">
            <text:p>//intentionally blank</text:p>
          </table:table-cell>
          <table:table-cell office:value-type="string" calcext:value-type="string">
            <text:p>;</text:p>
          </table:table-cell>
          <table:table-cell table:style-name="ce28" table:formula="of:=IF([.C355] &lt;&gt; 1; IF((AND([.A355]=&quot;&quot;;[.B355]&lt;&gt;&quot;&quot;));CONCATENATE(&quot;addSuperVar(&quot;;[.D355];&quot;,     &quot;&quot;&quot;;[.D355];&quot;&quot;&quot;, &quot;;    CONCATENATE( [.F355] ; &quot; &quot;; [.E355]);&quot;,&quot;; [.G355];&quot;,&quot;;&quot;&quot;&quot;&quot;;CONCATENATE([.H355];&quot; - &quot;;[.I355])  ; &quot;&quot;&quot;);&quot;);IF([.A355]=&quot;&quot;;[.D355];[.A355])); &quot;//intentionally blank&quot;)" office:value-type="string" office:string-value="addSuperVar(pollingInterval[2],     &quot;pollingInterval[2]&quot;,                plsHandshk |UserEditable | defIsRetain ,0,&quot;mSec - comment&quot;);" calcext:value-type="string">
            <text:p>addSuperVar(pollingInterval[2], <text:s text:c="4"/>"pollingInterval[2]", <text:s text:c="15"/>plsHandshk |UserEditable | defIsRetain ,0,"mSec - comment");</text:p>
          </table:table-cell>
          <table:table-cell office:value-type="string" calcext:value-type="string">
            <text:p>;</text:p>
          </table:table-cell>
          <table:table-cell table:style-name="ce8" table:formula="of:=IF([.C355] &lt;&gt; 1; IF(AND([.A355]=&quot;&quot;;[.B355] &lt;&gt; &quot;&quot;);CONCATENATE(&quot;i++; detectOverflow(i, maxListIndex, errText) ;varList[l][i] = getVarID(&quot;&quot;&quot;;[.D355];&quot;&quot;&quot;);&quot;);IF([.A355]=&quot;&quot;;[.D355];[.A355])); &quot;//intentionally blank&quot;)" office:value-type="string" office:string-value="i++; detectOverflow(i, maxListIndex, errText) ;varList[l][i] = getVarID(&quot;pollingInterval[2]&quot;);" calcext:value-type="string">
            <text:p>i++; detectOverflow(i, maxListIndex, errText) ;varList[l][i] = getVarID("pollingInterval[2]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table:style-name="ce11"/>
          <table:table-cell table:style-name="ce9" office:value-type="string" calcext:value-type="string">
            <text:p>expectedPingForThisNetwork</text:p>
          </table:table-cell>
          <table:table-cell table:style-name="ce9"/>
          <table:table-cell table:style-name="ce19" office:value-type="string" calcext:value-type="string">
            <text:p>noFlags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mSec</text:p>
          </table:table-cell>
          <table:table-cell table:style-name="ce9"/>
          <table:table-cell table:style-name="ce8" table:formula="of:=IF([.C356] &lt;&gt; 2; IF([.A356]=&quot;&quot;;CONCATENATE(&quot;     &quot;;[.B356];&quot; &quot;;[.D356];&quot;;&quot;);[.A356]); &quot;//intentionally blank&quot;)" office:value-type="string" office:string-value="     int expectedPingForThisNetwork;" calcext:value-type="string">
            <text:p><text:s text:c="5"/>int expectedPingForThisNetwork;</text:p>
          </table:table-cell>
          <table:table-cell office:value-type="string" calcext:value-type="string">
            <text:p>;</text:p>
          </table:table-cell>
          <table:table-cell table:style-name="ce28" table:formula="of:=IF([.C356] &lt;&gt; 1; IF((AND([.A356]=&quot;&quot;;[.B356]&lt;&gt;&quot;&quot;));CONCATENATE(&quot;addSuperVar(&quot;;[.D356];&quot;,     &quot;&quot;&quot;;[.D356];&quot;&quot;&quot;, &quot;;    CONCATENATE( [.F356] ; &quot; &quot;; [.E356]);&quot;,&quot;; [.G356];&quot;,&quot;;&quot;&quot;&quot;&quot;;CONCATENATE([.H356];&quot; - &quot;;[.I356])  ; &quot;&quot;&quot;);&quot;);IF([.A356]=&quot;&quot;;[.D356];[.A356])); &quot;//intentionally blank&quot;)" office:value-type="string" office:string-value="addSuperVar(expectedPingForThisNetwork,     &quot;expectedPingForThisNetwork&quot;, noFlags ,0,&quot;mSec - &quot;);" calcext:value-type="string">
            <text:p>addSuperVar(expectedPingForThisNetwork, <text:s text:c="4"/>"expectedPingForThisNetwork", noFlags ,0,"mSec - ");</text:p>
          </table:table-cell>
          <table:table-cell office:value-type="string" calcext:value-type="string">
            <text:p>;</text:p>
          </table:table-cell>
          <table:table-cell table:style-name="ce8" table:formula="of:=IF([.C356] &lt;&gt; 1; IF(AND([.A356]=&quot;&quot;;[.B356] &lt;&gt; &quot;&quot;);CONCATENATE(&quot;i++; detectOverflow(i, maxListIndex, errText) ;varList[l][i] = getVarID(&quot;&quot;&quot;;[.D356];&quot;&quot;&quot;);&quot;);IF([.A356]=&quot;&quot;;[.D356];[.A356])); &quot;//intentionally blank&quot;)" office:value-type="string" office:string-value="i++; detectOverflow(i, maxListIndex, errText) ;varList[l][i] = getVarID(&quot;expectedPingForThisNetwork&quot;);" calcext:value-type="string">
            <text:p>i++; detectOverflow(i, maxListIndex, errText) ;varList[l][i] = getVarID("expectedPingForThisNetwork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table:style-name="ce11"/>
          <table:table-cell table:style-name="ce9" office:value-type="string" calcext:value-type="string">
            <text:p>enumIPAddressingMode</text:p>
          </table:table-cell>
          <table:table-cell table:style-name="ce9"/>
          <table:table-cell table:style-name="ce19" office:value-type="string" calcext:value-type="string">
            <text:p>noFlags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number-columns-repeated="2"/>
          <table:table-cell table:style-name="ce8" table:formula="of:=IF([.C357] &lt;&gt; 2; IF([.A357]=&quot;&quot;;CONCATENATE(&quot;     &quot;;[.B357];&quot; &quot;;[.D357];&quot;;&quot;);[.A357]); &quot;//intentionally blank&quot;)" office:value-type="string" office:string-value="     int enumIPAddressingMode;" calcext:value-type="string">
            <text:p><text:s text:c="5"/>int enumIPAddressingMode;</text:p>
          </table:table-cell>
          <table:table-cell office:value-type="string" calcext:value-type="string">
            <text:p>;</text:p>
          </table:table-cell>
          <table:table-cell table:style-name="ce28" table:formula="of:=IF([.C357] &lt;&gt; 1; IF((AND([.A357]=&quot;&quot;;[.B357]&lt;&gt;&quot;&quot;));CONCATENATE(&quot;addSuperVar(&quot;;[.D357];&quot;,     &quot;&quot;&quot;;[.D357];&quot;&quot;&quot;, &quot;;    CONCATENATE( [.F357] ; &quot; &quot;; [.E357]);&quot;,&quot;; [.G357];&quot;,&quot;;&quot;&quot;&quot;&quot;;CONCATENATE([.H357];&quot; - &quot;;[.I357])  ; &quot;&quot;&quot;);&quot;);IF([.A357]=&quot;&quot;;[.D357];[.A357])); &quot;//intentionally blank&quot;)" office:value-type="string" office:string-value="addSuperVar(enumIPAddressingMode,     &quot;enumIPAddressingMode&quot;, noFlags ,0,&quot; - &quot;);" calcext:value-type="string">
            <text:p>addSuperVar(enumIPAddressingMode, <text:s text:c="4"/>"enumIPAddressingMode", noFlags ,0," - ");</text:p>
          </table:table-cell>
          <table:table-cell office:value-type="string" calcext:value-type="string">
            <text:p>;</text:p>
          </table:table-cell>
          <table:table-cell table:style-name="ce8" table:formula="of:=IF([.C357] &lt;&gt; 1; IF(AND([.A357]=&quot;&quot;;[.B357] &lt;&gt; &quot;&quot;);CONCATENATE(&quot;i++; detectOverflow(i, maxListIndex, errText) ;varList[l][i] = getVarID(&quot;&quot;&quot;;[.D357];&quot;&quot;&quot;);&quot;);IF([.A357]=&quot;&quot;;[.D357];[.A357])); &quot;//intentionally blank&quot;)" office:value-type="string" office:string-value="i++; detectOverflow(i, maxListIndex, errText) ;varList[l][i] = getVarID(&quot;enumIPAddressingMode&quot;);" calcext:value-type="string">
            <text:p>i++; detectOverflow(i, maxListIndex, errText) ;varList[l][i] = getVarID("enumIPAddressingMo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table:style-name="ce11"/>
          <table:table-cell table:style-name="ce9" office:value-type="string" calcext:value-type="string">
            <text:p>HelicopterMode</text:p>
          </table:table-cell>
          <table:table-cell table:style-name="ce9"/>
          <table:table-cell office:value-type="string" calcext:value-type="string">
            <text:p><text:s text:c="28"/>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1=yes</text:p>
          </table:table-cell>
          <table:table-cell table:style-name="ce9"/>
          <table:table-cell table:style-name="ce8" table:formula="of:=IF([.C358] &lt;&gt; 2; IF([.A358]=&quot;&quot;;CONCATENATE(&quot;     &quot;;[.B358];&quot; &quot;;[.D358];&quot;;&quot;);[.A358]); &quot;//intentionally blank&quot;)" office:value-type="string" office:string-value="     int HelicopterMode;" calcext:value-type="string">
            <text:p><text:s text:c="5"/>int HelicopterMode;</text:p>
          </table:table-cell>
          <table:table-cell office:value-type="string" calcext:value-type="string">
            <text:p>;</text:p>
          </table:table-cell>
          <table:table-cell table:style-name="ce28" table:formula="of:=IF([.C358] &lt;&gt; 1; IF((AND([.A358]=&quot;&quot;;[.B358]&lt;&gt;&quot;&quot;));CONCATENATE(&quot;addSuperVar(&quot;;[.D358];&quot;,     &quot;&quot;&quot;;[.D358];&quot;&quot;&quot;, &quot;;    CONCATENATE( [.F358] ; &quot; &quot;; [.E358]);&quot;,&quot;; [.G358];&quot;,&quot;;&quot;&quot;&quot;&quot;;CONCATENATE([.H358];&quot; - &quot;;[.I358])  ; &quot;&quot;&quot;);&quot;);IF([.A358]=&quot;&quot;;[.D358];[.A358])); &quot;//intentionally blank&quot;)" office:value-type="string" office:string-value="addSuperVar(HelicopterMode,     &quot;HelicopterMode&quot;,                             UserEditable | defIsRetain ,0,&quot;1=yes - &quot;);" calcext:value-type="string">
            <text:p>addSuperVar(HelicopterMode, <text:s text:c="4"/>"HelicopterMode", <text:s text:c="28"/>UserEditable | defIsRetain ,0,"1=yes - ");</text:p>
          </table:table-cell>
          <table:table-cell office:value-type="string" calcext:value-type="string">
            <text:p>;</text:p>
          </table:table-cell>
          <table:table-cell table:style-name="ce8" table:formula="of:=IF([.C358] &lt;&gt; 1; IF(AND([.A358]=&quot;&quot;;[.B358] &lt;&gt; &quot;&quot;);CONCATENATE(&quot;i++; detectOverflow(i, maxListIndex, errText) ;varList[l][i] = getVarID(&quot;&quot;&quot;;[.D358];&quot;&quot;&quot;);&quot;);IF([.A358]=&quot;&quot;;[.D358];[.A358])); &quot;//intentionally blank&quot;)" office:value-type="string" office:string-value="i++; detectOverflow(i, maxListIndex, errText) ;varList[l][i] = getVarID(&quot;HelicopterMode&quot;);" calcext:value-type="string">
            <text:p>i++; detectOverflow(i, maxListIndex, errText) ;varList[l][i] = getVarID("HelicopterMode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QString</text:p>
          </table:table-cell>
          <table:table-cell table:style-name="ce11"/>
          <table:table-cell table:style-name="ce9" office:value-type="string" calcext:value-type="string">
            <text:p>sTargetIPAddress</text:p>
          </table:table-cell>
          <table:table-cell table:style-name="ce9"/>
          <table:table-cell office:value-type="string" calcext:value-type="string">
            <text:p><text:s text:c="28"/>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number-columns-repeated="2"/>
          <table:table-cell table:style-name="ce8" table:formula="of:=IF([.C359] &lt;&gt; 2; IF([.A359]=&quot;&quot;;CONCATENATE(&quot;     &quot;;[.B359];&quot; &quot;;[.D359];&quot;;&quot;);[.A359]); &quot;//intentionally blank&quot;)" office:value-type="string" office:string-value="     QString sTargetIPAddress;" calcext:value-type="string">
            <text:p><text:s text:c="5"/>QString sTargetIPAddress;</text:p>
          </table:table-cell>
          <table:table-cell office:value-type="string" calcext:value-type="string">
            <text:p>;</text:p>
          </table:table-cell>
          <table:table-cell table:style-name="ce28" table:formula="of:=IF([.C359] &lt;&gt; 1; IF((AND([.A359]=&quot;&quot;;[.B359]&lt;&gt;&quot;&quot;));CONCATENATE(&quot;addSuperVar(&quot;;[.D359];&quot;,     &quot;&quot;&quot;;[.D359];&quot;&quot;&quot;, &quot;;    CONCATENATE( [.F359] ; &quot; &quot;; [.E359]);&quot;,&quot;; [.G359];&quot;,&quot;;&quot;&quot;&quot;&quot;;CONCATENATE([.H359];&quot; - &quot;;[.I359])  ; &quot;&quot;&quot;);&quot;);IF([.A359]=&quot;&quot;;[.D359];[.A359])); &quot;//intentionally blank&quot;)" office:value-type="string" office:string-value="addSuperVar(sTargetIPAddress,     &quot;sTargetIPAddress&quot;,                             UserEditable | defIsRetain ,0,&quot; - &quot;);" calcext:value-type="string">
            <text:p>addSuperVar(sTargetIPAddress, <text:s text:c="4"/>"sTargetIPAddress", <text:s text:c="28"/>UserEditable | defIsRetain ,0," - ");</text:p>
          </table:table-cell>
          <table:table-cell office:value-type="string" calcext:value-type="string">
            <text:p>;</text:p>
          </table:table-cell>
          <table:table-cell table:style-name="ce8" table:formula="of:=IF([.C359] &lt;&gt; 1; IF(AND([.A359]=&quot;&quot;;[.B359] &lt;&gt; &quot;&quot;);CONCATENATE(&quot;i++; detectOverflow(i, maxListIndex, errText) ;varList[l][i] = getVarID(&quot;&quot;&quot;;[.D359];&quot;&quot;&quot;);&quot;);IF([.A359]=&quot;&quot;;[.D359];[.A359])); &quot;//intentionally blank&quot;)" office:value-type="string" office:string-value="i++; detectOverflow(i, maxListIndex, errText) ;varList[l][i] = getVarID(&quot;sTargetIPAddress&quot;);" calcext:value-type="string">
            <text:p>i++; detectOverflow(i, maxListIndex, errText) ;varList[l][i] = getVarID("sTargetIPAddress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table:style-name="ce11"/>
          <table:table-cell table:style-name="ce9" office:value-type="string" calcext:value-type="string">
            <text:p>savePolledVarsToDisk</text:p>
          </table:table-cell>
          <table:table-cell table:style-name="ce9"/>
          <table:table-cell office:value-type="string" calcext:value-type="string">
            <text:p><text:s text:c="28"/>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>
            <text:p>1=yes</text:p>
          </table:table-cell>
          <table:table-cell table:style-name="ce9"/>
          <table:table-cell table:style-name="ce8" table:formula="of:=IF([.C360] &lt;&gt; 2; IF([.A360]=&quot;&quot;;CONCATENATE(&quot;     &quot;;[.B360];&quot; &quot;;[.D360];&quot;;&quot;);[.A360]); &quot;//intentionally blank&quot;)" office:value-type="string" office:string-value="     int savePolledVarsToDisk;" calcext:value-type="string">
            <text:p><text:s text:c="5"/>int savePolledVarsToDisk;</text:p>
          </table:table-cell>
          <table:table-cell office:value-type="string" calcext:value-type="string">
            <text:p>;</text:p>
          </table:table-cell>
          <table:table-cell table:style-name="ce28" table:formula="of:=IF([.C360] &lt;&gt; 1; IF((AND([.A360]=&quot;&quot;;[.B360]&lt;&gt;&quot;&quot;));CONCATENATE(&quot;addSuperVar(&quot;;[.D360];&quot;,     &quot;&quot;&quot;;[.D360];&quot;&quot;&quot;, &quot;;    CONCATENATE( [.F360] ; &quot; &quot;; [.E360]);&quot;,&quot;; [.G360];&quot;,&quot;;&quot;&quot;&quot;&quot;;CONCATENATE([.H360];&quot; - &quot;;[.I360])  ; &quot;&quot;&quot;);&quot;);IF([.A360]=&quot;&quot;;[.D360];[.A360])); &quot;//intentionally blank&quot;)" office:value-type="string" office:string-value="addSuperVar(savePolledVarsToDisk,     &quot;savePolledVarsToDisk&quot;,                             UserEditable | defIsRetain ,0,&quot;1=yes - &quot;);" calcext:value-type="string">
            <text:p>addSuperVar(savePolledVarsToDisk, <text:s text:c="4"/>"savePolledVarsToDisk", <text:s text:c="28"/>UserEditable | defIsRetain ,0,"1=yes - ");</text:p>
          </table:table-cell>
          <table:table-cell office:value-type="string" calcext:value-type="string">
            <text:p>;</text:p>
          </table:table-cell>
          <table:table-cell table:style-name="ce8" table:formula="of:=IF([.C360] &lt;&gt; 1; IF(AND([.A360]=&quot;&quot;;[.B360] &lt;&gt; &quot;&quot;);CONCATENATE(&quot;i++; detectOverflow(i, maxListIndex, errText) ;varList[l][i] = getVarID(&quot;&quot;&quot;;[.D360];&quot;&quot;&quot;);&quot;);IF([.A360]=&quot;&quot;;[.D360];[.A360])); &quot;//intentionally blank&quot;)" office:value-type="string" office:string-value="i++; detectOverflow(i, maxListIndex, errText) ;varList[l][i] = getVarID(&quot;savePolledVarsToDisk&quot;);" calcext:value-type="string">
            <text:p>i++; detectOverflow(i, maxListIndex, errText) ;varList[l][i] = getVarID("savePolledVarsToDisk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unsigned char</text:p>
          </table:table-cell>
          <table:table-cell table:style-name="ce11"/>
          <table:table-cell table:style-name="ce9" office:value-type="string" calcext:value-type="string">
            <text:p>glbSystemID</text:p>
          </table:table-cell>
          <table:table-cell table:style-name="ce9"/>
          <table:table-cell office:value-type="string" calcext:value-type="string">
            <text:p><text:s text:c="28"/>UserEditable | defIsRetain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number-columns-repeated="2"/>
          <table:table-cell table:style-name="ce8" table:formula="of:=IF([.C361] &lt;&gt; 2; IF([.A361]=&quot;&quot;;CONCATENATE(&quot;     &quot;;[.B361];&quot; &quot;;[.D361];&quot;;&quot;);[.A361]); &quot;//intentionally blank&quot;)" office:value-type="string" office:string-value="     unsigned char glbSystemID;" calcext:value-type="string">
            <text:p><text:s text:c="5"/>unsigned char glbSystemID;</text:p>
          </table:table-cell>
          <table:table-cell office:value-type="string" calcext:value-type="string">
            <text:p>;</text:p>
          </table:table-cell>
          <table:table-cell table:style-name="ce28" table:formula="of:=IF([.C361] &lt;&gt; 1; IF((AND([.A361]=&quot;&quot;;[.B361]&lt;&gt;&quot;&quot;));CONCATENATE(&quot;addSuperVar(&quot;;[.D361];&quot;,     &quot;&quot;&quot;;[.D361];&quot;&quot;&quot;, &quot;;    CONCATENATE( [.F361] ; &quot; &quot;; [.E361]);&quot;,&quot;; [.G361];&quot;,&quot;;&quot;&quot;&quot;&quot;;CONCATENATE([.H361];&quot; - &quot;;[.I361])  ; &quot;&quot;&quot;);&quot;);IF([.A361]=&quot;&quot;;[.D361];[.A361])); &quot;//intentionally blank&quot;)" office:value-type="string" office:string-value="addSuperVar(glbSystemID,     &quot;glbSystemID&quot;,                             UserEditable | defIsRetain ,0,&quot; - &quot;);" calcext:value-type="string">
            <text:p>addSuperVar(glbSystemID, <text:s text:c="4"/>"glbSystemID", <text:s text:c="28"/>UserEditable | defIsRetain ,0," - ");</text:p>
          </table:table-cell>
          <table:table-cell office:value-type="string" calcext:value-type="string">
            <text:p>;</text:p>
          </table:table-cell>
          <table:table-cell table:style-name="ce8" table:formula="of:=IF([.C361] &lt;&gt; 1; IF(AND([.A361]=&quot;&quot;;[.B361] &lt;&gt; &quot;&quot;);CONCATENATE(&quot;i++; detectOverflow(i, maxListIndex, errText) ;varList[l][i] = getVarID(&quot;&quot;&quot;;[.D361];&quot;&quot;&quot;);&quot;);IF([.A361]=&quot;&quot;;[.D361];[.A361])); &quot;//intentionally blank&quot;)" office:value-type="string" office:string-value="i++; detectOverflow(i, maxListIndex, errText) ;varList[l][i] = getVarID(&quot;glbSystemID&quot;);" calcext:value-type="string">
            <text:p>i++; detectOverflow(i, maxListIndex, errText) ;varList[l][i] = getVarID("glbSystemID");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PE</text:p>
          </table:table-cell>
          <table:table-cell table:number-columns-repeated="9"/>
          <table:table-cell office:value-type="string" calcext:value-type="string">
            <text:p><text:s text:c="4"/>if <text:s/>(largestVarID &gt;= maxAllowedVarID){</text:p>
          </table:table-cell>
          <table:table-cell/>
          <table:table-cell office:value-type="string" calcext:value-type="string">
            <text:p>VarList_MaxIndex[l] = i;}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PE</text:p>
          </table:table-cell>
          <table:table-cell table:number-columns-repeated="9"/>
          <table:table-cell office:value-type="string" calcext:value-type="string">
            <text:p><text:s text:c="8"/>QMessageBox msgBox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PE</text:p>
          </table:table-cell>
          <table:table-cell table:number-columns-repeated="9"/>
          <table:table-cell office:value-type="string" calcext:value-type="string">
            <text:p><text:s text:c="8"/>msgBox.setText("The largest Variable ID is too big. <text:s/>Please close the program and contact the developer.")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PE</text:p>
          </table:table-cell>
          <table:table-cell table:number-columns-repeated="9"/>
          <table:table-cell office:value-type="string" calcext:value-type="string">
            <text:p><text:s text:c="8"/>msgBox.exec()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PE</text:p>
          </table:table-cell>
          <table:table-cell table:number-columns-repeated="9"/>
          <table:table-cell office:value-type="string" calcext:value-type="string">
            <text:p><text:s text:c="8"/>}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PE</text:p>
          </table:table-cell>
          <table:table-cell table:number-columns-repeated="9"/>
          <table:table-cell office:value-type="string" calcext:value-type="string">
            <text:p><text:s text:c="4"/>}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NOPE</text:p>
          </table:table-cell>
          <table:table-cell table:number-columns-repeated="9"/>
          <table:table-cell table:style-name="ce29" office:value-type="string" calcext:value-type="string">
            <text:p>#endif // SUPERVAR_DECLARE2_H</text:p>
          </table:table-cell>
          <table:table-cell table:number-columns-repeated="1012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6" table:default-cell-style-name="Default"/>
        <table:table-row table:style-name="ro1">
          <table:table-cell/>
        </table:table-row>
      </table:table>
      <table:table table:name="Equations" table:style-name="ta1" table:print="false">
        <table:table-column table:style-name="co17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http://www.engineeringtoolbox.com/air-altitude-pressure-d_462.html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 text:c="4"/>p = 101325 (1 - 2.25577 10-5 h)5.25588 <text:s text:c="12"/>(1)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 text:c="4"/>where</text:p>
          </table:table-cell>
          <table:table-cell table:number-columns-repeated="4"/>
          <table:table-cell table:style-name="ce25" office:value-type="string" calcext:value-type="string">
            <text:p>hp = </text:p>
          </table:table-cell>
          <table:table-cell table:style-name="ce26" office:value-type="string" calcext:value-type="string">
            <text:p>torque x rpm ÷ 5,25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<text:s text:c="4"/>p = air pressure (Pa)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 text:c="4"/>h = altitude above sea level (m)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ragForce= </text:p>
          </table:table-cell>
          <table:table-cell office:value-type="string" calcext:value-type="string">
            <text:p>k * velocity^2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Velocity=</text:p>
          </table:table-cell>
          <table:table-cell office:value-type="string" calcext:value-type="string">
            <text:p>(DragForce /k)^0.4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F = m * A</text:p>
          </table:table-cell>
          <table:table-cell table:number-columns-repeated="6"/>
        </table:table-row>
        <table:table-row table:style-name="ro3" table:number-rows-repeated="10">
          <table:table-cell table:number-columns-repeated="9"/>
        </table:table-row>
        <table:table-row table:style-name="ro3">
          <table:table-cell table:number-columns-repeated="2"/>
          <table:table-cell table:style-name="ce24" office:value-type="string" calcext:value-type="string">
            <text:p>Torque=</text:p>
          </table:table-cell>
          <table:table-cell table:style-name="ce24" office:value-type="string" calcext:value-type="string">
            <text:p>MotorTorqueFullThrottle*Throttle/(throttle)^0.5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24" office:value-type="string" calcext:value-type="string">
            <text:p>Thrust =</text:p>
          </table:table-cell>
          <table:table-cell table:style-name="ce24" office:value-type="string" calcext:value-type="string">
            <text:p>motorMaxThrust*Throttle</text:p>
          </table:table-cell>
          <table:table-cell table:style-name="ce24" table:number-columns-repeated="3"/>
          <table:table-cell table:number-columns-repeated="2"/>
        </table:table-row>
        <table:table-row table:style-name="ro3" table:number-rows-repeated="10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When combining many parameters that indicate a value, the parameters effect on that value will have both a time constant and a weight. <text:s/>They can be different. </text:p>
          </table:table-cell>
          <table:table-cell table:number-columns-repeated="6"/>
        </table:table-row>
      </table:table>
      <table:table table:name="Propeler Curves" table:style-name="ta1" table:print="false">
        <table:table-column table:style-name="co17" table:number-columns-repeated="9" table:default-cell-style-name="Default"/>
        <table:table-row table:style-name="ro3" table:number-rows-repeated="5"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Thrust =</text:p>
          </table:table-cell>
          <table:table-cell office:value-type="string" calcext:value-type="string">
            <text:p>Torqu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0.01" calcext:value-type="float">
            <text:p>0.01</text:p>
          </table:table-cell>
          <table:table-cell table:formula="of:=[.D7]/([.D7])^0.5" office:value-type="float" office:value="0.1" calcext:value-type="float">
            <text:p>0.1</text:p>
          </table:table-cell>
          <table:table-cell table:number-columns-repeated="3"/>
          <table:table-cell>
            <draw:frame table:end-cell-address="'Propeler Curves'.P27" table:end-x="0.1157in" table:end-y="0.026in" draw:z-index="0" draw:style-name="gr1" svg:width="6.25in" svg:height="3.5043in" svg:x="0.0917in" svg:y="0.0913in">
              <draw:object draw:notify-on-update-of-ranges="'Propeler Curves'.D7:'Propeler Curves'.D17 'Propeler Curves'.D7:'Propeler Curves'.D17 'Propeler Curves'.E6:'Propeler Curves'.E6 'Propeler Curves'.E7:'Propeler Curves'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table:formula="of:=[.D8]/([.D8])^0.5" office:value-type="float" office:value="3.16227766016838" calcext:value-type="float">
            <text:p>3.16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table:formula="of:=[.D9]/([.D9])^0.5" office:value-type="float" office:value="4.47213595499958" calcext:value-type="float">
            <text:p>4.47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30" calcext:value-type="float">
            <text:p>30</text:p>
          </table:table-cell>
          <table:table-cell table:formula="of:=[.D10]/([.D10])^0.5" office:value-type="float" office:value="5.47722557505166" calcext:value-type="float">
            <text:p>5.48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40" calcext:value-type="float">
            <text:p>40</text:p>
          </table:table-cell>
          <table:table-cell table:formula="of:=[.D11]/([.D11])^0.5" office:value-type="float" office:value="6.32455532033676" calcext:value-type="float">
            <text:p>6.32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50" calcext:value-type="float">
            <text:p>50</text:p>
          </table:table-cell>
          <table:table-cell table:formula="of:=[.D12]/([.D12])^0.5" office:value-type="float" office:value="7.07106781186547" calcext:value-type="float">
            <text:p>7.07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60" calcext:value-type="float">
            <text:p>60</text:p>
          </table:table-cell>
          <table:table-cell table:formula="of:=[.D13]/([.D13])^0.5" office:value-type="float" office:value="7.74596669241483" calcext:value-type="float">
            <text:p>7.75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70" calcext:value-type="float">
            <text:p>70</text:p>
          </table:table-cell>
          <table:table-cell table:formula="of:=[.D14]/([.D14])^0.5" office:value-type="float" office:value="8.36660026534076" calcext:value-type="float">
            <text:p>8.37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80" calcext:value-type="float">
            <text:p>80</text:p>
          </table:table-cell>
          <table:table-cell table:formula="of:=[.D15]/([.D15])^0.5" office:value-type="float" office:value="8.94427190999916" calcext:value-type="float">
            <text:p>8.94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90" calcext:value-type="float">
            <text:p>90</text:p>
          </table:table-cell>
          <table:table-cell table:formula="of:=[.D16]/([.D16])^0.5" office:value-type="float" office:value="9.48683298050514" calcext:value-type="float">
            <text:p>9.49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D17]/([.D17])^0.5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3"/>
          <table:table-cell table:style-name="ce33" office:value-type="string" calcext:value-type="string">
            <text:p>Power=</text:p>
          </table:table-cell>
          <table:table-cell table:style-name="ce33" office:value-type="string" calcext:value-type="string">
            <text:p>Throttle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3" office:value-type="string" calcext:value-type="string">
            <text:p>Thrust =</text:p>
          </table:table-cell>
          <table:table-cell table:style-name="ce33" office:value-type="string" calcext:value-type="string">
            <text:p>Power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3" office:value-type="string" calcext:value-type="string">
            <text:p>Thrust =</text:p>
          </table:table-cell>
          <table:table-cell table:style-name="ce33" office:value-type="string" calcext:value-type="string">
            <text:p>Throttl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PM=</text:p>
          </table:table-cell>
          <table:table-cell office:value-type="string" calcext:value-type="string">
            <text:p>(Thrust*100)^0.5</text:p>
          </table:table-cell>
          <table:table-cell/>
          <table:table-cell table:style-name="ce33" office:value-type="string" calcext:value-type="string">
            <text:p>Thrust =</text:p>
          </table:table-cell>
          <table:table-cell table:style-name="ce33" office:value-type="string" calcext:value-type="string">
            <text:p><text:s/>RPM^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Power=</text:p>
          </table:table-cell>
          <table:table-cell office:value-type="string" calcext:value-type="string">
            <text:p>(100/114)Thrust+14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RPM=</text:p>
          </table:table-cell>
          <table:table-cell office:value-type="string" calcext:value-type="string">
            <text:p>(thrust)^0.5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PM=</text:p>
          </table:table-cell>
          <table:table-cell office:value-type="string" calcext:value-type="string">
            <text:p>(throttle)^0.5</text:p>
          </table:table-cell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Torque=</text:p>
          </table:table-cell>
          <table:table-cell office:value-type="string" calcext:value-type="string">
            <text:p>Power/RPM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0" office:value-type="string" calcext:value-type="string">
            <text:p>Torque=</text:p>
          </table:table-cell>
          <table:table-cell table:style-name="ce30" office:value-type="string" calcext:value-type="string">
            <text:p>MaxTorque*Throttle/(throttle)^0.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0" office:value-type="string" calcext:value-type="string">
            <text:p>Thrust =</text:p>
          </table:table-cell>
          <table:table-cell table:style-name="ce30" office:value-type="string" calcext:value-type="string">
            <text:p>MaxThrust*Thrott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el" svg:font-family="Ariel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ja" style:country-asian="JP" style:font-name-complex="DejaVu Sans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 style:data-style-name="N2" text:time-value="20:42:41.055862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4H44M36S</meta:editing-duration>
    <meta:editing-cycles>446</meta:editing-cycles>
    <meta:generator>LibreOffice/4.2.4.2$Linux_x86 LibreOffice_project/420m0$Build-2</meta:generator>
    <dc:date>2015-02-15T20:48:19.302449120</dc:date>
    <dc:creator>Zack </dc:creator>
    <meta:document-statistic meta:table-count="4" meta:cell-count="4328" meta:object-count="2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CopyCalcCellsToTxt 

firstRow = 7

xSheet = ThisComponent.Sheets(0)
outputFile = xSheet.getCellByPosition(3,2).String
outputFile = "file://" + outputFile
outputFile2 = outputFile + ".fltbd"
outputFile3 = outputFile + ".fltbdexterns"

Open outputFile For Output As #1
Open outputFile2 For Output As #2
Open outputFile3 For Output As #3

for i=firstRow to 1000
	cellContents = xSheet.getCellByPosition(9,i).String
	VarType1 =  xSheet.getCellByPosition(1,i).String
	if cellContents = "" THEN  Exit For
	Print #1, cellContents
	if i &gt; 9 THEN
		if VarType1 &lt;&gt; "QString" THEN
			Print #2, cellContents
			if left(cellContents, 2) &lt;&gt; "//" THEN			
			Print #3, "extern " + cellContents	
			END IF		
		ELSE
			Print #2, LEFT(cellContents, LEN(cellContents) -1) + "[50];"
			if left(cellContents, 2) &lt;&gt; "//" THEN
			Print #3, "extern " + LEFT(cellContents, LEN(cellContents) -1) + "[50];"			
			end if
		END IF
	END IF
next
	Print #1, ""
	Print #1, ""
	Print #1, ""	
	Print #2, ""
	Print #2, ""
	Print #2, ""	
	Print #3, ""
	Print #3, ""
	Print #3, ""	

for i=firstRow to 1000
	
	cellContents = xSheet.getCellByPosition(11,i).String
	if cellContents = "" THEN  Exit For
	Print #1, cellContents
	'DETERMINE VARIABLE TYPE


	VarType1 =  xSheet.getCellByPosition(1,i).String
	VarType2 = ""
	for j = 1 to LEN(VarType1)
		c = MID(VarType1, j, 1)
		if c = " " then c = "_"
		VarType2 = VarType2 + c
	next
'	msgbox 	VarType1
	if VarType1 &lt;&gt; "NOPE" THEN
		if i &gt; 9 THEN	'the first rows don't need anything special
			if VarType1 &lt;&gt; "QString" THEN
				Print #2, LEFT(cellcontents,11) + "_"+ VarType2 + "(&amp;" + MID(cellContents, 13)
			ELSE
				Print #2, LEFT(cellcontents,11) + "_"+ VarType2 + MID(cellContents, 12)
			END IF
		ELSE
			Print #2, cellContents
		END IF
	END IF 
next
	print #2, "}"
	Print #1, ""
	Print #1, ""
	Print #1, ""	
for i=firstRow to 1000
	cellContents = xSheet.getCellByPosition(13,i).String
	if cellContents = "" THEN  Exit For
	Print #1, cellContents
next


msgbox "Export Complete!"

'msgbox doc.URL
'print CurDir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65cm" svg:y="4.201cm" style:legend-expansion="high" chart:style-name="ch2"/>
        <chart:plot-area chart:style-name="ch3" table:cell-range-address="'Propeler Curves'.D6:'Propeler Curves'.E17" chart:data-source-has-labels="both" svg:x="0.77cm" svg:y="0.855cm" svg:width="12.241cm" svg:height="7.545cm">
          <chartooo:coordinate-region svg:x="1.391cm" svg:y="1.054cm" svg:width="11.341cm" svg:height="6.699cm"/>
          <chart:axis chart:dimension="x" chart:name="primary-x" chart:style-name="ch4" chartooo:axis-type="auto">
            <chart:categories table:cell-range-address="'Propeler Curves'.D7:'Propeler Curves'.D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peler Curves'.E7:'Propeler Curves'.E17" chart:label-cell-address="'Propeler Curves'.E6:'Propeler Curves'.E6" chart:class="chart:scatter">
            <chart:domain table:cell-range-address="'Propeler Curves'.D7:'Propeler Curves'.D1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rque</text:p>
                <draw:g>
                  <svg:desc>'Propeler Curves'.E6:'Propeler Curves'.E6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'Propeler Curves'.D7:'Propeler Curves'.D17</svg:desc>
                </draw:g>
              </table:table-cell>
              <table:table-cell office:value-type="float" office:value="0.01">
                <text:p>0.01</text:p>
                <draw:g>
                  <svg:desc>'Propeler Curves'.D7:'Propeler Curves'.D17</svg:desc>
                </draw:g>
              </table:table-cell>
              <table:table-cell office:value-type="float" office:value="0.1">
                <text:p>0.1</text:p>
                <draw:g>
                  <svg:desc>'Propeler Curves'.E7:'Propeler Curves'.E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16227766016838">
                <text:p>3.162277660168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47213595499958">
                <text:p>4.472135954999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47722557505166">
                <text:p>5.477225575051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32455532033676">
                <text:p>6.324555320336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07106781186547">
                <text:p>7.071067811865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74596669241483">
                <text:p>7.745966692414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36660026534076">
                <text:p>8.366600265340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94427190999916">
                <text:p>8.944271909999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48683298050514">
                <text:p>9.486832980505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